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1.0839in" svg:y="2.7083in">
            <draw:object draw:notify-on-update-of-ranges="Sheet1.L2:Sheet1.L702 Sheet1.O2:Sheet1.O7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4394in" svg:y="0.2173in">
            <draw:object draw:notify-on-update-of-ranges="Sheet1.L2:Sheet1.L702 Sheet1.P2:Sheet1.P7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igma_0</text:p>
          </table:table-cell>
          <table:table-cell office:value-type="string" calcext:value-type="string">
            <text:p>sigma_c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m_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cr_i</text:p>
          </table:table-cell>
          <table:table-cell office:value-type="string" calcext:value-type="string">
            <text:p>pcr_i</text:p>
          </table:table-cell>
          <table:table-cell office:value-type="string" calcext:value-type="string">
            <text:p>b_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igma_r</text:p>
          </table:table-cell>
          <table:table-cell office:value-type="string" calcext:value-type="string">
            <text:p>sigma_t</text:p>
          </table:table-cell>
          <table:table-cell table:number-columns-repeated="1008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[.$A$2]/([.$D$2]*[.$B$2])+[.$E$2]/([.$D$2]^2)" office:value-type="float" office:value="0.475206611570248" calcext:value-type="float">
            <text:p>0.475206611570248</text:p>
          </table:table-cell>
          <table:table-cell table:formula="of:=[.$C$2]/([.$D$2]*[.$B$2])+[.$E$2]/([.$D$2]^2)" office:value-type="float" office:value="0.0661157024793388" calcext:value-type="float">
            <text:p>0.0661157024793388</text:p>
          </table:table-cell>
          <table:table-cell table:formula="of:=(1-SQRT(1+16*[.$G$2]))^2/16" office:value-type="float" office:value="0.233564206913392" calcext:value-type="float">
            <text:p>0.233564206913392</text:p>
          </table:table-cell>
          <table:table-cell table:formula="of:=([.$I$2]-[.$E$2]/([.$D$2]^2))*[.$D$2]*[.$B$2]" office:value-type="float" office:value="0.920966774387291" calcext:value-type="float">
            <text:p>0.920966774387291</text:p>
          </table:table-cell>
          <table:table-cell table:formula="of:=[.$F$2]*EXP(2*(SQRT([.$I$2])-SQRT([.$H$2])))" office:value-type="float" office:value="1.57193939647132" calcext:value-type="float">
            <text:p>1.57193939647132</text:p>
          </table:table-cell>
          <table:table-cell office:value-type="float" office:value="1" calcext:value-type="float">
            <text:p>1</text:p>
          </table:table-cell>
          <table:table-cell table:formula="of:=IF([.L2]&lt;[.$K$2];(SQRT([.$I$2])+0.5*LN([.L2]/[.$K$2]))^2;0)" office:value-type="float" office:value="0.0661157024793389" calcext:value-type="float">
            <text:p>0.0661157024793389</text:p>
          </table:table-cell>
          <table:table-cell table:formula="of:=IF([.L2]&lt;[.$K$2];SQRT([.M2])+[.M2];0)" office:value-type="float" office:value="0.323245441092629" calcext:value-type="float">
            <text:p>0.323245441092629</text:p>
          </table:table-cell>
          <table:table-cell table:formula="of:=IF([.L2]&lt;[.$K$2];([.M2]-[.$E$2]/([.$D$2]^2))*[.$D$2]*[.$B$2];[.$A$2]-([.$A$2]-[.$J$2])*([.$K$2]/[.L2])^2)*-1" office:value-type="float" office:value="-0" calcext:value-type="float">
            <text:p>0</text:p>
          </table:table-cell>
          <table:table-cell table:formula="of:=IF([.L2]&lt;[.$K$2];([.N2]-[.$E$2]/([.$D$2]^2))*[.$D$2]*[.$B$2];[.$A$2]+([.$A$2]-[.$J$2])*([.$K$2]/[.L2])^2)*-1" office:value-type="float" office:value="-1.4142135623731" calcext:value-type="float">
            <text:p>-1.414213562373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]+0.01" office:value-type="float" office:value="1.01" calcext:value-type="float">
            <text:p>1.01</text:p>
          </table:table-cell>
          <table:table-cell table:formula="of:=IF([.L3]&lt;[.$K$2];(SQRT([.$I$2])+0.5*LN([.L3]/[.$K$2]))^2;0)" office:value-type="float" office:value="0.0686989807217515" calcext:value-type="float">
            <text:p>0.0686989807217515</text:p>
          </table:table-cell>
          <table:table-cell table:formula="of:=IF([.L3]&lt;[.$K$2];SQRT([.M3])+[.M3];0)" office:value-type="float" office:value="0.330803884761625" calcext:value-type="float">
            <text:p>0.330803884761625</text:p>
          </table:table-cell>
          <table:table-cell table:formula="of:=IF([.L3]&lt;[.$K$2];([.M3]-[.$E$2]/([.$D$2]^2))*[.$D$2]*[.$B$2];[.$A$2]-([.$A$2]-[.$J$2])*([.$K$2]/[.L3])^2)*-1" office:value-type="float" office:value="-0.0142080303332699" calcext:value-type="float">
            <text:p>-0.0142080303332699</text:p>
          </table:table-cell>
          <table:table-cell table:formula="of:=IF([.L3]&lt;[.$K$2];([.N3]-[.$E$2]/([.$D$2]^2))*[.$D$2]*[.$B$2];[.$A$2]+([.$A$2]-[.$J$2])*([.$K$2]/[.L3])^2)*-1" office:value-type="float" office:value="-1.45578500255258" calcext:value-type="float">
            <text:p>-1.4557850025525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]+0.01" office:value-type="float" office:value="1.02" calcext:value-type="float">
            <text:p>1.02</text:p>
          </table:table-cell>
          <table:table-cell table:formula="of:=IF([.L4]&lt;[.$K$2];(SQRT([.$I$2])+0.5*LN([.L4]/[.$K$2]))^2;0)" office:value-type="float" office:value="0.0713055828718198" calcext:value-type="float">
            <text:p>0.0713055828718198</text:p>
          </table:table-cell>
          <table:table-cell table:formula="of:=IF([.L4]&lt;[.$K$2];SQRT([.M4])+[.M4];0)" office:value-type="float" office:value="0.3383366351332" calcext:value-type="float">
            <text:p>0.3383366351332</text:p>
          </table:table-cell>
          <table:table-cell table:formula="of:=IF([.L4]&lt;[.$K$2];([.M4]-[.$E$2]/([.$D$2]^2))*[.$D$2]*[.$B$2];[.$A$2]-([.$A$2]-[.$J$2])*([.$K$2]/[.L4])^2)*-1" office:value-type="float" office:value="-0.0285443421586452" calcext:value-type="float">
            <text:p>-0.0285443421586452</text:p>
          </table:table-cell>
          <table:table-cell table:formula="of:=IF([.L4]&lt;[.$K$2];([.N4]-[.$E$2]/([.$D$2]^2))*[.$D$2]*[.$B$2];[.$A$2]+([.$A$2]-[.$J$2])*([.$K$2]/[.L4])^2)*-1" office:value-type="float" office:value="-1.49721512959623" calcext:value-type="float">
            <text:p>-1.4972151295962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]+0.01" office:value-type="float" office:value="1.03" calcext:value-type="float">
            <text:p>1.03</text:p>
          </table:table-cell>
          <table:table-cell table:formula="of:=IF([.L5]&lt;[.$K$2];(SQRT([.$I$2])+0.5*LN([.L5]/[.$K$2]))^2;0)" office:value-type="float" office:value="0.0739345802709178" calcext:value-type="float">
            <text:p>0.0739345802709178</text:p>
          </table:table-cell>
          <table:table-cell table:formula="of:=IF([.L5]&lt;[.$K$2];SQRT([.M5])+[.M5];0)" office:value-type="float" office:value="0.34584372000498" calcext:value-type="float">
            <text:p>0.34584372000498</text:p>
          </table:table-cell>
          <table:table-cell table:formula="of:=IF([.L5]&lt;[.$K$2];([.M5]-[.$E$2]/([.$D$2]^2))*[.$D$2]*[.$B$2];[.$A$2]-([.$A$2]-[.$J$2])*([.$K$2]/[.L5])^2)*-1" office:value-type="float" office:value="-0.043003827853684" calcext:value-type="float">
            <text:p>-0.043003827853684</text:p>
          </table:table-cell>
          <table:table-cell table:formula="of:=IF([.L5]&lt;[.$K$2];([.N5]-[.$E$2]/([.$D$2]^2))*[.$D$2]*[.$B$2];[.$A$2]+([.$A$2]-[.$J$2])*([.$K$2]/[.L5])^2)*-1" office:value-type="float" office:value="-1.53850409639103" calcext:value-type="float">
            <text:p>-1.5385040963910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]+0.01" office:value-type="float" office:value="1.04" calcext:value-type="float">
            <text:p>1.04</text:p>
          </table:table-cell>
          <table:table-cell table:formula="of:=IF([.L6]&lt;[.$K$2];(SQRT([.$I$2])+0.5*LN([.L6]/[.$K$2]))^2;0)" office:value-type="float" office:value="0.0765850802857319" calcext:value-type="float">
            <text:p>0.0765850802857319</text:p>
          </table:table-cell>
          <table:table-cell table:formula="of:=IF([.L6]&lt;[.$K$2];SQRT([.M6])+[.M6];0)" office:value-type="float" office:value="0.353325175475662" calcext:value-type="float">
            <text:p>0.353325175475662</text:p>
          </table:table-cell>
          <table:table-cell table:formula="of:=IF([.L6]&lt;[.$K$2];([.M6]-[.$E$2]/([.$D$2]^2))*[.$D$2]*[.$B$2];[.$A$2]-([.$A$2]-[.$J$2])*([.$K$2]/[.L6])^2)*-1" office:value-type="float" office:value="-0.0575815779351617" calcext:value-type="float">
            <text:p>-0.0575815779351617</text:p>
          </table:table-cell>
          <table:table-cell table:formula="of:=IF([.L6]&lt;[.$K$2];([.N6]-[.$E$2]/([.$D$2]^2))*[.$D$2]*[.$B$2];[.$A$2]+([.$A$2]-[.$J$2])*([.$K$2]/[.L6])^2)*-1" office:value-type="float" office:value="-1.57965210147978" calcext:value-type="float">
            <text:p>-1.5796521014797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]+0.01" office:value-type="float" office:value="1.05" calcext:value-type="float">
            <text:p>1.05</text:p>
          </table:table-cell>
          <table:table-cell table:formula="of:=IF([.L7]&lt;[.$K$2];(SQRT([.$I$2])+0.5*LN([.L7]/[.$K$2]))^2;0)" office:value-type="float" office:value="0.0792562246690444" calcext:value-type="float">
            <text:p>0.0792562246690444</text:p>
          </table:table-cell>
          <table:table-cell table:formula="of:=IF([.L7]&lt;[.$K$2];SQRT([.M7])+[.M7];0)" office:value-type="float" office:value="0.36078104536705" calcext:value-type="float">
            <text:p>0.36078104536705</text:p>
          </table:table-cell>
          <table:table-cell table:formula="of:=IF([.L7]&lt;[.$K$2];([.M7]-[.$E$2]/([.$D$2]^2))*[.$D$2]*[.$B$2];[.$A$2]-([.$A$2]-[.$J$2])*([.$K$2]/[.L7])^2)*-1" office:value-type="float" office:value="-0.0722728720433808" calcext:value-type="float">
            <text:p>-0.0722728720433808</text:p>
          </table:table-cell>
          <table:table-cell table:formula="of:=IF([.L7]&lt;[.$K$2];([.N7]-[.$E$2]/([.$D$2]^2))*[.$D$2]*[.$B$2];[.$A$2]+([.$A$2]-[.$J$2])*([.$K$2]/[.L7])^2)*-1" office:value-type="float" office:value="-1.62065938588241" calcext:value-type="float">
            <text:p>-1.6206593858824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7]+0.01" office:value-type="float" office:value="1.06" calcext:value-type="float">
            <text:p>1.06</text:p>
          </table:table-cell>
          <table:table-cell table:formula="of:=IF([.L8]&lt;[.$K$2];(SQRT([.$I$2])+0.5*LN([.L8]/[.$K$2]))^2;0)" office:value-type="float" office:value="0.0819471880080286" calcext:value-type="float">
            <text:p>0.0819471880080286</text:p>
          </table:table-cell>
          <table:table-cell table:formula="of:=IF([.L8]&lt;[.$K$2];SQRT([.M8])+[.M8];0)" office:value-type="float" office:value="0.368211380683307" calcext:value-type="float">
            <text:p>0.368211380683307</text:p>
          </table:table-cell>
          <table:table-cell table:formula="of:=IF([.L8]&lt;[.$K$2];([.M8]-[.$E$2]/([.$D$2]^2))*[.$D$2]*[.$B$2];[.$A$2]-([.$A$2]-[.$J$2])*([.$K$2]/[.L8])^2)*-1" office:value-type="float" office:value="-0.0870731704077939" calcext:value-type="float">
            <text:p>-0.0870731704077939</text:p>
          </table:table-cell>
          <table:table-cell table:formula="of:=IF([.L8]&lt;[.$K$2];([.N8]-[.$E$2]/([.$D$2]^2))*[.$D$2]*[.$B$2];[.$A$2]+([.$A$2]-[.$J$2])*([.$K$2]/[.L8])^2)*-1" office:value-type="float" office:value="-1.66152623012182" calcext:value-type="float">
            <text:p>-1.6615262301218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8]+0.01" office:value-type="float" office:value="1.07" calcext:value-type="float">
            <text:p>1.07</text:p>
          </table:table-cell>
          <table:table-cell table:formula="of:=IF([.L9]&lt;[.$K$2];(SQRT([.$I$2])+0.5*LN([.L9]/[.$K$2]))^2;0)" office:value-type="float" office:value="0.0846571762546651" calcext:value-type="float">
            <text:p>0.0846571762546651</text:p>
          </table:table-cell>
          <table:table-cell table:formula="of:=IF([.L9]&lt;[.$K$2];SQRT([.M9])+[.M9];0)" office:value-type="float" office:value="0.375616239104862" calcext:value-type="float">
            <text:p>0.375616239104862</text:p>
          </table:table-cell>
          <table:table-cell table:formula="of:=IF([.L9]&lt;[.$K$2];([.M9]-[.$E$2]/([.$D$2]^2))*[.$D$2]*[.$B$2];[.$A$2]-([.$A$2]-[.$J$2])*([.$K$2]/[.L9])^2)*-1" office:value-type="float" office:value="-0.101978105764294" calcext:value-type="float">
            <text:p>-0.101978105764294</text:p>
          </table:table-cell>
          <table:table-cell table:formula="of:=IF([.L9]&lt;[.$K$2];([.N9]-[.$E$2]/([.$D$2]^2))*[.$D$2]*[.$B$2];[.$A$2]+([.$A$2]-[.$J$2])*([.$K$2]/[.L9])^2)*-1" office:value-type="float" office:value="-1.70225295144038" calcext:value-type="float">
            <text:p>-1.7022529514403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9]+0.01" office:value-type="float" office:value="1.08" calcext:value-type="float">
            <text:p>1.08</text:p>
          </table:table-cell>
          <table:table-cell table:formula="of:=IF([.L10]&lt;[.$K$2];(SQRT([.$I$2])+0.5*LN([.L10]/[.$K$2]))^2;0)" office:value-type="float" office:value="0.0873854253332674" calcext:value-type="float">
            <text:p>0.0873854253332674</text:p>
          </table:table-cell>
          <table:table-cell table:formula="of:=IF([.L10]&lt;[.$K$2];SQRT([.M10])+[.M10];0)" office:value-type="float" office:value="0.382995684514622" calcext:value-type="float">
            <text:p>0.382995684514622</text:p>
          </table:table-cell>
          <table:table-cell table:formula="of:=IF([.L10]&lt;[.$K$2];([.M10]-[.$E$2]/([.$D$2]^2))*[.$D$2]*[.$B$2];[.$A$2]-([.$A$2]-[.$J$2])*([.$K$2]/[.L10])^2)*-1" office:value-type="float" office:value="-0.116983475696607" calcext:value-type="float">
            <text:p>-0.116983475696607</text:p>
          </table:table-cell>
          <table:table-cell table:formula="of:=IF([.L10]&lt;[.$K$2];([.N10]-[.$E$2]/([.$D$2]^2))*[.$D$2]*[.$B$2];[.$A$2]+([.$A$2]-[.$J$2])*([.$K$2]/[.L10])^2)*-1" office:value-type="float" office:value="-1.74283990119406" calcext:value-type="float">
            <text:p>-1.7428399011940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0]+0.01" office:value-type="float" office:value="1.09" calcext:value-type="float">
            <text:p>1.09</text:p>
          </table:table-cell>
          <table:table-cell table:formula="of:=IF([.L11]&lt;[.$K$2];(SQRT([.$I$2])+0.5*LN([.L11]/[.$K$2]))^2;0)" office:value-type="float" office:value="0.0901311998204499" calcext:value-type="float">
            <text:p>0.0901311998204499</text:p>
          </table:table-cell>
          <table:table-cell table:formula="of:=IF([.L11]&lt;[.$K$2];SQRT([.M11])+[.M11];0)" office:value-type="float" office:value="0.390349786554266" calcext:value-type="float">
            <text:p>0.390349786554266</text:p>
          </table:table-cell>
          <table:table-cell table:formula="of:=IF([.L11]&lt;[.$K$2];([.M11]-[.$E$2]/([.$D$2]^2))*[.$D$2]*[.$B$2];[.$A$2]-([.$A$2]-[.$J$2])*([.$K$2]/[.L11])^2)*-1" office:value-type="float" office:value="-0.132085235376111" calcext:value-type="float">
            <text:p>-0.132085235376111</text:p>
          </table:table-cell>
          <table:table-cell table:formula="of:=IF([.L11]&lt;[.$K$2];([.N11]-[.$E$2]/([.$D$2]^2))*[.$D$2]*[.$B$2];[.$A$2]+([.$A$2]-[.$J$2])*([.$K$2]/[.L11])^2)*-1" office:value-type="float" office:value="-1.7832874624121" calcext:value-type="float">
            <text:p>-1.783287462412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1]+0.01" office:value-type="float" office:value="1.1" calcext:value-type="float">
            <text:p>1.1</text:p>
          </table:table-cell>
          <table:table-cell table:formula="of:=IF([.L12]&lt;[.$K$2];(SQRT([.$I$2])+0.5*LN([.L12]/[.$K$2]))^2;0)" office:value-type="float" office:value="0.0928937916931937" calcext:value-type="float">
            <text:p>0.0928937916931937</text:p>
          </table:table-cell>
          <table:table-cell table:formula="of:=IF([.L12]&lt;[.$K$2];SQRT([.M12])+[.M12];0)" office:value-type="float" office:value="0.397678620208646" calcext:value-type="float">
            <text:p>0.397678620208646</text:p>
          </table:table-cell>
          <table:table-cell table:formula="of:=IF([.L12]&lt;[.$K$2];([.M12]-[.$E$2]/([.$D$2]^2))*[.$D$2]*[.$B$2];[.$A$2]-([.$A$2]-[.$J$2])*([.$K$2]/[.L12])^2)*-1" office:value-type="float" office:value="-0.147279490676202" calcext:value-type="float">
            <text:p>-0.147279490676202</text:p>
          </table:table-cell>
          <table:table-cell table:formula="of:=IF([.L12]&lt;[.$K$2];([.N12]-[.$E$2]/([.$D$2]^2))*[.$D$2]*[.$B$2];[.$A$2]+([.$A$2]-[.$J$2])*([.$K$2]/[.L12])^2)*-1" office:value-type="float" office:value="-1.82359604751119" calcext:value-type="float">
            <text:p>-1.8235960475111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2]+0.01" office:value-type="float" office:value="1.11" calcext:value-type="float">
            <text:p>1.11</text:p>
          </table:table-cell>
          <table:table-cell table:formula="of:=IF([.L13]&lt;[.$K$2];(SQRT([.$I$2])+0.5*LN([.L13]/[.$K$2]))^2;0)" office:value-type="float" office:value="0.0956725191409594" calcext:value-type="float">
            <text:p>0.0956725191409594</text:p>
          </table:table-cell>
          <table:table-cell table:formula="of:=IF([.L13]&lt;[.$K$2];SQRT([.M13])+[.M13];0)" office:value-type="float" office:value="0.404982265416371" calcext:value-type="float">
            <text:p>0.404982265416371</text:p>
          </table:table-cell>
          <table:table-cell table:formula="of:=IF([.L13]&lt;[.$K$2];([.M13]-[.$E$2]/([.$D$2]^2))*[.$D$2]*[.$B$2];[.$A$2]-([.$A$2]-[.$J$2])*([.$K$2]/[.L13])^2)*-1" office:value-type="float" office:value="-0.162562491638913" calcext:value-type="float">
            <text:p>-0.162562491638913</text:p>
          </table:table-cell>
          <table:table-cell table:formula="of:=IF([.L13]&lt;[.$K$2];([.N13]-[.$E$2]/([.$D$2]^2))*[.$D$2]*[.$B$2];[.$A$2]+([.$A$2]-[.$J$2])*([.$K$2]/[.L13])^2)*-1" office:value-type="float" office:value="-1.86376609615368" calcext:value-type="float">
            <text:p>-1.8637660961536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3]+0.01" office:value-type="float" office:value="1.12" calcext:value-type="float">
            <text:p>1.12</text:p>
          </table:table-cell>
          <table:table-cell table:formula="of:=IF([.L14]&lt;[.$K$2];(SQRT([.$I$2])+0.5*LN([.L14]/[.$K$2]))^2;0)" office:value-type="float" office:value="0.0984667254380698" calcext:value-type="float">
            <text:p>0.0984667254380698</text:p>
          </table:table-cell>
          <table:table-cell table:formula="of:=IF([.L14]&lt;[.$K$2];SQRT([.M14])+[.M14];0)" office:value-type="float" office:value="0.412260806704861" calcext:value-type="float">
            <text:p>0.412260806704861</text:p>
          </table:table-cell>
          <table:table-cell table:formula="of:=IF([.L14]&lt;[.$K$2];([.M14]-[.$E$2]/([.$D$2]^2))*[.$D$2]*[.$B$2];[.$A$2]-([.$A$2]-[.$J$2])*([.$K$2]/[.L14])^2)*-1" office:value-type="float" office:value="-0.17793062627302" calcext:value-type="float">
            <text:p>-0.17793062627302</text:p>
          </table:table-cell>
          <table:table-cell table:formula="of:=IF([.L14]&lt;[.$K$2];([.N14]-[.$E$2]/([.$D$2]^2))*[.$D$2]*[.$B$2];[.$A$2]+([.$A$2]-[.$J$2])*([.$K$2]/[.L14])^2)*-1" office:value-type="float" office:value="-1.90379807324037" calcext:value-type="float">
            <text:p>-1.9037980732403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4]+0.01" office:value-type="float" office:value="1.13" calcext:value-type="float">
            <text:p>1.13</text:p>
          </table:table-cell>
          <table:table-cell table:formula="of:=IF([.L15]&lt;[.$K$2];(SQRT([.$I$2])+0.5*LN([.L15]/[.$K$2]))^2;0)" office:value-type="float" office:value="0.10127577787284" calcext:value-type="float">
            <text:p>0.10127577787284</text:p>
          </table:table-cell>
          <table:table-cell table:formula="of:=IF([.L15]&lt;[.$K$2];SQRT([.M15])+[.M15];0)" office:value-type="float" office:value="0.419514332848255" calcext:value-type="float">
            <text:p>0.419514332848255</text:p>
          </table:table-cell>
          <table:table-cell table:formula="of:=IF([.L15]&lt;[.$K$2];([.M15]-[.$E$2]/([.$D$2]^2))*[.$D$2]*[.$B$2];[.$A$2]-([.$A$2]-[.$J$2])*([.$K$2]/[.L15])^2)*-1" office:value-type="float" office:value="-0.193380414664257" calcext:value-type="float">
            <text:p>-0.193380414664257</text:p>
          </table:table-cell>
          <table:table-cell table:formula="of:=IF([.L15]&lt;[.$K$2];([.N15]-[.$E$2]/([.$D$2]^2))*[.$D$2]*[.$B$2];[.$A$2]+([.$A$2]-[.$J$2])*([.$K$2]/[.L15])^2)*-1" office:value-type="float" office:value="-1.94369246702904" calcext:value-type="float">
            <text:p>-1.9436924670290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5]+0.01" office:value-type="float" office:value="1.14" calcext:value-type="float">
            <text:p>1.14</text:p>
          </table:table-cell>
          <table:table-cell table:formula="of:=IF([.L16]&lt;[.$K$2];(SQRT([.$I$2])+0.5*LN([.L16]/[.$K$2]))^2;0)" office:value-type="float" office:value="0.104099066730161" calcext:value-type="float">
            <text:p>0.104099066730161</text:p>
          </table:table-cell>
          <table:table-cell table:formula="of:=IF([.L16]&lt;[.$K$2];SQRT([.M16])+[.M16];0)" office:value-type="float" office:value="0.426742936546654" calcext:value-type="float">
            <text:p>0.426742936546654</text:p>
          </table:table-cell>
          <table:table-cell table:formula="of:=IF([.L16]&lt;[.$K$2];([.M16]-[.$E$2]/([.$D$2]^2))*[.$D$2]*[.$B$2];[.$A$2]-([.$A$2]-[.$J$2])*([.$K$2]/[.L16])^2)*-1" office:value-type="float" office:value="-0.208908503379525" calcext:value-type="float">
            <text:p>-0.208908503379525</text:p>
          </table:table-cell>
          <table:table-cell table:formula="of:=IF([.L16]&lt;[.$K$2];([.N16]-[.$E$2]/([.$D$2]^2))*[.$D$2]*[.$B$2];[.$A$2]+([.$A$2]-[.$J$2])*([.$K$2]/[.L16])^2)*-1" office:value-type="float" office:value="-1.98344978737023" calcext:value-type="float">
            <text:p>-1.9834497873702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6]+0.01" office:value-type="float" office:value="1.15" calcext:value-type="float">
            <text:p>1.15</text:p>
          </table:table-cell>
          <table:table-cell table:formula="of:=IF([.L17]&lt;[.$K$2];(SQRT([.$I$2])+0.5*LN([.L17]/[.$K$2]))^2;0)" office:value-type="float" office:value="0.106936004324468" calcext:value-type="float">
            <text:p>0.106936004324468</text:p>
          </table:table-cell>
          <table:table-cell table:formula="of:=IF([.L17]&lt;[.$K$2];SQRT([.M17])+[.M17];0)" office:value-type="float" office:value="0.433946714125338" calcext:value-type="float">
            <text:p>0.433946714125338</text:p>
          </table:table-cell>
          <table:table-cell table:formula="of:=IF([.L17]&lt;[.$K$2];([.M17]-[.$E$2]/([.$D$2]^2))*[.$D$2]*[.$B$2];[.$A$2]-([.$A$2]-[.$J$2])*([.$K$2]/[.L17])^2)*-1" office:value-type="float" office:value="-0.224511660148213" calcext:value-type="float">
            <text:p>-0.224511660148213</text:p>
          </table:table-cell>
          <table:table-cell table:formula="of:=IF([.L17]&lt;[.$K$2];([.N17]-[.$E$2]/([.$D$2]^2))*[.$D$2]*[.$B$2];[.$A$2]+([.$A$2]-[.$J$2])*([.$K$2]/[.L17])^2)*-1" office:value-type="float" office:value="-2.02307056405299" calcext:value-type="float">
            <text:p>-2.0230705640529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7]+0.01" office:value-type="float" office:value="1.16" calcext:value-type="float">
            <text:p>1.16</text:p>
          </table:table-cell>
          <table:table-cell table:formula="of:=IF([.L18]&lt;[.$K$2];(SQRT([.$I$2])+0.5*LN([.L18]/[.$K$2]))^2;0)" office:value-type="float" office:value="0.109786024080211" calcext:value-type="float">
            <text:p>0.109786024080211</text:p>
          </table:table-cell>
          <table:table-cell table:formula="of:=IF([.L18]&lt;[.$K$2];SQRT([.M18])+[.M18];0)" office:value-type="float" office:value="0.441125765252637" calcext:value-type="float">
            <text:p>0.441125765252637</text:p>
          </table:table-cell>
          <table:table-cell table:formula="of:=IF([.L18]&lt;[.$K$2];([.M18]-[.$E$2]/([.$D$2]^2))*[.$D$2]*[.$B$2];[.$A$2]-([.$A$2]-[.$J$2])*([.$K$2]/[.L18])^2)*-1" office:value-type="float" office:value="-0.240186768804795" calcext:value-type="float">
            <text:p>-0.240186768804795</text:p>
          </table:table-cell>
          <table:table-cell table:formula="of:=IF([.L18]&lt;[.$K$2];([.N18]-[.$E$2]/([.$D$2]^2))*[.$D$2]*[.$B$2];[.$A$2]+([.$A$2]-[.$J$2])*([.$K$2]/[.L18])^2)*-1" office:value-type="float" office:value="-2.06255534525314" calcext:value-type="float">
            <text:p>-2.0625553452531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8]+0.01" office:value-type="float" office:value="1.17" calcext:value-type="float">
            <text:p>1.17</text:p>
          </table:table-cell>
          <table:table-cell table:formula="of:=IF([.L19]&lt;[.$K$2];(SQRT([.$I$2])+0.5*LN([.L19]/[.$K$2]))^2;0)" office:value-type="float" office:value="0.112648579657147" calcext:value-type="float">
            <text:p>0.112648579657147</text:p>
          </table:table-cell>
          <table:table-cell table:formula="of:=IF([.L19]&lt;[.$K$2];SQRT([.M19])+[.M19];0)" office:value-type="float" office:value="0.448280192675269" calcext:value-type="float">
            <text:p>0.448280192675269</text:p>
          </table:table-cell>
          <table:table-cell table:formula="of:=IF([.L19]&lt;[.$K$2];([.M19]-[.$E$2]/([.$D$2]^2))*[.$D$2]*[.$B$2];[.$A$2]-([.$A$2]-[.$J$2])*([.$K$2]/[.L19])^2)*-1" office:value-type="float" office:value="-0.255930824477943" calcext:value-type="float">
            <text:p>-0.255930824477943</text:p>
          </table:table-cell>
          <table:table-cell table:formula="of:=IF([.L19]&lt;[.$K$2];([.N19]-[.$E$2]/([.$D$2]^2))*[.$D$2]*[.$B$2];[.$A$2]+([.$A$2]-[.$J$2])*([.$K$2]/[.L19])^2)*-1" office:value-type="float" office:value="-2.10190469607762" calcext:value-type="float">
            <text:p>-2.1019046960776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9]+0.01" office:value-type="float" office:value="1.18" calcext:value-type="float">
            <text:p>1.18</text:p>
          </table:table-cell>
          <table:table-cell table:formula="of:=IF([.L20]&lt;[.$K$2];(SQRT([.$I$2])+0.5*LN([.L20]/[.$K$2]))^2;0)" office:value-type="float" office:value="0.115523144117939" calcext:value-type="float">
            <text:p>0.115523144117939</text:p>
          </table:table-cell>
          <table:table-cell table:formula="of:=IF([.L20]&lt;[.$K$2];SQRT([.M20])+[.M20];0)" office:value-type="float" office:value="0.455410101970016" calcext:value-type="float">
            <text:p>0.455410101970016</text:p>
          </table:table-cell>
          <table:table-cell table:formula="of:=IF([.L20]&lt;[.$K$2];([.M20]-[.$E$2]/([.$D$2]^2))*[.$D$2]*[.$B$2];[.$A$2]-([.$A$2]-[.$J$2])*([.$K$2]/[.L20])^2)*-1" office:value-type="float" office:value="-0.271740929012303" calcext:value-type="float">
            <text:p>-0.271740929012303</text:p>
          </table:table-cell>
          <table:table-cell table:formula="of:=IF([.L20]&lt;[.$K$2];([.N20]-[.$E$2]/([.$D$2]^2))*[.$D$2]*[.$B$2];[.$A$2]+([.$A$2]-[.$J$2])*([.$K$2]/[.L20])^2)*-1" office:value-type="float" office:value="-2.14111919719872" calcext:value-type="float">
            <text:p>-2.1411191971987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0]+0.01" office:value-type="float" office:value="1.19" calcext:value-type="float">
            <text:p>1.19</text:p>
          </table:table-cell>
          <table:table-cell table:formula="of:=IF([.L21]&lt;[.$K$2];(SQRT([.$I$2])+0.5*LN([.L21]/[.$K$2]))^2;0)" office:value-type="float" office:value="0.118409209135701" calcext:value-type="float">
            <text:p>0.118409209135701</text:p>
          </table:table-cell>
          <table:table-cell table:formula="of:=IF([.L21]&lt;[.$K$2];SQRT([.M21])+[.M21];0)" office:value-type="float" office:value="0.46251560131071" calcext:value-type="float">
            <text:p>0.46251560131071</text:p>
          </table:table-cell>
          <table:table-cell table:formula="of:=IF([.L21]&lt;[.$K$2];([.M21]-[.$E$2]/([.$D$2]^2))*[.$D$2]*[.$B$2];[.$A$2]-([.$A$2]-[.$J$2])*([.$K$2]/[.L21])^2)*-1" office:value-type="float" office:value="-0.287614286609993" calcext:value-type="float">
            <text:p>-0.287614286609993</text:p>
          </table:table-cell>
          <table:table-cell table:formula="of:=IF([.L21]&lt;[.$K$2];([.N21]-[.$E$2]/([.$D$2]^2))*[.$D$2]*[.$B$2];[.$A$2]+([.$A$2]-[.$J$2])*([.$K$2]/[.L21])^2)*-1" office:value-type="float" office:value="-2.18019944357254" calcext:value-type="float">
            <text:p>-2.1801994435725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1]+0.01" office:value-type="float" office:value="1.2" calcext:value-type="float">
            <text:p>1.2</text:p>
          </table:table-cell>
          <table:table-cell table:formula="of:=IF([.L22]&lt;[.$K$2];(SQRT([.$I$2])+0.5*LN([.L22]/[.$K$2]))^2;0)" office:value-type="float" office:value="0.121306284239279" calcext:value-type="float">
            <text:p>0.121306284239279</text:p>
          </table:table-cell>
          <table:table-cell table:formula="of:=IF([.L22]&lt;[.$K$2];SQRT([.M22])+[.M22];0)" office:value-type="float" office:value="0.469596801249547" calcext:value-type="float">
            <text:p>0.469596801249547</text:p>
          </table:table-cell>
          <table:table-cell table:formula="of:=IF([.L22]&lt;[.$K$2];([.M22]-[.$E$2]/([.$D$2]^2))*[.$D$2]*[.$B$2];[.$A$2]-([.$A$2]-[.$J$2])*([.$K$2]/[.L22])^2)*-1" office:value-type="float" office:value="-0.303548199679673" calcext:value-type="float">
            <text:p>-0.303548199679673</text:p>
          </table:table-cell>
          <table:table-cell table:formula="of:=IF([.L22]&lt;[.$K$2];([.N22]-[.$E$2]/([.$D$2]^2))*[.$D$2]*[.$B$2];[.$A$2]+([.$A$2]-[.$J$2])*([.$K$2]/[.L22])^2)*-1" office:value-type="float" office:value="-2.21914604323614" calcext:value-type="float">
            <text:p>-2.2191460432361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2]+0.01" office:value-type="float" office:value="1.21" calcext:value-type="float">
            <text:p>1.21</text:p>
          </table:table-cell>
          <table:table-cell table:formula="of:=IF([.L23]&lt;[.$K$2];(SQRT([.$I$2])+0.5*LN([.L23]/[.$K$2]))^2;0)" office:value-type="float" office:value="0.124213896094215" calcext:value-type="float">
            <text:p>0.124213896094215</text:p>
          </table:table-cell>
          <table:table-cell table:formula="of:=IF([.L23]&lt;[.$K$2];SQRT([.M23])+[.M23];0)" office:value-type="float" office:value="0.47665381451183" calcext:value-type="float">
            <text:p>0.47665381451183</text:p>
          </table:table-cell>
          <table:table-cell table:formula="of:=IF([.L23]&lt;[.$K$2];([.M23]-[.$E$2]/([.$D$2]^2))*[.$D$2]*[.$B$2];[.$A$2]-([.$A$2]-[.$J$2])*([.$K$2]/[.L23])^2)*-1" office:value-type="float" office:value="-0.319540064881819" calcext:value-type="float">
            <text:p>-0.319540064881819</text:p>
          </table:table-cell>
          <table:table-cell table:formula="of:=IF([.L23]&lt;[.$K$2];([.N23]-[.$E$2]/([.$D$2]^2))*[.$D$2]*[.$B$2];[.$A$2]+([.$A$2]-[.$J$2])*([.$K$2]/[.L23])^2)*-1" office:value-type="float" office:value="-2.2579596161787" calcext:value-type="float">
            <text:p>-2.257959616178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3]+0.01" office:value-type="float" office:value="1.22" calcext:value-type="float">
            <text:p>1.22</text:p>
          </table:table-cell>
          <table:table-cell table:formula="of:=IF([.L24]&lt;[.$K$2];(SQRT([.$I$2])+0.5*LN([.L24]/[.$K$2]))^2;0)" office:value-type="float" office:value="0.127131587817434" calcext:value-type="float">
            <text:p>0.127131587817434</text:p>
          </table:table-cell>
          <table:table-cell table:formula="of:=IF([.L24]&lt;[.$K$2];SQRT([.M24])+[.M24];0)" office:value-type="float" office:value="0.483686755803306" calcext:value-type="float">
            <text:p>0.483686755803306</text:p>
          </table:table-cell>
          <table:table-cell table:formula="of:=IF([.L24]&lt;[.$K$2];([.M24]-[.$E$2]/([.$D$2]^2))*[.$D$2]*[.$B$2];[.$A$2]-([.$A$2]-[.$J$2])*([.$K$2]/[.L24])^2)*-1" office:value-type="float" office:value="-0.335587369359522" calcext:value-type="float">
            <text:p>-0.335587369359522</text:p>
          </table:table-cell>
          <table:table-cell table:formula="of:=IF([.L24]&lt;[.$K$2];([.N24]-[.$E$2]/([.$D$2]^2))*[.$D$2]*[.$B$2];[.$A$2]+([.$A$2]-[.$J$2])*([.$K$2]/[.L24])^2)*-1" office:value-type="float" office:value="-2.29664079328182" calcext:value-type="float">
            <text:p>-2.2966407932818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4]+0.01" office:value-type="float" office:value="1.23" calcext:value-type="float">
            <text:p>1.23</text:p>
          </table:table-cell>
          <table:table-cell table:formula="of:=IF([.L25]&lt;[.$K$2];(SQRT([.$I$2])+0.5*LN([.L25]/[.$K$2]))^2;0)" office:value-type="float" office:value="0.130058918323849" calcext:value-type="float">
            <text:p>0.130058918323849</text:p>
          </table:table-cell>
          <table:table-cell table:formula="of:=IF([.L25]&lt;[.$K$2];SQRT([.M25])+[.M25];0)" office:value-type="float" office:value="0.490695741629302" calcext:value-type="float">
            <text:p>0.490695741629302</text:p>
          </table:table-cell>
          <table:table-cell table:formula="of:=IF([.L25]&lt;[.$K$2];([.M25]-[.$E$2]/([.$D$2]^2))*[.$D$2]*[.$B$2];[.$A$2]-([.$A$2]-[.$J$2])*([.$K$2]/[.L25])^2)*-1" office:value-type="float" office:value="-0.351687687144804" calcext:value-type="float">
            <text:p>-0.351687687144804</text:p>
          </table:table-cell>
          <table:table-cell table:formula="of:=IF([.L25]&lt;[.$K$2];([.N25]-[.$E$2]/([.$D$2]^2))*[.$D$2]*[.$B$2];[.$A$2]+([.$A$2]-[.$J$2])*([.$K$2]/[.L25])^2)*-1" office:value-type="float" office:value="-2.3351902153248" calcext:value-type="float">
            <text:p>-2.335190215324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5]+0.01" office:value-type="float" office:value="1.24" calcext:value-type="float">
            <text:p>1.24</text:p>
          </table:table-cell>
          <table:table-cell table:formula="of:=IF([.L26]&lt;[.$K$2];(SQRT([.$I$2])+0.5*LN([.L26]/[.$K$2]))^2;0)" office:value-type="float" office:value="0.132995461703165" calcext:value-type="float">
            <text:p>0.132995461703165</text:p>
          </table:table-cell>
          <table:table-cell table:formula="of:=IF([.L26]&lt;[.$K$2];SQRT([.M26])+[.M26];0)" office:value-type="float" office:value="0.497680890124927" calcext:value-type="float">
            <text:p>0.497680890124927</text:p>
          </table:table-cell>
          <table:table-cell table:formula="of:=IF([.L26]&lt;[.$K$2];([.M26]-[.$E$2]/([.$D$2]^2))*[.$D$2]*[.$B$2];[.$A$2]-([.$A$2]-[.$J$2])*([.$K$2]/[.L26])^2)*-1" office:value-type="float" office:value="-0.367838675731042" calcext:value-type="float">
            <text:p>-0.367838675731042</text:p>
          </table:table-cell>
          <table:table-cell table:formula="of:=IF([.L26]&lt;[.$K$2];([.N26]-[.$E$2]/([.$D$2]^2))*[.$D$2]*[.$B$2];[.$A$2]+([.$A$2]-[.$J$2])*([.$K$2]/[.L26])^2)*-1" office:value-type="float" office:value="-2.37360853205074" calcext:value-type="float">
            <text:p>-2.3736085320507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6]+0.01" office:value-type="float" office:value="1.25" calcext:value-type="float">
            <text:p>1.25</text:p>
          </table:table-cell>
          <table:table-cell table:formula="of:=IF([.L27]&lt;[.$K$2];(SQRT([.$I$2])+0.5*LN([.L27]/[.$K$2]))^2;0)" office:value-type="float" office:value="0.135940806625282" calcext:value-type="float">
            <text:p>0.135940806625282</text:p>
          </table:table-cell>
          <table:table-cell table:formula="of:=IF([.L27]&lt;[.$K$2];SQRT([.M27])+[.M27];0)" office:value-type="float" office:value="0.504642320895677" calcext:value-type="float">
            <text:p>0.504642320895677</text:p>
          </table:table-cell>
          <table:table-cell table:formula="of:=IF([.L27]&lt;[.$K$2];([.M27]-[.$E$2]/([.$D$2]^2))*[.$D$2]*[.$B$2];[.$A$2]-([.$A$2]-[.$J$2])*([.$K$2]/[.L27])^2)*-1" office:value-type="float" office:value="-0.384038072802689" calcext:value-type="float">
            <text:p>-0.384038072802689</text:p>
          </table:table-cell>
          <table:table-cell table:formula="of:=IF([.L27]&lt;[.$K$2];([.N27]-[.$E$2]/([.$D$2]^2))*[.$D$2]*[.$B$2];[.$A$2]+([.$A$2]-[.$J$2])*([.$K$2]/[.L27])^2)*-1" office:value-type="float" office:value="-2.41189640128986" calcext:value-type="float">
            <text:p>-2.4118964012898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7]+0.01" office:value-type="float" office:value="1.26" calcext:value-type="float">
            <text:p>1.26</text:p>
          </table:table-cell>
          <table:table-cell table:formula="of:=IF([.L28]&lt;[.$K$2];(SQRT([.$I$2])+0.5*LN([.L28]/[.$K$2]))^2;0)" office:value-type="float" office:value="0.138894555772787" calcext:value-type="float">
            <text:p>0.138894555772787</text:p>
          </table:table-cell>
          <table:table-cell table:formula="of:=IF([.L28]&lt;[.$K$2];SQRT([.M28])+[.M28];0)" office:value-type="float" office:value="0.51158015486777" calcext:value-type="float">
            <text:p>0.51158015486777</text:p>
          </table:table-cell>
          <table:table-cell table:formula="of:=IF([.L28]&lt;[.$K$2];([.M28]-[.$E$2]/([.$D$2]^2))*[.$D$2]*[.$B$2];[.$A$2]-([.$A$2]-[.$J$2])*([.$K$2]/[.L28])^2)*-1" office:value-type="float" office:value="-0.400283693113963" calcext:value-type="float">
            <text:p>-0.400283693113963</text:p>
          </table:table-cell>
          <table:table-cell table:formula="of:=IF([.L28]&lt;[.$K$2];([.N28]-[.$E$2]/([.$D$2]^2))*[.$D$2]*[.$B$2];[.$A$2]+([.$A$2]-[.$J$2])*([.$K$2]/[.L28])^2)*-1" office:value-type="float" office:value="-2.45005448813637" calcext:value-type="float">
            <text:p>-2.4500544881363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8]+0.01" office:value-type="float" office:value="1.27" calcext:value-type="float">
            <text:p>1.27</text:p>
          </table:table-cell>
          <table:table-cell table:formula="of:=IF([.L29]&lt;[.$K$2];(SQRT([.$I$2])+0.5*LN([.L29]/[.$K$2]))^2;0)" office:value-type="float" office:value="0.141856325299108" calcext:value-type="float">
            <text:p>0.141856325299108</text:p>
          </table:table-cell>
          <table:table-cell table:formula="of:=IF([.L29]&lt;[.$K$2];SQRT([.M29])+[.M29];0)" office:value-type="float" office:value="0.518494514147648" calcext:value-type="float">
            <text:p>0.518494514147648</text:p>
          </table:table-cell>
          <table:table-cell table:formula="of:=IF([.L29]&lt;[.$K$2];([.M29]-[.$E$2]/([.$D$2]^2))*[.$D$2]*[.$B$2];[.$A$2]-([.$A$2]-[.$J$2])*([.$K$2]/[.L29])^2)*-1" office:value-type="float" office:value="-0.416573425508733" calcext:value-type="float">
            <text:p>-0.416573425508733</text:p>
          </table:table-cell>
          <table:table-cell table:formula="of:=IF([.L29]&lt;[.$K$2];([.N29]-[.$E$2]/([.$D$2]^2))*[.$D$2]*[.$B$2];[.$A$2]+([.$A$2]-[.$J$2])*([.$K$2]/[.L29])^2)*-1" office:value-type="float" office:value="-2.4880834641757" calcext:value-type="float">
            <text:p>-2.488083464175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9]+0.01" office:value-type="float" office:value="1.28" calcext:value-type="float">
            <text:p>1.28</text:p>
          </table:table-cell>
          <table:table-cell table:formula="of:=IF([.L30]&lt;[.$K$2];(SQRT([.$I$2])+0.5*LN([.L30]/[.$K$2]))^2;0)" office:value-type="float" office:value="0.144825744311018" calcext:value-type="float">
            <text:p>0.144825744311018</text:p>
          </table:table-cell>
          <table:table-cell table:formula="of:=IF([.L30]&lt;[.$K$2];SQRT([.M30])+[.M30];0)" office:value-type="float" office:value="0.525385521890071" calcext:value-type="float">
            <text:p>0.525385521890071</text:p>
          </table:table-cell>
          <table:table-cell table:formula="of:=IF([.L30]&lt;[.$K$2];([.M30]-[.$E$2]/([.$D$2]^2))*[.$D$2]*[.$B$2];[.$A$2]-([.$A$2]-[.$J$2])*([.$K$2]/[.L30])^2)*-1" office:value-type="float" office:value="-0.432905230074237" calcext:value-type="float">
            <text:p>-0.432905230074237</text:p>
          </table:table-cell>
          <table:table-cell table:formula="of:=IF([.L30]&lt;[.$K$2];([.N30]-[.$E$2]/([.$D$2]^2))*[.$D$2]*[.$B$2];[.$A$2]+([.$A$2]-[.$J$2])*([.$K$2]/[.L30])^2)*-1" office:value-type="float" office:value="-2.52598400675903" calcext:value-type="float">
            <text:p>-2.5259840067590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0]+0.01" office:value-type="float" office:value="1.29" calcext:value-type="float">
            <text:p>1.29</text:p>
          </table:table-cell>
          <table:table-cell table:formula="of:=IF([.L31]&lt;[.$K$2];(SQRT([.$I$2])+0.5*LN([.L31]/[.$K$2]))^2;0)" office:value-type="float" office:value="0.147802454374201" calcext:value-type="float">
            <text:p>0.147802454374201</text:p>
          </table:table-cell>
          <table:table-cell table:formula="of:=IF([.L31]&lt;[.$K$2];SQRT([.M31])+[.M31];0)" office:value-type="float" office:value="0.532253302174281" calcext:value-type="float">
            <text:p>0.532253302174281</text:p>
          </table:table-cell>
          <table:table-cell table:formula="of:=IF([.L31]&lt;[.$K$2];([.M31]-[.$E$2]/([.$D$2]^2))*[.$D$2]*[.$B$2];[.$A$2]-([.$A$2]-[.$J$2])*([.$K$2]/[.L31])^2)*-1" office:value-type="float" office:value="-0.44927713542174" calcext:value-type="float">
            <text:p>-0.44927713542174</text:p>
          </table:table-cell>
          <table:table-cell table:formula="of:=IF([.L31]&lt;[.$K$2];([.N31]-[.$E$2]/([.$D$2]^2))*[.$D$2]*[.$B$2];[.$A$2]+([.$A$2]-[.$J$2])*([.$K$2]/[.L31])^2)*-1" office:value-type="float" office:value="-2.56375679832218" calcext:value-type="float">
            <text:p>-2.5637567983221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1]+0.01" office:value-type="float" office:value="1.3" calcext:value-type="float">
            <text:p>1.3</text:p>
          </table:table-cell>
          <table:table-cell table:formula="of:=IF([.L32]&lt;[.$K$2];(SQRT([.$I$2])+0.5*LN([.L32]/[.$K$2]))^2;0)" office:value-type="float" office:value="0.150786109040725" calcext:value-type="float">
            <text:p>0.150786109040725</text:p>
          </table:table-cell>
          <table:table-cell table:formula="of:=IF([.L32]&lt;[.$K$2];SQRT([.M32])+[.M32];0)" office:value-type="float" office:value="0.53909797988776" calcext:value-type="float">
            <text:p>0.53909797988776</text:p>
          </table:table-cell>
          <table:table-cell table:formula="of:=IF([.L32]&lt;[.$K$2];([.M32]-[.$E$2]/([.$D$2]^2))*[.$D$2]*[.$B$2];[.$A$2]-([.$A$2]-[.$J$2])*([.$K$2]/[.L32])^2)*-1" office:value-type="float" office:value="-0.465687236087623" calcext:value-type="float">
            <text:p>-0.465687236087623</text:p>
          </table:table-cell>
          <table:table-cell table:formula="of:=IF([.L32]&lt;[.$K$2];([.N32]-[.$E$2]/([.$D$2]^2))*[.$D$2]*[.$B$2];[.$A$2]+([.$A$2]-[.$J$2])*([.$K$2]/[.L32])^2)*-1" office:value-type="float" office:value="-2.60140252574632" calcext:value-type="float">
            <text:p>-2.6014025257463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2]+0.01" office:value-type="float" office:value="1.31" calcext:value-type="float">
            <text:p>1.31</text:p>
          </table:table-cell>
          <table:table-cell table:formula="of:=IF([.L33]&lt;[.$K$2];(SQRT([.$I$2])+0.5*LN([.L33]/[.$K$2]))^2;0)" office:value-type="float" office:value="0.153776373397298" calcext:value-type="float">
            <text:p>0.153776373397298</text:p>
          </table:table-cell>
          <table:table-cell table:formula="of:=IF([.L33]&lt;[.$K$2];SQRT([.M33])+[.M33];0)" office:value-type="float" office:value="0.545919680617118" calcext:value-type="float">
            <text:p>0.545919680617118</text:p>
          </table:table-cell>
          <table:table-cell table:formula="of:=IF([.L33]&lt;[.$K$2];([.M33]-[.$E$2]/([.$D$2]^2))*[.$D$2]*[.$B$2];[.$A$2]-([.$A$2]-[.$J$2])*([.$K$2]/[.L33])^2)*-1" office:value-type="float" office:value="-0.482133690048777" calcext:value-type="float">
            <text:p>-0.482133690048777</text:p>
          </table:table-cell>
          <table:table-cell table:formula="of:=IF([.L33]&lt;[.$K$2];([.N33]-[.$E$2]/([.$D$2]^2))*[.$D$2]*[.$B$2];[.$A$2]+([.$A$2]-[.$J$2])*([.$K$2]/[.L33])^2)*-1" office:value-type="float" office:value="-2.63892187975779" calcext:value-type="float">
            <text:p>-2.6389218797577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3]+0.01" office:value-type="float" office:value="1.32" calcext:value-type="float">
            <text:p>1.32</text:p>
          </table:table-cell>
          <table:table-cell table:formula="of:=IF([.L34]&lt;[.$K$2];(SQRT([.$I$2])+0.5*LN([.L34]/[.$K$2]))^2;0)" office:value-type="float" office:value="0.156772923633252" calcext:value-type="float">
            <text:p>0.156772923633252</text:p>
          </table:table-cell>
          <table:table-cell table:formula="of:=IF([.L34]&lt;[.$K$2];SQRT([.M34])+[.M34];0)" office:value-type="float" office:value="0.552718530545682" calcext:value-type="float">
            <text:p>0.552718530545682</text:p>
          </table:table-cell>
          <table:table-cell table:formula="of:=IF([.L34]&lt;[.$K$2];([.M34]-[.$E$2]/([.$D$2]^2))*[.$D$2]*[.$B$2];[.$A$2]-([.$A$2]-[.$J$2])*([.$K$2]/[.L34])^2)*-1" office:value-type="float" office:value="-0.498614716346525" calcext:value-type="float">
            <text:p>-0.498614716346525</text:p>
          </table:table-cell>
          <table:table-cell table:formula="of:=IF([.L34]&lt;[.$K$2];([.N34]-[.$E$2]/([.$D$2]^2))*[.$D$2]*[.$B$2];[.$A$2]+([.$A$2]-[.$J$2])*([.$K$2]/[.L34])^2)*-1" office:value-type="float" office:value="-2.67631555436489" calcext:value-type="float">
            <text:p>-2.6763155543648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4]+0.01" office:value-type="float" office:value="1.33" calcext:value-type="float">
            <text:p>1.33</text:p>
          </table:table-cell>
          <table:table-cell table:formula="of:=IF([.L35]&lt;[.$K$2];(SQRT([.$I$2])+0.5*LN([.L35]/[.$K$2]))^2;0)" office:value-type="float" office:value="0.159775446627273" calcext:value-type="float">
            <text:p>0.159775446627273</text:p>
          </table:table-cell>
          <table:table-cell table:formula="of:=IF([.L35]&lt;[.$K$2];SQRT([.M35])+[.M35];0)" office:value-type="float" office:value="0.559494656357394" calcext:value-type="float">
            <text:p>0.559494656357394</text:p>
          </table:table-cell>
          <table:table-cell table:formula="of:=IF([.L35]&lt;[.$K$2];([.M35]-[.$E$2]/([.$D$2]^2))*[.$D$2]*[.$B$2];[.$A$2]-([.$A$2]-[.$J$2])*([.$K$2]/[.L35])^2)*-1" office:value-type="float" office:value="-0.515128592813636" calcext:value-type="float">
            <text:p>-0.515128592813636</text:p>
          </table:table-cell>
          <table:table-cell table:formula="of:=IF([.L35]&lt;[.$K$2];([.N35]-[.$E$2]/([.$D$2]^2))*[.$D$2]*[.$B$2];[.$A$2]+([.$A$2]-[.$J$2])*([.$K$2]/[.L35])^2)*-1" office:value-type="float" office:value="-2.7135842463293" calcext:value-type="float">
            <text:p>-2.713584246329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5]+0.01" office:value-type="float" office:value="1.34" calcext:value-type="float">
            <text:p>1.34</text:p>
          </table:table-cell>
          <table:table-cell table:formula="of:=IF([.L36]&lt;[.$K$2];(SQRT([.$I$2])+0.5*LN([.L36]/[.$K$2]))^2;0)" office:value-type="float" office:value="0.162783639551938" calcext:value-type="float">
            <text:p>0.162783639551938</text:p>
          </table:table-cell>
          <table:table-cell table:formula="of:=IF([.L36]&lt;[.$K$2];SQRT([.M36])+[.M36];0)" office:value-type="float" office:value="0.566248185146638" calcext:value-type="float">
            <text:p>0.566248185146638</text:p>
          </table:table-cell>
          <table:table-cell table:formula="of:=IF([.L36]&lt;[.$K$2];([.M36]-[.$E$2]/([.$D$2]^2))*[.$D$2]*[.$B$2];[.$A$2]-([.$A$2]-[.$J$2])*([.$K$2]/[.L36])^2)*-1" office:value-type="float" office:value="-0.531673653899294" calcext:value-type="float">
            <text:p>-0.531673653899294</text:p>
          </table:table-cell>
          <table:table-cell table:formula="of:=IF([.L36]&lt;[.$K$2];([.N36]-[.$E$2]/([.$D$2]^2))*[.$D$2]*[.$B$2];[.$A$2]+([.$A$2]-[.$J$2])*([.$K$2]/[.L36])^2)*-1" office:value-type="float" office:value="-2.75072865467014" calcext:value-type="float">
            <text:p>-2.7507286546701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6]+0.01" office:value-type="float" office:value="1.35" calcext:value-type="float">
            <text:p>1.35</text:p>
          </table:table-cell>
          <table:table-cell table:formula="of:=IF([.L37]&lt;[.$K$2];(SQRT([.$I$2])+0.5*LN([.L37]/[.$K$2]))^2;0)" office:value-type="float" office:value="0.165797209495188" calcext:value-type="float">
            <text:p>0.165797209495188</text:p>
          </table:table-cell>
          <table:table-cell table:formula="of:=IF([.L37]&lt;[.$K$2];SQRT([.M37])+[.M37];0)" office:value-type="float" office:value="0.572979244333647" calcext:value-type="float">
            <text:p>0.572979244333647</text:p>
          </table:table-cell>
          <table:table-cell table:formula="of:=IF([.L37]&lt;[.$K$2];([.M37]-[.$E$2]/([.$D$2]^2))*[.$D$2]*[.$B$2];[.$A$2]-([.$A$2]-[.$J$2])*([.$K$2]/[.L37])^2)*-1" office:value-type="float" office:value="-0.548248288587171" calcext:value-type="float">
            <text:p>-0.548248288587171</text:p>
          </table:table-cell>
          <table:table-cell table:formula="of:=IF([.L37]&lt;[.$K$2];([.N37]-[.$E$2]/([.$D$2]^2))*[.$D$2]*[.$B$2];[.$A$2]+([.$A$2]-[.$J$2])*([.$K$2]/[.L37])^2)*-1" office:value-type="float" office:value="-2.7877494801987" calcext:value-type="float">
            <text:p>-2.787749480198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7]+0.01" office:value-type="float" office:value="1.36" calcext:value-type="float">
            <text:p>1.36</text:p>
          </table:table-cell>
          <table:table-cell table:formula="of:=IF([.L38]&lt;[.$K$2];(SQRT([.$I$2])+0.5*LN([.L38]/[.$K$2]))^2;0)" office:value-type="float" office:value="0.168815873097891" calcext:value-type="float">
            <text:p>0.168815873097891</text:p>
          </table:table-cell>
          <table:table-cell table:formula="of:=IF([.L38]&lt;[.$K$2];SQRT([.M38])+[.M38];0)" office:value-type="float" office:value="0.579687961585162" calcext:value-type="float">
            <text:p>0.579687961585162</text:p>
          </table:table-cell>
          <table:table-cell table:formula="of:=IF([.L38]&lt;[.$K$2];([.M38]-[.$E$2]/([.$D$2]^2))*[.$D$2]*[.$B$2];[.$A$2]-([.$A$2]-[.$J$2])*([.$K$2]/[.L38])^2)*-1" office:value-type="float" office:value="-0.564850938402039" calcext:value-type="float">
            <text:p>-0.564850938402039</text:p>
          </table:table-cell>
          <table:table-cell table:formula="of:=IF([.L38]&lt;[.$K$2];([.N38]-[.$E$2]/([.$D$2]^2))*[.$D$2]*[.$B$2];[.$A$2]+([.$A$2]-[.$J$2])*([.$K$2]/[.L38])^2)*-1" office:value-type="float" office:value="-2.82464742508203" calcext:value-type="float">
            <text:p>-2.8246474250820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8]+0.01" office:value-type="float" office:value="1.37" calcext:value-type="float">
            <text:p>1.37</text:p>
          </table:table-cell>
          <table:table-cell table:formula="of:=IF([.L39]&lt;[.$K$2];(SQRT([.$I$2])+0.5*LN([.L39]/[.$K$2]))^2;0)" office:value-type="float" office:value="0.17183935620672" calcext:value-type="float">
            <text:p>0.17183935620672</text:p>
          </table:table-cell>
          <table:table-cell table:formula="of:=IF([.L39]&lt;[.$K$2];SQRT([.M39])+[.M39];0)" office:value-type="float" office:value="0.586374464740027" calcext:value-type="float">
            <text:p>0.586374464740027</text:p>
          </table:table-cell>
          <table:table-cell table:formula="of:=IF([.L39]&lt;[.$K$2];([.M39]-[.$E$2]/([.$D$2]^2))*[.$D$2]*[.$B$2];[.$A$2]-([.$A$2]-[.$J$2])*([.$K$2]/[.L39])^2)*-1" office:value-type="float" office:value="-0.581480095500599" calcext:value-type="float">
            <text:p>-0.581480095500599</text:p>
          </table:table-cell>
          <table:table-cell table:formula="of:=IF([.L39]&lt;[.$K$2];([.N39]-[.$E$2]/([.$D$2]^2))*[.$D$2]*[.$B$2];[.$A$2]+([.$A$2]-[.$J$2])*([.$K$2]/[.L39])^2)*-1" office:value-type="float" office:value="-2.86142319243379" calcext:value-type="float">
            <text:p>-2.8614231924337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9]+0.01" office:value-type="float" office:value="1.38" calcext:value-type="float">
            <text:p>1.38</text:p>
          </table:table-cell>
          <table:table-cell table:formula="of:=IF([.L40]&lt;[.$K$2];(SQRT([.$I$2])+0.5*LN([.L40]/[.$K$2]))^2;0)" office:value-type="float" office:value="0.174867393541602" calcext:value-type="float">
            <text:p>0.174867393541602</text:p>
          </table:table-cell>
          <table:table-cell table:formula="of:=IF([.L40]&lt;[.$K$2];SQRT([.M40])+[.M40];0)" office:value-type="float" office:value="0.593038881739449" calcext:value-type="float">
            <text:p>0.593038881739449</text:p>
          </table:table-cell>
          <table:table-cell table:formula="of:=IF([.L40]&lt;[.$K$2];([.M40]-[.$E$2]/([.$D$2]^2))*[.$D$2]*[.$B$2];[.$A$2]-([.$A$2]-[.$J$2])*([.$K$2]/[.L40])^2)*-1" office:value-type="float" office:value="-0.598134300842447" calcext:value-type="float">
            <text:p>-0.598134300842447</text:p>
          </table:table-cell>
          <table:table-cell table:formula="of:=IF([.L40]&lt;[.$K$2];([.N40]-[.$E$2]/([.$D$2]^2))*[.$D$2]*[.$B$2];[.$A$2]+([.$A$2]-[.$J$2])*([.$K$2]/[.L40])^2)*-1" office:value-type="float" office:value="-2.8980774859306" calcext:value-type="float">
            <text:p>-2.898077485930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0]+0.01" office:value-type="float" office:value="1.39" calcext:value-type="float">
            <text:p>1.39</text:p>
          </table:table-cell>
          <table:table-cell table:formula="of:=IF([.L41]&lt;[.$K$2];(SQRT([.$I$2])+0.5*LN([.L41]/[.$K$2]))^2;0)" office:value-type="float" office:value="0.177899728377032" calcext:value-type="float">
            <text:p>0.177899728377032</text:p>
          </table:table-cell>
          <table:table-cell table:formula="of:=IF([.L41]&lt;[.$K$2];SQRT([.M41])+[.M41];0)" office:value-type="float" office:value="0.599681340561622" calcext:value-type="float">
            <text:p>0.599681340561622</text:p>
          </table:table-cell>
          <table:table-cell table:formula="of:=IF([.L41]&lt;[.$K$2];([.M41]-[.$E$2]/([.$D$2]^2))*[.$D$2]*[.$B$2];[.$A$2]-([.$A$2]-[.$J$2])*([.$K$2]/[.L41])^2)*-1" office:value-type="float" office:value="-0.614812142437313" calcext:value-type="float">
            <text:p>-0.614812142437313</text:p>
          </table:table-cell>
          <table:table-cell table:formula="of:=IF([.L41]&lt;[.$K$2];([.N41]-[.$E$2]/([.$D$2]^2))*[.$D$2]*[.$B$2];[.$A$2]+([.$A$2]-[.$J$2])*([.$K$2]/[.L41])^2)*-1" office:value-type="float" office:value="-2.93461100945256" calcext:value-type="float">
            <text:p>-2.9346110094525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1]+0.01" office:value-type="float" office:value="1.4" calcext:value-type="float">
            <text:p>1.4</text:p>
          </table:table-cell>
          <table:table-cell table:formula="of:=IF([.L42]&lt;[.$K$2];(SQRT([.$I$2])+0.5*LN([.L42]/[.$K$2]))^2;0)" office:value-type="float" office:value="0.180936112236601" calcext:value-type="float">
            <text:p>0.180936112236601</text:p>
          </table:table-cell>
          <table:table-cell table:formula="of:=IF([.L42]&lt;[.$K$2];SQRT([.M42])+[.M42];0)" office:value-type="float" office:value="0.606301969160497" calcext:value-type="float">
            <text:p>0.606301969160497</text:p>
          </table:table-cell>
          <table:table-cell table:formula="of:=IF([.L42]&lt;[.$K$2];([.M42]-[.$E$2]/([.$D$2]^2))*[.$D$2]*[.$B$2];[.$A$2]-([.$A$2]-[.$J$2])*([.$K$2]/[.L42])^2)*-1" office:value-type="float" office:value="-0.631512253664941" calcext:value-type="float">
            <text:p>-0.631512253664941</text:p>
          </table:table-cell>
          <table:table-cell table:formula="of:=IF([.L42]&lt;[.$K$2];([.N42]-[.$E$2]/([.$D$2]^2))*[.$D$2]*[.$B$2];[.$A$2]+([.$A$2]-[.$J$2])*([.$K$2]/[.L42])^2)*-1" office:value-type="float" office:value="-2.97102446674637" calcext:value-type="float">
            <text:p>-2.9710244667463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2]+0.01" office:value-type="float" office:value="1.41" calcext:value-type="float">
            <text:p>1.41</text:p>
          </table:table-cell>
          <table:table-cell table:formula="of:=IF([.L43]&lt;[.$K$2];(SQRT([.$I$2])+0.5*LN([.L43]/[.$K$2]))^2;0)" office:value-type="float" office:value="0.183976304600092" calcext:value-type="float">
            <text:p>0.183976304600092</text:p>
          </table:table-cell>
          <table:table-cell table:formula="of:=IF([.L43]&lt;[.$K$2];SQRT([.M43])+[.M43];0)" office:value-type="float" office:value="0.612900895408421" calcext:value-type="float">
            <text:p>0.612900895408421</text:p>
          </table:table-cell>
          <table:table-cell table:formula="of:=IF([.L43]&lt;[.$K$2];([.M43]-[.$E$2]/([.$D$2]^2))*[.$D$2]*[.$B$2];[.$A$2]-([.$A$2]-[.$J$2])*([.$K$2]/[.L43])^2)*-1" office:value-type="float" office:value="-0.648233311664143" calcext:value-type="float">
            <text:p>-0.648233311664143</text:p>
          </table:table-cell>
          <table:table-cell table:formula="of:=IF([.L43]&lt;[.$K$2];([.N43]-[.$E$2]/([.$D$2]^2))*[.$D$2]*[.$B$2];[.$A$2]+([.$A$2]-[.$J$2])*([.$K$2]/[.L43])^2)*-1" office:value-type="float" office:value="-3.00731856110995" calcext:value-type="float">
            <text:p>-3.0073185611099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3]+0.01" office:value-type="float" office:value="1.42" calcext:value-type="float">
            <text:p>1.42</text:p>
          </table:table-cell>
          <table:table-cell table:formula="of:=IF([.L44]&lt;[.$K$2];(SQRT([.$I$2])+0.5*LN([.L44]/[.$K$2]))^2;0)" office:value-type="float" office:value="0.187020072622571" calcext:value-type="float">
            <text:p>0.187020072622571</text:p>
          </table:table-cell>
          <table:table-cell table:formula="of:=IF([.L44]&lt;[.$K$2];SQRT([.M44])+[.M44];0)" office:value-type="float" office:value="0.619478247042446" calcext:value-type="float">
            <text:p>0.619478247042446</text:p>
          </table:table-cell>
          <table:table-cell table:formula="of:=IF([.L44]&lt;[.$K$2];([.M44]-[.$E$2]/([.$D$2]^2))*[.$D$2]*[.$B$2];[.$A$2]-([.$A$2]-[.$J$2])*([.$K$2]/[.L44])^2)*-1" office:value-type="float" office:value="-0.664974035787776" calcext:value-type="float">
            <text:p>-0.664974035787776</text:p>
          </table:table-cell>
          <table:table-cell table:formula="of:=IF([.L44]&lt;[.$K$2];([.N44]-[.$E$2]/([.$D$2]^2))*[.$D$2]*[.$B$2];[.$A$2]+([.$A$2]-[.$J$2])*([.$K$2]/[.L44])^2)*-1" office:value-type="float" office:value="-3.04349399509709" calcext:value-type="float">
            <text:p>-3.0434939950970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4]+0.01" office:value-type="float" office:value="1.43" calcext:value-type="float">
            <text:p>1.43</text:p>
          </table:table-cell>
          <table:table-cell table:formula="of:=IF([.L45]&lt;[.$K$2];(SQRT([.$I$2])+0.5*LN([.L45]/[.$K$2]))^2;0)" office:value-type="float" office:value="0.190067190864893" calcext:value-type="float">
            <text:p>0.190067190864893</text:p>
          </table:table-cell>
          <table:table-cell table:formula="of:=IF([.L45]&lt;[.$K$2];SQRT([.M45])+[.M45];0)" office:value-type="float" office:value="0.626034151614091" calcext:value-type="float">
            <text:p>0.626034151614091</text:p>
          </table:table-cell>
          <table:table-cell table:formula="of:=IF([.L45]&lt;[.$K$2];([.M45]-[.$E$2]/([.$D$2]^2))*[.$D$2]*[.$B$2];[.$A$2]-([.$A$2]-[.$J$2])*([.$K$2]/[.L45])^2)*-1" office:value-type="float" office:value="-0.681733186120547" calcext:value-type="float">
            <text:p>-0.681733186120547</text:p>
          </table:table-cell>
          <table:table-cell table:formula="of:=IF([.L45]&lt;[.$K$2];([.N45]-[.$E$2]/([.$D$2]^2))*[.$D$2]*[.$B$2];[.$A$2]+([.$A$2]-[.$J$2])*([.$K$2]/[.L45])^2)*-1" office:value-type="float" office:value="-3.07955147024114" calcext:value-type="float">
            <text:p>-3.0795514702411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5]+0.01" office:value-type="float" office:value="1.44" calcext:value-type="float">
            <text:p>1.44</text:p>
          </table:table-cell>
          <table:table-cell table:formula="of:=IF([.L46]&lt;[.$K$2];(SQRT([.$I$2])+0.5*LN([.L46]/[.$K$2]))^2;0)" office:value-type="float" office:value="0.193117441035105" calcext:value-type="float">
            <text:p>0.193117441035105</text:p>
          </table:table-cell>
          <table:table-cell table:formula="of:=IF([.L46]&lt;[.$K$2];SQRT([.M46])+[.M46];0)" office:value-type="float" office:value="0.63256873644235" calcext:value-type="float">
            <text:p>0.63256873644235</text:p>
          </table:table-cell>
          <table:table-cell table:formula="of:=IF([.L46]&lt;[.$K$2];([.M46]-[.$E$2]/([.$D$2]^2))*[.$D$2]*[.$B$2];[.$A$2]-([.$A$2]-[.$J$2])*([.$K$2]/[.L46])^2)*-1" office:value-type="float" office:value="-0.698509562056717" calcext:value-type="float">
            <text:p>-0.698509562056717</text:p>
          </table:table-cell>
          <table:table-cell table:formula="of:=IF([.L46]&lt;[.$K$2];([.N46]-[.$E$2]/([.$D$2]^2))*[.$D$2]*[.$B$2];[.$A$2]+([.$A$2]-[.$J$2])*([.$K$2]/[.L46])^2)*-1" office:value-type="float" office:value="-3.11549168679656" calcext:value-type="float">
            <text:p>-3.1154916867965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6]+0.01" office:value-type="float" office:value="1.45" calcext:value-type="float">
            <text:p>1.45</text:p>
          </table:table-cell>
          <table:table-cell table:formula="of:=IF([.L47]&lt;[.$K$2];(SQRT([.$I$2])+0.5*LN([.L47]/[.$K$2]))^2;0)" office:value-type="float" office:value="0.196170611740236" calcext:value-type="float">
            <text:p>0.196170611740236</text:p>
          </table:table-cell>
          <table:table-cell table:formula="of:=IF([.L47]&lt;[.$K$2];SQRT([.M47])+[.M47];0)" office:value-type="float" office:value="0.639082128569768" calcext:value-type="float">
            <text:p>0.639082128569768</text:p>
          </table:table-cell>
          <table:table-cell table:formula="of:=IF([.L47]&lt;[.$K$2];([.M47]-[.$E$2]/([.$D$2]^2))*[.$D$2]*[.$B$2];[.$A$2]-([.$A$2]-[.$J$2])*([.$K$2]/[.L47])^2)*-1" office:value-type="float" office:value="-0.715302000934937" calcext:value-type="float">
            <text:p>-0.715302000934937</text:p>
          </table:table-cell>
          <table:table-cell table:formula="of:=IF([.L47]&lt;[.$K$2];([.N47]-[.$E$2]/([.$D$2]^2))*[.$D$2]*[.$B$2];[.$A$2]+([.$A$2]-[.$J$2])*([.$K$2]/[.L47])^2)*-1" office:value-type="float" office:value="-3.15131534349736" calcext:value-type="float">
            <text:p>-3.1513153434973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7]+0.01" office:value-type="float" office:value="1.46" calcext:value-type="float">
            <text:p>1.46</text:p>
          </table:table-cell>
          <table:table-cell table:formula="of:=IF([.L48]&lt;[.$K$2];(SQRT([.$I$2])+0.5*LN([.L48]/[.$K$2]))^2;0)" office:value-type="float" office:value="0.199226498247991" calcext:value-type="float">
            <text:p>0.199226498247991</text:p>
          </table:table-cell>
          <table:table-cell table:formula="of:=IF([.L48]&lt;[.$K$2];SQRT([.M48])+[.M48];0)" office:value-type="float" office:value="0.645574454721404" calcext:value-type="float">
            <text:p>0.645574454721404</text:p>
          </table:table-cell>
          <table:table-cell table:formula="of:=IF([.L48]&lt;[.$K$2];([.M48]-[.$E$2]/([.$D$2]^2))*[.$D$2]*[.$B$2];[.$A$2]-([.$A$2]-[.$J$2])*([.$K$2]/[.L48])^2)*-1" office:value-type="float" office:value="-0.73210937672759" calcext:value-type="float">
            <text:p>-0.73210937672759</text:p>
          </table:table-cell>
          <table:table-cell table:formula="of:=IF([.L48]&lt;[.$K$2];([.N48]-[.$E$2]/([.$D$2]^2))*[.$D$2]*[.$B$2];[.$A$2]+([.$A$2]-[.$J$2])*([.$K$2]/[.L48])^2)*-1" office:value-type="float" office:value="-3.18702313733136" calcext:value-type="float">
            <text:p>-3.1870231373313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8]+0.01" office:value-type="float" office:value="1.47" calcext:value-type="float">
            <text:p>1.47</text:p>
          </table:table-cell>
          <table:table-cell table:formula="of:=IF([.L49]&lt;[.$K$2];(SQRT([.$I$2])+0.5*LN([.L49]/[.$K$2]))^2;0)" office:value-type="float" office:value="0.202284902257909" calcext:value-type="float">
            <text:p>0.202284902257909</text:p>
          </table:table-cell>
          <table:table-cell table:formula="of:=IF([.L49]&lt;[.$K$2];SQRT([.M49])+[.M49];0)" office:value-type="float" office:value="0.652045841266522" calcext:value-type="float">
            <text:p>0.652045841266522</text:p>
          </table:table-cell>
          <table:table-cell table:formula="of:=IF([.L49]&lt;[.$K$2];([.M49]-[.$E$2]/([.$D$2]^2))*[.$D$2]*[.$B$2];[.$A$2]-([.$A$2]-[.$J$2])*([.$K$2]/[.L49])^2)*-1" office:value-type="float" office:value="-0.748930598782136" calcext:value-type="float">
            <text:p>-0.748930598782136</text:p>
          </table:table-cell>
          <table:table-cell table:formula="of:=IF([.L49]&lt;[.$K$2];([.N49]-[.$E$2]/([.$D$2]^2))*[.$D$2]*[.$B$2];[.$A$2]+([.$A$2]-[.$J$2])*([.$K$2]/[.L49])^2)*-1" office:value-type="float" office:value="-3.2226157633295" calcext:value-type="float">
            <text:p>-3.222615763329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9]+0.01" office:value-type="float" office:value="1.48" calcext:value-type="float">
            <text:p>1.48</text:p>
          </table:table-cell>
          <table:table-cell table:formula="of:=IF([.L50]&lt;[.$K$2];(SQRT([.$I$2])+0.5*LN([.L50]/[.$K$2]))^2;0)" office:value-type="float" office:value="0.205345631681542" calcext:value-type="float">
            <text:p>0.205345631681542</text:p>
          </table:table-cell>
          <table:table-cell table:formula="of:=IF([.L50]&lt;[.$K$2];SQRT([.M50])+[.M50];0)" office:value-type="float" office:value="0.658496414182844" calcext:value-type="float">
            <text:p>0.658496414182844</text:p>
          </table:table-cell>
          <table:table-cell table:formula="of:=IF([.L50]&lt;[.$K$2];([.M50]-[.$E$2]/([.$D$2]^2))*[.$D$2]*[.$B$2];[.$A$2]-([.$A$2]-[.$J$2])*([.$K$2]/[.L50])^2)*-1" office:value-type="float" office:value="-0.765764610612119" calcext:value-type="float">
            <text:p>-0.765764610612119</text:p>
          </table:table-cell>
          <table:table-cell table:formula="of:=IF([.L50]&lt;[.$K$2];([.N50]-[.$E$2]/([.$D$2]^2))*[.$D$2]*[.$B$2];[.$A$2]+([.$A$2]-[.$J$2])*([.$K$2]/[.L50])^2)*-1" office:value-type="float" office:value="-3.25809391436928" calcext:value-type="float">
            <text:p>-3.2580939143692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0]+0.01" office:value-type="float" office:value="1.49" calcext:value-type="float">
            <text:p>1.49</text:p>
          </table:table-cell>
          <table:table-cell table:formula="of:=IF([.L51]&lt;[.$K$2];(SQRT([.$I$2])+0.5*LN([.L51]/[.$K$2]))^2;0)" office:value-type="float" office:value="0.208408500431262" calcext:value-type="float">
            <text:p>0.208408500431262</text:p>
          </table:table-cell>
          <table:table-cell table:formula="of:=IF([.L51]&lt;[.$K$2];SQRT([.M51])+[.M51];0)" office:value-type="float" office:value="0.664926299023236" calcext:value-type="float">
            <text:p>0.664926299023236</text:p>
          </table:table-cell>
          <table:table-cell table:formula="of:=IF([.L51]&lt;[.$K$2];([.M51]-[.$E$2]/([.$D$2]^2))*[.$D$2]*[.$B$2];[.$A$2]-([.$A$2]-[.$J$2])*([.$K$2]/[.L51])^2)*-1" office:value-type="float" office:value="-0.782610388735578" calcext:value-type="float">
            <text:p>-0.782610388735578</text:p>
          </table:table-cell>
          <table:table-cell table:formula="of:=IF([.L51]&lt;[.$K$2];([.N51]-[.$E$2]/([.$D$2]^2))*[.$D$2]*[.$B$2];[.$A$2]+([.$A$2]-[.$J$2])*([.$K$2]/[.L51])^2)*-1" office:value-type="float" office:value="-3.29345828099143" calcext:value-type="float">
            <text:p>-3.2934582809914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1]+0.01" office:value-type="float" office:value="1.5" calcext:value-type="float">
            <text:p>1.5</text:p>
          </table:table-cell>
          <table:table-cell table:formula="of:=IF([.L52]&lt;[.$K$2];(SQRT([.$I$2])+0.5*LN([.L52]/[.$K$2]))^2;0)" office:value-type="float" office:value="0.211473328217292" calcext:value-type="float">
            <text:p>0.211473328217292</text:p>
          </table:table-cell>
          <table:table-cell table:formula="of:=IF([.L52]&lt;[.$K$2];SQRT([.M52])+[.M52];0)" office:value-type="float" office:value="0.671335620884664" calcext:value-type="float">
            <text:p>0.671335620884664</text:p>
          </table:table-cell>
          <table:table-cell table:formula="of:=IF([.L52]&lt;[.$K$2];([.M52]-[.$E$2]/([.$D$2]^2))*[.$D$2]*[.$B$2];[.$A$2]-([.$A$2]-[.$J$2])*([.$K$2]/[.L52])^2)*-1" office:value-type="float" office:value="-0.799466941558742" calcext:value-type="float">
            <text:p>-0.799466941558742</text:p>
          </table:table-cell>
          <table:table-cell table:formula="of:=IF([.L52]&lt;[.$K$2];([.N52]-[.$E$2]/([.$D$2]^2))*[.$D$2]*[.$B$2];[.$A$2]+([.$A$2]-[.$J$2])*([.$K$2]/[.L52])^2)*-1" office:value-type="float" office:value="-3.32870955122929" calcext:value-type="float">
            <text:p>-3.3287095512292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2]+0.01" office:value-type="float" office:value="1.51" calcext:value-type="float">
            <text:p>1.51</text:p>
          </table:table-cell>
          <table:table-cell table:formula="of:=IF([.L53]&lt;[.$K$2];(SQRT([.$I$2])+0.5*LN([.L53]/[.$K$2]))^2;0)" office:value-type="float" office:value="0.21453994035261" calcext:value-type="float">
            <text:p>0.21453994035261</text:p>
          </table:table-cell>
          <table:table-cell table:formula="of:=IF([.L53]&lt;[.$K$2];SQRT([.M53])+[.M53];0)" office:value-type="float" office:value="0.677724504379317" calcext:value-type="float">
            <text:p>0.677724504379317</text:p>
          </table:table-cell>
          <table:table-cell table:formula="of:=IF([.L53]&lt;[.$K$2];([.M53]-[.$E$2]/([.$D$2]^2))*[.$D$2]*[.$B$2];[.$A$2]-([.$A$2]-[.$J$2])*([.$K$2]/[.L53])^2)*-1" office:value-type="float" office:value="-0.816333308302993" calcext:value-type="float">
            <text:p>-0.816333308302993</text:p>
          </table:table-cell>
          <table:table-cell table:formula="of:=IF([.L53]&lt;[.$K$2];([.N53]-[.$E$2]/([.$D$2]^2))*[.$D$2]*[.$B$2];[.$A$2]+([.$A$2]-[.$J$2])*([.$K$2]/[.L53])^2)*-1" office:value-type="float" office:value="-3.36384841044988" calcext:value-type="float">
            <text:p>-3.3638484104498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3]+0.01" office:value-type="float" office:value="1.52" calcext:value-type="float">
            <text:p>1.52</text:p>
          </table:table-cell>
          <table:table-cell table:formula="of:=IF([.L54]&lt;[.$K$2];(SQRT([.$I$2])+0.5*LN([.L54]/[.$K$2]))^2;0)" office:value-type="float" office:value="0.21760816756537" calcext:value-type="float">
            <text:p>0.21760816756537</text:p>
          </table:table-cell>
          <table:table-cell table:formula="of:=IF([.L54]&lt;[.$K$2];SQRT([.M54])+[.M54];0)" office:value-type="float" office:value="0.684093073607753" calcext:value-type="float">
            <text:p>0.684093073607753</text:p>
          </table:table-cell>
          <table:table-cell table:formula="of:=IF([.L54]&lt;[.$K$2];([.M54]-[.$E$2]/([.$D$2]^2))*[.$D$2]*[.$B$2];[.$A$2]-([.$A$2]-[.$J$2])*([.$K$2]/[.L54])^2)*-1" office:value-type="float" office:value="-0.833208557973174" calcext:value-type="float">
            <text:p>-0.833208557973174</text:p>
          </table:table-cell>
          <table:table-cell table:formula="of:=IF([.L54]&lt;[.$K$2];([.N54]-[.$E$2]/([.$D$2]^2))*[.$D$2]*[.$B$2];[.$A$2]+([.$A$2]-[.$J$2])*([.$K$2]/[.L54])^2)*-1" office:value-type="float" office:value="-3.39887554120628" calcext:value-type="float">
            <text:p>-3.3988755412062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4]+0.01" office:value-type="float" office:value="1.53" calcext:value-type="float">
            <text:p>1.53</text:p>
          </table:table-cell>
          <table:table-cell table:formula="of:=IF([.L55]&lt;[.$K$2];(SQRT([.$I$2])+0.5*LN([.L55]/[.$K$2]))^2;0)" office:value-type="float" office:value="0.220677845818508" calcext:value-type="float">
            <text:p>0.220677845818508</text:p>
          </table:table-cell>
          <table:table-cell table:formula="of:=IF([.L55]&lt;[.$K$2];SQRT([.M55])+[.M55];0)" office:value-type="float" office:value="0.690441452133971" calcext:value-type="float">
            <text:p>0.690441452133971</text:p>
          </table:table-cell>
          <table:table-cell table:formula="of:=IF([.L55]&lt;[.$K$2];([.M55]-[.$E$2]/([.$D$2]^2))*[.$D$2]*[.$B$2];[.$A$2]-([.$A$2]-[.$J$2])*([.$K$2]/[.L55])^2)*-1" office:value-type="float" office:value="-0.850091788365433" calcext:value-type="float">
            <text:p>-0.850091788365433</text:p>
          </table:table-cell>
          <table:table-cell table:formula="of:=IF([.L55]&lt;[.$K$2];([.N55]-[.$E$2]/([.$D$2]^2))*[.$D$2]*[.$B$2];[.$A$2]+([.$A$2]-[.$J$2])*([.$K$2]/[.L55])^2)*-1" office:value-type="float" office:value="-3.43379162310048" calcext:value-type="float">
            <text:p>-3.4337916231004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5]+0.01" office:value-type="float" office:value="1.54" calcext:value-type="float">
            <text:p>1.54</text:p>
          </table:table-cell>
          <table:table-cell table:formula="of:=IF([.L56]&lt;[.$K$2];(SQRT([.$I$2])+0.5*LN([.L56]/[.$K$2]))^2;0)" office:value-type="float" office:value="0.223748816136221" calcext:value-type="float">
            <text:p>0.223748816136221</text:p>
          </table:table-cell>
          <table:table-cell table:formula="of:=IF([.L56]&lt;[.$K$2];SQRT([.M56])+[.M56];0)" office:value-type="float" office:value="0.69676976296228" calcext:value-type="float">
            <text:p>0.69676976296228</text:p>
          </table:table-cell>
          <table:table-cell table:formula="of:=IF([.L56]&lt;[.$K$2];([.M56]-[.$E$2]/([.$D$2]^2))*[.$D$2]*[.$B$2];[.$A$2]-([.$A$2]-[.$J$2])*([.$K$2]/[.L56])^2)*-1" office:value-type="float" office:value="-0.866982125112854" calcext:value-type="float">
            <text:p>-0.866982125112854</text:p>
          </table:table-cell>
          <table:table-cell table:formula="of:=IF([.L56]&lt;[.$K$2];([.N56]-[.$E$2]/([.$D$2]^2))*[.$D$2]*[.$B$2];[.$A$2]+([.$A$2]-[.$J$2])*([.$K$2]/[.L56])^2)*-1" office:value-type="float" office:value="-3.46859733265618" calcext:value-type="float">
            <text:p>-3.4685973326561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6]+0.01" office:value-type="float" office:value="1.55" calcext:value-type="float">
            <text:p>1.55</text:p>
          </table:table-cell>
          <table:table-cell table:formula="of:=IF([.L57]&lt;[.$K$2];(SQRT([.$I$2])+0.5*LN([.L57]/[.$K$2]))^2;0)" office:value-type="float" office:value="0.22682092443702" calcext:value-type="float">
            <text:p>0.22682092443702</text:p>
          </table:table-cell>
          <table:table-cell table:formula="of:=IF([.L57]&lt;[.$K$2];SQRT([.M57])+[.M57];0)" office:value-type="float" office:value="0.703078128515888" calcext:value-type="float">
            <text:p>0.703078128515888</text:p>
          </table:table-cell>
          <table:table-cell table:formula="of:=IF([.L57]&lt;[.$K$2];([.M57]-[.$E$2]/([.$D$2]^2))*[.$D$2]*[.$B$2];[.$A$2]-([.$A$2]-[.$J$2])*([.$K$2]/[.L57])^2)*-1" office:value-type="float" office:value="-0.883878720767248" calcext:value-type="float">
            <text:p>-0.883878720767248</text:p>
          </table:table-cell>
          <table:table-cell table:formula="of:=IF([.L57]&lt;[.$K$2];([.N57]-[.$E$2]/([.$D$2]^2))*[.$D$2]*[.$B$2];[.$A$2]+([.$A$2]-[.$J$2])*([.$K$2]/[.L57])^2)*-1" office:value-type="float" office:value="-3.50329334320102" calcext:value-type="float">
            <text:p>-3.5032933432010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7]+0.01" office:value-type="float" office:value="1.56" calcext:value-type="float">
            <text:p>1.56</text:p>
          </table:table-cell>
          <table:table-cell table:formula="of:=IF([.L58]&lt;[.$K$2];(SQRT([.$I$2])+0.5*LN([.L58]/[.$K$2]))^2;0)" office:value-type="float" office:value="0.229894021373072" calcext:value-type="float">
            <text:p>0.229894021373072</text:p>
          </table:table-cell>
          <table:table-cell table:formula="of:=IF([.L58]&lt;[.$K$2];SQRT([.M58])+[.M58];0)" office:value-type="float" office:value="0.709366670617085" calcext:value-type="float">
            <text:p>0.709366670617085</text:p>
          </table:table-cell>
          <table:table-cell table:formula="of:=IF([.L58]&lt;[.$K$2];([.M58]-[.$E$2]/([.$D$2]^2))*[.$D$2]*[.$B$2];[.$A$2]-([.$A$2]-[.$J$2])*([.$K$2]/[.L58])^2)*-1" office:value-type="float" office:value="-0.900780753915534" calcext:value-type="float">
            <text:p>-0.900780753915534</text:p>
          </table:table-cell>
          <table:table-cell table:formula="of:=IF([.L58]&lt;[.$K$2];([.N58]-[.$E$2]/([.$D$2]^2))*[.$D$2]*[.$B$2];[.$A$2]+([.$A$2]-[.$J$2])*([.$K$2]/[.L58])^2)*-1" office:value-type="float" office:value="-3.53788032475761" calcext:value-type="float">
            <text:p>-3.5378803247576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8]+0.01" office:value-type="float" office:value="1.57" calcext:value-type="float">
            <text:p>1.57</text:p>
          </table:table-cell>
          <table:table-cell table:formula="of:=IF([.L59]&lt;[.$K$2];(SQRT([.$I$2])+0.5*LN([.L59]/[.$K$2]))^2;0)" office:value-type="float" office:value="0.23296796217556" calcext:value-type="float">
            <text:p>0.23296796217556</text:p>
          </table:table-cell>
          <table:table-cell table:formula="of:=IF([.L59]&lt;[.$K$2];SQRT([.M59])+[.M59];0)" office:value-type="float" office:value="0.715635510468959" calcext:value-type="float">
            <text:p>0.715635510468959</text:p>
          </table:table-cell>
          <table:table-cell table:formula="of:=IF([.L59]&lt;[.$K$2];([.M59]-[.$E$2]/([.$D$2]^2))*[.$D$2]*[.$B$2];[.$A$2]-([.$A$2]-[.$J$2])*([.$K$2]/[.L59])^2)*-1" office:value-type="float" office:value="-0.917687428329217" calcext:value-type="float">
            <text:p>-0.917687428329217</text:p>
          </table:table-cell>
          <table:table-cell table:formula="of:=IF([.L59]&lt;[.$K$2];([.N59]-[.$E$2]/([.$D$2]^2))*[.$D$2]*[.$B$2];[.$A$2]+([.$A$2]-[.$J$2])*([.$K$2]/[.L59])^2)*-1" office:value-type="float" office:value="-3.57235894394291" calcext:value-type="float">
            <text:p>-3.5723589439429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9]+0.01" office:value-type="float" office:value="1.58" calcext:value-type="float">
            <text:p>1.58</text:p>
          </table:table-cell>
          <table:table-cell table:formula="of:=IF([.L60]&lt;[.$K$2];(SQRT([.$I$2])+0.5*LN([.L60]/[.$K$2]))^2;0)" office:value-type="float" office:value="0" calcext:value-type="float">
            <text:p>0</text:p>
          </table:table-cell>
          <table:table-cell table:formula="of:=IF([.L60]&lt;[.$K$2];SQRT([.M60])+[.M60];0)" office:value-type="float" office:value="0" calcext:value-type="float">
            <text:p>0</text:p>
          </table:table-cell>
          <table:table-cell table:formula="of:=IF([.L60]&lt;[.$K$2];([.M60]-[.$E$2]/([.$D$2]^2))*[.$D$2]*[.$B$2];[.$A$2]-([.$A$2]-[.$J$2])*([.$K$2]/[.L60])^2)*-1" office:value-type="float" office:value="-0.934492702762658" calcext:value-type="float">
            <text:p>-0.934492702762658</text:p>
          </table:table-cell>
          <table:table-cell table:formula="of:=IF([.L60]&lt;[.$K$2];([.N60]-[.$E$2]/([.$D$2]^2))*[.$D$2]*[.$B$2];[.$A$2]+([.$A$2]-[.$J$2])*([.$K$2]/[.L60])^2)*-1" office:value-type="float" office:value="-3.56550729723734" calcext:value-type="float">
            <text:p>-3.5655072972373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0]+0.01" office:value-type="float" office:value="1.59" calcext:value-type="float">
            <text:p>1.59</text:p>
          </table:table-cell>
          <table:table-cell table:formula="of:=IF([.L61]&lt;[.$K$2];(SQRT([.$I$2])+0.5*LN([.L61]/[.$K$2]))^2;0)" office:value-type="float" office:value="0" calcext:value-type="float">
            <text:p>0</text:p>
          </table:table-cell>
          <table:table-cell table:formula="of:=IF([.L61]&lt;[.$K$2];SQRT([.M61])+[.M61];0)" office:value-type="float" office:value="0" calcext:value-type="float">
            <text:p>0</text:p>
          </table:table-cell>
          <table:table-cell table:formula="of:=IF([.L61]&lt;[.$K$2];([.M61]-[.$E$2]/([.$D$2]^2))*[.$D$2]*[.$B$2];[.$A$2]-([.$A$2]-[.$J$2])*([.$K$2]/[.L61])^2)*-1" office:value-type="float" office:value="-0.950987928949289" calcext:value-type="float">
            <text:p>-0.950987928949289</text:p>
          </table:table-cell>
          <table:table-cell table:formula="of:=IF([.L61]&lt;[.$K$2];([.N61]-[.$E$2]/([.$D$2]^2))*[.$D$2]*[.$B$2];[.$A$2]+([.$A$2]-[.$J$2])*([.$K$2]/[.L61])^2)*-1" office:value-type="float" office:value="-3.54901207105071" calcext:value-type="float">
            <text:p>-3.5490120710507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1]+0.01" office:value-type="float" office:value="1.6" calcext:value-type="float">
            <text:p>1.6</text:p>
          </table:table-cell>
          <table:table-cell table:formula="of:=IF([.L62]&lt;[.$K$2];(SQRT([.$I$2])+0.5*LN([.L62]/[.$K$2]))^2;0)" office:value-type="float" office:value="0" calcext:value-type="float">
            <text:p>0</text:p>
          </table:table-cell>
          <table:table-cell table:formula="of:=IF([.L62]&lt;[.$K$2];SQRT([.M62])+[.M62];0)" office:value-type="float" office:value="0" calcext:value-type="float">
            <text:p>0</text:p>
          </table:table-cell>
          <table:table-cell table:formula="of:=IF([.L62]&lt;[.$K$2];([.M62]-[.$E$2]/([.$D$2]^2))*[.$D$2]*[.$B$2];[.$A$2]-([.$A$2]-[.$J$2])*([.$K$2]/[.L62])^2)*-1" office:value-type="float" office:value="-0.967174837178398" calcext:value-type="float">
            <text:p>-0.967174837178398</text:p>
          </table:table-cell>
          <table:table-cell table:formula="of:=IF([.L62]&lt;[.$K$2];([.N62]-[.$E$2]/([.$D$2]^2))*[.$D$2]*[.$B$2];[.$A$2]+([.$A$2]-[.$J$2])*([.$K$2]/[.L62])^2)*-1" office:value-type="float" office:value="-3.5328251628216" calcext:value-type="float">
            <text:p>-3.53282516282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2]+0.01" office:value-type="float" office:value="1.61" calcext:value-type="float">
            <text:p>1.61</text:p>
          </table:table-cell>
          <table:table-cell table:formula="of:=IF([.L63]&lt;[.$K$2];(SQRT([.$I$2])+0.5*LN([.L63]/[.$K$2]))^2;0)" office:value-type="float" office:value="0" calcext:value-type="float">
            <text:p>0</text:p>
          </table:table-cell>
          <table:table-cell table:formula="of:=IF([.L63]&lt;[.$K$2];SQRT([.M63])+[.M63];0)" office:value-type="float" office:value="0" calcext:value-type="float">
            <text:p>0</text:p>
          </table:table-cell>
          <table:table-cell table:formula="of:=IF([.L63]&lt;[.$K$2];([.M63]-[.$E$2]/([.$D$2]^2))*[.$D$2]*[.$B$2];[.$A$2]-([.$A$2]-[.$J$2])*([.$K$2]/[.L63])^2)*-1" office:value-type="float" office:value="-0.983061063684541" calcext:value-type="float">
            <text:p>-0.983061063684541</text:p>
          </table:table-cell>
          <table:table-cell table:formula="of:=IF([.L63]&lt;[.$K$2];([.N63]-[.$E$2]/([.$D$2]^2))*[.$D$2]*[.$B$2];[.$A$2]+([.$A$2]-[.$J$2])*([.$K$2]/[.L63])^2)*-1" office:value-type="float" office:value="-3.51693893631546" calcext:value-type="float">
            <text:p>-3.5169389363154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3]+0.01" office:value-type="float" office:value="1.62" calcext:value-type="float">
            <text:p>1.62</text:p>
          </table:table-cell>
          <table:table-cell table:formula="of:=IF([.L64]&lt;[.$K$2];(SQRT([.$I$2])+0.5*LN([.L64]/[.$K$2]))^2;0)" office:value-type="float" office:value="0" calcext:value-type="float">
            <text:p>0</text:p>
          </table:table-cell>
          <table:table-cell table:formula="of:=IF([.L64]&lt;[.$K$2];SQRT([.M64])+[.M64];0)" office:value-type="float" office:value="0" calcext:value-type="float">
            <text:p>0</text:p>
          </table:table-cell>
          <table:table-cell table:formula="of:=IF([.L64]&lt;[.$K$2];([.M64]-[.$E$2]/([.$D$2]^2))*[.$D$2]*[.$B$2];[.$A$2]-([.$A$2]-[.$J$2])*([.$K$2]/[.L64])^2)*-1" office:value-type="float" office:value="-0.998654009745732" calcext:value-type="float">
            <text:p>-0.998654009745732</text:p>
          </table:table-cell>
          <table:table-cell table:formula="of:=IF([.L64]&lt;[.$K$2];([.N64]-[.$E$2]/([.$D$2]^2))*[.$D$2]*[.$B$2];[.$A$2]+([.$A$2]-[.$J$2])*([.$K$2]/[.L64])^2)*-1" office:value-type="float" office:value="-3.50134599025427" calcext:value-type="float">
            <text:p>-3.5013459902542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4]+0.01" office:value-type="float" office:value="1.63" calcext:value-type="float">
            <text:p>1.63</text:p>
          </table:table-cell>
          <table:table-cell table:formula="of:=IF([.L65]&lt;[.$K$2];(SQRT([.$I$2])+0.5*LN([.L65]/[.$K$2]))^2;0)" office:value-type="float" office:value="0" calcext:value-type="float">
            <text:p>0</text:p>
          </table:table-cell>
          <table:table-cell table:formula="of:=IF([.L65]&lt;[.$K$2];SQRT([.M65])+[.M65];0)" office:value-type="float" office:value="0" calcext:value-type="float">
            <text:p>0</text:p>
          </table:table-cell>
          <table:table-cell table:formula="of:=IF([.L65]&lt;[.$K$2];([.M65]-[.$E$2]/([.$D$2]^2))*[.$D$2]*[.$B$2];[.$A$2]-([.$A$2]-[.$J$2])*([.$K$2]/[.L65])^2)*-1" office:value-type="float" office:value="-1.01396085030551" calcext:value-type="float">
            <text:p>-1.01396085030551</text:p>
          </table:table-cell>
          <table:table-cell table:formula="of:=IF([.L65]&lt;[.$K$2];([.N65]-[.$E$2]/([.$D$2]^2))*[.$D$2]*[.$B$2];[.$A$2]+([.$A$2]-[.$J$2])*([.$K$2]/[.L65])^2)*-1" office:value-type="float" office:value="-3.48603914969449" calcext:value-type="float">
            <text:p>-3.4860391496944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5]+0.01" office:value-type="float" office:value="1.64" calcext:value-type="float">
            <text:p>1.64</text:p>
          </table:table-cell>
          <table:table-cell table:formula="of:=IF([.L66]&lt;[.$K$2];(SQRT([.$I$2])+0.5*LN([.L66]/[.$K$2]))^2;0)" office:value-type="float" office:value="0" calcext:value-type="float">
            <text:p>0</text:p>
          </table:table-cell>
          <table:table-cell table:formula="of:=IF([.L66]&lt;[.$K$2];SQRT([.M66])+[.M66];0)" office:value-type="float" office:value="0" calcext:value-type="float">
            <text:p>0</text:p>
          </table:table-cell>
          <table:table-cell table:formula="of:=IF([.L66]&lt;[.$K$2];([.M66]-[.$E$2]/([.$D$2]^2))*[.$D$2]*[.$B$2];[.$A$2]-([.$A$2]-[.$J$2])*([.$K$2]/[.L66])^2)*-1" office:value-type="float" office:value="-1.0289885422281" calcext:value-type="float">
            <text:p>-1.0289885422281</text:p>
          </table:table-cell>
          <table:table-cell table:formula="of:=IF([.L66]&lt;[.$K$2];([.N66]-[.$E$2]/([.$D$2]^2))*[.$D$2]*[.$B$2];[.$A$2]+([.$A$2]-[.$J$2])*([.$K$2]/[.L66])^2)*-1" office:value-type="float" office:value="-3.4710114577719" calcext:value-type="float">
            <text:p>-3.471011457771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6]+0.01" office:value-type="float" office:value="1.65" calcext:value-type="float">
            <text:p>1.65</text:p>
          </table:table-cell>
          <table:table-cell table:formula="of:=IF([.L67]&lt;[.$K$2];(SQRT([.$I$2])+0.5*LN([.L67]/[.$K$2]))^2;0)" office:value-type="float" office:value="0" calcext:value-type="float">
            <text:p>0</text:p>
          </table:table-cell>
          <table:table-cell table:formula="of:=IF([.L67]&lt;[.$K$2];SQRT([.M67])+[.M67];0)" office:value-type="float" office:value="0" calcext:value-type="float">
            <text:p>0</text:p>
          </table:table-cell>
          <table:table-cell table:formula="of:=IF([.L67]&lt;[.$K$2];([.M67]-[.$E$2]/([.$D$2]^2))*[.$D$2]*[.$B$2];[.$A$2]-([.$A$2]-[.$J$2])*([.$K$2]/[.L67])^2)*-1" office:value-type="float" office:value="-1.04374383220448" calcext:value-type="float">
            <text:p>-1.04374383220448</text:p>
          </table:table-cell>
          <table:table-cell table:formula="of:=IF([.L67]&lt;[.$K$2];([.N67]-[.$E$2]/([.$D$2]^2))*[.$D$2]*[.$B$2];[.$A$2]+([.$A$2]-[.$J$2])*([.$K$2]/[.L67])^2)*-1" office:value-type="float" office:value="-3.45625616779552" calcext:value-type="float">
            <text:p>-3.4562561677955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7]+0.01" office:value-type="float" office:value="1.66" calcext:value-type="float">
            <text:p>1.66</text:p>
          </table:table-cell>
          <table:table-cell table:formula="of:=IF([.L68]&lt;[.$K$2];(SQRT([.$I$2])+0.5*LN([.L68]/[.$K$2]))^2;0)" office:value-type="float" office:value="0" calcext:value-type="float">
            <text:p>0</text:p>
          </table:table-cell>
          <table:table-cell table:formula="of:=IF([.L68]&lt;[.$K$2];SQRT([.M68])+[.M68];0)" office:value-type="float" office:value="0" calcext:value-type="float">
            <text:p>0</text:p>
          </table:table-cell>
          <table:table-cell table:formula="of:=IF([.L68]&lt;[.$K$2];([.M68]-[.$E$2]/([.$D$2]^2))*[.$D$2]*[.$B$2];[.$A$2]-([.$A$2]-[.$J$2])*([.$K$2]/[.L68])^2)*-1" office:value-type="float" office:value="-1.05823326432599" calcext:value-type="float">
            <text:p>-1.05823326432599</text:p>
          </table:table-cell>
          <table:table-cell table:formula="of:=IF([.L68]&lt;[.$K$2];([.N68]-[.$E$2]/([.$D$2]^2))*[.$D$2]*[.$B$2];[.$A$2]+([.$A$2]-[.$J$2])*([.$K$2]/[.L68])^2)*-1" office:value-type="float" office:value="-3.44176673567401" calcext:value-type="float">
            <text:p>-3.4417667356740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8]+0.01" office:value-type="float" office:value="1.67" calcext:value-type="float">
            <text:p>1.67</text:p>
          </table:table-cell>
          <table:table-cell table:formula="of:=IF([.L69]&lt;[.$K$2];(SQRT([.$I$2])+0.5*LN([.L69]/[.$K$2]))^2;0)" office:value-type="float" office:value="0" calcext:value-type="float">
            <text:p>0</text:p>
          </table:table-cell>
          <table:table-cell table:formula="of:=IF([.L69]&lt;[.$K$2];SQRT([.M69])+[.M69];0)" office:value-type="float" office:value="0" calcext:value-type="float">
            <text:p>0</text:p>
          </table:table-cell>
          <table:table-cell table:formula="of:=IF([.L69]&lt;[.$K$2];([.M69]-[.$E$2]/([.$D$2]^2))*[.$D$2]*[.$B$2];[.$A$2]-([.$A$2]-[.$J$2])*([.$K$2]/[.L69])^2)*-1" office:value-type="float" office:value="-1.0724631873415" calcext:value-type="float">
            <text:p>-1.0724631873415</text:p>
          </table:table-cell>
          <table:table-cell table:formula="of:=IF([.L69]&lt;[.$K$2];([.N69]-[.$E$2]/([.$D$2]^2))*[.$D$2]*[.$B$2];[.$A$2]+([.$A$2]-[.$J$2])*([.$K$2]/[.L69])^2)*-1" office:value-type="float" office:value="-3.4275368126585" calcext:value-type="float">
            <text:p>-3.427536812658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9]+0.01" office:value-type="float" office:value="1.68" calcext:value-type="float">
            <text:p>1.68</text:p>
          </table:table-cell>
          <table:table-cell table:formula="of:=IF([.L70]&lt;[.$K$2];(SQRT([.$I$2])+0.5*LN([.L70]/[.$K$2]))^2;0)" office:value-type="float" office:value="0" calcext:value-type="float">
            <text:p>0</text:p>
          </table:table-cell>
          <table:table-cell table:formula="of:=IF([.L70]&lt;[.$K$2];SQRT([.M70])+[.M70];0)" office:value-type="float" office:value="0" calcext:value-type="float">
            <text:p>0</text:p>
          </table:table-cell>
          <table:table-cell table:formula="of:=IF([.L70]&lt;[.$K$2];([.M70]-[.$E$2]/([.$D$2]^2))*[.$D$2]*[.$B$2];[.$A$2]-([.$A$2]-[.$J$2])*([.$K$2]/[.L70])^2)*-1" office:value-type="float" office:value="-1.08643976161306" calcext:value-type="float">
            <text:p>-1.08643976161306</text:p>
          </table:table-cell>
          <table:table-cell table:formula="of:=IF([.L70]&lt;[.$K$2];([.N70]-[.$E$2]/([.$D$2]^2))*[.$D$2]*[.$B$2];[.$A$2]+([.$A$2]-[.$J$2])*([.$K$2]/[.L70])^2)*-1" office:value-type="float" office:value="-3.41356023838694" calcext:value-type="float">
            <text:p>-3.4135602383869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70]+0.01" office:value-type="float" office:value="1.69" calcext:value-type="float">
            <text:p>1.69</text:p>
          </table:table-cell>
          <table:table-cell table:formula="of:=IF([.L71]&lt;[.$K$2];(SQRT([.$I$2])+0.5*LN([.L71]/[.$K$2]))^2;0)" office:value-type="float" office:value="0" calcext:value-type="float">
            <text:p>0</text:p>
          </table:table-cell>
          <table:table-cell table:formula="of:=IF([.L71]&lt;[.$K$2];SQRT([.M71])+[.M71];0)" office:value-type="float" office:value="0" calcext:value-type="float">
            <text:p>0</text:p>
          </table:table-cell>
          <table:table-cell table:formula="of:=IF([.L71]&lt;[.$K$2];([.M71]-[.$E$2]/([.$D$2]^2))*[.$D$2]*[.$B$2];[.$A$2]-([.$A$2]-[.$J$2])*([.$K$2]/[.L71])^2)*-1" office:value-type="float" office:value="-1.10016896578436" calcext:value-type="float">
            <text:p>-1.10016896578436</text:p>
          </table:table-cell>
          <table:table-cell table:formula="of:=IF([.L71]&lt;[.$K$2];([.N71]-[.$E$2]/([.$D$2]^2))*[.$D$2]*[.$B$2];[.$A$2]+([.$A$2]-[.$J$2])*([.$K$2]/[.L71])^2)*-1" office:value-type="float" office:value="-3.39983103421564" calcext:value-type="float">
            <text:p>-3.3998310342156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71]+0.01" office:value-type="float" office:value="1.7" calcext:value-type="float">
            <text:p>1.7</text:p>
          </table:table-cell>
          <table:table-cell table:formula="of:=IF([.L72]&lt;[.$K$2];(SQRT([.$I$2])+0.5*LN([.L72]/[.$K$2]))^2;0)" office:value-type="float" office:value="0" calcext:value-type="float">
            <text:p>0</text:p>
          </table:table-cell>
          <table:table-cell table:formula="of:=IF([.L72]&lt;[.$K$2];SQRT([.M72])+[.M72];0)" office:value-type="float" office:value="0" calcext:value-type="float">
            <text:p>0</text:p>
          </table:table-cell>
          <table:table-cell table:formula="of:=IF([.L72]&lt;[.$K$2];([.M72]-[.$E$2]/([.$D$2]^2))*[.$D$2]*[.$B$2];[.$A$2]-([.$A$2]-[.$J$2])*([.$K$2]/[.L72])^2)*-1" office:value-type="float" office:value="-1.11365660317533" calcext:value-type="float">
            <text:p>-1.11365660317533</text:p>
          </table:table-cell>
          <table:table-cell table:formula="of:=IF([.L72]&lt;[.$K$2];([.N72]-[.$E$2]/([.$D$2]^2))*[.$D$2]*[.$B$2];[.$A$2]+([.$A$2]-[.$J$2])*([.$K$2]/[.L72])^2)*-1" office:value-type="float" office:value="-3.38634339682467" calcext:value-type="float">
            <text:p>-3.3863433968246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72]+0.01" office:value-type="float" office:value="1.71" calcext:value-type="float">
            <text:p>1.71</text:p>
          </table:table-cell>
          <table:table-cell table:formula="of:=IF([.L73]&lt;[.$K$2];(SQRT([.$I$2])+0.5*LN([.L73]/[.$K$2]))^2;0)" office:value-type="float" office:value="0" calcext:value-type="float">
            <text:p>0</text:p>
          </table:table-cell>
          <table:table-cell table:formula="of:=IF([.L73]&lt;[.$K$2];SQRT([.M73])+[.M73];0)" office:value-type="float" office:value="0" calcext:value-type="float">
            <text:p>0</text:p>
          </table:table-cell>
          <table:table-cell table:formula="of:=IF([.L73]&lt;[.$K$2];([.M73]-[.$E$2]/([.$D$2]^2))*[.$D$2]*[.$B$2];[.$A$2]-([.$A$2]-[.$J$2])*([.$K$2]/[.L73])^2)*-1" office:value-type="float" office:value="-1.12690830791584" calcext:value-type="float">
            <text:p>-1.12690830791584</text:p>
          </table:table-cell>
          <table:table-cell table:formula="of:=IF([.L73]&lt;[.$K$2];([.N73]-[.$E$2]/([.$D$2]^2))*[.$D$2]*[.$B$2];[.$A$2]+([.$A$2]-[.$J$2])*([.$K$2]/[.L73])^2)*-1" office:value-type="float" office:value="-3.37309169208416" calcext:value-type="float">
            <text:p>-3.373091692084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73]+0.01" office:value-type="float" office:value="1.72" calcext:value-type="float">
            <text:p>1.72</text:p>
          </table:table-cell>
          <table:table-cell table:formula="of:=IF([.L74]&lt;[.$K$2];(SQRT([.$I$2])+0.5*LN([.L74]/[.$K$2]))^2;0)" office:value-type="float" office:value="0" calcext:value-type="float">
            <text:p>0</text:p>
          </table:table-cell>
          <table:table-cell table:formula="of:=IF([.L74]&lt;[.$K$2];SQRT([.M74])+[.M74];0)" office:value-type="float" office:value="0" calcext:value-type="float">
            <text:p>0</text:p>
          </table:table-cell>
          <table:table-cell table:formula="of:=IF([.L74]&lt;[.$K$2];([.M74]-[.$E$2]/([.$D$2]^2))*[.$D$2]*[.$B$2];[.$A$2]-([.$A$2]-[.$J$2])*([.$K$2]/[.L74])^2)*-1" office:value-type="float" office:value="-1.13992955083041" calcext:value-type="float">
            <text:p>-1.13992955083041</text:p>
          </table:table-cell>
          <table:table-cell table:formula="of:=IF([.L74]&lt;[.$K$2];([.N74]-[.$E$2]/([.$D$2]^2))*[.$D$2]*[.$B$2];[.$A$2]+([.$A$2]-[.$J$2])*([.$K$2]/[.L74])^2)*-1" office:value-type="float" office:value="-3.36007044916959" calcext:value-type="float">
            <text:p>-3.3600704491695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74]+0.01" office:value-type="float" office:value="1.73" calcext:value-type="float">
            <text:p>1.73</text:p>
          </table:table-cell>
          <table:table-cell table:formula="of:=IF([.L75]&lt;[.$K$2];(SQRT([.$I$2])+0.5*LN([.L75]/[.$K$2]))^2;0)" office:value-type="float" office:value="0" calcext:value-type="float">
            <text:p>0</text:p>
          </table:table-cell>
          <table:table-cell table:formula="of:=IF([.L75]&lt;[.$K$2];SQRT([.M75])+[.M75];0)" office:value-type="float" office:value="0" calcext:value-type="float">
            <text:p>0</text:p>
          </table:table-cell>
          <table:table-cell table:formula="of:=IF([.L75]&lt;[.$K$2];([.M75]-[.$E$2]/([.$D$2]^2))*[.$D$2]*[.$B$2];[.$A$2]-([.$A$2]-[.$J$2])*([.$K$2]/[.L75])^2)*-1" office:value-type="float" office:value="-1.1527256450856" calcext:value-type="float">
            <text:p>-1.1527256450856</text:p>
          </table:table-cell>
          <table:table-cell table:formula="of:=IF([.L75]&lt;[.$K$2];([.N75]-[.$E$2]/([.$D$2]^2))*[.$D$2]*[.$B$2];[.$A$2]+([.$A$2]-[.$J$2])*([.$K$2]/[.L75])^2)*-1" office:value-type="float" office:value="-3.3472743549144" calcext:value-type="float">
            <text:p>-3.347274354914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75]+0.01" office:value-type="float" office:value="1.74" calcext:value-type="float">
            <text:p>1.74</text:p>
          </table:table-cell>
          <table:table-cell table:formula="of:=IF([.L76]&lt;[.$K$2];(SQRT([.$I$2])+0.5*LN([.L76]/[.$K$2]))^2;0)" office:value-type="float" office:value="0" calcext:value-type="float">
            <text:p>0</text:p>
          </table:table-cell>
          <table:table-cell table:formula="of:=IF([.L76]&lt;[.$K$2];SQRT([.M76])+[.M76];0)" office:value-type="float" office:value="0" calcext:value-type="float">
            <text:p>0</text:p>
          </table:table-cell>
          <table:table-cell table:formula="of:=IF([.L76]&lt;[.$K$2];([.M76]-[.$E$2]/([.$D$2]^2))*[.$D$2]*[.$B$2];[.$A$2]-([.$A$2]-[.$J$2])*([.$K$2]/[.L76])^2)*-1" office:value-type="float" office:value="-1.16530175161075" calcext:value-type="float">
            <text:p>-1.16530175161075</text:p>
          </table:table-cell>
          <table:table-cell table:formula="of:=IF([.L76]&lt;[.$K$2];([.N76]-[.$E$2]/([.$D$2]^2))*[.$D$2]*[.$B$2];[.$A$2]+([.$A$2]-[.$J$2])*([.$K$2]/[.L76])^2)*-1" office:value-type="float" office:value="-3.33469824838925" calcext:value-type="float">
            <text:p>-3.3346982483892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76]+0.01" office:value-type="float" office:value="1.75" calcext:value-type="float">
            <text:p>1.75</text:p>
          </table:table-cell>
          <table:table-cell table:formula="of:=IF([.L77]&lt;[.$K$2];(SQRT([.$I$2])+0.5*LN([.L77]/[.$K$2]))^2;0)" office:value-type="float" office:value="0" calcext:value-type="float">
            <text:p>0</text:p>
          </table:table-cell>
          <table:table-cell table:formula="of:=IF([.L77]&lt;[.$K$2];SQRT([.M77])+[.M77];0)" office:value-type="float" office:value="0" calcext:value-type="float">
            <text:p>0</text:p>
          </table:table-cell>
          <table:table-cell table:formula="of:=IF([.L77]&lt;[.$K$2];([.M77]-[.$E$2]/([.$D$2]^2))*[.$D$2]*[.$B$2];[.$A$2]-([.$A$2]-[.$J$2])*([.$K$2]/[.L77])^2)*-1" office:value-type="float" office:value="-1.1776628843026" calcext:value-type="float">
            <text:p>-1.1776628843026</text:p>
          </table:table-cell>
          <table:table-cell table:formula="of:=IF([.L77]&lt;[.$K$2];([.N77]-[.$E$2]/([.$D$2]^2))*[.$D$2]*[.$B$2];[.$A$2]+([.$A$2]-[.$J$2])*([.$K$2]/[.L77])^2)*-1" office:value-type="float" office:value="-3.3223371156974" calcext:value-type="float">
            <text:p>-3.322337115697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77]+0.01" office:value-type="float" office:value="1.76" calcext:value-type="float">
            <text:p>1.76</text:p>
          </table:table-cell>
          <table:table-cell table:formula="of:=IF([.L78]&lt;[.$K$2];(SQRT([.$I$2])+0.5*LN([.L78]/[.$K$2]))^2;0)" office:value-type="float" office:value="0" calcext:value-type="float">
            <text:p>0</text:p>
          </table:table-cell>
          <table:table-cell table:formula="of:=IF([.L78]&lt;[.$K$2];SQRT([.M78])+[.M78];0)" office:value-type="float" office:value="0" calcext:value-type="float">
            <text:p>0</text:p>
          </table:table-cell>
          <table:table-cell table:formula="of:=IF([.L78]&lt;[.$K$2];([.M78]-[.$E$2]/([.$D$2]^2))*[.$D$2]*[.$B$2];[.$A$2]-([.$A$2]-[.$J$2])*([.$K$2]/[.L78])^2)*-1" office:value-type="float" office:value="-1.18981391502347" calcext:value-type="float">
            <text:p>-1.18981391502347</text:p>
          </table:table-cell>
          <table:table-cell table:formula="of:=IF([.L78]&lt;[.$K$2];([.N78]-[.$E$2]/([.$D$2]^2))*[.$D$2]*[.$B$2];[.$A$2]+([.$A$2]-[.$J$2])*([.$K$2]/[.L78])^2)*-1" office:value-type="float" office:value="-3.31018608497653" calcext:value-type="float">
            <text:p>-3.3101860849765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78]+0.01" office:value-type="float" office:value="1.77" calcext:value-type="float">
            <text:p>1.77</text:p>
          </table:table-cell>
          <table:table-cell table:formula="of:=IF([.L79]&lt;[.$K$2];(SQRT([.$I$2])+0.5*LN([.L79]/[.$K$2]))^2;0)" office:value-type="float" office:value="0" calcext:value-type="float">
            <text:p>0</text:p>
          </table:table-cell>
          <table:table-cell table:formula="of:=IF([.L79]&lt;[.$K$2];SQRT([.M79])+[.M79];0)" office:value-type="float" office:value="0" calcext:value-type="float">
            <text:p>0</text:p>
          </table:table-cell>
          <table:table-cell table:formula="of:=IF([.L79]&lt;[.$K$2];([.M79]-[.$E$2]/([.$D$2]^2))*[.$D$2]*[.$B$2];[.$A$2]-([.$A$2]-[.$J$2])*([.$K$2]/[.L79])^2)*-1" office:value-type="float" office:value="-1.20175957840234" calcext:value-type="float">
            <text:p>-1.20175957840234</text:p>
          </table:table-cell>
          <table:table-cell table:formula="of:=IF([.L79]&lt;[.$K$2];([.N79]-[.$E$2]/([.$D$2]^2))*[.$D$2]*[.$B$2];[.$A$2]+([.$A$2]-[.$J$2])*([.$K$2]/[.L79])^2)*-1" office:value-type="float" office:value="-3.29824042159766" calcext:value-type="float">
            <text:p>-3.2982404215976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79]+0.01" office:value-type="float" office:value="1.78" calcext:value-type="float">
            <text:p>1.78</text:p>
          </table:table-cell>
          <table:table-cell table:formula="of:=IF([.L80]&lt;[.$K$2];(SQRT([.$I$2])+0.5*LN([.L80]/[.$K$2]))^2;0)" office:value-type="float" office:value="0" calcext:value-type="float">
            <text:p>0</text:p>
          </table:table-cell>
          <table:table-cell table:formula="of:=IF([.L80]&lt;[.$K$2];SQRT([.M80])+[.M80];0)" office:value-type="float" office:value="0" calcext:value-type="float">
            <text:p>0</text:p>
          </table:table-cell>
          <table:table-cell table:formula="of:=IF([.L80]&lt;[.$K$2];([.M80]-[.$E$2]/([.$D$2]^2))*[.$D$2]*[.$B$2];[.$A$2]-([.$A$2]-[.$J$2])*([.$K$2]/[.L80])^2)*-1" office:value-type="float" office:value="-1.21350447644764" calcext:value-type="float">
            <text:p>-1.21350447644764</text:p>
          </table:table-cell>
          <table:table-cell table:formula="of:=IF([.L80]&lt;[.$K$2];([.N80]-[.$E$2]/([.$D$2]^2))*[.$D$2]*[.$B$2];[.$A$2]+([.$A$2]-[.$J$2])*([.$K$2]/[.L80])^2)*-1" office:value-type="float" office:value="-3.28649552355236" calcext:value-type="float">
            <text:p>-3.2864955235523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80]+0.01" office:value-type="float" office:value="1.79" calcext:value-type="float">
            <text:p>1.79</text:p>
          </table:table-cell>
          <table:table-cell table:formula="of:=IF([.L81]&lt;[.$K$2];(SQRT([.$I$2])+0.5*LN([.L81]/[.$K$2]))^2;0)" office:value-type="float" office:value="0" calcext:value-type="float">
            <text:p>0</text:p>
          </table:table-cell>
          <table:table-cell table:formula="of:=IF([.L81]&lt;[.$K$2];SQRT([.M81])+[.M81];0)" office:value-type="float" office:value="0" calcext:value-type="float">
            <text:p>0</text:p>
          </table:table-cell>
          <table:table-cell table:formula="of:=IF([.L81]&lt;[.$K$2];([.M81]-[.$E$2]/([.$D$2]^2))*[.$D$2]*[.$B$2];[.$A$2]-([.$A$2]-[.$J$2])*([.$K$2]/[.L81])^2)*-1" office:value-type="float" office:value="-1.22505308298015" calcext:value-type="float">
            <text:p>-1.22505308298015</text:p>
          </table:table-cell>
          <table:table-cell table:formula="of:=IF([.L81]&lt;[.$K$2];([.N81]-[.$E$2]/([.$D$2]^2))*[.$D$2]*[.$B$2];[.$A$2]+([.$A$2]-[.$J$2])*([.$K$2]/[.L81])^2)*-1" office:value-type="float" office:value="-3.27494691701985" calcext:value-type="float">
            <text:p>-3.2749469170198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81]+0.01" office:value-type="float" office:value="1.8" calcext:value-type="float">
            <text:p>1.8</text:p>
          </table:table-cell>
          <table:table-cell table:formula="of:=IF([.L82]&lt;[.$K$2];(SQRT([.$I$2])+0.5*LN([.L82]/[.$K$2]))^2;0)" office:value-type="float" office:value="0" calcext:value-type="float">
            <text:p>0</text:p>
          </table:table-cell>
          <table:table-cell table:formula="of:=IF([.L82]&lt;[.$K$2];SQRT([.M82])+[.M82];0)" office:value-type="float" office:value="0" calcext:value-type="float">
            <text:p>0</text:p>
          </table:table-cell>
          <table:table-cell table:formula="of:=IF([.L82]&lt;[.$K$2];([.M82]-[.$E$2]/([.$D$2]^2))*[.$D$2]*[.$B$2];[.$A$2]-([.$A$2]-[.$J$2])*([.$K$2]/[.L82])^2)*-1" office:value-type="float" office:value="-1.23640974789404" calcext:value-type="float">
            <text:p>-1.23640974789404</text:p>
          </table:table-cell>
          <table:table-cell table:formula="of:=IF([.L82]&lt;[.$K$2];([.N82]-[.$E$2]/([.$D$2]^2))*[.$D$2]*[.$B$2];[.$A$2]+([.$A$2]-[.$J$2])*([.$K$2]/[.L82])^2)*-1" office:value-type="float" office:value="-3.26359025210596" calcext:value-type="float">
            <text:p>-3.2635902521059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82]+0.01" office:value-type="float" office:value="1.81" calcext:value-type="float">
            <text:p>1.81</text:p>
          </table:table-cell>
          <table:table-cell table:formula="of:=IF([.L83]&lt;[.$K$2];(SQRT([.$I$2])+0.5*LN([.L83]/[.$K$2]))^2;0)" office:value-type="float" office:value="0" calcext:value-type="float">
            <text:p>0</text:p>
          </table:table-cell>
          <table:table-cell table:formula="of:=IF([.L83]&lt;[.$K$2];SQRT([.M83])+[.M83];0)" office:value-type="float" office:value="0" calcext:value-type="float">
            <text:p>0</text:p>
          </table:table-cell>
          <table:table-cell table:formula="of:=IF([.L83]&lt;[.$K$2];([.M83]-[.$E$2]/([.$D$2]^2))*[.$D$2]*[.$B$2];[.$A$2]-([.$A$2]-[.$J$2])*([.$K$2]/[.L83])^2)*-1" office:value-type="float" office:value="-1.24757870125353" calcext:value-type="float">
            <text:p>-1.24757870125353</text:p>
          </table:table-cell>
          <table:table-cell table:formula="of:=IF([.L83]&lt;[.$K$2];([.N83]-[.$E$2]/([.$D$2]^2))*[.$D$2]*[.$B$2];[.$A$2]+([.$A$2]-[.$J$2])*([.$K$2]/[.L83])^2)*-1" office:value-type="float" office:value="-3.25242129874647" calcext:value-type="float">
            <text:p>-3.2524212987464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83]+0.01" office:value-type="float" office:value="1.82" calcext:value-type="float">
            <text:p>1.82</text:p>
          </table:table-cell>
          <table:table-cell table:formula="of:=IF([.L84]&lt;[.$K$2];(SQRT([.$I$2])+0.5*LN([.L84]/[.$K$2]))^2;0)" office:value-type="float" office:value="0" calcext:value-type="float">
            <text:p>0</text:p>
          </table:table-cell>
          <table:table-cell table:formula="of:=IF([.L84]&lt;[.$K$2];SQRT([.M84])+[.M84];0)" office:value-type="float" office:value="0" calcext:value-type="float">
            <text:p>0</text:p>
          </table:table-cell>
          <table:table-cell table:formula="of:=IF([.L84]&lt;[.$K$2];([.M84]-[.$E$2]/([.$D$2]^2))*[.$D$2]*[.$B$2];[.$A$2]-([.$A$2]-[.$J$2])*([.$K$2]/[.L84])^2)*-1" office:value-type="float" office:value="-1.25856405723243" calcext:value-type="float">
            <text:p>-1.25856405723243</text:p>
          </table:table-cell>
          <table:table-cell table:formula="of:=IF([.L84]&lt;[.$K$2];([.N84]-[.$E$2]/([.$D$2]^2))*[.$D$2]*[.$B$2];[.$A$2]+([.$A$2]-[.$J$2])*([.$K$2]/[.L84])^2)*-1" office:value-type="float" office:value="-3.24143594276757" calcext:value-type="float">
            <text:p>-3.2414359427675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84]+0.01" office:value-type="float" office:value="1.83" calcext:value-type="float">
            <text:p>1.83</text:p>
          </table:table-cell>
          <table:table-cell table:formula="of:=IF([.L85]&lt;[.$K$2];(SQRT([.$I$2])+0.5*LN([.L85]/[.$K$2]))^2;0)" office:value-type="float" office:value="0" calcext:value-type="float">
            <text:p>0</text:p>
          </table:table-cell>
          <table:table-cell table:formula="of:=IF([.L85]&lt;[.$K$2];SQRT([.M85])+[.M85];0)" office:value-type="float" office:value="0" calcext:value-type="float">
            <text:p>0</text:p>
          </table:table-cell>
          <table:table-cell table:formula="of:=IF([.L85]&lt;[.$K$2];([.M85]-[.$E$2]/([.$D$2]^2))*[.$D$2]*[.$B$2];[.$A$2]-([.$A$2]-[.$J$2])*([.$K$2]/[.L85])^2)*-1" office:value-type="float" office:value="-1.2693698179034" calcext:value-type="float">
            <text:p>-1.2693698179034</text:p>
          </table:table-cell>
          <table:table-cell table:formula="of:=IF([.L85]&lt;[.$K$2];([.N85]-[.$E$2]/([.$D$2]^2))*[.$D$2]*[.$B$2];[.$A$2]+([.$A$2]-[.$J$2])*([.$K$2]/[.L85])^2)*-1" office:value-type="float" office:value="-3.2306301820966" calcext:value-type="float">
            <text:p>-3.230630182096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85]+0.01" office:value-type="float" office:value="1.84" calcext:value-type="float">
            <text:p>1.84</text:p>
          </table:table-cell>
          <table:table-cell table:formula="of:=IF([.L86]&lt;[.$K$2];(SQRT([.$I$2])+0.5*LN([.L86]/[.$K$2]))^2;0)" office:value-type="float" office:value="0" calcext:value-type="float">
            <text:p>0</text:p>
          </table:table-cell>
          <table:table-cell table:formula="of:=IF([.L86]&lt;[.$K$2];SQRT([.M86])+[.M86];0)" office:value-type="float" office:value="0" calcext:value-type="float">
            <text:p>0</text:p>
          </table:table-cell>
          <table:table-cell table:formula="of:=IF([.L86]&lt;[.$K$2];([.M86]-[.$E$2]/([.$D$2]^2))*[.$D$2]*[.$B$2];[.$A$2]-([.$A$2]-[.$J$2])*([.$K$2]/[.L86])^2)*-1" office:value-type="float" office:value="-1.27999987688348" calcext:value-type="float">
            <text:p>-1.27999987688348</text:p>
          </table:table-cell>
          <table:table-cell table:formula="of:=IF([.L86]&lt;[.$K$2];([.N86]-[.$E$2]/([.$D$2]^2))*[.$D$2]*[.$B$2];[.$A$2]+([.$A$2]-[.$J$2])*([.$K$2]/[.L86])^2)*-1" office:value-type="float" office:value="-3.22000012311652" calcext:value-type="float">
            <text:p>-3.2200001231165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86]+0.01" office:value-type="float" office:value="1.85" calcext:value-type="float">
            <text:p>1.85</text:p>
          </table:table-cell>
          <table:table-cell table:formula="of:=IF([.L87]&lt;[.$K$2];(SQRT([.$I$2])+0.5*LN([.L87]/[.$K$2]))^2;0)" office:value-type="float" office:value="0" calcext:value-type="float">
            <text:p>0</text:p>
          </table:table-cell>
          <table:table-cell table:formula="of:=IF([.L87]&lt;[.$K$2];SQRT([.M87])+[.M87];0)" office:value-type="float" office:value="0" calcext:value-type="float">
            <text:p>0</text:p>
          </table:table-cell>
          <table:table-cell table:formula="of:=IF([.L87]&lt;[.$K$2];([.M87]-[.$E$2]/([.$D$2]^2))*[.$D$2]*[.$B$2];[.$A$2]-([.$A$2]-[.$J$2])*([.$K$2]/[.L87])^2)*-1" office:value-type="float" office:value="-1.29045802284199" calcext:value-type="float">
            <text:p>-1.29045802284199</text:p>
          </table:table-cell>
          <table:table-cell table:formula="of:=IF([.L87]&lt;[.$K$2];([.N87]-[.$E$2]/([.$D$2]^2))*[.$D$2]*[.$B$2];[.$A$2]+([.$A$2]-[.$J$2])*([.$K$2]/[.L87])^2)*-1" office:value-type="float" office:value="-3.20954197715801" calcext:value-type="float">
            <text:p>-3.2095419771580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87]+0.01" office:value-type="float" office:value="1.86" calcext:value-type="float">
            <text:p>1.86</text:p>
          </table:table-cell>
          <table:table-cell table:formula="of:=IF([.L88]&lt;[.$K$2];(SQRT([.$I$2])+0.5*LN([.L88]/[.$K$2]))^2;0)" office:value-type="float" office:value="0" calcext:value-type="float">
            <text:p>0</text:p>
          </table:table-cell>
          <table:table-cell table:formula="of:=IF([.L88]&lt;[.$K$2];SQRT([.M88])+[.M88];0)" office:value-type="float" office:value="0" calcext:value-type="float">
            <text:p>0</text:p>
          </table:table-cell>
          <table:table-cell table:formula="of:=IF([.L88]&lt;[.$K$2];([.M88]-[.$E$2]/([.$D$2]^2))*[.$D$2]*[.$B$2];[.$A$2]-([.$A$2]-[.$J$2])*([.$K$2]/[.L88])^2)*-1" office:value-type="float" office:value="-1.30074794287684" calcext:value-type="float">
            <text:p>-1.30074794287684</text:p>
          </table:table-cell>
          <table:table-cell table:formula="of:=IF([.L88]&lt;[.$K$2];([.N88]-[.$E$2]/([.$D$2]^2))*[.$D$2]*[.$B$2];[.$A$2]+([.$A$2]-[.$J$2])*([.$K$2]/[.L88])^2)*-1" office:value-type="float" office:value="-3.19925205712316" calcext:value-type="float">
            <text:p>-3.199252057123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88]+0.01" office:value-type="float" office:value="1.87" calcext:value-type="float">
            <text:p>1.87</text:p>
          </table:table-cell>
          <table:table-cell table:formula="of:=IF([.L89]&lt;[.$K$2];(SQRT([.$I$2])+0.5*LN([.L89]/[.$K$2]))^2;0)" office:value-type="float" office:value="0" calcext:value-type="float">
            <text:p>0</text:p>
          </table:table-cell>
          <table:table-cell table:formula="of:=IF([.L89]&lt;[.$K$2];SQRT([.M89])+[.M89];0)" office:value-type="float" office:value="0" calcext:value-type="float">
            <text:p>0</text:p>
          </table:table-cell>
          <table:table-cell table:formula="of:=IF([.L89]&lt;[.$K$2];([.M89]-[.$E$2]/([.$D$2]^2))*[.$D$2]*[.$B$2];[.$A$2]-([.$A$2]-[.$J$2])*([.$K$2]/[.L89])^2)*-1" office:value-type="float" office:value="-1.31087322576473" calcext:value-type="float">
            <text:p>-1.31087322576473</text:p>
          </table:table-cell>
          <table:table-cell table:formula="of:=IF([.L89]&lt;[.$K$2];([.N89]-[.$E$2]/([.$D$2]^2))*[.$D$2]*[.$B$2];[.$A$2]+([.$A$2]-[.$J$2])*([.$K$2]/[.L89])^2)*-1" office:value-type="float" office:value="-3.18912677423527" calcext:value-type="float">
            <text:p>-3.1891267742352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89]+0.01" office:value-type="float" office:value="1.88" calcext:value-type="float">
            <text:p>1.88</text:p>
          </table:table-cell>
          <table:table-cell table:formula="of:=IF([.L90]&lt;[.$K$2];(SQRT([.$I$2])+0.5*LN([.L90]/[.$K$2]))^2;0)" office:value-type="float" office:value="0" calcext:value-type="float">
            <text:p>0</text:p>
          </table:table-cell>
          <table:table-cell table:formula="of:=IF([.L90]&lt;[.$K$2];SQRT([.M90])+[.M90];0)" office:value-type="float" office:value="0" calcext:value-type="float">
            <text:p>0</text:p>
          </table:table-cell>
          <table:table-cell table:formula="of:=IF([.L90]&lt;[.$K$2];([.M90]-[.$E$2]/([.$D$2]^2))*[.$D$2]*[.$B$2];[.$A$2]-([.$A$2]-[.$J$2])*([.$K$2]/[.L90])^2)*-1" office:value-type="float" office:value="-1.32083736509074" calcext:value-type="float">
            <text:p>-1.32083736509074</text:p>
          </table:table-cell>
          <table:table-cell table:formula="of:=IF([.L90]&lt;[.$K$2];([.N90]-[.$E$2]/([.$D$2]^2))*[.$D$2]*[.$B$2];[.$A$2]+([.$A$2]-[.$J$2])*([.$K$2]/[.L90])^2)*-1" office:value-type="float" office:value="-3.17916263490926" calcext:value-type="float">
            <text:p>-3.1791626349092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90]+0.01" office:value-type="float" office:value="1.89" calcext:value-type="float">
            <text:p>1.89</text:p>
          </table:table-cell>
          <table:table-cell table:formula="of:=IF([.L91]&lt;[.$K$2];(SQRT([.$I$2])+0.5*LN([.L91]/[.$K$2]))^2;0)" office:value-type="float" office:value="0" calcext:value-type="float">
            <text:p>0</text:p>
          </table:table-cell>
          <table:table-cell table:formula="of:=IF([.L91]&lt;[.$K$2];SQRT([.M91])+[.M91];0)" office:value-type="float" office:value="0" calcext:value-type="float">
            <text:p>0</text:p>
          </table:table-cell>
          <table:table-cell table:formula="of:=IF([.L91]&lt;[.$K$2];([.M91]-[.$E$2]/([.$D$2]^2))*[.$D$2]*[.$B$2];[.$A$2]-([.$A$2]-[.$J$2])*([.$K$2]/[.L91])^2)*-1" office:value-type="float" office:value="-1.33064376226217" calcext:value-type="float">
            <text:p>-1.33064376226217</text:p>
          </table:table-cell>
          <table:table-cell table:formula="of:=IF([.L91]&lt;[.$K$2];([.N91]-[.$E$2]/([.$D$2]^2))*[.$D$2]*[.$B$2];[.$A$2]+([.$A$2]-[.$J$2])*([.$K$2]/[.L91])^2)*-1" office:value-type="float" office:value="-3.16935623773783" calcext:value-type="float">
            <text:p>-3.1693562377378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91]+0.01" office:value-type="float" office:value="1.9" calcext:value-type="float">
            <text:p>1.9</text:p>
          </table:table-cell>
          <table:table-cell table:formula="of:=IF([.L92]&lt;[.$K$2];(SQRT([.$I$2])+0.5*LN([.L92]/[.$K$2]))^2;0)" office:value-type="float" office:value="0" calcext:value-type="float">
            <text:p>0</text:p>
          </table:table-cell>
          <table:table-cell table:formula="of:=IF([.L92]&lt;[.$K$2];SQRT([.M92])+[.M92];0)" office:value-type="float" office:value="0" calcext:value-type="float">
            <text:p>0</text:p>
          </table:table-cell>
          <table:table-cell table:formula="of:=IF([.L92]&lt;[.$K$2];([.M92]-[.$E$2]/([.$D$2]^2))*[.$D$2]*[.$B$2];[.$A$2]-([.$A$2]-[.$J$2])*([.$K$2]/[.L92])^2)*-1" office:value-type="float" office:value="-1.34029572941183" calcext:value-type="float">
            <text:p>-1.34029572941183</text:p>
          </table:table-cell>
          <table:table-cell table:formula="of:=IF([.L92]&lt;[.$K$2];([.N92]-[.$E$2]/([.$D$2]^2))*[.$D$2]*[.$B$2];[.$A$2]+([.$A$2]-[.$J$2])*([.$K$2]/[.L92])^2)*-1" office:value-type="float" office:value="-3.15970427058817" calcext:value-type="float">
            <text:p>-3.159704270588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92]+0.01" office:value-type="float" office:value="1.91" calcext:value-type="float">
            <text:p>1.91</text:p>
          </table:table-cell>
          <table:table-cell table:formula="of:=IF([.L93]&lt;[.$K$2];(SQRT([.$I$2])+0.5*LN([.L93]/[.$K$2]))^2;0)" office:value-type="float" office:value="0" calcext:value-type="float">
            <text:p>0</text:p>
          </table:table-cell>
          <table:table-cell table:formula="of:=IF([.L93]&lt;[.$K$2];SQRT([.M93])+[.M93];0)" office:value-type="float" office:value="0" calcext:value-type="float">
            <text:p>0</text:p>
          </table:table-cell>
          <table:table-cell table:formula="of:=IF([.L93]&lt;[.$K$2];([.M93]-[.$E$2]/([.$D$2]^2))*[.$D$2]*[.$B$2];[.$A$2]-([.$A$2]-[.$J$2])*([.$K$2]/[.L93])^2)*-1" office:value-type="float" office:value="-1.34979649219503" calcext:value-type="float">
            <text:p>-1.34979649219503</text:p>
          </table:table-cell>
          <table:table-cell table:formula="of:=IF([.L93]&lt;[.$K$2];([.N93]-[.$E$2]/([.$D$2]^2))*[.$D$2]*[.$B$2];[.$A$2]+([.$A$2]-[.$J$2])*([.$K$2]/[.L93])^2)*-1" office:value-type="float" office:value="-3.15020350780497" calcext:value-type="float">
            <text:p>-3.1502035078049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93]+0.01" office:value-type="float" office:value="1.92" calcext:value-type="float">
            <text:p>1.92</text:p>
          </table:table-cell>
          <table:table-cell table:formula="of:=IF([.L94]&lt;[.$K$2];(SQRT([.$I$2])+0.5*LN([.L94]/[.$K$2]))^2;0)" office:value-type="float" office:value="0" calcext:value-type="float">
            <text:p>0</text:p>
          </table:table-cell>
          <table:table-cell table:formula="of:=IF([.L94]&lt;[.$K$2];SQRT([.M94])+[.M94];0)" office:value-type="float" office:value="0" calcext:value-type="float">
            <text:p>0</text:p>
          </table:table-cell>
          <table:table-cell table:formula="of:=IF([.L94]&lt;[.$K$2];([.M94]-[.$E$2]/([.$D$2]^2))*[.$D$2]*[.$B$2];[.$A$2]-([.$A$2]-[.$J$2])*([.$K$2]/[.L94])^2)*-1" office:value-type="float" office:value="-1.359149192485" calcext:value-type="float">
            <text:p>-1.359149192485</text:p>
          </table:table-cell>
          <table:table-cell table:formula="of:=IF([.L94]&lt;[.$K$2];([.N94]-[.$E$2]/([.$D$2]^2))*[.$D$2]*[.$B$2];[.$A$2]+([.$A$2]-[.$J$2])*([.$K$2]/[.L94])^2)*-1" office:value-type="float" office:value="-3.140850807515" calcext:value-type="float">
            <text:p>-3.14085080751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94]+0.01" office:value-type="float" office:value="1.93" calcext:value-type="float">
            <text:p>1.93</text:p>
          </table:table-cell>
          <table:table-cell table:formula="of:=IF([.L95]&lt;[.$K$2];(SQRT([.$I$2])+0.5*LN([.L95]/[.$K$2]))^2;0)" office:value-type="float" office:value="0" calcext:value-type="float">
            <text:p>0</text:p>
          </table:table-cell>
          <table:table-cell table:formula="of:=IF([.L95]&lt;[.$K$2];SQRT([.M95])+[.M95];0)" office:value-type="float" office:value="0" calcext:value-type="float">
            <text:p>0</text:p>
          </table:table-cell>
          <table:table-cell table:formula="of:=IF([.L95]&lt;[.$K$2];([.M95]-[.$E$2]/([.$D$2]^2))*[.$D$2]*[.$B$2];[.$A$2]-([.$A$2]-[.$J$2])*([.$K$2]/[.L95])^2)*-1" office:value-type="float" office:value="-1.36835689097068" calcext:value-type="float">
            <text:p>-1.36835689097068</text:p>
          </table:table-cell>
          <table:table-cell table:formula="of:=IF([.L95]&lt;[.$K$2];([.N95]-[.$E$2]/([.$D$2]^2))*[.$D$2]*[.$B$2];[.$A$2]+([.$A$2]-[.$J$2])*([.$K$2]/[.L95])^2)*-1" office:value-type="float" office:value="-3.13164310902932" calcext:value-type="float">
            <text:p>-3.1316431090293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95]+0.01" office:value-type="float" office:value="1.94" calcext:value-type="float">
            <text:p>1.94</text:p>
          </table:table-cell>
          <table:table-cell table:formula="of:=IF([.L96]&lt;[.$K$2];(SQRT([.$I$2])+0.5*LN([.L96]/[.$K$2]))^2;0)" office:value-type="float" office:value="0" calcext:value-type="float">
            <text:p>0</text:p>
          </table:table-cell>
          <table:table-cell table:formula="of:=IF([.L96]&lt;[.$K$2];SQRT([.M96])+[.M96];0)" office:value-type="float" office:value="0" calcext:value-type="float">
            <text:p>0</text:p>
          </table:table-cell>
          <table:table-cell table:formula="of:=IF([.L96]&lt;[.$K$2];([.M96]-[.$E$2]/([.$D$2]^2))*[.$D$2]*[.$B$2];[.$A$2]-([.$A$2]-[.$J$2])*([.$K$2]/[.L96])^2)*-1" office:value-type="float" office:value="-1.37742256966115" calcext:value-type="float">
            <text:p>-1.37742256966115</text:p>
          </table:table-cell>
          <table:table-cell table:formula="of:=IF([.L96]&lt;[.$K$2];([.N96]-[.$E$2]/([.$D$2]^2))*[.$D$2]*[.$B$2];[.$A$2]+([.$A$2]-[.$J$2])*([.$K$2]/[.L96])^2)*-1" office:value-type="float" office:value="-3.12257743033885" calcext:value-type="float">
            <text:p>-3.1225774303388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96]+0.01" office:value-type="float" office:value="1.95" calcext:value-type="float">
            <text:p>1.95</text:p>
          </table:table-cell>
          <table:table-cell table:formula="of:=IF([.L97]&lt;[.$K$2];(SQRT([.$I$2])+0.5*LN([.L97]/[.$K$2]))^2;0)" office:value-type="float" office:value="0" calcext:value-type="float">
            <text:p>0</text:p>
          </table:table-cell>
          <table:table-cell table:formula="of:=IF([.L97]&lt;[.$K$2];SQRT([.M97])+[.M97];0)" office:value-type="float" office:value="0" calcext:value-type="float">
            <text:p>0</text:p>
          </table:table-cell>
          <table:table-cell table:formula="of:=IF([.L97]&lt;[.$K$2];([.M97]-[.$E$2]/([.$D$2]^2))*[.$D$2]*[.$B$2];[.$A$2]-([.$A$2]-[.$J$2])*([.$K$2]/[.L97])^2)*-1" office:value-type="float" office:value="-1.38634913430025" calcext:value-type="float">
            <text:p>-1.38634913430025</text:p>
          </table:table-cell>
          <table:table-cell table:formula="of:=IF([.L97]&lt;[.$K$2];([.N97]-[.$E$2]/([.$D$2]^2))*[.$D$2]*[.$B$2];[.$A$2]+([.$A$2]-[.$J$2])*([.$K$2]/[.L97])^2)*-1" office:value-type="float" office:value="-3.11365086569975" calcext:value-type="float">
            <text:p>-3.1136508656997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97]+0.01" office:value-type="float" office:value="1.96" calcext:value-type="float">
            <text:p>1.96</text:p>
          </table:table-cell>
          <table:table-cell table:formula="of:=IF([.L98]&lt;[.$K$2];(SQRT([.$I$2])+0.5*LN([.L98]/[.$K$2]))^2;0)" office:value-type="float" office:value="0" calcext:value-type="float">
            <text:p>0</text:p>
          </table:table-cell>
          <table:table-cell table:formula="of:=IF([.L98]&lt;[.$K$2];SQRT([.M98])+[.M98];0)" office:value-type="float" office:value="0" calcext:value-type="float">
            <text:p>0</text:p>
          </table:table-cell>
          <table:table-cell table:formula="of:=IF([.L98]&lt;[.$K$2];([.M98]-[.$E$2]/([.$D$2]^2))*[.$D$2]*[.$B$2];[.$A$2]-([.$A$2]-[.$J$2])*([.$K$2]/[.L98])^2)*-1" office:value-type="float" office:value="-1.39513941669531" calcext:value-type="float">
            <text:p>-1.39513941669531</text:p>
          </table:table-cell>
          <table:table-cell table:formula="of:=IF([.L98]&lt;[.$K$2];([.N98]-[.$E$2]/([.$D$2]^2))*[.$D$2]*[.$B$2];[.$A$2]+([.$A$2]-[.$J$2])*([.$K$2]/[.L98])^2)*-1" office:value-type="float" office:value="-3.10486058330469" calcext:value-type="float">
            <text:p>-3.1048605833046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98]+0.01" office:value-type="float" office:value="1.97" calcext:value-type="float">
            <text:p>1.97</text:p>
          </table:table-cell>
          <table:table-cell table:formula="of:=IF([.L99]&lt;[.$K$2];(SQRT([.$I$2])+0.5*LN([.L99]/[.$K$2]))^2;0)" office:value-type="float" office:value="0" calcext:value-type="float">
            <text:p>0</text:p>
          </table:table-cell>
          <table:table-cell table:formula="of:=IF([.L99]&lt;[.$K$2];SQRT([.M99])+[.M99];0)" office:value-type="float" office:value="0" calcext:value-type="float">
            <text:p>0</text:p>
          </table:table-cell>
          <table:table-cell table:formula="of:=IF([.L99]&lt;[.$K$2];([.M99]-[.$E$2]/([.$D$2]^2))*[.$D$2]*[.$B$2];[.$A$2]-([.$A$2]-[.$J$2])*([.$K$2]/[.L99])^2)*-1" office:value-type="float" office:value="-1.40379617696326" calcext:value-type="float">
            <text:p>-1.40379617696326</text:p>
          </table:table-cell>
          <table:table-cell table:formula="of:=IF([.L99]&lt;[.$K$2];([.N99]-[.$E$2]/([.$D$2]^2))*[.$D$2]*[.$B$2];[.$A$2]+([.$A$2]-[.$J$2])*([.$K$2]/[.L99])^2)*-1" office:value-type="float" office:value="-3.09620382303674" calcext:value-type="float">
            <text:p>-3.0962038230367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99]+0.01" office:value-type="float" office:value="1.98" calcext:value-type="float">
            <text:p>1.98</text:p>
          </table:table-cell>
          <table:table-cell table:formula="of:=IF([.L100]&lt;[.$K$2];(SQRT([.$I$2])+0.5*LN([.L100]/[.$K$2]))^2;0)" office:value-type="float" office:value="0" calcext:value-type="float">
            <text:p>0</text:p>
          </table:table-cell>
          <table:table-cell table:formula="of:=IF([.L100]&lt;[.$K$2];SQRT([.M100])+[.M100];0)" office:value-type="float" office:value="0" calcext:value-type="float">
            <text:p>0</text:p>
          </table:table-cell>
          <table:table-cell table:formula="of:=IF([.L100]&lt;[.$K$2];([.M100]-[.$E$2]/([.$D$2]^2))*[.$D$2]*[.$B$2];[.$A$2]-([.$A$2]-[.$J$2])*([.$K$2]/[.L100])^2)*-1" office:value-type="float" office:value="-1.41232210569756" calcext:value-type="float">
            <text:p>-1.41232210569756</text:p>
          </table:table-cell>
          <table:table-cell table:formula="of:=IF([.L100]&lt;[.$K$2];([.N100]-[.$E$2]/([.$D$2]^2))*[.$D$2]*[.$B$2];[.$A$2]+([.$A$2]-[.$J$2])*([.$K$2]/[.L100])^2)*-1" office:value-type="float" office:value="-3.08767789430244" calcext:value-type="float">
            <text:p>-3.0876778943024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00]+0.01" office:value-type="float" office:value="1.99" calcext:value-type="float">
            <text:p>1.99</text:p>
          </table:table-cell>
          <table:table-cell table:formula="of:=IF([.L101]&lt;[.$K$2];(SQRT([.$I$2])+0.5*LN([.L101]/[.$K$2]))^2;0)" office:value-type="float" office:value="0" calcext:value-type="float">
            <text:p>0</text:p>
          </table:table-cell>
          <table:table-cell table:formula="of:=IF([.L101]&lt;[.$K$2];SQRT([.M101])+[.M101];0)" office:value-type="float" office:value="0" calcext:value-type="float">
            <text:p>0</text:p>
          </table:table-cell>
          <table:table-cell table:formula="of:=IF([.L101]&lt;[.$K$2];([.M101]-[.$E$2]/([.$D$2]^2))*[.$D$2]*[.$B$2];[.$A$2]-([.$A$2]-[.$J$2])*([.$K$2]/[.L101])^2)*-1" office:value-type="float" office:value="-1.42071982605911" calcext:value-type="float">
            <text:p>-1.42071982605911</text:p>
          </table:table-cell>
          <table:table-cell table:formula="of:=IF([.L101]&lt;[.$K$2];([.N101]-[.$E$2]/([.$D$2]^2))*[.$D$2]*[.$B$2];[.$A$2]+([.$A$2]-[.$J$2])*([.$K$2]/[.L101])^2)*-1" office:value-type="float" office:value="-3.07928017394089" calcext:value-type="float">
            <text:p>-3.0792801739408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01]+0.01" office:value-type="float" office:value="2" calcext:value-type="float">
            <text:p>2</text:p>
          </table:table-cell>
          <table:table-cell table:formula="of:=IF([.L102]&lt;[.$K$2];(SQRT([.$I$2])+0.5*LN([.L102]/[.$K$2]))^2;0)" office:value-type="float" office:value="0" calcext:value-type="float">
            <text:p>0</text:p>
          </table:table-cell>
          <table:table-cell table:formula="of:=IF([.L102]&lt;[.$K$2];SQRT([.M102])+[.M102];0)" office:value-type="float" office:value="0" calcext:value-type="float">
            <text:p>0</text:p>
          </table:table-cell>
          <table:table-cell table:formula="of:=IF([.L102]&lt;[.$K$2];([.M102]-[.$E$2]/([.$D$2]^2))*[.$D$2]*[.$B$2];[.$A$2]-([.$A$2]-[.$J$2])*([.$K$2]/[.L102])^2)*-1" office:value-type="float" office:value="-1.42899189579417" calcext:value-type="float">
            <text:p>-1.42899189579417</text:p>
          </table:table-cell>
          <table:table-cell table:formula="of:=IF([.L102]&lt;[.$K$2];([.N102]-[.$E$2]/([.$D$2]^2))*[.$D$2]*[.$B$2];[.$A$2]+([.$A$2]-[.$J$2])*([.$K$2]/[.L102])^2)*-1" office:value-type="float" office:value="-3.07100810420583" calcext:value-type="float">
            <text:p>-3.0710081042058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02]+0.01" office:value-type="float" office:value="2.01" calcext:value-type="float">
            <text:p>2.01</text:p>
          </table:table-cell>
          <table:table-cell table:formula="of:=IF([.L103]&lt;[.$K$2];(SQRT([.$I$2])+0.5*LN([.L103]/[.$K$2]))^2;0)" office:value-type="float" office:value="0" calcext:value-type="float">
            <text:p>0</text:p>
          </table:table-cell>
          <table:table-cell table:formula="of:=IF([.L103]&lt;[.$K$2];SQRT([.M103])+[.M103];0)" office:value-type="float" office:value="0" calcext:value-type="float">
            <text:p>0</text:p>
          </table:table-cell>
          <table:table-cell table:formula="of:=IF([.L103]&lt;[.$K$2];([.M103]-[.$E$2]/([.$D$2]^2))*[.$D$2]*[.$B$2];[.$A$2]-([.$A$2]-[.$J$2])*([.$K$2]/[.L103])^2)*-1" office:value-type="float" office:value="-1.43714080918212" calcext:value-type="float">
            <text:p>-1.43714080918212</text:p>
          </table:table-cell>
          <table:table-cell table:formula="of:=IF([.L103]&lt;[.$K$2];([.N103]-[.$E$2]/([.$D$2]^2))*[.$D$2]*[.$B$2];[.$A$2]+([.$A$2]-[.$J$2])*([.$K$2]/[.L103])^2)*-1" office:value-type="float" office:value="-3.06285919081788" calcext:value-type="float">
            <text:p>-3.0628591908178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03]+0.01" office:value-type="float" office:value="2.02" calcext:value-type="float">
            <text:p>2.02</text:p>
          </table:table-cell>
          <table:table-cell table:formula="of:=IF([.L104]&lt;[.$K$2];(SQRT([.$I$2])+0.5*LN([.L104]/[.$K$2]))^2;0)" office:value-type="float" office:value="0" calcext:value-type="float">
            <text:p>0</text:p>
          </table:table-cell>
          <table:table-cell table:formula="of:=IF([.L104]&lt;[.$K$2];SQRT([.M104])+[.M104];0)" office:value-type="float" office:value="0" calcext:value-type="float">
            <text:p>0</text:p>
          </table:table-cell>
          <table:table-cell table:formula="of:=IF([.L104]&lt;[.$K$2];([.M104]-[.$E$2]/([.$D$2]^2))*[.$D$2]*[.$B$2];[.$A$2]-([.$A$2]-[.$J$2])*([.$K$2]/[.L104])^2)*-1" office:value-type="float" office:value="-1.44516899891596" calcext:value-type="float">
            <text:p>-1.44516899891596</text:p>
          </table:table-cell>
          <table:table-cell table:formula="of:=IF([.L104]&lt;[.$K$2];([.N104]-[.$E$2]/([.$D$2]^2))*[.$D$2]*[.$B$2];[.$A$2]+([.$A$2]-[.$J$2])*([.$K$2]/[.L104])^2)*-1" office:value-type="float" office:value="-3.05483100108404" calcext:value-type="float">
            <text:p>-3.0548310010840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04]+0.01" office:value-type="float" office:value="2.03" calcext:value-type="float">
            <text:p>2.03</text:p>
          </table:table-cell>
          <table:table-cell table:formula="of:=IF([.L105]&lt;[.$K$2];(SQRT([.$I$2])+0.5*LN([.L105]/[.$K$2]))^2;0)" office:value-type="float" office:value="0" calcext:value-type="float">
            <text:p>0</text:p>
          </table:table-cell>
          <table:table-cell table:formula="of:=IF([.L105]&lt;[.$K$2];SQRT([.M105])+[.M105];0)" office:value-type="float" office:value="0" calcext:value-type="float">
            <text:p>0</text:p>
          </table:table-cell>
          <table:table-cell table:formula="of:=IF([.L105]&lt;[.$K$2];([.M105]-[.$E$2]/([.$D$2]^2))*[.$D$2]*[.$B$2];[.$A$2]-([.$A$2]-[.$J$2])*([.$K$2]/[.L105])^2)*-1" office:value-type="float" office:value="-1.4530788379181" calcext:value-type="float">
            <text:p>-1.4530788379181</text:p>
          </table:table-cell>
          <table:table-cell table:formula="of:=IF([.L105]&lt;[.$K$2];([.N105]-[.$E$2]/([.$D$2]^2))*[.$D$2]*[.$B$2];[.$A$2]+([.$A$2]-[.$J$2])*([.$K$2]/[.L105])^2)*-1" office:value-type="float" office:value="-3.0469211620819" calcext:value-type="float">
            <text:p>-3.046921162081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05]+0.01" office:value-type="float" office:value="2.04" calcext:value-type="float">
            <text:p>2.04</text:p>
          </table:table-cell>
          <table:table-cell table:formula="of:=IF([.L106]&lt;[.$K$2];(SQRT([.$I$2])+0.5*LN([.L106]/[.$K$2]))^2;0)" office:value-type="float" office:value="0" calcext:value-type="float">
            <text:p>0</text:p>
          </table:table-cell>
          <table:table-cell table:formula="of:=IF([.L106]&lt;[.$K$2];SQRT([.M106])+[.M106];0)" office:value-type="float" office:value="0" calcext:value-type="float">
            <text:p>0</text:p>
          </table:table-cell>
          <table:table-cell table:formula="of:=IF([.L106]&lt;[.$K$2];([.M106]-[.$E$2]/([.$D$2]^2))*[.$D$2]*[.$B$2];[.$A$2]-([.$A$2]-[.$J$2])*([.$K$2]/[.L106])^2)*-1" office:value-type="float" office:value="-1.46087264109398" calcext:value-type="float">
            <text:p>-1.46087264109398</text:p>
          </table:table-cell>
          <table:table-cell table:formula="of:=IF([.L106]&lt;[.$K$2];([.N106]-[.$E$2]/([.$D$2]^2))*[.$D$2]*[.$B$2];[.$A$2]+([.$A$2]-[.$J$2])*([.$K$2]/[.L106])^2)*-1" office:value-type="float" office:value="-3.03912735890602" calcext:value-type="float">
            <text:p>-3.0391273589060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06]+0.01" office:value-type="float" office:value="2.05" calcext:value-type="float">
            <text:p>2.05</text:p>
          </table:table-cell>
          <table:table-cell table:formula="of:=IF([.L107]&lt;[.$K$2];(SQRT([.$I$2])+0.5*LN([.L107]/[.$K$2]))^2;0)" office:value-type="float" office:value="0" calcext:value-type="float">
            <text:p>0</text:p>
          </table:table-cell>
          <table:table-cell table:formula="of:=IF([.L107]&lt;[.$K$2];SQRT([.M107])+[.M107];0)" office:value-type="float" office:value="0" calcext:value-type="float">
            <text:p>0</text:p>
          </table:table-cell>
          <table:table-cell table:formula="of:=IF([.L107]&lt;[.$K$2];([.M107]-[.$E$2]/([.$D$2]^2))*[.$D$2]*[.$B$2];[.$A$2]-([.$A$2]-[.$J$2])*([.$K$2]/[.L107])^2)*-1" office:value-type="float" office:value="-1.46855266702598" calcext:value-type="float">
            <text:p>-1.46855266702598</text:p>
          </table:table-cell>
          <table:table-cell table:formula="of:=IF([.L107]&lt;[.$K$2];([.N107]-[.$E$2]/([.$D$2]^2))*[.$D$2]*[.$B$2];[.$A$2]+([.$A$2]-[.$J$2])*([.$K$2]/[.L107])^2)*-1" office:value-type="float" office:value="-3.03144733297402" calcext:value-type="float">
            <text:p>-3.0314473329740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07]+0.01" office:value-type="float" office:value="2.06" calcext:value-type="float">
            <text:p>2.06</text:p>
          </table:table-cell>
          <table:table-cell table:formula="of:=IF([.L108]&lt;[.$K$2];(SQRT([.$I$2])+0.5*LN([.L108]/[.$K$2]))^2;0)" office:value-type="float" office:value="0" calcext:value-type="float">
            <text:p>0</text:p>
          </table:table-cell>
          <table:table-cell table:formula="of:=IF([.L108]&lt;[.$K$2];SQRT([.M108])+[.M108];0)" office:value-type="float" office:value="0" calcext:value-type="float">
            <text:p>0</text:p>
          </table:table-cell>
          <table:table-cell table:formula="of:=IF([.L108]&lt;[.$K$2];([.M108]-[.$E$2]/([.$D$2]^2))*[.$D$2]*[.$B$2];[.$A$2]-([.$A$2]-[.$J$2])*([.$K$2]/[.L108])^2)*-1" office:value-type="float" office:value="-1.47612111960993" calcext:value-type="float">
            <text:p>-1.47612111960993</text:p>
          </table:table-cell>
          <table:table-cell table:formula="of:=IF([.L108]&lt;[.$K$2];([.N108]-[.$E$2]/([.$D$2]^2))*[.$D$2]*[.$B$2];[.$A$2]+([.$A$2]-[.$J$2])*([.$K$2]/[.L108])^2)*-1" office:value-type="float" office:value="-3.02387888039007" calcext:value-type="float">
            <text:p>-3.0238788803900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08]+0.01" office:value-type="float" office:value="2.07" calcext:value-type="float">
            <text:p>2.07</text:p>
          </table:table-cell>
          <table:table-cell table:formula="of:=IF([.L109]&lt;[.$K$2];(SQRT([.$I$2])+0.5*LN([.L109]/[.$K$2]))^2;0)" office:value-type="float" office:value="0" calcext:value-type="float">
            <text:p>0</text:p>
          </table:table-cell>
          <table:table-cell table:formula="of:=IF([.L109]&lt;[.$K$2];SQRT([.M109])+[.M109];0)" office:value-type="float" office:value="0" calcext:value-type="float">
            <text:p>0</text:p>
          </table:table-cell>
          <table:table-cell table:formula="of:=IF([.L109]&lt;[.$K$2];([.M109]-[.$E$2]/([.$D$2]^2))*[.$D$2]*[.$B$2];[.$A$2]-([.$A$2]-[.$J$2])*([.$K$2]/[.L109])^2)*-1" office:value-type="float" office:value="-1.48358014963633" calcext:value-type="float">
            <text:p>-1.48358014963633</text:p>
          </table:table-cell>
          <table:table-cell table:formula="of:=IF([.L109]&lt;[.$K$2];([.N109]-[.$E$2]/([.$D$2]^2))*[.$D$2]*[.$B$2];[.$A$2]+([.$A$2]-[.$J$2])*([.$K$2]/[.L109])^2)*-1" office:value-type="float" office:value="-3.01641985036367" calcext:value-type="float">
            <text:p>-3.0164198503636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09]+0.01" office:value-type="float" office:value="2.08" calcext:value-type="float">
            <text:p>2.08</text:p>
          </table:table-cell>
          <table:table-cell table:formula="of:=IF([.L110]&lt;[.$K$2];(SQRT([.$I$2])+0.5*LN([.L110]/[.$K$2]))^2;0)" office:value-type="float" office:value="0" calcext:value-type="float">
            <text:p>0</text:p>
          </table:table-cell>
          <table:table-cell table:formula="of:=IF([.L110]&lt;[.$K$2];SQRT([.M110])+[.M110];0)" office:value-type="float" office:value="0" calcext:value-type="float">
            <text:p>0</text:p>
          </table:table-cell>
          <table:table-cell table:formula="of:=IF([.L110]&lt;[.$K$2];([.M110]-[.$E$2]/([.$D$2]^2))*[.$D$2]*[.$B$2];[.$A$2]-([.$A$2]-[.$J$2])*([.$K$2]/[.L110])^2)*-1" office:value-type="float" office:value="-1.49093185631858" calcext:value-type="float">
            <text:p>-1.49093185631858</text:p>
          </table:table-cell>
          <table:table-cell table:formula="of:=IF([.L110]&lt;[.$K$2];([.N110]-[.$E$2]/([.$D$2]^2))*[.$D$2]*[.$B$2];[.$A$2]+([.$A$2]-[.$J$2])*([.$K$2]/[.L110])^2)*-1" office:value-type="float" office:value="-3.00906814368142" calcext:value-type="float">
            <text:p>-3.0090681436814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10]+0.01" office:value-type="float" office:value="2.09" calcext:value-type="float">
            <text:p>2.09</text:p>
          </table:table-cell>
          <table:table-cell table:formula="of:=IF([.L111]&lt;[.$K$2];(SQRT([.$I$2])+0.5*LN([.L111]/[.$K$2]))^2;0)" office:value-type="float" office:value="0" calcext:value-type="float">
            <text:p>0</text:p>
          </table:table-cell>
          <table:table-cell table:formula="of:=IF([.L111]&lt;[.$K$2];SQRT([.M111])+[.M111];0)" office:value-type="float" office:value="0" calcext:value-type="float">
            <text:p>0</text:p>
          </table:table-cell>
          <table:table-cell table:formula="of:=IF([.L111]&lt;[.$K$2];([.M111]-[.$E$2]/([.$D$2]^2))*[.$D$2]*[.$B$2];[.$A$2]-([.$A$2]-[.$J$2])*([.$K$2]/[.L111])^2)*-1" office:value-type="float" office:value="-1.4981782887701" calcext:value-type="float">
            <text:p>-1.4981782887701</text:p>
          </table:table-cell>
          <table:table-cell table:formula="of:=IF([.L111]&lt;[.$K$2];([.N111]-[.$E$2]/([.$D$2]^2))*[.$D$2]*[.$B$2];[.$A$2]+([.$A$2]-[.$J$2])*([.$K$2]/[.L111])^2)*-1" office:value-type="float" office:value="-3.0018217112299" calcext:value-type="float">
            <text:p>-3.001821711229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11]+0.01" office:value-type="float" office:value="2.1" calcext:value-type="float">
            <text:p>2.1</text:p>
          </table:table-cell>
          <table:table-cell table:formula="of:=IF([.L112]&lt;[.$K$2];(SQRT([.$I$2])+0.5*LN([.L112]/[.$K$2]))^2;0)" office:value-type="float" office:value="0" calcext:value-type="float">
            <text:p>0</text:p>
          </table:table-cell>
          <table:table-cell table:formula="of:=IF([.L112]&lt;[.$K$2];SQRT([.M112])+[.M112];0)" office:value-type="float" office:value="0" calcext:value-type="float">
            <text:p>0</text:p>
          </table:table-cell>
          <table:table-cell table:formula="of:=IF([.L112]&lt;[.$K$2];([.M112]-[.$E$2]/([.$D$2]^2))*[.$D$2]*[.$B$2];[.$A$2]-([.$A$2]-[.$J$2])*([.$K$2]/[.L112])^2)*-1" office:value-type="float" office:value="-1.50532144743236" calcext:value-type="float">
            <text:p>-1.50532144743236</text:p>
          </table:table-cell>
          <table:table-cell table:formula="of:=IF([.L112]&lt;[.$K$2];([.N112]-[.$E$2]/([.$D$2]^2))*[.$D$2]*[.$B$2];[.$A$2]+([.$A$2]-[.$J$2])*([.$K$2]/[.L112])^2)*-1" office:value-type="float" office:value="-2.99467855256764" calcext:value-type="float">
            <text:p>-2.9946785525676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12]+0.01" office:value-type="float" office:value="2.11" calcext:value-type="float">
            <text:p>2.11</text:p>
          </table:table-cell>
          <table:table-cell table:formula="of:=IF([.L113]&lt;[.$K$2];(SQRT([.$I$2])+0.5*LN([.L113]/[.$K$2]))^2;0)" office:value-type="float" office:value="0" calcext:value-type="float">
            <text:p>0</text:p>
          </table:table-cell>
          <table:table-cell table:formula="of:=IF([.L113]&lt;[.$K$2];SQRT([.M113])+[.M113];0)" office:value-type="float" office:value="0" calcext:value-type="float">
            <text:p>0</text:p>
          </table:table-cell>
          <table:table-cell table:formula="of:=IF([.L113]&lt;[.$K$2];([.M113]-[.$E$2]/([.$D$2]^2))*[.$D$2]*[.$B$2];[.$A$2]-([.$A$2]-[.$J$2])*([.$K$2]/[.L113])^2)*-1" office:value-type="float" office:value="-1.51236328545556" calcext:value-type="float">
            <text:p>-1.51236328545556</text:p>
          </table:table-cell>
          <table:table-cell table:formula="of:=IF([.L113]&lt;[.$K$2];([.N113]-[.$E$2]/([.$D$2]^2))*[.$D$2]*[.$B$2];[.$A$2]+([.$A$2]-[.$J$2])*([.$K$2]/[.L113])^2)*-1" office:value-type="float" office:value="-2.98763671454444" calcext:value-type="float">
            <text:p>-2.9876367145444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13]+0.01" office:value-type="float" office:value="2.12" calcext:value-type="float">
            <text:p>2.12</text:p>
          </table:table-cell>
          <table:table-cell table:formula="of:=IF([.L114]&lt;[.$K$2];(SQRT([.$I$2])+0.5*LN([.L114]/[.$K$2]))^2;0)" office:value-type="float" office:value="0" calcext:value-type="float">
            <text:p>0</text:p>
          </table:table-cell>
          <table:table-cell table:formula="of:=IF([.L114]&lt;[.$K$2];SQRT([.M114])+[.M114];0)" office:value-type="float" office:value="0" calcext:value-type="float">
            <text:p>0</text:p>
          </table:table-cell>
          <table:table-cell table:formula="of:=IF([.L114]&lt;[.$K$2];([.M114]-[.$E$2]/([.$D$2]^2))*[.$D$2]*[.$B$2];[.$A$2]-([.$A$2]-[.$J$2])*([.$K$2]/[.L114])^2)*-1" office:value-type="float" office:value="-1.51930571003397" calcext:value-type="float">
            <text:p>-1.51930571003397</text:p>
          </table:table-cell>
          <table:table-cell table:formula="of:=IF([.L114]&lt;[.$K$2];([.N114]-[.$E$2]/([.$D$2]^2))*[.$D$2]*[.$B$2];[.$A$2]+([.$A$2]-[.$J$2])*([.$K$2]/[.L114])^2)*-1" office:value-type="float" office:value="-2.98069428996603" calcext:value-type="float">
            <text:p>-2.9806942899660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14]+0.01" office:value-type="float" office:value="2.13" calcext:value-type="float">
            <text:p>2.13</text:p>
          </table:table-cell>
          <table:table-cell table:formula="of:=IF([.L115]&lt;[.$K$2];(SQRT([.$I$2])+0.5*LN([.L115]/[.$K$2]))^2;0)" office:value-type="float" office:value="0" calcext:value-type="float">
            <text:p>0</text:p>
          </table:table-cell>
          <table:table-cell table:formula="of:=IF([.L115]&lt;[.$K$2];SQRT([.M115])+[.M115];0)" office:value-type="float" office:value="0" calcext:value-type="float">
            <text:p>0</text:p>
          </table:table-cell>
          <table:table-cell table:formula="of:=IF([.L115]&lt;[.$K$2];([.M115]-[.$E$2]/([.$D$2]^2))*[.$D$2]*[.$B$2];[.$A$2]-([.$A$2]-[.$J$2])*([.$K$2]/[.L115])^2)*-1" office:value-type="float" office:value="-1.52615058369739" calcext:value-type="float">
            <text:p>-1.52615058369739</text:p>
          </table:table-cell>
          <table:table-cell table:formula="of:=IF([.L115]&lt;[.$K$2];([.N115]-[.$E$2]/([.$D$2]^2))*[.$D$2]*[.$B$2];[.$A$2]+([.$A$2]-[.$J$2])*([.$K$2]/[.L115])^2)*-1" office:value-type="float" office:value="-2.97384941630261" calcext:value-type="float">
            <text:p>-2.9738494163026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15]+0.01" office:value-type="float" office:value="2.14" calcext:value-type="float">
            <text:p>2.14</text:p>
          </table:table-cell>
          <table:table-cell table:formula="of:=IF([.L116]&lt;[.$K$2];(SQRT([.$I$2])+0.5*LN([.L116]/[.$K$2]))^2;0)" office:value-type="float" office:value="0" calcext:value-type="float">
            <text:p>0</text:p>
          </table:table-cell>
          <table:table-cell table:formula="of:=IF([.L116]&lt;[.$K$2];SQRT([.M116])+[.M116];0)" office:value-type="float" office:value="0" calcext:value-type="float">
            <text:p>0</text:p>
          </table:table-cell>
          <table:table-cell table:formula="of:=IF([.L116]&lt;[.$K$2];([.M116]-[.$E$2]/([.$D$2]^2))*[.$D$2]*[.$B$2];[.$A$2]-([.$A$2]-[.$J$2])*([.$K$2]/[.L116])^2)*-1" office:value-type="float" office:value="-1.53289972556046" calcext:value-type="float">
            <text:p>-1.53289972556046</text:p>
          </table:table-cell>
          <table:table-cell table:formula="of:=IF([.L116]&lt;[.$K$2];([.N116]-[.$E$2]/([.$D$2]^2))*[.$D$2]*[.$B$2];[.$A$2]+([.$A$2]-[.$J$2])*([.$K$2]/[.L116])^2)*-1" office:value-type="float" office:value="-2.96710027443954" calcext:value-type="float">
            <text:p>-2.9671002744395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16]+0.01" office:value-type="float" office:value="2.15" calcext:value-type="float">
            <text:p>2.15</text:p>
          </table:table-cell>
          <table:table-cell table:formula="of:=IF([.L117]&lt;[.$K$2];(SQRT([.$I$2])+0.5*LN([.L117]/[.$K$2]))^2;0)" office:value-type="float" office:value="0" calcext:value-type="float">
            <text:p>0</text:p>
          </table:table-cell>
          <table:table-cell table:formula="of:=IF([.L117]&lt;[.$K$2];SQRT([.M117])+[.M117];0)" office:value-type="float" office:value="0" calcext:value-type="float">
            <text:p>0</text:p>
          </table:table-cell>
          <table:table-cell table:formula="of:=IF([.L117]&lt;[.$K$2];([.M117]-[.$E$2]/([.$D$2]^2))*[.$D$2]*[.$B$2];[.$A$2]-([.$A$2]-[.$J$2])*([.$K$2]/[.L117])^2)*-1" office:value-type="float" office:value="-1.53955491253146" calcext:value-type="float">
            <text:p>-1.53955491253146</text:p>
          </table:table-cell>
          <table:table-cell table:formula="of:=IF([.L117]&lt;[.$K$2];([.N117]-[.$E$2]/([.$D$2]^2))*[.$D$2]*[.$B$2];[.$A$2]+([.$A$2]-[.$J$2])*([.$K$2]/[.L117])^2)*-1" office:value-type="float" office:value="-2.96044508746854" calcext:value-type="float">
            <text:p>-2.9604450874685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17]+0.01" office:value-type="float" office:value="2.16" calcext:value-type="float">
            <text:p>2.16</text:p>
          </table:table-cell>
          <table:table-cell table:formula="of:=IF([.L118]&lt;[.$K$2];(SQRT([.$I$2])+0.5*LN([.L118]/[.$K$2]))^2;0)" office:value-type="float" office:value="0" calcext:value-type="float">
            <text:p>0</text:p>
          </table:table-cell>
          <table:table-cell table:formula="of:=IF([.L118]&lt;[.$K$2];SQRT([.M118])+[.M118];0)" office:value-type="float" office:value="0" calcext:value-type="float">
            <text:p>0</text:p>
          </table:table-cell>
          <table:table-cell table:formula="of:=IF([.L118]&lt;[.$K$2];([.M118]-[.$E$2]/([.$D$2]^2))*[.$D$2]*[.$B$2];[.$A$2]-([.$A$2]-[.$J$2])*([.$K$2]/[.L118])^2)*-1" office:value-type="float" office:value="-1.54611788048197" calcext:value-type="float">
            <text:p>-1.54611788048197</text:p>
          </table:table-cell>
          <table:table-cell table:formula="of:=IF([.L118]&lt;[.$K$2];([.N118]-[.$E$2]/([.$D$2]^2))*[.$D$2]*[.$B$2];[.$A$2]+([.$A$2]-[.$J$2])*([.$K$2]/[.L118])^2)*-1" office:value-type="float" office:value="-2.95388211951803" calcext:value-type="float">
            <text:p>-2.9538821195180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18]+0.01" office:value-type="float" office:value="2.17" calcext:value-type="float">
            <text:p>2.17</text:p>
          </table:table-cell>
          <table:table-cell table:formula="of:=IF([.L119]&lt;[.$K$2];(SQRT([.$I$2])+0.5*LN([.L119]/[.$K$2]))^2;0)" office:value-type="float" office:value="0" calcext:value-type="float">
            <text:p>0</text:p>
          </table:table-cell>
          <table:table-cell table:formula="of:=IF([.L119]&lt;[.$K$2];SQRT([.M119])+[.M119];0)" office:value-type="float" office:value="0" calcext:value-type="float">
            <text:p>0</text:p>
          </table:table-cell>
          <table:table-cell table:formula="of:=IF([.L119]&lt;[.$K$2];([.M119]-[.$E$2]/([.$D$2]^2))*[.$D$2]*[.$B$2];[.$A$2]-([.$A$2]-[.$J$2])*([.$K$2]/[.L119])^2)*-1" office:value-type="float" office:value="-1.5525903253789" calcext:value-type="float">
            <text:p>-1.5525903253789</text:p>
          </table:table-cell>
          <table:table-cell table:formula="of:=IF([.L119]&lt;[.$K$2];([.N119]-[.$E$2]/([.$D$2]^2))*[.$D$2]*[.$B$2];[.$A$2]+([.$A$2]-[.$J$2])*([.$K$2]/[.L119])^2)*-1" office:value-type="float" office:value="-2.9474096746211" calcext:value-type="float">
            <text:p>-2.947409674621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19]+0.01" office:value-type="float" office:value="2.18" calcext:value-type="float">
            <text:p>2.18</text:p>
          </table:table-cell>
          <table:table-cell table:formula="of:=IF([.L120]&lt;[.$K$2];(SQRT([.$I$2])+0.5*LN([.L120]/[.$K$2]))^2;0)" office:value-type="float" office:value="0" calcext:value-type="float">
            <text:p>0</text:p>
          </table:table-cell>
          <table:table-cell table:formula="of:=IF([.L120]&lt;[.$K$2];SQRT([.M120])+[.M120];0)" office:value-type="float" office:value="0" calcext:value-type="float">
            <text:p>0</text:p>
          </table:table-cell>
          <table:table-cell table:formula="of:=IF([.L120]&lt;[.$K$2];([.M120]-[.$E$2]/([.$D$2]^2))*[.$D$2]*[.$B$2];[.$A$2]-([.$A$2]-[.$J$2])*([.$K$2]/[.L120])^2)*-1" office:value-type="float" office:value="-1.55897390438025" calcext:value-type="float">
            <text:p>-1.55897390438025</text:p>
          </table:table-cell>
          <table:table-cell table:formula="of:=IF([.L120]&lt;[.$K$2];([.N120]-[.$E$2]/([.$D$2]^2))*[.$D$2]*[.$B$2];[.$A$2]+([.$A$2]-[.$J$2])*([.$K$2]/[.L120])^2)*-1" office:value-type="float" office:value="-2.94102609561975" calcext:value-type="float">
            <text:p>-2.9410260956197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20]+0.01" office:value-type="float" office:value="2.19" calcext:value-type="float">
            <text:p>2.19</text:p>
          </table:table-cell>
          <table:table-cell table:formula="of:=IF([.L121]&lt;[.$K$2];(SQRT([.$I$2])+0.5*LN([.L121]/[.$K$2]))^2;0)" office:value-type="float" office:value="0" calcext:value-type="float">
            <text:p>0</text:p>
          </table:table-cell>
          <table:table-cell table:formula="of:=IF([.L121]&lt;[.$K$2];SQRT([.M121])+[.M121];0)" office:value-type="float" office:value="0" calcext:value-type="float">
            <text:p>0</text:p>
          </table:table-cell>
          <table:table-cell table:formula="of:=IF([.L121]&lt;[.$K$2];([.M121]-[.$E$2]/([.$D$2]^2))*[.$D$2]*[.$B$2];[.$A$2]-([.$A$2]-[.$J$2])*([.$K$2]/[.L121])^2)*-1" office:value-type="float" office:value="-1.56527023689595" calcext:value-type="float">
            <text:p>-1.56527023689595</text:p>
          </table:table-cell>
          <table:table-cell table:formula="of:=IF([.L121]&lt;[.$K$2];([.N121]-[.$E$2]/([.$D$2]^2))*[.$D$2]*[.$B$2];[.$A$2]+([.$A$2]-[.$J$2])*([.$K$2]/[.L121])^2)*-1" office:value-type="float" office:value="-2.93472976310405" calcext:value-type="float">
            <text:p>-2.9347297631040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21]+0.01" office:value-type="float" office:value="2.2" calcext:value-type="float">
            <text:p>2.2</text:p>
          </table:table-cell>
          <table:table-cell table:formula="of:=IF([.L122]&lt;[.$K$2];(SQRT([.$I$2])+0.5*LN([.L122]/[.$K$2]))^2;0)" office:value-type="float" office:value="0" calcext:value-type="float">
            <text:p>0</text:p>
          </table:table-cell>
          <table:table-cell table:formula="of:=IF([.L122]&lt;[.$K$2];SQRT([.M122])+[.M122];0)" office:value-type="float" office:value="0" calcext:value-type="float">
            <text:p>0</text:p>
          </table:table-cell>
          <table:table-cell table:formula="of:=IF([.L122]&lt;[.$K$2];([.M122]-[.$E$2]/([.$D$2]^2))*[.$D$2]*[.$B$2];[.$A$2]-([.$A$2]-[.$J$2])*([.$K$2]/[.L122])^2)*-1" office:value-type="float" office:value="-1.57148090561502" calcext:value-type="float">
            <text:p>-1.57148090561502</text:p>
          </table:table-cell>
          <table:table-cell table:formula="of:=IF([.L122]&lt;[.$K$2];([.N122]-[.$E$2]/([.$D$2]^2))*[.$D$2]*[.$B$2];[.$A$2]+([.$A$2]-[.$J$2])*([.$K$2]/[.L122])^2)*-1" office:value-type="float" office:value="-2.92851909438498" calcext:value-type="float">
            <text:p>-2.9285190943849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22]+0.01" office:value-type="float" office:value="2.21" calcext:value-type="float">
            <text:p>2.21</text:p>
          </table:table-cell>
          <table:table-cell table:formula="of:=IF([.L123]&lt;[.$K$2];(SQRT([.$I$2])+0.5*LN([.L123]/[.$K$2]))^2;0)" office:value-type="float" office:value="0" calcext:value-type="float">
            <text:p>0</text:p>
          </table:table-cell>
          <table:table-cell table:formula="of:=IF([.L123]&lt;[.$K$2];SQRT([.M123])+[.M123];0)" office:value-type="float" office:value="0" calcext:value-type="float">
            <text:p>0</text:p>
          </table:table-cell>
          <table:table-cell table:formula="of:=IF([.L123]&lt;[.$K$2];([.M123]-[.$E$2]/([.$D$2]^2))*[.$D$2]*[.$B$2];[.$A$2]-([.$A$2]-[.$J$2])*([.$K$2]/[.L123])^2)*-1" office:value-type="float" office:value="-1.57760745750019" calcext:value-type="float">
            <text:p>-1.57760745750019</text:p>
          </table:table-cell>
          <table:table-cell table:formula="of:=IF([.L123]&lt;[.$K$2];([.N123]-[.$E$2]/([.$D$2]^2))*[.$D$2]*[.$B$2];[.$A$2]+([.$A$2]-[.$J$2])*([.$K$2]/[.L123])^2)*-1" office:value-type="float" office:value="-2.92239254249981" calcext:value-type="float">
            <text:p>-2.9223925424998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23]+0.01" office:value-type="float" office:value="2.22" calcext:value-type="float">
            <text:p>2.22</text:p>
          </table:table-cell>
          <table:table-cell table:formula="of:=IF([.L124]&lt;[.$K$2];(SQRT([.$I$2])+0.5*LN([.L124]/[.$K$2]))^2;0)" office:value-type="float" office:value="0" calcext:value-type="float">
            <text:p>0</text:p>
          </table:table-cell>
          <table:table-cell table:formula="of:=IF([.L124]&lt;[.$K$2];SQRT([.M124])+[.M124];0)" office:value-type="float" office:value="0" calcext:value-type="float">
            <text:p>0</text:p>
          </table:table-cell>
          <table:table-cell table:formula="of:=IF([.L124]&lt;[.$K$2];([.M124]-[.$E$2]/([.$D$2]^2))*[.$D$2]*[.$B$2];[.$A$2]-([.$A$2]-[.$J$2])*([.$K$2]/[.L124])^2)*-1" office:value-type="float" office:value="-1.58365140475138" calcext:value-type="float">
            <text:p>-1.58365140475138</text:p>
          </table:table-cell>
          <table:table-cell table:formula="of:=IF([.L124]&lt;[.$K$2];([.N124]-[.$E$2]/([.$D$2]^2))*[.$D$2]*[.$B$2];[.$A$2]+([.$A$2]-[.$J$2])*([.$K$2]/[.L124])^2)*-1" office:value-type="float" office:value="-2.91634859524862" calcext:value-type="float">
            <text:p>-2.9163485952486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24]+0.01" office:value-type="float" office:value="2.23" calcext:value-type="float">
            <text:p>2.23</text:p>
          </table:table-cell>
          <table:table-cell table:formula="of:=IF([.L125]&lt;[.$K$2];(SQRT([.$I$2])+0.5*LN([.L125]/[.$K$2]))^2;0)" office:value-type="float" office:value="0" calcext:value-type="float">
            <text:p>0</text:p>
          </table:table-cell>
          <table:table-cell table:formula="of:=IF([.L125]&lt;[.$K$2];SQRT([.M125])+[.M125];0)" office:value-type="float" office:value="0" calcext:value-type="float">
            <text:p>0</text:p>
          </table:table-cell>
          <table:table-cell table:formula="of:=IF([.L125]&lt;[.$K$2];([.M125]-[.$E$2]/([.$D$2]^2))*[.$D$2]*[.$B$2];[.$A$2]-([.$A$2]-[.$J$2])*([.$K$2]/[.L125])^2)*-1" office:value-type="float" office:value="-1.58961422573884" calcext:value-type="float">
            <text:p>-1.58961422573884</text:p>
          </table:table-cell>
          <table:table-cell table:formula="of:=IF([.L125]&lt;[.$K$2];([.N125]-[.$E$2]/([.$D$2]^2))*[.$D$2]*[.$B$2];[.$A$2]+([.$A$2]-[.$J$2])*([.$K$2]/[.L125])^2)*-1" office:value-type="float" office:value="-2.91038577426116" calcext:value-type="float">
            <text:p>-2.910385774261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25]+0.01" office:value-type="float" office:value="2.24" calcext:value-type="float">
            <text:p>2.24</text:p>
          </table:table-cell>
          <table:table-cell table:formula="of:=IF([.L126]&lt;[.$K$2];(SQRT([.$I$2])+0.5*LN([.L126]/[.$K$2]))^2;0)" office:value-type="float" office:value="0" calcext:value-type="float">
            <text:p>0</text:p>
          </table:table-cell>
          <table:table-cell table:formula="of:=IF([.L126]&lt;[.$K$2];SQRT([.M126])+[.M126];0)" office:value-type="float" office:value="0" calcext:value-type="float">
            <text:p>0</text:p>
          </table:table-cell>
          <table:table-cell table:formula="of:=IF([.L126]&lt;[.$K$2];([.M126]-[.$E$2]/([.$D$2]^2))*[.$D$2]*[.$B$2];[.$A$2]-([.$A$2]-[.$J$2])*([.$K$2]/[.L126])^2)*-1" office:value-type="float" office:value="-1.59549736590734" calcext:value-type="float">
            <text:p>-1.59549736590734</text:p>
          </table:table-cell>
          <table:table-cell table:formula="of:=IF([.L126]&lt;[.$K$2];([.N126]-[.$E$2]/([.$D$2]^2))*[.$D$2]*[.$B$2];[.$A$2]+([.$A$2]-[.$J$2])*([.$K$2]/[.L126])^2)*-1" office:value-type="float" office:value="-2.90450263409266" calcext:value-type="float">
            <text:p>-2.9045026340926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26]+0.01" office:value-type="float" office:value="2.25" calcext:value-type="float">
            <text:p>2.25</text:p>
          </table:table-cell>
          <table:table-cell table:formula="of:=IF([.L127]&lt;[.$K$2];(SQRT([.$I$2])+0.5*LN([.L127]/[.$K$2]))^2;0)" office:value-type="float" office:value="0" calcext:value-type="float">
            <text:p>0</text:p>
          </table:table-cell>
          <table:table-cell table:formula="of:=IF([.L127]&lt;[.$K$2];SQRT([.M127])+[.M127];0)" office:value-type="float" office:value="0" calcext:value-type="float">
            <text:p>0</text:p>
          </table:table-cell>
          <table:table-cell table:formula="of:=IF([.L127]&lt;[.$K$2];([.M127]-[.$E$2]/([.$D$2]^2))*[.$D$2]*[.$B$2];[.$A$2]-([.$A$2]-[.$J$2])*([.$K$2]/[.L127])^2)*-1" office:value-type="float" office:value="-1.60130223865218" calcext:value-type="float">
            <text:p>-1.60130223865218</text:p>
          </table:table-cell>
          <table:table-cell table:formula="of:=IF([.L127]&lt;[.$K$2];([.N127]-[.$E$2]/([.$D$2]^2))*[.$D$2]*[.$B$2];[.$A$2]+([.$A$2]-[.$J$2])*([.$K$2]/[.L127])^2)*-1" office:value-type="float" office:value="-2.89869776134782" calcext:value-type="float">
            <text:p>-2.8986977613478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27]+0.01" office:value-type="float" office:value="2.26" calcext:value-type="float">
            <text:p>2.26</text:p>
          </table:table-cell>
          <table:table-cell table:formula="of:=IF([.L128]&lt;[.$K$2];(SQRT([.$I$2])+0.5*LN([.L128]/[.$K$2]))^2;0)" office:value-type="float" office:value="0" calcext:value-type="float">
            <text:p>0</text:p>
          </table:table-cell>
          <table:table-cell table:formula="of:=IF([.L128]&lt;[.$K$2];SQRT([.M128])+[.M128];0)" office:value-type="float" office:value="0" calcext:value-type="float">
            <text:p>0</text:p>
          </table:table-cell>
          <table:table-cell table:formula="of:=IF([.L128]&lt;[.$K$2];([.M128]-[.$E$2]/([.$D$2]^2))*[.$D$2]*[.$B$2];[.$A$2]-([.$A$2]-[.$J$2])*([.$K$2]/[.L128])^2)*-1" office:value-type="float" office:value="-1.6070302261682" calcext:value-type="float">
            <text:p>-1.6070302261682</text:p>
          </table:table-cell>
          <table:table-cell table:formula="of:=IF([.L128]&lt;[.$K$2];([.N128]-[.$E$2]/([.$D$2]^2))*[.$D$2]*[.$B$2];[.$A$2]+([.$A$2]-[.$J$2])*([.$K$2]/[.L128])^2)*-1" office:value-type="float" office:value="-2.8929697738318" calcext:value-type="float">
            <text:p>-2.892969773831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28]+0.01" office:value-type="float" office:value="2.27" calcext:value-type="float">
            <text:p>2.27</text:p>
          </table:table-cell>
          <table:table-cell table:formula="of:=IF([.L129]&lt;[.$K$2];(SQRT([.$I$2])+0.5*LN([.L129]/[.$K$2]))^2;0)" office:value-type="float" office:value="0" calcext:value-type="float">
            <text:p>0</text:p>
          </table:table-cell>
          <table:table-cell table:formula="of:=IF([.L129]&lt;[.$K$2];SQRT([.M129])+[.M129];0)" office:value-type="float" office:value="0" calcext:value-type="float">
            <text:p>0</text:p>
          </table:table-cell>
          <table:table-cell table:formula="of:=IF([.L129]&lt;[.$K$2];([.M129]-[.$E$2]/([.$D$2]^2))*[.$D$2]*[.$B$2];[.$A$2]-([.$A$2]-[.$J$2])*([.$K$2]/[.L129])^2)*-1" office:value-type="float" office:value="-1.6126826802726" calcext:value-type="float">
            <text:p>-1.6126826802726</text:p>
          </table:table-cell>
          <table:table-cell table:formula="of:=IF([.L129]&lt;[.$K$2];([.N129]-[.$E$2]/([.$D$2]^2))*[.$D$2]*[.$B$2];[.$A$2]+([.$A$2]-[.$J$2])*([.$K$2]/[.L129])^2)*-1" office:value-type="float" office:value="-2.8873173197274" calcext:value-type="float">
            <text:p>-2.887317319727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29]+0.01" office:value-type="float" office:value="2.27999999999999" calcext:value-type="float">
            <text:p>2.27999999999999</text:p>
          </table:table-cell>
          <table:table-cell table:formula="of:=IF([.L130]&lt;[.$K$2];(SQRT([.$I$2])+0.5*LN([.L130]/[.$K$2]))^2;0)" office:value-type="float" office:value="0" calcext:value-type="float">
            <text:p>0</text:p>
          </table:table-cell>
          <table:table-cell table:formula="of:=IF([.L130]&lt;[.$K$2];SQRT([.M130])+[.M130];0)" office:value-type="float" office:value="0" calcext:value-type="float">
            <text:p>0</text:p>
          </table:table-cell>
          <table:table-cell table:formula="of:=IF([.L130]&lt;[.$K$2];([.M130]-[.$E$2]/([.$D$2]^2))*[.$D$2]*[.$B$2];[.$A$2]-([.$A$2]-[.$J$2])*([.$K$2]/[.L130])^2)*-1" office:value-type="float" office:value="-1.61826092320266" calcext:value-type="float">
            <text:p>-1.61826092320266</text:p>
          </table:table-cell>
          <table:table-cell table:formula="of:=IF([.L130]&lt;[.$K$2];([.N130]-[.$E$2]/([.$D$2]^2))*[.$D$2]*[.$B$2];[.$A$2]+([.$A$2]-[.$J$2])*([.$K$2]/[.L130])^2)*-1" office:value-type="float" office:value="-2.88173907679734" calcext:value-type="float">
            <text:p>-2.8817390767973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30]+0.01" office:value-type="float" office:value="2.28999999999999" calcext:value-type="float">
            <text:p>2.28999999999999</text:p>
          </table:table-cell>
          <table:table-cell table:formula="of:=IF([.L131]&lt;[.$K$2];(SQRT([.$I$2])+0.5*LN([.L131]/[.$K$2]))^2;0)" office:value-type="float" office:value="0" calcext:value-type="float">
            <text:p>0</text:p>
          </table:table-cell>
          <table:table-cell table:formula="of:=IF([.L131]&lt;[.$K$2];SQRT([.M131])+[.M131];0)" office:value-type="float" office:value="0" calcext:value-type="float">
            <text:p>0</text:p>
          </table:table-cell>
          <table:table-cell table:formula="of:=IF([.L131]&lt;[.$K$2];([.M131]-[.$E$2]/([.$D$2]^2))*[.$D$2]*[.$B$2];[.$A$2]-([.$A$2]-[.$J$2])*([.$K$2]/[.L131])^2)*-1" office:value-type="float" office:value="-1.62376624838899" calcext:value-type="float">
            <text:p>-1.62376624838899</text:p>
          </table:table-cell>
          <table:table-cell table:formula="of:=IF([.L131]&lt;[.$K$2];([.N131]-[.$E$2]/([.$D$2]^2))*[.$D$2]*[.$B$2];[.$A$2]+([.$A$2]-[.$J$2])*([.$K$2]/[.L131])^2)*-1" office:value-type="float" office:value="-2.87623375161101" calcext:value-type="float">
            <text:p>-2.8762337516110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31]+0.01" office:value-type="float" office:value="2.29999999999999" calcext:value-type="float">
            <text:p>2.29999999999999</text:p>
          </table:table-cell>
          <table:table-cell table:formula="of:=IF([.L132]&lt;[.$K$2];(SQRT([.$I$2])+0.5*LN([.L132]/[.$K$2]))^2;0)" office:value-type="float" office:value="0" calcext:value-type="float">
            <text:p>0</text:p>
          </table:table-cell>
          <table:table-cell table:formula="of:=IF([.L132]&lt;[.$K$2];SQRT([.M132])+[.M132];0)" office:value-type="float" office:value="0" calcext:value-type="float">
            <text:p>0</text:p>
          </table:table-cell>
          <table:table-cell table:formula="of:=IF([.L132]&lt;[.$K$2];([.M132]-[.$E$2]/([.$D$2]^2))*[.$D$2]*[.$B$2];[.$A$2]-([.$A$2]-[.$J$2])*([.$K$2]/[.L132])^2)*-1" office:value-type="float" office:value="-1.62919992120542" calcext:value-type="float">
            <text:p>-1.62919992120542</text:p>
          </table:table-cell>
          <table:table-cell table:formula="of:=IF([.L132]&lt;[.$K$2];([.N132]-[.$E$2]/([.$D$2]^2))*[.$D$2]*[.$B$2];[.$A$2]+([.$A$2]-[.$J$2])*([.$K$2]/[.L132])^2)*-1" office:value-type="float" office:value="-2.87080007879458" calcext:value-type="float">
            <text:p>-2.8708000787945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32]+0.01" office:value-type="float" office:value="2.30999999999999" calcext:value-type="float">
            <text:p>2.30999999999999</text:p>
          </table:table-cell>
          <table:table-cell table:formula="of:=IF([.L133]&lt;[.$K$2];(SQRT([.$I$2])+0.5*LN([.L133]/[.$K$2]))^2;0)" office:value-type="float" office:value="0" calcext:value-type="float">
            <text:p>0</text:p>
          </table:table-cell>
          <table:table-cell table:formula="of:=IF([.L133]&lt;[.$K$2];SQRT([.M133])+[.M133];0)" office:value-type="float" office:value="0" calcext:value-type="float">
            <text:p>0</text:p>
          </table:table-cell>
          <table:table-cell table:formula="of:=IF([.L133]&lt;[.$K$2];([.M133]-[.$E$2]/([.$D$2]^2))*[.$D$2]*[.$B$2];[.$A$2]-([.$A$2]-[.$J$2])*([.$K$2]/[.L133])^2)*-1" office:value-type="float" office:value="-1.63456317969616" calcext:value-type="float">
            <text:p>-1.63456317969616</text:p>
          </table:table-cell>
          <table:table-cell table:formula="of:=IF([.L133]&lt;[.$K$2];([.N133]-[.$E$2]/([.$D$2]^2))*[.$D$2]*[.$B$2];[.$A$2]+([.$A$2]-[.$J$2])*([.$K$2]/[.L133])^2)*-1" office:value-type="float" office:value="-2.86543682030384" calcext:value-type="float">
            <text:p>-2.8654368203038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33]+0.01" office:value-type="float" office:value="2.31999999999999" calcext:value-type="float">
            <text:p>2.31999999999999</text:p>
          </table:table-cell>
          <table:table-cell table:formula="of:=IF([.L134]&lt;[.$K$2];(SQRT([.$I$2])+0.5*LN([.L134]/[.$K$2]))^2;0)" office:value-type="float" office:value="0" calcext:value-type="float">
            <text:p>0</text:p>
          </table:table-cell>
          <table:table-cell table:formula="of:=IF([.L134]&lt;[.$K$2];SQRT([.M134])+[.M134];0)" office:value-type="float" office:value="0" calcext:value-type="float">
            <text:p>0</text:p>
          </table:table-cell>
          <table:table-cell table:formula="of:=IF([.L134]&lt;[.$K$2];([.M134]-[.$E$2]/([.$D$2]^2))*[.$D$2]*[.$B$2];[.$A$2]-([.$A$2]-[.$J$2])*([.$K$2]/[.L134])^2)*-1" office:value-type="float" office:value="-1.63985723528104" calcext:value-type="float">
            <text:p>-1.63985723528104</text:p>
          </table:table-cell>
          <table:table-cell table:formula="of:=IF([.L134]&lt;[.$K$2];([.N134]-[.$E$2]/([.$D$2]^2))*[.$D$2]*[.$B$2];[.$A$2]+([.$A$2]-[.$J$2])*([.$K$2]/[.L134])^2)*-1" office:value-type="float" office:value="-2.86014276471896" calcext:value-type="float">
            <text:p>-2.8601427647189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34]+0.01" office:value-type="float" office:value="2.32999999999999" calcext:value-type="float">
            <text:p>2.32999999999999</text:p>
          </table:table-cell>
          <table:table-cell table:formula="of:=IF([.L135]&lt;[.$K$2];(SQRT([.$I$2])+0.5*LN([.L135]/[.$K$2]))^2;0)" office:value-type="float" office:value="0" calcext:value-type="float">
            <text:p>0</text:p>
          </table:table-cell>
          <table:table-cell table:formula="of:=IF([.L135]&lt;[.$K$2];SQRT([.M135])+[.M135];0)" office:value-type="float" office:value="0" calcext:value-type="float">
            <text:p>0</text:p>
          </table:table-cell>
          <table:table-cell table:formula="of:=IF([.L135]&lt;[.$K$2];([.M135]-[.$E$2]/([.$D$2]^2))*[.$D$2]*[.$B$2];[.$A$2]-([.$A$2]-[.$J$2])*([.$K$2]/[.L135])^2)*-1" office:value-type="float" office:value="-1.64508327343968" calcext:value-type="float">
            <text:p>-1.64508327343968</text:p>
          </table:table-cell>
          <table:table-cell table:formula="of:=IF([.L135]&lt;[.$K$2];([.N135]-[.$E$2]/([.$D$2]^2))*[.$D$2]*[.$B$2];[.$A$2]+([.$A$2]-[.$J$2])*([.$K$2]/[.L135])^2)*-1" office:value-type="float" office:value="-2.85491672656032" calcext:value-type="float">
            <text:p>-2.8549167265603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35]+0.01" office:value-type="float" office:value="2.33999999999999" calcext:value-type="float">
            <text:p>2.33999999999999</text:p>
          </table:table-cell>
          <table:table-cell table:formula="of:=IF([.L136]&lt;[.$K$2];(SQRT([.$I$2])+0.5*LN([.L136]/[.$K$2]))^2;0)" office:value-type="float" office:value="0" calcext:value-type="float">
            <text:p>0</text:p>
          </table:table-cell>
          <table:table-cell table:formula="of:=IF([.L136]&lt;[.$K$2];SQRT([.M136])+[.M136];0)" office:value-type="float" office:value="0" calcext:value-type="float">
            <text:p>0</text:p>
          </table:table-cell>
          <table:table-cell table:formula="of:=IF([.L136]&lt;[.$K$2];([.M136]-[.$E$2]/([.$D$2]^2))*[.$D$2]*[.$B$2];[.$A$2]-([.$A$2]-[.$J$2])*([.$K$2]/[.L136])^2)*-1" office:value-type="float" office:value="-1.65024245437517" calcext:value-type="float">
            <text:p>-1.65024245437517</text:p>
          </table:table-cell>
          <table:table-cell table:formula="of:=IF([.L136]&lt;[.$K$2];([.N136]-[.$E$2]/([.$D$2]^2))*[.$D$2]*[.$B$2];[.$A$2]+([.$A$2]-[.$J$2])*([.$K$2]/[.L136])^2)*-1" office:value-type="float" office:value="-2.84975754562483" calcext:value-type="float">
            <text:p>-2.8497575456248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36]+0.01" office:value-type="float" office:value="2.34999999999999" calcext:value-type="float">
            <text:p>2.34999999999999</text:p>
          </table:table-cell>
          <table:table-cell table:formula="of:=IF([.L137]&lt;[.$K$2];(SQRT([.$I$2])+0.5*LN([.L137]/[.$K$2]))^2;0)" office:value-type="float" office:value="0" calcext:value-type="float">
            <text:p>0</text:p>
          </table:table-cell>
          <table:table-cell table:formula="of:=IF([.L137]&lt;[.$K$2];SQRT([.M137])+[.M137];0)" office:value-type="float" office:value="0" calcext:value-type="float">
            <text:p>0</text:p>
          </table:table-cell>
          <table:table-cell table:formula="of:=IF([.L137]&lt;[.$K$2];([.M137]-[.$E$2]/([.$D$2]^2))*[.$D$2]*[.$B$2];[.$A$2]-([.$A$2]-[.$J$2])*([.$K$2]/[.L137])^2)*-1" office:value-type="float" office:value="-1.65533591365807" calcext:value-type="float">
            <text:p>-1.65533591365807</text:p>
          </table:table-cell>
          <table:table-cell table:formula="of:=IF([.L137]&lt;[.$K$2];([.N137]-[.$E$2]/([.$D$2]^2))*[.$D$2]*[.$B$2];[.$A$2]+([.$A$2]-[.$J$2])*([.$K$2]/[.L137])^2)*-1" office:value-type="float" office:value="-2.84466408634193" calcext:value-type="float">
            <text:p>-2.8446640863419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37]+0.01" office:value-type="float" office:value="2.35999999999999" calcext:value-type="float">
            <text:p>2.35999999999999</text:p>
          </table:table-cell>
          <table:table-cell table:formula="of:=IF([.L138]&lt;[.$K$2];(SQRT([.$I$2])+0.5*LN([.L138]/[.$K$2]))^2;0)" office:value-type="float" office:value="0" calcext:value-type="float">
            <text:p>0</text:p>
          </table:table-cell>
          <table:table-cell table:formula="of:=IF([.L138]&lt;[.$K$2];SQRT([.M138])+[.M138];0)" office:value-type="float" office:value="0" calcext:value-type="float">
            <text:p>0</text:p>
          </table:table-cell>
          <table:table-cell table:formula="of:=IF([.L138]&lt;[.$K$2];([.M138]-[.$E$2]/([.$D$2]^2))*[.$D$2]*[.$B$2];[.$A$2]-([.$A$2]-[.$J$2])*([.$K$2]/[.L138])^2)*-1" office:value-type="float" office:value="-1.66036476285131" calcext:value-type="float">
            <text:p>-1.66036476285131</text:p>
          </table:table-cell>
          <table:table-cell table:formula="of:=IF([.L138]&lt;[.$K$2];([.N138]-[.$E$2]/([.$D$2]^2))*[.$D$2]*[.$B$2];[.$A$2]+([.$A$2]-[.$J$2])*([.$K$2]/[.L138])^2)*-1" office:value-type="float" office:value="-2.83963523714869" calcext:value-type="float">
            <text:p>-2.8396352371486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38]+0.01" office:value-type="float" office:value="2.36999999999999" calcext:value-type="float">
            <text:p>2.36999999999999</text:p>
          </table:table-cell>
          <table:table-cell table:formula="of:=IF([.L139]&lt;[.$K$2];(SQRT([.$I$2])+0.5*LN([.L139]/[.$K$2]))^2;0)" office:value-type="float" office:value="0" calcext:value-type="float">
            <text:p>0</text:p>
          </table:table-cell>
          <table:table-cell table:formula="of:=IF([.L139]&lt;[.$K$2];SQRT([.M139])+[.M139];0)" office:value-type="float" office:value="0" calcext:value-type="float">
            <text:p>0</text:p>
          </table:table-cell>
          <table:table-cell table:formula="of:=IF([.L139]&lt;[.$K$2];([.M139]-[.$E$2]/([.$D$2]^2))*[.$D$2]*[.$B$2];[.$A$2]-([.$A$2]-[.$J$2])*([.$K$2]/[.L139])^2)*-1" office:value-type="float" office:value="-1.66533009011673" calcext:value-type="float">
            <text:p>-1.66533009011673</text:p>
          </table:table-cell>
          <table:table-cell table:formula="of:=IF([.L139]&lt;[.$K$2];([.N139]-[.$E$2]/([.$D$2]^2))*[.$D$2]*[.$B$2];[.$A$2]+([.$A$2]-[.$J$2])*([.$K$2]/[.L139])^2)*-1" office:value-type="float" office:value="-2.83466990988327" calcext:value-type="float">
            <text:p>-2.8346699098832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39]+0.01" office:value-type="float" office:value="2.37999999999999" calcext:value-type="float">
            <text:p>2.37999999999999</text:p>
          </table:table-cell>
          <table:table-cell table:formula="of:=IF([.L140]&lt;[.$K$2];(SQRT([.$I$2])+0.5*LN([.L140]/[.$K$2]))^2;0)" office:value-type="float" office:value="0" calcext:value-type="float">
            <text:p>0</text:p>
          </table:table-cell>
          <table:table-cell table:formula="of:=IF([.L140]&lt;[.$K$2];SQRT([.M140])+[.M140];0)" office:value-type="float" office:value="0" calcext:value-type="float">
            <text:p>0</text:p>
          </table:table-cell>
          <table:table-cell table:formula="of:=IF([.L140]&lt;[.$K$2];([.M140]-[.$E$2]/([.$D$2]^2))*[.$D$2]*[.$B$2];[.$A$2]-([.$A$2]-[.$J$2])*([.$K$2]/[.L140])^2)*-1" office:value-type="float" office:value="-1.67023296080374" calcext:value-type="float">
            <text:p>-1.67023296080374</text:p>
          </table:table-cell>
          <table:table-cell table:formula="of:=IF([.L140]&lt;[.$K$2];([.N140]-[.$E$2]/([.$D$2]^2))*[.$D$2]*[.$B$2];[.$A$2]+([.$A$2]-[.$J$2])*([.$K$2]/[.L140])^2)*-1" office:value-type="float" office:value="-2.82976703919626" calcext:value-type="float">
            <text:p>-2.8297670391962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40]+0.01" office:value-type="float" office:value="2.38999999999999" calcext:value-type="float">
            <text:p>2.38999999999999</text:p>
          </table:table-cell>
          <table:table-cell table:formula="of:=IF([.L141]&lt;[.$K$2];(SQRT([.$I$2])+0.5*LN([.L141]/[.$K$2]))^2;0)" office:value-type="float" office:value="0" calcext:value-type="float">
            <text:p>0</text:p>
          </table:table-cell>
          <table:table-cell table:formula="of:=IF([.L141]&lt;[.$K$2];SQRT([.M141])+[.M141];0)" office:value-type="float" office:value="0" calcext:value-type="float">
            <text:p>0</text:p>
          </table:table-cell>
          <table:table-cell table:formula="of:=IF([.L141]&lt;[.$K$2];([.M141]-[.$E$2]/([.$D$2]^2))*[.$D$2]*[.$B$2];[.$A$2]-([.$A$2]-[.$J$2])*([.$K$2]/[.L141])^2)*-1" office:value-type="float" office:value="-1.67507441802081" calcext:value-type="float">
            <text:p>-1.67507441802081</text:p>
          </table:table-cell>
          <table:table-cell table:formula="of:=IF([.L141]&lt;[.$K$2];([.N141]-[.$E$2]/([.$D$2]^2))*[.$D$2]*[.$B$2];[.$A$2]+([.$A$2]-[.$J$2])*([.$K$2]/[.L141])^2)*-1" office:value-type="float" office:value="-2.82492558197919" calcext:value-type="float">
            <text:p>-2.8249255819791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41]+0.01" office:value-type="float" office:value="2.39999999999999" calcext:value-type="float">
            <text:p>2.39999999999999</text:p>
          </table:table-cell>
          <table:table-cell table:formula="of:=IF([.L142]&lt;[.$K$2];(SQRT([.$I$2])+0.5*LN([.L142]/[.$K$2]))^2;0)" office:value-type="float" office:value="0" calcext:value-type="float">
            <text:p>0</text:p>
          </table:table-cell>
          <table:table-cell table:formula="of:=IF([.L142]&lt;[.$K$2];SQRT([.M142])+[.M142];0)" office:value-type="float" office:value="0" calcext:value-type="float">
            <text:p>0</text:p>
          </table:table-cell>
          <table:table-cell table:formula="of:=IF([.L142]&lt;[.$K$2];([.M142]-[.$E$2]/([.$D$2]^2))*[.$D$2]*[.$B$2];[.$A$2]-([.$A$2]-[.$J$2])*([.$K$2]/[.L142])^2)*-1" office:value-type="float" office:value="-1.6798554831904" calcext:value-type="float">
            <text:p>-1.6798554831904</text:p>
          </table:table-cell>
          <table:table-cell table:formula="of:=IF([.L142]&lt;[.$K$2];([.N142]-[.$E$2]/([.$D$2]^2))*[.$D$2]*[.$B$2];[.$A$2]+([.$A$2]-[.$J$2])*([.$K$2]/[.L142])^2)*-1" office:value-type="float" office:value="-2.8201445168096" calcext:value-type="float">
            <text:p>-2.820144516809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42]+0.01" office:value-type="float" office:value="2.40999999999999" calcext:value-type="float">
            <text:p>2.40999999999999</text:p>
          </table:table-cell>
          <table:table-cell table:formula="of:=IF([.L143]&lt;[.$K$2];(SQRT([.$I$2])+0.5*LN([.L143]/[.$K$2]))^2;0)" office:value-type="float" office:value="0" calcext:value-type="float">
            <text:p>0</text:p>
          </table:table-cell>
          <table:table-cell table:formula="of:=IF([.L143]&lt;[.$K$2];SQRT([.M143])+[.M143];0)" office:value-type="float" office:value="0" calcext:value-type="float">
            <text:p>0</text:p>
          </table:table-cell>
          <table:table-cell table:formula="of:=IF([.L143]&lt;[.$K$2];([.M143]-[.$E$2]/([.$D$2]^2))*[.$D$2]*[.$B$2];[.$A$2]-([.$A$2]-[.$J$2])*([.$K$2]/[.L143])^2)*-1" office:value-type="float" office:value="-1.68457715658764" calcext:value-type="float">
            <text:p>-1.68457715658764</text:p>
          </table:table-cell>
          <table:table-cell table:formula="of:=IF([.L143]&lt;[.$K$2];([.N143]-[.$E$2]/([.$D$2]^2))*[.$D$2]*[.$B$2];[.$A$2]+([.$A$2]-[.$J$2])*([.$K$2]/[.L143])^2)*-1" office:value-type="float" office:value="-2.81542284341236" calcext:value-type="float">
            <text:p>-2.8154228434123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43]+0.01" office:value-type="float" office:value="2.41999999999999" calcext:value-type="float">
            <text:p>2.41999999999999</text:p>
          </table:table-cell>
          <table:table-cell table:formula="of:=IF([.L144]&lt;[.$K$2];(SQRT([.$I$2])+0.5*LN([.L144]/[.$K$2]))^2;0)" office:value-type="float" office:value="0" calcext:value-type="float">
            <text:p>0</text:p>
          </table:table-cell>
          <table:table-cell table:formula="of:=IF([.L144]&lt;[.$K$2];SQRT([.M144])+[.M144];0)" office:value-type="float" office:value="0" calcext:value-type="float">
            <text:p>0</text:p>
          </table:table-cell>
          <table:table-cell table:formula="of:=IF([.L144]&lt;[.$K$2];([.M144]-[.$E$2]/([.$D$2]^2))*[.$D$2]*[.$B$2];[.$A$2]-([.$A$2]-[.$J$2])*([.$K$2]/[.L144])^2)*-1" office:value-type="float" office:value="-1.68924041786365" calcext:value-type="float">
            <text:p>-1.68924041786365</text:p>
          </table:table-cell>
          <table:table-cell table:formula="of:=IF([.L144]&lt;[.$K$2];([.N144]-[.$E$2]/([.$D$2]^2))*[.$D$2]*[.$B$2];[.$A$2]+([.$A$2]-[.$J$2])*([.$K$2]/[.L144])^2)*-1" office:value-type="float" office:value="-2.81075958213635" calcext:value-type="float">
            <text:p>-2.8107595821363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44]+0.01" office:value-type="float" office:value="2.42999999999999" calcext:value-type="float">
            <text:p>2.42999999999999</text:p>
          </table:table-cell>
          <table:table-cell table:formula="of:=IF([.L145]&lt;[.$K$2];(SQRT([.$I$2])+0.5*LN([.L145]/[.$K$2]))^2;0)" office:value-type="float" office:value="0" calcext:value-type="float">
            <text:p>0</text:p>
          </table:table-cell>
          <table:table-cell table:formula="of:=IF([.L145]&lt;[.$K$2];SQRT([.M145])+[.M145];0)" office:value-type="float" office:value="0" calcext:value-type="float">
            <text:p>0</text:p>
          </table:table-cell>
          <table:table-cell table:formula="of:=IF([.L145]&lt;[.$K$2];([.M145]-[.$E$2]/([.$D$2]^2))*[.$D$2]*[.$B$2];[.$A$2]-([.$A$2]-[.$J$2])*([.$K$2]/[.L145])^2)*-1" office:value-type="float" office:value="-1.69384622655365" calcext:value-type="float">
            <text:p>-1.69384622655365</text:p>
          </table:table-cell>
          <table:table-cell table:formula="of:=IF([.L145]&lt;[.$K$2];([.N145]-[.$E$2]/([.$D$2]^2))*[.$D$2]*[.$B$2];[.$A$2]+([.$A$2]-[.$J$2])*([.$K$2]/[.L145])^2)*-1" office:value-type="float" office:value="-2.80615377344635" calcext:value-type="float">
            <text:p>-2.8061537734463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45]+0.01" office:value-type="float" office:value="2.43999999999999" calcext:value-type="float">
            <text:p>2.43999999999999</text:p>
          </table:table-cell>
          <table:table-cell table:formula="of:=IF([.L146]&lt;[.$K$2];(SQRT([.$I$2])+0.5*LN([.L146]/[.$K$2]))^2;0)" office:value-type="float" office:value="0" calcext:value-type="float">
            <text:p>0</text:p>
          </table:table-cell>
          <table:table-cell table:formula="of:=IF([.L146]&lt;[.$K$2];SQRT([.M146])+[.M146];0)" office:value-type="float" office:value="0" calcext:value-type="float">
            <text:p>0</text:p>
          </table:table-cell>
          <table:table-cell table:formula="of:=IF([.L146]&lt;[.$K$2];([.M146]-[.$E$2]/([.$D$2]^2))*[.$D$2]*[.$B$2];[.$A$2]-([.$A$2]-[.$J$2])*([.$K$2]/[.L146])^2)*-1" office:value-type="float" office:value="-1.69839552257066" calcext:value-type="float">
            <text:p>-1.69839552257066</text:p>
          </table:table-cell>
          <table:table-cell table:formula="of:=IF([.L146]&lt;[.$K$2];([.N146]-[.$E$2]/([.$D$2]^2))*[.$D$2]*[.$B$2];[.$A$2]+([.$A$2]-[.$J$2])*([.$K$2]/[.L146])^2)*-1" office:value-type="float" office:value="-2.80160447742934" calcext:value-type="float">
            <text:p>-2.8016044774293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46]+0.01" office:value-type="float" office:value="2.44999999999999" calcext:value-type="float">
            <text:p>2.44999999999999</text:p>
          </table:table-cell>
          <table:table-cell table:formula="of:=IF([.L147]&lt;[.$K$2];(SQRT([.$I$2])+0.5*LN([.L147]/[.$K$2]))^2;0)" office:value-type="float" office:value="0" calcext:value-type="float">
            <text:p>0</text:p>
          </table:table-cell>
          <table:table-cell table:formula="of:=IF([.L147]&lt;[.$K$2];SQRT([.M147])+[.M147];0)" office:value-type="float" office:value="0" calcext:value-type="float">
            <text:p>0</text:p>
          </table:table-cell>
          <table:table-cell table:formula="of:=IF([.L147]&lt;[.$K$2];([.M147]-[.$E$2]/([.$D$2]^2))*[.$D$2]*[.$B$2];[.$A$2]-([.$A$2]-[.$J$2])*([.$K$2]/[.L147])^2)*-1" office:value-type="float" office:value="-1.70288922668499" calcext:value-type="float">
            <text:p>-1.70288922668499</text:p>
          </table:table-cell>
          <table:table-cell table:formula="of:=IF([.L147]&lt;[.$K$2];([.N147]-[.$E$2]/([.$D$2]^2))*[.$D$2]*[.$B$2];[.$A$2]+([.$A$2]-[.$J$2])*([.$K$2]/[.L147])^2)*-1" office:value-type="float" office:value="-2.79711077331501" calcext:value-type="float">
            <text:p>-2.7971107733150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47]+0.01" office:value-type="float" office:value="2.45999999999999" calcext:value-type="float">
            <text:p>2.45999999999999</text:p>
          </table:table-cell>
          <table:table-cell table:formula="of:=IF([.L148]&lt;[.$K$2];(SQRT([.$I$2])+0.5*LN([.L148]/[.$K$2]))^2;0)" office:value-type="float" office:value="0" calcext:value-type="float">
            <text:p>0</text:p>
          </table:table-cell>
          <table:table-cell table:formula="of:=IF([.L148]&lt;[.$K$2];SQRT([.M148])+[.M148];0)" office:value-type="float" office:value="0" calcext:value-type="float">
            <text:p>0</text:p>
          </table:table-cell>
          <table:table-cell table:formula="of:=IF([.L148]&lt;[.$K$2];([.M148]-[.$E$2]/([.$D$2]^2))*[.$D$2]*[.$B$2];[.$A$2]-([.$A$2]-[.$J$2])*([.$K$2]/[.L148])^2)*-1" office:value-type="float" office:value="-1.70732824099026" calcext:value-type="float">
            <text:p>-1.70732824099026</text:p>
          </table:table-cell>
          <table:table-cell table:formula="of:=IF([.L148]&lt;[.$K$2];([.N148]-[.$E$2]/([.$D$2]^2))*[.$D$2]*[.$B$2];[.$A$2]+([.$A$2]-[.$J$2])*([.$K$2]/[.L148])^2)*-1" office:value-type="float" office:value="-2.79267175900974" calcext:value-type="float">
            <text:p>-2.7926717590097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48]+0.01" office:value-type="float" office:value="2.46999999999999" calcext:value-type="float">
            <text:p>2.46999999999999</text:p>
          </table:table-cell>
          <table:table-cell table:formula="of:=IF([.L149]&lt;[.$K$2];(SQRT([.$I$2])+0.5*LN([.L149]/[.$K$2]))^2;0)" office:value-type="float" office:value="0" calcext:value-type="float">
            <text:p>0</text:p>
          </table:table-cell>
          <table:table-cell table:formula="of:=IF([.L149]&lt;[.$K$2];SQRT([.M149])+[.M149];0)" office:value-type="float" office:value="0" calcext:value-type="float">
            <text:p>0</text:p>
          </table:table-cell>
          <table:table-cell table:formula="of:=IF([.L149]&lt;[.$K$2];([.M149]-[.$E$2]/([.$D$2]^2))*[.$D$2]*[.$B$2];[.$A$2]-([.$A$2]-[.$J$2])*([.$K$2]/[.L149])^2)*-1" office:value-type="float" office:value="-1.71171344935611" calcext:value-type="float">
            <text:p>-1.71171344935611</text:p>
          </table:table-cell>
          <table:table-cell table:formula="of:=IF([.L149]&lt;[.$K$2];([.N149]-[.$E$2]/([.$D$2]^2))*[.$D$2]*[.$B$2];[.$A$2]+([.$A$2]-[.$J$2])*([.$K$2]/[.L149])^2)*-1" office:value-type="float" office:value="-2.78828655064389" calcext:value-type="float">
            <text:p>-2.7882865506438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49]+0.01" office:value-type="float" office:value="2.47999999999999" calcext:value-type="float">
            <text:p>2.47999999999999</text:p>
          </table:table-cell>
          <table:table-cell table:formula="of:=IF([.L150]&lt;[.$K$2];(SQRT([.$I$2])+0.5*LN([.L150]/[.$K$2]))^2;0)" office:value-type="float" office:value="0" calcext:value-type="float">
            <text:p>0</text:p>
          </table:table-cell>
          <table:table-cell table:formula="of:=IF([.L150]&lt;[.$K$2];SQRT([.M150])+[.M150];0)" office:value-type="float" office:value="0" calcext:value-type="float">
            <text:p>0</text:p>
          </table:table-cell>
          <table:table-cell table:formula="of:=IF([.L150]&lt;[.$K$2];([.M150]-[.$E$2]/([.$D$2]^2))*[.$D$2]*[.$B$2];[.$A$2]-([.$A$2]-[.$J$2])*([.$K$2]/[.L150])^2)*-1" office:value-type="float" office:value="-1.71604571786822" calcext:value-type="float">
            <text:p>-1.71604571786822</text:p>
          </table:table-cell>
          <table:table-cell table:formula="of:=IF([.L150]&lt;[.$K$2];([.N150]-[.$E$2]/([.$D$2]^2))*[.$D$2]*[.$B$2];[.$A$2]+([.$A$2]-[.$J$2])*([.$K$2]/[.L150])^2)*-1" office:value-type="float" office:value="-2.78395428213178" calcext:value-type="float">
            <text:p>-2.7839542821317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50]+0.01" office:value-type="float" office:value="2.48999999999999" calcext:value-type="float">
            <text:p>2.48999999999999</text:p>
          </table:table-cell>
          <table:table-cell table:formula="of:=IF([.L151]&lt;[.$K$2];(SQRT([.$I$2])+0.5*LN([.L151]/[.$K$2]))^2;0)" office:value-type="float" office:value="0" calcext:value-type="float">
            <text:p>0</text:p>
          </table:table-cell>
          <table:table-cell table:formula="of:=IF([.L151]&lt;[.$K$2];SQRT([.M151])+[.M151];0)" office:value-type="float" office:value="0" calcext:value-type="float">
            <text:p>0</text:p>
          </table:table-cell>
          <table:table-cell table:formula="of:=IF([.L151]&lt;[.$K$2];([.M151]-[.$E$2]/([.$D$2]^2))*[.$D$2]*[.$B$2];[.$A$2]-([.$A$2]-[.$J$2])*([.$K$2]/[.L151])^2)*-1" office:value-type="float" office:value="-1.72032589525599" calcext:value-type="float">
            <text:p>-1.72032589525599</text:p>
          </table:table-cell>
          <table:table-cell table:formula="of:=IF([.L151]&lt;[.$K$2];([.N151]-[.$E$2]/([.$D$2]^2))*[.$D$2]*[.$B$2];[.$A$2]+([.$A$2]-[.$J$2])*([.$K$2]/[.L151])^2)*-1" office:value-type="float" office:value="-2.77967410474401" calcext:value-type="float">
            <text:p>-2.7796741047440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51]+0.01" office:value-type="float" office:value="2.49999999999999" calcext:value-type="float">
            <text:p>2.49999999999999</text:p>
          </table:table-cell>
          <table:table-cell table:formula="of:=IF([.L152]&lt;[.$K$2];(SQRT([.$I$2])+0.5*LN([.L152]/[.$K$2]))^2;0)" office:value-type="float" office:value="0" calcext:value-type="float">
            <text:p>0</text:p>
          </table:table-cell>
          <table:table-cell table:formula="of:=IF([.L152]&lt;[.$K$2];SQRT([.M152])+[.M152];0)" office:value-type="float" office:value="0" calcext:value-type="float">
            <text:p>0</text:p>
          </table:table-cell>
          <table:table-cell table:formula="of:=IF([.L152]&lt;[.$K$2];([.M152]-[.$E$2]/([.$D$2]^2))*[.$D$2]*[.$B$2];[.$A$2]-([.$A$2]-[.$J$2])*([.$K$2]/[.L152])^2)*-1" office:value-type="float" office:value="-1.72455481330827" calcext:value-type="float">
            <text:p>-1.72455481330827</text:p>
          </table:table-cell>
          <table:table-cell table:formula="of:=IF([.L152]&lt;[.$K$2];([.N152]-[.$E$2]/([.$D$2]^2))*[.$D$2]*[.$B$2];[.$A$2]+([.$A$2]-[.$J$2])*([.$K$2]/[.L152])^2)*-1" office:value-type="float" office:value="-2.77544518669173" calcext:value-type="float">
            <text:p>-2.7754451866917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52]+0.01" office:value-type="float" office:value="2.50999999999999" calcext:value-type="float">
            <text:p>2.50999999999999</text:p>
          </table:table-cell>
          <table:table-cell table:formula="of:=IF([.L153]&lt;[.$K$2];(SQRT([.$I$2])+0.5*LN([.L153]/[.$K$2]))^2;0)" office:value-type="float" office:value="0" calcext:value-type="float">
            <text:p>0</text:p>
          </table:table-cell>
          <table:table-cell table:formula="of:=IF([.L153]&lt;[.$K$2];SQRT([.M153])+[.M153];0)" office:value-type="float" office:value="0" calcext:value-type="float">
            <text:p>0</text:p>
          </table:table-cell>
          <table:table-cell table:formula="of:=IF([.L153]&lt;[.$K$2];([.M153]-[.$E$2]/([.$D$2]^2))*[.$D$2]*[.$B$2];[.$A$2]-([.$A$2]-[.$J$2])*([.$K$2]/[.L153])^2)*-1" office:value-type="float" office:value="-1.72873328727745" calcext:value-type="float">
            <text:p>-1.72873328727745</text:p>
          </table:table-cell>
          <table:table-cell table:formula="of:=IF([.L153]&lt;[.$K$2];([.N153]-[.$E$2]/([.$D$2]^2))*[.$D$2]*[.$B$2];[.$A$2]+([.$A$2]-[.$J$2])*([.$K$2]/[.L153])^2)*-1" office:value-type="float" office:value="-2.77126671272255" calcext:value-type="float">
            <text:p>-2.7712667127225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53]+0.01" office:value-type="float" office:value="2.51999999999999" calcext:value-type="float">
            <text:p>2.51999999999999</text:p>
          </table:table-cell>
          <table:table-cell table:formula="of:=IF([.L154]&lt;[.$K$2];(SQRT([.$I$2])+0.5*LN([.L154]/[.$K$2]))^2;0)" office:value-type="float" office:value="0" calcext:value-type="float">
            <text:p>0</text:p>
          </table:table-cell>
          <table:table-cell table:formula="of:=IF([.L154]&lt;[.$K$2];SQRT([.M154])+[.M154];0)" office:value-type="float" office:value="0" calcext:value-type="float">
            <text:p>0</text:p>
          </table:table-cell>
          <table:table-cell table:formula="of:=IF([.L154]&lt;[.$K$2];([.M154]-[.$E$2]/([.$D$2]^2))*[.$D$2]*[.$B$2];[.$A$2]-([.$A$2]-[.$J$2])*([.$K$2]/[.L154])^2)*-1" office:value-type="float" office:value="-1.73286211627247" calcext:value-type="float">
            <text:p>-1.73286211627247</text:p>
          </table:table-cell>
          <table:table-cell table:formula="of:=IF([.L154]&lt;[.$K$2];([.N154]-[.$E$2]/([.$D$2]^2))*[.$D$2]*[.$B$2];[.$A$2]+([.$A$2]-[.$J$2])*([.$K$2]/[.L154])^2)*-1" office:value-type="float" office:value="-2.76713788372753" calcext:value-type="float">
            <text:p>-2.7671378837275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54]+0.01" office:value-type="float" office:value="2.52999999999999" calcext:value-type="float">
            <text:p>2.52999999999999</text:p>
          </table:table-cell>
          <table:table-cell table:formula="of:=IF([.L155]&lt;[.$K$2];(SQRT([.$I$2])+0.5*LN([.L155]/[.$K$2]))^2;0)" office:value-type="float" office:value="0" calcext:value-type="float">
            <text:p>0</text:p>
          </table:table-cell>
          <table:table-cell table:formula="of:=IF([.L155]&lt;[.$K$2];SQRT([.M155])+[.M155];0)" office:value-type="float" office:value="0" calcext:value-type="float">
            <text:p>0</text:p>
          </table:table-cell>
          <table:table-cell table:formula="of:=IF([.L155]&lt;[.$K$2];([.M155]-[.$E$2]/([.$D$2]^2))*[.$D$2]*[.$B$2];[.$A$2]-([.$A$2]-[.$J$2])*([.$K$2]/[.L155])^2)*-1" office:value-type="float" office:value="-1.73694208364084" calcext:value-type="float">
            <text:p>-1.73694208364084</text:p>
          </table:table-cell>
          <table:table-cell table:formula="of:=IF([.L155]&lt;[.$K$2];([.N155]-[.$E$2]/([.$D$2]^2))*[.$D$2]*[.$B$2];[.$A$2]+([.$A$2]-[.$J$2])*([.$K$2]/[.L155])^2)*-1" office:value-type="float" office:value="-2.76305791635916" calcext:value-type="float">
            <text:p>-2.763057916359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55]+0.01" office:value-type="float" office:value="2.53999999999999" calcext:value-type="float">
            <text:p>2.53999999999999</text:p>
          </table:table-cell>
          <table:table-cell table:formula="of:=IF([.L156]&lt;[.$K$2];(SQRT([.$I$2])+0.5*LN([.L156]/[.$K$2]))^2;0)" office:value-type="float" office:value="0" calcext:value-type="float">
            <text:p>0</text:p>
          </table:table-cell>
          <table:table-cell table:formula="of:=IF([.L156]&lt;[.$K$2];SQRT([.M156])+[.M156];0)" office:value-type="float" office:value="0" calcext:value-type="float">
            <text:p>0</text:p>
          </table:table-cell>
          <table:table-cell table:formula="of:=IF([.L156]&lt;[.$K$2];([.M156]-[.$E$2]/([.$D$2]^2))*[.$D$2]*[.$B$2];[.$A$2]-([.$A$2]-[.$J$2])*([.$K$2]/[.L156])^2)*-1" office:value-type="float" office:value="-1.7409739573403" calcext:value-type="float">
            <text:p>-1.7409739573403</text:p>
          </table:table-cell>
          <table:table-cell table:formula="of:=IF([.L156]&lt;[.$K$2];([.N156]-[.$E$2]/([.$D$2]^2))*[.$D$2]*[.$B$2];[.$A$2]+([.$A$2]-[.$J$2])*([.$K$2]/[.L156])^2)*-1" office:value-type="float" office:value="-2.7590260426597" calcext:value-type="float">
            <text:p>-2.759026042659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56]+0.01" office:value-type="float" office:value="2.54999999999999" calcext:value-type="float">
            <text:p>2.54999999999999</text:p>
          </table:table-cell>
          <table:table-cell table:formula="of:=IF([.L157]&lt;[.$K$2];(SQRT([.$I$2])+0.5*LN([.L157]/[.$K$2]))^2;0)" office:value-type="float" office:value="0" calcext:value-type="float">
            <text:p>0</text:p>
          </table:table-cell>
          <table:table-cell table:formula="of:=IF([.L157]&lt;[.$K$2];SQRT([.M157])+[.M157];0)" office:value-type="float" office:value="0" calcext:value-type="float">
            <text:p>0</text:p>
          </table:table-cell>
          <table:table-cell table:formula="of:=IF([.L157]&lt;[.$K$2];([.M157]-[.$E$2]/([.$D$2]^2))*[.$D$2]*[.$B$2];[.$A$2]-([.$A$2]-[.$J$2])*([.$K$2]/[.L157])^2)*-1" office:value-type="float" office:value="-1.74495849030014" calcext:value-type="float">
            <text:p>-1.74495849030014</text:p>
          </table:table-cell>
          <table:table-cell table:formula="of:=IF([.L157]&lt;[.$K$2];([.N157]-[.$E$2]/([.$D$2]^2))*[.$D$2]*[.$B$2];[.$A$2]+([.$A$2]-[.$J$2])*([.$K$2]/[.L157])^2)*-1" office:value-type="float" office:value="-2.75504150969986" calcext:value-type="float">
            <text:p>-2.7550415096998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57]+0.01" office:value-type="float" office:value="2.55999999999999" calcext:value-type="float">
            <text:p>2.55999999999999</text:p>
          </table:table-cell>
          <table:table-cell table:formula="of:=IF([.L158]&lt;[.$K$2];(SQRT([.$I$2])+0.5*LN([.L158]/[.$K$2]))^2;0)" office:value-type="float" office:value="0" calcext:value-type="float">
            <text:p>0</text:p>
          </table:table-cell>
          <table:table-cell table:formula="of:=IF([.L158]&lt;[.$K$2];SQRT([.M158])+[.M158];0)" office:value-type="float" office:value="0" calcext:value-type="float">
            <text:p>0</text:p>
          </table:table-cell>
          <table:table-cell table:formula="of:=IF([.L158]&lt;[.$K$2];([.M158]-[.$E$2]/([.$D$2]^2))*[.$D$2]*[.$B$2];[.$A$2]-([.$A$2]-[.$J$2])*([.$K$2]/[.L158])^2)*-1" office:value-type="float" office:value="-1.74889642077281" calcext:value-type="float">
            <text:p>-1.74889642077281</text:p>
          </table:table-cell>
          <table:table-cell table:formula="of:=IF([.L158]&lt;[.$K$2];([.N158]-[.$E$2]/([.$D$2]^2))*[.$D$2]*[.$B$2];[.$A$2]+([.$A$2]-[.$J$2])*([.$K$2]/[.L158])^2)*-1" office:value-type="float" office:value="-2.75110357922719" calcext:value-type="float">
            <text:p>-2.7511035792271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58]+0.01" office:value-type="float" office:value="2.56999999999999" calcext:value-type="float">
            <text:p>2.56999999999999</text:p>
          </table:table-cell>
          <table:table-cell table:formula="of:=IF([.L159]&lt;[.$K$2];(SQRT([.$I$2])+0.5*LN([.L159]/[.$K$2]))^2;0)" office:value-type="float" office:value="0" calcext:value-type="float">
            <text:p>0</text:p>
          </table:table-cell>
          <table:table-cell table:formula="of:=IF([.L159]&lt;[.$K$2];SQRT([.M159])+[.M159];0)" office:value-type="float" office:value="0" calcext:value-type="float">
            <text:p>0</text:p>
          </table:table-cell>
          <table:table-cell table:formula="of:=IF([.L159]&lt;[.$K$2];([.M159]-[.$E$2]/([.$D$2]^2))*[.$D$2]*[.$B$2];[.$A$2]-([.$A$2]-[.$J$2])*([.$K$2]/[.L159])^2)*-1" office:value-type="float" office:value="-1.75278847267584" calcext:value-type="float">
            <text:p>-1.75278847267584</text:p>
          </table:table-cell>
          <table:table-cell table:formula="of:=IF([.L159]&lt;[.$K$2];([.N159]-[.$E$2]/([.$D$2]^2))*[.$D$2]*[.$B$2];[.$A$2]+([.$A$2]-[.$J$2])*([.$K$2]/[.L159])^2)*-1" office:value-type="float" office:value="-2.74721152732416" calcext:value-type="float">
            <text:p>-2.747211527324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59]+0.01" office:value-type="float" office:value="2.57999999999999" calcext:value-type="float">
            <text:p>2.57999999999999</text:p>
          </table:table-cell>
          <table:table-cell table:formula="of:=IF([.L160]&lt;[.$K$2];(SQRT([.$I$2])+0.5*LN([.L160]/[.$K$2]))^2;0)" office:value-type="float" office:value="0" calcext:value-type="float">
            <text:p>0</text:p>
          </table:table-cell>
          <table:table-cell table:formula="of:=IF([.L160]&lt;[.$K$2];SQRT([.M160])+[.M160];0)" office:value-type="float" office:value="0" calcext:value-type="float">
            <text:p>0</text:p>
          </table:table-cell>
          <table:table-cell table:formula="of:=IF([.L160]&lt;[.$K$2];([.M160]-[.$E$2]/([.$D$2]^2))*[.$D$2]*[.$B$2];[.$A$2]-([.$A$2]-[.$J$2])*([.$K$2]/[.L160])^2)*-1" office:value-type="float" office:value="-1.75663535592462" calcext:value-type="float">
            <text:p>-1.75663535592462</text:p>
          </table:table-cell>
          <table:table-cell table:formula="of:=IF([.L160]&lt;[.$K$2];([.N160]-[.$E$2]/([.$D$2]^2))*[.$D$2]*[.$B$2];[.$A$2]+([.$A$2]-[.$J$2])*([.$K$2]/[.L160])^2)*-1" office:value-type="float" office:value="-2.74336464407538" calcext:value-type="float">
            <text:p>-2.7433646440753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60]+0.01" office:value-type="float" office:value="2.58999999999999" calcext:value-type="float">
            <text:p>2.58999999999999</text:p>
          </table:table-cell>
          <table:table-cell table:formula="of:=IF([.L161]&lt;[.$K$2];(SQRT([.$I$2])+0.5*LN([.L161]/[.$K$2]))^2;0)" office:value-type="float" office:value="0" calcext:value-type="float">
            <text:p>0</text:p>
          </table:table-cell>
          <table:table-cell table:formula="of:=IF([.L161]&lt;[.$K$2];SQRT([.M161])+[.M161];0)" office:value-type="float" office:value="0" calcext:value-type="float">
            <text:p>0</text:p>
          </table:table-cell>
          <table:table-cell table:formula="of:=IF([.L161]&lt;[.$K$2];([.M161]-[.$E$2]/([.$D$2]^2))*[.$D$2]*[.$B$2];[.$A$2]-([.$A$2]-[.$J$2])*([.$K$2]/[.L161])^2)*-1" office:value-type="float" office:value="-1.76043776675611" calcext:value-type="float">
            <text:p>-1.76043776675611</text:p>
          </table:table-cell>
          <table:table-cell table:formula="of:=IF([.L161]&lt;[.$K$2];([.N161]-[.$E$2]/([.$D$2]^2))*[.$D$2]*[.$B$2];[.$A$2]+([.$A$2]-[.$J$2])*([.$K$2]/[.L161])^2)*-1" office:value-type="float" office:value="-2.73956223324389" calcext:value-type="float">
            <text:p>-2.7395622332438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61]+0.01" office:value-type="float" office:value="2.59999999999999" calcext:value-type="float">
            <text:p>2.59999999999999</text:p>
          </table:table-cell>
          <table:table-cell table:formula="of:=IF([.L162]&lt;[.$K$2];(SQRT([.$I$2])+0.5*LN([.L162]/[.$K$2]))^2;0)" office:value-type="float" office:value="0" calcext:value-type="float">
            <text:p>0</text:p>
          </table:table-cell>
          <table:table-cell table:formula="of:=IF([.L162]&lt;[.$K$2];SQRT([.M162])+[.M162];0)" office:value-type="float" office:value="0" calcext:value-type="float">
            <text:p>0</text:p>
          </table:table-cell>
          <table:table-cell table:formula="of:=IF([.L162]&lt;[.$K$2];([.M162]-[.$E$2]/([.$D$2]^2))*[.$D$2]*[.$B$2];[.$A$2]-([.$A$2]-[.$J$2])*([.$K$2]/[.L162])^2)*-1" office:value-type="float" office:value="-1.76419638804389" calcext:value-type="float">
            <text:p>-1.76419638804389</text:p>
          </table:table-cell>
          <table:table-cell table:formula="of:=IF([.L162]&lt;[.$K$2];([.N162]-[.$E$2]/([.$D$2]^2))*[.$D$2]*[.$B$2];[.$A$2]+([.$A$2]-[.$J$2])*([.$K$2]/[.L162])^2)*-1" office:value-type="float" office:value="-2.73580361195611" calcext:value-type="float">
            <text:p>-2.7358036119561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62]+0.01" office:value-type="float" office:value="2.60999999999999" calcext:value-type="float">
            <text:p>2.60999999999999</text:p>
          </table:table-cell>
          <table:table-cell table:formula="of:=IF([.L163]&lt;[.$K$2];(SQRT([.$I$2])+0.5*LN([.L163]/[.$K$2]))^2;0)" office:value-type="float" office:value="0" calcext:value-type="float">
            <text:p>0</text:p>
          </table:table-cell>
          <table:table-cell table:formula="of:=IF([.L163]&lt;[.$K$2];SQRT([.M163])+[.M163];0)" office:value-type="float" office:value="0" calcext:value-type="float">
            <text:p>0</text:p>
          </table:table-cell>
          <table:table-cell table:formula="of:=IF([.L163]&lt;[.$K$2];([.M163]-[.$E$2]/([.$D$2]^2))*[.$D$2]*[.$B$2];[.$A$2]-([.$A$2]-[.$J$2])*([.$K$2]/[.L163])^2)*-1" office:value-type="float" office:value="-1.76791188960477" calcext:value-type="float">
            <text:p>-1.76791188960477</text:p>
          </table:table-cell>
          <table:table-cell table:formula="of:=IF([.L163]&lt;[.$K$2];([.N163]-[.$E$2]/([.$D$2]^2))*[.$D$2]*[.$B$2];[.$A$2]+([.$A$2]-[.$J$2])*([.$K$2]/[.L163])^2)*-1" office:value-type="float" office:value="-2.73208811039523" calcext:value-type="float">
            <text:p>-2.7320881103952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63]+0.01" office:value-type="float" office:value="2.61999999999999" calcext:value-type="float">
            <text:p>2.61999999999999</text:p>
          </table:table-cell>
          <table:table-cell table:formula="of:=IF([.L164]&lt;[.$K$2];(SQRT([.$I$2])+0.5*LN([.L164]/[.$K$2]))^2;0)" office:value-type="float" office:value="0" calcext:value-type="float">
            <text:p>0</text:p>
          </table:table-cell>
          <table:table-cell table:formula="of:=IF([.L164]&lt;[.$K$2];SQRT([.M164])+[.M164];0)" office:value-type="float" office:value="0" calcext:value-type="float">
            <text:p>0</text:p>
          </table:table-cell>
          <table:table-cell table:formula="of:=IF([.L164]&lt;[.$K$2];([.M164]-[.$E$2]/([.$D$2]^2))*[.$D$2]*[.$B$2];[.$A$2]-([.$A$2]-[.$J$2])*([.$K$2]/[.L164])^2)*-1" office:value-type="float" office:value="-1.77158492849727" calcext:value-type="float">
            <text:p>-1.77158492849727</text:p>
          </table:table-cell>
          <table:table-cell table:formula="of:=IF([.L164]&lt;[.$K$2];([.N164]-[.$E$2]/([.$D$2]^2))*[.$D$2]*[.$B$2];[.$A$2]+([.$A$2]-[.$J$2])*([.$K$2]/[.L164])^2)*-1" office:value-type="float" office:value="-2.72841507150273" calcext:value-type="float">
            <text:p>-2.7284150715027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64]+0.01" office:value-type="float" office:value="2.62999999999999" calcext:value-type="float">
            <text:p>2.62999999999999</text:p>
          </table:table-cell>
          <table:table-cell table:formula="of:=IF([.L165]&lt;[.$K$2];(SQRT([.$I$2])+0.5*LN([.L165]/[.$K$2]))^2;0)" office:value-type="float" office:value="0" calcext:value-type="float">
            <text:p>0</text:p>
          </table:table-cell>
          <table:table-cell table:formula="of:=IF([.L165]&lt;[.$K$2];SQRT([.M165])+[.M165];0)" office:value-type="float" office:value="0" calcext:value-type="float">
            <text:p>0</text:p>
          </table:table-cell>
          <table:table-cell table:formula="of:=IF([.L165]&lt;[.$K$2];([.M165]-[.$E$2]/([.$D$2]^2))*[.$D$2]*[.$B$2];[.$A$2]-([.$A$2]-[.$J$2])*([.$K$2]/[.L165])^2)*-1" office:value-type="float" office:value="-1.77521614931207" calcext:value-type="float">
            <text:p>-1.77521614931207</text:p>
          </table:table-cell>
          <table:table-cell table:formula="of:=IF([.L165]&lt;[.$K$2];([.N165]-[.$E$2]/([.$D$2]^2))*[.$D$2]*[.$B$2];[.$A$2]+([.$A$2]-[.$J$2])*([.$K$2]/[.L165])^2)*-1" office:value-type="float" office:value="-2.72478385068793" calcext:value-type="float">
            <text:p>-2.7247838506879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65]+0.01" office:value-type="float" office:value="2.63999999999999" calcext:value-type="float">
            <text:p>2.63999999999999</text:p>
          </table:table-cell>
          <table:table-cell table:formula="of:=IF([.L166]&lt;[.$K$2];(SQRT([.$I$2])+0.5*LN([.L166]/[.$K$2]))^2;0)" office:value-type="float" office:value="0" calcext:value-type="float">
            <text:p>0</text:p>
          </table:table-cell>
          <table:table-cell table:formula="of:=IF([.L166]&lt;[.$K$2];SQRT([.M166])+[.M166];0)" office:value-type="float" office:value="0" calcext:value-type="float">
            <text:p>0</text:p>
          </table:table-cell>
          <table:table-cell table:formula="of:=IF([.L166]&lt;[.$K$2];([.M166]-[.$E$2]/([.$D$2]^2))*[.$D$2]*[.$B$2];[.$A$2]-([.$A$2]-[.$J$2])*([.$K$2]/[.L166])^2)*-1" office:value-type="float" office:value="-1.77880618445487" calcext:value-type="float">
            <text:p>-1.77880618445487</text:p>
          </table:table-cell>
          <table:table-cell table:formula="of:=IF([.L166]&lt;[.$K$2];([.N166]-[.$E$2]/([.$D$2]^2))*[.$D$2]*[.$B$2];[.$A$2]+([.$A$2]-[.$J$2])*([.$K$2]/[.L166])^2)*-1" office:value-type="float" office:value="-2.72119381554513" calcext:value-type="float">
            <text:p>-2.7211938155451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66]+0.01" office:value-type="float" office:value="2.64999999999999" calcext:value-type="float">
            <text:p>2.64999999999999</text:p>
          </table:table-cell>
          <table:table-cell table:formula="of:=IF([.L167]&lt;[.$K$2];(SQRT([.$I$2])+0.5*LN([.L167]/[.$K$2]))^2;0)" office:value-type="float" office:value="0" calcext:value-type="float">
            <text:p>0</text:p>
          </table:table-cell>
          <table:table-cell table:formula="of:=IF([.L167]&lt;[.$K$2];SQRT([.M167])+[.M167];0)" office:value-type="float" office:value="0" calcext:value-type="float">
            <text:p>0</text:p>
          </table:table-cell>
          <table:table-cell table:formula="of:=IF([.L167]&lt;[.$K$2];([.M167]-[.$E$2]/([.$D$2]^2))*[.$D$2]*[.$B$2];[.$A$2]-([.$A$2]-[.$J$2])*([.$K$2]/[.L167])^2)*-1" office:value-type="float" office:value="-1.78235565442174" calcext:value-type="float">
            <text:p>-1.78235565442174</text:p>
          </table:table-cell>
          <table:table-cell table:formula="of:=IF([.L167]&lt;[.$K$2];([.N167]-[.$E$2]/([.$D$2]^2))*[.$D$2]*[.$B$2];[.$A$2]+([.$A$2]-[.$J$2])*([.$K$2]/[.L167])^2)*-1" office:value-type="float" office:value="-2.71764434557826" calcext:value-type="float">
            <text:p>-2.7176443455782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67]+0.01" office:value-type="float" office:value="2.65999999999999" calcext:value-type="float">
            <text:p>2.65999999999999</text:p>
          </table:table-cell>
          <table:table-cell table:formula="of:=IF([.L168]&lt;[.$K$2];(SQRT([.$I$2])+0.5*LN([.L168]/[.$K$2]))^2;0)" office:value-type="float" office:value="0" calcext:value-type="float">
            <text:p>0</text:p>
          </table:table-cell>
          <table:table-cell table:formula="of:=IF([.L168]&lt;[.$K$2];SQRT([.M168])+[.M168];0)" office:value-type="float" office:value="0" calcext:value-type="float">
            <text:p>0</text:p>
          </table:table-cell>
          <table:table-cell table:formula="of:=IF([.L168]&lt;[.$K$2];([.M168]-[.$E$2]/([.$D$2]^2))*[.$D$2]*[.$B$2];[.$A$2]-([.$A$2]-[.$J$2])*([.$K$2]/[.L168])^2)*-1" office:value-type="float" office:value="-1.78586516806725" calcext:value-type="float">
            <text:p>-1.78586516806725</text:p>
          </table:table-cell>
          <table:table-cell table:formula="of:=IF([.L168]&lt;[.$K$2];([.N168]-[.$E$2]/([.$D$2]^2))*[.$D$2]*[.$B$2];[.$A$2]+([.$A$2]-[.$J$2])*([.$K$2]/[.L168])^2)*-1" office:value-type="float" office:value="-2.71413483193275" calcext:value-type="float">
            <text:p>-2.7141348319327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68]+0.01" office:value-type="float" office:value="2.66999999999999" calcext:value-type="float">
            <text:p>2.66999999999999</text:p>
          </table:table-cell>
          <table:table-cell table:formula="of:=IF([.L169]&lt;[.$K$2];(SQRT([.$I$2])+0.5*LN([.L169]/[.$K$2]))^2;0)" office:value-type="float" office:value="0" calcext:value-type="float">
            <text:p>0</text:p>
          </table:table-cell>
          <table:table-cell table:formula="of:=IF([.L169]&lt;[.$K$2];SQRT([.M169])+[.M169];0)" office:value-type="float" office:value="0" calcext:value-type="float">
            <text:p>0</text:p>
          </table:table-cell>
          <table:table-cell table:formula="of:=IF([.L169]&lt;[.$K$2];([.M169]-[.$E$2]/([.$D$2]^2))*[.$D$2]*[.$B$2];[.$A$2]-([.$A$2]-[.$J$2])*([.$K$2]/[.L169])^2)*-1" office:value-type="float" office:value="-1.78933532286561" calcext:value-type="float">
            <text:p>-1.78933532286561</text:p>
          </table:table-cell>
          <table:table-cell table:formula="of:=IF([.L169]&lt;[.$K$2];([.N169]-[.$E$2]/([.$D$2]^2))*[.$D$2]*[.$B$2];[.$A$2]+([.$A$2]-[.$J$2])*([.$K$2]/[.L169])^2)*-1" office:value-type="float" office:value="-2.71066467713439" calcext:value-type="float">
            <text:p>-2.7106646771343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69]+0.01" office:value-type="float" office:value="2.67999999999999" calcext:value-type="float">
            <text:p>2.67999999999999</text:p>
          </table:table-cell>
          <table:table-cell table:formula="of:=IF([.L170]&lt;[.$K$2];(SQRT([.$I$2])+0.5*LN([.L170]/[.$K$2]))^2;0)" office:value-type="float" office:value="0" calcext:value-type="float">
            <text:p>0</text:p>
          </table:table-cell>
          <table:table-cell table:formula="of:=IF([.L170]&lt;[.$K$2];SQRT([.M170])+[.M170];0)" office:value-type="float" office:value="0" calcext:value-type="float">
            <text:p>0</text:p>
          </table:table-cell>
          <table:table-cell table:formula="of:=IF([.L170]&lt;[.$K$2];([.M170]-[.$E$2]/([.$D$2]^2))*[.$D$2]*[.$B$2];[.$A$2]-([.$A$2]-[.$J$2])*([.$K$2]/[.L170])^2)*-1" office:value-type="float" office:value="-1.79276670516494" calcext:value-type="float">
            <text:p>-1.79276670516494</text:p>
          </table:table-cell>
          <table:table-cell table:formula="of:=IF([.L170]&lt;[.$K$2];([.N170]-[.$E$2]/([.$D$2]^2))*[.$D$2]*[.$B$2];[.$A$2]+([.$A$2]-[.$J$2])*([.$K$2]/[.L170])^2)*-1" office:value-type="float" office:value="-2.70723329483506" calcext:value-type="float">
            <text:p>-2.7072332948350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70]+0.01" office:value-type="float" office:value="2.68999999999999" calcext:value-type="float">
            <text:p>2.68999999999999</text:p>
          </table:table-cell>
          <table:table-cell table:formula="of:=IF([.L171]&lt;[.$K$2];(SQRT([.$I$2])+0.5*LN([.L171]/[.$K$2]))^2;0)" office:value-type="float" office:value="0" calcext:value-type="float">
            <text:p>0</text:p>
          </table:table-cell>
          <table:table-cell table:formula="of:=IF([.L171]&lt;[.$K$2];SQRT([.M171])+[.M171];0)" office:value-type="float" office:value="0" calcext:value-type="float">
            <text:p>0</text:p>
          </table:table-cell>
          <table:table-cell table:formula="of:=IF([.L171]&lt;[.$K$2];([.M171]-[.$E$2]/([.$D$2]^2))*[.$D$2]*[.$B$2];[.$A$2]-([.$A$2]-[.$J$2])*([.$K$2]/[.L171])^2)*-1" office:value-type="float" office:value="-1.79615989043499" calcext:value-type="float">
            <text:p>-1.79615989043499</text:p>
          </table:table-cell>
          <table:table-cell table:formula="of:=IF([.L171]&lt;[.$K$2];([.N171]-[.$E$2]/([.$D$2]^2))*[.$D$2]*[.$B$2];[.$A$2]+([.$A$2]-[.$J$2])*([.$K$2]/[.L171])^2)*-1" office:value-type="float" office:value="-2.70384010956501" calcext:value-type="float">
            <text:p>-2.7038401095650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71]+0.01" office:value-type="float" office:value="2.69999999999999" calcext:value-type="float">
            <text:p>2.69999999999999</text:p>
          </table:table-cell>
          <table:table-cell table:formula="of:=IF([.L172]&lt;[.$K$2];(SQRT([.$I$2])+0.5*LN([.L172]/[.$K$2]))^2;0)" office:value-type="float" office:value="0" calcext:value-type="float">
            <text:p>0</text:p>
          </table:table-cell>
          <table:table-cell table:formula="of:=IF([.L172]&lt;[.$K$2];SQRT([.M172])+[.M172];0)" office:value-type="float" office:value="0" calcext:value-type="float">
            <text:p>0</text:p>
          </table:table-cell>
          <table:table-cell table:formula="of:=IF([.L172]&lt;[.$K$2];([.M172]-[.$E$2]/([.$D$2]^2))*[.$D$2]*[.$B$2];[.$A$2]-([.$A$2]-[.$J$2])*([.$K$2]/[.L172])^2)*-1" office:value-type="float" office:value="-1.79951544350846" calcext:value-type="float">
            <text:p>-1.79951544350846</text:p>
          </table:table-cell>
          <table:table-cell table:formula="of:=IF([.L172]&lt;[.$K$2];([.N172]-[.$E$2]/([.$D$2]^2))*[.$D$2]*[.$B$2];[.$A$2]+([.$A$2]-[.$J$2])*([.$K$2]/[.L172])^2)*-1" office:value-type="float" office:value="-2.70048455649154" calcext:value-type="float">
            <text:p>-2.7004845564915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72]+0.01" office:value-type="float" office:value="2.70999999999999" calcext:value-type="float">
            <text:p>2.70999999999999</text:p>
          </table:table-cell>
          <table:table-cell table:formula="of:=IF([.L173]&lt;[.$K$2];(SQRT([.$I$2])+0.5*LN([.L173]/[.$K$2]))^2;0)" office:value-type="float" office:value="0" calcext:value-type="float">
            <text:p>0</text:p>
          </table:table-cell>
          <table:table-cell table:formula="of:=IF([.L173]&lt;[.$K$2];SQRT([.M173])+[.M173];0)" office:value-type="float" office:value="0" calcext:value-type="float">
            <text:p>0</text:p>
          </table:table-cell>
          <table:table-cell table:formula="of:=IF([.L173]&lt;[.$K$2];([.M173]-[.$E$2]/([.$D$2]^2))*[.$D$2]*[.$B$2];[.$A$2]-([.$A$2]-[.$J$2])*([.$K$2]/[.L173])^2)*-1" office:value-type="float" office:value="-1.80283391881601" calcext:value-type="float">
            <text:p>-1.80283391881601</text:p>
          </table:table-cell>
          <table:table-cell table:formula="of:=IF([.L173]&lt;[.$K$2];([.N173]-[.$E$2]/([.$D$2]^2))*[.$D$2]*[.$B$2];[.$A$2]+([.$A$2]-[.$J$2])*([.$K$2]/[.L173])^2)*-1" office:value-type="float" office:value="-2.69716608118399" calcext:value-type="float">
            <text:p>-2.6971660811839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73]+0.01" office:value-type="float" office:value="2.71999999999999" calcext:value-type="float">
            <text:p>2.71999999999999</text:p>
          </table:table-cell>
          <table:table-cell table:formula="of:=IF([.L174]&lt;[.$K$2];(SQRT([.$I$2])+0.5*LN([.L174]/[.$K$2]))^2;0)" office:value-type="float" office:value="0" calcext:value-type="float">
            <text:p>0</text:p>
          </table:table-cell>
          <table:table-cell table:formula="of:=IF([.L174]&lt;[.$K$2];SQRT([.M174])+[.M174];0)" office:value-type="float" office:value="0" calcext:value-type="float">
            <text:p>0</text:p>
          </table:table-cell>
          <table:table-cell table:formula="of:=IF([.L174]&lt;[.$K$2];([.M174]-[.$E$2]/([.$D$2]^2))*[.$D$2]*[.$B$2];[.$A$2]-([.$A$2]-[.$J$2])*([.$K$2]/[.L174])^2)*-1" office:value-type="float" office:value="-1.80611586061536" calcext:value-type="float">
            <text:p>-1.80611586061536</text:p>
          </table:table-cell>
          <table:table-cell table:formula="of:=IF([.L174]&lt;[.$K$2];([.N174]-[.$E$2]/([.$D$2]^2))*[.$D$2]*[.$B$2];[.$A$2]+([.$A$2]-[.$J$2])*([.$K$2]/[.L174])^2)*-1" office:value-type="float" office:value="-2.69388413938464" calcext:value-type="float">
            <text:p>-2.6938841393846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74]+0.01" office:value-type="float" office:value="2.72999999999999" calcext:value-type="float">
            <text:p>2.72999999999999</text:p>
          </table:table-cell>
          <table:table-cell table:formula="of:=IF([.L175]&lt;[.$K$2];(SQRT([.$I$2])+0.5*LN([.L175]/[.$K$2]))^2;0)" office:value-type="float" office:value="0" calcext:value-type="float">
            <text:p>0</text:p>
          </table:table-cell>
          <table:table-cell table:formula="of:=IF([.L175]&lt;[.$K$2];SQRT([.M175])+[.M175];0)" office:value-type="float" office:value="0" calcext:value-type="float">
            <text:p>0</text:p>
          </table:table-cell>
          <table:table-cell table:formula="of:=IF([.L175]&lt;[.$K$2];([.M175]-[.$E$2]/([.$D$2]^2))*[.$D$2]*[.$B$2];[.$A$2]-([.$A$2]-[.$J$2])*([.$K$2]/[.L175])^2)*-1" office:value-type="float" office:value="-1.80936180321441" calcext:value-type="float">
            <text:p>-1.80936180321441</text:p>
          </table:table-cell>
          <table:table-cell table:formula="of:=IF([.L175]&lt;[.$K$2];([.N175]-[.$E$2]/([.$D$2]^2))*[.$D$2]*[.$B$2];[.$A$2]+([.$A$2]-[.$J$2])*([.$K$2]/[.L175])^2)*-1" office:value-type="float" office:value="-2.69063819678559" calcext:value-type="float">
            <text:p>-2.6906381967855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75]+0.01" office:value-type="float" office:value="2.73999999999998" calcext:value-type="float">
            <text:p>2.73999999999998</text:p>
          </table:table-cell>
          <table:table-cell table:formula="of:=IF([.L176]&lt;[.$K$2];(SQRT([.$I$2])+0.5*LN([.L176]/[.$K$2]))^2;0)" office:value-type="float" office:value="0" calcext:value-type="float">
            <text:p>0</text:p>
          </table:table-cell>
          <table:table-cell table:formula="of:=IF([.L176]&lt;[.$K$2];SQRT([.M176])+[.M176];0)" office:value-type="float" office:value="0" calcext:value-type="float">
            <text:p>0</text:p>
          </table:table-cell>
          <table:table-cell table:formula="of:=IF([.L176]&lt;[.$K$2];([.M176]-[.$E$2]/([.$D$2]^2))*[.$D$2]*[.$B$2];[.$A$2]-([.$A$2]-[.$J$2])*([.$K$2]/[.L176])^2)*-1" office:value-type="float" office:value="-1.81257227118875" calcext:value-type="float">
            <text:p>-1.81257227118875</text:p>
          </table:table-cell>
          <table:table-cell table:formula="of:=IF([.L176]&lt;[.$K$2];([.N176]-[.$E$2]/([.$D$2]^2))*[.$D$2]*[.$B$2];[.$A$2]+([.$A$2]-[.$J$2])*([.$K$2]/[.L176])^2)*-1" office:value-type="float" office:value="-2.68742772881125" calcext:value-type="float">
            <text:p>-2.6874277288112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76]+0.01" office:value-type="float" office:value="2.74999999999998" calcext:value-type="float">
            <text:p>2.74999999999998</text:p>
          </table:table-cell>
          <table:table-cell table:formula="of:=IF([.L177]&lt;[.$K$2];(SQRT([.$I$2])+0.5*LN([.L177]/[.$K$2]))^2;0)" office:value-type="float" office:value="0" calcext:value-type="float">
            <text:p>0</text:p>
          </table:table-cell>
          <table:table-cell table:formula="of:=IF([.L177]&lt;[.$K$2];SQRT([.M177])+[.M177];0)" office:value-type="float" office:value="0" calcext:value-type="float">
            <text:p>0</text:p>
          </table:table-cell>
          <table:table-cell table:formula="of:=IF([.L177]&lt;[.$K$2];([.M177]-[.$E$2]/([.$D$2]^2))*[.$D$2]*[.$B$2];[.$A$2]-([.$A$2]-[.$J$2])*([.$K$2]/[.L177])^2)*-1" office:value-type="float" office:value="-1.81574777959361" calcext:value-type="float">
            <text:p>-1.81574777959361</text:p>
          </table:table-cell>
          <table:table-cell table:formula="of:=IF([.L177]&lt;[.$K$2];([.N177]-[.$E$2]/([.$D$2]^2))*[.$D$2]*[.$B$2];[.$A$2]+([.$A$2]-[.$J$2])*([.$K$2]/[.L177])^2)*-1" office:value-type="float" office:value="-2.68425222040639" calcext:value-type="float">
            <text:p>-2.6842522204063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77]+0.01" office:value-type="float" office:value="2.75999999999998" calcext:value-type="float">
            <text:p>2.75999999999998</text:p>
          </table:table-cell>
          <table:table-cell table:formula="of:=IF([.L178]&lt;[.$K$2];(SQRT([.$I$2])+0.5*LN([.L178]/[.$K$2]))^2;0)" office:value-type="float" office:value="0" calcext:value-type="float">
            <text:p>0</text:p>
          </table:table-cell>
          <table:table-cell table:formula="of:=IF([.L178]&lt;[.$K$2];SQRT([.M178])+[.M178];0)" office:value-type="float" office:value="0" calcext:value-type="float">
            <text:p>0</text:p>
          </table:table-cell>
          <table:table-cell table:formula="of:=IF([.L178]&lt;[.$K$2];([.M178]-[.$E$2]/([.$D$2]^2))*[.$D$2]*[.$B$2];[.$A$2]-([.$A$2]-[.$J$2])*([.$K$2]/[.L178])^2)*-1" office:value-type="float" office:value="-1.81888883417043" calcext:value-type="float">
            <text:p>-1.81888883417043</text:p>
          </table:table-cell>
          <table:table-cell table:formula="of:=IF([.L178]&lt;[.$K$2];([.N178]-[.$E$2]/([.$D$2]^2))*[.$D$2]*[.$B$2];[.$A$2]+([.$A$2]-[.$J$2])*([.$K$2]/[.L178])^2)*-1" office:value-type="float" office:value="-2.68111116582957" calcext:value-type="float">
            <text:p>-2.6811111658295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78]+0.01" office:value-type="float" office:value="2.76999999999998" calcext:value-type="float">
            <text:p>2.76999999999998</text:p>
          </table:table-cell>
          <table:table-cell table:formula="of:=IF([.L179]&lt;[.$K$2];(SQRT([.$I$2])+0.5*LN([.L179]/[.$K$2]))^2;0)" office:value-type="float" office:value="0" calcext:value-type="float">
            <text:p>0</text:p>
          </table:table-cell>
          <table:table-cell table:formula="of:=IF([.L179]&lt;[.$K$2];SQRT([.M179])+[.M179];0)" office:value-type="float" office:value="0" calcext:value-type="float">
            <text:p>0</text:p>
          </table:table-cell>
          <table:table-cell table:formula="of:=IF([.L179]&lt;[.$K$2];([.M179]-[.$E$2]/([.$D$2]^2))*[.$D$2]*[.$B$2];[.$A$2]-([.$A$2]-[.$J$2])*([.$K$2]/[.L179])^2)*-1" office:value-type="float" office:value="-1.82199593154826" calcext:value-type="float">
            <text:p>-1.82199593154826</text:p>
          </table:table-cell>
          <table:table-cell table:formula="of:=IF([.L179]&lt;[.$K$2];([.N179]-[.$E$2]/([.$D$2]^2))*[.$D$2]*[.$B$2];[.$A$2]+([.$A$2]-[.$J$2])*([.$K$2]/[.L179])^2)*-1" office:value-type="float" office:value="-2.67800406845174" calcext:value-type="float">
            <text:p>-2.6780040684517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79]+0.01" office:value-type="float" office:value="2.77999999999998" calcext:value-type="float">
            <text:p>2.77999999999998</text:p>
          </table:table-cell>
          <table:table-cell table:formula="of:=IF([.L180]&lt;[.$K$2];(SQRT([.$I$2])+0.5*LN([.L180]/[.$K$2]))^2;0)" office:value-type="float" office:value="0" calcext:value-type="float">
            <text:p>0</text:p>
          </table:table-cell>
          <table:table-cell table:formula="of:=IF([.L180]&lt;[.$K$2];SQRT([.M180])+[.M180];0)" office:value-type="float" office:value="0" calcext:value-type="float">
            <text:p>0</text:p>
          </table:table-cell>
          <table:table-cell table:formula="of:=IF([.L180]&lt;[.$K$2];([.M180]-[.$E$2]/([.$D$2]^2))*[.$D$2]*[.$B$2];[.$A$2]-([.$A$2]-[.$J$2])*([.$K$2]/[.L180])^2)*-1" office:value-type="float" office:value="-1.82506955944007" calcext:value-type="float">
            <text:p>-1.82506955944007</text:p>
          </table:table-cell>
          <table:table-cell table:formula="of:=IF([.L180]&lt;[.$K$2];([.N180]-[.$E$2]/([.$D$2]^2))*[.$D$2]*[.$B$2];[.$A$2]+([.$A$2]-[.$J$2])*([.$K$2]/[.L180])^2)*-1" office:value-type="float" office:value="-2.67493044055993" calcext:value-type="float">
            <text:p>-2.6749304405599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80]+0.01" office:value-type="float" office:value="2.78999999999998" calcext:value-type="float">
            <text:p>2.78999999999998</text:p>
          </table:table-cell>
          <table:table-cell table:formula="of:=IF([.L181]&lt;[.$K$2];(SQRT([.$I$2])+0.5*LN([.L181]/[.$K$2]))^2;0)" office:value-type="float" office:value="0" calcext:value-type="float">
            <text:p>0</text:p>
          </table:table-cell>
          <table:table-cell table:formula="of:=IF([.L181]&lt;[.$K$2];SQRT([.M181])+[.M181];0)" office:value-type="float" office:value="0" calcext:value-type="float">
            <text:p>0</text:p>
          </table:table-cell>
          <table:table-cell table:formula="of:=IF([.L181]&lt;[.$K$2];([.M181]-[.$E$2]/([.$D$2]^2))*[.$D$2]*[.$B$2];[.$A$2]-([.$A$2]-[.$J$2])*([.$K$2]/[.L181])^2)*-1" office:value-type="float" office:value="-1.82811019683414" calcext:value-type="float">
            <text:p>-1.82811019683414</text:p>
          </table:table-cell>
          <table:table-cell table:formula="of:=IF([.L181]&lt;[.$K$2];([.N181]-[.$E$2]/([.$D$2]^2))*[.$D$2]*[.$B$2];[.$A$2]+([.$A$2]-[.$J$2])*([.$K$2]/[.L181])^2)*-1" office:value-type="float" office:value="-2.67188980316586" calcext:value-type="float">
            <text:p>-2.6718898031658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81]+0.01" office:value-type="float" office:value="2.79999999999998" calcext:value-type="float">
            <text:p>2.79999999999998</text:p>
          </table:table-cell>
          <table:table-cell table:formula="of:=IF([.L182]&lt;[.$K$2];(SQRT([.$I$2])+0.5*LN([.L182]/[.$K$2]))^2;0)" office:value-type="float" office:value="0" calcext:value-type="float">
            <text:p>0</text:p>
          </table:table-cell>
          <table:table-cell table:formula="of:=IF([.L182]&lt;[.$K$2];SQRT([.M182])+[.M182];0)" office:value-type="float" office:value="0" calcext:value-type="float">
            <text:p>0</text:p>
          </table:table-cell>
          <table:table-cell table:formula="of:=IF([.L182]&lt;[.$K$2];([.M182]-[.$E$2]/([.$D$2]^2))*[.$D$2]*[.$B$2];[.$A$2]-([.$A$2]-[.$J$2])*([.$K$2]/[.L182])^2)*-1" office:value-type="float" office:value="-1.8311183141807" calcext:value-type="float">
            <text:p>-1.8311183141807</text:p>
          </table:table-cell>
          <table:table-cell table:formula="of:=IF([.L182]&lt;[.$K$2];([.N182]-[.$E$2]/([.$D$2]^2))*[.$D$2]*[.$B$2];[.$A$2]+([.$A$2]-[.$J$2])*([.$K$2]/[.L182])^2)*-1" office:value-type="float" office:value="-2.6688816858193" calcext:value-type="float">
            <text:p>-2.668881685819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82]+0.01" office:value-type="float" office:value="2.80999999999998" calcext:value-type="float">
            <text:p>2.80999999999998</text:p>
          </table:table-cell>
          <table:table-cell table:formula="of:=IF([.L183]&lt;[.$K$2];(SQRT([.$I$2])+0.5*LN([.L183]/[.$K$2]))^2;0)" office:value-type="float" office:value="0" calcext:value-type="float">
            <text:p>0</text:p>
          </table:table-cell>
          <table:table-cell table:formula="of:=IF([.L183]&lt;[.$K$2];SQRT([.M183])+[.M183];0)" office:value-type="float" office:value="0" calcext:value-type="float">
            <text:p>0</text:p>
          </table:table-cell>
          <table:table-cell table:formula="of:=IF([.L183]&lt;[.$K$2];([.M183]-[.$E$2]/([.$D$2]^2))*[.$D$2]*[.$B$2];[.$A$2]-([.$A$2]-[.$J$2])*([.$K$2]/[.L183])^2)*-1" office:value-type="float" office:value="-1.83409437357387" calcext:value-type="float">
            <text:p>-1.83409437357387</text:p>
          </table:table-cell>
          <table:table-cell table:formula="of:=IF([.L183]&lt;[.$K$2];([.N183]-[.$E$2]/([.$D$2]^2))*[.$D$2]*[.$B$2];[.$A$2]+([.$A$2]-[.$J$2])*([.$K$2]/[.L183])^2)*-1" office:value-type="float" office:value="-2.66590562642613" calcext:value-type="float">
            <text:p>-2.6659056264261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83]+0.01" office:value-type="float" office:value="2.81999999999998" calcext:value-type="float">
            <text:p>2.81999999999998</text:p>
          </table:table-cell>
          <table:table-cell table:formula="of:=IF([.L184]&lt;[.$K$2];(SQRT([.$I$2])+0.5*LN([.L184]/[.$K$2]))^2;0)" office:value-type="float" office:value="0" calcext:value-type="float">
            <text:p>0</text:p>
          </table:table-cell>
          <table:table-cell table:formula="of:=IF([.L184]&lt;[.$K$2];SQRT([.M184])+[.M184];0)" office:value-type="float" office:value="0" calcext:value-type="float">
            <text:p>0</text:p>
          </table:table-cell>
          <table:table-cell table:formula="of:=IF([.L184]&lt;[.$K$2];([.M184]-[.$E$2]/([.$D$2]^2))*[.$D$2]*[.$B$2];[.$A$2]-([.$A$2]-[.$J$2])*([.$K$2]/[.L184])^2)*-1" office:value-type="float" office:value="-1.83703882892921" calcext:value-type="float">
            <text:p>-1.83703882892921</text:p>
          </table:table-cell>
          <table:table-cell table:formula="of:=IF([.L184]&lt;[.$K$2];([.N184]-[.$E$2]/([.$D$2]^2))*[.$D$2]*[.$B$2];[.$A$2]+([.$A$2]-[.$J$2])*([.$K$2]/[.L184])^2)*-1" office:value-type="float" office:value="-2.66296117107079" calcext:value-type="float">
            <text:p>-2.6629611710707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84]+0.01" office:value-type="float" office:value="2.82999999999998" calcext:value-type="float">
            <text:p>2.82999999999998</text:p>
          </table:table-cell>
          <table:table-cell table:formula="of:=IF([.L185]&lt;[.$K$2];(SQRT([.$I$2])+0.5*LN([.L185]/[.$K$2]))^2;0)" office:value-type="float" office:value="0" calcext:value-type="float">
            <text:p>0</text:p>
          </table:table-cell>
          <table:table-cell table:formula="of:=IF([.L185]&lt;[.$K$2];SQRT([.M185])+[.M185];0)" office:value-type="float" office:value="0" calcext:value-type="float">
            <text:p>0</text:p>
          </table:table-cell>
          <table:table-cell table:formula="of:=IF([.L185]&lt;[.$K$2];([.M185]-[.$E$2]/([.$D$2]^2))*[.$D$2]*[.$B$2];[.$A$2]-([.$A$2]-[.$J$2])*([.$K$2]/[.L185])^2)*-1" office:value-type="float" office:value="-1.83995212615673" calcext:value-type="float">
            <text:p>-1.83995212615673</text:p>
          </table:table-cell>
          <table:table-cell table:formula="of:=IF([.L185]&lt;[.$K$2];([.N185]-[.$E$2]/([.$D$2]^2))*[.$D$2]*[.$B$2];[.$A$2]+([.$A$2]-[.$J$2])*([.$K$2]/[.L185])^2)*-1" office:value-type="float" office:value="-2.66004787384327" calcext:value-type="float">
            <text:p>-2.6600478738432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85]+0.01" office:value-type="float" office:value="2.83999999999998" calcext:value-type="float">
            <text:p>2.83999999999998</text:p>
          </table:table-cell>
          <table:table-cell table:formula="of:=IF([.L186]&lt;[.$K$2];(SQRT([.$I$2])+0.5*LN([.L186]/[.$K$2]))^2;0)" office:value-type="float" office:value="0" calcext:value-type="float">
            <text:p>0</text:p>
          </table:table-cell>
          <table:table-cell table:formula="of:=IF([.L186]&lt;[.$K$2];SQRT([.M186])+[.M186];0)" office:value-type="float" office:value="0" calcext:value-type="float">
            <text:p>0</text:p>
          </table:table-cell>
          <table:table-cell table:formula="of:=IF([.L186]&lt;[.$K$2];([.M186]-[.$E$2]/([.$D$2]^2))*[.$D$2]*[.$B$2];[.$A$2]-([.$A$2]-[.$J$2])*([.$K$2]/[.L186])^2)*-1" office:value-type="float" office:value="-1.84283470332978" calcext:value-type="float">
            <text:p>-1.84283470332978</text:p>
          </table:table-cell>
          <table:table-cell table:formula="of:=IF([.L186]&lt;[.$K$2];([.N186]-[.$E$2]/([.$D$2]^2))*[.$D$2]*[.$B$2];[.$A$2]+([.$A$2]-[.$J$2])*([.$K$2]/[.L186])^2)*-1" office:value-type="float" office:value="-2.65716529667022" calcext:value-type="float">
            <text:p>-2.6571652966702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86]+0.01" office:value-type="float" office:value="2.84999999999998" calcext:value-type="float">
            <text:p>2.84999999999998</text:p>
          </table:table-cell>
          <table:table-cell table:formula="of:=IF([.L187]&lt;[.$K$2];(SQRT([.$I$2])+0.5*LN([.L187]/[.$K$2]))^2;0)" office:value-type="float" office:value="0" calcext:value-type="float">
            <text:p>0</text:p>
          </table:table-cell>
          <table:table-cell table:formula="of:=IF([.L187]&lt;[.$K$2];SQRT([.M187])+[.M187];0)" office:value-type="float" office:value="0" calcext:value-type="float">
            <text:p>0</text:p>
          </table:table-cell>
          <table:table-cell table:formula="of:=IF([.L187]&lt;[.$K$2];([.M187]-[.$E$2]/([.$D$2]^2))*[.$D$2]*[.$B$2];[.$A$2]-([.$A$2]-[.$J$2])*([.$K$2]/[.L187])^2)*-1" office:value-type="float" office:value="-1.8456869908497" calcext:value-type="float">
            <text:p>-1.8456869908497</text:p>
          </table:table-cell>
          <table:table-cell table:formula="of:=IF([.L187]&lt;[.$K$2];([.N187]-[.$E$2]/([.$D$2]^2))*[.$D$2]*[.$B$2];[.$A$2]+([.$A$2]-[.$J$2])*([.$K$2]/[.L187])^2)*-1" office:value-type="float" office:value="-2.6543130091503" calcext:value-type="float">
            <text:p>-2.654313009150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87]+0.01" office:value-type="float" office:value="2.85999999999998" calcext:value-type="float">
            <text:p>2.85999999999998</text:p>
          </table:table-cell>
          <table:table-cell table:formula="of:=IF([.L188]&lt;[.$K$2];(SQRT([.$I$2])+0.5*LN([.L188]/[.$K$2]))^2;0)" office:value-type="float" office:value="0" calcext:value-type="float">
            <text:p>0</text:p>
          </table:table-cell>
          <table:table-cell table:formula="of:=IF([.L188]&lt;[.$K$2];SQRT([.M188])+[.M188];0)" office:value-type="float" office:value="0" calcext:value-type="float">
            <text:p>0</text:p>
          </table:table-cell>
          <table:table-cell table:formula="of:=IF([.L188]&lt;[.$K$2];([.M188]-[.$E$2]/([.$D$2]^2))*[.$D$2]*[.$B$2];[.$A$2]-([.$A$2]-[.$J$2])*([.$K$2]/[.L188])^2)*-1" office:value-type="float" office:value="-1.84850941160652" calcext:value-type="float">
            <text:p>-1.84850941160652</text:p>
          </table:table-cell>
          <table:table-cell table:formula="of:=IF([.L188]&lt;[.$K$2];([.N188]-[.$E$2]/([.$D$2]^2))*[.$D$2]*[.$B$2];[.$A$2]+([.$A$2]-[.$J$2])*([.$K$2]/[.L188])^2)*-1" office:value-type="float" office:value="-2.65149058839348" calcext:value-type="float">
            <text:p>-2.6514905883934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88]+0.01" office:value-type="float" office:value="2.86999999999998" calcext:value-type="float">
            <text:p>2.86999999999998</text:p>
          </table:table-cell>
          <table:table-cell table:formula="of:=IF([.L189]&lt;[.$K$2];(SQRT([.$I$2])+0.5*LN([.L189]/[.$K$2]))^2;0)" office:value-type="float" office:value="0" calcext:value-type="float">
            <text:p>0</text:p>
          </table:table-cell>
          <table:table-cell table:formula="of:=IF([.L189]&lt;[.$K$2];SQRT([.M189])+[.M189];0)" office:value-type="float" office:value="0" calcext:value-type="float">
            <text:p>0</text:p>
          </table:table-cell>
          <table:table-cell table:formula="of:=IF([.L189]&lt;[.$K$2];([.M189]-[.$E$2]/([.$D$2]^2))*[.$D$2]*[.$B$2];[.$A$2]-([.$A$2]-[.$J$2])*([.$K$2]/[.L189])^2)*-1" office:value-type="float" office:value="-1.8513023811357" calcext:value-type="float">
            <text:p>-1.8513023811357</text:p>
          </table:table-cell>
          <table:table-cell table:formula="of:=IF([.L189]&lt;[.$K$2];([.N189]-[.$E$2]/([.$D$2]^2))*[.$D$2]*[.$B$2];[.$A$2]+([.$A$2]-[.$J$2])*([.$K$2]/[.L189])^2)*-1" office:value-type="float" office:value="-2.6486976188643" calcext:value-type="float">
            <text:p>-2.648697618864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89]+0.01" office:value-type="float" office:value="2.87999999999998" calcext:value-type="float">
            <text:p>2.87999999999998</text:p>
          </table:table-cell>
          <table:table-cell table:formula="of:=IF([.L190]&lt;[.$K$2];(SQRT([.$I$2])+0.5*LN([.L190]/[.$K$2]))^2;0)" office:value-type="float" office:value="0" calcext:value-type="float">
            <text:p>0</text:p>
          </table:table-cell>
          <table:table-cell table:formula="of:=IF([.L190]&lt;[.$K$2];SQRT([.M190])+[.M190];0)" office:value-type="float" office:value="0" calcext:value-type="float">
            <text:p>0</text:p>
          </table:table-cell>
          <table:table-cell table:formula="of:=IF([.L190]&lt;[.$K$2];([.M190]-[.$E$2]/([.$D$2]^2))*[.$D$2]*[.$B$2];[.$A$2]-([.$A$2]-[.$J$2])*([.$K$2]/[.L190])^2)*-1" office:value-type="float" office:value="-1.85406630777111" calcext:value-type="float">
            <text:p>-1.85406630777111</text:p>
          </table:table-cell>
          <table:table-cell table:formula="of:=IF([.L190]&lt;[.$K$2];([.N190]-[.$E$2]/([.$D$2]^2))*[.$D$2]*[.$B$2];[.$A$2]+([.$A$2]-[.$J$2])*([.$K$2]/[.L190])^2)*-1" office:value-type="float" office:value="-2.64593369222889" calcext:value-type="float">
            <text:p>-2.6459336922288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90]+0.01" office:value-type="float" office:value="2.88999999999998" calcext:value-type="float">
            <text:p>2.88999999999998</text:p>
          </table:table-cell>
          <table:table-cell table:formula="of:=IF([.L191]&lt;[.$K$2];(SQRT([.$I$2])+0.5*LN([.L191]/[.$K$2]))^2;0)" office:value-type="float" office:value="0" calcext:value-type="float">
            <text:p>0</text:p>
          </table:table-cell>
          <table:table-cell table:formula="of:=IF([.L191]&lt;[.$K$2];SQRT([.M191])+[.M191];0)" office:value-type="float" office:value="0" calcext:value-type="float">
            <text:p>0</text:p>
          </table:table-cell>
          <table:table-cell table:formula="of:=IF([.L191]&lt;[.$K$2];([.M191]-[.$E$2]/([.$D$2]^2))*[.$D$2]*[.$B$2];[.$A$2]-([.$A$2]-[.$J$2])*([.$K$2]/[.L191])^2)*-1" office:value-type="float" office:value="-1.85680159279423" calcext:value-type="float">
            <text:p>-1.85680159279423</text:p>
          </table:table-cell>
          <table:table-cell table:formula="of:=IF([.L191]&lt;[.$K$2];([.N191]-[.$E$2]/([.$D$2]^2))*[.$D$2]*[.$B$2];[.$A$2]+([.$A$2]-[.$J$2])*([.$K$2]/[.L191])^2)*-1" office:value-type="float" office:value="-2.64319840720577" calcext:value-type="float">
            <text:p>-2.6431984072057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91]+0.01" office:value-type="float" office:value="2.89999999999998" calcext:value-type="float">
            <text:p>2.89999999999998</text:p>
          </table:table-cell>
          <table:table-cell table:formula="of:=IF([.L192]&lt;[.$K$2];(SQRT([.$I$2])+0.5*LN([.L192]/[.$K$2]))^2;0)" office:value-type="float" office:value="0" calcext:value-type="float">
            <text:p>0</text:p>
          </table:table-cell>
          <table:table-cell table:formula="of:=IF([.L192]&lt;[.$K$2];SQRT([.M192])+[.M192];0)" office:value-type="float" office:value="0" calcext:value-type="float">
            <text:p>0</text:p>
          </table:table-cell>
          <table:table-cell table:formula="of:=IF([.L192]&lt;[.$K$2];([.M192]-[.$E$2]/([.$D$2]^2))*[.$D$2]*[.$B$2];[.$A$2]-([.$A$2]-[.$J$2])*([.$K$2]/[.L192])^2)*-1" office:value-type="float" office:value="-1.85950863057986" calcext:value-type="float">
            <text:p>-1.85950863057986</text:p>
          </table:table-cell>
          <table:table-cell table:formula="of:=IF([.L192]&lt;[.$K$2];([.N192]-[.$E$2]/([.$D$2]^2))*[.$D$2]*[.$B$2];[.$A$2]+([.$A$2]-[.$J$2])*([.$K$2]/[.L192])^2)*-1" office:value-type="float" office:value="-2.64049136942014" calcext:value-type="float">
            <text:p>-2.6404913694201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92]+0.01" office:value-type="float" office:value="2.90999999999998" calcext:value-type="float">
            <text:p>2.90999999999998</text:p>
          </table:table-cell>
          <table:table-cell table:formula="of:=IF([.L193]&lt;[.$K$2];(SQRT([.$I$2])+0.5*LN([.L193]/[.$K$2]))^2;0)" office:value-type="float" office:value="0" calcext:value-type="float">
            <text:p>0</text:p>
          </table:table-cell>
          <table:table-cell table:formula="of:=IF([.L193]&lt;[.$K$2];SQRT([.M193])+[.M193];0)" office:value-type="float" office:value="0" calcext:value-type="float">
            <text:p>0</text:p>
          </table:table-cell>
          <table:table-cell table:formula="of:=IF([.L193]&lt;[.$K$2];([.M193]-[.$E$2]/([.$D$2]^2))*[.$D$2]*[.$B$2];[.$A$2]-([.$A$2]-[.$J$2])*([.$K$2]/[.L193])^2)*-1" office:value-type="float" office:value="-1.86218780873828" calcext:value-type="float">
            <text:p>-1.86218780873828</text:p>
          </table:table-cell>
          <table:table-cell table:formula="of:=IF([.L193]&lt;[.$K$2];([.N193]-[.$E$2]/([.$D$2]^2))*[.$D$2]*[.$B$2];[.$A$2]+([.$A$2]-[.$J$2])*([.$K$2]/[.L193])^2)*-1" office:value-type="float" office:value="-2.63781219126172" calcext:value-type="float">
            <text:p>-2.6378121912617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93]+0.01" office:value-type="float" office:value="2.91999999999998" calcext:value-type="float">
            <text:p>2.91999999999998</text:p>
          </table:table-cell>
          <table:table-cell table:formula="of:=IF([.L194]&lt;[.$K$2];(SQRT([.$I$2])+0.5*LN([.L194]/[.$K$2]))^2;0)" office:value-type="float" office:value="0" calcext:value-type="float">
            <text:p>0</text:p>
          </table:table-cell>
          <table:table-cell table:formula="of:=IF([.L194]&lt;[.$K$2];SQRT([.M194])+[.M194];0)" office:value-type="float" office:value="0" calcext:value-type="float">
            <text:p>0</text:p>
          </table:table-cell>
          <table:table-cell table:formula="of:=IF([.L194]&lt;[.$K$2];([.M194]-[.$E$2]/([.$D$2]^2))*[.$D$2]*[.$B$2];[.$A$2]-([.$A$2]-[.$J$2])*([.$K$2]/[.L194])^2)*-1" office:value-type="float" office:value="-1.86483950825397" calcext:value-type="float">
            <text:p>-1.86483950825397</text:p>
          </table:table-cell>
          <table:table-cell table:formula="of:=IF([.L194]&lt;[.$K$2];([.N194]-[.$E$2]/([.$D$2]^2))*[.$D$2]*[.$B$2];[.$A$2]+([.$A$2]-[.$J$2])*([.$K$2]/[.L194])^2)*-1" office:value-type="float" office:value="-2.63516049174603" calcext:value-type="float">
            <text:p>-2.6351604917460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94]+0.01" office:value-type="float" office:value="2.92999999999998" calcext:value-type="float">
            <text:p>2.92999999999998</text:p>
          </table:table-cell>
          <table:table-cell table:formula="of:=IF([.L195]&lt;[.$K$2];(SQRT([.$I$2])+0.5*LN([.L195]/[.$K$2]))^2;0)" office:value-type="float" office:value="0" calcext:value-type="float">
            <text:p>0</text:p>
          </table:table-cell>
          <table:table-cell table:formula="of:=IF([.L195]&lt;[.$K$2];SQRT([.M195])+[.M195];0)" office:value-type="float" office:value="0" calcext:value-type="float">
            <text:p>0</text:p>
          </table:table-cell>
          <table:table-cell table:formula="of:=IF([.L195]&lt;[.$K$2];([.M195]-[.$E$2]/([.$D$2]^2))*[.$D$2]*[.$B$2];[.$A$2]-([.$A$2]-[.$J$2])*([.$K$2]/[.L195])^2)*-1" office:value-type="float" office:value="-1.86746410362109" calcext:value-type="float">
            <text:p>-1.86746410362109</text:p>
          </table:table-cell>
          <table:table-cell table:formula="of:=IF([.L195]&lt;[.$K$2];([.N195]-[.$E$2]/([.$D$2]^2))*[.$D$2]*[.$B$2];[.$A$2]+([.$A$2]-[.$J$2])*([.$K$2]/[.L195])^2)*-1" office:value-type="float" office:value="-2.63253589637891" calcext:value-type="float">
            <text:p>-2.6325358963789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95]+0.01" office:value-type="float" office:value="2.93999999999998" calcext:value-type="float">
            <text:p>2.93999999999998</text:p>
          </table:table-cell>
          <table:table-cell table:formula="of:=IF([.L196]&lt;[.$K$2];(SQRT([.$I$2])+0.5*LN([.L196]/[.$K$2]))^2;0)" office:value-type="float" office:value="0" calcext:value-type="float">
            <text:p>0</text:p>
          </table:table-cell>
          <table:table-cell table:formula="of:=IF([.L196]&lt;[.$K$2];SQRT([.M196])+[.M196];0)" office:value-type="float" office:value="0" calcext:value-type="float">
            <text:p>0</text:p>
          </table:table-cell>
          <table:table-cell table:formula="of:=IF([.L196]&lt;[.$K$2];([.M196]-[.$E$2]/([.$D$2]^2))*[.$D$2]*[.$B$2];[.$A$2]-([.$A$2]-[.$J$2])*([.$K$2]/[.L196])^2)*-1" office:value-type="float" office:value="-1.87006196297569" calcext:value-type="float">
            <text:p>-1.87006196297569</text:p>
          </table:table-cell>
          <table:table-cell table:formula="of:=IF([.L196]&lt;[.$K$2];([.N196]-[.$E$2]/([.$D$2]^2))*[.$D$2]*[.$B$2];[.$A$2]+([.$A$2]-[.$J$2])*([.$K$2]/[.L196])^2)*-1" office:value-type="float" office:value="-2.62993803702431" calcext:value-type="float">
            <text:p>-2.6299380370243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96]+0.01" office:value-type="float" office:value="2.94999999999998" calcext:value-type="float">
            <text:p>2.94999999999998</text:p>
          </table:table-cell>
          <table:table-cell table:formula="of:=IF([.L197]&lt;[.$K$2];(SQRT([.$I$2])+0.5*LN([.L197]/[.$K$2]))^2;0)" office:value-type="float" office:value="0" calcext:value-type="float">
            <text:p>0</text:p>
          </table:table-cell>
          <table:table-cell table:formula="of:=IF([.L197]&lt;[.$K$2];SQRT([.M197])+[.M197];0)" office:value-type="float" office:value="0" calcext:value-type="float">
            <text:p>0</text:p>
          </table:table-cell>
          <table:table-cell table:formula="of:=IF([.L197]&lt;[.$K$2];([.M197]-[.$E$2]/([.$D$2]^2))*[.$D$2]*[.$B$2];[.$A$2]-([.$A$2]-[.$J$2])*([.$K$2]/[.L197])^2)*-1" office:value-type="float" office:value="-1.87263344822484" calcext:value-type="float">
            <text:p>-1.87263344822484</text:p>
          </table:table-cell>
          <table:table-cell table:formula="of:=IF([.L197]&lt;[.$K$2];([.N197]-[.$E$2]/([.$D$2]^2))*[.$D$2]*[.$B$2];[.$A$2]+([.$A$2]-[.$J$2])*([.$K$2]/[.L197])^2)*-1" office:value-type="float" office:value="-2.62736655177516" calcext:value-type="float">
            <text:p>-2.627366551775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97]+0.01" office:value-type="float" office:value="2.95999999999998" calcext:value-type="float">
            <text:p>2.95999999999998</text:p>
          </table:table-cell>
          <table:table-cell table:formula="of:=IF([.L198]&lt;[.$K$2];(SQRT([.$I$2])+0.5*LN([.L198]/[.$K$2]))^2;0)" office:value-type="float" office:value="0" calcext:value-type="float">
            <text:p>0</text:p>
          </table:table-cell>
          <table:table-cell table:formula="of:=IF([.L198]&lt;[.$K$2];SQRT([.M198])+[.M198];0)" office:value-type="float" office:value="0" calcext:value-type="float">
            <text:p>0</text:p>
          </table:table-cell>
          <table:table-cell table:formula="of:=IF([.L198]&lt;[.$K$2];([.M198]-[.$E$2]/([.$D$2]^2))*[.$D$2]*[.$B$2];[.$A$2]-([.$A$2]-[.$J$2])*([.$K$2]/[.L198])^2)*-1" office:value-type="float" office:value="-1.87517891517265" calcext:value-type="float">
            <text:p>-1.87517891517265</text:p>
          </table:table-cell>
          <table:table-cell table:formula="of:=IF([.L198]&lt;[.$K$2];([.N198]-[.$E$2]/([.$D$2]^2))*[.$D$2]*[.$B$2];[.$A$2]+([.$A$2]-[.$J$2])*([.$K$2]/[.L198])^2)*-1" office:value-type="float" office:value="-2.62482108482735" calcext:value-type="float">
            <text:p>-2.6248210848273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98]+0.01" office:value-type="float" office:value="2.96999999999998" calcext:value-type="float">
            <text:p>2.96999999999998</text:p>
          </table:table-cell>
          <table:table-cell table:formula="of:=IF([.L199]&lt;[.$K$2];(SQRT([.$I$2])+0.5*LN([.L199]/[.$K$2]))^2;0)" office:value-type="float" office:value="0" calcext:value-type="float">
            <text:p>0</text:p>
          </table:table-cell>
          <table:table-cell table:formula="of:=IF([.L199]&lt;[.$K$2];SQRT([.M199])+[.M199];0)" office:value-type="float" office:value="0" calcext:value-type="float">
            <text:p>0</text:p>
          </table:table-cell>
          <table:table-cell table:formula="of:=IF([.L199]&lt;[.$K$2];([.M199]-[.$E$2]/([.$D$2]^2))*[.$D$2]*[.$B$2];[.$A$2]-([.$A$2]-[.$J$2])*([.$K$2]/[.L199])^2)*-1" office:value-type="float" office:value="-1.87769871364335" calcext:value-type="float">
            <text:p>-1.87769871364335</text:p>
          </table:table-cell>
          <table:table-cell table:formula="of:=IF([.L199]&lt;[.$K$2];([.N199]-[.$E$2]/([.$D$2]^2))*[.$D$2]*[.$B$2];[.$A$2]+([.$A$2]-[.$J$2])*([.$K$2]/[.L199])^2)*-1" office:value-type="float" office:value="-2.62230128635665" calcext:value-type="float">
            <text:p>-2.6223012863566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199]+0.01" office:value-type="float" office:value="2.97999999999998" calcext:value-type="float">
            <text:p>2.97999999999998</text:p>
          </table:table-cell>
          <table:table-cell table:formula="of:=IF([.L200]&lt;[.$K$2];(SQRT([.$I$2])+0.5*LN([.L200]/[.$K$2]))^2;0)" office:value-type="float" office:value="0" calcext:value-type="float">
            <text:p>0</text:p>
          </table:table-cell>
          <table:table-cell table:formula="of:=IF([.L200]&lt;[.$K$2];SQRT([.M200])+[.M200];0)" office:value-type="float" office:value="0" calcext:value-type="float">
            <text:p>0</text:p>
          </table:table-cell>
          <table:table-cell table:formula="of:=IF([.L200]&lt;[.$K$2];([.M200]-[.$E$2]/([.$D$2]^2))*[.$D$2]*[.$B$2];[.$A$2]-([.$A$2]-[.$J$2])*([.$K$2]/[.L200])^2)*-1" office:value-type="float" office:value="-1.88019318760153" calcext:value-type="float">
            <text:p>-1.88019318760153</text:p>
          </table:table-cell>
          <table:table-cell table:formula="of:=IF([.L200]&lt;[.$K$2];([.N200]-[.$E$2]/([.$D$2]^2))*[.$D$2]*[.$B$2];[.$A$2]+([.$A$2]-[.$J$2])*([.$K$2]/[.L200])^2)*-1" office:value-type="float" office:value="-2.61980681239847" calcext:value-type="float">
            <text:p>-2.6198068123984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00]+0.01" office:value-type="float" office:value="2.98999999999998" calcext:value-type="float">
            <text:p>2.98999999999998</text:p>
          </table:table-cell>
          <table:table-cell table:formula="of:=IF([.L201]&lt;[.$K$2];(SQRT([.$I$2])+0.5*LN([.L201]/[.$K$2]))^2;0)" office:value-type="float" office:value="0" calcext:value-type="float">
            <text:p>0</text:p>
          </table:table-cell>
          <table:table-cell table:formula="of:=IF([.L201]&lt;[.$K$2];SQRT([.M201])+[.M201];0)" office:value-type="float" office:value="0" calcext:value-type="float">
            <text:p>0</text:p>
          </table:table-cell>
          <table:table-cell table:formula="of:=IF([.L201]&lt;[.$K$2];([.M201]-[.$E$2]/([.$D$2]^2))*[.$D$2]*[.$B$2];[.$A$2]-([.$A$2]-[.$J$2])*([.$K$2]/[.L201])^2)*-1" office:value-type="float" office:value="-1.88266267526948" calcext:value-type="float">
            <text:p>-1.88266267526948</text:p>
          </table:table-cell>
          <table:table-cell table:formula="of:=IF([.L201]&lt;[.$K$2];([.N201]-[.$E$2]/([.$D$2]^2))*[.$D$2]*[.$B$2];[.$A$2]+([.$A$2]-[.$J$2])*([.$K$2]/[.L201])^2)*-1" office:value-type="float" office:value="-2.61733732473052" calcext:value-type="float">
            <text:p>-2.6173373247305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01]+0.01" office:value-type="float" office:value="2.99999999999998" calcext:value-type="float">
            <text:p>2.99999999999998</text:p>
          </table:table-cell>
          <table:table-cell table:formula="of:=IF([.L202]&lt;[.$K$2];(SQRT([.$I$2])+0.5*LN([.L202]/[.$K$2]))^2;0)" office:value-type="float" office:value="0" calcext:value-type="float">
            <text:p>0</text:p>
          </table:table-cell>
          <table:table-cell table:formula="of:=IF([.L202]&lt;[.$K$2];SQRT([.M202])+[.M202];0)" office:value-type="float" office:value="0" calcext:value-type="float">
            <text:p>0</text:p>
          </table:table-cell>
          <table:table-cell table:formula="of:=IF([.L202]&lt;[.$K$2];([.M202]-[.$E$2]/([.$D$2]^2))*[.$D$2]*[.$B$2];[.$A$2]-([.$A$2]-[.$J$2])*([.$K$2]/[.L202])^2)*-1" office:value-type="float" office:value="-1.88510750924185" calcext:value-type="float">
            <text:p>-1.88510750924185</text:p>
          </table:table-cell>
          <table:table-cell table:formula="of:=IF([.L202]&lt;[.$K$2];([.N202]-[.$E$2]/([.$D$2]^2))*[.$D$2]*[.$B$2];[.$A$2]+([.$A$2]-[.$J$2])*([.$K$2]/[.L202])^2)*-1" office:value-type="float" office:value="-2.61489249075815" calcext:value-type="float">
            <text:p>-2.6148924907581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02]+0.01" office:value-type="float" office:value="3.00999999999998" calcext:value-type="float">
            <text:p>3.00999999999998</text:p>
          </table:table-cell>
          <table:table-cell table:formula="of:=IF([.L203]&lt;[.$K$2];(SQRT([.$I$2])+0.5*LN([.L203]/[.$K$2]))^2;0)" office:value-type="float" office:value="0" calcext:value-type="float">
            <text:p>0</text:p>
          </table:table-cell>
          <table:table-cell table:formula="of:=IF([.L203]&lt;[.$K$2];SQRT([.M203])+[.M203];0)" office:value-type="float" office:value="0" calcext:value-type="float">
            <text:p>0</text:p>
          </table:table-cell>
          <table:table-cell table:formula="of:=IF([.L203]&lt;[.$K$2];([.M203]-[.$E$2]/([.$D$2]^2))*[.$D$2]*[.$B$2];[.$A$2]-([.$A$2]-[.$J$2])*([.$K$2]/[.L203])^2)*-1" office:value-type="float" office:value="-1.88752801659768" calcext:value-type="float">
            <text:p>-1.88752801659768</text:p>
          </table:table-cell>
          <table:table-cell table:formula="of:=IF([.L203]&lt;[.$K$2];([.N203]-[.$E$2]/([.$D$2]^2))*[.$D$2]*[.$B$2];[.$A$2]+([.$A$2]-[.$J$2])*([.$K$2]/[.L203])^2)*-1" office:value-type="float" office:value="-2.61247198340232" calcext:value-type="float">
            <text:p>-2.6124719834023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03]+0.01" office:value-type="float" office:value="3.01999999999998" calcext:value-type="float">
            <text:p>3.01999999999998</text:p>
          </table:table-cell>
          <table:table-cell table:formula="of:=IF([.L204]&lt;[.$K$2];(SQRT([.$I$2])+0.5*LN([.L204]/[.$K$2]))^2;0)" office:value-type="float" office:value="0" calcext:value-type="float">
            <text:p>0</text:p>
          </table:table-cell>
          <table:table-cell table:formula="of:=IF([.L204]&lt;[.$K$2];SQRT([.M204])+[.M204];0)" office:value-type="float" office:value="0" calcext:value-type="float">
            <text:p>0</text:p>
          </table:table-cell>
          <table:table-cell table:formula="of:=IF([.L204]&lt;[.$K$2];([.M204]-[.$E$2]/([.$D$2]^2))*[.$D$2]*[.$B$2];[.$A$2]-([.$A$2]-[.$J$2])*([.$K$2]/[.L204])^2)*-1" office:value-type="float" office:value="-1.88992451900976" calcext:value-type="float">
            <text:p>-1.88992451900976</text:p>
          </table:table-cell>
          <table:table-cell table:formula="of:=IF([.L204]&lt;[.$K$2];([.N204]-[.$E$2]/([.$D$2]^2))*[.$D$2]*[.$B$2];[.$A$2]+([.$A$2]-[.$J$2])*([.$K$2]/[.L204])^2)*-1" office:value-type="float" office:value="-2.61007548099024" calcext:value-type="float">
            <text:p>-2.6100754809902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04]+0.01" office:value-type="float" office:value="3.02999999999998" calcext:value-type="float">
            <text:p>3.02999999999998</text:p>
          </table:table-cell>
          <table:table-cell table:formula="of:=IF([.L205]&lt;[.$K$2];(SQRT([.$I$2])+0.5*LN([.L205]/[.$K$2]))^2;0)" office:value-type="float" office:value="0" calcext:value-type="float">
            <text:p>0</text:p>
          </table:table-cell>
          <table:table-cell table:formula="of:=IF([.L205]&lt;[.$K$2];SQRT([.M205])+[.M205];0)" office:value-type="float" office:value="0" calcext:value-type="float">
            <text:p>0</text:p>
          </table:table-cell>
          <table:table-cell table:formula="of:=IF([.L205]&lt;[.$K$2];([.M205]-[.$E$2]/([.$D$2]^2))*[.$D$2]*[.$B$2];[.$A$2]-([.$A$2]-[.$J$2])*([.$K$2]/[.L205])^2)*-1" office:value-type="float" office:value="-1.89229733285153" calcext:value-type="float">
            <text:p>-1.89229733285153</text:p>
          </table:table-cell>
          <table:table-cell table:formula="of:=IF([.L205]&lt;[.$K$2];([.N205]-[.$E$2]/([.$D$2]^2))*[.$D$2]*[.$B$2];[.$A$2]+([.$A$2]-[.$J$2])*([.$K$2]/[.L205])^2)*-1" office:value-type="float" office:value="-2.60770266714847" calcext:value-type="float">
            <text:p>-2.6077026671484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05]+0.01" office:value-type="float" office:value="3.03999999999998" calcext:value-type="float">
            <text:p>3.03999999999998</text:p>
          </table:table-cell>
          <table:table-cell table:formula="of:=IF([.L206]&lt;[.$K$2];(SQRT([.$I$2])+0.5*LN([.L206]/[.$K$2]))^2;0)" office:value-type="float" office:value="0" calcext:value-type="float">
            <text:p>0</text:p>
          </table:table-cell>
          <table:table-cell table:formula="of:=IF([.L206]&lt;[.$K$2];SQRT([.M206])+[.M206];0)" office:value-type="float" office:value="0" calcext:value-type="float">
            <text:p>0</text:p>
          </table:table-cell>
          <table:table-cell table:formula="of:=IF([.L206]&lt;[.$K$2];([.M206]-[.$E$2]/([.$D$2]^2))*[.$D$2]*[.$B$2];[.$A$2]-([.$A$2]-[.$J$2])*([.$K$2]/[.L206])^2)*-1" office:value-type="float" office:value="-1.89464676930149" calcext:value-type="float">
            <text:p>-1.89464676930149</text:p>
          </table:table-cell>
          <table:table-cell table:formula="of:=IF([.L206]&lt;[.$K$2];([.N206]-[.$E$2]/([.$D$2]^2))*[.$D$2]*[.$B$2];[.$A$2]+([.$A$2]-[.$J$2])*([.$K$2]/[.L206])^2)*-1" office:value-type="float" office:value="-2.60535323069851" calcext:value-type="float">
            <text:p>-2.6053532306985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06]+0.01" office:value-type="float" office:value="3.04999999999998" calcext:value-type="float">
            <text:p>3.04999999999998</text:p>
          </table:table-cell>
          <table:table-cell table:formula="of:=IF([.L207]&lt;[.$K$2];(SQRT([.$I$2])+0.5*LN([.L207]/[.$K$2]))^2;0)" office:value-type="float" office:value="0" calcext:value-type="float">
            <text:p>0</text:p>
          </table:table-cell>
          <table:table-cell table:formula="of:=IF([.L207]&lt;[.$K$2];SQRT([.M207])+[.M207];0)" office:value-type="float" office:value="0" calcext:value-type="float">
            <text:p>0</text:p>
          </table:table-cell>
          <table:table-cell table:formula="of:=IF([.L207]&lt;[.$K$2];([.M207]-[.$E$2]/([.$D$2]^2))*[.$D$2]*[.$B$2];[.$A$2]-([.$A$2]-[.$J$2])*([.$K$2]/[.L207])^2)*-1" office:value-type="float" office:value="-1.89697313444522" calcext:value-type="float">
            <text:p>-1.89697313444522</text:p>
          </table:table-cell>
          <table:table-cell table:formula="of:=IF([.L207]&lt;[.$K$2];([.N207]-[.$E$2]/([.$D$2]^2))*[.$D$2]*[.$B$2];[.$A$2]+([.$A$2]-[.$J$2])*([.$K$2]/[.L207])^2)*-1" office:value-type="float" office:value="-2.60302686555478" calcext:value-type="float">
            <text:p>-2.6030268655547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07]+0.01" office:value-type="float" office:value="3.05999999999998" calcext:value-type="float">
            <text:p>3.05999999999998</text:p>
          </table:table-cell>
          <table:table-cell table:formula="of:=IF([.L208]&lt;[.$K$2];(SQRT([.$I$2])+0.5*LN([.L208]/[.$K$2]))^2;0)" office:value-type="float" office:value="0" calcext:value-type="float">
            <text:p>0</text:p>
          </table:table-cell>
          <table:table-cell table:formula="of:=IF([.L208]&lt;[.$K$2];SQRT([.M208])+[.M208];0)" office:value-type="float" office:value="0" calcext:value-type="float">
            <text:p>0</text:p>
          </table:table-cell>
          <table:table-cell table:formula="of:=IF([.L208]&lt;[.$K$2];([.M208]-[.$E$2]/([.$D$2]^2))*[.$D$2]*[.$B$2];[.$A$2]-([.$A$2]-[.$J$2])*([.$K$2]/[.L208])^2)*-1" office:value-type="float" office:value="-1.8992767293751" calcext:value-type="float">
            <text:p>-1.8992767293751</text:p>
          </table:table-cell>
          <table:table-cell table:formula="of:=IF([.L208]&lt;[.$K$2];([.N208]-[.$E$2]/([.$D$2]^2))*[.$D$2]*[.$B$2];[.$A$2]+([.$A$2]-[.$J$2])*([.$K$2]/[.L208])^2)*-1" office:value-type="float" office:value="-2.6007232706249" calcext:value-type="float">
            <text:p>-2.600723270624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08]+0.01" office:value-type="float" office:value="3.06999999999998" calcext:value-type="float">
            <text:p>3.06999999999998</text:p>
          </table:table-cell>
          <table:table-cell table:formula="of:=IF([.L209]&lt;[.$K$2];(SQRT([.$I$2])+0.5*LN([.L209]/[.$K$2]))^2;0)" office:value-type="float" office:value="0" calcext:value-type="float">
            <text:p>0</text:p>
          </table:table-cell>
          <table:table-cell table:formula="of:=IF([.L209]&lt;[.$K$2];SQRT([.M209])+[.M209];0)" office:value-type="float" office:value="0" calcext:value-type="float">
            <text:p>0</text:p>
          </table:table-cell>
          <table:table-cell table:formula="of:=IF([.L209]&lt;[.$K$2];([.M209]-[.$E$2]/([.$D$2]^2))*[.$D$2]*[.$B$2];[.$A$2]-([.$A$2]-[.$J$2])*([.$K$2]/[.L209])^2)*-1" office:value-type="float" office:value="-1.90155785028771" calcext:value-type="float">
            <text:p>-1.90155785028771</text:p>
          </table:table-cell>
          <table:table-cell table:formula="of:=IF([.L209]&lt;[.$K$2];([.N209]-[.$E$2]/([.$D$2]^2))*[.$D$2]*[.$B$2];[.$A$2]+([.$A$2]-[.$J$2])*([.$K$2]/[.L209])^2)*-1" office:value-type="float" office:value="-2.59844214971229" calcext:value-type="float">
            <text:p>-2.5984421497122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09]+0.01" office:value-type="float" office:value="3.07999999999998" calcext:value-type="float">
            <text:p>3.07999999999998</text:p>
          </table:table-cell>
          <table:table-cell table:formula="of:=IF([.L210]&lt;[.$K$2];(SQRT([.$I$2])+0.5*LN([.L210]/[.$K$2]))^2;0)" office:value-type="float" office:value="0" calcext:value-type="float">
            <text:p>0</text:p>
          </table:table-cell>
          <table:table-cell table:formula="of:=IF([.L210]&lt;[.$K$2];SQRT([.M210])+[.M210];0)" office:value-type="float" office:value="0" calcext:value-type="float">
            <text:p>0</text:p>
          </table:table-cell>
          <table:table-cell table:formula="of:=IF([.L210]&lt;[.$K$2];([.M210]-[.$E$2]/([.$D$2]^2))*[.$D$2]*[.$B$2];[.$A$2]-([.$A$2]-[.$J$2])*([.$K$2]/[.L210])^2)*-1" office:value-type="float" office:value="-1.90381678857909" calcext:value-type="float">
            <text:p>-1.90381678857909</text:p>
          </table:table-cell>
          <table:table-cell table:formula="of:=IF([.L210]&lt;[.$K$2];([.N210]-[.$E$2]/([.$D$2]^2))*[.$D$2]*[.$B$2];[.$A$2]+([.$A$2]-[.$J$2])*([.$K$2]/[.L210])^2)*-1" office:value-type="float" office:value="-2.59618321142091" calcext:value-type="float">
            <text:p>-2.5961832114209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10]+0.01" office:value-type="float" office:value="3.08999999999998" calcext:value-type="float">
            <text:p>3.08999999999998</text:p>
          </table:table-cell>
          <table:table-cell table:formula="of:=IF([.L211]&lt;[.$K$2];(SQRT([.$I$2])+0.5*LN([.L211]/[.$K$2]))^2;0)" office:value-type="float" office:value="0" calcext:value-type="float">
            <text:p>0</text:p>
          </table:table-cell>
          <table:table-cell table:formula="of:=IF([.L211]&lt;[.$K$2];SQRT([.M211])+[.M211];0)" office:value-type="float" office:value="0" calcext:value-type="float">
            <text:p>0</text:p>
          </table:table-cell>
          <table:table-cell table:formula="of:=IF([.L211]&lt;[.$K$2];([.M211]-[.$E$2]/([.$D$2]^2))*[.$D$2]*[.$B$2];[.$A$2]-([.$A$2]-[.$J$2])*([.$K$2]/[.L211])^2)*-1" office:value-type="float" office:value="-1.90605383093774" calcext:value-type="float">
            <text:p>-1.90605383093774</text:p>
          </table:table-cell>
          <table:table-cell table:formula="of:=IF([.L211]&lt;[.$K$2];([.N211]-[.$E$2]/([.$D$2]^2))*[.$D$2]*[.$B$2];[.$A$2]+([.$A$2]-[.$J$2])*([.$K$2]/[.L211])^2)*-1" office:value-type="float" office:value="-2.59394616906226" calcext:value-type="float">
            <text:p>-2.5939461690622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11]+0.01" office:value-type="float" office:value="3.09999999999998" calcext:value-type="float">
            <text:p>3.09999999999998</text:p>
          </table:table-cell>
          <table:table-cell table:formula="of:=IF([.L212]&lt;[.$K$2];(SQRT([.$I$2])+0.5*LN([.L212]/[.$K$2]))^2;0)" office:value-type="float" office:value="0" calcext:value-type="float">
            <text:p>0</text:p>
          </table:table-cell>
          <table:table-cell table:formula="of:=IF([.L212]&lt;[.$K$2];SQRT([.M212])+[.M212];0)" office:value-type="float" office:value="0" calcext:value-type="float">
            <text:p>0</text:p>
          </table:table-cell>
          <table:table-cell table:formula="of:=IF([.L212]&lt;[.$K$2];([.M212]-[.$E$2]/([.$D$2]^2))*[.$D$2]*[.$B$2];[.$A$2]-([.$A$2]-[.$J$2])*([.$K$2]/[.L212])^2)*-1" office:value-type="float" office:value="-1.90826925943566" calcext:value-type="float">
            <text:p>-1.90826925943566</text:p>
          </table:table-cell>
          <table:table-cell table:formula="of:=IF([.L212]&lt;[.$K$2];([.N212]-[.$E$2]/([.$D$2]^2))*[.$D$2]*[.$B$2];[.$A$2]+([.$A$2]-[.$J$2])*([.$K$2]/[.L212])^2)*-1" office:value-type="float" office:value="-2.59173074056434" calcext:value-type="float">
            <text:p>-2.5917307405643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12]+0.01" office:value-type="float" office:value="3.10999999999998" calcext:value-type="float">
            <text:p>3.10999999999998</text:p>
          </table:table-cell>
          <table:table-cell table:formula="of:=IF([.L213]&lt;[.$K$2];(SQRT([.$I$2])+0.5*LN([.L213]/[.$K$2]))^2;0)" office:value-type="float" office:value="0" calcext:value-type="float">
            <text:p>0</text:p>
          </table:table-cell>
          <table:table-cell table:formula="of:=IF([.L213]&lt;[.$K$2];SQRT([.M213])+[.M213];0)" office:value-type="float" office:value="0" calcext:value-type="float">
            <text:p>0</text:p>
          </table:table-cell>
          <table:table-cell table:formula="of:=IF([.L213]&lt;[.$K$2];([.M213]-[.$E$2]/([.$D$2]^2))*[.$D$2]*[.$B$2];[.$A$2]-([.$A$2]-[.$J$2])*([.$K$2]/[.L213])^2)*-1" office:value-type="float" office:value="-1.91046335161719" calcext:value-type="float">
            <text:p>-1.91046335161719</text:p>
          </table:table-cell>
          <table:table-cell table:formula="of:=IF([.L213]&lt;[.$K$2];([.N213]-[.$E$2]/([.$D$2]^2))*[.$D$2]*[.$B$2];[.$A$2]+([.$A$2]-[.$J$2])*([.$K$2]/[.L213])^2)*-1" office:value-type="float" office:value="-2.58953664838281" calcext:value-type="float">
            <text:p>-2.5895366483828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13]+0.01" office:value-type="float" office:value="3.11999999999998" calcext:value-type="float">
            <text:p>3.11999999999998</text:p>
          </table:table-cell>
          <table:table-cell table:formula="of:=IF([.L214]&lt;[.$K$2];(SQRT([.$I$2])+0.5*LN([.L214]/[.$K$2]))^2;0)" office:value-type="float" office:value="0" calcext:value-type="float">
            <text:p>0</text:p>
          </table:table-cell>
          <table:table-cell table:formula="of:=IF([.L214]&lt;[.$K$2];SQRT([.M214])+[.M214];0)" office:value-type="float" office:value="0" calcext:value-type="float">
            <text:p>0</text:p>
          </table:table-cell>
          <table:table-cell table:formula="of:=IF([.L214]&lt;[.$K$2];([.M214]-[.$E$2]/([.$D$2]^2))*[.$D$2]*[.$B$2];[.$A$2]-([.$A$2]-[.$J$2])*([.$K$2]/[.L214])^2)*-1" office:value-type="float" office:value="-1.91263638058603" calcext:value-type="float">
            <text:p>-1.91263638058603</text:p>
          </table:table-cell>
          <table:table-cell table:formula="of:=IF([.L214]&lt;[.$K$2];([.N214]-[.$E$2]/([.$D$2]^2))*[.$D$2]*[.$B$2];[.$A$2]+([.$A$2]-[.$J$2])*([.$K$2]/[.L214])^2)*-1" office:value-type="float" office:value="-2.58736361941397" calcext:value-type="float">
            <text:p>-2.5873636194139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14]+0.01" office:value-type="float" office:value="3.12999999999998" calcext:value-type="float">
            <text:p>3.12999999999998</text:p>
          </table:table-cell>
          <table:table-cell table:formula="of:=IF([.L215]&lt;[.$K$2];(SQRT([.$I$2])+0.5*LN([.L215]/[.$K$2]))^2;0)" office:value-type="float" office:value="0" calcext:value-type="float">
            <text:p>0</text:p>
          </table:table-cell>
          <table:table-cell table:formula="of:=IF([.L215]&lt;[.$K$2];SQRT([.M215])+[.M215];0)" office:value-type="float" office:value="0" calcext:value-type="float">
            <text:p>0</text:p>
          </table:table-cell>
          <table:table-cell table:formula="of:=IF([.L215]&lt;[.$K$2];([.M215]-[.$E$2]/([.$D$2]^2))*[.$D$2]*[.$B$2];[.$A$2]-([.$A$2]-[.$J$2])*([.$K$2]/[.L215])^2)*-1" office:value-type="float" office:value="-1.91478861509015" calcext:value-type="float">
            <text:p>-1.91478861509015</text:p>
          </table:table-cell>
          <table:table-cell table:formula="of:=IF([.L215]&lt;[.$K$2];([.N215]-[.$E$2]/([.$D$2]^2))*[.$D$2]*[.$B$2];[.$A$2]+([.$A$2]-[.$J$2])*([.$K$2]/[.L215])^2)*-1" office:value-type="float" office:value="-2.58521138490985" calcext:value-type="float">
            <text:p>-2.5852113849098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15]+0.01" office:value-type="float" office:value="3.13999999999998" calcext:value-type="float">
            <text:p>3.13999999999998</text:p>
          </table:table-cell>
          <table:table-cell table:formula="of:=IF([.L216]&lt;[.$K$2];(SQRT([.$I$2])+0.5*LN([.L216]/[.$K$2]))^2;0)" office:value-type="float" office:value="0" calcext:value-type="float">
            <text:p>0</text:p>
          </table:table-cell>
          <table:table-cell table:formula="of:=IF([.L216]&lt;[.$K$2];SQRT([.M216])+[.M216];0)" office:value-type="float" office:value="0" calcext:value-type="float">
            <text:p>0</text:p>
          </table:table-cell>
          <table:table-cell table:formula="of:=IF([.L216]&lt;[.$K$2];([.M216]-[.$E$2]/([.$D$2]^2))*[.$D$2]*[.$B$2];[.$A$2]-([.$A$2]-[.$J$2])*([.$K$2]/[.L216])^2)*-1" office:value-type="float" office:value="-1.91692031960492" calcext:value-type="float">
            <text:p>-1.91692031960492</text:p>
          </table:table-cell>
          <table:table-cell table:formula="of:=IF([.L216]&lt;[.$K$2];([.N216]-[.$E$2]/([.$D$2]^2))*[.$D$2]*[.$B$2];[.$A$2]+([.$A$2]-[.$J$2])*([.$K$2]/[.L216])^2)*-1" office:value-type="float" office:value="-2.58307968039508" calcext:value-type="float">
            <text:p>-2.5830796803950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16]+0.01" office:value-type="float" office:value="3.14999999999998" calcext:value-type="float">
            <text:p>3.14999999999998</text:p>
          </table:table-cell>
          <table:table-cell table:formula="of:=IF([.L217]&lt;[.$K$2];(SQRT([.$I$2])+0.5*LN([.L217]/[.$K$2]))^2;0)" office:value-type="float" office:value="0" calcext:value-type="float">
            <text:p>0</text:p>
          </table:table-cell>
          <table:table-cell table:formula="of:=IF([.L217]&lt;[.$K$2];SQRT([.M217])+[.M217];0)" office:value-type="float" office:value="0" calcext:value-type="float">
            <text:p>0</text:p>
          </table:table-cell>
          <table:table-cell table:formula="of:=IF([.L217]&lt;[.$K$2];([.M217]-[.$E$2]/([.$D$2]^2))*[.$D$2]*[.$B$2];[.$A$2]-([.$A$2]-[.$J$2])*([.$K$2]/[.L217])^2)*-1" office:value-type="float" office:value="-1.91903175441438" calcext:value-type="float">
            <text:p>-1.91903175441438</text:p>
          </table:table-cell>
          <table:table-cell table:formula="of:=IF([.L217]&lt;[.$K$2];([.N217]-[.$E$2]/([.$D$2]^2))*[.$D$2]*[.$B$2];[.$A$2]+([.$A$2]-[.$J$2])*([.$K$2]/[.L217])^2)*-1" office:value-type="float" office:value="-2.58096824558562" calcext:value-type="float">
            <text:p>-2.5809682455856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17]+0.01" office:value-type="float" office:value="3.15999999999998" calcext:value-type="float">
            <text:p>3.15999999999998</text:p>
          </table:table-cell>
          <table:table-cell table:formula="of:=IF([.L218]&lt;[.$K$2];(SQRT([.$I$2])+0.5*LN([.L218]/[.$K$2]))^2;0)" office:value-type="float" office:value="0" calcext:value-type="float">
            <text:p>0</text:p>
          </table:table-cell>
          <table:table-cell table:formula="of:=IF([.L218]&lt;[.$K$2];SQRT([.M218])+[.M218];0)" office:value-type="float" office:value="0" calcext:value-type="float">
            <text:p>0</text:p>
          </table:table-cell>
          <table:table-cell table:formula="of:=IF([.L218]&lt;[.$K$2];([.M218]-[.$E$2]/([.$D$2]^2))*[.$D$2]*[.$B$2];[.$A$2]-([.$A$2]-[.$J$2])*([.$K$2]/[.L218])^2)*-1" office:value-type="float" office:value="-1.92112317569066" calcext:value-type="float">
            <text:p>-1.92112317569066</text:p>
          </table:table-cell>
          <table:table-cell table:formula="of:=IF([.L218]&lt;[.$K$2];([.N218]-[.$E$2]/([.$D$2]^2))*[.$D$2]*[.$B$2];[.$A$2]+([.$A$2]-[.$J$2])*([.$K$2]/[.L218])^2)*-1" office:value-type="float" office:value="-2.57887682430934" calcext:value-type="float">
            <text:p>-2.5788768243093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18]+0.01" office:value-type="float" office:value="3.16999999999998" calcext:value-type="float">
            <text:p>3.16999999999998</text:p>
          </table:table-cell>
          <table:table-cell table:formula="of:=IF([.L219]&lt;[.$K$2];(SQRT([.$I$2])+0.5*LN([.L219]/[.$K$2]))^2;0)" office:value-type="float" office:value="0" calcext:value-type="float">
            <text:p>0</text:p>
          </table:table-cell>
          <table:table-cell table:formula="of:=IF([.L219]&lt;[.$K$2];SQRT([.M219])+[.M219];0)" office:value-type="float" office:value="0" calcext:value-type="float">
            <text:p>0</text:p>
          </table:table-cell>
          <table:table-cell table:formula="of:=IF([.L219]&lt;[.$K$2];([.M219]-[.$E$2]/([.$D$2]^2))*[.$D$2]*[.$B$2];[.$A$2]-([.$A$2]-[.$J$2])*([.$K$2]/[.L219])^2)*-1" office:value-type="float" office:value="-1.92319483557172" calcext:value-type="float">
            <text:p>-1.92319483557172</text:p>
          </table:table-cell>
          <table:table-cell table:formula="of:=IF([.L219]&lt;[.$K$2];([.N219]-[.$E$2]/([.$D$2]^2))*[.$D$2]*[.$B$2];[.$A$2]+([.$A$2]-[.$J$2])*([.$K$2]/[.L219])^2)*-1" office:value-type="float" office:value="-2.57680516442828" calcext:value-type="float">
            <text:p>-2.5768051644282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19]+0.01" office:value-type="float" office:value="3.17999999999998" calcext:value-type="float">
            <text:p>3.17999999999998</text:p>
          </table:table-cell>
          <table:table-cell table:formula="of:=IF([.L220]&lt;[.$K$2];(SQRT([.$I$2])+0.5*LN([.L220]/[.$K$2]))^2;0)" office:value-type="float" office:value="0" calcext:value-type="float">
            <text:p>0</text:p>
          </table:table-cell>
          <table:table-cell table:formula="of:=IF([.L220]&lt;[.$K$2];SQRT([.M220])+[.M220];0)" office:value-type="float" office:value="0" calcext:value-type="float">
            <text:p>0</text:p>
          </table:table-cell>
          <table:table-cell table:formula="of:=IF([.L220]&lt;[.$K$2];([.M220]-[.$E$2]/([.$D$2]^2))*[.$D$2]*[.$B$2];[.$A$2]-([.$A$2]-[.$J$2])*([.$K$2]/[.L220])^2)*-1" office:value-type="float" office:value="-1.92524698223732" calcext:value-type="float">
            <text:p>-1.92524698223732</text:p>
          </table:table-cell>
          <table:table-cell table:formula="of:=IF([.L220]&lt;[.$K$2];([.N220]-[.$E$2]/([.$D$2]^2))*[.$D$2]*[.$B$2];[.$A$2]+([.$A$2]-[.$J$2])*([.$K$2]/[.L220])^2)*-1" office:value-type="float" office:value="-2.57475301776268" calcext:value-type="float">
            <text:p>-2.5747530177626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20]+0.01" office:value-type="float" office:value="3.18999999999998" calcext:value-type="float">
            <text:p>3.18999999999998</text:p>
          </table:table-cell>
          <table:table-cell table:formula="of:=IF([.L221]&lt;[.$K$2];(SQRT([.$I$2])+0.5*LN([.L221]/[.$K$2]))^2;0)" office:value-type="float" office:value="0" calcext:value-type="float">
            <text:p>0</text:p>
          </table:table-cell>
          <table:table-cell table:formula="of:=IF([.L221]&lt;[.$K$2];SQRT([.M221])+[.M221];0)" office:value-type="float" office:value="0" calcext:value-type="float">
            <text:p>0</text:p>
          </table:table-cell>
          <table:table-cell table:formula="of:=IF([.L221]&lt;[.$K$2];([.M221]-[.$E$2]/([.$D$2]^2))*[.$D$2]*[.$B$2];[.$A$2]-([.$A$2]-[.$J$2])*([.$K$2]/[.L221])^2)*-1" office:value-type="float" office:value="-1.92727985998336" calcext:value-type="float">
            <text:p>-1.92727985998336</text:p>
          </table:table-cell>
          <table:table-cell table:formula="of:=IF([.L221]&lt;[.$K$2];([.N221]-[.$E$2]/([.$D$2]^2))*[.$D$2]*[.$B$2];[.$A$2]+([.$A$2]-[.$J$2])*([.$K$2]/[.L221])^2)*-1" office:value-type="float" office:value="-2.57272014001664" calcext:value-type="float">
            <text:p>-2.5727201400166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21]+0.01" office:value-type="float" office:value="3.19999999999998" calcext:value-type="float">
            <text:p>3.19999999999998</text:p>
          </table:table-cell>
          <table:table-cell table:formula="of:=IF([.L222]&lt;[.$K$2];(SQRT([.$I$2])+0.5*LN([.L222]/[.$K$2]))^2;0)" office:value-type="float" office:value="0" calcext:value-type="float">
            <text:p>0</text:p>
          </table:table-cell>
          <table:table-cell table:formula="of:=IF([.L222]&lt;[.$K$2];SQRT([.M222])+[.M222];0)" office:value-type="float" office:value="0" calcext:value-type="float">
            <text:p>0</text:p>
          </table:table-cell>
          <table:table-cell table:formula="of:=IF([.L222]&lt;[.$K$2];([.M222]-[.$E$2]/([.$D$2]^2))*[.$D$2]*[.$B$2];[.$A$2]-([.$A$2]-[.$J$2])*([.$K$2]/[.L222])^2)*-1" office:value-type="float" office:value="-1.92929370929459" calcext:value-type="float">
            <text:p>-1.92929370929459</text:p>
          </table:table-cell>
          <table:table-cell table:formula="of:=IF([.L222]&lt;[.$K$2];([.N222]-[.$E$2]/([.$D$2]^2))*[.$D$2]*[.$B$2];[.$A$2]+([.$A$2]-[.$J$2])*([.$K$2]/[.L222])^2)*-1" office:value-type="float" office:value="-2.57070629070541" calcext:value-type="float">
            <text:p>-2.5707062907054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22]+0.01" office:value-type="float" office:value="3.20999999999997" calcext:value-type="float">
            <text:p>3.20999999999997</text:p>
          </table:table-cell>
          <table:table-cell table:formula="of:=IF([.L223]&lt;[.$K$2];(SQRT([.$I$2])+0.5*LN([.L223]/[.$K$2]))^2;0)" office:value-type="float" office:value="0" calcext:value-type="float">
            <text:p>0</text:p>
          </table:table-cell>
          <table:table-cell table:formula="of:=IF([.L223]&lt;[.$K$2];SQRT([.M223])+[.M223];0)" office:value-type="float" office:value="0" calcext:value-type="float">
            <text:p>0</text:p>
          </table:table-cell>
          <table:table-cell table:formula="of:=IF([.L223]&lt;[.$K$2];([.M223]-[.$E$2]/([.$D$2]^2))*[.$D$2]*[.$B$2];[.$A$2]-([.$A$2]-[.$J$2])*([.$K$2]/[.L223])^2)*-1" office:value-type="float" office:value="-1.93128876691576" calcext:value-type="float">
            <text:p>-1.93128876691576</text:p>
          </table:table-cell>
          <table:table-cell table:formula="of:=IF([.L223]&lt;[.$K$2];([.N223]-[.$E$2]/([.$D$2]^2))*[.$D$2]*[.$B$2];[.$A$2]+([.$A$2]-[.$J$2])*([.$K$2]/[.L223])^2)*-1" office:value-type="float" office:value="-2.56871123308424" calcext:value-type="float">
            <text:p>-2.5687112330842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23]+0.01" office:value-type="float" office:value="3.21999999999997" calcext:value-type="float">
            <text:p>3.21999999999997</text:p>
          </table:table-cell>
          <table:table-cell table:formula="of:=IF([.L224]&lt;[.$K$2];(SQRT([.$I$2])+0.5*LN([.L224]/[.$K$2]))^2;0)" office:value-type="float" office:value="0" calcext:value-type="float">
            <text:p>0</text:p>
          </table:table-cell>
          <table:table-cell table:formula="of:=IF([.L224]&lt;[.$K$2];SQRT([.M224])+[.M224];0)" office:value-type="float" office:value="0" calcext:value-type="float">
            <text:p>0</text:p>
          </table:table-cell>
          <table:table-cell table:formula="of:=IF([.L224]&lt;[.$K$2];([.M224]-[.$E$2]/([.$D$2]^2))*[.$D$2]*[.$B$2];[.$A$2]-([.$A$2]-[.$J$2])*([.$K$2]/[.L224])^2)*-1" office:value-type="float" office:value="-1.93326526592113" calcext:value-type="float">
            <text:p>-1.93326526592113</text:p>
          </table:table-cell>
          <table:table-cell table:formula="of:=IF([.L224]&lt;[.$K$2];([.N224]-[.$E$2]/([.$D$2]^2))*[.$D$2]*[.$B$2];[.$A$2]+([.$A$2]-[.$J$2])*([.$K$2]/[.L224])^2)*-1" office:value-type="float" office:value="-2.56673473407887" calcext:value-type="float">
            <text:p>-2.5667347340788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24]+0.01" office:value-type="float" office:value="3.22999999999997" calcext:value-type="float">
            <text:p>3.22999999999997</text:p>
          </table:table-cell>
          <table:table-cell table:formula="of:=IF([.L225]&lt;[.$K$2];(SQRT([.$I$2])+0.5*LN([.L225]/[.$K$2]))^2;0)" office:value-type="float" office:value="0" calcext:value-type="float">
            <text:p>0</text:p>
          </table:table-cell>
          <table:table-cell table:formula="of:=IF([.L225]&lt;[.$K$2];SQRT([.M225])+[.M225];0)" office:value-type="float" office:value="0" calcext:value-type="float">
            <text:p>0</text:p>
          </table:table-cell>
          <table:table-cell table:formula="of:=IF([.L225]&lt;[.$K$2];([.M225]-[.$E$2]/([.$D$2]^2))*[.$D$2]*[.$B$2];[.$A$2]-([.$A$2]-[.$J$2])*([.$K$2]/[.L225])^2)*-1" office:value-type="float" office:value="-1.93522343578263" calcext:value-type="float">
            <text:p>-1.93522343578263</text:p>
          </table:table-cell>
          <table:table-cell table:formula="of:=IF([.L225]&lt;[.$K$2];([.N225]-[.$E$2]/([.$D$2]^2))*[.$D$2]*[.$B$2];[.$A$2]+([.$A$2]-[.$J$2])*([.$K$2]/[.L225])^2)*-1" office:value-type="float" office:value="-2.56477656421737" calcext:value-type="float">
            <text:p>-2.5647765642173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25]+0.01" office:value-type="float" office:value="3.23999999999997" calcext:value-type="float">
            <text:p>3.23999999999997</text:p>
          </table:table-cell>
          <table:table-cell table:formula="of:=IF([.L226]&lt;[.$K$2];(SQRT([.$I$2])+0.5*LN([.L226]/[.$K$2]))^2;0)" office:value-type="float" office:value="0" calcext:value-type="float">
            <text:p>0</text:p>
          </table:table-cell>
          <table:table-cell table:formula="of:=IF([.L226]&lt;[.$K$2];SQRT([.M226])+[.M226];0)" office:value-type="float" office:value="0" calcext:value-type="float">
            <text:p>0</text:p>
          </table:table-cell>
          <table:table-cell table:formula="of:=IF([.L226]&lt;[.$K$2];([.M226]-[.$E$2]/([.$D$2]^2))*[.$D$2]*[.$B$2];[.$A$2]-([.$A$2]-[.$J$2])*([.$K$2]/[.L226])^2)*-1" office:value-type="float" office:value="-1.93716350243643" calcext:value-type="float">
            <text:p>-1.93716350243643</text:p>
          </table:table-cell>
          <table:table-cell table:formula="of:=IF([.L226]&lt;[.$K$2];([.N226]-[.$E$2]/([.$D$2]^2))*[.$D$2]*[.$B$2];[.$A$2]+([.$A$2]-[.$J$2])*([.$K$2]/[.L226])^2)*-1" office:value-type="float" office:value="-2.56283649756357" calcext:value-type="float">
            <text:p>-2.5628364975635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26]+0.01" office:value-type="float" office:value="3.24999999999997" calcext:value-type="float">
            <text:p>3.24999999999997</text:p>
          </table:table-cell>
          <table:table-cell table:formula="of:=IF([.L227]&lt;[.$K$2];(SQRT([.$I$2])+0.5*LN([.L227]/[.$K$2]))^2;0)" office:value-type="float" office:value="0" calcext:value-type="float">
            <text:p>0</text:p>
          </table:table-cell>
          <table:table-cell table:formula="of:=IF([.L227]&lt;[.$K$2];SQRT([.M227])+[.M227];0)" office:value-type="float" office:value="0" calcext:value-type="float">
            <text:p>0</text:p>
          </table:table-cell>
          <table:table-cell table:formula="of:=IF([.L227]&lt;[.$K$2];([.M227]-[.$E$2]/([.$D$2]^2))*[.$D$2]*[.$B$2];[.$A$2]-([.$A$2]-[.$J$2])*([.$K$2]/[.L227])^2)*-1" office:value-type="float" office:value="-1.93908568834808" calcext:value-type="float">
            <text:p>-1.93908568834808</text:p>
          </table:table-cell>
          <table:table-cell table:formula="of:=IF([.L227]&lt;[.$K$2];([.N227]-[.$E$2]/([.$D$2]^2))*[.$D$2]*[.$B$2];[.$A$2]+([.$A$2]-[.$J$2])*([.$K$2]/[.L227])^2)*-1" office:value-type="float" office:value="-2.56091431165192" calcext:value-type="float">
            <text:p>-2.5609143116519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27]+0.01" office:value-type="float" office:value="3.25999999999997" calcext:value-type="float">
            <text:p>3.25999999999997</text:p>
          </table:table-cell>
          <table:table-cell table:formula="of:=IF([.L228]&lt;[.$K$2];(SQRT([.$I$2])+0.5*LN([.L228]/[.$K$2]))^2;0)" office:value-type="float" office:value="0" calcext:value-type="float">
            <text:p>0</text:p>
          </table:table-cell>
          <table:table-cell table:formula="of:=IF([.L228]&lt;[.$K$2];SQRT([.M228])+[.M228];0)" office:value-type="float" office:value="0" calcext:value-type="float">
            <text:p>0</text:p>
          </table:table-cell>
          <table:table-cell table:formula="of:=IF([.L228]&lt;[.$K$2];([.M228]-[.$E$2]/([.$D$2]^2))*[.$D$2]*[.$B$2];[.$A$2]-([.$A$2]-[.$J$2])*([.$K$2]/[.L228])^2)*-1" office:value-type="float" office:value="-1.94099021257637" calcext:value-type="float">
            <text:p>-1.94099021257637</text:p>
          </table:table-cell>
          <table:table-cell table:formula="of:=IF([.L228]&lt;[.$K$2];([.N228]-[.$E$2]/([.$D$2]^2))*[.$D$2]*[.$B$2];[.$A$2]+([.$A$2]-[.$J$2])*([.$K$2]/[.L228])^2)*-1" office:value-type="float" office:value="-2.55900978742363" calcext:value-type="float">
            <text:p>-2.5590097874236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28]+0.01" office:value-type="float" office:value="3.26999999999997" calcext:value-type="float">
            <text:p>3.26999999999997</text:p>
          </table:table-cell>
          <table:table-cell table:formula="of:=IF([.L229]&lt;[.$K$2];(SQRT([.$I$2])+0.5*LN([.L229]/[.$K$2]))^2;0)" office:value-type="float" office:value="0" calcext:value-type="float">
            <text:p>0</text:p>
          </table:table-cell>
          <table:table-cell table:formula="of:=IF([.L229]&lt;[.$K$2];SQRT([.M229])+[.M229];0)" office:value-type="float" office:value="0" calcext:value-type="float">
            <text:p>0</text:p>
          </table:table-cell>
          <table:table-cell table:formula="of:=IF([.L229]&lt;[.$K$2];([.M229]-[.$E$2]/([.$D$2]^2))*[.$D$2]*[.$B$2];[.$A$2]-([.$A$2]-[.$J$2])*([.$K$2]/[.L229])^2)*-1" office:value-type="float" office:value="-1.94287729083566" calcext:value-type="float">
            <text:p>-1.94287729083566</text:p>
          </table:table-cell>
          <table:table-cell table:formula="of:=IF([.L229]&lt;[.$K$2];([.N229]-[.$E$2]/([.$D$2]^2))*[.$D$2]*[.$B$2];[.$A$2]+([.$A$2]-[.$J$2])*([.$K$2]/[.L229])^2)*-1" office:value-type="float" office:value="-2.55712270916434" calcext:value-type="float">
            <text:p>-2.5571227091643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29]+0.01" office:value-type="float" office:value="3.27999999999997" calcext:value-type="float">
            <text:p>3.27999999999997</text:p>
          </table:table-cell>
          <table:table-cell table:formula="of:=IF([.L230]&lt;[.$K$2];(SQRT([.$I$2])+0.5*LN([.L230]/[.$K$2]))^2;0)" office:value-type="float" office:value="0" calcext:value-type="float">
            <text:p>0</text:p>
          </table:table-cell>
          <table:table-cell table:formula="of:=IF([.L230]&lt;[.$K$2];SQRT([.M230])+[.M230];0)" office:value-type="float" office:value="0" calcext:value-type="float">
            <text:p>0</text:p>
          </table:table-cell>
          <table:table-cell table:formula="of:=IF([.L230]&lt;[.$K$2];([.M230]-[.$E$2]/([.$D$2]^2))*[.$D$2]*[.$B$2];[.$A$2]-([.$A$2]-[.$J$2])*([.$K$2]/[.L230])^2)*-1" office:value-type="float" office:value="-1.94474713555702" calcext:value-type="float">
            <text:p>-1.94474713555702</text:p>
          </table:table-cell>
          <table:table-cell table:formula="of:=IF([.L230]&lt;[.$K$2];([.N230]-[.$E$2]/([.$D$2]^2))*[.$D$2]*[.$B$2];[.$A$2]+([.$A$2]-[.$J$2])*([.$K$2]/[.L230])^2)*-1" office:value-type="float" office:value="-2.55525286444298" calcext:value-type="float">
            <text:p>-2.5552528644429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30]+0.01" office:value-type="float" office:value="3.28999999999997" calcext:value-type="float">
            <text:p>3.28999999999997</text:p>
          </table:table-cell>
          <table:table-cell table:formula="of:=IF([.L231]&lt;[.$K$2];(SQRT([.$I$2])+0.5*LN([.L231]/[.$K$2]))^2;0)" office:value-type="float" office:value="0" calcext:value-type="float">
            <text:p>0</text:p>
          </table:table-cell>
          <table:table-cell table:formula="of:=IF([.L231]&lt;[.$K$2];SQRT([.M231])+[.M231];0)" office:value-type="float" office:value="0" calcext:value-type="float">
            <text:p>0</text:p>
          </table:table-cell>
          <table:table-cell table:formula="of:=IF([.L231]&lt;[.$K$2];([.M231]-[.$E$2]/([.$D$2]^2))*[.$D$2]*[.$B$2];[.$A$2]-([.$A$2]-[.$J$2])*([.$K$2]/[.L231])^2)*-1" office:value-type="float" office:value="-1.94659995594799" calcext:value-type="float">
            <text:p>-1.94659995594799</text:p>
          </table:table-cell>
          <table:table-cell table:formula="of:=IF([.L231]&lt;[.$K$2];([.N231]-[.$E$2]/([.$D$2]^2))*[.$D$2]*[.$B$2];[.$A$2]+([.$A$2]-[.$J$2])*([.$K$2]/[.L231])^2)*-1" office:value-type="float" office:value="-2.55340004405201" calcext:value-type="float">
            <text:p>-2.5534000440520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31]+0.01" office:value-type="float" office:value="3.29999999999997" calcext:value-type="float">
            <text:p>3.29999999999997</text:p>
          </table:table-cell>
          <table:table-cell table:formula="of:=IF([.L232]&lt;[.$K$2];(SQRT([.$I$2])+0.5*LN([.L232]/[.$K$2]))^2;0)" office:value-type="float" office:value="0" calcext:value-type="float">
            <text:p>0</text:p>
          </table:table-cell>
          <table:table-cell table:formula="of:=IF([.L232]&lt;[.$K$2];SQRT([.M232])+[.M232];0)" office:value-type="float" office:value="0" calcext:value-type="float">
            <text:p>0</text:p>
          </table:table-cell>
          <table:table-cell table:formula="of:=IF([.L232]&lt;[.$K$2];([.M232]-[.$E$2]/([.$D$2]^2))*[.$D$2]*[.$B$2];[.$A$2]-([.$A$2]-[.$J$2])*([.$K$2]/[.L232])^2)*-1" office:value-type="float" office:value="-1.94843595805112" calcext:value-type="float">
            <text:p>-1.94843595805112</text:p>
          </table:table-cell>
          <table:table-cell table:formula="of:=IF([.L232]&lt;[.$K$2];([.N232]-[.$E$2]/([.$D$2]^2))*[.$D$2]*[.$B$2];[.$A$2]+([.$A$2]-[.$J$2])*([.$K$2]/[.L232])^2)*-1" office:value-type="float" office:value="-2.55156404194889" calcext:value-type="float">
            <text:p>-2.5515640419488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32]+0.01" office:value-type="float" office:value="3.30999999999997" calcext:value-type="float">
            <text:p>3.30999999999997</text:p>
          </table:table-cell>
          <table:table-cell table:formula="of:=IF([.L233]&lt;[.$K$2];(SQRT([.$I$2])+0.5*LN([.L233]/[.$K$2]))^2;0)" office:value-type="float" office:value="0" calcext:value-type="float">
            <text:p>0</text:p>
          </table:table-cell>
          <table:table-cell table:formula="of:=IF([.L233]&lt;[.$K$2];SQRT([.M233])+[.M233];0)" office:value-type="float" office:value="0" calcext:value-type="float">
            <text:p>0</text:p>
          </table:table-cell>
          <table:table-cell table:formula="of:=IF([.L233]&lt;[.$K$2];([.M233]-[.$E$2]/([.$D$2]^2))*[.$D$2]*[.$B$2];[.$A$2]-([.$A$2]-[.$J$2])*([.$K$2]/[.L233])^2)*-1" office:value-type="float" office:value="-1.95025534480122" calcext:value-type="float">
            <text:p>-1.95025534480122</text:p>
          </table:table-cell>
          <table:table-cell table:formula="of:=IF([.L233]&lt;[.$K$2];([.N233]-[.$E$2]/([.$D$2]^2))*[.$D$2]*[.$B$2];[.$A$2]+([.$A$2]-[.$J$2])*([.$K$2]/[.L233])^2)*-1" office:value-type="float" office:value="-2.54974465519878" calcext:value-type="float">
            <text:p>-2.5497446551987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33]+0.01" office:value-type="float" office:value="3.31999999999997" calcext:value-type="float">
            <text:p>3.31999999999997</text:p>
          </table:table-cell>
          <table:table-cell table:formula="of:=IF([.L234]&lt;[.$K$2];(SQRT([.$I$2])+0.5*LN([.L234]/[.$K$2]))^2;0)" office:value-type="float" office:value="0" calcext:value-type="float">
            <text:p>0</text:p>
          </table:table-cell>
          <table:table-cell table:formula="of:=IF([.L234]&lt;[.$K$2];SQRT([.M234])+[.M234];0)" office:value-type="float" office:value="0" calcext:value-type="float">
            <text:p>0</text:p>
          </table:table-cell>
          <table:table-cell table:formula="of:=IF([.L234]&lt;[.$K$2];([.M234]-[.$E$2]/([.$D$2]^2))*[.$D$2]*[.$B$2];[.$A$2]-([.$A$2]-[.$J$2])*([.$K$2]/[.L234])^2)*-1" office:value-type="float" office:value="-1.95205831608149" calcext:value-type="float">
            <text:p>-1.95205831608149</text:p>
          </table:table-cell>
          <table:table-cell table:formula="of:=IF([.L234]&lt;[.$K$2];([.N234]-[.$E$2]/([.$D$2]^2))*[.$D$2]*[.$B$2];[.$A$2]+([.$A$2]-[.$J$2])*([.$K$2]/[.L234])^2)*-1" office:value-type="float" office:value="-2.54794168391851" calcext:value-type="float">
            <text:p>-2.5479416839185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34]+0.01" office:value-type="float" office:value="3.32999999999997" calcext:value-type="float">
            <text:p>3.32999999999997</text:p>
          </table:table-cell>
          <table:table-cell table:formula="of:=IF([.L235]&lt;[.$K$2];(SQRT([.$I$2])+0.5*LN([.L235]/[.$K$2]))^2;0)" office:value-type="float" office:value="0" calcext:value-type="float">
            <text:p>0</text:p>
          </table:table-cell>
          <table:table-cell table:formula="of:=IF([.L235]&lt;[.$K$2];SQRT([.M235])+[.M235];0)" office:value-type="float" office:value="0" calcext:value-type="float">
            <text:p>0</text:p>
          </table:table-cell>
          <table:table-cell table:formula="of:=IF([.L235]&lt;[.$K$2];([.M235]-[.$E$2]/([.$D$2]^2))*[.$D$2]*[.$B$2];[.$A$2]-([.$A$2]-[.$J$2])*([.$K$2]/[.L235])^2)*-1" office:value-type="float" office:value="-1.95384506877839" calcext:value-type="float">
            <text:p>-1.95384506877839</text:p>
          </table:table-cell>
          <table:table-cell table:formula="of:=IF([.L235]&lt;[.$K$2];([.N235]-[.$E$2]/([.$D$2]^2))*[.$D$2]*[.$B$2];[.$A$2]+([.$A$2]-[.$J$2])*([.$K$2]/[.L235])^2)*-1" office:value-type="float" office:value="-2.54615493122161" calcext:value-type="float">
            <text:p>-2.5461549312216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35]+0.01" office:value-type="float" office:value="3.33999999999997" calcext:value-type="float">
            <text:p>3.33999999999997</text:p>
          </table:table-cell>
          <table:table-cell table:formula="of:=IF([.L236]&lt;[.$K$2];(SQRT([.$I$2])+0.5*LN([.L236]/[.$K$2]))^2;0)" office:value-type="float" office:value="0" calcext:value-type="float">
            <text:p>0</text:p>
          </table:table-cell>
          <table:table-cell table:formula="of:=IF([.L236]&lt;[.$K$2];SQRT([.M236])+[.M236];0)" office:value-type="float" office:value="0" calcext:value-type="float">
            <text:p>0</text:p>
          </table:table-cell>
          <table:table-cell table:formula="of:=IF([.L236]&lt;[.$K$2];([.M236]-[.$E$2]/([.$D$2]^2))*[.$D$2]*[.$B$2];[.$A$2]-([.$A$2]-[.$J$2])*([.$K$2]/[.L236])^2)*-1" office:value-type="float" office:value="-1.95561579683537" calcext:value-type="float">
            <text:p>-1.95561579683537</text:p>
          </table:table-cell>
          <table:table-cell table:formula="of:=IF([.L236]&lt;[.$K$2];([.N236]-[.$E$2]/([.$D$2]^2))*[.$D$2]*[.$B$2];[.$A$2]+([.$A$2]-[.$J$2])*([.$K$2]/[.L236])^2)*-1" office:value-type="float" office:value="-2.54438420316463" calcext:value-type="float">
            <text:p>-2.5443842031646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36]+0.01" office:value-type="float" office:value="3.34999999999997" calcext:value-type="float">
            <text:p>3.34999999999997</text:p>
          </table:table-cell>
          <table:table-cell table:formula="of:=IF([.L237]&lt;[.$K$2];(SQRT([.$I$2])+0.5*LN([.L237]/[.$K$2]))^2;0)" office:value-type="float" office:value="0" calcext:value-type="float">
            <text:p>0</text:p>
          </table:table-cell>
          <table:table-cell table:formula="of:=IF([.L237]&lt;[.$K$2];SQRT([.M237])+[.M237];0)" office:value-type="float" office:value="0" calcext:value-type="float">
            <text:p>0</text:p>
          </table:table-cell>
          <table:table-cell table:formula="of:=IF([.L237]&lt;[.$K$2];([.M237]-[.$E$2]/([.$D$2]^2))*[.$D$2]*[.$B$2];[.$A$2]-([.$A$2]-[.$J$2])*([.$K$2]/[.L237])^2)*-1" office:value-type="float" office:value="-1.95737069130556" calcext:value-type="float">
            <text:p>-1.95737069130556</text:p>
          </table:table-cell>
          <table:table-cell table:formula="of:=IF([.L237]&lt;[.$K$2];([.N237]-[.$E$2]/([.$D$2]^2))*[.$D$2]*[.$B$2];[.$A$2]+([.$A$2]-[.$J$2])*([.$K$2]/[.L237])^2)*-1" office:value-type="float" office:value="-2.54262930869444" calcext:value-type="float">
            <text:p>-2.5426293086944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37]+0.01" office:value-type="float" office:value="3.35999999999997" calcext:value-type="float">
            <text:p>3.35999999999997</text:p>
          </table:table-cell>
          <table:table-cell table:formula="of:=IF([.L238]&lt;[.$K$2];(SQRT([.$I$2])+0.5*LN([.L238]/[.$K$2]))^2;0)" office:value-type="float" office:value="0" calcext:value-type="float">
            <text:p>0</text:p>
          </table:table-cell>
          <table:table-cell table:formula="of:=IF([.L238]&lt;[.$K$2];SQRT([.M238])+[.M238];0)" office:value-type="float" office:value="0" calcext:value-type="float">
            <text:p>0</text:p>
          </table:table-cell>
          <table:table-cell table:formula="of:=IF([.L238]&lt;[.$K$2];([.M238]-[.$E$2]/([.$D$2]^2))*[.$D$2]*[.$B$2];[.$A$2]-([.$A$2]-[.$J$2])*([.$K$2]/[.L238])^2)*-1" office:value-type="float" office:value="-1.95910994040326" calcext:value-type="float">
            <text:p>-1.95910994040326</text:p>
          </table:table-cell>
          <table:table-cell table:formula="of:=IF([.L238]&lt;[.$K$2];([.N238]-[.$E$2]/([.$D$2]^2))*[.$D$2]*[.$B$2];[.$A$2]+([.$A$2]-[.$J$2])*([.$K$2]/[.L238])^2)*-1" office:value-type="float" office:value="-2.54089005959674" calcext:value-type="float">
            <text:p>-2.5408900595967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38]+0.01" office:value-type="float" office:value="3.36999999999997" calcext:value-type="float">
            <text:p>3.36999999999997</text:p>
          </table:table-cell>
          <table:table-cell table:formula="of:=IF([.L239]&lt;[.$K$2];(SQRT([.$I$2])+0.5*LN([.L239]/[.$K$2]))^2;0)" office:value-type="float" office:value="0" calcext:value-type="float">
            <text:p>0</text:p>
          </table:table-cell>
          <table:table-cell table:formula="of:=IF([.L239]&lt;[.$K$2];SQRT([.M239])+[.M239];0)" office:value-type="float" office:value="0" calcext:value-type="float">
            <text:p>0</text:p>
          </table:table-cell>
          <table:table-cell table:formula="of:=IF([.L239]&lt;[.$K$2];([.M239]-[.$E$2]/([.$D$2]^2))*[.$D$2]*[.$B$2];[.$A$2]-([.$A$2]-[.$J$2])*([.$K$2]/[.L239])^2)*-1" office:value-type="float" office:value="-1.96083372955442" calcext:value-type="float">
            <text:p>-1.96083372955442</text:p>
          </table:table-cell>
          <table:table-cell table:formula="of:=IF([.L239]&lt;[.$K$2];([.N239]-[.$E$2]/([.$D$2]^2))*[.$D$2]*[.$B$2];[.$A$2]+([.$A$2]-[.$J$2])*([.$K$2]/[.L239])^2)*-1" office:value-type="float" office:value="-2.53916627044558" calcext:value-type="float">
            <text:p>-2.5391662704455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39]+0.01" office:value-type="float" office:value="3.37999999999997" calcext:value-type="float">
            <text:p>3.37999999999997</text:p>
          </table:table-cell>
          <table:table-cell table:formula="of:=IF([.L240]&lt;[.$K$2];(SQRT([.$I$2])+0.5*LN([.L240]/[.$K$2]))^2;0)" office:value-type="float" office:value="0" calcext:value-type="float">
            <text:p>0</text:p>
          </table:table-cell>
          <table:table-cell table:formula="of:=IF([.L240]&lt;[.$K$2];SQRT([.M240])+[.M240];0)" office:value-type="float" office:value="0" calcext:value-type="float">
            <text:p>0</text:p>
          </table:table-cell>
          <table:table-cell table:formula="of:=IF([.L240]&lt;[.$K$2];([.M240]-[.$E$2]/([.$D$2]^2))*[.$D$2]*[.$B$2];[.$A$2]-([.$A$2]-[.$J$2])*([.$K$2]/[.L240])^2)*-1" office:value-type="float" office:value="-1.96254224144608" calcext:value-type="float">
            <text:p>-1.96254224144608</text:p>
          </table:table-cell>
          <table:table-cell table:formula="of:=IF([.L240]&lt;[.$K$2];([.N240]-[.$E$2]/([.$D$2]^2))*[.$D$2]*[.$B$2];[.$A$2]+([.$A$2]-[.$J$2])*([.$K$2]/[.L240])^2)*-1" office:value-type="float" office:value="-2.53745775855392" calcext:value-type="float">
            <text:p>-2.5374577585539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40]+0.01" office:value-type="float" office:value="3.38999999999997" calcext:value-type="float">
            <text:p>3.38999999999997</text:p>
          </table:table-cell>
          <table:table-cell table:formula="of:=IF([.L241]&lt;[.$K$2];(SQRT([.$I$2])+0.5*LN([.L241]/[.$K$2]))^2;0)" office:value-type="float" office:value="0" calcext:value-type="float">
            <text:p>0</text:p>
          </table:table-cell>
          <table:table-cell table:formula="of:=IF([.L241]&lt;[.$K$2];SQRT([.M241])+[.M241];0)" office:value-type="float" office:value="0" calcext:value-type="float">
            <text:p>0</text:p>
          </table:table-cell>
          <table:table-cell table:formula="of:=IF([.L241]&lt;[.$K$2];([.M241]-[.$E$2]/([.$D$2]^2))*[.$D$2]*[.$B$2];[.$A$2]-([.$A$2]-[.$J$2])*([.$K$2]/[.L241])^2)*-1" office:value-type="float" office:value="-1.96423565607475" calcext:value-type="float">
            <text:p>-1.96423565607475</text:p>
          </table:table-cell>
          <table:table-cell table:formula="of:=IF([.L241]&lt;[.$K$2];([.N241]-[.$E$2]/([.$D$2]^2))*[.$D$2]*[.$B$2];[.$A$2]+([.$A$2]-[.$J$2])*([.$K$2]/[.L241])^2)*-1" office:value-type="float" office:value="-2.53576434392525" calcext:value-type="float">
            <text:p>-2.5357643439252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41]+0.01" office:value-type="float" office:value="3.39999999999997" calcext:value-type="float">
            <text:p>3.39999999999997</text:p>
          </table:table-cell>
          <table:table-cell table:formula="of:=IF([.L242]&lt;[.$K$2];(SQRT([.$I$2])+0.5*LN([.L242]/[.$K$2]))^2;0)" office:value-type="float" office:value="0" calcext:value-type="float">
            <text:p>0</text:p>
          </table:table-cell>
          <table:table-cell table:formula="of:=IF([.L242]&lt;[.$K$2];SQRT([.M242])+[.M242];0)" office:value-type="float" office:value="0" calcext:value-type="float">
            <text:p>0</text:p>
          </table:table-cell>
          <table:table-cell table:formula="of:=IF([.L242]&lt;[.$K$2];([.M242]-[.$E$2]/([.$D$2]^2))*[.$D$2]*[.$B$2];[.$A$2]-([.$A$2]-[.$J$2])*([.$K$2]/[.L242])^2)*-1" office:value-type="float" office:value="-1.96591415079383" calcext:value-type="float">
            <text:p>-1.96591415079383</text:p>
          </table:table-cell>
          <table:table-cell table:formula="of:=IF([.L242]&lt;[.$K$2];([.N242]-[.$E$2]/([.$D$2]^2))*[.$D$2]*[.$B$2];[.$A$2]+([.$A$2]-[.$J$2])*([.$K$2]/[.L242])^2)*-1" office:value-type="float" office:value="-2.53408584920617" calcext:value-type="float">
            <text:p>-2.534085849206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42]+0.01" office:value-type="float" office:value="3.40999999999997" calcext:value-type="float">
            <text:p>3.40999999999997</text:p>
          </table:table-cell>
          <table:table-cell table:formula="of:=IF([.L243]&lt;[.$K$2];(SQRT([.$I$2])+0.5*LN([.L243]/[.$K$2]))^2;0)" office:value-type="float" office:value="0" calcext:value-type="float">
            <text:p>0</text:p>
          </table:table-cell>
          <table:table-cell table:formula="of:=IF([.L243]&lt;[.$K$2];SQRT([.M243])+[.M243];0)" office:value-type="float" office:value="0" calcext:value-type="float">
            <text:p>0</text:p>
          </table:table-cell>
          <table:table-cell table:formula="of:=IF([.L243]&lt;[.$K$2];([.M243]-[.$E$2]/([.$D$2]^2))*[.$D$2]*[.$B$2];[.$A$2]-([.$A$2]-[.$J$2])*([.$K$2]/[.L243])^2)*-1" office:value-type="float" office:value="-1.96757790036005" calcext:value-type="float">
            <text:p>-1.96757790036005</text:p>
          </table:table-cell>
          <table:table-cell table:formula="of:=IF([.L243]&lt;[.$K$2];([.N243]-[.$E$2]/([.$D$2]^2))*[.$D$2]*[.$B$2];[.$A$2]+([.$A$2]-[.$J$2])*([.$K$2]/[.L243])^2)*-1" office:value-type="float" office:value="-2.53242209963995" calcext:value-type="float">
            <text:p>-2.5324220996399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43]+0.01" office:value-type="float" office:value="3.41999999999997" calcext:value-type="float">
            <text:p>3.41999999999997</text:p>
          </table:table-cell>
          <table:table-cell table:formula="of:=IF([.L244]&lt;[.$K$2];(SQRT([.$I$2])+0.5*LN([.L244]/[.$K$2]))^2;0)" office:value-type="float" office:value="0" calcext:value-type="float">
            <text:p>0</text:p>
          </table:table-cell>
          <table:table-cell table:formula="of:=IF([.L244]&lt;[.$K$2];SQRT([.M244])+[.M244];0)" office:value-type="float" office:value="0" calcext:value-type="float">
            <text:p>0</text:p>
          </table:table-cell>
          <table:table-cell table:formula="of:=IF([.L244]&lt;[.$K$2];([.M244]-[.$E$2]/([.$D$2]^2))*[.$D$2]*[.$B$2];[.$A$2]-([.$A$2]-[.$J$2])*([.$K$2]/[.L244])^2)*-1" office:value-type="float" office:value="-1.96922707697895" calcext:value-type="float">
            <text:p>-1.96922707697895</text:p>
          </table:table-cell>
          <table:table-cell table:formula="of:=IF([.L244]&lt;[.$K$2];([.N244]-[.$E$2]/([.$D$2]^2))*[.$D$2]*[.$B$2];[.$A$2]+([.$A$2]-[.$J$2])*([.$K$2]/[.L244])^2)*-1" office:value-type="float" office:value="-2.53077292302105" calcext:value-type="float">
            <text:p>-2.5307729230210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44]+0.01" office:value-type="float" office:value="3.42999999999997" calcext:value-type="float">
            <text:p>3.42999999999997</text:p>
          </table:table-cell>
          <table:table-cell table:formula="of:=IF([.L245]&lt;[.$K$2];(SQRT([.$I$2])+0.5*LN([.L245]/[.$K$2]))^2;0)" office:value-type="float" office:value="0" calcext:value-type="float">
            <text:p>0</text:p>
          </table:table-cell>
          <table:table-cell table:formula="of:=IF([.L245]&lt;[.$K$2];SQRT([.M245])+[.M245];0)" office:value-type="float" office:value="0" calcext:value-type="float">
            <text:p>0</text:p>
          </table:table-cell>
          <table:table-cell table:formula="of:=IF([.L245]&lt;[.$K$2];([.M245]-[.$E$2]/([.$D$2]^2))*[.$D$2]*[.$B$2];[.$A$2]-([.$A$2]-[.$J$2])*([.$K$2]/[.L245])^2)*-1" office:value-type="float" office:value="-1.97086185034948" calcext:value-type="float">
            <text:p>-1.97086185034948</text:p>
          </table:table-cell>
          <table:table-cell table:formula="of:=IF([.L245]&lt;[.$K$2];([.N245]-[.$E$2]/([.$D$2]^2))*[.$D$2]*[.$B$2];[.$A$2]+([.$A$2]-[.$J$2])*([.$K$2]/[.L245])^2)*-1" office:value-type="float" office:value="-2.52913814965052" calcext:value-type="float">
            <text:p>-2.5291381496505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45]+0.01" office:value-type="float" office:value="3.43999999999997" calcext:value-type="float">
            <text:p>3.43999999999997</text:p>
          </table:table-cell>
          <table:table-cell table:formula="of:=IF([.L246]&lt;[.$K$2];(SQRT([.$I$2])+0.5*LN([.L246]/[.$K$2]))^2;0)" office:value-type="float" office:value="0" calcext:value-type="float">
            <text:p>0</text:p>
          </table:table-cell>
          <table:table-cell table:formula="of:=IF([.L246]&lt;[.$K$2];SQRT([.M246])+[.M246];0)" office:value-type="float" office:value="0" calcext:value-type="float">
            <text:p>0</text:p>
          </table:table-cell>
          <table:table-cell table:formula="of:=IF([.L246]&lt;[.$K$2];([.M246]-[.$E$2]/([.$D$2]^2))*[.$D$2]*[.$B$2];[.$A$2]-([.$A$2]-[.$J$2])*([.$K$2]/[.L246])^2)*-1" office:value-type="float" office:value="-1.9724823877076" calcext:value-type="float">
            <text:p>-1.9724823877076</text:p>
          </table:table-cell>
          <table:table-cell table:formula="of:=IF([.L246]&lt;[.$K$2];([.N246]-[.$E$2]/([.$D$2]^2))*[.$D$2]*[.$B$2];[.$A$2]+([.$A$2]-[.$J$2])*([.$K$2]/[.L246])^2)*-1" office:value-type="float" office:value="-2.5275176122924" calcext:value-type="float">
            <text:p>-2.527517612292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46]+0.01" office:value-type="float" office:value="3.44999999999997" calcext:value-type="float">
            <text:p>3.44999999999997</text:p>
          </table:table-cell>
          <table:table-cell table:formula="of:=IF([.L247]&lt;[.$K$2];(SQRT([.$I$2])+0.5*LN([.L247]/[.$K$2]))^2;0)" office:value-type="float" office:value="0" calcext:value-type="float">
            <text:p>0</text:p>
          </table:table-cell>
          <table:table-cell table:formula="of:=IF([.L247]&lt;[.$K$2];SQRT([.M247])+[.M247];0)" office:value-type="float" office:value="0" calcext:value-type="float">
            <text:p>0</text:p>
          </table:table-cell>
          <table:table-cell table:formula="of:=IF([.L247]&lt;[.$K$2];([.M247]-[.$E$2]/([.$D$2]^2))*[.$D$2]*[.$B$2];[.$A$2]-([.$A$2]-[.$J$2])*([.$K$2]/[.L247])^2)*-1" office:value-type="float" office:value="-1.97408885386907" calcext:value-type="float">
            <text:p>-1.97408885386907</text:p>
          </table:table-cell>
          <table:table-cell table:formula="of:=IF([.L247]&lt;[.$K$2];([.N247]-[.$E$2]/([.$D$2]^2))*[.$D$2]*[.$B$2];[.$A$2]+([.$A$2]-[.$J$2])*([.$K$2]/[.L247])^2)*-1" office:value-type="float" office:value="-2.52591114613093" calcext:value-type="float">
            <text:p>-2.5259111461309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47]+0.01" office:value-type="float" office:value="3.45999999999997" calcext:value-type="float">
            <text:p>3.45999999999997</text:p>
          </table:table-cell>
          <table:table-cell table:formula="of:=IF([.L248]&lt;[.$K$2];(SQRT([.$I$2])+0.5*LN([.L248]/[.$K$2]))^2;0)" office:value-type="float" office:value="0" calcext:value-type="float">
            <text:p>0</text:p>
          </table:table-cell>
          <table:table-cell table:formula="of:=IF([.L248]&lt;[.$K$2];SQRT([.M248])+[.M248];0)" office:value-type="float" office:value="0" calcext:value-type="float">
            <text:p>0</text:p>
          </table:table-cell>
          <table:table-cell table:formula="of:=IF([.L248]&lt;[.$K$2];([.M248]-[.$E$2]/([.$D$2]^2))*[.$D$2]*[.$B$2];[.$A$2]-([.$A$2]-[.$J$2])*([.$K$2]/[.L248])^2)*-1" office:value-type="float" office:value="-1.9756814112714" calcext:value-type="float">
            <text:p>-1.9756814112714</text:p>
          </table:table-cell>
          <table:table-cell table:formula="of:=IF([.L248]&lt;[.$K$2];([.N248]-[.$E$2]/([.$D$2]^2))*[.$D$2]*[.$B$2];[.$A$2]+([.$A$2]-[.$J$2])*([.$K$2]/[.L248])^2)*-1" office:value-type="float" office:value="-2.5243185887286" calcext:value-type="float">
            <text:p>-2.524318588728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48]+0.01" office:value-type="float" office:value="3.46999999999997" calcext:value-type="float">
            <text:p>3.46999999999997</text:p>
          </table:table-cell>
          <table:table-cell table:formula="of:=IF([.L249]&lt;[.$K$2];(SQRT([.$I$2])+0.5*LN([.L249]/[.$K$2]))^2;0)" office:value-type="float" office:value="0" calcext:value-type="float">
            <text:p>0</text:p>
          </table:table-cell>
          <table:table-cell table:formula="of:=IF([.L249]&lt;[.$K$2];SQRT([.M249])+[.M249];0)" office:value-type="float" office:value="0" calcext:value-type="float">
            <text:p>0</text:p>
          </table:table-cell>
          <table:table-cell table:formula="of:=IF([.L249]&lt;[.$K$2];([.M249]-[.$E$2]/([.$D$2]^2))*[.$D$2]*[.$B$2];[.$A$2]-([.$A$2]-[.$J$2])*([.$K$2]/[.L249])^2)*-1" office:value-type="float" office:value="-1.97726022001484" calcext:value-type="float">
            <text:p>-1.97726022001484</text:p>
          </table:table-cell>
          <table:table-cell table:formula="of:=IF([.L249]&lt;[.$K$2];([.N249]-[.$E$2]/([.$D$2]^2))*[.$D$2]*[.$B$2];[.$A$2]+([.$A$2]-[.$J$2])*([.$K$2]/[.L249])^2)*-1" office:value-type="float" office:value="-2.52273977998516" calcext:value-type="float">
            <text:p>-2.522739779985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49]+0.01" office:value-type="float" office:value="3.47999999999997" calcext:value-type="float">
            <text:p>3.47999999999997</text:p>
          </table:table-cell>
          <table:table-cell table:formula="of:=IF([.L250]&lt;[.$K$2];(SQRT([.$I$2])+0.5*LN([.L250]/[.$K$2]))^2;0)" office:value-type="float" office:value="0" calcext:value-type="float">
            <text:p>0</text:p>
          </table:table-cell>
          <table:table-cell table:formula="of:=IF([.L250]&lt;[.$K$2];SQRT([.M250])+[.M250];0)" office:value-type="float" office:value="0" calcext:value-type="float">
            <text:p>0</text:p>
          </table:table-cell>
          <table:table-cell table:formula="of:=IF([.L250]&lt;[.$K$2];([.M250]-[.$E$2]/([.$D$2]^2))*[.$D$2]*[.$B$2];[.$A$2]-([.$A$2]-[.$J$2])*([.$K$2]/[.L250])^2)*-1" office:value-type="float" office:value="-1.97882543790268" calcext:value-type="float">
            <text:p>-1.97882543790268</text:p>
          </table:table-cell>
          <table:table-cell table:formula="of:=IF([.L250]&lt;[.$K$2];([.N250]-[.$E$2]/([.$D$2]^2))*[.$D$2]*[.$B$2];[.$A$2]+([.$A$2]-[.$J$2])*([.$K$2]/[.L250])^2)*-1" office:value-type="float" office:value="-2.52117456209732" calcext:value-type="float">
            <text:p>-2.5211745620973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50]+0.01" office:value-type="float" office:value="3.48999999999997" calcext:value-type="float">
            <text:p>3.48999999999997</text:p>
          </table:table-cell>
          <table:table-cell table:formula="of:=IF([.L251]&lt;[.$K$2];(SQRT([.$I$2])+0.5*LN([.L251]/[.$K$2]))^2;0)" office:value-type="float" office:value="0" calcext:value-type="float">
            <text:p>0</text:p>
          </table:table-cell>
          <table:table-cell table:formula="of:=IF([.L251]&lt;[.$K$2];SQRT([.M251])+[.M251];0)" office:value-type="float" office:value="0" calcext:value-type="float">
            <text:p>0</text:p>
          </table:table-cell>
          <table:table-cell table:formula="of:=IF([.L251]&lt;[.$K$2];([.M251]-[.$E$2]/([.$D$2]^2))*[.$D$2]*[.$B$2];[.$A$2]-([.$A$2]-[.$J$2])*([.$K$2]/[.L251])^2)*-1" office:value-type="float" office:value="-1.98037722048067" calcext:value-type="float">
            <text:p>-1.98037722048067</text:p>
          </table:table-cell>
          <table:table-cell table:formula="of:=IF([.L251]&lt;[.$K$2];([.N251]-[.$E$2]/([.$D$2]^2))*[.$D$2]*[.$B$2];[.$A$2]+([.$A$2]-[.$J$2])*([.$K$2]/[.L251])^2)*-1" office:value-type="float" office:value="-2.51962277951933" calcext:value-type="float">
            <text:p>-2.5196227795193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51]+0.01" office:value-type="float" office:value="3.49999999999997" calcext:value-type="float">
            <text:p>3.49999999999997</text:p>
          </table:table-cell>
          <table:table-cell table:formula="of:=IF([.L252]&lt;[.$K$2];(SQRT([.$I$2])+0.5*LN([.L252]/[.$K$2]))^2;0)" office:value-type="float" office:value="0" calcext:value-type="float">
            <text:p>0</text:p>
          </table:table-cell>
          <table:table-cell table:formula="of:=IF([.L252]&lt;[.$K$2];SQRT([.M252])+[.M252];0)" office:value-type="float" office:value="0" calcext:value-type="float">
            <text:p>0</text:p>
          </table:table-cell>
          <table:table-cell table:formula="of:=IF([.L252]&lt;[.$K$2];([.M252]-[.$E$2]/([.$D$2]^2))*[.$D$2]*[.$B$2];[.$A$2]-([.$A$2]-[.$J$2])*([.$K$2]/[.L252])^2)*-1" office:value-type="float" office:value="-1.98191572107564" calcext:value-type="float">
            <text:p>-1.98191572107564</text:p>
          </table:table-cell>
          <table:table-cell table:formula="of:=IF([.L252]&lt;[.$K$2];([.N252]-[.$E$2]/([.$D$2]^2))*[.$D$2]*[.$B$2];[.$A$2]+([.$A$2]-[.$J$2])*([.$K$2]/[.L252])^2)*-1" office:value-type="float" office:value="-2.51808427892436" calcext:value-type="float">
            <text:p>-2.5180842789243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52]+0.01" office:value-type="float" office:value="3.50999999999997" calcext:value-type="float">
            <text:p>3.50999999999997</text:p>
          </table:table-cell>
          <table:table-cell table:formula="of:=IF([.L253]&lt;[.$K$2];(SQRT([.$I$2])+0.5*LN([.L253]/[.$K$2]))^2;0)" office:value-type="float" office:value="0" calcext:value-type="float">
            <text:p>0</text:p>
          </table:table-cell>
          <table:table-cell table:formula="of:=IF([.L253]&lt;[.$K$2];SQRT([.M253])+[.M253];0)" office:value-type="float" office:value="0" calcext:value-type="float">
            <text:p>0</text:p>
          </table:table-cell>
          <table:table-cell table:formula="of:=IF([.L253]&lt;[.$K$2];([.M253]-[.$E$2]/([.$D$2]^2))*[.$D$2]*[.$B$2];[.$A$2]-([.$A$2]-[.$J$2])*([.$K$2]/[.L253])^2)*-1" office:value-type="float" office:value="-1.98344109083341" calcext:value-type="float">
            <text:p>-1.98344109083341</text:p>
          </table:table-cell>
          <table:table-cell table:formula="of:=IF([.L253]&lt;[.$K$2];([.N253]-[.$E$2]/([.$D$2]^2))*[.$D$2]*[.$B$2];[.$A$2]+([.$A$2]-[.$J$2])*([.$K$2]/[.L253])^2)*-1" office:value-type="float" office:value="-2.51655890916659" calcext:value-type="float">
            <text:p>-2.5165589091665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53]+0.01" office:value-type="float" office:value="3.51999999999997" calcext:value-type="float">
            <text:p>3.51999999999997</text:p>
          </table:table-cell>
          <table:table-cell table:formula="of:=IF([.L254]&lt;[.$K$2];(SQRT([.$I$2])+0.5*LN([.L254]/[.$K$2]))^2;0)" office:value-type="float" office:value="0" calcext:value-type="float">
            <text:p>0</text:p>
          </table:table-cell>
          <table:table-cell table:formula="of:=IF([.L254]&lt;[.$K$2];SQRT([.M254])+[.M254];0)" office:value-type="float" office:value="0" calcext:value-type="float">
            <text:p>0</text:p>
          </table:table-cell>
          <table:table-cell table:formula="of:=IF([.L254]&lt;[.$K$2];([.M254]-[.$E$2]/([.$D$2]^2))*[.$D$2]*[.$B$2];[.$A$2]-([.$A$2]-[.$J$2])*([.$K$2]/[.L254])^2)*-1" office:value-type="float" office:value="-1.98495347875586" calcext:value-type="float">
            <text:p>-1.98495347875586</text:p>
          </table:table-cell>
          <table:table-cell table:formula="of:=IF([.L254]&lt;[.$K$2];([.N254]-[.$E$2]/([.$D$2]^2))*[.$D$2]*[.$B$2];[.$A$2]+([.$A$2]-[.$J$2])*([.$K$2]/[.L254])^2)*-1" office:value-type="float" office:value="-2.51504652124414" calcext:value-type="float">
            <text:p>-2.5150465212441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54]+0.01" office:value-type="float" office:value="3.52999999999997" calcext:value-type="float">
            <text:p>3.52999999999997</text:p>
          </table:table-cell>
          <table:table-cell table:formula="of:=IF([.L255]&lt;[.$K$2];(SQRT([.$I$2])+0.5*LN([.L255]/[.$K$2]))^2;0)" office:value-type="float" office:value="0" calcext:value-type="float">
            <text:p>0</text:p>
          </table:table-cell>
          <table:table-cell table:formula="of:=IF([.L255]&lt;[.$K$2];SQRT([.M255])+[.M255];0)" office:value-type="float" office:value="0" calcext:value-type="float">
            <text:p>0</text:p>
          </table:table-cell>
          <table:table-cell table:formula="of:=IF([.L255]&lt;[.$K$2];([.M255]-[.$E$2]/([.$D$2]^2))*[.$D$2]*[.$B$2];[.$A$2]-([.$A$2]-[.$J$2])*([.$K$2]/[.L255])^2)*-1" office:value-type="float" office:value="-1.98645303173741" calcext:value-type="float">
            <text:p>-1.98645303173741</text:p>
          </table:table-cell>
          <table:table-cell table:formula="of:=IF([.L255]&lt;[.$K$2];([.N255]-[.$E$2]/([.$D$2]^2))*[.$D$2]*[.$B$2];[.$A$2]+([.$A$2]-[.$J$2])*([.$K$2]/[.L255])^2)*-1" office:value-type="float" office:value="-2.51354696826259" calcext:value-type="float">
            <text:p>-2.5135469682625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55]+0.01" office:value-type="float" office:value="3.53999999999997" calcext:value-type="float">
            <text:p>3.53999999999997</text:p>
          </table:table-cell>
          <table:table-cell table:formula="of:=IF([.L256]&lt;[.$K$2];(SQRT([.$I$2])+0.5*LN([.L256]/[.$K$2]))^2;0)" office:value-type="float" office:value="0" calcext:value-type="float">
            <text:p>0</text:p>
          </table:table-cell>
          <table:table-cell table:formula="of:=IF([.L256]&lt;[.$K$2];SQRT([.M256])+[.M256];0)" office:value-type="float" office:value="0" calcext:value-type="float">
            <text:p>0</text:p>
          </table:table-cell>
          <table:table-cell table:formula="of:=IF([.L256]&lt;[.$K$2];([.M256]-[.$E$2]/([.$D$2]^2))*[.$D$2]*[.$B$2];[.$A$2]-([.$A$2]-[.$J$2])*([.$K$2]/[.L256])^2)*-1" office:value-type="float" office:value="-1.98793989460058" calcext:value-type="float">
            <text:p>-1.98793989460058</text:p>
          </table:table-cell>
          <table:table-cell table:formula="of:=IF([.L256]&lt;[.$K$2];([.N256]-[.$E$2]/([.$D$2]^2))*[.$D$2]*[.$B$2];[.$A$2]+([.$A$2]-[.$J$2])*([.$K$2]/[.L256])^2)*-1" office:value-type="float" office:value="-2.51206010539942" calcext:value-type="float">
            <text:p>-2.5120601053994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56]+0.01" office:value-type="float" office:value="3.54999999999997" calcext:value-type="float">
            <text:p>3.54999999999997</text:p>
          </table:table-cell>
          <table:table-cell table:formula="of:=IF([.L257]&lt;[.$K$2];(SQRT([.$I$2])+0.5*LN([.L257]/[.$K$2]))^2;0)" office:value-type="float" office:value="0" calcext:value-type="float">
            <text:p>0</text:p>
          </table:table-cell>
          <table:table-cell table:formula="of:=IF([.L257]&lt;[.$K$2];SQRT([.M257])+[.M257];0)" office:value-type="float" office:value="0" calcext:value-type="float">
            <text:p>0</text:p>
          </table:table-cell>
          <table:table-cell table:formula="of:=IF([.L257]&lt;[.$K$2];([.M257]-[.$E$2]/([.$D$2]^2))*[.$D$2]*[.$B$2];[.$A$2]-([.$A$2]-[.$J$2])*([.$K$2]/[.L257])^2)*-1" office:value-type="float" office:value="-1.98941421013106" calcext:value-type="float">
            <text:p>-1.98941421013106</text:p>
          </table:table-cell>
          <table:table-cell table:formula="of:=IF([.L257]&lt;[.$K$2];([.N257]-[.$E$2]/([.$D$2]^2))*[.$D$2]*[.$B$2];[.$A$2]+([.$A$2]-[.$J$2])*([.$K$2]/[.L257])^2)*-1" office:value-type="float" office:value="-2.51058578986894" calcext:value-type="float">
            <text:p>-2.5105857898689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57]+0.01" office:value-type="float" office:value="3.55999999999997" calcext:value-type="float">
            <text:p>3.55999999999997</text:p>
          </table:table-cell>
          <table:table-cell table:formula="of:=IF([.L258]&lt;[.$K$2];(SQRT([.$I$2])+0.5*LN([.L258]/[.$K$2]))^2;0)" office:value-type="float" office:value="0" calcext:value-type="float">
            <text:p>0</text:p>
          </table:table-cell>
          <table:table-cell table:formula="of:=IF([.L258]&lt;[.$K$2];SQRT([.M258])+[.M258];0)" office:value-type="float" office:value="0" calcext:value-type="float">
            <text:p>0</text:p>
          </table:table-cell>
          <table:table-cell table:formula="of:=IF([.L258]&lt;[.$K$2];([.M258]-[.$E$2]/([.$D$2]^2))*[.$D$2]*[.$B$2];[.$A$2]-([.$A$2]-[.$J$2])*([.$K$2]/[.L258])^2)*-1" office:value-type="float" office:value="-1.9908761191119" calcext:value-type="float">
            <text:p>-1.9908761191119</text:p>
          </table:table-cell>
          <table:table-cell table:formula="of:=IF([.L258]&lt;[.$K$2];([.N258]-[.$E$2]/([.$D$2]^2))*[.$D$2]*[.$B$2];[.$A$2]+([.$A$2]-[.$J$2])*([.$K$2]/[.L258])^2)*-1" office:value-type="float" office:value="-2.5091238808881" calcext:value-type="float">
            <text:p>-2.509123880888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58]+0.01" office:value-type="float" office:value="3.56999999999997" calcext:value-type="float">
            <text:p>3.56999999999997</text:p>
          </table:table-cell>
          <table:table-cell table:formula="of:=IF([.L259]&lt;[.$K$2];(SQRT([.$I$2])+0.5*LN([.L259]/[.$K$2]))^2;0)" office:value-type="float" office:value="0" calcext:value-type="float">
            <text:p>0</text:p>
          </table:table-cell>
          <table:table-cell table:formula="of:=IF([.L259]&lt;[.$K$2];SQRT([.M259])+[.M259];0)" office:value-type="float" office:value="0" calcext:value-type="float">
            <text:p>0</text:p>
          </table:table-cell>
          <table:table-cell table:formula="of:=IF([.L259]&lt;[.$K$2];([.M259]-[.$E$2]/([.$D$2]^2))*[.$D$2]*[.$B$2];[.$A$2]-([.$A$2]-[.$J$2])*([.$K$2]/[.L259])^2)*-1" office:value-type="float" office:value="-1.99232576035721" calcext:value-type="float">
            <text:p>-1.99232576035721</text:p>
          </table:table-cell>
          <table:table-cell table:formula="of:=IF([.L259]&lt;[.$K$2];([.N259]-[.$E$2]/([.$D$2]^2))*[.$D$2]*[.$B$2];[.$A$2]+([.$A$2]-[.$J$2])*([.$K$2]/[.L259])^2)*-1" office:value-type="float" office:value="-2.50767423964279" calcext:value-type="float">
            <text:p>-2.5076742396427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59]+0.01" office:value-type="float" office:value="3.57999999999997" calcext:value-type="float">
            <text:p>3.57999999999997</text:p>
          </table:table-cell>
          <table:table-cell table:formula="of:=IF([.L260]&lt;[.$K$2];(SQRT([.$I$2])+0.5*LN([.L260]/[.$K$2]))^2;0)" office:value-type="float" office:value="0" calcext:value-type="float">
            <text:p>0</text:p>
          </table:table-cell>
          <table:table-cell table:formula="of:=IF([.L260]&lt;[.$K$2];SQRT([.M260])+[.M260];0)" office:value-type="float" office:value="0" calcext:value-type="float">
            <text:p>0</text:p>
          </table:table-cell>
          <table:table-cell table:formula="of:=IF([.L260]&lt;[.$K$2];([.M260]-[.$E$2]/([.$D$2]^2))*[.$D$2]*[.$B$2];[.$A$2]-([.$A$2]-[.$J$2])*([.$K$2]/[.L260])^2)*-1" office:value-type="float" office:value="-1.99376327074503" calcext:value-type="float">
            <text:p>-1.99376327074503</text:p>
          </table:table-cell>
          <table:table-cell table:formula="of:=IF([.L260]&lt;[.$K$2];([.N260]-[.$E$2]/([.$D$2]^2))*[.$D$2]*[.$B$2];[.$A$2]+([.$A$2]-[.$J$2])*([.$K$2]/[.L260])^2)*-1" office:value-type="float" office:value="-2.50623672925497" calcext:value-type="float">
            <text:p>-2.5062367292549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60]+0.01" office:value-type="float" office:value="3.58999999999997" calcext:value-type="float">
            <text:p>3.58999999999997</text:p>
          </table:table-cell>
          <table:table-cell table:formula="of:=IF([.L261]&lt;[.$K$2];(SQRT([.$I$2])+0.5*LN([.L261]/[.$K$2]))^2;0)" office:value-type="float" office:value="0" calcext:value-type="float">
            <text:p>0</text:p>
          </table:table-cell>
          <table:table-cell table:formula="of:=IF([.L261]&lt;[.$K$2];SQRT([.M261])+[.M261];0)" office:value-type="float" office:value="0" calcext:value-type="float">
            <text:p>0</text:p>
          </table:table-cell>
          <table:table-cell table:formula="of:=IF([.L261]&lt;[.$K$2];([.M261]-[.$E$2]/([.$D$2]^2))*[.$D$2]*[.$B$2];[.$A$2]-([.$A$2]-[.$J$2])*([.$K$2]/[.L261])^2)*-1" office:value-type="float" office:value="-1.9951887852497" calcext:value-type="float">
            <text:p>-1.9951887852497</text:p>
          </table:table-cell>
          <table:table-cell table:formula="of:=IF([.L261]&lt;[.$K$2];([.N261]-[.$E$2]/([.$D$2]^2))*[.$D$2]*[.$B$2];[.$A$2]+([.$A$2]-[.$J$2])*([.$K$2]/[.L261])^2)*-1" office:value-type="float" office:value="-2.5048112147503" calcext:value-type="float">
            <text:p>-2.504811214750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61]+0.01" office:value-type="float" office:value="3.59999999999997" calcext:value-type="float">
            <text:p>3.59999999999997</text:p>
          </table:table-cell>
          <table:table-cell table:formula="of:=IF([.L262]&lt;[.$K$2];(SQRT([.$I$2])+0.5*LN([.L262]/[.$K$2]))^2;0)" office:value-type="float" office:value="0" calcext:value-type="float">
            <text:p>0</text:p>
          </table:table-cell>
          <table:table-cell table:formula="of:=IF([.L262]&lt;[.$K$2];SQRT([.M262])+[.M262];0)" office:value-type="float" office:value="0" calcext:value-type="float">
            <text:p>0</text:p>
          </table:table-cell>
          <table:table-cell table:formula="of:=IF([.L262]&lt;[.$K$2];([.M262]-[.$E$2]/([.$D$2]^2))*[.$D$2]*[.$B$2];[.$A$2]-([.$A$2]-[.$J$2])*([.$K$2]/[.L262])^2)*-1" office:value-type="float" office:value="-1.99660243697351" calcext:value-type="float">
            <text:p>-1.99660243697351</text:p>
          </table:table-cell>
          <table:table-cell table:formula="of:=IF([.L262]&lt;[.$K$2];([.N262]-[.$E$2]/([.$D$2]^2))*[.$D$2]*[.$B$2];[.$A$2]+([.$A$2]-[.$J$2])*([.$K$2]/[.L262])^2)*-1" office:value-type="float" office:value="-2.50339756302649" calcext:value-type="float">
            <text:p>-2.5033975630264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62]+0.01" office:value-type="float" office:value="3.60999999999997" calcext:value-type="float">
            <text:p>3.60999999999997</text:p>
          </table:table-cell>
          <table:table-cell table:formula="of:=IF([.L263]&lt;[.$K$2];(SQRT([.$I$2])+0.5*LN([.L263]/[.$K$2]))^2;0)" office:value-type="float" office:value="0" calcext:value-type="float">
            <text:p>0</text:p>
          </table:table-cell>
          <table:table-cell table:formula="of:=IF([.L263]&lt;[.$K$2];SQRT([.M263])+[.M263];0)" office:value-type="float" office:value="0" calcext:value-type="float">
            <text:p>0</text:p>
          </table:table-cell>
          <table:table-cell table:formula="of:=IF([.L263]&lt;[.$K$2];([.M263]-[.$E$2]/([.$D$2]^2))*[.$D$2]*[.$B$2];[.$A$2]-([.$A$2]-[.$J$2])*([.$K$2]/[.L263])^2)*-1" office:value-type="float" office:value="-1.99800435717779" calcext:value-type="float">
            <text:p>-1.99800435717779</text:p>
          </table:table-cell>
          <table:table-cell table:formula="of:=IF([.L263]&lt;[.$K$2];([.N263]-[.$E$2]/([.$D$2]^2))*[.$D$2]*[.$B$2];[.$A$2]+([.$A$2]-[.$J$2])*([.$K$2]/[.L263])^2)*-1" office:value-type="float" office:value="-2.50199564282221" calcext:value-type="float">
            <text:p>-2.5019956428222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63]+0.01" office:value-type="float" office:value="3.61999999999997" calcext:value-type="float">
            <text:p>3.61999999999997</text:p>
          </table:table-cell>
          <table:table-cell table:formula="of:=IF([.L264]&lt;[.$K$2];(SQRT([.$I$2])+0.5*LN([.L264]/[.$K$2]))^2;0)" office:value-type="float" office:value="0" calcext:value-type="float">
            <text:p>0</text:p>
          </table:table-cell>
          <table:table-cell table:formula="of:=IF([.L264]&lt;[.$K$2];SQRT([.M264])+[.M264];0)" office:value-type="float" office:value="0" calcext:value-type="float">
            <text:p>0</text:p>
          </table:table-cell>
          <table:table-cell table:formula="of:=IF([.L264]&lt;[.$K$2];([.M264]-[.$E$2]/([.$D$2]^2))*[.$D$2]*[.$B$2];[.$A$2]-([.$A$2]-[.$J$2])*([.$K$2]/[.L264])^2)*-1" office:value-type="float" office:value="-1.99939467531338" calcext:value-type="float">
            <text:p>-1.99939467531338</text:p>
          </table:table-cell>
          <table:table-cell table:formula="of:=IF([.L264]&lt;[.$K$2];([.N264]-[.$E$2]/([.$D$2]^2))*[.$D$2]*[.$B$2];[.$A$2]+([.$A$2]-[.$J$2])*([.$K$2]/[.L264])^2)*-1" office:value-type="float" office:value="-2.50060532468662" calcext:value-type="float">
            <text:p>-2.5006053246866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64]+0.01" office:value-type="float" office:value="3.62999999999997" calcext:value-type="float">
            <text:p>3.62999999999997</text:p>
          </table:table-cell>
          <table:table-cell table:formula="of:=IF([.L265]&lt;[.$K$2];(SQRT([.$I$2])+0.5*LN([.L265]/[.$K$2]))^2;0)" office:value-type="float" office:value="0" calcext:value-type="float">
            <text:p>0</text:p>
          </table:table-cell>
          <table:table-cell table:formula="of:=IF([.L265]&lt;[.$K$2];SQRT([.M265])+[.M265];0)" office:value-type="float" office:value="0" calcext:value-type="float">
            <text:p>0</text:p>
          </table:table-cell>
          <table:table-cell table:formula="of:=IF([.L265]&lt;[.$K$2];([.M265]-[.$E$2]/([.$D$2]^2))*[.$D$2]*[.$B$2];[.$A$2]-([.$A$2]-[.$J$2])*([.$K$2]/[.L265])^2)*-1" office:value-type="float" office:value="-2.00077351905051" calcext:value-type="float">
            <text:p>-2.00077351905051</text:p>
          </table:table-cell>
          <table:table-cell table:formula="of:=IF([.L265]&lt;[.$K$2];([.N265]-[.$E$2]/([.$D$2]^2))*[.$D$2]*[.$B$2];[.$A$2]+([.$A$2]-[.$J$2])*([.$K$2]/[.L265])^2)*-1" office:value-type="float" office:value="-2.49922648094949" calcext:value-type="float">
            <text:p>-2.4992264809494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65]+0.01" office:value-type="float" office:value="3.63999999999997" calcext:value-type="float">
            <text:p>3.63999999999997</text:p>
          </table:table-cell>
          <table:table-cell table:formula="of:=IF([.L266]&lt;[.$K$2];(SQRT([.$I$2])+0.5*LN([.L266]/[.$K$2]))^2;0)" office:value-type="float" office:value="0" calcext:value-type="float">
            <text:p>0</text:p>
          </table:table-cell>
          <table:table-cell table:formula="of:=IF([.L266]&lt;[.$K$2];SQRT([.M266])+[.M266];0)" office:value-type="float" office:value="0" calcext:value-type="float">
            <text:p>0</text:p>
          </table:table-cell>
          <table:table-cell table:formula="of:=IF([.L266]&lt;[.$K$2];([.M266]-[.$E$2]/([.$D$2]^2))*[.$D$2]*[.$B$2];[.$A$2]-([.$A$2]-[.$J$2])*([.$K$2]/[.L266])^2)*-1" office:value-type="float" office:value="-2.0021410143081" calcext:value-type="float">
            <text:p>-2.0021410143081</text:p>
          </table:table-cell>
          <table:table-cell table:formula="of:=IF([.L266]&lt;[.$K$2];([.N266]-[.$E$2]/([.$D$2]^2))*[.$D$2]*[.$B$2];[.$A$2]+([.$A$2]-[.$J$2])*([.$K$2]/[.L266])^2)*-1" office:value-type="float" office:value="-2.4978589856919" calcext:value-type="float">
            <text:p>-2.497858985691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66]+0.01" office:value-type="float" office:value="3.64999999999997" calcext:value-type="float">
            <text:p>3.64999999999997</text:p>
          </table:table-cell>
          <table:table-cell table:formula="of:=IF([.L267]&lt;[.$K$2];(SQRT([.$I$2])+0.5*LN([.L267]/[.$K$2]))^2;0)" office:value-type="float" office:value="0" calcext:value-type="float">
            <text:p>0</text:p>
          </table:table-cell>
          <table:table-cell table:formula="of:=IF([.L267]&lt;[.$K$2];SQRT([.M267])+[.M267];0)" office:value-type="float" office:value="0" calcext:value-type="float">
            <text:p>0</text:p>
          </table:table-cell>
          <table:table-cell table:formula="of:=IF([.L267]&lt;[.$K$2];([.M267]-[.$E$2]/([.$D$2]^2))*[.$D$2]*[.$B$2];[.$A$2]-([.$A$2]-[.$J$2])*([.$K$2]/[.L267])^2)*-1" office:value-type="float" office:value="-2.00349728528254" calcext:value-type="float">
            <text:p>-2.00349728528254</text:p>
          </table:table-cell>
          <table:table-cell table:formula="of:=IF([.L267]&lt;[.$K$2];([.N267]-[.$E$2]/([.$D$2]^2))*[.$D$2]*[.$B$2];[.$A$2]+([.$A$2]-[.$J$2])*([.$K$2]/[.L267])^2)*-1" office:value-type="float" office:value="-2.49650271471746" calcext:value-type="float">
            <text:p>-2.4965027147174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67]+0.01" office:value-type="float" office:value="3.65999999999997" calcext:value-type="float">
            <text:p>3.65999999999997</text:p>
          </table:table-cell>
          <table:table-cell table:formula="of:=IF([.L268]&lt;[.$K$2];(SQRT([.$I$2])+0.5*LN([.L268]/[.$K$2]))^2;0)" office:value-type="float" office:value="0" calcext:value-type="float">
            <text:p>0</text:p>
          </table:table-cell>
          <table:table-cell table:formula="of:=IF([.L268]&lt;[.$K$2];SQRT([.M268])+[.M268];0)" office:value-type="float" office:value="0" calcext:value-type="float">
            <text:p>0</text:p>
          </table:table-cell>
          <table:table-cell table:formula="of:=IF([.L268]&lt;[.$K$2];([.M268]-[.$E$2]/([.$D$2]^2))*[.$D$2]*[.$B$2];[.$A$2]-([.$A$2]-[.$J$2])*([.$K$2]/[.L268])^2)*-1" office:value-type="float" office:value="-2.00484245447585" calcext:value-type="float">
            <text:p>-2.00484245447585</text:p>
          </table:table-cell>
          <table:table-cell table:formula="of:=IF([.L268]&lt;[.$K$2];([.N268]-[.$E$2]/([.$D$2]^2))*[.$D$2]*[.$B$2];[.$A$2]+([.$A$2]-[.$J$2])*([.$K$2]/[.L268])^2)*-1" office:value-type="float" office:value="-2.49515754552415" calcext:value-type="float">
            <text:p>-2.4951575455241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68]+0.01" office:value-type="float" office:value="3.66999999999997" calcext:value-type="float">
            <text:p>3.66999999999997</text:p>
          </table:table-cell>
          <table:table-cell table:formula="of:=IF([.L269]&lt;[.$K$2];(SQRT([.$I$2])+0.5*LN([.L269]/[.$K$2]))^2;0)" office:value-type="float" office:value="0" calcext:value-type="float">
            <text:p>0</text:p>
          </table:table-cell>
          <table:table-cell table:formula="of:=IF([.L269]&lt;[.$K$2];SQRT([.M269])+[.M269];0)" office:value-type="float" office:value="0" calcext:value-type="float">
            <text:p>0</text:p>
          </table:table-cell>
          <table:table-cell table:formula="of:=IF([.L269]&lt;[.$K$2];([.M269]-[.$E$2]/([.$D$2]^2))*[.$D$2]*[.$B$2];[.$A$2]-([.$A$2]-[.$J$2])*([.$K$2]/[.L269])^2)*-1" office:value-type="float" office:value="-2.00617664272336" calcext:value-type="float">
            <text:p>-2.00617664272336</text:p>
          </table:table-cell>
          <table:table-cell table:formula="of:=IF([.L269]&lt;[.$K$2];([.N269]-[.$E$2]/([.$D$2]^2))*[.$D$2]*[.$B$2];[.$A$2]+([.$A$2]-[.$J$2])*([.$K$2]/[.L269])^2)*-1" office:value-type="float" office:value="-2.49382335727664" calcext:value-type="float">
            <text:p>-2.4938233572766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69]+0.01" office:value-type="float" office:value="3.67999999999996" calcext:value-type="float">
            <text:p>3.67999999999996</text:p>
          </table:table-cell>
          <table:table-cell table:formula="of:=IF([.L270]&lt;[.$K$2];(SQRT([.$I$2])+0.5*LN([.L270]/[.$K$2]))^2;0)" office:value-type="float" office:value="0" calcext:value-type="float">
            <text:p>0</text:p>
          </table:table-cell>
          <table:table-cell table:formula="of:=IF([.L270]&lt;[.$K$2];SQRT([.M270])+[.M270];0)" office:value-type="float" office:value="0" calcext:value-type="float">
            <text:p>0</text:p>
          </table:table-cell>
          <table:table-cell table:formula="of:=IF([.L270]&lt;[.$K$2];([.M270]-[.$E$2]/([.$D$2]^2))*[.$D$2]*[.$B$2];[.$A$2]-([.$A$2]-[.$J$2])*([.$K$2]/[.L270])^2)*-1" office:value-type="float" office:value="-2.00749996922086" calcext:value-type="float">
            <text:p>-2.00749996922086</text:p>
          </table:table-cell>
          <table:table-cell table:formula="of:=IF([.L270]&lt;[.$K$2];([.N270]-[.$E$2]/([.$D$2]^2))*[.$D$2]*[.$B$2];[.$A$2]+([.$A$2]-[.$J$2])*([.$K$2]/[.L270])^2)*-1" office:value-type="float" office:value="-2.49250003077914" calcext:value-type="float">
            <text:p>-2.4925000307791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70]+0.01" office:value-type="float" office:value="3.68999999999996" calcext:value-type="float">
            <text:p>3.68999999999996</text:p>
          </table:table-cell>
          <table:table-cell table:formula="of:=IF([.L271]&lt;[.$K$2];(SQRT([.$I$2])+0.5*LN([.L271]/[.$K$2]))^2;0)" office:value-type="float" office:value="0" calcext:value-type="float">
            <text:p>0</text:p>
          </table:table-cell>
          <table:table-cell table:formula="of:=IF([.L271]&lt;[.$K$2];SQRT([.M271])+[.M271];0)" office:value-type="float" office:value="0" calcext:value-type="float">
            <text:p>0</text:p>
          </table:table-cell>
          <table:table-cell table:formula="of:=IF([.L271]&lt;[.$K$2];([.M271]-[.$E$2]/([.$D$2]^2))*[.$D$2]*[.$B$2];[.$A$2]-([.$A$2]-[.$J$2])*([.$K$2]/[.L271])^2)*-1" office:value-type="float" office:value="-2.00881255155122" calcext:value-type="float">
            <text:p>-2.00881255155122</text:p>
          </table:table-cell>
          <table:table-cell table:formula="of:=IF([.L271]&lt;[.$K$2];([.N271]-[.$E$2]/([.$D$2]^2))*[.$D$2]*[.$B$2];[.$A$2]+([.$A$2]-[.$J$2])*([.$K$2]/[.L271])^2)*-1" office:value-type="float" office:value="-2.49118744844877" calcext:value-type="float">
            <text:p>-2.4911874484487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71]+0.01" office:value-type="float" office:value="3.69999999999996" calcext:value-type="float">
            <text:p>3.69999999999996</text:p>
          </table:table-cell>
          <table:table-cell table:formula="of:=IF([.L272]&lt;[.$K$2];(SQRT([.$I$2])+0.5*LN([.L272]/[.$K$2]))^2;0)" office:value-type="float" office:value="0" calcext:value-type="float">
            <text:p>0</text:p>
          </table:table-cell>
          <table:table-cell table:formula="of:=IF([.L272]&lt;[.$K$2];SQRT([.M272])+[.M272];0)" office:value-type="float" office:value="0" calcext:value-type="float">
            <text:p>0</text:p>
          </table:table-cell>
          <table:table-cell table:formula="of:=IF([.L272]&lt;[.$K$2];([.M272]-[.$E$2]/([.$D$2]^2))*[.$D$2]*[.$B$2];[.$A$2]-([.$A$2]-[.$J$2])*([.$K$2]/[.L272])^2)*-1" office:value-type="float" office:value="-2.01011450571049" calcext:value-type="float">
            <text:p>-2.01011450571049</text:p>
          </table:table-cell>
          <table:table-cell table:formula="of:=IF([.L272]&lt;[.$K$2];([.N272]-[.$E$2]/([.$D$2]^2))*[.$D$2]*[.$B$2];[.$A$2]+([.$A$2]-[.$J$2])*([.$K$2]/[.L272])^2)*-1" office:value-type="float" office:value="-2.48988549428951" calcext:value-type="float">
            <text:p>-2.4898854942895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72]+0.01" office:value-type="float" office:value="3.70999999999996" calcext:value-type="float">
            <text:p>3.70999999999996</text:p>
          </table:table-cell>
          <table:table-cell table:formula="of:=IF([.L273]&lt;[.$K$2];(SQRT([.$I$2])+0.5*LN([.L273]/[.$K$2]))^2;0)" office:value-type="float" office:value="0" calcext:value-type="float">
            <text:p>0</text:p>
          </table:table-cell>
          <table:table-cell table:formula="of:=IF([.L273]&lt;[.$K$2];SQRT([.M273])+[.M273];0)" office:value-type="float" office:value="0" calcext:value-type="float">
            <text:p>0</text:p>
          </table:table-cell>
          <table:table-cell table:formula="of:=IF([.L273]&lt;[.$K$2];([.M273]-[.$E$2]/([.$D$2]^2))*[.$D$2]*[.$B$2];[.$A$2]-([.$A$2]-[.$J$2])*([.$K$2]/[.L273])^2)*-1" office:value-type="float" office:value="-2.01140594613354" calcext:value-type="float">
            <text:p>-2.01140594613354</text:p>
          </table:table-cell>
          <table:table-cell table:formula="of:=IF([.L273]&lt;[.$K$2];([.N273]-[.$E$2]/([.$D$2]^2))*[.$D$2]*[.$B$2];[.$A$2]+([.$A$2]-[.$J$2])*([.$K$2]/[.L273])^2)*-1" office:value-type="float" office:value="-2.48859405386646" calcext:value-type="float">
            <text:p>-2.4885940538664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73]+0.01" office:value-type="float" office:value="3.71999999999996" calcext:value-type="float">
            <text:p>3.71999999999996</text:p>
          </table:table-cell>
          <table:table-cell table:formula="of:=IF([.L274]&lt;[.$K$2];(SQRT([.$I$2])+0.5*LN([.L274]/[.$K$2]))^2;0)" office:value-type="float" office:value="0" calcext:value-type="float">
            <text:p>0</text:p>
          </table:table-cell>
          <table:table-cell table:formula="of:=IF([.L274]&lt;[.$K$2];SQRT([.M274])+[.M274];0)" office:value-type="float" office:value="0" calcext:value-type="float">
            <text:p>0</text:p>
          </table:table-cell>
          <table:table-cell table:formula="of:=IF([.L274]&lt;[.$K$2];([.M274]-[.$E$2]/([.$D$2]^2))*[.$D$2]*[.$B$2];[.$A$2]-([.$A$2]-[.$J$2])*([.$K$2]/[.L274])^2)*-1" office:value-type="float" office:value="-2.0126869857192" calcext:value-type="float">
            <text:p>-2.0126869857192</text:p>
          </table:table-cell>
          <table:table-cell table:formula="of:=IF([.L274]&lt;[.$K$2];([.N274]-[.$E$2]/([.$D$2]^2))*[.$D$2]*[.$B$2];[.$A$2]+([.$A$2]-[.$J$2])*([.$K$2]/[.L274])^2)*-1" office:value-type="float" office:value="-2.4873130142808" calcext:value-type="float">
            <text:p>-2.487313014280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74]+0.01" office:value-type="float" office:value="3.72999999999996" calcext:value-type="float">
            <text:p>3.72999999999996</text:p>
          </table:table-cell>
          <table:table-cell table:formula="of:=IF([.L275]&lt;[.$K$2];(SQRT([.$I$2])+0.5*LN([.L275]/[.$K$2]))^2;0)" office:value-type="float" office:value="0" calcext:value-type="float">
            <text:p>0</text:p>
          </table:table-cell>
          <table:table-cell table:formula="of:=IF([.L275]&lt;[.$K$2];SQRT([.M275])+[.M275];0)" office:value-type="float" office:value="0" calcext:value-type="float">
            <text:p>0</text:p>
          </table:table-cell>
          <table:table-cell table:formula="of:=IF([.L275]&lt;[.$K$2];([.M275]-[.$E$2]/([.$D$2]^2))*[.$D$2]*[.$B$2];[.$A$2]-([.$A$2]-[.$J$2])*([.$K$2]/[.L275])^2)*-1" office:value-type="float" office:value="-2.01395773585497" calcext:value-type="float">
            <text:p>-2.01395773585497</text:p>
          </table:table-cell>
          <table:table-cell table:formula="of:=IF([.L275]&lt;[.$K$2];([.N275]-[.$E$2]/([.$D$2]^2))*[.$D$2]*[.$B$2];[.$A$2]+([.$A$2]-[.$J$2])*([.$K$2]/[.L275])^2)*-1" office:value-type="float" office:value="-2.48604226414503" calcext:value-type="float">
            <text:p>-2.4860422641450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75]+0.01" office:value-type="float" office:value="3.73999999999996" calcext:value-type="float">
            <text:p>3.73999999999996</text:p>
          </table:table-cell>
          <table:table-cell table:formula="of:=IF([.L276]&lt;[.$K$2];(SQRT([.$I$2])+0.5*LN([.L276]/[.$K$2]))^2;0)" office:value-type="float" office:value="0" calcext:value-type="float">
            <text:p>0</text:p>
          </table:table-cell>
          <table:table-cell table:formula="of:=IF([.L276]&lt;[.$K$2];SQRT([.M276])+[.M276];0)" office:value-type="float" office:value="0" calcext:value-type="float">
            <text:p>0</text:p>
          </table:table-cell>
          <table:table-cell table:formula="of:=IF([.L276]&lt;[.$K$2];([.M276]-[.$E$2]/([.$D$2]^2))*[.$D$2]*[.$B$2];[.$A$2]-([.$A$2]-[.$J$2])*([.$K$2]/[.L276])^2)*-1" office:value-type="float" office:value="-2.01521830644118" calcext:value-type="float">
            <text:p>-2.01521830644118</text:p>
          </table:table-cell>
          <table:table-cell table:formula="of:=IF([.L276]&lt;[.$K$2];([.N276]-[.$E$2]/([.$D$2]^2))*[.$D$2]*[.$B$2];[.$A$2]+([.$A$2]-[.$J$2])*([.$K$2]/[.L276])^2)*-1" office:value-type="float" office:value="-2.48478169355882" calcext:value-type="float">
            <text:p>-2.4847816935588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76]+0.01" office:value-type="float" office:value="3.74999999999996" calcext:value-type="float">
            <text:p>3.74999999999996</text:p>
          </table:table-cell>
          <table:table-cell table:formula="of:=IF([.L277]&lt;[.$K$2];(SQRT([.$I$2])+0.5*LN([.L277]/[.$K$2]))^2;0)" office:value-type="float" office:value="0" calcext:value-type="float">
            <text:p>0</text:p>
          </table:table-cell>
          <table:table-cell table:formula="of:=IF([.L277]&lt;[.$K$2];SQRT([.M277])+[.M277];0)" office:value-type="float" office:value="0" calcext:value-type="float">
            <text:p>0</text:p>
          </table:table-cell>
          <table:table-cell table:formula="of:=IF([.L277]&lt;[.$K$2];([.M277]-[.$E$2]/([.$D$2]^2))*[.$D$2]*[.$B$2];[.$A$2]-([.$A$2]-[.$J$2])*([.$K$2]/[.L277])^2)*-1" office:value-type="float" office:value="-2.01646880591478" calcext:value-type="float">
            <text:p>-2.01646880591478</text:p>
          </table:table-cell>
          <table:table-cell table:formula="of:=IF([.L277]&lt;[.$K$2];([.N277]-[.$E$2]/([.$D$2]^2))*[.$D$2]*[.$B$2];[.$A$2]+([.$A$2]-[.$J$2])*([.$K$2]/[.L277])^2)*-1" office:value-type="float" office:value="-2.48353119408522" calcext:value-type="float">
            <text:p>-2.4835311940852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77]+0.01" office:value-type="float" office:value="3.75999999999996" calcext:value-type="float">
            <text:p>3.75999999999996</text:p>
          </table:table-cell>
          <table:table-cell table:formula="of:=IF([.L278]&lt;[.$K$2];(SQRT([.$I$2])+0.5*LN([.L278]/[.$K$2]))^2;0)" office:value-type="float" office:value="0" calcext:value-type="float">
            <text:p>0</text:p>
          </table:table-cell>
          <table:table-cell table:formula="of:=IF([.L278]&lt;[.$K$2];SQRT([.M278])+[.M278];0)" office:value-type="float" office:value="0" calcext:value-type="float">
            <text:p>0</text:p>
          </table:table-cell>
          <table:table-cell table:formula="of:=IF([.L278]&lt;[.$K$2];([.M278]-[.$E$2]/([.$D$2]^2))*[.$D$2]*[.$B$2];[.$A$2]-([.$A$2]-[.$J$2])*([.$K$2]/[.L278])^2)*-1" office:value-type="float" office:value="-2.01770934127268" calcext:value-type="float">
            <text:p>-2.01770934127268</text:p>
          </table:table-cell>
          <table:table-cell table:formula="of:=IF([.L278]&lt;[.$K$2];([.N278]-[.$E$2]/([.$D$2]^2))*[.$D$2]*[.$B$2];[.$A$2]+([.$A$2]-[.$J$2])*([.$K$2]/[.L278])^2)*-1" office:value-type="float" office:value="-2.48229065872732" calcext:value-type="float">
            <text:p>-2.4822906587273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78]+0.01" office:value-type="float" office:value="3.76999999999996" calcext:value-type="float">
            <text:p>3.76999999999996</text:p>
          </table:table-cell>
          <table:table-cell table:formula="of:=IF([.L279]&lt;[.$K$2];(SQRT([.$I$2])+0.5*LN([.L279]/[.$K$2]))^2;0)" office:value-type="float" office:value="0" calcext:value-type="float">
            <text:p>0</text:p>
          </table:table-cell>
          <table:table-cell table:formula="of:=IF([.L279]&lt;[.$K$2];SQRT([.M279])+[.M279];0)" office:value-type="float" office:value="0" calcext:value-type="float">
            <text:p>0</text:p>
          </table:table-cell>
          <table:table-cell table:formula="of:=IF([.L279]&lt;[.$K$2];([.M279]-[.$E$2]/([.$D$2]^2))*[.$D$2]*[.$B$2];[.$A$2]-([.$A$2]-[.$J$2])*([.$K$2]/[.L279])^2)*-1" office:value-type="float" office:value="-2.01894001809459" calcext:value-type="float">
            <text:p>-2.01894001809459</text:p>
          </table:table-cell>
          <table:table-cell table:formula="of:=IF([.L279]&lt;[.$K$2];([.N279]-[.$E$2]/([.$D$2]^2))*[.$D$2]*[.$B$2];[.$A$2]+([.$A$2]-[.$J$2])*([.$K$2]/[.L279])^2)*-1" office:value-type="float" office:value="-2.48105998190541" calcext:value-type="float">
            <text:p>-2.4810599819054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79]+0.01" office:value-type="float" office:value="3.77999999999996" calcext:value-type="float">
            <text:p>3.77999999999996</text:p>
          </table:table-cell>
          <table:table-cell table:formula="of:=IF([.L280]&lt;[.$K$2];(SQRT([.$I$2])+0.5*LN([.L280]/[.$K$2]))^2;0)" office:value-type="float" office:value="0" calcext:value-type="float">
            <text:p>0</text:p>
          </table:table-cell>
          <table:table-cell table:formula="of:=IF([.L280]&lt;[.$K$2];SQRT([.M280])+[.M280];0)" office:value-type="float" office:value="0" calcext:value-type="float">
            <text:p>0</text:p>
          </table:table-cell>
          <table:table-cell table:formula="of:=IF([.L280]&lt;[.$K$2];([.M280]-[.$E$2]/([.$D$2]^2))*[.$D$2]*[.$B$2];[.$A$2]-([.$A$2]-[.$J$2])*([.$K$2]/[.L280])^2)*-1" office:value-type="float" office:value="-2.02016094056554" calcext:value-type="float">
            <text:p>-2.02016094056554</text:p>
          </table:table-cell>
          <table:table-cell table:formula="of:=IF([.L280]&lt;[.$K$2];([.N280]-[.$E$2]/([.$D$2]^2))*[.$D$2]*[.$B$2];[.$A$2]+([.$A$2]-[.$J$2])*([.$K$2]/[.L280])^2)*-1" office:value-type="float" office:value="-2.47983905943446" calcext:value-type="float">
            <text:p>-2.4798390594344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80]+0.01" office:value-type="float" office:value="3.78999999999996" calcext:value-type="float">
            <text:p>3.78999999999996</text:p>
          </table:table-cell>
          <table:table-cell table:formula="of:=IF([.L281]&lt;[.$K$2];(SQRT([.$I$2])+0.5*LN([.L281]/[.$K$2]))^2;0)" office:value-type="float" office:value="0" calcext:value-type="float">
            <text:p>0</text:p>
          </table:table-cell>
          <table:table-cell table:formula="of:=IF([.L281]&lt;[.$K$2];SQRT([.M281])+[.M281];0)" office:value-type="float" office:value="0" calcext:value-type="float">
            <text:p>0</text:p>
          </table:table-cell>
          <table:table-cell table:formula="of:=IF([.L281]&lt;[.$K$2];([.M281]-[.$E$2]/([.$D$2]^2))*[.$D$2]*[.$B$2];[.$A$2]-([.$A$2]-[.$J$2])*([.$K$2]/[.L281])^2)*-1" office:value-type="float" office:value="-2.02137221149788" calcext:value-type="float">
            <text:p>-2.02137221149788</text:p>
          </table:table-cell>
          <table:table-cell table:formula="of:=IF([.L281]&lt;[.$K$2];([.N281]-[.$E$2]/([.$D$2]^2))*[.$D$2]*[.$B$2];[.$A$2]+([.$A$2]-[.$J$2])*([.$K$2]/[.L281])^2)*-1" office:value-type="float" office:value="-2.47862778850212" calcext:value-type="float">
            <text:p>-2.4786277885021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81]+0.01" office:value-type="float" office:value="3.79999999999996" calcext:value-type="float">
            <text:p>3.79999999999996</text:p>
          </table:table-cell>
          <table:table-cell table:formula="of:=IF([.L282]&lt;[.$K$2];(SQRT([.$I$2])+0.5*LN([.L282]/[.$K$2]))^2;0)" office:value-type="float" office:value="0" calcext:value-type="float">
            <text:p>0</text:p>
          </table:table-cell>
          <table:table-cell table:formula="of:=IF([.L282]&lt;[.$K$2];SQRT([.M282])+[.M282];0)" office:value-type="float" office:value="0" calcext:value-type="float">
            <text:p>0</text:p>
          </table:table-cell>
          <table:table-cell table:formula="of:=IF([.L282]&lt;[.$K$2];([.M282]-[.$E$2]/([.$D$2]^2))*[.$D$2]*[.$B$2];[.$A$2]-([.$A$2]-[.$J$2])*([.$K$2]/[.L282])^2)*-1" office:value-type="float" office:value="-2.02257393235295" calcext:value-type="float">
            <text:p>-2.02257393235295</text:p>
          </table:table-cell>
          <table:table-cell table:formula="of:=IF([.L282]&lt;[.$K$2];([.N282]-[.$E$2]/([.$D$2]^2))*[.$D$2]*[.$B$2];[.$A$2]+([.$A$2]-[.$J$2])*([.$K$2]/[.L282])^2)*-1" office:value-type="float" office:value="-2.47742606764705" calcext:value-type="float">
            <text:p>-2.4774260676470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82]+0.01" office:value-type="float" office:value="3.80999999999996" calcext:value-type="float">
            <text:p>3.80999999999996</text:p>
          </table:table-cell>
          <table:table-cell table:formula="of:=IF([.L283]&lt;[.$K$2];(SQRT([.$I$2])+0.5*LN([.L283]/[.$K$2]))^2;0)" office:value-type="float" office:value="0" calcext:value-type="float">
            <text:p>0</text:p>
          </table:table-cell>
          <table:table-cell table:formula="of:=IF([.L283]&lt;[.$K$2];SQRT([.M283])+[.M283];0)" office:value-type="float" office:value="0" calcext:value-type="float">
            <text:p>0</text:p>
          </table:table-cell>
          <table:table-cell table:formula="of:=IF([.L283]&lt;[.$K$2];([.M283]-[.$E$2]/([.$D$2]^2))*[.$D$2]*[.$B$2];[.$A$2]-([.$A$2]-[.$J$2])*([.$K$2]/[.L283])^2)*-1" office:value-type="float" office:value="-2.02376620326235" calcext:value-type="float">
            <text:p>-2.02376620326235</text:p>
          </table:table-cell>
          <table:table-cell table:formula="of:=IF([.L283]&lt;[.$K$2];([.N283]-[.$E$2]/([.$D$2]^2))*[.$D$2]*[.$B$2];[.$A$2]+([.$A$2]-[.$J$2])*([.$K$2]/[.L283])^2)*-1" office:value-type="float" office:value="-2.47623379673765" calcext:value-type="float">
            <text:p>-2.4762337967376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83]+0.01" office:value-type="float" office:value="3.81999999999996" calcext:value-type="float">
            <text:p>3.81999999999996</text:p>
          </table:table-cell>
          <table:table-cell table:formula="of:=IF([.L284]&lt;[.$K$2];(SQRT([.$I$2])+0.5*LN([.L284]/[.$K$2]))^2;0)" office:value-type="float" office:value="0" calcext:value-type="float">
            <text:p>0</text:p>
          </table:table-cell>
          <table:table-cell table:formula="of:=IF([.L284]&lt;[.$K$2];SQRT([.M284])+[.M284];0)" office:value-type="float" office:value="0" calcext:value-type="float">
            <text:p>0</text:p>
          </table:table-cell>
          <table:table-cell table:formula="of:=IF([.L284]&lt;[.$K$2];([.M284]-[.$E$2]/([.$D$2]^2))*[.$D$2]*[.$B$2];[.$A$2]-([.$A$2]-[.$J$2])*([.$K$2]/[.L284])^2)*-1" office:value-type="float" office:value="-2.02494912304875" calcext:value-type="float">
            <text:p>-2.02494912304875</text:p>
          </table:table-cell>
          <table:table-cell table:formula="of:=IF([.L284]&lt;[.$K$2];([.N284]-[.$E$2]/([.$D$2]^2))*[.$D$2]*[.$B$2];[.$A$2]+([.$A$2]-[.$J$2])*([.$K$2]/[.L284])^2)*-1" office:value-type="float" office:value="-2.47505087695125" calcext:value-type="float">
            <text:p>-2.4750508769512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84]+0.01" office:value-type="float" office:value="3.82999999999996" calcext:value-type="float">
            <text:p>3.82999999999996</text:p>
          </table:table-cell>
          <table:table-cell table:formula="of:=IF([.L285]&lt;[.$K$2];(SQRT([.$I$2])+0.5*LN([.L285]/[.$K$2]))^2;0)" office:value-type="float" office:value="0" calcext:value-type="float">
            <text:p>0</text:p>
          </table:table-cell>
          <table:table-cell table:formula="of:=IF([.L285]&lt;[.$K$2];SQRT([.M285])+[.M285];0)" office:value-type="float" office:value="0" calcext:value-type="float">
            <text:p>0</text:p>
          </table:table-cell>
          <table:table-cell table:formula="of:=IF([.L285]&lt;[.$K$2];([.M285]-[.$E$2]/([.$D$2]^2))*[.$D$2]*[.$B$2];[.$A$2]-([.$A$2]-[.$J$2])*([.$K$2]/[.L285])^2)*-1" office:value-type="float" office:value="-2.02612278924641" calcext:value-type="float">
            <text:p>-2.02612278924641</text:p>
          </table:table-cell>
          <table:table-cell table:formula="of:=IF([.L285]&lt;[.$K$2];([.N285]-[.$E$2]/([.$D$2]^2))*[.$D$2]*[.$B$2];[.$A$2]+([.$A$2]-[.$J$2])*([.$K$2]/[.L285])^2)*-1" office:value-type="float" office:value="-2.47387721075359" calcext:value-type="float">
            <text:p>-2.4738772107535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85]+0.01" office:value-type="float" office:value="3.83999999999996" calcext:value-type="float">
            <text:p>3.83999999999996</text:p>
          </table:table-cell>
          <table:table-cell table:formula="of:=IF([.L286]&lt;[.$K$2];(SQRT([.$I$2])+0.5*LN([.L286]/[.$K$2]))^2;0)" office:value-type="float" office:value="0" calcext:value-type="float">
            <text:p>0</text:p>
          </table:table-cell>
          <table:table-cell table:formula="of:=IF([.L286]&lt;[.$K$2];SQRT([.M286])+[.M286];0)" office:value-type="float" office:value="0" calcext:value-type="float">
            <text:p>0</text:p>
          </table:table-cell>
          <table:table-cell table:formula="of:=IF([.L286]&lt;[.$K$2];([.M286]-[.$E$2]/([.$D$2]^2))*[.$D$2]*[.$B$2];[.$A$2]-([.$A$2]-[.$J$2])*([.$K$2]/[.L286])^2)*-1" office:value-type="float" office:value="-2.02728729812124" calcext:value-type="float">
            <text:p>-2.02728729812124</text:p>
          </table:table-cell>
          <table:table-cell table:formula="of:=IF([.L286]&lt;[.$K$2];([.N286]-[.$E$2]/([.$D$2]^2))*[.$D$2]*[.$B$2];[.$A$2]+([.$A$2]-[.$J$2])*([.$K$2]/[.L286])^2)*-1" office:value-type="float" office:value="-2.47271270187876" calcext:value-type="float">
            <text:p>-2.4727127018787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86]+0.01" office:value-type="float" office:value="3.84999999999996" calcext:value-type="float">
            <text:p>3.84999999999996</text:p>
          </table:table-cell>
          <table:table-cell table:formula="of:=IF([.L287]&lt;[.$K$2];(SQRT([.$I$2])+0.5*LN([.L287]/[.$K$2]))^2;0)" office:value-type="float" office:value="0" calcext:value-type="float">
            <text:p>0</text:p>
          </table:table-cell>
          <table:table-cell table:formula="of:=IF([.L287]&lt;[.$K$2];SQRT([.M287])+[.M287];0)" office:value-type="float" office:value="0" calcext:value-type="float">
            <text:p>0</text:p>
          </table:table-cell>
          <table:table-cell table:formula="of:=IF([.L287]&lt;[.$K$2];([.M287]-[.$E$2]/([.$D$2]^2))*[.$D$2]*[.$B$2];[.$A$2]-([.$A$2]-[.$J$2])*([.$K$2]/[.L287])^2)*-1" office:value-type="float" office:value="-2.02844274469061" calcext:value-type="float">
            <text:p>-2.02844274469061</text:p>
          </table:table-cell>
          <table:table-cell table:formula="of:=IF([.L287]&lt;[.$K$2];([.N287]-[.$E$2]/([.$D$2]^2))*[.$D$2]*[.$B$2];[.$A$2]+([.$A$2]-[.$J$2])*([.$K$2]/[.L287])^2)*-1" office:value-type="float" office:value="-2.47155725530939" calcext:value-type="float">
            <text:p>-2.4715572553093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87]+0.01" office:value-type="float" office:value="3.85999999999996" calcext:value-type="float">
            <text:p>3.85999999999996</text:p>
          </table:table-cell>
          <table:table-cell table:formula="of:=IF([.L288]&lt;[.$K$2];(SQRT([.$I$2])+0.5*LN([.L288]/[.$K$2]))^2;0)" office:value-type="float" office:value="0" calcext:value-type="float">
            <text:p>0</text:p>
          </table:table-cell>
          <table:table-cell table:formula="of:=IF([.L288]&lt;[.$K$2];SQRT([.M288])+[.M288];0)" office:value-type="float" office:value="0" calcext:value-type="float">
            <text:p>0</text:p>
          </table:table-cell>
          <table:table-cell table:formula="of:=IF([.L288]&lt;[.$K$2];([.M288]-[.$E$2]/([.$D$2]^2))*[.$D$2]*[.$B$2];[.$A$2]-([.$A$2]-[.$J$2])*([.$K$2]/[.L288])^2)*-1" office:value-type="float" office:value="-2.02958922274267" calcext:value-type="float">
            <text:p>-2.02958922274267</text:p>
          </table:table-cell>
          <table:table-cell table:formula="of:=IF([.L288]&lt;[.$K$2];([.N288]-[.$E$2]/([.$D$2]^2))*[.$D$2]*[.$B$2];[.$A$2]+([.$A$2]-[.$J$2])*([.$K$2]/[.L288])^2)*-1" office:value-type="float" office:value="-2.47041077725733" calcext:value-type="float">
            <text:p>-2.4704107772573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88]+0.01" office:value-type="float" office:value="3.86999999999996" calcext:value-type="float">
            <text:p>3.86999999999996</text:p>
          </table:table-cell>
          <table:table-cell table:formula="of:=IF([.L289]&lt;[.$K$2];(SQRT([.$I$2])+0.5*LN([.L289]/[.$K$2]))^2;0)" office:value-type="float" office:value="0" calcext:value-type="float">
            <text:p>0</text:p>
          </table:table-cell>
          <table:table-cell table:formula="of:=IF([.L289]&lt;[.$K$2];SQRT([.M289])+[.M289];0)" office:value-type="float" office:value="0" calcext:value-type="float">
            <text:p>0</text:p>
          </table:table-cell>
          <table:table-cell table:formula="of:=IF([.L289]&lt;[.$K$2];([.M289]-[.$E$2]/([.$D$2]^2))*[.$D$2]*[.$B$2];[.$A$2]-([.$A$2]-[.$J$2])*([.$K$2]/[.L289])^2)*-1" office:value-type="float" office:value="-2.03072682485539" calcext:value-type="float">
            <text:p>-2.03072682485539</text:p>
          </table:table-cell>
          <table:table-cell table:formula="of:=IF([.L289]&lt;[.$K$2];([.N289]-[.$E$2]/([.$D$2]^2))*[.$D$2]*[.$B$2];[.$A$2]+([.$A$2]-[.$J$2])*([.$K$2]/[.L289])^2)*-1" office:value-type="float" office:value="-2.46927317514461" calcext:value-type="float">
            <text:p>-2.4692731751446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89]+0.01" office:value-type="float" office:value="3.87999999999996" calcext:value-type="float">
            <text:p>3.87999999999996</text:p>
          </table:table-cell>
          <table:table-cell table:formula="of:=IF([.L290]&lt;[.$K$2];(SQRT([.$I$2])+0.5*LN([.L290]/[.$K$2]))^2;0)" office:value-type="float" office:value="0" calcext:value-type="float">
            <text:p>0</text:p>
          </table:table-cell>
          <table:table-cell table:formula="of:=IF([.L290]&lt;[.$K$2];SQRT([.M290])+[.M290];0)" office:value-type="float" office:value="0" calcext:value-type="float">
            <text:p>0</text:p>
          </table:table-cell>
          <table:table-cell table:formula="of:=IF([.L290]&lt;[.$K$2];([.M290]-[.$E$2]/([.$D$2]^2))*[.$D$2]*[.$B$2];[.$A$2]-([.$A$2]-[.$J$2])*([.$K$2]/[.L290])^2)*-1" office:value-type="float" office:value="-2.03185564241528" calcext:value-type="float">
            <text:p>-2.03185564241528</text:p>
          </table:table-cell>
          <table:table-cell table:formula="of:=IF([.L290]&lt;[.$K$2];([.N290]-[.$E$2]/([.$D$2]^2))*[.$D$2]*[.$B$2];[.$A$2]+([.$A$2]-[.$J$2])*([.$K$2]/[.L290])^2)*-1" office:value-type="float" office:value="-2.46814435758472" calcext:value-type="float">
            <text:p>-2.4681443575847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90]+0.01" office:value-type="float" office:value="3.88999999999996" calcext:value-type="float">
            <text:p>3.88999999999996</text:p>
          </table:table-cell>
          <table:table-cell table:formula="of:=IF([.L291]&lt;[.$K$2];(SQRT([.$I$2])+0.5*LN([.L291]/[.$K$2]))^2;0)" office:value-type="float" office:value="0" calcext:value-type="float">
            <text:p>0</text:p>
          </table:table-cell>
          <table:table-cell table:formula="of:=IF([.L291]&lt;[.$K$2];SQRT([.M291])+[.M291];0)" office:value-type="float" office:value="0" calcext:value-type="float">
            <text:p>0</text:p>
          </table:table-cell>
          <table:table-cell table:formula="of:=IF([.L291]&lt;[.$K$2];([.M291]-[.$E$2]/([.$D$2]^2))*[.$D$2]*[.$B$2];[.$A$2]-([.$A$2]-[.$J$2])*([.$K$2]/[.L291])^2)*-1" office:value-type="float" office:value="-2.03297576563574" calcext:value-type="float">
            <text:p>-2.03297576563574</text:p>
          </table:table-cell>
          <table:table-cell table:formula="of:=IF([.L291]&lt;[.$K$2];([.N291]-[.$E$2]/([.$D$2]^2))*[.$D$2]*[.$B$2];[.$A$2]+([.$A$2]-[.$J$2])*([.$K$2]/[.L291])^2)*-1" office:value-type="float" office:value="-2.46702423436426" calcext:value-type="float">
            <text:p>-2.4670242343642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91]+0.01" office:value-type="float" office:value="3.89999999999996" calcext:value-type="float">
            <text:p>3.89999999999996</text:p>
          </table:table-cell>
          <table:table-cell table:formula="of:=IF([.L292]&lt;[.$K$2];(SQRT([.$I$2])+0.5*LN([.L292]/[.$K$2]))^2;0)" office:value-type="float" office:value="0" calcext:value-type="float">
            <text:p>0</text:p>
          </table:table-cell>
          <table:table-cell table:formula="of:=IF([.L292]&lt;[.$K$2];SQRT([.M292])+[.M292];0)" office:value-type="float" office:value="0" calcext:value-type="float">
            <text:p>0</text:p>
          </table:table-cell>
          <table:table-cell table:formula="of:=IF([.L292]&lt;[.$K$2];([.M292]-[.$E$2]/([.$D$2]^2))*[.$D$2]*[.$B$2];[.$A$2]-([.$A$2]-[.$J$2])*([.$K$2]/[.L292])^2)*-1" office:value-type="float" office:value="-2.03408728357506" calcext:value-type="float">
            <text:p>-2.03408728357506</text:p>
          </table:table-cell>
          <table:table-cell table:formula="of:=IF([.L292]&lt;[.$K$2];([.N292]-[.$E$2]/([.$D$2]^2))*[.$D$2]*[.$B$2];[.$A$2]+([.$A$2]-[.$J$2])*([.$K$2]/[.L292])^2)*-1" office:value-type="float" office:value="-2.46591271642494" calcext:value-type="float">
            <text:p>-2.4659127164249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92]+0.01" office:value-type="float" office:value="3.90999999999996" calcext:value-type="float">
            <text:p>3.90999999999996</text:p>
          </table:table-cell>
          <table:table-cell table:formula="of:=IF([.L293]&lt;[.$K$2];(SQRT([.$I$2])+0.5*LN([.L293]/[.$K$2]))^2;0)" office:value-type="float" office:value="0" calcext:value-type="float">
            <text:p>0</text:p>
          </table:table-cell>
          <table:table-cell table:formula="of:=IF([.L293]&lt;[.$K$2];SQRT([.M293])+[.M293];0)" office:value-type="float" office:value="0" calcext:value-type="float">
            <text:p>0</text:p>
          </table:table-cell>
          <table:table-cell table:formula="of:=IF([.L293]&lt;[.$K$2];([.M293]-[.$E$2]/([.$D$2]^2))*[.$D$2]*[.$B$2];[.$A$2]-([.$A$2]-[.$J$2])*([.$K$2]/[.L293])^2)*-1" office:value-type="float" office:value="-2.03519028415412" calcext:value-type="float">
            <text:p>-2.03519028415412</text:p>
          </table:table-cell>
          <table:table-cell table:formula="of:=IF([.L293]&lt;[.$K$2];([.N293]-[.$E$2]/([.$D$2]^2))*[.$D$2]*[.$B$2];[.$A$2]+([.$A$2]-[.$J$2])*([.$K$2]/[.L293])^2)*-1" office:value-type="float" office:value="-2.46480971584588" calcext:value-type="float">
            <text:p>-2.4648097158458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93]+0.01" office:value-type="float" office:value="3.91999999999996" calcext:value-type="float">
            <text:p>3.91999999999996</text:p>
          </table:table-cell>
          <table:table-cell table:formula="of:=IF([.L294]&lt;[.$K$2];(SQRT([.$I$2])+0.5*LN([.L294]/[.$K$2]))^2;0)" office:value-type="float" office:value="0" calcext:value-type="float">
            <text:p>0</text:p>
          </table:table-cell>
          <table:table-cell table:formula="of:=IF([.L294]&lt;[.$K$2];SQRT([.M294])+[.M294];0)" office:value-type="float" office:value="0" calcext:value-type="float">
            <text:p>0</text:p>
          </table:table-cell>
          <table:table-cell table:formula="of:=IF([.L294]&lt;[.$K$2];([.M294]-[.$E$2]/([.$D$2]^2))*[.$D$2]*[.$B$2];[.$A$2]-([.$A$2]-[.$J$2])*([.$K$2]/[.L294])^2)*-1" office:value-type="float" office:value="-2.03628485417382" calcext:value-type="float">
            <text:p>-2.03628485417382</text:p>
          </table:table-cell>
          <table:table-cell table:formula="of:=IF([.L294]&lt;[.$K$2];([.N294]-[.$E$2]/([.$D$2]^2))*[.$D$2]*[.$B$2];[.$A$2]+([.$A$2]-[.$J$2])*([.$K$2]/[.L294])^2)*-1" office:value-type="float" office:value="-2.46371514582618" calcext:value-type="float">
            <text:p>-2.4637151458261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94]+0.01" office:value-type="float" office:value="3.92999999999996" calcext:value-type="float">
            <text:p>3.92999999999996</text:p>
          </table:table-cell>
          <table:table-cell table:formula="of:=IF([.L295]&lt;[.$K$2];(SQRT([.$I$2])+0.5*LN([.L295]/[.$K$2]))^2;0)" office:value-type="float" office:value="0" calcext:value-type="float">
            <text:p>0</text:p>
          </table:table-cell>
          <table:table-cell table:formula="of:=IF([.L295]&lt;[.$K$2];SQRT([.M295])+[.M295];0)" office:value-type="float" office:value="0" calcext:value-type="float">
            <text:p>0</text:p>
          </table:table-cell>
          <table:table-cell table:formula="of:=IF([.L295]&lt;[.$K$2];([.M295]-[.$E$2]/([.$D$2]^2))*[.$D$2]*[.$B$2];[.$A$2]-([.$A$2]-[.$J$2])*([.$K$2]/[.L295])^2)*-1" office:value-type="float" office:value="-2.03737107933212" calcext:value-type="float">
            <text:p>-2.03737107933212</text:p>
          </table:table-cell>
          <table:table-cell table:formula="of:=IF([.L295]&lt;[.$K$2];([.N295]-[.$E$2]/([.$D$2]^2))*[.$D$2]*[.$B$2];[.$A$2]+([.$A$2]-[.$J$2])*([.$K$2]/[.L295])^2)*-1" office:value-type="float" office:value="-2.46262892066788" calcext:value-type="float">
            <text:p>-2.4626289206678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95]+0.01" office:value-type="float" office:value="3.93999999999996" calcext:value-type="float">
            <text:p>3.93999999999996</text:p>
          </table:table-cell>
          <table:table-cell table:formula="of:=IF([.L296]&lt;[.$K$2];(SQRT([.$I$2])+0.5*LN([.L296]/[.$K$2]))^2;0)" office:value-type="float" office:value="0" calcext:value-type="float">
            <text:p>0</text:p>
          </table:table-cell>
          <table:table-cell table:formula="of:=IF([.L296]&lt;[.$K$2];SQRT([.M296])+[.M296];0)" office:value-type="float" office:value="0" calcext:value-type="float">
            <text:p>0</text:p>
          </table:table-cell>
          <table:table-cell table:formula="of:=IF([.L296]&lt;[.$K$2];([.M296]-[.$E$2]/([.$D$2]^2))*[.$D$2]*[.$B$2];[.$A$2]-([.$A$2]-[.$J$2])*([.$K$2]/[.L296])^2)*-1" office:value-type="float" office:value="-2.03844904424081" calcext:value-type="float">
            <text:p>-2.03844904424081</text:p>
          </table:table-cell>
          <table:table-cell table:formula="of:=IF([.L296]&lt;[.$K$2];([.N296]-[.$E$2]/([.$D$2]^2))*[.$D$2]*[.$B$2];[.$A$2]+([.$A$2]-[.$J$2])*([.$K$2]/[.L296])^2)*-1" office:value-type="float" office:value="-2.46155095575919" calcext:value-type="float">
            <text:p>-2.4615509557591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96]+0.01" office:value-type="float" office:value="3.94999999999996" calcext:value-type="float">
            <text:p>3.94999999999996</text:p>
          </table:table-cell>
          <table:table-cell table:formula="of:=IF([.L297]&lt;[.$K$2];(SQRT([.$I$2])+0.5*LN([.L297]/[.$K$2]))^2;0)" office:value-type="float" office:value="0" calcext:value-type="float">
            <text:p>0</text:p>
          </table:table-cell>
          <table:table-cell table:formula="of:=IF([.L297]&lt;[.$K$2];SQRT([.M297])+[.M297];0)" office:value-type="float" office:value="0" calcext:value-type="float">
            <text:p>0</text:p>
          </table:table-cell>
          <table:table-cell table:formula="of:=IF([.L297]&lt;[.$K$2];([.M297]-[.$E$2]/([.$D$2]^2))*[.$D$2]*[.$B$2];[.$A$2]-([.$A$2]-[.$J$2])*([.$K$2]/[.L297])^2)*-1" office:value-type="float" office:value="-2.03951883244202" calcext:value-type="float">
            <text:p>-2.03951883244202</text:p>
          </table:table-cell>
          <table:table-cell table:formula="of:=IF([.L297]&lt;[.$K$2];([.N297]-[.$E$2]/([.$D$2]^2))*[.$D$2]*[.$B$2];[.$A$2]+([.$A$2]-[.$J$2])*([.$K$2]/[.L297])^2)*-1" office:value-type="float" office:value="-2.46048116755798" calcext:value-type="float">
            <text:p>-2.4604811675579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97]+0.01" office:value-type="float" office:value="3.95999999999996" calcext:value-type="float">
            <text:p>3.95999999999996</text:p>
          </table:table-cell>
          <table:table-cell table:formula="of:=IF([.L298]&lt;[.$K$2];(SQRT([.$I$2])+0.5*LN([.L298]/[.$K$2]))^2;0)" office:value-type="float" office:value="0" calcext:value-type="float">
            <text:p>0</text:p>
          </table:table-cell>
          <table:table-cell table:formula="of:=IF([.L298]&lt;[.$K$2];SQRT([.M298])+[.M298];0)" office:value-type="float" office:value="0" calcext:value-type="float">
            <text:p>0</text:p>
          </table:table-cell>
          <table:table-cell table:formula="of:=IF([.L298]&lt;[.$K$2];([.M298]-[.$E$2]/([.$D$2]^2))*[.$D$2]*[.$B$2];[.$A$2]-([.$A$2]-[.$J$2])*([.$K$2]/[.L298])^2)*-1" office:value-type="float" office:value="-2.04058052642438" calcext:value-type="float">
            <text:p>-2.04058052642438</text:p>
          </table:table-cell>
          <table:table-cell table:formula="of:=IF([.L298]&lt;[.$K$2];([.N298]-[.$E$2]/([.$D$2]^2))*[.$D$2]*[.$B$2];[.$A$2]+([.$A$2]-[.$J$2])*([.$K$2]/[.L298])^2)*-1" office:value-type="float" office:value="-2.45941947357562" calcext:value-type="float">
            <text:p>-2.4594194735756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98]+0.01" office:value-type="float" office:value="3.96999999999996" calcext:value-type="float">
            <text:p>3.96999999999996</text:p>
          </table:table-cell>
          <table:table-cell table:formula="of:=IF([.L299]&lt;[.$K$2];(SQRT([.$I$2])+0.5*LN([.L299]/[.$K$2]))^2;0)" office:value-type="float" office:value="0" calcext:value-type="float">
            <text:p>0</text:p>
          </table:table-cell>
          <table:table-cell table:formula="of:=IF([.L299]&lt;[.$K$2];SQRT([.M299])+[.M299];0)" office:value-type="float" office:value="0" calcext:value-type="float">
            <text:p>0</text:p>
          </table:table-cell>
          <table:table-cell table:formula="of:=IF([.L299]&lt;[.$K$2];([.M299]-[.$E$2]/([.$D$2]^2))*[.$D$2]*[.$B$2];[.$A$2]-([.$A$2]-[.$J$2])*([.$K$2]/[.L299])^2)*-1" office:value-type="float" office:value="-2.04163420763894" calcext:value-type="float">
            <text:p>-2.04163420763894</text:p>
          </table:table-cell>
          <table:table-cell table:formula="of:=IF([.L299]&lt;[.$K$2];([.N299]-[.$E$2]/([.$D$2]^2))*[.$D$2]*[.$B$2];[.$A$2]+([.$A$2]-[.$J$2])*([.$K$2]/[.L299])^2)*-1" office:value-type="float" office:value="-2.45836579236106" calcext:value-type="float">
            <text:p>-2.4583657923610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299]+0.01" office:value-type="float" office:value="3.97999999999996" calcext:value-type="float">
            <text:p>3.97999999999996</text:p>
          </table:table-cell>
          <table:table-cell table:formula="of:=IF([.L300]&lt;[.$K$2];(SQRT([.$I$2])+0.5*LN([.L300]/[.$K$2]))^2;0)" office:value-type="float" office:value="0" calcext:value-type="float">
            <text:p>0</text:p>
          </table:table-cell>
          <table:table-cell table:formula="of:=IF([.L300]&lt;[.$K$2];SQRT([.M300])+[.M300];0)" office:value-type="float" office:value="0" calcext:value-type="float">
            <text:p>0</text:p>
          </table:table-cell>
          <table:table-cell table:formula="of:=IF([.L300]&lt;[.$K$2];([.M300]-[.$E$2]/([.$D$2]^2))*[.$D$2]*[.$B$2];[.$A$2]-([.$A$2]-[.$J$2])*([.$K$2]/[.L300])^2)*-1" office:value-type="float" office:value="-2.04267995651477" calcext:value-type="float">
            <text:p>-2.04267995651477</text:p>
          </table:table-cell>
          <table:table-cell table:formula="of:=IF([.L300]&lt;[.$K$2];([.N300]-[.$E$2]/([.$D$2]^2))*[.$D$2]*[.$B$2];[.$A$2]+([.$A$2]-[.$J$2])*([.$K$2]/[.L300])^2)*-1" office:value-type="float" office:value="-2.45732004348523" calcext:value-type="float">
            <text:p>-2.4573200434852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00]+0.01" office:value-type="float" office:value="3.98999999999996" calcext:value-type="float">
            <text:p>3.98999999999996</text:p>
          </table:table-cell>
          <table:table-cell table:formula="of:=IF([.L301]&lt;[.$K$2];(SQRT([.$I$2])+0.5*LN([.L301]/[.$K$2]))^2;0)" office:value-type="float" office:value="0" calcext:value-type="float">
            <text:p>0</text:p>
          </table:table-cell>
          <table:table-cell table:formula="of:=IF([.L301]&lt;[.$K$2];SQRT([.M301])+[.M301];0)" office:value-type="float" office:value="0" calcext:value-type="float">
            <text:p>0</text:p>
          </table:table-cell>
          <table:table-cell table:formula="of:=IF([.L301]&lt;[.$K$2];([.M301]-[.$E$2]/([.$D$2]^2))*[.$D$2]*[.$B$2];[.$A$2]-([.$A$2]-[.$J$2])*([.$K$2]/[.L301])^2)*-1" office:value-type="float" office:value="-2.04371785247433" calcext:value-type="float">
            <text:p>-2.04371785247433</text:p>
          </table:table-cell>
          <table:table-cell table:formula="of:=IF([.L301]&lt;[.$K$2];([.N301]-[.$E$2]/([.$D$2]^2))*[.$D$2]*[.$B$2];[.$A$2]+([.$A$2]-[.$J$2])*([.$K$2]/[.L301])^2)*-1" office:value-type="float" office:value="-2.45628214752567" calcext:value-type="float">
            <text:p>-2.4562821475256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01]+0.01" office:value-type="float" office:value="3.99999999999996" calcext:value-type="float">
            <text:p>3.99999999999996</text:p>
          </table:table-cell>
          <table:table-cell table:formula="of:=IF([.L302]&lt;[.$K$2];(SQRT([.$I$2])+0.5*LN([.L302]/[.$K$2]))^2;0)" office:value-type="float" office:value="0" calcext:value-type="float">
            <text:p>0</text:p>
          </table:table-cell>
          <table:table-cell table:formula="of:=IF([.L302]&lt;[.$K$2];SQRT([.M302])+[.M302];0)" office:value-type="float" office:value="0" calcext:value-type="float">
            <text:p>0</text:p>
          </table:table-cell>
          <table:table-cell table:formula="of:=IF([.L302]&lt;[.$K$2];([.M302]-[.$E$2]/([.$D$2]^2))*[.$D$2]*[.$B$2];[.$A$2]-([.$A$2]-[.$J$2])*([.$K$2]/[.L302])^2)*-1" office:value-type="float" office:value="-2.04474797394854" calcext:value-type="float">
            <text:p>-2.04474797394854</text:p>
          </table:table-cell>
          <table:table-cell table:formula="of:=IF([.L302]&lt;[.$K$2];([.N302]-[.$E$2]/([.$D$2]^2))*[.$D$2]*[.$B$2];[.$A$2]+([.$A$2]-[.$J$2])*([.$K$2]/[.L302])^2)*-1" office:value-type="float" office:value="-2.45525202605146" calcext:value-type="float">
            <text:p>-2.4552520260514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02]+0.01" office:value-type="float" office:value="4.00999999999996" calcext:value-type="float">
            <text:p>4.00999999999996</text:p>
          </table:table-cell>
          <table:table-cell table:formula="of:=IF([.L303]&lt;[.$K$2];(SQRT([.$I$2])+0.5*LN([.L303]/[.$K$2]))^2;0)" office:value-type="float" office:value="0" calcext:value-type="float">
            <text:p>0</text:p>
          </table:table-cell>
          <table:table-cell table:formula="of:=IF([.L303]&lt;[.$K$2];SQRT([.M303])+[.M303];0)" office:value-type="float" office:value="0" calcext:value-type="float">
            <text:p>0</text:p>
          </table:table-cell>
          <table:table-cell table:formula="of:=IF([.L303]&lt;[.$K$2];([.M303]-[.$E$2]/([.$D$2]^2))*[.$D$2]*[.$B$2];[.$A$2]-([.$A$2]-[.$J$2])*([.$K$2]/[.L303])^2)*-1" office:value-type="float" office:value="-2.04577039839159" calcext:value-type="float">
            <text:p>-2.04577039839159</text:p>
          </table:table-cell>
          <table:table-cell table:formula="of:=IF([.L303]&lt;[.$K$2];([.N303]-[.$E$2]/([.$D$2]^2))*[.$D$2]*[.$B$2];[.$A$2]+([.$A$2]-[.$J$2])*([.$K$2]/[.L303])^2)*-1" office:value-type="float" office:value="-2.45422960160841" calcext:value-type="float">
            <text:p>-2.4542296016084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03]+0.01" office:value-type="float" office:value="4.01999999999996" calcext:value-type="float">
            <text:p>4.01999999999996</text:p>
          </table:table-cell>
          <table:table-cell table:formula="of:=IF([.L304]&lt;[.$K$2];(SQRT([.$I$2])+0.5*LN([.L304]/[.$K$2]))^2;0)" office:value-type="float" office:value="0" calcext:value-type="float">
            <text:p>0</text:p>
          </table:table-cell>
          <table:table-cell table:formula="of:=IF([.L304]&lt;[.$K$2];SQRT([.M304])+[.M304];0)" office:value-type="float" office:value="0" calcext:value-type="float">
            <text:p>0</text:p>
          </table:table-cell>
          <table:table-cell table:formula="of:=IF([.L304]&lt;[.$K$2];([.M304]-[.$E$2]/([.$D$2]^2))*[.$D$2]*[.$B$2];[.$A$2]-([.$A$2]-[.$J$2])*([.$K$2]/[.L304])^2)*-1" office:value-type="float" office:value="-2.04678520229553" calcext:value-type="float">
            <text:p>-2.04678520229553</text:p>
          </table:table-cell>
          <table:table-cell table:formula="of:=IF([.L304]&lt;[.$K$2];([.N304]-[.$E$2]/([.$D$2]^2))*[.$D$2]*[.$B$2];[.$A$2]+([.$A$2]-[.$J$2])*([.$K$2]/[.L304])^2)*-1" office:value-type="float" office:value="-2.45321479770447" calcext:value-type="float">
            <text:p>-2.4532147977044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04]+0.01" office:value-type="float" office:value="4.02999999999996" calcext:value-type="float">
            <text:p>4.02999999999996</text:p>
          </table:table-cell>
          <table:table-cell table:formula="of:=IF([.L305]&lt;[.$K$2];(SQRT([.$I$2])+0.5*LN([.L305]/[.$K$2]))^2;0)" office:value-type="float" office:value="0" calcext:value-type="float">
            <text:p>0</text:p>
          </table:table-cell>
          <table:table-cell table:formula="of:=IF([.L305]&lt;[.$K$2];SQRT([.M305])+[.M305];0)" office:value-type="float" office:value="0" calcext:value-type="float">
            <text:p>0</text:p>
          </table:table-cell>
          <table:table-cell table:formula="of:=IF([.L305]&lt;[.$K$2];([.M305]-[.$E$2]/([.$D$2]^2))*[.$D$2]*[.$B$2];[.$A$2]-([.$A$2]-[.$J$2])*([.$K$2]/[.L305])^2)*-1" office:value-type="float" office:value="-2.04779246120453" calcext:value-type="float">
            <text:p>-2.04779246120453</text:p>
          </table:table-cell>
          <table:table-cell table:formula="of:=IF([.L305]&lt;[.$K$2];([.N305]-[.$E$2]/([.$D$2]^2))*[.$D$2]*[.$B$2];[.$A$2]+([.$A$2]-[.$J$2])*([.$K$2]/[.L305])^2)*-1" office:value-type="float" office:value="-2.45220753879547" calcext:value-type="float">
            <text:p>-2.4522075387954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05]+0.01" office:value-type="float" office:value="4.03999999999996" calcext:value-type="float">
            <text:p>4.03999999999996</text:p>
          </table:table-cell>
          <table:table-cell table:formula="of:=IF([.L306]&lt;[.$K$2];(SQRT([.$I$2])+0.5*LN([.L306]/[.$K$2]))^2;0)" office:value-type="float" office:value="0" calcext:value-type="float">
            <text:p>0</text:p>
          </table:table-cell>
          <table:table-cell table:formula="of:=IF([.L306]&lt;[.$K$2];SQRT([.M306])+[.M306];0)" office:value-type="float" office:value="0" calcext:value-type="float">
            <text:p>0</text:p>
          </table:table-cell>
          <table:table-cell table:formula="of:=IF([.L306]&lt;[.$K$2];([.M306]-[.$E$2]/([.$D$2]^2))*[.$D$2]*[.$B$2];[.$A$2]-([.$A$2]-[.$J$2])*([.$K$2]/[.L306])^2)*-1" office:value-type="float" office:value="-2.04879224972899" calcext:value-type="float">
            <text:p>-2.04879224972899</text:p>
          </table:table-cell>
          <table:table-cell table:formula="of:=IF([.L306]&lt;[.$K$2];([.N306]-[.$E$2]/([.$D$2]^2))*[.$D$2]*[.$B$2];[.$A$2]+([.$A$2]-[.$J$2])*([.$K$2]/[.L306])^2)*-1" office:value-type="float" office:value="-2.45120775027101" calcext:value-type="float">
            <text:p>-2.4512077502710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06]+0.01" office:value-type="float" office:value="4.04999999999996" calcext:value-type="float">
            <text:p>4.04999999999996</text:p>
          </table:table-cell>
          <table:table-cell table:formula="of:=IF([.L307]&lt;[.$K$2];(SQRT([.$I$2])+0.5*LN([.L307]/[.$K$2]))^2;0)" office:value-type="float" office:value="0" calcext:value-type="float">
            <text:p>0</text:p>
          </table:table-cell>
          <table:table-cell table:formula="of:=IF([.L307]&lt;[.$K$2];SQRT([.M307])+[.M307];0)" office:value-type="float" office:value="0" calcext:value-type="float">
            <text:p>0</text:p>
          </table:table-cell>
          <table:table-cell table:formula="of:=IF([.L307]&lt;[.$K$2];([.M307]-[.$E$2]/([.$D$2]^2))*[.$D$2]*[.$B$2];[.$A$2]-([.$A$2]-[.$J$2])*([.$K$2]/[.L307])^2)*-1" office:value-type="float" office:value="-2.04978464155931" calcext:value-type="float">
            <text:p>-2.04978464155931</text:p>
          </table:table-cell>
          <table:table-cell table:formula="of:=IF([.L307]&lt;[.$K$2];([.N307]-[.$E$2]/([.$D$2]^2))*[.$D$2]*[.$B$2];[.$A$2]+([.$A$2]-[.$J$2])*([.$K$2]/[.L307])^2)*-1" office:value-type="float" office:value="-2.45021535844069" calcext:value-type="float">
            <text:p>-2.4502153584406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07]+0.01" office:value-type="float" office:value="4.05999999999996" calcext:value-type="float">
            <text:p>4.05999999999996</text:p>
          </table:table-cell>
          <table:table-cell table:formula="of:=IF([.L308]&lt;[.$K$2];(SQRT([.$I$2])+0.5*LN([.L308]/[.$K$2]))^2;0)" office:value-type="float" office:value="0" calcext:value-type="float">
            <text:p>0</text:p>
          </table:table-cell>
          <table:table-cell table:formula="of:=IF([.L308]&lt;[.$K$2];SQRT([.M308])+[.M308];0)" office:value-type="float" office:value="0" calcext:value-type="float">
            <text:p>0</text:p>
          </table:table-cell>
          <table:table-cell table:formula="of:=IF([.L308]&lt;[.$K$2];([.M308]-[.$E$2]/([.$D$2]^2))*[.$D$2]*[.$B$2];[.$A$2]-([.$A$2]-[.$J$2])*([.$K$2]/[.L308])^2)*-1" office:value-type="float" office:value="-2.05076970947952" calcext:value-type="float">
            <text:p>-2.05076970947952</text:p>
          </table:table-cell>
          <table:table-cell table:formula="of:=IF([.L308]&lt;[.$K$2];([.N308]-[.$E$2]/([.$D$2]^2))*[.$D$2]*[.$B$2];[.$A$2]+([.$A$2]-[.$J$2])*([.$K$2]/[.L308])^2)*-1" office:value-type="float" office:value="-2.44923029052048" calcext:value-type="float">
            <text:p>-2.4492302905204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08]+0.01" office:value-type="float" office:value="4.06999999999996" calcext:value-type="float">
            <text:p>4.06999999999996</text:p>
          </table:table-cell>
          <table:table-cell table:formula="of:=IF([.L309]&lt;[.$K$2];(SQRT([.$I$2])+0.5*LN([.L309]/[.$K$2]))^2;0)" office:value-type="float" office:value="0" calcext:value-type="float">
            <text:p>0</text:p>
          </table:table-cell>
          <table:table-cell table:formula="of:=IF([.L309]&lt;[.$K$2];SQRT([.M309])+[.M309];0)" office:value-type="float" office:value="0" calcext:value-type="float">
            <text:p>0</text:p>
          </table:table-cell>
          <table:table-cell table:formula="of:=IF([.L309]&lt;[.$K$2];([.M309]-[.$E$2]/([.$D$2]^2))*[.$D$2]*[.$B$2];[.$A$2]-([.$A$2]-[.$J$2])*([.$K$2]/[.L309])^2)*-1" office:value-type="float" office:value="-2.05174752538057" calcext:value-type="float">
            <text:p>-2.05174752538057</text:p>
          </table:table-cell>
          <table:table-cell table:formula="of:=IF([.L309]&lt;[.$K$2];([.N309]-[.$E$2]/([.$D$2]^2))*[.$D$2]*[.$B$2];[.$A$2]+([.$A$2]-[.$J$2])*([.$K$2]/[.L309])^2)*-1" office:value-type="float" office:value="-2.44825247461943" calcext:value-type="float">
            <text:p>-2.4482524746194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09]+0.01" office:value-type="float" office:value="4.07999999999996" calcext:value-type="float">
            <text:p>4.07999999999996</text:p>
          </table:table-cell>
          <table:table-cell table:formula="of:=IF([.L310]&lt;[.$K$2];(SQRT([.$I$2])+0.5*LN([.L310]/[.$K$2]))^2;0)" office:value-type="float" office:value="0" calcext:value-type="float">
            <text:p>0</text:p>
          </table:table-cell>
          <table:table-cell table:formula="of:=IF([.L310]&lt;[.$K$2];SQRT([.M310])+[.M310];0)" office:value-type="float" office:value="0" calcext:value-type="float">
            <text:p>0</text:p>
          </table:table-cell>
          <table:table-cell table:formula="of:=IF([.L310]&lt;[.$K$2];([.M310]-[.$E$2]/([.$D$2]^2))*[.$D$2]*[.$B$2];[.$A$2]-([.$A$2]-[.$J$2])*([.$K$2]/[.L310])^2)*-1" office:value-type="float" office:value="-2.05271816027349" calcext:value-type="float">
            <text:p>-2.05271816027349</text:p>
          </table:table-cell>
          <table:table-cell table:formula="of:=IF([.L310]&lt;[.$K$2];([.N310]-[.$E$2]/([.$D$2]^2))*[.$D$2]*[.$B$2];[.$A$2]+([.$A$2]-[.$J$2])*([.$K$2]/[.L310])^2)*-1" office:value-type="float" office:value="-2.44728183972651" calcext:value-type="float">
            <text:p>-2.4472818397265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10]+0.01" office:value-type="float" office:value="4.08999999999996" calcext:value-type="float">
            <text:p>4.08999999999996</text:p>
          </table:table-cell>
          <table:table-cell table:formula="of:=IF([.L311]&lt;[.$K$2];(SQRT([.$I$2])+0.5*LN([.L311]/[.$K$2]))^2;0)" office:value-type="float" office:value="0" calcext:value-type="float">
            <text:p>0</text:p>
          </table:table-cell>
          <table:table-cell table:formula="of:=IF([.L311]&lt;[.$K$2];SQRT([.M311])+[.M311];0)" office:value-type="float" office:value="0" calcext:value-type="float">
            <text:p>0</text:p>
          </table:table-cell>
          <table:table-cell table:formula="of:=IF([.L311]&lt;[.$K$2];([.M311]-[.$E$2]/([.$D$2]^2))*[.$D$2]*[.$B$2];[.$A$2]-([.$A$2]-[.$J$2])*([.$K$2]/[.L311])^2)*-1" office:value-type="float" office:value="-2.05368168430226" calcext:value-type="float">
            <text:p>-2.05368168430226</text:p>
          </table:table-cell>
          <table:table-cell table:formula="of:=IF([.L311]&lt;[.$K$2];([.N311]-[.$E$2]/([.$D$2]^2))*[.$D$2]*[.$B$2];[.$A$2]+([.$A$2]-[.$J$2])*([.$K$2]/[.L311])^2)*-1" office:value-type="float" office:value="-2.44631831569774" calcext:value-type="float">
            <text:p>-2.4463183156977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11]+0.01" office:value-type="float" office:value="4.09999999999996" calcext:value-type="float">
            <text:p>4.09999999999996</text:p>
          </table:table-cell>
          <table:table-cell table:formula="of:=IF([.L312]&lt;[.$K$2];(SQRT([.$I$2])+0.5*LN([.L312]/[.$K$2]))^2;0)" office:value-type="float" office:value="0" calcext:value-type="float">
            <text:p>0</text:p>
          </table:table-cell>
          <table:table-cell table:formula="of:=IF([.L312]&lt;[.$K$2];SQRT([.M312])+[.M312];0)" office:value-type="float" office:value="0" calcext:value-type="float">
            <text:p>0</text:p>
          </table:table-cell>
          <table:table-cell table:formula="of:=IF([.L312]&lt;[.$K$2];([.M312]-[.$E$2]/([.$D$2]^2))*[.$D$2]*[.$B$2];[.$A$2]-([.$A$2]-[.$J$2])*([.$K$2]/[.L312])^2)*-1" office:value-type="float" office:value="-2.05463816675649" calcext:value-type="float">
            <text:p>-2.05463816675649</text:p>
          </table:table-cell>
          <table:table-cell table:formula="of:=IF([.L312]&lt;[.$K$2];([.N312]-[.$E$2]/([.$D$2]^2))*[.$D$2]*[.$B$2];[.$A$2]+([.$A$2]-[.$J$2])*([.$K$2]/[.L312])^2)*-1" office:value-type="float" office:value="-2.44536183324351" calcext:value-type="float">
            <text:p>-2.4453618332435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12]+0.01" office:value-type="float" office:value="4.10999999999996" calcext:value-type="float">
            <text:p>4.10999999999996</text:p>
          </table:table-cell>
          <table:table-cell table:formula="of:=IF([.L313]&lt;[.$K$2];(SQRT([.$I$2])+0.5*LN([.L313]/[.$K$2]))^2;0)" office:value-type="float" office:value="0" calcext:value-type="float">
            <text:p>0</text:p>
          </table:table-cell>
          <table:table-cell table:formula="of:=IF([.L313]&lt;[.$K$2];SQRT([.M313])+[.M313];0)" office:value-type="float" office:value="0" calcext:value-type="float">
            <text:p>0</text:p>
          </table:table-cell>
          <table:table-cell table:formula="of:=IF([.L313]&lt;[.$K$2];([.M313]-[.$E$2]/([.$D$2]^2))*[.$D$2]*[.$B$2];[.$A$2]-([.$A$2]-[.$J$2])*([.$K$2]/[.L313])^2)*-1" office:value-type="float" office:value="-2.05558767608389" calcext:value-type="float">
            <text:p>-2.05558767608389</text:p>
          </table:table-cell>
          <table:table-cell table:formula="of:=IF([.L313]&lt;[.$K$2];([.N313]-[.$E$2]/([.$D$2]^2))*[.$D$2]*[.$B$2];[.$A$2]+([.$A$2]-[.$J$2])*([.$K$2]/[.L313])^2)*-1" office:value-type="float" office:value="-2.44441232391611" calcext:value-type="float">
            <text:p>-2.4444123239161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13]+0.01" office:value-type="float" office:value="4.11999999999996" calcext:value-type="float">
            <text:p>4.11999999999996</text:p>
          </table:table-cell>
          <table:table-cell table:formula="of:=IF([.L314]&lt;[.$K$2];(SQRT([.$I$2])+0.5*LN([.L314]/[.$K$2]))^2;0)" office:value-type="float" office:value="0" calcext:value-type="float">
            <text:p>0</text:p>
          </table:table-cell>
          <table:table-cell table:formula="of:=IF([.L314]&lt;[.$K$2];SQRT([.M314])+[.M314];0)" office:value-type="float" office:value="0" calcext:value-type="float">
            <text:p>0</text:p>
          </table:table-cell>
          <table:table-cell table:formula="of:=IF([.L314]&lt;[.$K$2];([.M314]-[.$E$2]/([.$D$2]^2))*[.$D$2]*[.$B$2];[.$A$2]-([.$A$2]-[.$J$2])*([.$K$2]/[.L314])^2)*-1" office:value-type="float" office:value="-2.05653027990248" calcext:value-type="float">
            <text:p>-2.05653027990248</text:p>
          </table:table-cell>
          <table:table-cell table:formula="of:=IF([.L314]&lt;[.$K$2];([.N314]-[.$E$2]/([.$D$2]^2))*[.$D$2]*[.$B$2];[.$A$2]+([.$A$2]-[.$J$2])*([.$K$2]/[.L314])^2)*-1" office:value-type="float" office:value="-2.44346972009752" calcext:value-type="float">
            <text:p>-2.4434697200975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14]+0.01" office:value-type="float" office:value="4.12999999999996" calcext:value-type="float">
            <text:p>4.12999999999996</text:p>
          </table:table-cell>
          <table:table-cell table:formula="of:=IF([.L315]&lt;[.$K$2];(SQRT([.$I$2])+0.5*LN([.L315]/[.$K$2]))^2;0)" office:value-type="float" office:value="0" calcext:value-type="float">
            <text:p>0</text:p>
          </table:table-cell>
          <table:table-cell table:formula="of:=IF([.L315]&lt;[.$K$2];SQRT([.M315])+[.M315];0)" office:value-type="float" office:value="0" calcext:value-type="float">
            <text:p>0</text:p>
          </table:table-cell>
          <table:table-cell table:formula="of:=IF([.L315]&lt;[.$K$2];([.M315]-[.$E$2]/([.$D$2]^2))*[.$D$2]*[.$B$2];[.$A$2]-([.$A$2]-[.$J$2])*([.$K$2]/[.L315])^2)*-1" office:value-type="float" office:value="-2.05746604501267" calcext:value-type="float">
            <text:p>-2.05746604501267</text:p>
          </table:table-cell>
          <table:table-cell table:formula="of:=IF([.L315]&lt;[.$K$2];([.N315]-[.$E$2]/([.$D$2]^2))*[.$D$2]*[.$B$2];[.$A$2]+([.$A$2]-[.$J$2])*([.$K$2]/[.L315])^2)*-1" office:value-type="float" office:value="-2.44253395498733" calcext:value-type="float">
            <text:p>-2.4425339549873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15]+0.01" office:value-type="float" office:value="4.13999999999996" calcext:value-type="float">
            <text:p>4.13999999999996</text:p>
          </table:table-cell>
          <table:table-cell table:formula="of:=IF([.L316]&lt;[.$K$2];(SQRT([.$I$2])+0.5*LN([.L316]/[.$K$2]))^2;0)" office:value-type="float" office:value="0" calcext:value-type="float">
            <text:p>0</text:p>
          </table:table-cell>
          <table:table-cell table:formula="of:=IF([.L316]&lt;[.$K$2];SQRT([.M316])+[.M316];0)" office:value-type="float" office:value="0" calcext:value-type="float">
            <text:p>0</text:p>
          </table:table-cell>
          <table:table-cell table:formula="of:=IF([.L316]&lt;[.$K$2];([.M316]-[.$E$2]/([.$D$2]^2))*[.$D$2]*[.$B$2];[.$A$2]-([.$A$2]-[.$J$2])*([.$K$2]/[.L316])^2)*-1" office:value-type="float" office:value="-2.05839503740908" calcext:value-type="float">
            <text:p>-2.05839503740908</text:p>
          </table:table-cell>
          <table:table-cell table:formula="of:=IF([.L316]&lt;[.$K$2];([.N316]-[.$E$2]/([.$D$2]^2))*[.$D$2]*[.$B$2];[.$A$2]+([.$A$2]-[.$J$2])*([.$K$2]/[.L316])^2)*-1" office:value-type="float" office:value="-2.44160496259092" calcext:value-type="float">
            <text:p>-2.4416049625909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16]+0.01" office:value-type="float" office:value="4.14999999999996" calcext:value-type="float">
            <text:p>4.14999999999996</text:p>
          </table:table-cell>
          <table:table-cell table:formula="of:=IF([.L317]&lt;[.$K$2];(SQRT([.$I$2])+0.5*LN([.L317]/[.$K$2]))^2;0)" office:value-type="float" office:value="0" calcext:value-type="float">
            <text:p>0</text:p>
          </table:table-cell>
          <table:table-cell table:formula="of:=IF([.L317]&lt;[.$K$2];SQRT([.M317])+[.M317];0)" office:value-type="float" office:value="0" calcext:value-type="float">
            <text:p>0</text:p>
          </table:table-cell>
          <table:table-cell table:formula="of:=IF([.L317]&lt;[.$K$2];([.M317]-[.$E$2]/([.$D$2]^2))*[.$D$2]*[.$B$2];[.$A$2]-([.$A$2]-[.$J$2])*([.$K$2]/[.L317])^2)*-1" office:value-type="float" office:value="-2.05931732229215" calcext:value-type="float">
            <text:p>-2.05931732229215</text:p>
          </table:table-cell>
          <table:table-cell table:formula="of:=IF([.L317]&lt;[.$K$2];([.N317]-[.$E$2]/([.$D$2]^2))*[.$D$2]*[.$B$2];[.$A$2]+([.$A$2]-[.$J$2])*([.$K$2]/[.L317])^2)*-1" office:value-type="float" office:value="-2.44068267770785" calcext:value-type="float">
            <text:p>-2.4406826777078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17]+0.01" office:value-type="float" office:value="4.15999999999996" calcext:value-type="float">
            <text:p>4.15999999999996</text:p>
          </table:table-cell>
          <table:table-cell table:formula="of:=IF([.L318]&lt;[.$K$2];(SQRT([.$I$2])+0.5*LN([.L318]/[.$K$2]))^2;0)" office:value-type="float" office:value="0" calcext:value-type="float">
            <text:p>0</text:p>
          </table:table-cell>
          <table:table-cell table:formula="of:=IF([.L318]&lt;[.$K$2];SQRT([.M318])+[.M318];0)" office:value-type="float" office:value="0" calcext:value-type="float">
            <text:p>0</text:p>
          </table:table-cell>
          <table:table-cell table:formula="of:=IF([.L318]&lt;[.$K$2];([.M318]-[.$E$2]/([.$D$2]^2))*[.$D$2]*[.$B$2];[.$A$2]-([.$A$2]-[.$J$2])*([.$K$2]/[.L318])^2)*-1" office:value-type="float" office:value="-2.06023296407964" calcext:value-type="float">
            <text:p>-2.06023296407964</text:p>
          </table:table-cell>
          <table:table-cell table:formula="of:=IF([.L318]&lt;[.$K$2];([.N318]-[.$E$2]/([.$D$2]^2))*[.$D$2]*[.$B$2];[.$A$2]+([.$A$2]-[.$J$2])*([.$K$2]/[.L318])^2)*-1" office:value-type="float" office:value="-2.43976703592036" calcext:value-type="float">
            <text:p>-2.4397670359203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18]+0.01" office:value-type="float" office:value="4.16999999999995" calcext:value-type="float">
            <text:p>4.16999999999995</text:p>
          </table:table-cell>
          <table:table-cell table:formula="of:=IF([.L319]&lt;[.$K$2];(SQRT([.$I$2])+0.5*LN([.L319]/[.$K$2]))^2;0)" office:value-type="float" office:value="0" calcext:value-type="float">
            <text:p>0</text:p>
          </table:table-cell>
          <table:table-cell table:formula="of:=IF([.L319]&lt;[.$K$2];SQRT([.M319])+[.M319];0)" office:value-type="float" office:value="0" calcext:value-type="float">
            <text:p>0</text:p>
          </table:table-cell>
          <table:table-cell table:formula="of:=IF([.L319]&lt;[.$K$2];([.M319]-[.$E$2]/([.$D$2]^2))*[.$D$2]*[.$B$2];[.$A$2]-([.$A$2]-[.$J$2])*([.$K$2]/[.L319])^2)*-1" office:value-type="float" office:value="-2.06114202641781" calcext:value-type="float">
            <text:p>-2.06114202641781</text:p>
          </table:table-cell>
          <table:table-cell table:formula="of:=IF([.L319]&lt;[.$K$2];([.N319]-[.$E$2]/([.$D$2]^2))*[.$D$2]*[.$B$2];[.$A$2]+([.$A$2]-[.$J$2])*([.$K$2]/[.L319])^2)*-1" office:value-type="float" office:value="-2.43885797358219" calcext:value-type="float">
            <text:p>-2.4388579735821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19]+0.01" office:value-type="float" office:value="4.17999999999995" calcext:value-type="float">
            <text:p>4.17999999999995</text:p>
          </table:table-cell>
          <table:table-cell table:formula="of:=IF([.L320]&lt;[.$K$2];(SQRT([.$I$2])+0.5*LN([.L320]/[.$K$2]))^2;0)" office:value-type="float" office:value="0" calcext:value-type="float">
            <text:p>0</text:p>
          </table:table-cell>
          <table:table-cell table:formula="of:=IF([.L320]&lt;[.$K$2];SQRT([.M320])+[.M320];0)" office:value-type="float" office:value="0" calcext:value-type="float">
            <text:p>0</text:p>
          </table:table-cell>
          <table:table-cell table:formula="of:=IF([.L320]&lt;[.$K$2];([.M320]-[.$E$2]/([.$D$2]^2))*[.$D$2]*[.$B$2];[.$A$2]-([.$A$2]-[.$J$2])*([.$K$2]/[.L320])^2)*-1" office:value-type="float" office:value="-2.06204457219252" calcext:value-type="float">
            <text:p>-2.06204457219252</text:p>
          </table:table-cell>
          <table:table-cell table:formula="of:=IF([.L320]&lt;[.$K$2];([.N320]-[.$E$2]/([.$D$2]^2))*[.$D$2]*[.$B$2];[.$A$2]+([.$A$2]-[.$J$2])*([.$K$2]/[.L320])^2)*-1" office:value-type="float" office:value="-2.43795542780748" calcext:value-type="float">
            <text:p>-2.4379554278074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20]+0.01" office:value-type="float" office:value="4.18999999999995" calcext:value-type="float">
            <text:p>4.18999999999995</text:p>
          </table:table-cell>
          <table:table-cell table:formula="of:=IF([.L321]&lt;[.$K$2];(SQRT([.$I$2])+0.5*LN([.L321]/[.$K$2]))^2;0)" office:value-type="float" office:value="0" calcext:value-type="float">
            <text:p>0</text:p>
          </table:table-cell>
          <table:table-cell table:formula="of:=IF([.L321]&lt;[.$K$2];SQRT([.M321])+[.M321];0)" office:value-type="float" office:value="0" calcext:value-type="float">
            <text:p>0</text:p>
          </table:table-cell>
          <table:table-cell table:formula="of:=IF([.L321]&lt;[.$K$2];([.M321]-[.$E$2]/([.$D$2]^2))*[.$D$2]*[.$B$2];[.$A$2]-([.$A$2]-[.$J$2])*([.$K$2]/[.L321])^2)*-1" office:value-type="float" office:value="-2.06294066354012" calcext:value-type="float">
            <text:p>-2.06294066354012</text:p>
          </table:table-cell>
          <table:table-cell table:formula="of:=IF([.L321]&lt;[.$K$2];([.N321]-[.$E$2]/([.$D$2]^2))*[.$D$2]*[.$B$2];[.$A$2]+([.$A$2]-[.$J$2])*([.$K$2]/[.L321])^2)*-1" office:value-type="float" office:value="-2.43705933645988" calcext:value-type="float">
            <text:p>-2.4370593364598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21]+0.01" office:value-type="float" office:value="4.19999999999995" calcext:value-type="float">
            <text:p>4.19999999999995</text:p>
          </table:table-cell>
          <table:table-cell table:formula="of:=IF([.L322]&lt;[.$K$2];(SQRT([.$I$2])+0.5*LN([.L322]/[.$K$2]))^2;0)" office:value-type="float" office:value="0" calcext:value-type="float">
            <text:p>0</text:p>
          </table:table-cell>
          <table:table-cell table:formula="of:=IF([.L322]&lt;[.$K$2];SQRT([.M322])+[.M322];0)" office:value-type="float" office:value="0" calcext:value-type="float">
            <text:p>0</text:p>
          </table:table-cell>
          <table:table-cell table:formula="of:=IF([.L322]&lt;[.$K$2];([.M322]-[.$E$2]/([.$D$2]^2))*[.$D$2]*[.$B$2];[.$A$2]-([.$A$2]-[.$J$2])*([.$K$2]/[.L322])^2)*-1" office:value-type="float" office:value="-2.06383036185808" calcext:value-type="float">
            <text:p>-2.06383036185808</text:p>
          </table:table-cell>
          <table:table-cell table:formula="of:=IF([.L322]&lt;[.$K$2];([.N322]-[.$E$2]/([.$D$2]^2))*[.$D$2]*[.$B$2];[.$A$2]+([.$A$2]-[.$J$2])*([.$K$2]/[.L322])^2)*-1" office:value-type="float" office:value="-2.43616963814191" calcext:value-type="float">
            <text:p>-2.4361696381419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22]+0.01" office:value-type="float" office:value="4.20999999999995" calcext:value-type="float">
            <text:p>4.20999999999995</text:p>
          </table:table-cell>
          <table:table-cell table:formula="of:=IF([.L323]&lt;[.$K$2];(SQRT([.$I$2])+0.5*LN([.L323]/[.$K$2]))^2;0)" office:value-type="float" office:value="0" calcext:value-type="float">
            <text:p>0</text:p>
          </table:table-cell>
          <table:table-cell table:formula="of:=IF([.L323]&lt;[.$K$2];SQRT([.M323])+[.M323];0)" office:value-type="float" office:value="0" calcext:value-type="float">
            <text:p>0</text:p>
          </table:table-cell>
          <table:table-cell table:formula="of:=IF([.L323]&lt;[.$K$2];([.M323]-[.$E$2]/([.$D$2]^2))*[.$D$2]*[.$B$2];[.$A$2]-([.$A$2]-[.$J$2])*([.$K$2]/[.L323])^2)*-1" office:value-type="float" office:value="-2.06471372781561" calcext:value-type="float">
            <text:p>-2.06471372781561</text:p>
          </table:table-cell>
          <table:table-cell table:formula="of:=IF([.L323]&lt;[.$K$2];([.N323]-[.$E$2]/([.$D$2]^2))*[.$D$2]*[.$B$2];[.$A$2]+([.$A$2]-[.$J$2])*([.$K$2]/[.L323])^2)*-1" office:value-type="float" office:value="-2.43528627218439" calcext:value-type="float">
            <text:p>-2.4352862721843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23]+0.01" office:value-type="float" office:value="4.21999999999995" calcext:value-type="float">
            <text:p>4.21999999999995</text:p>
          </table:table-cell>
          <table:table-cell table:formula="of:=IF([.L324]&lt;[.$K$2];(SQRT([.$I$2])+0.5*LN([.L324]/[.$K$2]))^2;0)" office:value-type="float" office:value="0" calcext:value-type="float">
            <text:p>0</text:p>
          </table:table-cell>
          <table:table-cell table:formula="of:=IF([.L324]&lt;[.$K$2];SQRT([.M324])+[.M324];0)" office:value-type="float" office:value="0" calcext:value-type="float">
            <text:p>0</text:p>
          </table:table-cell>
          <table:table-cell table:formula="of:=IF([.L324]&lt;[.$K$2];([.M324]-[.$E$2]/([.$D$2]^2))*[.$D$2]*[.$B$2];[.$A$2]-([.$A$2]-[.$J$2])*([.$K$2]/[.L324])^2)*-1" office:value-type="float" office:value="-2.06559082136389" calcext:value-type="float">
            <text:p>-2.06559082136389</text:p>
          </table:table-cell>
          <table:table-cell table:formula="of:=IF([.L324]&lt;[.$K$2];([.N324]-[.$E$2]/([.$D$2]^2))*[.$D$2]*[.$B$2];[.$A$2]+([.$A$2]-[.$J$2])*([.$K$2]/[.L324])^2)*-1" office:value-type="float" office:value="-2.43440917863611" calcext:value-type="float">
            <text:p>-2.4344091786361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24]+0.01" office:value-type="float" office:value="4.22999999999995" calcext:value-type="float">
            <text:p>4.22999999999995</text:p>
          </table:table-cell>
          <table:table-cell table:formula="of:=IF([.L325]&lt;[.$K$2];(SQRT([.$I$2])+0.5*LN([.L325]/[.$K$2]))^2;0)" office:value-type="float" office:value="0" calcext:value-type="float">
            <text:p>0</text:p>
          </table:table-cell>
          <table:table-cell table:formula="of:=IF([.L325]&lt;[.$K$2];SQRT([.M325])+[.M325];0)" office:value-type="float" office:value="0" calcext:value-type="float">
            <text:p>0</text:p>
          </table:table-cell>
          <table:table-cell table:formula="of:=IF([.L325]&lt;[.$K$2];([.M325]-[.$E$2]/([.$D$2]^2))*[.$D$2]*[.$B$2];[.$A$2]-([.$A$2]-[.$J$2])*([.$K$2]/[.L325])^2)*-1" office:value-type="float" office:value="-2.06646170174631" calcext:value-type="float">
            <text:p>-2.06646170174631</text:p>
          </table:table-cell>
          <table:table-cell table:formula="of:=IF([.L325]&lt;[.$K$2];([.N325]-[.$E$2]/([.$D$2]^2))*[.$D$2]*[.$B$2];[.$A$2]+([.$A$2]-[.$J$2])*([.$K$2]/[.L325])^2)*-1" office:value-type="float" office:value="-2.43353829825369" calcext:value-type="float">
            <text:p>-2.4335382982536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25]+0.01" office:value-type="float" office:value="4.23999999999995" calcext:value-type="float">
            <text:p>4.23999999999995</text:p>
          </table:table-cell>
          <table:table-cell table:formula="of:=IF([.L326]&lt;[.$K$2];(SQRT([.$I$2])+0.5*LN([.L326]/[.$K$2]))^2;0)" office:value-type="float" office:value="0" calcext:value-type="float">
            <text:p>0</text:p>
          </table:table-cell>
          <table:table-cell table:formula="of:=IF([.L326]&lt;[.$K$2];SQRT([.M326])+[.M326];0)" office:value-type="float" office:value="0" calcext:value-type="float">
            <text:p>0</text:p>
          </table:table-cell>
          <table:table-cell table:formula="of:=IF([.L326]&lt;[.$K$2];([.M326]-[.$E$2]/([.$D$2]^2))*[.$D$2]*[.$B$2];[.$A$2]-([.$A$2]-[.$J$2])*([.$K$2]/[.L326])^2)*-1" office:value-type="float" office:value="-2.06732642750849" calcext:value-type="float">
            <text:p>-2.06732642750849</text:p>
          </table:table-cell>
          <table:table-cell table:formula="of:=IF([.L326]&lt;[.$K$2];([.N326]-[.$E$2]/([.$D$2]^2))*[.$D$2]*[.$B$2];[.$A$2]+([.$A$2]-[.$J$2])*([.$K$2]/[.L326])^2)*-1" office:value-type="float" office:value="-2.43267357249151" calcext:value-type="float">
            <text:p>-2.4326735724915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26]+0.01" office:value-type="float" office:value="4.24999999999995" calcext:value-type="float">
            <text:p>4.24999999999995</text:p>
          </table:table-cell>
          <table:table-cell table:formula="of:=IF([.L327]&lt;[.$K$2];(SQRT([.$I$2])+0.5*LN([.L327]/[.$K$2]))^2;0)" office:value-type="float" office:value="0" calcext:value-type="float">
            <text:p>0</text:p>
          </table:table-cell>
          <table:table-cell table:formula="of:=IF([.L327]&lt;[.$K$2];SQRT([.M327])+[.M327];0)" office:value-type="float" office:value="0" calcext:value-type="float">
            <text:p>0</text:p>
          </table:table-cell>
          <table:table-cell table:formula="of:=IF([.L327]&lt;[.$K$2];([.M327]-[.$E$2]/([.$D$2]^2))*[.$D$2]*[.$B$2];[.$A$2]-([.$A$2]-[.$J$2])*([.$K$2]/[.L327])^2)*-1" office:value-type="float" office:value="-2.06818505650805" calcext:value-type="float">
            <text:p>-2.06818505650805</text:p>
          </table:table-cell>
          <table:table-cell table:formula="of:=IF([.L327]&lt;[.$K$2];([.N327]-[.$E$2]/([.$D$2]^2))*[.$D$2]*[.$B$2];[.$A$2]+([.$A$2]-[.$J$2])*([.$K$2]/[.L327])^2)*-1" office:value-type="float" office:value="-2.43181494349195" calcext:value-type="float">
            <text:p>-2.4318149434919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27]+0.01" office:value-type="float" office:value="4.25999999999995" calcext:value-type="float">
            <text:p>4.25999999999995</text:p>
          </table:table-cell>
          <table:table-cell table:formula="of:=IF([.L328]&lt;[.$K$2];(SQRT([.$I$2])+0.5*LN([.L328]/[.$K$2]))^2;0)" office:value-type="float" office:value="0" calcext:value-type="float">
            <text:p>0</text:p>
          </table:table-cell>
          <table:table-cell table:formula="of:=IF([.L328]&lt;[.$K$2];SQRT([.M328])+[.M328];0)" office:value-type="float" office:value="0" calcext:value-type="float">
            <text:p>0</text:p>
          </table:table-cell>
          <table:table-cell table:formula="of:=IF([.L328]&lt;[.$K$2];([.M328]-[.$E$2]/([.$D$2]^2))*[.$D$2]*[.$B$2];[.$A$2]-([.$A$2]-[.$J$2])*([.$K$2]/[.L328])^2)*-1" office:value-type="float" office:value="-2.06903764592434" calcext:value-type="float">
            <text:p>-2.06903764592434</text:p>
          </table:table-cell>
          <table:table-cell table:formula="of:=IF([.L328]&lt;[.$K$2];([.N328]-[.$E$2]/([.$D$2]^2))*[.$D$2]*[.$B$2];[.$A$2]+([.$A$2]-[.$J$2])*([.$K$2]/[.L328])^2)*-1" office:value-type="float" office:value="-2.43096235407566" calcext:value-type="float">
            <text:p>-2.4309623540756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28]+0.01" office:value-type="float" office:value="4.26999999999995" calcext:value-type="float">
            <text:p>4.26999999999995</text:p>
          </table:table-cell>
          <table:table-cell table:formula="of:=IF([.L329]&lt;[.$K$2];(SQRT([.$I$2])+0.5*LN([.L329]/[.$K$2]))^2;0)" office:value-type="float" office:value="0" calcext:value-type="float">
            <text:p>0</text:p>
          </table:table-cell>
          <table:table-cell table:formula="of:=IF([.L329]&lt;[.$K$2];SQRT([.M329])+[.M329];0)" office:value-type="float" office:value="0" calcext:value-type="float">
            <text:p>0</text:p>
          </table:table-cell>
          <table:table-cell table:formula="of:=IF([.L329]&lt;[.$K$2];([.M329]-[.$E$2]/([.$D$2]^2))*[.$D$2]*[.$B$2];[.$A$2]-([.$A$2]-[.$J$2])*([.$K$2]/[.L329])^2)*-1" office:value-type="float" office:value="-2.06988425226797" calcext:value-type="float">
            <text:p>-2.06988425226797</text:p>
          </table:table-cell>
          <table:table-cell table:formula="of:=IF([.L329]&lt;[.$K$2];([.N329]-[.$E$2]/([.$D$2]^2))*[.$D$2]*[.$B$2];[.$A$2]+([.$A$2]-[.$J$2])*([.$K$2]/[.L329])^2)*-1" office:value-type="float" office:value="-2.43011574773203" calcext:value-type="float">
            <text:p>-2.4301157477320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29]+0.01" office:value-type="float" office:value="4.27999999999995" calcext:value-type="float">
            <text:p>4.27999999999995</text:p>
          </table:table-cell>
          <table:table-cell table:formula="of:=IF([.L330]&lt;[.$K$2];(SQRT([.$I$2])+0.5*LN([.L330]/[.$K$2]))^2;0)" office:value-type="float" office:value="0" calcext:value-type="float">
            <text:p>0</text:p>
          </table:table-cell>
          <table:table-cell table:formula="of:=IF([.L330]&lt;[.$K$2];SQRT([.M330])+[.M330];0)" office:value-type="float" office:value="0" calcext:value-type="float">
            <text:p>0</text:p>
          </table:table-cell>
          <table:table-cell table:formula="of:=IF([.L330]&lt;[.$K$2];([.M330]-[.$E$2]/([.$D$2]^2))*[.$D$2]*[.$B$2];[.$A$2]-([.$A$2]-[.$J$2])*([.$K$2]/[.L330])^2)*-1" office:value-type="float" office:value="-2.07072493139011" calcext:value-type="float">
            <text:p>-2.07072493139011</text:p>
          </table:table-cell>
          <table:table-cell table:formula="of:=IF([.L330]&lt;[.$K$2];([.N330]-[.$E$2]/([.$D$2]^2))*[.$D$2]*[.$B$2];[.$A$2]+([.$A$2]-[.$J$2])*([.$K$2]/[.L330])^2)*-1" office:value-type="float" office:value="-2.42927506860989" calcext:value-type="float">
            <text:p>-2.4292750686098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30]+0.01" office:value-type="float" office:value="4.28999999999995" calcext:value-type="float">
            <text:p>4.28999999999995</text:p>
          </table:table-cell>
          <table:table-cell table:formula="of:=IF([.L331]&lt;[.$K$2];(SQRT([.$I$2])+0.5*LN([.L331]/[.$K$2]))^2;0)" office:value-type="float" office:value="0" calcext:value-type="float">
            <text:p>0</text:p>
          </table:table-cell>
          <table:table-cell table:formula="of:=IF([.L331]&lt;[.$K$2];SQRT([.M331])+[.M331];0)" office:value-type="float" office:value="0" calcext:value-type="float">
            <text:p>0</text:p>
          </table:table-cell>
          <table:table-cell table:formula="of:=IF([.L331]&lt;[.$K$2];([.M331]-[.$E$2]/([.$D$2]^2))*[.$D$2]*[.$B$2];[.$A$2]-([.$A$2]-[.$J$2])*([.$K$2]/[.L331])^2)*-1" office:value-type="float" office:value="-2.07155973849178" calcext:value-type="float">
            <text:p>-2.07155973849178</text:p>
          </table:table-cell>
          <table:table-cell table:formula="of:=IF([.L331]&lt;[.$K$2];([.N331]-[.$E$2]/([.$D$2]^2))*[.$D$2]*[.$B$2];[.$A$2]+([.$A$2]-[.$J$2])*([.$K$2]/[.L331])^2)*-1" office:value-type="float" office:value="-2.42844026150822" calcext:value-type="float">
            <text:p>-2.4284402615082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31]+0.01" office:value-type="float" office:value="4.29999999999995" calcext:value-type="float">
            <text:p>4.29999999999995</text:p>
          </table:table-cell>
          <table:table-cell table:formula="of:=IF([.L332]&lt;[.$K$2];(SQRT([.$I$2])+0.5*LN([.L332]/[.$K$2]))^2;0)" office:value-type="float" office:value="0" calcext:value-type="float">
            <text:p>0</text:p>
          </table:table-cell>
          <table:table-cell table:formula="of:=IF([.L332]&lt;[.$K$2];SQRT([.M332])+[.M332];0)" office:value-type="float" office:value="0" calcext:value-type="float">
            <text:p>0</text:p>
          </table:table-cell>
          <table:table-cell table:formula="of:=IF([.L332]&lt;[.$K$2];([.M332]-[.$E$2]/([.$D$2]^2))*[.$D$2]*[.$B$2];[.$A$2]-([.$A$2]-[.$J$2])*([.$K$2]/[.L332])^2)*-1" office:value-type="float" office:value="-2.07238872813286" calcext:value-type="float">
            <text:p>-2.07238872813286</text:p>
          </table:table-cell>
          <table:table-cell table:formula="of:=IF([.L332]&lt;[.$K$2];([.N332]-[.$E$2]/([.$D$2]^2))*[.$D$2]*[.$B$2];[.$A$2]+([.$A$2]-[.$J$2])*([.$K$2]/[.L332])^2)*-1" office:value-type="float" office:value="-2.42761127186714" calcext:value-type="float">
            <text:p>-2.4276112718671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32]+0.01" office:value-type="float" office:value="4.30999999999995" calcext:value-type="float">
            <text:p>4.30999999999995</text:p>
          </table:table-cell>
          <table:table-cell table:formula="of:=IF([.L333]&lt;[.$K$2];(SQRT([.$I$2])+0.5*LN([.L333]/[.$K$2]))^2;0)" office:value-type="float" office:value="0" calcext:value-type="float">
            <text:p>0</text:p>
          </table:table-cell>
          <table:table-cell table:formula="of:=IF([.L333]&lt;[.$K$2];SQRT([.M333])+[.M333];0)" office:value-type="float" office:value="0" calcext:value-type="float">
            <text:p>0</text:p>
          </table:table-cell>
          <table:table-cell table:formula="of:=IF([.L333]&lt;[.$K$2];([.M333]-[.$E$2]/([.$D$2]^2))*[.$D$2]*[.$B$2];[.$A$2]-([.$A$2]-[.$J$2])*([.$K$2]/[.L333])^2)*-1" office:value-type="float" office:value="-2.07321195424102" calcext:value-type="float">
            <text:p>-2.07321195424102</text:p>
          </table:table-cell>
          <table:table-cell table:formula="of:=IF([.L333]&lt;[.$K$2];([.N333]-[.$E$2]/([.$D$2]^2))*[.$D$2]*[.$B$2];[.$A$2]+([.$A$2]-[.$J$2])*([.$K$2]/[.L333])^2)*-1" office:value-type="float" office:value="-2.42678804575898" calcext:value-type="float">
            <text:p>-2.4267880457589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33]+0.01" office:value-type="float" office:value="4.31999999999995" calcext:value-type="float">
            <text:p>4.31999999999995</text:p>
          </table:table-cell>
          <table:table-cell table:formula="of:=IF([.L334]&lt;[.$K$2];(SQRT([.$I$2])+0.5*LN([.L334]/[.$K$2]))^2;0)" office:value-type="float" office:value="0" calcext:value-type="float">
            <text:p>0</text:p>
          </table:table-cell>
          <table:table-cell table:formula="of:=IF([.L334]&lt;[.$K$2];SQRT([.M334])+[.M334];0)" office:value-type="float" office:value="0" calcext:value-type="float">
            <text:p>0</text:p>
          </table:table-cell>
          <table:table-cell table:formula="of:=IF([.L334]&lt;[.$K$2];([.M334]-[.$E$2]/([.$D$2]^2))*[.$D$2]*[.$B$2];[.$A$2]-([.$A$2]-[.$J$2])*([.$K$2]/[.L334])^2)*-1" office:value-type="float" office:value="-2.07402947012049" calcext:value-type="float">
            <text:p>-2.07402947012049</text:p>
          </table:table-cell>
          <table:table-cell table:formula="of:=IF([.L334]&lt;[.$K$2];([.N334]-[.$E$2]/([.$D$2]^2))*[.$D$2]*[.$B$2];[.$A$2]+([.$A$2]-[.$J$2])*([.$K$2]/[.L334])^2)*-1" office:value-type="float" office:value="-2.42597052987951" calcext:value-type="float">
            <text:p>-2.4259705298795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34]+0.01" office:value-type="float" office:value="4.32999999999995" calcext:value-type="float">
            <text:p>4.32999999999995</text:p>
          </table:table-cell>
          <table:table-cell table:formula="of:=IF([.L335]&lt;[.$K$2];(SQRT([.$I$2])+0.5*LN([.L335]/[.$K$2]))^2;0)" office:value-type="float" office:value="0" calcext:value-type="float">
            <text:p>0</text:p>
          </table:table-cell>
          <table:table-cell table:formula="of:=IF([.L335]&lt;[.$K$2];SQRT([.M335])+[.M335];0)" office:value-type="float" office:value="0" calcext:value-type="float">
            <text:p>0</text:p>
          </table:table-cell>
          <table:table-cell table:formula="of:=IF([.L335]&lt;[.$K$2];([.M335]-[.$E$2]/([.$D$2]^2))*[.$D$2]*[.$B$2];[.$A$2]-([.$A$2]-[.$J$2])*([.$K$2]/[.L335])^2)*-1" office:value-type="float" office:value="-2.07484132846069" calcext:value-type="float">
            <text:p>-2.07484132846069</text:p>
          </table:table-cell>
          <table:table-cell table:formula="of:=IF([.L335]&lt;[.$K$2];([.N335]-[.$E$2]/([.$D$2]^2))*[.$D$2]*[.$B$2];[.$A$2]+([.$A$2]-[.$J$2])*([.$K$2]/[.L335])^2)*-1" office:value-type="float" office:value="-2.42515867153931" calcext:value-type="float">
            <text:p>-2.4251586715393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35]+0.01" office:value-type="float" office:value="4.33999999999995" calcext:value-type="float">
            <text:p>4.33999999999995</text:p>
          </table:table-cell>
          <table:table-cell table:formula="of:=IF([.L336]&lt;[.$K$2];(SQRT([.$I$2])+0.5*LN([.L336]/[.$K$2]))^2;0)" office:value-type="float" office:value="0" calcext:value-type="float">
            <text:p>0</text:p>
          </table:table-cell>
          <table:table-cell table:formula="of:=IF([.L336]&lt;[.$K$2];SQRT([.M336])+[.M336];0)" office:value-type="float" office:value="0" calcext:value-type="float">
            <text:p>0</text:p>
          </table:table-cell>
          <table:table-cell table:formula="of:=IF([.L336]&lt;[.$K$2];([.M336]-[.$E$2]/([.$D$2]^2))*[.$D$2]*[.$B$2];[.$A$2]-([.$A$2]-[.$J$2])*([.$K$2]/[.L336])^2)*-1" office:value-type="float" office:value="-2.07564758134472" calcext:value-type="float">
            <text:p>-2.07564758134472</text:p>
          </table:table-cell>
          <table:table-cell table:formula="of:=IF([.L336]&lt;[.$K$2];([.N336]-[.$E$2]/([.$D$2]^2))*[.$D$2]*[.$B$2];[.$A$2]+([.$A$2]-[.$J$2])*([.$K$2]/[.L336])^2)*-1" office:value-type="float" office:value="-2.42435241865528" calcext:value-type="float">
            <text:p>-2.4243524186552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36]+0.01" office:value-type="float" office:value="4.34999999999995" calcext:value-type="float">
            <text:p>4.34999999999995</text:p>
          </table:table-cell>
          <table:table-cell table:formula="of:=IF([.L337]&lt;[.$K$2];(SQRT([.$I$2])+0.5*LN([.L337]/[.$K$2]))^2;0)" office:value-type="float" office:value="0" calcext:value-type="float">
            <text:p>0</text:p>
          </table:table-cell>
          <table:table-cell table:formula="of:=IF([.L337]&lt;[.$K$2];SQRT([.M337])+[.M337];0)" office:value-type="float" office:value="0" calcext:value-type="float">
            <text:p>0</text:p>
          </table:table-cell>
          <table:table-cell table:formula="of:=IF([.L337]&lt;[.$K$2];([.M337]-[.$E$2]/([.$D$2]^2))*[.$D$2]*[.$B$2];[.$A$2]-([.$A$2]-[.$J$2])*([.$K$2]/[.L337])^2)*-1" office:value-type="float" office:value="-2.07644828025772" calcext:value-type="float">
            <text:p>-2.07644828025772</text:p>
          </table:table-cell>
          <table:table-cell table:formula="of:=IF([.L337]&lt;[.$K$2];([.N337]-[.$E$2]/([.$D$2]^2))*[.$D$2]*[.$B$2];[.$A$2]+([.$A$2]-[.$J$2])*([.$K$2]/[.L337])^2)*-1" office:value-type="float" office:value="-2.42355171974228" calcext:value-type="float">
            <text:p>-2.4235517197422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37]+0.01" office:value-type="float" office:value="4.35999999999995" calcext:value-type="float">
            <text:p>4.35999999999995</text:p>
          </table:table-cell>
          <table:table-cell table:formula="of:=IF([.L338]&lt;[.$K$2];(SQRT([.$I$2])+0.5*LN([.L338]/[.$K$2]))^2;0)" office:value-type="float" office:value="0" calcext:value-type="float">
            <text:p>0</text:p>
          </table:table-cell>
          <table:table-cell table:formula="of:=IF([.L338]&lt;[.$K$2];SQRT([.M338])+[.M338];0)" office:value-type="float" office:value="0" calcext:value-type="float">
            <text:p>0</text:p>
          </table:table-cell>
          <table:table-cell table:formula="of:=IF([.L338]&lt;[.$K$2];([.M338]-[.$E$2]/([.$D$2]^2))*[.$D$2]*[.$B$2];[.$A$2]-([.$A$2]-[.$J$2])*([.$K$2]/[.L338])^2)*-1" office:value-type="float" office:value="-2.07724347609506" calcext:value-type="float">
            <text:p>-2.07724347609506</text:p>
          </table:table-cell>
          <table:table-cell table:formula="of:=IF([.L338]&lt;[.$K$2];([.N338]-[.$E$2]/([.$D$2]^2))*[.$D$2]*[.$B$2];[.$A$2]+([.$A$2]-[.$J$2])*([.$K$2]/[.L338])^2)*-1" office:value-type="float" office:value="-2.42275652390494" calcext:value-type="float">
            <text:p>-2.4227565239049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38]+0.01" office:value-type="float" office:value="4.36999999999995" calcext:value-type="float">
            <text:p>4.36999999999995</text:p>
          </table:table-cell>
          <table:table-cell table:formula="of:=IF([.L339]&lt;[.$K$2];(SQRT([.$I$2])+0.5*LN([.L339]/[.$K$2]))^2;0)" office:value-type="float" office:value="0" calcext:value-type="float">
            <text:p>0</text:p>
          </table:table-cell>
          <table:table-cell table:formula="of:=IF([.L339]&lt;[.$K$2];SQRT([.M339])+[.M339];0)" office:value-type="float" office:value="0" calcext:value-type="float">
            <text:p>0</text:p>
          </table:table-cell>
          <table:table-cell table:formula="of:=IF([.L339]&lt;[.$K$2];([.M339]-[.$E$2]/([.$D$2]^2))*[.$D$2]*[.$B$2];[.$A$2]-([.$A$2]-[.$J$2])*([.$K$2]/[.L339])^2)*-1" office:value-type="float" office:value="-2.07803321917047" calcext:value-type="float">
            <text:p>-2.07803321917047</text:p>
          </table:table-cell>
          <table:table-cell table:formula="of:=IF([.L339]&lt;[.$K$2];([.N339]-[.$E$2]/([.$D$2]^2))*[.$D$2]*[.$B$2];[.$A$2]+([.$A$2]-[.$J$2])*([.$K$2]/[.L339])^2)*-1" office:value-type="float" office:value="-2.42196678082953" calcext:value-type="float">
            <text:p>-2.4219667808295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39]+0.01" office:value-type="float" office:value="4.37999999999995" calcext:value-type="float">
            <text:p>4.37999999999995</text:p>
          </table:table-cell>
          <table:table-cell table:formula="of:=IF([.L340]&lt;[.$K$2];(SQRT([.$I$2])+0.5*LN([.L340]/[.$K$2]))^2;0)" office:value-type="float" office:value="0" calcext:value-type="float">
            <text:p>0</text:p>
          </table:table-cell>
          <table:table-cell table:formula="of:=IF([.L340]&lt;[.$K$2];SQRT([.M340])+[.M340];0)" office:value-type="float" office:value="0" calcext:value-type="float">
            <text:p>0</text:p>
          </table:table-cell>
          <table:table-cell table:formula="of:=IF([.L340]&lt;[.$K$2];([.M340]-[.$E$2]/([.$D$2]^2))*[.$D$2]*[.$B$2];[.$A$2]-([.$A$2]-[.$J$2])*([.$K$2]/[.L340])^2)*-1" office:value-type="float" office:value="-2.07881755922399" calcext:value-type="float">
            <text:p>-2.07881755922399</text:p>
          </table:table-cell>
          <table:table-cell table:formula="of:=IF([.L340]&lt;[.$K$2];([.N340]-[.$E$2]/([.$D$2]^2))*[.$D$2]*[.$B$2];[.$A$2]+([.$A$2]-[.$J$2])*([.$K$2]/[.L340])^2)*-1" office:value-type="float" office:value="-2.42118244077601" calcext:value-type="float">
            <text:p>-2.4211824407760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40]+0.01" office:value-type="float" office:value="4.38999999999995" calcext:value-type="float">
            <text:p>4.38999999999995</text:p>
          </table:table-cell>
          <table:table-cell table:formula="of:=IF([.L341]&lt;[.$K$2];(SQRT([.$I$2])+0.5*LN([.L341]/[.$K$2]))^2;0)" office:value-type="float" office:value="0" calcext:value-type="float">
            <text:p>0</text:p>
          </table:table-cell>
          <table:table-cell table:formula="of:=IF([.L341]&lt;[.$K$2];SQRT([.M341])+[.M341];0)" office:value-type="float" office:value="0" calcext:value-type="float">
            <text:p>0</text:p>
          </table:table-cell>
          <table:table-cell table:formula="of:=IF([.L341]&lt;[.$K$2];([.M341]-[.$E$2]/([.$D$2]^2))*[.$D$2]*[.$B$2];[.$A$2]-([.$A$2]-[.$J$2])*([.$K$2]/[.L341])^2)*-1" office:value-type="float" office:value="-2.07959654542975" calcext:value-type="float">
            <text:p>-2.07959654542975</text:p>
          </table:table-cell>
          <table:table-cell table:formula="of:=IF([.L341]&lt;[.$K$2];([.N341]-[.$E$2]/([.$D$2]^2))*[.$D$2]*[.$B$2];[.$A$2]+([.$A$2]-[.$J$2])*([.$K$2]/[.L341])^2)*-1" office:value-type="float" office:value="-2.42040345457025" calcext:value-type="float">
            <text:p>-2.4204034545702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41]+0.01" office:value-type="float" office:value="4.39999999999995" calcext:value-type="float">
            <text:p>4.39999999999995</text:p>
          </table:table-cell>
          <table:table-cell table:formula="of:=IF([.L342]&lt;[.$K$2];(SQRT([.$I$2])+0.5*LN([.L342]/[.$K$2]))^2;0)" office:value-type="float" office:value="0" calcext:value-type="float">
            <text:p>0</text:p>
          </table:table-cell>
          <table:table-cell table:formula="of:=IF([.L342]&lt;[.$K$2];SQRT([.M342])+[.M342];0)" office:value-type="float" office:value="0" calcext:value-type="float">
            <text:p>0</text:p>
          </table:table-cell>
          <table:table-cell table:formula="of:=IF([.L342]&lt;[.$K$2];([.M342]-[.$E$2]/([.$D$2]^2))*[.$D$2]*[.$B$2];[.$A$2]-([.$A$2]-[.$J$2])*([.$K$2]/[.L342])^2)*-1" office:value-type="float" office:value="-2.08037022640375" calcext:value-type="float">
            <text:p>-2.08037022640375</text:p>
          </table:table-cell>
          <table:table-cell table:formula="of:=IF([.L342]&lt;[.$K$2];([.N342]-[.$E$2]/([.$D$2]^2))*[.$D$2]*[.$B$2];[.$A$2]+([.$A$2]-[.$J$2])*([.$K$2]/[.L342])^2)*-1" office:value-type="float" office:value="-2.41962977359625" calcext:value-type="float">
            <text:p>-2.4196297735962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42]+0.01" office:value-type="float" office:value="4.40999999999995" calcext:value-type="float">
            <text:p>4.40999999999995</text:p>
          </table:table-cell>
          <table:table-cell table:formula="of:=IF([.L343]&lt;[.$K$2];(SQRT([.$I$2])+0.5*LN([.L343]/[.$K$2]))^2;0)" office:value-type="float" office:value="0" calcext:value-type="float">
            <text:p>0</text:p>
          </table:table-cell>
          <table:table-cell table:formula="of:=IF([.L343]&lt;[.$K$2];SQRT([.M343])+[.M343];0)" office:value-type="float" office:value="0" calcext:value-type="float">
            <text:p>0</text:p>
          </table:table-cell>
          <table:table-cell table:formula="of:=IF([.L343]&lt;[.$K$2];([.M343]-[.$E$2]/([.$D$2]^2))*[.$D$2]*[.$B$2];[.$A$2]-([.$A$2]-[.$J$2])*([.$K$2]/[.L343])^2)*-1" office:value-type="float" office:value="-2.08113865021141" calcext:value-type="float">
            <text:p>-2.08113865021141</text:p>
          </table:table-cell>
          <table:table-cell table:formula="of:=IF([.L343]&lt;[.$K$2];([.N343]-[.$E$2]/([.$D$2]^2))*[.$D$2]*[.$B$2];[.$A$2]+([.$A$2]-[.$J$2])*([.$K$2]/[.L343])^2)*-1" office:value-type="float" office:value="-2.41886134978858" calcext:value-type="float">
            <text:p>-2.4188613497885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43]+0.01" office:value-type="float" office:value="4.41999999999995" calcext:value-type="float">
            <text:p>4.41999999999995</text:p>
          </table:table-cell>
          <table:table-cell table:formula="of:=IF([.L344]&lt;[.$K$2];(SQRT([.$I$2])+0.5*LN([.L344]/[.$K$2]))^2;0)" office:value-type="float" office:value="0" calcext:value-type="float">
            <text:p>0</text:p>
          </table:table-cell>
          <table:table-cell table:formula="of:=IF([.L344]&lt;[.$K$2];SQRT([.M344])+[.M344];0)" office:value-type="float" office:value="0" calcext:value-type="float">
            <text:p>0</text:p>
          </table:table-cell>
          <table:table-cell table:formula="of:=IF([.L344]&lt;[.$K$2];([.M344]-[.$E$2]/([.$D$2]^2))*[.$D$2]*[.$B$2];[.$A$2]-([.$A$2]-[.$J$2])*([.$K$2]/[.L344])^2)*-1" office:value-type="float" office:value="-2.08190186437504" calcext:value-type="float">
            <text:p>-2.08190186437504</text:p>
          </table:table-cell>
          <table:table-cell table:formula="of:=IF([.L344]&lt;[.$K$2];([.N344]-[.$E$2]/([.$D$2]^2))*[.$D$2]*[.$B$2];[.$A$2]+([.$A$2]-[.$J$2])*([.$K$2]/[.L344])^2)*-1" office:value-type="float" office:value="-2.41809813562496" calcext:value-type="float">
            <text:p>-2.4180981356249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44]+0.01" office:value-type="float" office:value="4.42999999999995" calcext:value-type="float">
            <text:p>4.42999999999995</text:p>
          </table:table-cell>
          <table:table-cell table:formula="of:=IF([.L345]&lt;[.$K$2];(SQRT([.$I$2])+0.5*LN([.L345]/[.$K$2]))^2;0)" office:value-type="float" office:value="0" calcext:value-type="float">
            <text:p>0</text:p>
          </table:table-cell>
          <table:table-cell table:formula="of:=IF([.L345]&lt;[.$K$2];SQRT([.M345])+[.M345];0)" office:value-type="float" office:value="0" calcext:value-type="float">
            <text:p>0</text:p>
          </table:table-cell>
          <table:table-cell table:formula="of:=IF([.L345]&lt;[.$K$2];([.M345]-[.$E$2]/([.$D$2]^2))*[.$D$2]*[.$B$2];[.$A$2]-([.$A$2]-[.$J$2])*([.$K$2]/[.L345])^2)*-1" office:value-type="float" office:value="-2.08265991588118" calcext:value-type="float">
            <text:p>-2.08265991588118</text:p>
          </table:table-cell>
          <table:table-cell table:formula="of:=IF([.L345]&lt;[.$K$2];([.N345]-[.$E$2]/([.$D$2]^2))*[.$D$2]*[.$B$2];[.$A$2]+([.$A$2]-[.$J$2])*([.$K$2]/[.L345])^2)*-1" office:value-type="float" office:value="-2.41734008411882" calcext:value-type="float">
            <text:p>-2.4173400841188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45]+0.01" office:value-type="float" office:value="4.43999999999995" calcext:value-type="float">
            <text:p>4.43999999999995</text:p>
          </table:table-cell>
          <table:table-cell table:formula="of:=IF([.L346]&lt;[.$K$2];(SQRT([.$I$2])+0.5*LN([.L346]/[.$K$2]))^2;0)" office:value-type="float" office:value="0" calcext:value-type="float">
            <text:p>0</text:p>
          </table:table-cell>
          <table:table-cell table:formula="of:=IF([.L346]&lt;[.$K$2];SQRT([.M346])+[.M346];0)" office:value-type="float" office:value="0" calcext:value-type="float">
            <text:p>0</text:p>
          </table:table-cell>
          <table:table-cell table:formula="of:=IF([.L346]&lt;[.$K$2];([.M346]-[.$E$2]/([.$D$2]^2))*[.$D$2]*[.$B$2];[.$A$2]-([.$A$2]-[.$J$2])*([.$K$2]/[.L346])^2)*-1" office:value-type="float" office:value="-2.08341285118784" calcext:value-type="float">
            <text:p>-2.08341285118784</text:p>
          </table:table-cell>
          <table:table-cell table:formula="of:=IF([.L346]&lt;[.$K$2];([.N346]-[.$E$2]/([.$D$2]^2))*[.$D$2]*[.$B$2];[.$A$2]+([.$A$2]-[.$J$2])*([.$K$2]/[.L346])^2)*-1" office:value-type="float" office:value="-2.41658714881216" calcext:value-type="float">
            <text:p>-2.416587148812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46]+0.01" office:value-type="float" office:value="4.44999999999995" calcext:value-type="float">
            <text:p>4.44999999999995</text:p>
          </table:table-cell>
          <table:table-cell table:formula="of:=IF([.L347]&lt;[.$K$2];(SQRT([.$I$2])+0.5*LN([.L347]/[.$K$2]))^2;0)" office:value-type="float" office:value="0" calcext:value-type="float">
            <text:p>0</text:p>
          </table:table-cell>
          <table:table-cell table:formula="of:=IF([.L347]&lt;[.$K$2];SQRT([.M347])+[.M347];0)" office:value-type="float" office:value="0" calcext:value-type="float">
            <text:p>0</text:p>
          </table:table-cell>
          <table:table-cell table:formula="of:=IF([.L347]&lt;[.$K$2];([.M347]-[.$E$2]/([.$D$2]^2))*[.$D$2]*[.$B$2];[.$A$2]-([.$A$2]-[.$J$2])*([.$K$2]/[.L347])^2)*-1" office:value-type="float" office:value="-2.08416071623162" calcext:value-type="float">
            <text:p>-2.08416071623162</text:p>
          </table:table-cell>
          <table:table-cell table:formula="of:=IF([.L347]&lt;[.$K$2];([.N347]-[.$E$2]/([.$D$2]^2))*[.$D$2]*[.$B$2];[.$A$2]+([.$A$2]-[.$J$2])*([.$K$2]/[.L347])^2)*-1" office:value-type="float" office:value="-2.41583928376838" calcext:value-type="float">
            <text:p>-2.4158392837683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47]+0.01" office:value-type="float" office:value="4.45999999999995" calcext:value-type="float">
            <text:p>4.45999999999995</text:p>
          </table:table-cell>
          <table:table-cell table:formula="of:=IF([.L348]&lt;[.$K$2];(SQRT([.$I$2])+0.5*LN([.L348]/[.$K$2]))^2;0)" office:value-type="float" office:value="0" calcext:value-type="float">
            <text:p>0</text:p>
          </table:table-cell>
          <table:table-cell table:formula="of:=IF([.L348]&lt;[.$K$2];SQRT([.M348])+[.M348];0)" office:value-type="float" office:value="0" calcext:value-type="float">
            <text:p>0</text:p>
          </table:table-cell>
          <table:table-cell table:formula="of:=IF([.L348]&lt;[.$K$2];([.M348]-[.$E$2]/([.$D$2]^2))*[.$D$2]*[.$B$2];[.$A$2]-([.$A$2]-[.$J$2])*([.$K$2]/[.L348])^2)*-1" office:value-type="float" office:value="-2.08490355643471" calcext:value-type="float">
            <text:p>-2.08490355643471</text:p>
          </table:table-cell>
          <table:table-cell table:formula="of:=IF([.L348]&lt;[.$K$2];([.N348]-[.$E$2]/([.$D$2]^2))*[.$D$2]*[.$B$2];[.$A$2]+([.$A$2]-[.$J$2])*([.$K$2]/[.L348])^2)*-1" office:value-type="float" office:value="-2.41509644356529" calcext:value-type="float">
            <text:p>-2.4150964435652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48]+0.01" office:value-type="float" office:value="4.46999999999995" calcext:value-type="float">
            <text:p>4.46999999999995</text:p>
          </table:table-cell>
          <table:table-cell table:formula="of:=IF([.L349]&lt;[.$K$2];(SQRT([.$I$2])+0.5*LN([.L349]/[.$K$2]))^2;0)" office:value-type="float" office:value="0" calcext:value-type="float">
            <text:p>0</text:p>
          </table:table-cell>
          <table:table-cell table:formula="of:=IF([.L349]&lt;[.$K$2];SQRT([.M349])+[.M349];0)" office:value-type="float" office:value="0" calcext:value-type="float">
            <text:p>0</text:p>
          </table:table-cell>
          <table:table-cell table:formula="of:=IF([.L349]&lt;[.$K$2];([.M349]-[.$E$2]/([.$D$2]^2))*[.$D$2]*[.$B$2];[.$A$2]-([.$A$2]-[.$J$2])*([.$K$2]/[.L349])^2)*-1" office:value-type="float" office:value="-2.08564141671179" calcext:value-type="float">
            <text:p>-2.08564141671179</text:p>
          </table:table-cell>
          <table:table-cell table:formula="of:=IF([.L349]&lt;[.$K$2];([.N349]-[.$E$2]/([.$D$2]^2))*[.$D$2]*[.$B$2];[.$A$2]+([.$A$2]-[.$J$2])*([.$K$2]/[.L349])^2)*-1" office:value-type="float" office:value="-2.41435858328821" calcext:value-type="float">
            <text:p>-2.4143585832882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49]+0.01" office:value-type="float" office:value="4.47999999999995" calcext:value-type="float">
            <text:p>4.47999999999995</text:p>
          </table:table-cell>
          <table:table-cell table:formula="of:=IF([.L350]&lt;[.$K$2];(SQRT([.$I$2])+0.5*LN([.L350]/[.$K$2]))^2;0)" office:value-type="float" office:value="0" calcext:value-type="float">
            <text:p>0</text:p>
          </table:table-cell>
          <table:table-cell table:formula="of:=IF([.L350]&lt;[.$K$2];SQRT([.M350])+[.M350];0)" office:value-type="float" office:value="0" calcext:value-type="float">
            <text:p>0</text:p>
          </table:table-cell>
          <table:table-cell table:formula="of:=IF([.L350]&lt;[.$K$2];([.M350]-[.$E$2]/([.$D$2]^2))*[.$D$2]*[.$B$2];[.$A$2]-([.$A$2]-[.$J$2])*([.$K$2]/[.L350])^2)*-1" office:value-type="float" office:value="-2.08637434147683" calcext:value-type="float">
            <text:p>-2.08637434147683</text:p>
          </table:table-cell>
          <table:table-cell table:formula="of:=IF([.L350]&lt;[.$K$2];([.N350]-[.$E$2]/([.$D$2]^2))*[.$D$2]*[.$B$2];[.$A$2]+([.$A$2]-[.$J$2])*([.$K$2]/[.L350])^2)*-1" office:value-type="float" office:value="-2.41362565852317" calcext:value-type="float">
            <text:p>-2.413625658523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50]+0.01" office:value-type="float" office:value="4.48999999999995" calcext:value-type="float">
            <text:p>4.48999999999995</text:p>
          </table:table-cell>
          <table:table-cell table:formula="of:=IF([.L351]&lt;[.$K$2];(SQRT([.$I$2])+0.5*LN([.L351]/[.$K$2]))^2;0)" office:value-type="float" office:value="0" calcext:value-type="float">
            <text:p>0</text:p>
          </table:table-cell>
          <table:table-cell table:formula="of:=IF([.L351]&lt;[.$K$2];SQRT([.M351])+[.M351];0)" office:value-type="float" office:value="0" calcext:value-type="float">
            <text:p>0</text:p>
          </table:table-cell>
          <table:table-cell table:formula="of:=IF([.L351]&lt;[.$K$2];([.M351]-[.$E$2]/([.$D$2]^2))*[.$D$2]*[.$B$2];[.$A$2]-([.$A$2]-[.$J$2])*([.$K$2]/[.L351])^2)*-1" office:value-type="float" office:value="-2.08710237464976" calcext:value-type="float">
            <text:p>-2.08710237464976</text:p>
          </table:table-cell>
          <table:table-cell table:formula="of:=IF([.L351]&lt;[.$K$2];([.N351]-[.$E$2]/([.$D$2]^2))*[.$D$2]*[.$B$2];[.$A$2]+([.$A$2]-[.$J$2])*([.$K$2]/[.L351])^2)*-1" office:value-type="float" office:value="-2.41289762535024" calcext:value-type="float">
            <text:p>-2.4128976253502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51]+0.01" office:value-type="float" office:value="4.49999999999995" calcext:value-type="float">
            <text:p>4.49999999999995</text:p>
          </table:table-cell>
          <table:table-cell table:formula="of:=IF([.L352]&lt;[.$K$2];(SQRT([.$I$2])+0.5*LN([.L352]/[.$K$2]))^2;0)" office:value-type="float" office:value="0" calcext:value-type="float">
            <text:p>0</text:p>
          </table:table-cell>
          <table:table-cell table:formula="of:=IF([.L352]&lt;[.$K$2];SQRT([.M352])+[.M352];0)" office:value-type="float" office:value="0" calcext:value-type="float">
            <text:p>0</text:p>
          </table:table-cell>
          <table:table-cell table:formula="of:=IF([.L352]&lt;[.$K$2];([.M352]-[.$E$2]/([.$D$2]^2))*[.$D$2]*[.$B$2];[.$A$2]-([.$A$2]-[.$J$2])*([.$K$2]/[.L352])^2)*-1" office:value-type="float" office:value="-2.08782555966304" calcext:value-type="float">
            <text:p>-2.08782555966304</text:p>
          </table:table-cell>
          <table:table-cell table:formula="of:=IF([.L352]&lt;[.$K$2];([.N352]-[.$E$2]/([.$D$2]^2))*[.$D$2]*[.$B$2];[.$A$2]+([.$A$2]-[.$J$2])*([.$K$2]/[.L352])^2)*-1" office:value-type="float" office:value="-2.41217444033696" calcext:value-type="float">
            <text:p>-2.4121744403369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52]+0.01" office:value-type="float" office:value="4.50999999999995" calcext:value-type="float">
            <text:p>4.50999999999995</text:p>
          </table:table-cell>
          <table:table-cell table:formula="of:=IF([.L353]&lt;[.$K$2];(SQRT([.$I$2])+0.5*LN([.L353]/[.$K$2]))^2;0)" office:value-type="float" office:value="0" calcext:value-type="float">
            <text:p>0</text:p>
          </table:table-cell>
          <table:table-cell table:formula="of:=IF([.L353]&lt;[.$K$2];SQRT([.M353])+[.M353];0)" office:value-type="float" office:value="0" calcext:value-type="float">
            <text:p>0</text:p>
          </table:table-cell>
          <table:table-cell table:formula="of:=IF([.L353]&lt;[.$K$2];([.M353]-[.$E$2]/([.$D$2]^2))*[.$D$2]*[.$B$2];[.$A$2]-([.$A$2]-[.$J$2])*([.$K$2]/[.L353])^2)*-1" office:value-type="float" office:value="-2.08854393946817" calcext:value-type="float">
            <text:p>-2.08854393946817</text:p>
          </table:table-cell>
          <table:table-cell table:formula="of:=IF([.L353]&lt;[.$K$2];([.N353]-[.$E$2]/([.$D$2]^2))*[.$D$2]*[.$B$2];[.$A$2]+([.$A$2]-[.$J$2])*([.$K$2]/[.L353])^2)*-1" office:value-type="float" office:value="-2.41145606053183" calcext:value-type="float">
            <text:p>-2.4114560605318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53]+0.01" office:value-type="float" office:value="4.51999999999995" calcext:value-type="float">
            <text:p>4.51999999999995</text:p>
          </table:table-cell>
          <table:table-cell table:formula="of:=IF([.L354]&lt;[.$K$2];(SQRT([.$I$2])+0.5*LN([.L354]/[.$K$2]))^2;0)" office:value-type="float" office:value="0" calcext:value-type="float">
            <text:p>0</text:p>
          </table:table-cell>
          <table:table-cell table:formula="of:=IF([.L354]&lt;[.$K$2];SQRT([.M354])+[.M354];0)" office:value-type="float" office:value="0" calcext:value-type="float">
            <text:p>0</text:p>
          </table:table-cell>
          <table:table-cell table:formula="of:=IF([.L354]&lt;[.$K$2];([.M354]-[.$E$2]/([.$D$2]^2))*[.$D$2]*[.$B$2];[.$A$2]-([.$A$2]-[.$J$2])*([.$K$2]/[.L354])^2)*-1" office:value-type="float" office:value="-2.08925755654205" calcext:value-type="float">
            <text:p>-2.08925755654205</text:p>
          </table:table-cell>
          <table:table-cell table:formula="of:=IF([.L354]&lt;[.$K$2];([.N354]-[.$E$2]/([.$D$2]^2))*[.$D$2]*[.$B$2];[.$A$2]+([.$A$2]-[.$J$2])*([.$K$2]/[.L354])^2)*-1" office:value-type="float" office:value="-2.41074244345795" calcext:value-type="float">
            <text:p>-2.4107424434579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54]+0.01" office:value-type="float" office:value="4.52999999999995" calcext:value-type="float">
            <text:p>4.52999999999995</text:p>
          </table:table-cell>
          <table:table-cell table:formula="of:=IF([.L355]&lt;[.$K$2];(SQRT([.$I$2])+0.5*LN([.L355]/[.$K$2]))^2;0)" office:value-type="float" office:value="0" calcext:value-type="float">
            <text:p>0</text:p>
          </table:table-cell>
          <table:table-cell table:formula="of:=IF([.L355]&lt;[.$K$2];SQRT([.M355])+[.M355];0)" office:value-type="float" office:value="0" calcext:value-type="float">
            <text:p>0</text:p>
          </table:table-cell>
          <table:table-cell table:formula="of:=IF([.L355]&lt;[.$K$2];([.M355]-[.$E$2]/([.$D$2]^2))*[.$D$2]*[.$B$2];[.$A$2]-([.$A$2]-[.$J$2])*([.$K$2]/[.L355])^2)*-1" office:value-type="float" office:value="-2.08996645289323" calcext:value-type="float">
            <text:p>-2.08996645289323</text:p>
          </table:table-cell>
          <table:table-cell table:formula="of:=IF([.L355]&lt;[.$K$2];([.N355]-[.$E$2]/([.$D$2]^2))*[.$D$2]*[.$B$2];[.$A$2]+([.$A$2]-[.$J$2])*([.$K$2]/[.L355])^2)*-1" office:value-type="float" office:value="-2.41003354710677" calcext:value-type="float">
            <text:p>-2.4100335471067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55]+0.01" office:value-type="float" office:value="4.53999999999995" calcext:value-type="float">
            <text:p>4.53999999999995</text:p>
          </table:table-cell>
          <table:table-cell table:formula="of:=IF([.L356]&lt;[.$K$2];(SQRT([.$I$2])+0.5*LN([.L356]/[.$K$2]))^2;0)" office:value-type="float" office:value="0" calcext:value-type="float">
            <text:p>0</text:p>
          </table:table-cell>
          <table:table-cell table:formula="of:=IF([.L356]&lt;[.$K$2];SQRT([.M356])+[.M356];0)" office:value-type="float" office:value="0" calcext:value-type="float">
            <text:p>0</text:p>
          </table:table-cell>
          <table:table-cell table:formula="of:=IF([.L356]&lt;[.$K$2];([.M356]-[.$E$2]/([.$D$2]^2))*[.$D$2]*[.$B$2];[.$A$2]-([.$A$2]-[.$J$2])*([.$K$2]/[.L356])^2)*-1" office:value-type="float" office:value="-2.09067067006815" calcext:value-type="float">
            <text:p>-2.09067067006815</text:p>
          </table:table-cell>
          <table:table-cell table:formula="of:=IF([.L356]&lt;[.$K$2];([.N356]-[.$E$2]/([.$D$2]^2))*[.$D$2]*[.$B$2];[.$A$2]+([.$A$2]-[.$J$2])*([.$K$2]/[.L356])^2)*-1" office:value-type="float" office:value="-2.40932932993185" calcext:value-type="float">
            <text:p>-2.4093293299318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56]+0.01" office:value-type="float" office:value="4.54999999999995" calcext:value-type="float">
            <text:p>4.54999999999995</text:p>
          </table:table-cell>
          <table:table-cell table:formula="of:=IF([.L357]&lt;[.$K$2];(SQRT([.$I$2])+0.5*LN([.L357]/[.$K$2]))^2;0)" office:value-type="float" office:value="0" calcext:value-type="float">
            <text:p>0</text:p>
          </table:table-cell>
          <table:table-cell table:formula="of:=IF([.L357]&lt;[.$K$2];SQRT([.M357])+[.M357];0)" office:value-type="float" office:value="0" calcext:value-type="float">
            <text:p>0</text:p>
          </table:table-cell>
          <table:table-cell table:formula="of:=IF([.L357]&lt;[.$K$2];([.M357]-[.$E$2]/([.$D$2]^2))*[.$D$2]*[.$B$2];[.$A$2]-([.$A$2]-[.$J$2])*([.$K$2]/[.L357])^2)*-1" office:value-type="float" office:value="-2.09137024915718" calcext:value-type="float">
            <text:p>-2.09137024915718</text:p>
          </table:table-cell>
          <table:table-cell table:formula="of:=IF([.L357]&lt;[.$K$2];([.N357]-[.$E$2]/([.$D$2]^2))*[.$D$2]*[.$B$2];[.$A$2]+([.$A$2]-[.$J$2])*([.$K$2]/[.L357])^2)*-1" office:value-type="float" office:value="-2.40862975084282" calcext:value-type="float">
            <text:p>-2.4086297508428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57]+0.01" office:value-type="float" office:value="4.55999999999995" calcext:value-type="float">
            <text:p>4.55999999999995</text:p>
          </table:table-cell>
          <table:table-cell table:formula="of:=IF([.L358]&lt;[.$K$2];(SQRT([.$I$2])+0.5*LN([.L358]/[.$K$2]))^2;0)" office:value-type="float" office:value="0" calcext:value-type="float">
            <text:p>0</text:p>
          </table:table-cell>
          <table:table-cell table:formula="of:=IF([.L358]&lt;[.$K$2];SQRT([.M358])+[.M358];0)" office:value-type="float" office:value="0" calcext:value-type="float">
            <text:p>0</text:p>
          </table:table-cell>
          <table:table-cell table:formula="of:=IF([.L358]&lt;[.$K$2];([.M358]-[.$E$2]/([.$D$2]^2))*[.$D$2]*[.$B$2];[.$A$2]-([.$A$2]-[.$J$2])*([.$K$2]/[.L358])^2)*-1" office:value-type="float" office:value="-2.09206523080066" calcext:value-type="float">
            <text:p>-2.09206523080066</text:p>
          </table:table-cell>
          <table:table-cell table:formula="of:=IF([.L358]&lt;[.$K$2];([.N358]-[.$E$2]/([.$D$2]^2))*[.$D$2]*[.$B$2];[.$A$2]+([.$A$2]-[.$J$2])*([.$K$2]/[.L358])^2)*-1" office:value-type="float" office:value="-2.40793476919934" calcext:value-type="float">
            <text:p>-2.4079347691993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58]+0.01" office:value-type="float" office:value="4.56999999999995" calcext:value-type="float">
            <text:p>4.56999999999995</text:p>
          </table:table-cell>
          <table:table-cell table:formula="of:=IF([.L359]&lt;[.$K$2];(SQRT([.$I$2])+0.5*LN([.L359]/[.$K$2]))^2;0)" office:value-type="float" office:value="0" calcext:value-type="float">
            <text:p>0</text:p>
          </table:table-cell>
          <table:table-cell table:formula="of:=IF([.L359]&lt;[.$K$2];SQRT([.M359])+[.M359];0)" office:value-type="float" office:value="0" calcext:value-type="float">
            <text:p>0</text:p>
          </table:table-cell>
          <table:table-cell table:formula="of:=IF([.L359]&lt;[.$K$2];([.M359]-[.$E$2]/([.$D$2]^2))*[.$D$2]*[.$B$2];[.$A$2]-([.$A$2]-[.$J$2])*([.$K$2]/[.L359])^2)*-1" office:value-type="float" office:value="-2.09275565519474" calcext:value-type="float">
            <text:p>-2.09275565519474</text:p>
          </table:table-cell>
          <table:table-cell table:formula="of:=IF([.L359]&lt;[.$K$2];([.N359]-[.$E$2]/([.$D$2]^2))*[.$D$2]*[.$B$2];[.$A$2]+([.$A$2]-[.$J$2])*([.$K$2]/[.L359])^2)*-1" office:value-type="float" office:value="-2.40724434480526" calcext:value-type="float">
            <text:p>-2.4072443448052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59]+0.01" office:value-type="float" office:value="4.57999999999995" calcext:value-type="float">
            <text:p>4.57999999999995</text:p>
          </table:table-cell>
          <table:table-cell table:formula="of:=IF([.L360]&lt;[.$K$2];(SQRT([.$I$2])+0.5*LN([.L360]/[.$K$2]))^2;0)" office:value-type="float" office:value="0" calcext:value-type="float">
            <text:p>0</text:p>
          </table:table-cell>
          <table:table-cell table:formula="of:=IF([.L360]&lt;[.$K$2];SQRT([.M360])+[.M360];0)" office:value-type="float" office:value="0" calcext:value-type="float">
            <text:p>0</text:p>
          </table:table-cell>
          <table:table-cell table:formula="of:=IF([.L360]&lt;[.$K$2];([.M360]-[.$E$2]/([.$D$2]^2))*[.$D$2]*[.$B$2];[.$A$2]-([.$A$2]-[.$J$2])*([.$K$2]/[.L360])^2)*-1" office:value-type="float" office:value="-2.09344156209724" calcext:value-type="float">
            <text:p>-2.09344156209724</text:p>
          </table:table-cell>
          <table:table-cell table:formula="of:=IF([.L360]&lt;[.$K$2];([.N360]-[.$E$2]/([.$D$2]^2))*[.$D$2]*[.$B$2];[.$A$2]+([.$A$2]-[.$J$2])*([.$K$2]/[.L360])^2)*-1" office:value-type="float" office:value="-2.40655843790276" calcext:value-type="float">
            <text:p>-2.4065584379027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60]+0.01" office:value-type="float" office:value="4.58999999999995" calcext:value-type="float">
            <text:p>4.58999999999995</text:p>
          </table:table-cell>
          <table:table-cell table:formula="of:=IF([.L361]&lt;[.$K$2];(SQRT([.$I$2])+0.5*LN([.L361]/[.$K$2]))^2;0)" office:value-type="float" office:value="0" calcext:value-type="float">
            <text:p>0</text:p>
          </table:table-cell>
          <table:table-cell table:formula="of:=IF([.L361]&lt;[.$K$2];SQRT([.M361])+[.M361];0)" office:value-type="float" office:value="0" calcext:value-type="float">
            <text:p>0</text:p>
          </table:table-cell>
          <table:table-cell table:formula="of:=IF([.L361]&lt;[.$K$2];([.M361]-[.$E$2]/([.$D$2]^2))*[.$D$2]*[.$B$2];[.$A$2]-([.$A$2]-[.$J$2])*([.$K$2]/[.L361])^2)*-1" office:value-type="float" office:value="-2.09412299083337" calcext:value-type="float">
            <text:p>-2.09412299083337</text:p>
          </table:table-cell>
          <table:table-cell table:formula="of:=IF([.L361]&lt;[.$K$2];([.N361]-[.$E$2]/([.$D$2]^2))*[.$D$2]*[.$B$2];[.$A$2]+([.$A$2]-[.$J$2])*([.$K$2]/[.L361])^2)*-1" office:value-type="float" office:value="-2.40587700916663" calcext:value-type="float">
            <text:p>-2.4058770091666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61]+0.01" office:value-type="float" office:value="4.59999999999995" calcext:value-type="float">
            <text:p>4.59999999999995</text:p>
          </table:table-cell>
          <table:table-cell table:formula="of:=IF([.L362]&lt;[.$K$2];(SQRT([.$I$2])+0.5*LN([.L362]/[.$K$2]))^2;0)" office:value-type="float" office:value="0" calcext:value-type="float">
            <text:p>0</text:p>
          </table:table-cell>
          <table:table-cell table:formula="of:=IF([.L362]&lt;[.$K$2];SQRT([.M362])+[.M362];0)" office:value-type="float" office:value="0" calcext:value-type="float">
            <text:p>0</text:p>
          </table:table-cell>
          <table:table-cell table:formula="of:=IF([.L362]&lt;[.$K$2];([.M362]-[.$E$2]/([.$D$2]^2))*[.$D$2]*[.$B$2];[.$A$2]-([.$A$2]-[.$J$2])*([.$K$2]/[.L362])^2)*-1" office:value-type="float" office:value="-2.09479998030135" calcext:value-type="float">
            <text:p>-2.09479998030135</text:p>
          </table:table-cell>
          <table:table-cell table:formula="of:=IF([.L362]&lt;[.$K$2];([.N362]-[.$E$2]/([.$D$2]^2))*[.$D$2]*[.$B$2];[.$A$2]+([.$A$2]-[.$J$2])*([.$K$2]/[.L362])^2)*-1" office:value-type="float" office:value="-2.40520001969865" calcext:value-type="float">
            <text:p>-2.4052000196986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62]+0.01" office:value-type="float" office:value="4.60999999999995" calcext:value-type="float">
            <text:p>4.60999999999995</text:p>
          </table:table-cell>
          <table:table-cell table:formula="of:=IF([.L363]&lt;[.$K$2];(SQRT([.$I$2])+0.5*LN([.L363]/[.$K$2]))^2;0)" office:value-type="float" office:value="0" calcext:value-type="float">
            <text:p>0</text:p>
          </table:table-cell>
          <table:table-cell table:formula="of:=IF([.L363]&lt;[.$K$2];SQRT([.M363])+[.M363];0)" office:value-type="float" office:value="0" calcext:value-type="float">
            <text:p>0</text:p>
          </table:table-cell>
          <table:table-cell table:formula="of:=IF([.L363]&lt;[.$K$2];([.M363]-[.$E$2]/([.$D$2]^2))*[.$D$2]*[.$B$2];[.$A$2]-([.$A$2]-[.$J$2])*([.$K$2]/[.L363])^2)*-1" office:value-type="float" office:value="-2.09547256897797" calcext:value-type="float">
            <text:p>-2.09547256897797</text:p>
          </table:table-cell>
          <table:table-cell table:formula="of:=IF([.L363]&lt;[.$K$2];([.N363]-[.$E$2]/([.$D$2]^2))*[.$D$2]*[.$B$2];[.$A$2]+([.$A$2]-[.$J$2])*([.$K$2]/[.L363])^2)*-1" office:value-type="float" office:value="-2.40452743102203" calcext:value-type="float">
            <text:p>-2.4045274310220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63]+0.01" office:value-type="float" office:value="4.61999999999995" calcext:value-type="float">
            <text:p>4.61999999999995</text:p>
          </table:table-cell>
          <table:table-cell table:formula="of:=IF([.L364]&lt;[.$K$2];(SQRT([.$I$2])+0.5*LN([.L364]/[.$K$2]))^2;0)" office:value-type="float" office:value="0" calcext:value-type="float">
            <text:p>0</text:p>
          </table:table-cell>
          <table:table-cell table:formula="of:=IF([.L364]&lt;[.$K$2];SQRT([.M364])+[.M364];0)" office:value-type="float" office:value="0" calcext:value-type="float">
            <text:p>0</text:p>
          </table:table-cell>
          <table:table-cell table:formula="of:=IF([.L364]&lt;[.$K$2];([.M364]-[.$E$2]/([.$D$2]^2))*[.$D$2]*[.$B$2];[.$A$2]-([.$A$2]-[.$J$2])*([.$K$2]/[.L364])^2)*-1" office:value-type="float" office:value="-2.09614079492404" calcext:value-type="float">
            <text:p>-2.09614079492404</text:p>
          </table:table-cell>
          <table:table-cell table:formula="of:=IF([.L364]&lt;[.$K$2];([.N364]-[.$E$2]/([.$D$2]^2))*[.$D$2]*[.$B$2];[.$A$2]+([.$A$2]-[.$J$2])*([.$K$2]/[.L364])^2)*-1" office:value-type="float" office:value="-2.40385920507596" calcext:value-type="float">
            <text:p>-2.4038592050759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64]+0.01" office:value-type="float" office:value="4.62999999999995" calcext:value-type="float">
            <text:p>4.62999999999995</text:p>
          </table:table-cell>
          <table:table-cell table:formula="of:=IF([.L365]&lt;[.$K$2];(SQRT([.$I$2])+0.5*LN([.L365]/[.$K$2]))^2;0)" office:value-type="float" office:value="0" calcext:value-type="float">
            <text:p>0</text:p>
          </table:table-cell>
          <table:table-cell table:formula="of:=IF([.L365]&lt;[.$K$2];SQRT([.M365])+[.M365];0)" office:value-type="float" office:value="0" calcext:value-type="float">
            <text:p>0</text:p>
          </table:table-cell>
          <table:table-cell table:formula="of:=IF([.L365]&lt;[.$K$2];([.M365]-[.$E$2]/([.$D$2]^2))*[.$D$2]*[.$B$2];[.$A$2]-([.$A$2]-[.$J$2])*([.$K$2]/[.L365])^2)*-1" office:value-type="float" office:value="-2.09680469578981" calcext:value-type="float">
            <text:p>-2.09680469578981</text:p>
          </table:table-cell>
          <table:table-cell table:formula="of:=IF([.L365]&lt;[.$K$2];([.N365]-[.$E$2]/([.$D$2]^2))*[.$D$2]*[.$B$2];[.$A$2]+([.$A$2]-[.$J$2])*([.$K$2]/[.L365])^2)*-1" office:value-type="float" office:value="-2.40319530421019" calcext:value-type="float">
            <text:p>-2.4031953042101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65]+0.01" office:value-type="float" office:value="4.63999999999994" calcext:value-type="float">
            <text:p>4.63999999999994</text:p>
          </table:table-cell>
          <table:table-cell table:formula="of:=IF([.L366]&lt;[.$K$2];(SQRT([.$I$2])+0.5*LN([.L366]/[.$K$2]))^2;0)" office:value-type="float" office:value="0" calcext:value-type="float">
            <text:p>0</text:p>
          </table:table-cell>
          <table:table-cell table:formula="of:=IF([.L366]&lt;[.$K$2];SQRT([.M366])+[.M366];0)" office:value-type="float" office:value="0" calcext:value-type="float">
            <text:p>0</text:p>
          </table:table-cell>
          <table:table-cell table:formula="of:=IF([.L366]&lt;[.$K$2];([.M366]-[.$E$2]/([.$D$2]^2))*[.$D$2]*[.$B$2];[.$A$2]-([.$A$2]-[.$J$2])*([.$K$2]/[.L366])^2)*-1" office:value-type="float" office:value="-2.09746430882026" calcext:value-type="float">
            <text:p>-2.09746430882026</text:p>
          </table:table-cell>
          <table:table-cell table:formula="of:=IF([.L366]&lt;[.$K$2];([.N366]-[.$E$2]/([.$D$2]^2))*[.$D$2]*[.$B$2];[.$A$2]+([.$A$2]-[.$J$2])*([.$K$2]/[.L366])^2)*-1" office:value-type="float" office:value="-2.40253569117974" calcext:value-type="float">
            <text:p>-2.4025356911797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66]+0.01" office:value-type="float" office:value="4.64999999999994" calcext:value-type="float">
            <text:p>4.64999999999994</text:p>
          </table:table-cell>
          <table:table-cell table:formula="of:=IF([.L367]&lt;[.$K$2];(SQRT([.$I$2])+0.5*LN([.L367]/[.$K$2]))^2;0)" office:value-type="float" office:value="0" calcext:value-type="float">
            <text:p>0</text:p>
          </table:table-cell>
          <table:table-cell table:formula="of:=IF([.L367]&lt;[.$K$2];SQRT([.M367])+[.M367];0)" office:value-type="float" office:value="0" calcext:value-type="float">
            <text:p>0</text:p>
          </table:table-cell>
          <table:table-cell table:formula="of:=IF([.L367]&lt;[.$K$2];([.M367]-[.$E$2]/([.$D$2]^2))*[.$D$2]*[.$B$2];[.$A$2]-([.$A$2]-[.$J$2])*([.$K$2]/[.L367])^2)*-1" office:value-type="float" office:value="-2.09811967086029" calcext:value-type="float">
            <text:p>-2.09811967086029</text:p>
          </table:table-cell>
          <table:table-cell table:formula="of:=IF([.L367]&lt;[.$K$2];([.N367]-[.$E$2]/([.$D$2]^2))*[.$D$2]*[.$B$2];[.$A$2]+([.$A$2]-[.$J$2])*([.$K$2]/[.L367])^2)*-1" office:value-type="float" office:value="-2.40188032913971" calcext:value-type="float">
            <text:p>-2.4018803291397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67]+0.01" office:value-type="float" office:value="4.65999999999994" calcext:value-type="float">
            <text:p>4.65999999999994</text:p>
          </table:table-cell>
          <table:table-cell table:formula="of:=IF([.L368]&lt;[.$K$2];(SQRT([.$I$2])+0.5*LN([.L368]/[.$K$2]))^2;0)" office:value-type="float" office:value="0" calcext:value-type="float">
            <text:p>0</text:p>
          </table:table-cell>
          <table:table-cell table:formula="of:=IF([.L368]&lt;[.$K$2];SQRT([.M368])+[.M368];0)" office:value-type="float" office:value="0" calcext:value-type="float">
            <text:p>0</text:p>
          </table:table-cell>
          <table:table-cell table:formula="of:=IF([.L368]&lt;[.$K$2];([.M368]-[.$E$2]/([.$D$2]^2))*[.$D$2]*[.$B$2];[.$A$2]-([.$A$2]-[.$J$2])*([.$K$2]/[.L368])^2)*-1" office:value-type="float" office:value="-2.09877081835992" calcext:value-type="float">
            <text:p>-2.09877081835992</text:p>
          </table:table-cell>
          <table:table-cell table:formula="of:=IF([.L368]&lt;[.$K$2];([.N368]-[.$E$2]/([.$D$2]^2))*[.$D$2]*[.$B$2];[.$A$2]+([.$A$2]-[.$J$2])*([.$K$2]/[.L368])^2)*-1" office:value-type="float" office:value="-2.40122918164008" calcext:value-type="float">
            <text:p>-2.4012291816400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68]+0.01" office:value-type="float" office:value="4.66999999999994" calcext:value-type="float">
            <text:p>4.66999999999994</text:p>
          </table:table-cell>
          <table:table-cell table:formula="of:=IF([.L369]&lt;[.$K$2];(SQRT([.$I$2])+0.5*LN([.L369]/[.$K$2]))^2;0)" office:value-type="float" office:value="0" calcext:value-type="float">
            <text:p>0</text:p>
          </table:table-cell>
          <table:table-cell table:formula="of:=IF([.L369]&lt;[.$K$2];SQRT([.M369])+[.M369];0)" office:value-type="float" office:value="0" calcext:value-type="float">
            <text:p>0</text:p>
          </table:table-cell>
          <table:table-cell table:formula="of:=IF([.L369]&lt;[.$K$2];([.M369]-[.$E$2]/([.$D$2]^2))*[.$D$2]*[.$B$2];[.$A$2]-([.$A$2]-[.$J$2])*([.$K$2]/[.L369])^2)*-1" office:value-type="float" office:value="-2.09941778737931" calcext:value-type="float">
            <text:p>-2.09941778737931</text:p>
          </table:table-cell>
          <table:table-cell table:formula="of:=IF([.L369]&lt;[.$K$2];([.N369]-[.$E$2]/([.$D$2]^2))*[.$D$2]*[.$B$2];[.$A$2]+([.$A$2]-[.$J$2])*([.$K$2]/[.L369])^2)*-1" office:value-type="float" office:value="-2.40058221262069" calcext:value-type="float">
            <text:p>-2.4005822126206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69]+0.01" office:value-type="float" office:value="4.67999999999994" calcext:value-type="float">
            <text:p>4.67999999999994</text:p>
          </table:table-cell>
          <table:table-cell table:formula="of:=IF([.L370]&lt;[.$K$2];(SQRT([.$I$2])+0.5*LN([.L370]/[.$K$2]))^2;0)" office:value-type="float" office:value="0" calcext:value-type="float">
            <text:p>0</text:p>
          </table:table-cell>
          <table:table-cell table:formula="of:=IF([.L370]&lt;[.$K$2];SQRT([.M370])+[.M370];0)" office:value-type="float" office:value="0" calcext:value-type="float">
            <text:p>0</text:p>
          </table:table-cell>
          <table:table-cell table:formula="of:=IF([.L370]&lt;[.$K$2];([.M370]-[.$E$2]/([.$D$2]^2))*[.$D$2]*[.$B$2];[.$A$2]-([.$A$2]-[.$J$2])*([.$K$2]/[.L370])^2)*-1" office:value-type="float" office:value="-2.10006061359379" calcext:value-type="float">
            <text:p>-2.10006061359379</text:p>
          </table:table-cell>
          <table:table-cell table:formula="of:=IF([.L370]&lt;[.$K$2];([.N370]-[.$E$2]/([.$D$2]^2))*[.$D$2]*[.$B$2];[.$A$2]+([.$A$2]-[.$J$2])*([.$K$2]/[.L370])^2)*-1" office:value-type="float" office:value="-2.39993938640621" calcext:value-type="float">
            <text:p>-2.3999393864062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70]+0.01" office:value-type="float" office:value="4.68999999999994" calcext:value-type="float">
            <text:p>4.68999999999994</text:p>
          </table:table-cell>
          <table:table-cell table:formula="of:=IF([.L371]&lt;[.$K$2];(SQRT([.$I$2])+0.5*LN([.L371]/[.$K$2]))^2;0)" office:value-type="float" office:value="0" calcext:value-type="float">
            <text:p>0</text:p>
          </table:table-cell>
          <table:table-cell table:formula="of:=IF([.L371]&lt;[.$K$2];SQRT([.M371])+[.M371];0)" office:value-type="float" office:value="0" calcext:value-type="float">
            <text:p>0</text:p>
          </table:table-cell>
          <table:table-cell table:formula="of:=IF([.L371]&lt;[.$K$2];([.M371]-[.$E$2]/([.$D$2]^2))*[.$D$2]*[.$B$2];[.$A$2]-([.$A$2]-[.$J$2])*([.$K$2]/[.L371])^2)*-1" office:value-type="float" office:value="-2.10069933229875" calcext:value-type="float">
            <text:p>-2.10069933229875</text:p>
          </table:table-cell>
          <table:table-cell table:formula="of:=IF([.L371]&lt;[.$K$2];([.N371]-[.$E$2]/([.$D$2]^2))*[.$D$2]*[.$B$2];[.$A$2]+([.$A$2]-[.$J$2])*([.$K$2]/[.L371])^2)*-1" office:value-type="float" office:value="-2.39930066770125" calcext:value-type="float">
            <text:p>-2.3993006677012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71]+0.01" office:value-type="float" office:value="4.69999999999994" calcext:value-type="float">
            <text:p>4.69999999999994</text:p>
          </table:table-cell>
          <table:table-cell table:formula="of:=IF([.L372]&lt;[.$K$2];(SQRT([.$I$2])+0.5*LN([.L372]/[.$K$2]))^2;0)" office:value-type="float" office:value="0" calcext:value-type="float">
            <text:p>0</text:p>
          </table:table-cell>
          <table:table-cell table:formula="of:=IF([.L372]&lt;[.$K$2];SQRT([.M372])+[.M372];0)" office:value-type="float" office:value="0" calcext:value-type="float">
            <text:p>0</text:p>
          </table:table-cell>
          <table:table-cell table:formula="of:=IF([.L372]&lt;[.$K$2];([.M372]-[.$E$2]/([.$D$2]^2))*[.$D$2]*[.$B$2];[.$A$2]-([.$A$2]-[.$J$2])*([.$K$2]/[.L372])^2)*-1" office:value-type="float" office:value="-2.10133397841451" calcext:value-type="float">
            <text:p>-2.10133397841451</text:p>
          </table:table-cell>
          <table:table-cell table:formula="of:=IF([.L372]&lt;[.$K$2];([.N372]-[.$E$2]/([.$D$2]^2))*[.$D$2]*[.$B$2];[.$A$2]+([.$A$2]-[.$J$2])*([.$K$2]/[.L372])^2)*-1" office:value-type="float" office:value="-2.39866602158549" calcext:value-type="float">
            <text:p>-2.3986660215854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72]+0.01" office:value-type="float" office:value="4.70999999999994" calcext:value-type="float">
            <text:p>4.70999999999994</text:p>
          </table:table-cell>
          <table:table-cell table:formula="of:=IF([.L373]&lt;[.$K$2];(SQRT([.$I$2])+0.5*LN([.L373]/[.$K$2]))^2;0)" office:value-type="float" office:value="0" calcext:value-type="float">
            <text:p>0</text:p>
          </table:table-cell>
          <table:table-cell table:formula="of:=IF([.L373]&lt;[.$K$2];SQRT([.M373])+[.M373];0)" office:value-type="float" office:value="0" calcext:value-type="float">
            <text:p>0</text:p>
          </table:table-cell>
          <table:table-cell table:formula="of:=IF([.L373]&lt;[.$K$2];([.M373]-[.$E$2]/([.$D$2]^2))*[.$D$2]*[.$B$2];[.$A$2]-([.$A$2]-[.$J$2])*([.$K$2]/[.L373])^2)*-1" office:value-type="float" office:value="-2.10196458649107" calcext:value-type="float">
            <text:p>-2.10196458649107</text:p>
          </table:table-cell>
          <table:table-cell table:formula="of:=IF([.L373]&lt;[.$K$2];([.N373]-[.$E$2]/([.$D$2]^2))*[.$D$2]*[.$B$2];[.$A$2]+([.$A$2]-[.$J$2])*([.$K$2]/[.L373])^2)*-1" office:value-type="float" office:value="-2.39803541350893" calcext:value-type="float">
            <text:p>-2.3980354135089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73]+0.01" office:value-type="float" office:value="4.71999999999994" calcext:value-type="float">
            <text:p>4.71999999999994</text:p>
          </table:table-cell>
          <table:table-cell table:formula="of:=IF([.L374]&lt;[.$K$2];(SQRT([.$I$2])+0.5*LN([.L374]/[.$K$2]))^2;0)" office:value-type="float" office:value="0" calcext:value-type="float">
            <text:p>0</text:p>
          </table:table-cell>
          <table:table-cell table:formula="of:=IF([.L374]&lt;[.$K$2];SQRT([.M374])+[.M374];0)" office:value-type="float" office:value="0" calcext:value-type="float">
            <text:p>0</text:p>
          </table:table-cell>
          <table:table-cell table:formula="of:=IF([.L374]&lt;[.$K$2];([.M374]-[.$E$2]/([.$D$2]^2))*[.$D$2]*[.$B$2];[.$A$2]-([.$A$2]-[.$J$2])*([.$K$2]/[.L374])^2)*-1" office:value-type="float" office:value="-2.10259119071283" calcext:value-type="float">
            <text:p>-2.10259119071283</text:p>
          </table:table-cell>
          <table:table-cell table:formula="of:=IF([.L374]&lt;[.$K$2];([.N374]-[.$E$2]/([.$D$2]^2))*[.$D$2]*[.$B$2];[.$A$2]+([.$A$2]-[.$J$2])*([.$K$2]/[.L374])^2)*-1" office:value-type="float" office:value="-2.39740880928717" calcext:value-type="float">
            <text:p>-2.397408809287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74]+0.01" office:value-type="float" office:value="4.72999999999994" calcext:value-type="float">
            <text:p>4.72999999999994</text:p>
          </table:table-cell>
          <table:table-cell table:formula="of:=IF([.L375]&lt;[.$K$2];(SQRT([.$I$2])+0.5*LN([.L375]/[.$K$2]))^2;0)" office:value-type="float" office:value="0" calcext:value-type="float">
            <text:p>0</text:p>
          </table:table-cell>
          <table:table-cell table:formula="of:=IF([.L375]&lt;[.$K$2];SQRT([.M375])+[.M375];0)" office:value-type="float" office:value="0" calcext:value-type="float">
            <text:p>0</text:p>
          </table:table-cell>
          <table:table-cell table:formula="of:=IF([.L375]&lt;[.$K$2];([.M375]-[.$E$2]/([.$D$2]^2))*[.$D$2]*[.$B$2];[.$A$2]-([.$A$2]-[.$J$2])*([.$K$2]/[.L375])^2)*-1" office:value-type="float" office:value="-2.10321382490319" calcext:value-type="float">
            <text:p>-2.10321382490319</text:p>
          </table:table-cell>
          <table:table-cell table:formula="of:=IF([.L375]&lt;[.$K$2];([.N375]-[.$E$2]/([.$D$2]^2))*[.$D$2]*[.$B$2];[.$A$2]+([.$A$2]-[.$J$2])*([.$K$2]/[.L375])^2)*-1" office:value-type="float" office:value="-2.39678617509681" calcext:value-type="float">
            <text:p>-2.3967861750968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75]+0.01" office:value-type="float" office:value="4.73999999999994" calcext:value-type="float">
            <text:p>4.73999999999994</text:p>
          </table:table-cell>
          <table:table-cell table:formula="of:=IF([.L376]&lt;[.$K$2];(SQRT([.$I$2])+0.5*LN([.L376]/[.$K$2]))^2;0)" office:value-type="float" office:value="0" calcext:value-type="float">
            <text:p>0</text:p>
          </table:table-cell>
          <table:table-cell table:formula="of:=IF([.L376]&lt;[.$K$2];SQRT([.M376])+[.M376];0)" office:value-type="float" office:value="0" calcext:value-type="float">
            <text:p>0</text:p>
          </table:table-cell>
          <table:table-cell table:formula="of:=IF([.L376]&lt;[.$K$2];([.M376]-[.$E$2]/([.$D$2]^2))*[.$D$2]*[.$B$2];[.$A$2]-([.$A$2]-[.$J$2])*([.$K$2]/[.L376])^2)*-1" office:value-type="float" office:value="-2.10383252252918" calcext:value-type="float">
            <text:p>-2.10383252252918</text:p>
          </table:table-cell>
          <table:table-cell table:formula="of:=IF([.L376]&lt;[.$K$2];([.N376]-[.$E$2]/([.$D$2]^2))*[.$D$2]*[.$B$2];[.$A$2]+([.$A$2]-[.$J$2])*([.$K$2]/[.L376])^2)*-1" office:value-type="float" office:value="-2.39616747747082" calcext:value-type="float">
            <text:p>-2.3961674774708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76]+0.01" office:value-type="float" office:value="4.74999999999994" calcext:value-type="float">
            <text:p>4.74999999999994</text:p>
          </table:table-cell>
          <table:table-cell table:formula="of:=IF([.L377]&lt;[.$K$2];(SQRT([.$I$2])+0.5*LN([.L377]/[.$K$2]))^2;0)" office:value-type="float" office:value="0" calcext:value-type="float">
            <text:p>0</text:p>
          </table:table-cell>
          <table:table-cell table:formula="of:=IF([.L377]&lt;[.$K$2];SQRT([.M377])+[.M377];0)" office:value-type="float" office:value="0" calcext:value-type="float">
            <text:p>0</text:p>
          </table:table-cell>
          <table:table-cell table:formula="of:=IF([.L377]&lt;[.$K$2];([.M377]-[.$E$2]/([.$D$2]^2))*[.$D$2]*[.$B$2];[.$A$2]-([.$A$2]-[.$J$2])*([.$K$2]/[.L377])^2)*-1" office:value-type="float" office:value="-2.10444731670589" calcext:value-type="float">
            <text:p>-2.10444731670589</text:p>
          </table:table-cell>
          <table:table-cell table:formula="of:=IF([.L377]&lt;[.$K$2];([.N377]-[.$E$2]/([.$D$2]^2))*[.$D$2]*[.$B$2];[.$A$2]+([.$A$2]-[.$J$2])*([.$K$2]/[.L377])^2)*-1" office:value-type="float" office:value="-2.39555268329411" calcext:value-type="float">
            <text:p>-2.3955526832941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77]+0.01" office:value-type="float" office:value="4.75999999999994" calcext:value-type="float">
            <text:p>4.75999999999994</text:p>
          </table:table-cell>
          <table:table-cell table:formula="of:=IF([.L378]&lt;[.$K$2];(SQRT([.$I$2])+0.5*LN([.L378]/[.$K$2]))^2;0)" office:value-type="float" office:value="0" calcext:value-type="float">
            <text:p>0</text:p>
          </table:table-cell>
          <table:table-cell table:formula="of:=IF([.L378]&lt;[.$K$2];SQRT([.M378])+[.M378];0)" office:value-type="float" office:value="0" calcext:value-type="float">
            <text:p>0</text:p>
          </table:table-cell>
          <table:table-cell table:formula="of:=IF([.L378]&lt;[.$K$2];([.M378]-[.$E$2]/([.$D$2]^2))*[.$D$2]*[.$B$2];[.$A$2]-([.$A$2]-[.$J$2])*([.$K$2]/[.L378])^2)*-1" office:value-type="float" office:value="-2.10505824020093" calcext:value-type="float">
            <text:p>-2.10505824020093</text:p>
          </table:table-cell>
          <table:table-cell table:formula="of:=IF([.L378]&lt;[.$K$2];([.N378]-[.$E$2]/([.$D$2]^2))*[.$D$2]*[.$B$2];[.$A$2]+([.$A$2]-[.$J$2])*([.$K$2]/[.L378])^2)*-1" office:value-type="float" office:value="-2.39494175979907" calcext:value-type="float">
            <text:p>-2.3949417597990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78]+0.01" office:value-type="float" office:value="4.76999999999994" calcext:value-type="float">
            <text:p>4.76999999999994</text:p>
          </table:table-cell>
          <table:table-cell table:formula="of:=IF([.L379]&lt;[.$K$2];(SQRT([.$I$2])+0.5*LN([.L379]/[.$K$2]))^2;0)" office:value-type="float" office:value="0" calcext:value-type="float">
            <text:p>0</text:p>
          </table:table-cell>
          <table:table-cell table:formula="of:=IF([.L379]&lt;[.$K$2];SQRT([.M379])+[.M379];0)" office:value-type="float" office:value="0" calcext:value-type="float">
            <text:p>0</text:p>
          </table:table-cell>
          <table:table-cell table:formula="of:=IF([.L379]&lt;[.$K$2];([.M379]-[.$E$2]/([.$D$2]^2))*[.$D$2]*[.$B$2];[.$A$2]-([.$A$2]-[.$J$2])*([.$K$2]/[.L379])^2)*-1" office:value-type="float" office:value="-2.10566532543881" calcext:value-type="float">
            <text:p>-2.10566532543881</text:p>
          </table:table-cell>
          <table:table-cell table:formula="of:=IF([.L379]&lt;[.$K$2];([.N379]-[.$E$2]/([.$D$2]^2))*[.$D$2]*[.$B$2];[.$A$2]+([.$A$2]-[.$J$2])*([.$K$2]/[.L379])^2)*-1" office:value-type="float" office:value="-2.39433467456119" calcext:value-type="float">
            <text:p>-2.3943346745611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79]+0.01" office:value-type="float" office:value="4.77999999999994" calcext:value-type="float">
            <text:p>4.77999999999994</text:p>
          </table:table-cell>
          <table:table-cell table:formula="of:=IF([.L380]&lt;[.$K$2];(SQRT([.$I$2])+0.5*LN([.L380]/[.$K$2]))^2;0)" office:value-type="float" office:value="0" calcext:value-type="float">
            <text:p>0</text:p>
          </table:table-cell>
          <table:table-cell table:formula="of:=IF([.L380]&lt;[.$K$2];SQRT([.M380])+[.M380];0)" office:value-type="float" office:value="0" calcext:value-type="float">
            <text:p>0</text:p>
          </table:table-cell>
          <table:table-cell table:formula="of:=IF([.L380]&lt;[.$K$2];([.M380]-[.$E$2]/([.$D$2]^2))*[.$D$2]*[.$B$2];[.$A$2]-([.$A$2]-[.$J$2])*([.$K$2]/[.L380])^2)*-1" office:value-type="float" office:value="-2.1062686045052" calcext:value-type="float">
            <text:p>-2.1062686045052</text:p>
          </table:table-cell>
          <table:table-cell table:formula="of:=IF([.L380]&lt;[.$K$2];([.N380]-[.$E$2]/([.$D$2]^2))*[.$D$2]*[.$B$2];[.$A$2]+([.$A$2]-[.$J$2])*([.$K$2]/[.L380])^2)*-1" office:value-type="float" office:value="-2.3937313954948" calcext:value-type="float">
            <text:p>-2.393731395494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80]+0.01" office:value-type="float" office:value="4.78999999999994" calcext:value-type="float">
            <text:p>4.78999999999994</text:p>
          </table:table-cell>
          <table:table-cell table:formula="of:=IF([.L381]&lt;[.$K$2];(SQRT([.$I$2])+0.5*LN([.L381]/[.$K$2]))^2;0)" office:value-type="float" office:value="0" calcext:value-type="float">
            <text:p>0</text:p>
          </table:table-cell>
          <table:table-cell table:formula="of:=IF([.L381]&lt;[.$K$2];SQRT([.M381])+[.M381];0)" office:value-type="float" office:value="0" calcext:value-type="float">
            <text:p>0</text:p>
          </table:table-cell>
          <table:table-cell table:formula="of:=IF([.L381]&lt;[.$K$2];([.M381]-[.$E$2]/([.$D$2]^2))*[.$D$2]*[.$B$2];[.$A$2]-([.$A$2]-[.$J$2])*([.$K$2]/[.L381])^2)*-1" office:value-type="float" office:value="-2.10686810915122" calcext:value-type="float">
            <text:p>-2.10686810915122</text:p>
          </table:table-cell>
          <table:table-cell table:formula="of:=IF([.L381]&lt;[.$K$2];([.N381]-[.$E$2]/([.$D$2]^2))*[.$D$2]*[.$B$2];[.$A$2]+([.$A$2]-[.$J$2])*([.$K$2]/[.L381])^2)*-1" office:value-type="float" office:value="-2.39313189084877" calcext:value-type="float">
            <text:p>-2.3931318908487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81]+0.01" office:value-type="float" office:value="4.79999999999994" calcext:value-type="float">
            <text:p>4.79999999999994</text:p>
          </table:table-cell>
          <table:table-cell table:formula="of:=IF([.L382]&lt;[.$K$2];(SQRT([.$I$2])+0.5*LN([.L382]/[.$K$2]))^2;0)" office:value-type="float" office:value="0" calcext:value-type="float">
            <text:p>0</text:p>
          </table:table-cell>
          <table:table-cell table:formula="of:=IF([.L382]&lt;[.$K$2];SQRT([.M382])+[.M382];0)" office:value-type="float" office:value="0" calcext:value-type="float">
            <text:p>0</text:p>
          </table:table-cell>
          <table:table-cell table:formula="of:=IF([.L382]&lt;[.$K$2];([.M382]-[.$E$2]/([.$D$2]^2))*[.$D$2]*[.$B$2];[.$A$2]-([.$A$2]-[.$J$2])*([.$K$2]/[.L382])^2)*-1" office:value-type="float" office:value="-2.1074638707976" calcext:value-type="float">
            <text:p>-2.1074638707976</text:p>
          </table:table-cell>
          <table:table-cell table:formula="of:=IF([.L382]&lt;[.$K$2];([.N382]-[.$E$2]/([.$D$2]^2))*[.$D$2]*[.$B$2];[.$A$2]+([.$A$2]-[.$J$2])*([.$K$2]/[.L382])^2)*-1" office:value-type="float" office:value="-2.3925361292024" calcext:value-type="float">
            <text:p>-2.392536129202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82]+0.01" office:value-type="float" office:value="4.80999999999994" calcext:value-type="float">
            <text:p>4.80999999999994</text:p>
          </table:table-cell>
          <table:table-cell table:formula="of:=IF([.L383]&lt;[.$K$2];(SQRT([.$I$2])+0.5*LN([.L383]/[.$K$2]))^2;0)" office:value-type="float" office:value="0" calcext:value-type="float">
            <text:p>0</text:p>
          </table:table-cell>
          <table:table-cell table:formula="of:=IF([.L383]&lt;[.$K$2];SQRT([.M383])+[.M383];0)" office:value-type="float" office:value="0" calcext:value-type="float">
            <text:p>0</text:p>
          </table:table-cell>
          <table:table-cell table:formula="of:=IF([.L383]&lt;[.$K$2];([.M383]-[.$E$2]/([.$D$2]^2))*[.$D$2]*[.$B$2];[.$A$2]-([.$A$2]-[.$J$2])*([.$K$2]/[.L383])^2)*-1" office:value-type="float" office:value="-2.10805592053875" calcext:value-type="float">
            <text:p>-2.10805592053875</text:p>
          </table:table-cell>
          <table:table-cell table:formula="of:=IF([.L383]&lt;[.$K$2];([.N383]-[.$E$2]/([.$D$2]^2))*[.$D$2]*[.$B$2];[.$A$2]+([.$A$2]-[.$J$2])*([.$K$2]/[.L383])^2)*-1" office:value-type="float" office:value="-2.39194407946125" calcext:value-type="float">
            <text:p>-2.3919440794612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83]+0.01" office:value-type="float" office:value="4.81999999999994" calcext:value-type="float">
            <text:p>4.81999999999994</text:p>
          </table:table-cell>
          <table:table-cell table:formula="of:=IF([.L384]&lt;[.$K$2];(SQRT([.$I$2])+0.5*LN([.L384]/[.$K$2]))^2;0)" office:value-type="float" office:value="0" calcext:value-type="float">
            <text:p>0</text:p>
          </table:table-cell>
          <table:table-cell table:formula="of:=IF([.L384]&lt;[.$K$2];SQRT([.M384])+[.M384];0)" office:value-type="float" office:value="0" calcext:value-type="float">
            <text:p>0</text:p>
          </table:table-cell>
          <table:table-cell table:formula="of:=IF([.L384]&lt;[.$K$2];([.M384]-[.$E$2]/([.$D$2]^2))*[.$D$2]*[.$B$2];[.$A$2]-([.$A$2]-[.$J$2])*([.$K$2]/[.L384])^2)*-1" office:value-type="float" office:value="-2.10864428914691" calcext:value-type="float">
            <text:p>-2.10864428914691</text:p>
          </table:table-cell>
          <table:table-cell table:formula="of:=IF([.L384]&lt;[.$K$2];([.N384]-[.$E$2]/([.$D$2]^2))*[.$D$2]*[.$B$2];[.$A$2]+([.$A$2]-[.$J$2])*([.$K$2]/[.L384])^2)*-1" office:value-type="float" office:value="-2.39135571085309" calcext:value-type="float">
            <text:p>-2.3913557108530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84]+0.01" office:value-type="float" office:value="4.82999999999994" calcext:value-type="float">
            <text:p>4.82999999999994</text:p>
          </table:table-cell>
          <table:table-cell table:formula="of:=IF([.L385]&lt;[.$K$2];(SQRT([.$I$2])+0.5*LN([.L385]/[.$K$2]))^2;0)" office:value-type="float" office:value="0" calcext:value-type="float">
            <text:p>0</text:p>
          </table:table-cell>
          <table:table-cell table:formula="of:=IF([.L385]&lt;[.$K$2];SQRT([.M385])+[.M385];0)" office:value-type="float" office:value="0" calcext:value-type="float">
            <text:p>0</text:p>
          </table:table-cell>
          <table:table-cell table:formula="of:=IF([.L385]&lt;[.$K$2];([.M385]-[.$E$2]/([.$D$2]^2))*[.$D$2]*[.$B$2];[.$A$2]-([.$A$2]-[.$J$2])*([.$K$2]/[.L385])^2)*-1" office:value-type="float" office:value="-2.10922900707606" calcext:value-type="float">
            <text:p>-2.10922900707606</text:p>
          </table:table-cell>
          <table:table-cell table:formula="of:=IF([.L385]&lt;[.$K$2];([.N385]-[.$E$2]/([.$D$2]^2))*[.$D$2]*[.$B$2];[.$A$2]+([.$A$2]-[.$J$2])*([.$K$2]/[.L385])^2)*-1" office:value-type="float" office:value="-2.39077099292394" calcext:value-type="float">
            <text:p>-2.3907709929239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85]+0.01" office:value-type="float" office:value="4.83999999999994" calcext:value-type="float">
            <text:p>4.83999999999994</text:p>
          </table:table-cell>
          <table:table-cell table:formula="of:=IF([.L386]&lt;[.$K$2];(SQRT([.$I$2])+0.5*LN([.L386]/[.$K$2]))^2;0)" office:value-type="float" office:value="0" calcext:value-type="float">
            <text:p>0</text:p>
          </table:table-cell>
          <table:table-cell table:formula="of:=IF([.L386]&lt;[.$K$2];SQRT([.M386])+[.M386];0)" office:value-type="float" office:value="0" calcext:value-type="float">
            <text:p>0</text:p>
          </table:table-cell>
          <table:table-cell table:formula="of:=IF([.L386]&lt;[.$K$2];([.M386]-[.$E$2]/([.$D$2]^2))*[.$D$2]*[.$B$2];[.$A$2]-([.$A$2]-[.$J$2])*([.$K$2]/[.L386])^2)*-1" office:value-type="float" office:value="-2.10981010446591" calcext:value-type="float">
            <text:p>-2.10981010446591</text:p>
          </table:table-cell>
          <table:table-cell table:formula="of:=IF([.L386]&lt;[.$K$2];([.N386]-[.$E$2]/([.$D$2]^2))*[.$D$2]*[.$B$2];[.$A$2]+([.$A$2]-[.$J$2])*([.$K$2]/[.L386])^2)*-1" office:value-type="float" office:value="-2.39018989553409" calcext:value-type="float">
            <text:p>-2.3901898955340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86]+0.01" office:value-type="float" office:value="4.84999999999994" calcext:value-type="float">
            <text:p>4.84999999999994</text:p>
          </table:table-cell>
          <table:table-cell table:formula="of:=IF([.L387]&lt;[.$K$2];(SQRT([.$I$2])+0.5*LN([.L387]/[.$K$2]))^2;0)" office:value-type="float" office:value="0" calcext:value-type="float">
            <text:p>0</text:p>
          </table:table-cell>
          <table:table-cell table:formula="of:=IF([.L387]&lt;[.$K$2];SQRT([.M387])+[.M387];0)" office:value-type="float" office:value="0" calcext:value-type="float">
            <text:p>0</text:p>
          </table:table-cell>
          <table:table-cell table:formula="of:=IF([.L387]&lt;[.$K$2];([.M387]-[.$E$2]/([.$D$2]^2))*[.$D$2]*[.$B$2];[.$A$2]-([.$A$2]-[.$J$2])*([.$K$2]/[.L387])^2)*-1" office:value-type="float" office:value="-2.11038761114578" calcext:value-type="float">
            <text:p>-2.11038761114578</text:p>
          </table:table-cell>
          <table:table-cell table:formula="of:=IF([.L387]&lt;[.$K$2];([.N387]-[.$E$2]/([.$D$2]^2))*[.$D$2]*[.$B$2];[.$A$2]+([.$A$2]-[.$J$2])*([.$K$2]/[.L387])^2)*-1" office:value-type="float" office:value="-2.38961238885422" calcext:value-type="float">
            <text:p>-2.3896123888542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87]+0.01" office:value-type="float" office:value="4.85999999999994" calcext:value-type="float">
            <text:p>4.85999999999994</text:p>
          </table:table-cell>
          <table:table-cell table:formula="of:=IF([.L388]&lt;[.$K$2];(SQRT([.$I$2])+0.5*LN([.L388]/[.$K$2]))^2;0)" office:value-type="float" office:value="0" calcext:value-type="float">
            <text:p>0</text:p>
          </table:table-cell>
          <table:table-cell table:formula="of:=IF([.L388]&lt;[.$K$2];SQRT([.M388])+[.M388];0)" office:value-type="float" office:value="0" calcext:value-type="float">
            <text:p>0</text:p>
          </table:table-cell>
          <table:table-cell table:formula="of:=IF([.L388]&lt;[.$K$2];([.M388]-[.$E$2]/([.$D$2]^2))*[.$D$2]*[.$B$2];[.$A$2]-([.$A$2]-[.$J$2])*([.$K$2]/[.L388])^2)*-1" office:value-type="float" office:value="-2.11096155663841" calcext:value-type="float">
            <text:p>-2.11096155663841</text:p>
          </table:table-cell>
          <table:table-cell table:formula="of:=IF([.L388]&lt;[.$K$2];([.N388]-[.$E$2]/([.$D$2]^2))*[.$D$2]*[.$B$2];[.$A$2]+([.$A$2]-[.$J$2])*([.$K$2]/[.L388])^2)*-1" office:value-type="float" office:value="-2.38903844336159" calcext:value-type="float">
            <text:p>-2.3890384433615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88]+0.01" office:value-type="float" office:value="4.86999999999994" calcext:value-type="float">
            <text:p>4.86999999999994</text:p>
          </table:table-cell>
          <table:table-cell table:formula="of:=IF([.L389]&lt;[.$K$2];(SQRT([.$I$2])+0.5*LN([.L389]/[.$K$2]))^2;0)" office:value-type="float" office:value="0" calcext:value-type="float">
            <text:p>0</text:p>
          </table:table-cell>
          <table:table-cell table:formula="of:=IF([.L389]&lt;[.$K$2];SQRT([.M389])+[.M389];0)" office:value-type="float" office:value="0" calcext:value-type="float">
            <text:p>0</text:p>
          </table:table-cell>
          <table:table-cell table:formula="of:=IF([.L389]&lt;[.$K$2];([.M389]-[.$E$2]/([.$D$2]^2))*[.$D$2]*[.$B$2];[.$A$2]-([.$A$2]-[.$J$2])*([.$K$2]/[.L389])^2)*-1" office:value-type="float" office:value="-2.11153197016375" calcext:value-type="float">
            <text:p>-2.11153197016375</text:p>
          </table:table-cell>
          <table:table-cell table:formula="of:=IF([.L389]&lt;[.$K$2];([.N389]-[.$E$2]/([.$D$2]^2))*[.$D$2]*[.$B$2];[.$A$2]+([.$A$2]-[.$J$2])*([.$K$2]/[.L389])^2)*-1" office:value-type="float" office:value="-2.38846802983625" calcext:value-type="float">
            <text:p>-2.3884680298362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89]+0.01" office:value-type="float" office:value="4.87999999999994" calcext:value-type="float">
            <text:p>4.87999999999994</text:p>
          </table:table-cell>
          <table:table-cell table:formula="of:=IF([.L390]&lt;[.$K$2];(SQRT([.$I$2])+0.5*LN([.L390]/[.$K$2]))^2;0)" office:value-type="float" office:value="0" calcext:value-type="float">
            <text:p>0</text:p>
          </table:table-cell>
          <table:table-cell table:formula="of:=IF([.L390]&lt;[.$K$2];SQRT([.M390])+[.M390];0)" office:value-type="float" office:value="0" calcext:value-type="float">
            <text:p>0</text:p>
          </table:table-cell>
          <table:table-cell table:formula="of:=IF([.L390]&lt;[.$K$2];([.M390]-[.$E$2]/([.$D$2]^2))*[.$D$2]*[.$B$2];[.$A$2]-([.$A$2]-[.$J$2])*([.$K$2]/[.L390])^2)*-1" office:value-type="float" office:value="-2.11209888064266" calcext:value-type="float">
            <text:p>-2.11209888064266</text:p>
          </table:table-cell>
          <table:table-cell table:formula="of:=IF([.L390]&lt;[.$K$2];([.N390]-[.$E$2]/([.$D$2]^2))*[.$D$2]*[.$B$2];[.$A$2]+([.$A$2]-[.$J$2])*([.$K$2]/[.L390])^2)*-1" office:value-type="float" office:value="-2.38790111935734" calcext:value-type="float">
            <text:p>-2.3879011193573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90]+0.01" office:value-type="float" office:value="4.88999999999994" calcext:value-type="float">
            <text:p>4.88999999999994</text:p>
          </table:table-cell>
          <table:table-cell table:formula="of:=IF([.L391]&lt;[.$K$2];(SQRT([.$I$2])+0.5*LN([.L391]/[.$K$2]))^2;0)" office:value-type="float" office:value="0" calcext:value-type="float">
            <text:p>0</text:p>
          </table:table-cell>
          <table:table-cell table:formula="of:=IF([.L391]&lt;[.$K$2];SQRT([.M391])+[.M391];0)" office:value-type="float" office:value="0" calcext:value-type="float">
            <text:p>0</text:p>
          </table:table-cell>
          <table:table-cell table:formula="of:=IF([.L391]&lt;[.$K$2];([.M391]-[.$E$2]/([.$D$2]^2))*[.$D$2]*[.$B$2];[.$A$2]-([.$A$2]-[.$J$2])*([.$K$2]/[.L391])^2)*-1" office:value-type="float" office:value="-2.11266231670061" calcext:value-type="float">
            <text:p>-2.11266231670061</text:p>
          </table:table-cell>
          <table:table-cell table:formula="of:=IF([.L391]&lt;[.$K$2];([.N391]-[.$E$2]/([.$D$2]^2))*[.$D$2]*[.$B$2];[.$A$2]+([.$A$2]-[.$J$2])*([.$K$2]/[.L391])^2)*-1" office:value-type="float" office:value="-2.38733768329939" calcext:value-type="float">
            <text:p>-2.3873376832993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91]+0.01" office:value-type="float" office:value="4.89999999999994" calcext:value-type="float">
            <text:p>4.89999999999994</text:p>
          </table:table-cell>
          <table:table-cell table:formula="of:=IF([.L392]&lt;[.$K$2];(SQRT([.$I$2])+0.5*LN([.L392]/[.$K$2]))^2;0)" office:value-type="float" office:value="0" calcext:value-type="float">
            <text:p>0</text:p>
          </table:table-cell>
          <table:table-cell table:formula="of:=IF([.L392]&lt;[.$K$2];SQRT([.M392])+[.M392];0)" office:value-type="float" office:value="0" calcext:value-type="float">
            <text:p>0</text:p>
          </table:table-cell>
          <table:table-cell table:formula="of:=IF([.L392]&lt;[.$K$2];([.M392]-[.$E$2]/([.$D$2]^2))*[.$D$2]*[.$B$2];[.$A$2]-([.$A$2]-[.$J$2])*([.$K$2]/[.L392])^2)*-1" office:value-type="float" office:value="-2.11322230667125" calcext:value-type="float">
            <text:p>-2.11322230667125</text:p>
          </table:table-cell>
          <table:table-cell table:formula="of:=IF([.L392]&lt;[.$K$2];([.N392]-[.$E$2]/([.$D$2]^2))*[.$D$2]*[.$B$2];[.$A$2]+([.$A$2]-[.$J$2])*([.$K$2]/[.L392])^2)*-1" office:value-type="float" office:value="-2.38677769332875" calcext:value-type="float">
            <text:p>-2.3867776933287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92]+0.01" office:value-type="float" office:value="4.90999999999994" calcext:value-type="float">
            <text:p>4.90999999999994</text:p>
          </table:table-cell>
          <table:table-cell table:formula="of:=IF([.L393]&lt;[.$K$2];(SQRT([.$I$2])+0.5*LN([.L393]/[.$K$2]))^2;0)" office:value-type="float" office:value="0" calcext:value-type="float">
            <text:p>0</text:p>
          </table:table-cell>
          <table:table-cell table:formula="of:=IF([.L393]&lt;[.$K$2];SQRT([.M393])+[.M393];0)" office:value-type="float" office:value="0" calcext:value-type="float">
            <text:p>0</text:p>
          </table:table-cell>
          <table:table-cell table:formula="of:=IF([.L393]&lt;[.$K$2];([.M393]-[.$E$2]/([.$D$2]^2))*[.$D$2]*[.$B$2];[.$A$2]-([.$A$2]-[.$J$2])*([.$K$2]/[.L393])^2)*-1" office:value-type="float" office:value="-2.1137788786" calcext:value-type="float">
            <text:p>-2.1137788786</text:p>
          </table:table-cell>
          <table:table-cell table:formula="of:=IF([.L393]&lt;[.$K$2];([.N393]-[.$E$2]/([.$D$2]^2))*[.$D$2]*[.$B$2];[.$A$2]+([.$A$2]-[.$J$2])*([.$K$2]/[.L393])^2)*-1" office:value-type="float" office:value="-2.3862211214" calcext:value-type="float">
            <text:p>-2.386221121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93]+0.01" office:value-type="float" office:value="4.91999999999994" calcext:value-type="float">
            <text:p>4.91999999999994</text:p>
          </table:table-cell>
          <table:table-cell table:formula="of:=IF([.L394]&lt;[.$K$2];(SQRT([.$I$2])+0.5*LN([.L394]/[.$K$2]))^2;0)" office:value-type="float" office:value="0" calcext:value-type="float">
            <text:p>0</text:p>
          </table:table-cell>
          <table:table-cell table:formula="of:=IF([.L394]&lt;[.$K$2];SQRT([.M394])+[.M394];0)" office:value-type="float" office:value="0" calcext:value-type="float">
            <text:p>0</text:p>
          </table:table-cell>
          <table:table-cell table:formula="of:=IF([.L394]&lt;[.$K$2];([.M394]-[.$E$2]/([.$D$2]^2))*[.$D$2]*[.$B$2];[.$A$2]-([.$A$2]-[.$J$2])*([.$K$2]/[.L394])^2)*-1" office:value-type="float" office:value="-2.11433206024756" calcext:value-type="float">
            <text:p>-2.11433206024756</text:p>
          </table:table-cell>
          <table:table-cell table:formula="of:=IF([.L394]&lt;[.$K$2];([.N394]-[.$E$2]/([.$D$2]^2))*[.$D$2]*[.$B$2];[.$A$2]+([.$A$2]-[.$J$2])*([.$K$2]/[.L394])^2)*-1" office:value-type="float" office:value="-2.38566793975244" calcext:value-type="float">
            <text:p>-2.3856679397524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94]+0.01" office:value-type="float" office:value="4.92999999999994" calcext:value-type="float">
            <text:p>4.92999999999994</text:p>
          </table:table-cell>
          <table:table-cell table:formula="of:=IF([.L395]&lt;[.$K$2];(SQRT([.$I$2])+0.5*LN([.L395]/[.$K$2]))^2;0)" office:value-type="float" office:value="0" calcext:value-type="float">
            <text:p>0</text:p>
          </table:table-cell>
          <table:table-cell table:formula="of:=IF([.L395]&lt;[.$K$2];SQRT([.M395])+[.M395];0)" office:value-type="float" office:value="0" calcext:value-type="float">
            <text:p>0</text:p>
          </table:table-cell>
          <table:table-cell table:formula="of:=IF([.L395]&lt;[.$K$2];([.M395]-[.$E$2]/([.$D$2]^2))*[.$D$2]*[.$B$2];[.$A$2]-([.$A$2]-[.$J$2])*([.$K$2]/[.L395])^2)*-1" office:value-type="float" office:value="-2.11488187909338" calcext:value-type="float">
            <text:p>-2.11488187909338</text:p>
          </table:table-cell>
          <table:table-cell table:formula="of:=IF([.L395]&lt;[.$K$2];([.N395]-[.$E$2]/([.$D$2]^2))*[.$D$2]*[.$B$2];[.$A$2]+([.$A$2]-[.$J$2])*([.$K$2]/[.L395])^2)*-1" office:value-type="float" office:value="-2.38511812090662" calcext:value-type="float">
            <text:p>-2.3851181209066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95]+0.01" office:value-type="float" office:value="4.93999999999994" calcext:value-type="float">
            <text:p>4.93999999999994</text:p>
          </table:table-cell>
          <table:table-cell table:formula="of:=IF([.L396]&lt;[.$K$2];(SQRT([.$I$2])+0.5*LN([.L396]/[.$K$2]))^2;0)" office:value-type="float" office:value="0" calcext:value-type="float">
            <text:p>0</text:p>
          </table:table-cell>
          <table:table-cell table:formula="of:=IF([.L396]&lt;[.$K$2];SQRT([.M396])+[.M396];0)" office:value-type="float" office:value="0" calcext:value-type="float">
            <text:p>0</text:p>
          </table:table-cell>
          <table:table-cell table:formula="of:=IF([.L396]&lt;[.$K$2];([.M396]-[.$E$2]/([.$D$2]^2))*[.$D$2]*[.$B$2];[.$A$2]-([.$A$2]-[.$J$2])*([.$K$2]/[.L396])^2)*-1" office:value-type="float" office:value="-2.11542836233902" calcext:value-type="float">
            <text:p>-2.11542836233902</text:p>
          </table:table-cell>
          <table:table-cell table:formula="of:=IF([.L396]&lt;[.$K$2];([.N396]-[.$E$2]/([.$D$2]^2))*[.$D$2]*[.$B$2];[.$A$2]+([.$A$2]-[.$J$2])*([.$K$2]/[.L396])^2)*-1" office:value-type="float" office:value="-2.38457163766098" calcext:value-type="float">
            <text:p>-2.3845716376609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96]+0.01" office:value-type="float" office:value="4.94999999999994" calcext:value-type="float">
            <text:p>4.94999999999994</text:p>
          </table:table-cell>
          <table:table-cell table:formula="of:=IF([.L397]&lt;[.$K$2];(SQRT([.$I$2])+0.5*LN([.L397]/[.$K$2]))^2;0)" office:value-type="float" office:value="0" calcext:value-type="float">
            <text:p>0</text:p>
          </table:table-cell>
          <table:table-cell table:formula="of:=IF([.L397]&lt;[.$K$2];SQRT([.M397])+[.M397];0)" office:value-type="float" office:value="0" calcext:value-type="float">
            <text:p>0</text:p>
          </table:table-cell>
          <table:table-cell table:formula="of:=IF([.L397]&lt;[.$K$2];([.M397]-[.$E$2]/([.$D$2]^2))*[.$D$2]*[.$B$2];[.$A$2]-([.$A$2]-[.$J$2])*([.$K$2]/[.L397])^2)*-1" office:value-type="float" office:value="-2.11597153691161" calcext:value-type="float">
            <text:p>-2.11597153691161</text:p>
          </table:table-cell>
          <table:table-cell table:formula="of:=IF([.L397]&lt;[.$K$2];([.N397]-[.$E$2]/([.$D$2]^2))*[.$D$2]*[.$B$2];[.$A$2]+([.$A$2]-[.$J$2])*([.$K$2]/[.L397])^2)*-1" office:value-type="float" office:value="-2.38402846308839" calcext:value-type="float">
            <text:p>-2.3840284630883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97]+0.01" office:value-type="float" office:value="4.95999999999994" calcext:value-type="float">
            <text:p>4.95999999999994</text:p>
          </table:table-cell>
          <table:table-cell table:formula="of:=IF([.L398]&lt;[.$K$2];(SQRT([.$I$2])+0.5*LN([.L398]/[.$K$2]))^2;0)" office:value-type="float" office:value="0" calcext:value-type="float">
            <text:p>0</text:p>
          </table:table-cell>
          <table:table-cell table:formula="of:=IF([.L398]&lt;[.$K$2];SQRT([.M398])+[.M398];0)" office:value-type="float" office:value="0" calcext:value-type="float">
            <text:p>0</text:p>
          </table:table-cell>
          <table:table-cell table:formula="of:=IF([.L398]&lt;[.$K$2];([.M398]-[.$E$2]/([.$D$2]^2))*[.$D$2]*[.$B$2];[.$A$2]-([.$A$2]-[.$J$2])*([.$K$2]/[.L398])^2)*-1" office:value-type="float" office:value="-2.11651142946705" calcext:value-type="float">
            <text:p>-2.11651142946705</text:p>
          </table:table-cell>
          <table:table-cell table:formula="of:=IF([.L398]&lt;[.$K$2];([.N398]-[.$E$2]/([.$D$2]^2))*[.$D$2]*[.$B$2];[.$A$2]+([.$A$2]-[.$J$2])*([.$K$2]/[.L398])^2)*-1" office:value-type="float" office:value="-2.38348857053295" calcext:value-type="float">
            <text:p>-2.3834885705329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98]+0.01" office:value-type="float" office:value="4.96999999999994" calcext:value-type="float">
            <text:p>4.96999999999994</text:p>
          </table:table-cell>
          <table:table-cell table:formula="of:=IF([.L399]&lt;[.$K$2];(SQRT([.$I$2])+0.5*LN([.L399]/[.$K$2]))^2;0)" office:value-type="float" office:value="0" calcext:value-type="float">
            <text:p>0</text:p>
          </table:table-cell>
          <table:table-cell table:formula="of:=IF([.L399]&lt;[.$K$2];SQRT([.M399])+[.M399];0)" office:value-type="float" office:value="0" calcext:value-type="float">
            <text:p>0</text:p>
          </table:table-cell>
          <table:table-cell table:formula="of:=IF([.L399]&lt;[.$K$2];([.M399]-[.$E$2]/([.$D$2]^2))*[.$D$2]*[.$B$2];[.$A$2]-([.$A$2]-[.$J$2])*([.$K$2]/[.L399])^2)*-1" office:value-type="float" office:value="-2.1170480663934" calcext:value-type="float">
            <text:p>-2.1170480663934</text:p>
          </table:table-cell>
          <table:table-cell table:formula="of:=IF([.L399]&lt;[.$K$2];([.N399]-[.$E$2]/([.$D$2]^2))*[.$D$2]*[.$B$2];[.$A$2]+([.$A$2]-[.$J$2])*([.$K$2]/[.L399])^2)*-1" office:value-type="float" office:value="-2.3829519336066" calcext:value-type="float">
            <text:p>-2.382951933606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399]+0.01" office:value-type="float" office:value="4.97999999999994" calcext:value-type="float">
            <text:p>4.97999999999994</text:p>
          </table:table-cell>
          <table:table-cell table:formula="of:=IF([.L400]&lt;[.$K$2];(SQRT([.$I$2])+0.5*LN([.L400]/[.$K$2]))^2;0)" office:value-type="float" office:value="0" calcext:value-type="float">
            <text:p>0</text:p>
          </table:table-cell>
          <table:table-cell table:formula="of:=IF([.L400]&lt;[.$K$2];SQRT([.M400])+[.M400];0)" office:value-type="float" office:value="0" calcext:value-type="float">
            <text:p>0</text:p>
          </table:table-cell>
          <table:table-cell table:formula="of:=IF([.L400]&lt;[.$K$2];([.M400]-[.$E$2]/([.$D$2]^2))*[.$D$2]*[.$B$2];[.$A$2]-([.$A$2]-[.$J$2])*([.$K$2]/[.L400])^2)*-1" office:value-type="float" office:value="-2.117581473814" calcext:value-type="float">
            <text:p>-2.117581473814</text:p>
          </table:table-cell>
          <table:table-cell table:formula="of:=IF([.L400]&lt;[.$K$2];([.N400]-[.$E$2]/([.$D$2]^2))*[.$D$2]*[.$B$2];[.$A$2]+([.$A$2]-[.$J$2])*([.$K$2]/[.L400])^2)*-1" office:value-type="float" office:value="-2.382418526186" calcext:value-type="float">
            <text:p>-2.38241852618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00]+0.01" office:value-type="float" office:value="4.98999999999994" calcext:value-type="float">
            <text:p>4.98999999999994</text:p>
          </table:table-cell>
          <table:table-cell table:formula="of:=IF([.L401]&lt;[.$K$2];(SQRT([.$I$2])+0.5*LN([.L401]/[.$K$2]))^2;0)" office:value-type="float" office:value="0" calcext:value-type="float">
            <text:p>0</text:p>
          </table:table-cell>
          <table:table-cell table:formula="of:=IF([.L401]&lt;[.$K$2];SQRT([.M401])+[.M401];0)" office:value-type="float" office:value="0" calcext:value-type="float">
            <text:p>0</text:p>
          </table:table-cell>
          <table:table-cell table:formula="of:=IF([.L401]&lt;[.$K$2];([.M401]-[.$E$2]/([.$D$2]^2))*[.$D$2]*[.$B$2];[.$A$2]-([.$A$2]-[.$J$2])*([.$K$2]/[.L401])^2)*-1" office:value-type="float" office:value="-2.11811167759072" calcext:value-type="float">
            <text:p>-2.11811167759072</text:p>
          </table:table-cell>
          <table:table-cell table:formula="of:=IF([.L401]&lt;[.$K$2];([.N401]-[.$E$2]/([.$D$2]^2))*[.$D$2]*[.$B$2];[.$A$2]+([.$A$2]-[.$J$2])*([.$K$2]/[.L401])^2)*-1" office:value-type="float" office:value="-2.38188832240928" calcext:value-type="float">
            <text:p>-2.3818883224092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01]+0.01" office:value-type="float" office:value="4.99999999999994" calcext:value-type="float">
            <text:p>4.99999999999994</text:p>
          </table:table-cell>
          <table:table-cell table:formula="of:=IF([.L402]&lt;[.$K$2];(SQRT([.$I$2])+0.5*LN([.L402]/[.$K$2]))^2;0)" office:value-type="float" office:value="0" calcext:value-type="float">
            <text:p>0</text:p>
          </table:table-cell>
          <table:table-cell table:formula="of:=IF([.L402]&lt;[.$K$2];SQRT([.M402])+[.M402];0)" office:value-type="float" office:value="0" calcext:value-type="float">
            <text:p>0</text:p>
          </table:table-cell>
          <table:table-cell table:formula="of:=IF([.L402]&lt;[.$K$2];([.M402]-[.$E$2]/([.$D$2]^2))*[.$D$2]*[.$B$2];[.$A$2]-([.$A$2]-[.$J$2])*([.$K$2]/[.L402])^2)*-1" office:value-type="float" office:value="-2.11863870332706" calcext:value-type="float">
            <text:p>-2.11863870332706</text:p>
          </table:table-cell>
          <table:table-cell table:formula="of:=IF([.L402]&lt;[.$K$2];([.N402]-[.$E$2]/([.$D$2]^2))*[.$D$2]*[.$B$2];[.$A$2]+([.$A$2]-[.$J$2])*([.$K$2]/[.L402])^2)*-1" office:value-type="float" office:value="-2.38136129667294" calcext:value-type="float">
            <text:p>-2.3813612966729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02]+0.01" office:value-type="float" office:value="5.00999999999994" calcext:value-type="float">
            <text:p>5.00999999999994</text:p>
          </table:table-cell>
          <table:table-cell table:formula="of:=IF([.L403]&lt;[.$K$2];(SQRT([.$I$2])+0.5*LN([.L403]/[.$K$2]))^2;0)" office:value-type="float" office:value="0" calcext:value-type="float">
            <text:p>0</text:p>
          </table:table-cell>
          <table:table-cell table:formula="of:=IF([.L403]&lt;[.$K$2];SQRT([.M403])+[.M403];0)" office:value-type="float" office:value="0" calcext:value-type="float">
            <text:p>0</text:p>
          </table:table-cell>
          <table:table-cell table:formula="of:=IF([.L403]&lt;[.$K$2];([.M403]-[.$E$2]/([.$D$2]^2))*[.$D$2]*[.$B$2];[.$A$2]-([.$A$2]-[.$J$2])*([.$K$2]/[.L403])^2)*-1" office:value-type="float" office:value="-2.11916257637127" calcext:value-type="float">
            <text:p>-2.11916257637127</text:p>
          </table:table-cell>
          <table:table-cell table:formula="of:=IF([.L403]&lt;[.$K$2];([.N403]-[.$E$2]/([.$D$2]^2))*[.$D$2]*[.$B$2];[.$A$2]+([.$A$2]-[.$J$2])*([.$K$2]/[.L403])^2)*-1" office:value-type="float" office:value="-2.38083742362873" calcext:value-type="float">
            <text:p>-2.3808374236287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03]+0.01" office:value-type="float" office:value="5.01999999999994" calcext:value-type="float">
            <text:p>5.01999999999994</text:p>
          </table:table-cell>
          <table:table-cell table:formula="of:=IF([.L404]&lt;[.$K$2];(SQRT([.$I$2])+0.5*LN([.L404]/[.$K$2]))^2;0)" office:value-type="float" office:value="0" calcext:value-type="float">
            <text:p>0</text:p>
          </table:table-cell>
          <table:table-cell table:formula="of:=IF([.L404]&lt;[.$K$2];SQRT([.M404])+[.M404];0)" office:value-type="float" office:value="0" calcext:value-type="float">
            <text:p>0</text:p>
          </table:table-cell>
          <table:table-cell table:formula="of:=IF([.L404]&lt;[.$K$2];([.M404]-[.$E$2]/([.$D$2]^2))*[.$D$2]*[.$B$2];[.$A$2]-([.$A$2]-[.$J$2])*([.$K$2]/[.L404])^2)*-1" office:value-type="float" office:value="-2.11968332181936" calcext:value-type="float">
            <text:p>-2.11968332181936</text:p>
          </table:table-cell>
          <table:table-cell table:formula="of:=IF([.L404]&lt;[.$K$2];([.N404]-[.$E$2]/([.$D$2]^2))*[.$D$2]*[.$B$2];[.$A$2]+([.$A$2]-[.$J$2])*([.$K$2]/[.L404])^2)*-1" office:value-type="float" office:value="-2.38031667818064" calcext:value-type="float">
            <text:p>-2.3803166781806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04]+0.01" office:value-type="float" office:value="5.02999999999994" calcext:value-type="float">
            <text:p>5.02999999999994</text:p>
          </table:table-cell>
          <table:table-cell table:formula="of:=IF([.L405]&lt;[.$K$2];(SQRT([.$I$2])+0.5*LN([.L405]/[.$K$2]))^2;0)" office:value-type="float" office:value="0" calcext:value-type="float">
            <text:p>0</text:p>
          </table:table-cell>
          <table:table-cell table:formula="of:=IF([.L405]&lt;[.$K$2];SQRT([.M405])+[.M405];0)" office:value-type="float" office:value="0" calcext:value-type="float">
            <text:p>0</text:p>
          </table:table-cell>
          <table:table-cell table:formula="of:=IF([.L405]&lt;[.$K$2];([.M405]-[.$E$2]/([.$D$2]^2))*[.$D$2]*[.$B$2];[.$A$2]-([.$A$2]-[.$J$2])*([.$K$2]/[.L405])^2)*-1" office:value-type="float" office:value="-2.12020096451812" calcext:value-type="float">
            <text:p>-2.12020096451812</text:p>
          </table:table-cell>
          <table:table-cell table:formula="of:=IF([.L405]&lt;[.$K$2];([.N405]-[.$E$2]/([.$D$2]^2))*[.$D$2]*[.$B$2];[.$A$2]+([.$A$2]-[.$J$2])*([.$K$2]/[.L405])^2)*-1" office:value-type="float" office:value="-2.37979903548188" calcext:value-type="float">
            <text:p>-2.3797990354818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05]+0.01" office:value-type="float" office:value="5.03999999999994" calcext:value-type="float">
            <text:p>5.03999999999994</text:p>
          </table:table-cell>
          <table:table-cell table:formula="of:=IF([.L406]&lt;[.$K$2];(SQRT([.$I$2])+0.5*LN([.L406]/[.$K$2]))^2;0)" office:value-type="float" office:value="0" calcext:value-type="float">
            <text:p>0</text:p>
          </table:table-cell>
          <table:table-cell table:formula="of:=IF([.L406]&lt;[.$K$2];SQRT([.M406])+[.M406];0)" office:value-type="float" office:value="0" calcext:value-type="float">
            <text:p>0</text:p>
          </table:table-cell>
          <table:table-cell table:formula="of:=IF([.L406]&lt;[.$K$2];([.M406]-[.$E$2]/([.$D$2]^2))*[.$D$2]*[.$B$2];[.$A$2]-([.$A$2]-[.$J$2])*([.$K$2]/[.L406])^2)*-1" office:value-type="float" office:value="-2.12071552906811" calcext:value-type="float">
            <text:p>-2.12071552906811</text:p>
          </table:table-cell>
          <table:table-cell table:formula="of:=IF([.L406]&lt;[.$K$2];([.N406]-[.$E$2]/([.$D$2]^2))*[.$D$2]*[.$B$2];[.$A$2]+([.$A$2]-[.$J$2])*([.$K$2]/[.L406])^2)*-1" office:value-type="float" office:value="-2.37928447093189" calcext:value-type="float">
            <text:p>-2.3792844709318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06]+0.01" office:value-type="float" office:value="5.04999999999994" calcext:value-type="float">
            <text:p>5.04999999999994</text:p>
          </table:table-cell>
          <table:table-cell table:formula="of:=IF([.L407]&lt;[.$K$2];(SQRT([.$I$2])+0.5*LN([.L407]/[.$K$2]))^2;0)" office:value-type="float" office:value="0" calcext:value-type="float">
            <text:p>0</text:p>
          </table:table-cell>
          <table:table-cell table:formula="of:=IF([.L407]&lt;[.$K$2];SQRT([.M407])+[.M407];0)" office:value-type="float" office:value="0" calcext:value-type="float">
            <text:p>0</text:p>
          </table:table-cell>
          <table:table-cell table:formula="of:=IF([.L407]&lt;[.$K$2];([.M407]-[.$E$2]/([.$D$2]^2))*[.$D$2]*[.$B$2];[.$A$2]-([.$A$2]-[.$J$2])*([.$K$2]/[.L407])^2)*-1" office:value-type="float" office:value="-2.12122703982655" calcext:value-type="float">
            <text:p>-2.12122703982655</text:p>
          </table:table-cell>
          <table:table-cell table:formula="of:=IF([.L407]&lt;[.$K$2];([.N407]-[.$E$2]/([.$D$2]^2))*[.$D$2]*[.$B$2];[.$A$2]+([.$A$2]-[.$J$2])*([.$K$2]/[.L407])^2)*-1" office:value-type="float" office:value="-2.37877296017345" calcext:value-type="float">
            <text:p>-2.3787729601734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07]+0.01" office:value-type="float" office:value="5.05999999999994" calcext:value-type="float">
            <text:p>5.05999999999994</text:p>
          </table:table-cell>
          <table:table-cell table:formula="of:=IF([.L408]&lt;[.$K$2];(SQRT([.$I$2])+0.5*LN([.L408]/[.$K$2]))^2;0)" office:value-type="float" office:value="0" calcext:value-type="float">
            <text:p>0</text:p>
          </table:table-cell>
          <table:table-cell table:formula="of:=IF([.L408]&lt;[.$K$2];SQRT([.M408])+[.M408];0)" office:value-type="float" office:value="0" calcext:value-type="float">
            <text:p>0</text:p>
          </table:table-cell>
          <table:table-cell table:formula="of:=IF([.L408]&lt;[.$K$2];([.M408]-[.$E$2]/([.$D$2]^2))*[.$D$2]*[.$B$2];[.$A$2]-([.$A$2]-[.$J$2])*([.$K$2]/[.L408])^2)*-1" office:value-type="float" office:value="-2.12173552091021" calcext:value-type="float">
            <text:p>-2.12173552091021</text:p>
          </table:table-cell>
          <table:table-cell table:formula="of:=IF([.L408]&lt;[.$K$2];([.N408]-[.$E$2]/([.$D$2]^2))*[.$D$2]*[.$B$2];[.$A$2]+([.$A$2]-[.$J$2])*([.$K$2]/[.L408])^2)*-1" office:value-type="float" office:value="-2.37826447908979" calcext:value-type="float">
            <text:p>-2.3782644790897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08]+0.01" office:value-type="float" office:value="5.06999999999994" calcext:value-type="float">
            <text:p>5.06999999999994</text:p>
          </table:table-cell>
          <table:table-cell table:formula="of:=IF([.L409]&lt;[.$K$2];(SQRT([.$I$2])+0.5*LN([.L409]/[.$K$2]))^2;0)" office:value-type="float" office:value="0" calcext:value-type="float">
            <text:p>0</text:p>
          </table:table-cell>
          <table:table-cell table:formula="of:=IF([.L409]&lt;[.$K$2];SQRT([.M409])+[.M409];0)" office:value-type="float" office:value="0" calcext:value-type="float">
            <text:p>0</text:p>
          </table:table-cell>
          <table:table-cell table:formula="of:=IF([.L409]&lt;[.$K$2];([.M409]-[.$E$2]/([.$D$2]^2))*[.$D$2]*[.$B$2];[.$A$2]-([.$A$2]-[.$J$2])*([.$K$2]/[.L409])^2)*-1" office:value-type="float" office:value="-2.12224099619826" calcext:value-type="float">
            <text:p>-2.12224099619826</text:p>
          </table:table-cell>
          <table:table-cell table:formula="of:=IF([.L409]&lt;[.$K$2];([.N409]-[.$E$2]/([.$D$2]^2))*[.$D$2]*[.$B$2];[.$A$2]+([.$A$2]-[.$J$2])*([.$K$2]/[.L409])^2)*-1" office:value-type="float" office:value="-2.37775900380174" calcext:value-type="float">
            <text:p>-2.3777590038017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09]+0.01" office:value-type="float" office:value="5.07999999999994" calcext:value-type="float">
            <text:p>5.07999999999994</text:p>
          </table:table-cell>
          <table:table-cell table:formula="of:=IF([.L410]&lt;[.$K$2];(SQRT([.$I$2])+0.5*LN([.L410]/[.$K$2]))^2;0)" office:value-type="float" office:value="0" calcext:value-type="float">
            <text:p>0</text:p>
          </table:table-cell>
          <table:table-cell table:formula="of:=IF([.L410]&lt;[.$K$2];SQRT([.M410])+[.M410];0)" office:value-type="float" office:value="0" calcext:value-type="float">
            <text:p>0</text:p>
          </table:table-cell>
          <table:table-cell table:formula="of:=IF([.L410]&lt;[.$K$2];([.M410]-[.$E$2]/([.$D$2]^2))*[.$D$2]*[.$B$2];[.$A$2]-([.$A$2]-[.$J$2])*([.$K$2]/[.L410])^2)*-1" office:value-type="float" office:value="-2.12274348933507" calcext:value-type="float">
            <text:p>-2.12274348933507</text:p>
          </table:table-cell>
          <table:table-cell table:formula="of:=IF([.L410]&lt;[.$K$2];([.N410]-[.$E$2]/([.$D$2]^2))*[.$D$2]*[.$B$2];[.$A$2]+([.$A$2]-[.$J$2])*([.$K$2]/[.L410])^2)*-1" office:value-type="float" office:value="-2.37725651066493" calcext:value-type="float">
            <text:p>-2.3772565106649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10]+0.01" office:value-type="float" office:value="5.08999999999994" calcext:value-type="float">
            <text:p>5.08999999999994</text:p>
          </table:table-cell>
          <table:table-cell table:formula="of:=IF([.L411]&lt;[.$K$2];(SQRT([.$I$2])+0.5*LN([.L411]/[.$K$2]))^2;0)" office:value-type="float" office:value="0" calcext:value-type="float">
            <text:p>0</text:p>
          </table:table-cell>
          <table:table-cell table:formula="of:=IF([.L411]&lt;[.$K$2];SQRT([.M411])+[.M411];0)" office:value-type="float" office:value="0" calcext:value-type="float">
            <text:p>0</text:p>
          </table:table-cell>
          <table:table-cell table:formula="of:=IF([.L411]&lt;[.$K$2];([.M411]-[.$E$2]/([.$D$2]^2))*[.$D$2]*[.$B$2];[.$A$2]-([.$A$2]-[.$J$2])*([.$K$2]/[.L411])^2)*-1" office:value-type="float" office:value="-2.12324302373299" calcext:value-type="float">
            <text:p>-2.12324302373299</text:p>
          </table:table-cell>
          <table:table-cell table:formula="of:=IF([.L411]&lt;[.$K$2];([.N411]-[.$E$2]/([.$D$2]^2))*[.$D$2]*[.$B$2];[.$A$2]+([.$A$2]-[.$J$2])*([.$K$2]/[.L411])^2)*-1" office:value-type="float" office:value="-2.37675697626701" calcext:value-type="float">
            <text:p>-2.3767569762670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11]+0.01" office:value-type="float" office:value="5.09999999999994" calcext:value-type="float">
            <text:p>5.09999999999994</text:p>
          </table:table-cell>
          <table:table-cell table:formula="of:=IF([.L412]&lt;[.$K$2];(SQRT([.$I$2])+0.5*LN([.L412]/[.$K$2]))^2;0)" office:value-type="float" office:value="0" calcext:value-type="float">
            <text:p>0</text:p>
          </table:table-cell>
          <table:table-cell table:formula="of:=IF([.L412]&lt;[.$K$2];SQRT([.M412])+[.M412];0)" office:value-type="float" office:value="0" calcext:value-type="float">
            <text:p>0</text:p>
          </table:table-cell>
          <table:table-cell table:formula="of:=IF([.L412]&lt;[.$K$2];([.M412]-[.$E$2]/([.$D$2]^2))*[.$D$2]*[.$B$2];[.$A$2]-([.$A$2]-[.$J$2])*([.$K$2]/[.L412])^2)*-1" office:value-type="float" office:value="-2.12373962257503" calcext:value-type="float">
            <text:p>-2.12373962257503</text:p>
          </table:table-cell>
          <table:table-cell table:formula="of:=IF([.L412]&lt;[.$K$2];([.N412]-[.$E$2]/([.$D$2]^2))*[.$D$2]*[.$B$2];[.$A$2]+([.$A$2]-[.$J$2])*([.$K$2]/[.L412])^2)*-1" office:value-type="float" office:value="-2.37626037742497" calcext:value-type="float">
            <text:p>-2.3762603774249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12]+0.01" office:value-type="float" office:value="5.10999999999993" calcext:value-type="float">
            <text:p>5.10999999999993</text:p>
          </table:table-cell>
          <table:table-cell table:formula="of:=IF([.L413]&lt;[.$K$2];(SQRT([.$I$2])+0.5*LN([.L413]/[.$K$2]))^2;0)" office:value-type="float" office:value="0" calcext:value-type="float">
            <text:p>0</text:p>
          </table:table-cell>
          <table:table-cell table:formula="of:=IF([.L413]&lt;[.$K$2];SQRT([.M413])+[.M413];0)" office:value-type="float" office:value="0" calcext:value-type="float">
            <text:p>0</text:p>
          </table:table-cell>
          <table:table-cell table:formula="of:=IF([.L413]&lt;[.$K$2];([.M413]-[.$E$2]/([.$D$2]^2))*[.$D$2]*[.$B$2];[.$A$2]-([.$A$2]-[.$J$2])*([.$K$2]/[.L413])^2)*-1" office:value-type="float" office:value="-2.12423330881762" calcext:value-type="float">
            <text:p>-2.12423330881762</text:p>
          </table:table-cell>
          <table:table-cell table:formula="of:=IF([.L413]&lt;[.$K$2];([.N413]-[.$E$2]/([.$D$2]^2))*[.$D$2]*[.$B$2];[.$A$2]+([.$A$2]-[.$J$2])*([.$K$2]/[.L413])^2)*-1" office:value-type="float" office:value="-2.37576669118238" calcext:value-type="float">
            <text:p>-2.3757666911823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13]+0.01" office:value-type="float" office:value="5.11999999999993" calcext:value-type="float">
            <text:p>5.11999999999993</text:p>
          </table:table-cell>
          <table:table-cell table:formula="of:=IF([.L414]&lt;[.$K$2];(SQRT([.$I$2])+0.5*LN([.L414]/[.$K$2]))^2;0)" office:value-type="float" office:value="0" calcext:value-type="float">
            <text:p>0</text:p>
          </table:table-cell>
          <table:table-cell table:formula="of:=IF([.L414]&lt;[.$K$2];SQRT([.M414])+[.M414];0)" office:value-type="float" office:value="0" calcext:value-type="float">
            <text:p>0</text:p>
          </table:table-cell>
          <table:table-cell table:formula="of:=IF([.L414]&lt;[.$K$2];([.M414]-[.$E$2]/([.$D$2]^2))*[.$D$2]*[.$B$2];[.$A$2]-([.$A$2]-[.$J$2])*([.$K$2]/[.L414])^2)*-1" office:value-type="float" office:value="-2.1247241051932" calcext:value-type="float">
            <text:p>-2.1247241051932</text:p>
          </table:table-cell>
          <table:table-cell table:formula="of:=IF([.L414]&lt;[.$K$2];([.N414]-[.$E$2]/([.$D$2]^2))*[.$D$2]*[.$B$2];[.$A$2]+([.$A$2]-[.$J$2])*([.$K$2]/[.L414])^2)*-1" office:value-type="float" office:value="-2.3752758948068" calcext:value-type="float">
            <text:p>-2.375275894806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14]+0.01" office:value-type="float" office:value="5.12999999999993" calcext:value-type="float">
            <text:p>5.12999999999993</text:p>
          </table:table-cell>
          <table:table-cell table:formula="of:=IF([.L415]&lt;[.$K$2];(SQRT([.$I$2])+0.5*LN([.L415]/[.$K$2]))^2;0)" office:value-type="float" office:value="0" calcext:value-type="float">
            <text:p>0</text:p>
          </table:table-cell>
          <table:table-cell table:formula="of:=IF([.L415]&lt;[.$K$2];SQRT([.M415])+[.M415];0)" office:value-type="float" office:value="0" calcext:value-type="float">
            <text:p>0</text:p>
          </table:table-cell>
          <table:table-cell table:formula="of:=IF([.L415]&lt;[.$K$2];([.M415]-[.$E$2]/([.$D$2]^2))*[.$D$2]*[.$B$2];[.$A$2]-([.$A$2]-[.$J$2])*([.$K$2]/[.L415])^2)*-1" office:value-type="float" office:value="-2.12521203421287" calcext:value-type="float">
            <text:p>-2.12521203421287</text:p>
          </table:table-cell>
          <table:table-cell table:formula="of:=IF([.L415]&lt;[.$K$2];([.N415]-[.$E$2]/([.$D$2]^2))*[.$D$2]*[.$B$2];[.$A$2]+([.$A$2]-[.$J$2])*([.$K$2]/[.L415])^2)*-1" office:value-type="float" office:value="-2.37478796578713" calcext:value-type="float">
            <text:p>-2.3747879657871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15]+0.01" office:value-type="float" office:value="5.13999999999993" calcext:value-type="float">
            <text:p>5.13999999999993</text:p>
          </table:table-cell>
          <table:table-cell table:formula="of:=IF([.L416]&lt;[.$K$2];(SQRT([.$I$2])+0.5*LN([.L416]/[.$K$2]))^2;0)" office:value-type="float" office:value="0" calcext:value-type="float">
            <text:p>0</text:p>
          </table:table-cell>
          <table:table-cell table:formula="of:=IF([.L416]&lt;[.$K$2];SQRT([.M416])+[.M416];0)" office:value-type="float" office:value="0" calcext:value-type="float">
            <text:p>0</text:p>
          </table:table-cell>
          <table:table-cell table:formula="of:=IF([.L416]&lt;[.$K$2];([.M416]-[.$E$2]/([.$D$2]^2))*[.$D$2]*[.$B$2];[.$A$2]-([.$A$2]-[.$J$2])*([.$K$2]/[.L416])^2)*-1" office:value-type="float" office:value="-2.12569711816896" calcext:value-type="float">
            <text:p>-2.12569711816896</text:p>
          </table:table-cell>
          <table:table-cell table:formula="of:=IF([.L416]&lt;[.$K$2];([.N416]-[.$E$2]/([.$D$2]^2))*[.$D$2]*[.$B$2];[.$A$2]+([.$A$2]-[.$J$2])*([.$K$2]/[.L416])^2)*-1" office:value-type="float" office:value="-2.37430288183104" calcext:value-type="float">
            <text:p>-2.3743028818310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16]+0.01" office:value-type="float" office:value="5.14999999999993" calcext:value-type="float">
            <text:p>5.14999999999993</text:p>
          </table:table-cell>
          <table:table-cell table:formula="of:=IF([.L417]&lt;[.$K$2];(SQRT([.$I$2])+0.5*LN([.L417]/[.$K$2]))^2;0)" office:value-type="float" office:value="0" calcext:value-type="float">
            <text:p>0</text:p>
          </table:table-cell>
          <table:table-cell table:formula="of:=IF([.L417]&lt;[.$K$2];SQRT([.M417])+[.M417];0)" office:value-type="float" office:value="0" calcext:value-type="float">
            <text:p>0</text:p>
          </table:table-cell>
          <table:table-cell table:formula="of:=IF([.L417]&lt;[.$K$2];([.M417]-[.$E$2]/([.$D$2]^2))*[.$D$2]*[.$B$2];[.$A$2]-([.$A$2]-[.$J$2])*([.$K$2]/[.L417])^2)*-1" office:value-type="float" office:value="-2.12617937913759" calcext:value-type="float">
            <text:p>-2.12617937913759</text:p>
          </table:table-cell>
          <table:table-cell table:formula="of:=IF([.L417]&lt;[.$K$2];([.N417]-[.$E$2]/([.$D$2]^2))*[.$D$2]*[.$B$2];[.$A$2]+([.$A$2]-[.$J$2])*([.$K$2]/[.L417])^2)*-1" office:value-type="float" office:value="-2.37382062086241" calcext:value-type="float">
            <text:p>-2.3738206208624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17]+0.01" office:value-type="float" office:value="5.15999999999993" calcext:value-type="float">
            <text:p>5.15999999999993</text:p>
          </table:table-cell>
          <table:table-cell table:formula="of:=IF([.L418]&lt;[.$K$2];(SQRT([.$I$2])+0.5*LN([.L418]/[.$K$2]))^2;0)" office:value-type="float" office:value="0" calcext:value-type="float">
            <text:p>0</text:p>
          </table:table-cell>
          <table:table-cell table:formula="of:=IF([.L418]&lt;[.$K$2];SQRT([.M418])+[.M418];0)" office:value-type="float" office:value="0" calcext:value-type="float">
            <text:p>0</text:p>
          </table:table-cell>
          <table:table-cell table:formula="of:=IF([.L418]&lt;[.$K$2];([.M418]-[.$E$2]/([.$D$2]^2))*[.$D$2]*[.$B$2];[.$A$2]-([.$A$2]-[.$J$2])*([.$K$2]/[.L418])^2)*-1" office:value-type="float" office:value="-2.12665883898115" calcext:value-type="float">
            <text:p>-2.12665883898115</text:p>
          </table:table-cell>
          <table:table-cell table:formula="of:=IF([.L418]&lt;[.$K$2];([.N418]-[.$E$2]/([.$D$2]^2))*[.$D$2]*[.$B$2];[.$A$2]+([.$A$2]-[.$J$2])*([.$K$2]/[.L418])^2)*-1" office:value-type="float" office:value="-2.37334116101885" calcext:value-type="float">
            <text:p>-2.3733411610188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18]+0.01" office:value-type="float" office:value="5.16999999999993" calcext:value-type="float">
            <text:p>5.16999999999993</text:p>
          </table:table-cell>
          <table:table-cell table:formula="of:=IF([.L419]&lt;[.$K$2];(SQRT([.$I$2])+0.5*LN([.L419]/[.$K$2]))^2;0)" office:value-type="float" office:value="0" calcext:value-type="float">
            <text:p>0</text:p>
          </table:table-cell>
          <table:table-cell table:formula="of:=IF([.L419]&lt;[.$K$2];SQRT([.M419])+[.M419];0)" office:value-type="float" office:value="0" calcext:value-type="float">
            <text:p>0</text:p>
          </table:table-cell>
          <table:table-cell table:formula="of:=IF([.L419]&lt;[.$K$2];([.M419]-[.$E$2]/([.$D$2]^2))*[.$D$2]*[.$B$2];[.$A$2]-([.$A$2]-[.$J$2])*([.$K$2]/[.L419])^2)*-1" office:value-type="float" office:value="-2.12713551935084" calcext:value-type="float">
            <text:p>-2.12713551935084</text:p>
          </table:table-cell>
          <table:table-cell table:formula="of:=IF([.L419]&lt;[.$K$2];([.N419]-[.$E$2]/([.$D$2]^2))*[.$D$2]*[.$B$2];[.$A$2]+([.$A$2]-[.$J$2])*([.$K$2]/[.L419])^2)*-1" office:value-type="float" office:value="-2.37286448064916" calcext:value-type="float">
            <text:p>-2.372864480649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19]+0.01" office:value-type="float" office:value="5.17999999999993" calcext:value-type="float">
            <text:p>5.17999999999993</text:p>
          </table:table-cell>
          <table:table-cell table:formula="of:=IF([.L420]&lt;[.$K$2];(SQRT([.$I$2])+0.5*LN([.L420]/[.$K$2]))^2;0)" office:value-type="float" office:value="0" calcext:value-type="float">
            <text:p>0</text:p>
          </table:table-cell>
          <table:table-cell table:formula="of:=IF([.L420]&lt;[.$K$2];SQRT([.M420])+[.M420];0)" office:value-type="float" office:value="0" calcext:value-type="float">
            <text:p>0</text:p>
          </table:table-cell>
          <table:table-cell table:formula="of:=IF([.L420]&lt;[.$K$2];([.M420]-[.$E$2]/([.$D$2]^2))*[.$D$2]*[.$B$2];[.$A$2]-([.$A$2]-[.$J$2])*([.$K$2]/[.L420])^2)*-1" office:value-type="float" office:value="-2.12760944168903" calcext:value-type="float">
            <text:p>-2.12760944168903</text:p>
          </table:table-cell>
          <table:table-cell table:formula="of:=IF([.L420]&lt;[.$K$2];([.N420]-[.$E$2]/([.$D$2]^2))*[.$D$2]*[.$B$2];[.$A$2]+([.$A$2]-[.$J$2])*([.$K$2]/[.L420])^2)*-1" office:value-type="float" office:value="-2.37239055831097" calcext:value-type="float">
            <text:p>-2.3723905583109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20]+0.01" office:value-type="float" office:value="5.18999999999993" calcext:value-type="float">
            <text:p>5.18999999999993</text:p>
          </table:table-cell>
          <table:table-cell table:formula="of:=IF([.L421]&lt;[.$K$2];(SQRT([.$I$2])+0.5*LN([.L421]/[.$K$2]))^2;0)" office:value-type="float" office:value="0" calcext:value-type="float">
            <text:p>0</text:p>
          </table:table-cell>
          <table:table-cell table:formula="of:=IF([.L421]&lt;[.$K$2];SQRT([.M421])+[.M421];0)" office:value-type="float" office:value="0" calcext:value-type="float">
            <text:p>0</text:p>
          </table:table-cell>
          <table:table-cell table:formula="of:=IF([.L421]&lt;[.$K$2];([.M421]-[.$E$2]/([.$D$2]^2))*[.$D$2]*[.$B$2];[.$A$2]-([.$A$2]-[.$J$2])*([.$K$2]/[.L421])^2)*-1" office:value-type="float" office:value="-2.12808062723173" calcext:value-type="float">
            <text:p>-2.12808062723173</text:p>
          </table:table-cell>
          <table:table-cell table:formula="of:=IF([.L421]&lt;[.$K$2];([.N421]-[.$E$2]/([.$D$2]^2))*[.$D$2]*[.$B$2];[.$A$2]+([.$A$2]-[.$J$2])*([.$K$2]/[.L421])^2)*-1" office:value-type="float" office:value="-2.37191937276827" calcext:value-type="float">
            <text:p>-2.3719193727682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21]+0.01" office:value-type="float" office:value="5.19999999999993" calcext:value-type="float">
            <text:p>5.19999999999993</text:p>
          </table:table-cell>
          <table:table-cell table:formula="of:=IF([.L422]&lt;[.$K$2];(SQRT([.$I$2])+0.5*LN([.L422]/[.$K$2]))^2;0)" office:value-type="float" office:value="0" calcext:value-type="float">
            <text:p>0</text:p>
          </table:table-cell>
          <table:table-cell table:formula="of:=IF([.L422]&lt;[.$K$2];SQRT([.M422])+[.M422];0)" office:value-type="float" office:value="0" calcext:value-type="float">
            <text:p>0</text:p>
          </table:table-cell>
          <table:table-cell table:formula="of:=IF([.L422]&lt;[.$K$2];([.M422]-[.$E$2]/([.$D$2]^2))*[.$D$2]*[.$B$2];[.$A$2]-([.$A$2]-[.$J$2])*([.$K$2]/[.L422])^2)*-1" office:value-type="float" office:value="-2.12854909701097" calcext:value-type="float">
            <text:p>-2.12854909701097</text:p>
          </table:table-cell>
          <table:table-cell table:formula="of:=IF([.L422]&lt;[.$K$2];([.N422]-[.$E$2]/([.$D$2]^2))*[.$D$2]*[.$B$2];[.$A$2]+([.$A$2]-[.$J$2])*([.$K$2]/[.L422])^2)*-1" office:value-type="float" office:value="-2.37145090298903" calcext:value-type="float">
            <text:p>-2.3714509029890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22]+0.01" office:value-type="float" office:value="5.20999999999993" calcext:value-type="float">
            <text:p>5.20999999999993</text:p>
          </table:table-cell>
          <table:table-cell table:formula="of:=IF([.L423]&lt;[.$K$2];(SQRT([.$I$2])+0.5*LN([.L423]/[.$K$2]))^2;0)" office:value-type="float" office:value="0" calcext:value-type="float">
            <text:p>0</text:p>
          </table:table-cell>
          <table:table-cell table:formula="of:=IF([.L423]&lt;[.$K$2];SQRT([.M423])+[.M423];0)" office:value-type="float" office:value="0" calcext:value-type="float">
            <text:p>0</text:p>
          </table:table-cell>
          <table:table-cell table:formula="of:=IF([.L423]&lt;[.$K$2];([.M423]-[.$E$2]/([.$D$2]^2))*[.$D$2]*[.$B$2];[.$A$2]-([.$A$2]-[.$J$2])*([.$K$2]/[.L423])^2)*-1" office:value-type="float" office:value="-2.12901487185711" calcext:value-type="float">
            <text:p>-2.12901487185711</text:p>
          </table:table-cell>
          <table:table-cell table:formula="of:=IF([.L423]&lt;[.$K$2];([.N423]-[.$E$2]/([.$D$2]^2))*[.$D$2]*[.$B$2];[.$A$2]+([.$A$2]-[.$J$2])*([.$K$2]/[.L423])^2)*-1" office:value-type="float" office:value="-2.37098512814289" calcext:value-type="float">
            <text:p>-2.3709851281428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23]+0.01" office:value-type="float" office:value="5.21999999999993" calcext:value-type="float">
            <text:p>5.21999999999993</text:p>
          </table:table-cell>
          <table:table-cell table:formula="of:=IF([.L424]&lt;[.$K$2];(SQRT([.$I$2])+0.5*LN([.L424]/[.$K$2]))^2;0)" office:value-type="float" office:value="0" calcext:value-type="float">
            <text:p>0</text:p>
          </table:table-cell>
          <table:table-cell table:formula="of:=IF([.L424]&lt;[.$K$2];SQRT([.M424])+[.M424];0)" office:value-type="float" office:value="0" calcext:value-type="float">
            <text:p>0</text:p>
          </table:table-cell>
          <table:table-cell table:formula="of:=IF([.L424]&lt;[.$K$2];([.M424]-[.$E$2]/([.$D$2]^2))*[.$D$2]*[.$B$2];[.$A$2]-([.$A$2]-[.$J$2])*([.$K$2]/[.L424])^2)*-1" office:value-type="float" office:value="-2.12947797240119" calcext:value-type="float">
            <text:p>-2.12947797240119</text:p>
          </table:table-cell>
          <table:table-cell table:formula="of:=IF([.L424]&lt;[.$K$2];([.N424]-[.$E$2]/([.$D$2]^2))*[.$D$2]*[.$B$2];[.$A$2]+([.$A$2]-[.$J$2])*([.$K$2]/[.L424])^2)*-1" office:value-type="float" office:value="-2.37052202759881" calcext:value-type="float">
            <text:p>-2.3705220275988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24]+0.01" office:value-type="float" office:value="5.22999999999993" calcext:value-type="float">
            <text:p>5.22999999999993</text:p>
          </table:table-cell>
          <table:table-cell table:formula="of:=IF([.L425]&lt;[.$K$2];(SQRT([.$I$2])+0.5*LN([.L425]/[.$K$2]))^2;0)" office:value-type="float" office:value="0" calcext:value-type="float">
            <text:p>0</text:p>
          </table:table-cell>
          <table:table-cell table:formula="of:=IF([.L425]&lt;[.$K$2];SQRT([.M425])+[.M425];0)" office:value-type="float" office:value="0" calcext:value-type="float">
            <text:p>0</text:p>
          </table:table-cell>
          <table:table-cell table:formula="of:=IF([.L425]&lt;[.$K$2];([.M425]-[.$E$2]/([.$D$2]^2))*[.$D$2]*[.$B$2];[.$A$2]-([.$A$2]-[.$J$2])*([.$K$2]/[.L425])^2)*-1" office:value-type="float" office:value="-2.1299384190772" calcext:value-type="float">
            <text:p>-2.1299384190772</text:p>
          </table:table-cell>
          <table:table-cell table:formula="of:=IF([.L425]&lt;[.$K$2];([.N425]-[.$E$2]/([.$D$2]^2))*[.$D$2]*[.$B$2];[.$A$2]+([.$A$2]-[.$J$2])*([.$K$2]/[.L425])^2)*-1" office:value-type="float" office:value="-2.3700615809228" calcext:value-type="float">
            <text:p>-2.370061580922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25]+0.01" office:value-type="float" office:value="5.23999999999993" calcext:value-type="float">
            <text:p>5.23999999999993</text:p>
          </table:table-cell>
          <table:table-cell table:formula="of:=IF([.L426]&lt;[.$K$2];(SQRT([.$I$2])+0.5*LN([.L426]/[.$K$2]))^2;0)" office:value-type="float" office:value="0" calcext:value-type="float">
            <text:p>0</text:p>
          </table:table-cell>
          <table:table-cell table:formula="of:=IF([.L426]&lt;[.$K$2];SQRT([.M426])+[.M426];0)" office:value-type="float" office:value="0" calcext:value-type="float">
            <text:p>0</text:p>
          </table:table-cell>
          <table:table-cell table:formula="of:=IF([.L426]&lt;[.$K$2];([.M426]-[.$E$2]/([.$D$2]^2))*[.$D$2]*[.$B$2];[.$A$2]-([.$A$2]-[.$J$2])*([.$K$2]/[.L426])^2)*-1" office:value-type="float" office:value="-2.13039623212432" calcext:value-type="float">
            <text:p>-2.13039623212432</text:p>
          </table:table-cell>
          <table:table-cell table:formula="of:=IF([.L426]&lt;[.$K$2];([.N426]-[.$E$2]/([.$D$2]^2))*[.$D$2]*[.$B$2];[.$A$2]+([.$A$2]-[.$J$2])*([.$K$2]/[.L426])^2)*-1" office:value-type="float" office:value="-2.36960376787568" calcext:value-type="float">
            <text:p>-2.3696037678756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26]+0.01" office:value-type="float" office:value="5.24999999999993" calcext:value-type="float">
            <text:p>5.24999999999993</text:p>
          </table:table-cell>
          <table:table-cell table:formula="of:=IF([.L427]&lt;[.$K$2];(SQRT([.$I$2])+0.5*LN([.L427]/[.$K$2]))^2;0)" office:value-type="float" office:value="0" calcext:value-type="float">
            <text:p>0</text:p>
          </table:table-cell>
          <table:table-cell table:formula="of:=IF([.L427]&lt;[.$K$2];SQRT([.M427])+[.M427];0)" office:value-type="float" office:value="0" calcext:value-type="float">
            <text:p>0</text:p>
          </table:table-cell>
          <table:table-cell table:formula="of:=IF([.L427]&lt;[.$K$2];([.M427]-[.$E$2]/([.$D$2]^2))*[.$D$2]*[.$B$2];[.$A$2]-([.$A$2]-[.$J$2])*([.$K$2]/[.L427])^2)*-1" office:value-type="float" office:value="-2.13085143158917" calcext:value-type="float">
            <text:p>-2.13085143158917</text:p>
          </table:table-cell>
          <table:table-cell table:formula="of:=IF([.L427]&lt;[.$K$2];([.N427]-[.$E$2]/([.$D$2]^2))*[.$D$2]*[.$B$2];[.$A$2]+([.$A$2]-[.$J$2])*([.$K$2]/[.L427])^2)*-1" office:value-type="float" office:value="-2.36914856841083" calcext:value-type="float">
            <text:p>-2.3691485684108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27]+0.01" office:value-type="float" office:value="5.25999999999993" calcext:value-type="float">
            <text:p>5.25999999999993</text:p>
          </table:table-cell>
          <table:table-cell table:formula="of:=IF([.L428]&lt;[.$K$2];(SQRT([.$I$2])+0.5*LN([.L428]/[.$K$2]))^2;0)" office:value-type="float" office:value="0" calcext:value-type="float">
            <text:p>0</text:p>
          </table:table-cell>
          <table:table-cell table:formula="of:=IF([.L428]&lt;[.$K$2];SQRT([.M428])+[.M428];0)" office:value-type="float" office:value="0" calcext:value-type="float">
            <text:p>0</text:p>
          </table:table-cell>
          <table:table-cell table:formula="of:=IF([.L428]&lt;[.$K$2];([.M428]-[.$E$2]/([.$D$2]^2))*[.$D$2]*[.$B$2];[.$A$2]-([.$A$2]-[.$J$2])*([.$K$2]/[.L428])^2)*-1" office:value-type="float" office:value="-2.13130403732802" calcext:value-type="float">
            <text:p>-2.13130403732802</text:p>
          </table:table-cell>
          <table:table-cell table:formula="of:=IF([.L428]&lt;[.$K$2];([.N428]-[.$E$2]/([.$D$2]^2))*[.$D$2]*[.$B$2];[.$A$2]+([.$A$2]-[.$J$2])*([.$K$2]/[.L428])^2)*-1" office:value-type="float" office:value="-2.36869596267198" calcext:value-type="float">
            <text:p>-2.3686959626719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28]+0.01" office:value-type="float" office:value="5.26999999999993" calcext:value-type="float">
            <text:p>5.26999999999993</text:p>
          </table:table-cell>
          <table:table-cell table:formula="of:=IF([.L429]&lt;[.$K$2];(SQRT([.$I$2])+0.5*LN([.L429]/[.$K$2]))^2;0)" office:value-type="float" office:value="0" calcext:value-type="float">
            <text:p>0</text:p>
          </table:table-cell>
          <table:table-cell table:formula="of:=IF([.L429]&lt;[.$K$2];SQRT([.M429])+[.M429];0)" office:value-type="float" office:value="0" calcext:value-type="float">
            <text:p>0</text:p>
          </table:table-cell>
          <table:table-cell table:formula="of:=IF([.L429]&lt;[.$K$2];([.M429]-[.$E$2]/([.$D$2]^2))*[.$D$2]*[.$B$2];[.$A$2]-([.$A$2]-[.$J$2])*([.$K$2]/[.L429])^2)*-1" office:value-type="float" office:value="-2.13175406900888" calcext:value-type="float">
            <text:p>-2.13175406900888</text:p>
          </table:table-cell>
          <table:table-cell table:formula="of:=IF([.L429]&lt;[.$K$2];([.N429]-[.$E$2]/([.$D$2]^2))*[.$D$2]*[.$B$2];[.$A$2]+([.$A$2]-[.$J$2])*([.$K$2]/[.L429])^2)*-1" office:value-type="float" office:value="-2.36824593099112" calcext:value-type="float">
            <text:p>-2.3682459309911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29]+0.01" office:value-type="float" office:value="5.27999999999993" calcext:value-type="float">
            <text:p>5.27999999999993</text:p>
          </table:table-cell>
          <table:table-cell table:formula="of:=IF([.L430]&lt;[.$K$2];(SQRT([.$I$2])+0.5*LN([.L430]/[.$K$2]))^2;0)" office:value-type="float" office:value="0" calcext:value-type="float">
            <text:p>0</text:p>
          </table:table-cell>
          <table:table-cell table:formula="of:=IF([.L430]&lt;[.$K$2];SQRT([.M430])+[.M430];0)" office:value-type="float" office:value="0" calcext:value-type="float">
            <text:p>0</text:p>
          </table:table-cell>
          <table:table-cell table:formula="of:=IF([.L430]&lt;[.$K$2];([.M430]-[.$E$2]/([.$D$2]^2))*[.$D$2]*[.$B$2];[.$A$2]-([.$A$2]-[.$J$2])*([.$K$2]/[.L430])^2)*-1" office:value-type="float" office:value="-2.13220154611372" calcext:value-type="float">
            <text:p>-2.13220154611372</text:p>
          </table:table-cell>
          <table:table-cell table:formula="of:=IF([.L430]&lt;[.$K$2];([.N430]-[.$E$2]/([.$D$2]^2))*[.$D$2]*[.$B$2];[.$A$2]+([.$A$2]-[.$J$2])*([.$K$2]/[.L430])^2)*-1" office:value-type="float" office:value="-2.36779845388628" calcext:value-type="float">
            <text:p>-2.3677984538862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30]+0.01" office:value-type="float" office:value="5.28999999999993" calcext:value-type="float">
            <text:p>5.28999999999993</text:p>
          </table:table-cell>
          <table:table-cell table:formula="of:=IF([.L431]&lt;[.$K$2];(SQRT([.$I$2])+0.5*LN([.L431]/[.$K$2]))^2;0)" office:value-type="float" office:value="0" calcext:value-type="float">
            <text:p>0</text:p>
          </table:table-cell>
          <table:table-cell table:formula="of:=IF([.L431]&lt;[.$K$2];SQRT([.M431])+[.M431];0)" office:value-type="float" office:value="0" calcext:value-type="float">
            <text:p>0</text:p>
          </table:table-cell>
          <table:table-cell table:formula="of:=IF([.L431]&lt;[.$K$2];([.M431]-[.$E$2]/([.$D$2]^2))*[.$D$2]*[.$B$2];[.$A$2]-([.$A$2]-[.$J$2])*([.$K$2]/[.L431])^2)*-1" office:value-type="float" office:value="-2.13264648794053" calcext:value-type="float">
            <text:p>-2.13264648794053</text:p>
          </table:table-cell>
          <table:table-cell table:formula="of:=IF([.L431]&lt;[.$K$2];([.N431]-[.$E$2]/([.$D$2]^2))*[.$D$2]*[.$B$2];[.$A$2]+([.$A$2]-[.$J$2])*([.$K$2]/[.L431])^2)*-1" office:value-type="float" office:value="-2.36735351205947" calcext:value-type="float">
            <text:p>-2.3673535120594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31]+0.01" office:value-type="float" office:value="5.29999999999993" calcext:value-type="float">
            <text:p>5.29999999999993</text:p>
          </table:table-cell>
          <table:table-cell table:formula="of:=IF([.L432]&lt;[.$K$2];(SQRT([.$I$2])+0.5*LN([.L432]/[.$K$2]))^2;0)" office:value-type="float" office:value="0" calcext:value-type="float">
            <text:p>0</text:p>
          </table:table-cell>
          <table:table-cell table:formula="of:=IF([.L432]&lt;[.$K$2];SQRT([.M432])+[.M432];0)" office:value-type="float" office:value="0" calcext:value-type="float">
            <text:p>0</text:p>
          </table:table-cell>
          <table:table-cell table:formula="of:=IF([.L432]&lt;[.$K$2];([.M432]-[.$E$2]/([.$D$2]^2))*[.$D$2]*[.$B$2];[.$A$2]-([.$A$2]-[.$J$2])*([.$K$2]/[.L432])^2)*-1" office:value-type="float" office:value="-2.13308891360543" calcext:value-type="float">
            <text:p>-2.13308891360543</text:p>
          </table:table-cell>
          <table:table-cell table:formula="of:=IF([.L432]&lt;[.$K$2];([.N432]-[.$E$2]/([.$D$2]^2))*[.$D$2]*[.$B$2];[.$A$2]+([.$A$2]-[.$J$2])*([.$K$2]/[.L432])^2)*-1" office:value-type="float" office:value="-2.36691108639457" calcext:value-type="float">
            <text:p>-2.3669110863945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32]+0.01" office:value-type="float" office:value="5.30999999999993" calcext:value-type="float">
            <text:p>5.30999999999993</text:p>
          </table:table-cell>
          <table:table-cell table:formula="of:=IF([.L433]&lt;[.$K$2];(SQRT([.$I$2])+0.5*LN([.L433]/[.$K$2]))^2;0)" office:value-type="float" office:value="0" calcext:value-type="float">
            <text:p>0</text:p>
          </table:table-cell>
          <table:table-cell table:formula="of:=IF([.L433]&lt;[.$K$2];SQRT([.M433])+[.M433];0)" office:value-type="float" office:value="0" calcext:value-type="float">
            <text:p>0</text:p>
          </table:table-cell>
          <table:table-cell table:formula="of:=IF([.L433]&lt;[.$K$2];([.M433]-[.$E$2]/([.$D$2]^2))*[.$D$2]*[.$B$2];[.$A$2]-([.$A$2]-[.$J$2])*([.$K$2]/[.L433])^2)*-1" office:value-type="float" office:value="-2.1335288420447" calcext:value-type="float">
            <text:p>-2.1335288420447</text:p>
          </table:table-cell>
          <table:table-cell table:formula="of:=IF([.L433]&lt;[.$K$2];([.N433]-[.$E$2]/([.$D$2]^2))*[.$D$2]*[.$B$2];[.$A$2]+([.$A$2]-[.$J$2])*([.$K$2]/[.L433])^2)*-1" office:value-type="float" office:value="-2.3664711579553" calcext:value-type="float">
            <text:p>-2.366471157955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33]+0.01" office:value-type="float" office:value="5.31999999999993" calcext:value-type="float">
            <text:p>5.31999999999993</text:p>
          </table:table-cell>
          <table:table-cell table:formula="of:=IF([.L434]&lt;[.$K$2];(SQRT([.$I$2])+0.5*LN([.L434]/[.$K$2]))^2;0)" office:value-type="float" office:value="0" calcext:value-type="float">
            <text:p>0</text:p>
          </table:table-cell>
          <table:table-cell table:formula="of:=IF([.L434]&lt;[.$K$2];SQRT([.M434])+[.M434];0)" office:value-type="float" office:value="0" calcext:value-type="float">
            <text:p>0</text:p>
          </table:table-cell>
          <table:table-cell table:formula="of:=IF([.L434]&lt;[.$K$2];([.M434]-[.$E$2]/([.$D$2]^2))*[.$D$2]*[.$B$2];[.$A$2]-([.$A$2]-[.$J$2])*([.$K$2]/[.L434])^2)*-1" office:value-type="float" office:value="-2.13396629201681" calcext:value-type="float">
            <text:p>-2.13396629201681</text:p>
          </table:table-cell>
          <table:table-cell table:formula="of:=IF([.L434]&lt;[.$K$2];([.N434]-[.$E$2]/([.$D$2]^2))*[.$D$2]*[.$B$2];[.$A$2]+([.$A$2]-[.$J$2])*([.$K$2]/[.L434])^2)*-1" office:value-type="float" office:value="-2.36603370798319" calcext:value-type="float">
            <text:p>-2.3660337079831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34]+0.01" office:value-type="float" office:value="5.32999999999993" calcext:value-type="float">
            <text:p>5.32999999999993</text:p>
          </table:table-cell>
          <table:table-cell table:formula="of:=IF([.L435]&lt;[.$K$2];(SQRT([.$I$2])+0.5*LN([.L435]/[.$K$2]))^2;0)" office:value-type="float" office:value="0" calcext:value-type="float">
            <text:p>0</text:p>
          </table:table-cell>
          <table:table-cell table:formula="of:=IF([.L435]&lt;[.$K$2];SQRT([.M435])+[.M435];0)" office:value-type="float" office:value="0" calcext:value-type="float">
            <text:p>0</text:p>
          </table:table-cell>
          <table:table-cell table:formula="of:=IF([.L435]&lt;[.$K$2];([.M435]-[.$E$2]/([.$D$2]^2))*[.$D$2]*[.$B$2];[.$A$2]-([.$A$2]-[.$J$2])*([.$K$2]/[.L435])^2)*-1" office:value-type="float" office:value="-2.13440128210443" calcext:value-type="float">
            <text:p>-2.13440128210443</text:p>
          </table:table-cell>
          <table:table-cell table:formula="of:=IF([.L435]&lt;[.$K$2];([.N435]-[.$E$2]/([.$D$2]^2))*[.$D$2]*[.$B$2];[.$A$2]+([.$A$2]-[.$J$2])*([.$K$2]/[.L435])^2)*-1" office:value-type="float" office:value="-2.36559871789557" calcext:value-type="float">
            <text:p>-2.3655987178955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35]+0.01" office:value-type="float" office:value="5.33999999999993" calcext:value-type="float">
            <text:p>5.33999999999993</text:p>
          </table:table-cell>
          <table:table-cell table:formula="of:=IF([.L436]&lt;[.$K$2];(SQRT([.$I$2])+0.5*LN([.L436]/[.$K$2]))^2;0)" office:value-type="float" office:value="0" calcext:value-type="float">
            <text:p>0</text:p>
          </table:table-cell>
          <table:table-cell table:formula="of:=IF([.L436]&lt;[.$K$2];SQRT([.M436])+[.M436];0)" office:value-type="float" office:value="0" calcext:value-type="float">
            <text:p>0</text:p>
          </table:table-cell>
          <table:table-cell table:formula="of:=IF([.L436]&lt;[.$K$2];([.M436]-[.$E$2]/([.$D$2]^2))*[.$D$2]*[.$B$2];[.$A$2]-([.$A$2]-[.$J$2])*([.$K$2]/[.L436])^2)*-1" office:value-type="float" office:value="-2.1348338307164" calcext:value-type="float">
            <text:p>-2.1348338307164</text:p>
          </table:table-cell>
          <table:table-cell table:formula="of:=IF([.L436]&lt;[.$K$2];([.N436]-[.$E$2]/([.$D$2]^2))*[.$D$2]*[.$B$2];[.$A$2]+([.$A$2]-[.$J$2])*([.$K$2]/[.L436])^2)*-1" office:value-type="float" office:value="-2.3651661692836" calcext:value-type="float">
            <text:p>-2.365166169283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36]+0.01" office:value-type="float" office:value="5.34999999999993" calcext:value-type="float">
            <text:p>5.34999999999993</text:p>
          </table:table-cell>
          <table:table-cell table:formula="of:=IF([.L437]&lt;[.$K$2];(SQRT([.$I$2])+0.5*LN([.L437]/[.$K$2]))^2;0)" office:value-type="float" office:value="0" calcext:value-type="float">
            <text:p>0</text:p>
          </table:table-cell>
          <table:table-cell table:formula="of:=IF([.L437]&lt;[.$K$2];SQRT([.M437])+[.M437];0)" office:value-type="float" office:value="0" calcext:value-type="float">
            <text:p>0</text:p>
          </table:table-cell>
          <table:table-cell table:formula="of:=IF([.L437]&lt;[.$K$2];([.M437]-[.$E$2]/([.$D$2]^2))*[.$D$2]*[.$B$2];[.$A$2]-([.$A$2]-[.$J$2])*([.$K$2]/[.L437])^2)*-1" office:value-type="float" office:value="-2.13526395608967" calcext:value-type="float">
            <text:p>-2.13526395608967</text:p>
          </table:table-cell>
          <table:table-cell table:formula="of:=IF([.L437]&lt;[.$K$2];([.N437]-[.$E$2]/([.$D$2]^2))*[.$D$2]*[.$B$2];[.$A$2]+([.$A$2]-[.$J$2])*([.$K$2]/[.L437])^2)*-1" office:value-type="float" office:value="-2.36473604391033" calcext:value-type="float">
            <text:p>-2.3647360439103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37]+0.01" office:value-type="float" office:value="5.35999999999993" calcext:value-type="float">
            <text:p>5.35999999999993</text:p>
          </table:table-cell>
          <table:table-cell table:formula="of:=IF([.L438]&lt;[.$K$2];(SQRT([.$I$2])+0.5*LN([.L438]/[.$K$2]))^2;0)" office:value-type="float" office:value="0" calcext:value-type="float">
            <text:p>0</text:p>
          </table:table-cell>
          <table:table-cell table:formula="of:=IF([.L438]&lt;[.$K$2];SQRT([.M438])+[.M438];0)" office:value-type="float" office:value="0" calcext:value-type="float">
            <text:p>0</text:p>
          </table:table-cell>
          <table:table-cell table:formula="of:=IF([.L438]&lt;[.$K$2];([.M438]-[.$E$2]/([.$D$2]^2))*[.$D$2]*[.$B$2];[.$A$2]-([.$A$2]-[.$J$2])*([.$K$2]/[.L438])^2)*-1" office:value-type="float" office:value="-2.13569167629123" calcext:value-type="float">
            <text:p>-2.13569167629123</text:p>
          </table:table-cell>
          <table:table-cell table:formula="of:=IF([.L438]&lt;[.$K$2];([.N438]-[.$E$2]/([.$D$2]^2))*[.$D$2]*[.$B$2];[.$A$2]+([.$A$2]-[.$J$2])*([.$K$2]/[.L438])^2)*-1" office:value-type="float" office:value="-2.36430832370877" calcext:value-type="float">
            <text:p>-2.3643083237087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38]+0.01" office:value-type="float" office:value="5.36999999999993" calcext:value-type="float">
            <text:p>5.36999999999993</text:p>
          </table:table-cell>
          <table:table-cell table:formula="of:=IF([.L439]&lt;[.$K$2];(SQRT([.$I$2])+0.5*LN([.L439]/[.$K$2]))^2;0)" office:value-type="float" office:value="0" calcext:value-type="float">
            <text:p>0</text:p>
          </table:table-cell>
          <table:table-cell table:formula="of:=IF([.L439]&lt;[.$K$2];SQRT([.M439])+[.M439];0)" office:value-type="float" office:value="0" calcext:value-type="float">
            <text:p>0</text:p>
          </table:table-cell>
          <table:table-cell table:formula="of:=IF([.L439]&lt;[.$K$2];([.M439]-[.$E$2]/([.$D$2]^2))*[.$D$2]*[.$B$2];[.$A$2]-([.$A$2]-[.$J$2])*([.$K$2]/[.L439])^2)*-1" office:value-type="float" office:value="-2.13611700922001" calcext:value-type="float">
            <text:p>-2.13611700922001</text:p>
          </table:table-cell>
          <table:table-cell table:formula="of:=IF([.L439]&lt;[.$K$2];([.N439]-[.$E$2]/([.$D$2]^2))*[.$D$2]*[.$B$2];[.$A$2]+([.$A$2]-[.$J$2])*([.$K$2]/[.L439])^2)*-1" office:value-type="float" office:value="-2.36388299077999" calcext:value-type="float">
            <text:p>-2.3638829907799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39]+0.01" office:value-type="float" office:value="5.37999999999993" calcext:value-type="float">
            <text:p>5.37999999999993</text:p>
          </table:table-cell>
          <table:table-cell table:formula="of:=IF([.L440]&lt;[.$K$2];(SQRT([.$I$2])+0.5*LN([.L440]/[.$K$2]))^2;0)" office:value-type="float" office:value="0" calcext:value-type="float">
            <text:p>0</text:p>
          </table:table-cell>
          <table:table-cell table:formula="of:=IF([.L440]&lt;[.$K$2];SQRT([.M440])+[.M440];0)" office:value-type="float" office:value="0" calcext:value-type="float">
            <text:p>0</text:p>
          </table:table-cell>
          <table:table-cell table:formula="of:=IF([.L440]&lt;[.$K$2];([.M440]-[.$E$2]/([.$D$2]^2))*[.$D$2]*[.$B$2];[.$A$2]-([.$A$2]-[.$J$2])*([.$K$2]/[.L440])^2)*-1" office:value-type="float" office:value="-2.13653997260875" calcext:value-type="float">
            <text:p>-2.13653997260875</text:p>
          </table:table-cell>
          <table:table-cell table:formula="of:=IF([.L440]&lt;[.$K$2];([.N440]-[.$E$2]/([.$D$2]^2))*[.$D$2]*[.$B$2];[.$A$2]+([.$A$2]-[.$J$2])*([.$K$2]/[.L440])^2)*-1" office:value-type="float" office:value="-2.36346002739125" calcext:value-type="float">
            <text:p>-2.3634600273912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40]+0.01" office:value-type="float" office:value="5.38999999999993" calcext:value-type="float">
            <text:p>5.38999999999993</text:p>
          </table:table-cell>
          <table:table-cell table:formula="of:=IF([.L441]&lt;[.$K$2];(SQRT([.$I$2])+0.5*LN([.L441]/[.$K$2]))^2;0)" office:value-type="float" office:value="0" calcext:value-type="float">
            <text:p>0</text:p>
          </table:table-cell>
          <table:table-cell table:formula="of:=IF([.L441]&lt;[.$K$2];SQRT([.M441])+[.M441];0)" office:value-type="float" office:value="0" calcext:value-type="float">
            <text:p>0</text:p>
          </table:table-cell>
          <table:table-cell table:formula="of:=IF([.L441]&lt;[.$K$2];([.M441]-[.$E$2]/([.$D$2]^2))*[.$D$2]*[.$B$2];[.$A$2]-([.$A$2]-[.$J$2])*([.$K$2]/[.L441])^2)*-1" office:value-type="float" office:value="-2.13696058402582" calcext:value-type="float">
            <text:p>-2.13696058402582</text:p>
          </table:table-cell>
          <table:table-cell table:formula="of:=IF([.L441]&lt;[.$K$2];([.N441]-[.$E$2]/([.$D$2]^2))*[.$D$2]*[.$B$2];[.$A$2]+([.$A$2]-[.$J$2])*([.$K$2]/[.L441])^2)*-1" office:value-type="float" office:value="-2.36303941597418" calcext:value-type="float">
            <text:p>-2.3630394159741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41]+0.01" office:value-type="float" office:value="5.39999999999993" calcext:value-type="float">
            <text:p>5.39999999999993</text:p>
          </table:table-cell>
          <table:table-cell table:formula="of:=IF([.L442]&lt;[.$K$2];(SQRT([.$I$2])+0.5*LN([.L442]/[.$K$2]))^2;0)" office:value-type="float" office:value="0" calcext:value-type="float">
            <text:p>0</text:p>
          </table:table-cell>
          <table:table-cell table:formula="of:=IF([.L442]&lt;[.$K$2];SQRT([.M442])+[.M442];0)" office:value-type="float" office:value="0" calcext:value-type="float">
            <text:p>0</text:p>
          </table:table-cell>
          <table:table-cell table:formula="of:=IF([.L442]&lt;[.$K$2];([.M442]-[.$E$2]/([.$D$2]^2))*[.$D$2]*[.$B$2];[.$A$2]-([.$A$2]-[.$J$2])*([.$K$2]/[.L442])^2)*-1" office:value-type="float" office:value="-2.13737886087711" calcext:value-type="float">
            <text:p>-2.13737886087711</text:p>
          </table:table-cell>
          <table:table-cell table:formula="of:=IF([.L442]&lt;[.$K$2];([.N442]-[.$E$2]/([.$D$2]^2))*[.$D$2]*[.$B$2];[.$A$2]+([.$A$2]-[.$J$2])*([.$K$2]/[.L442])^2)*-1" office:value-type="float" office:value="-2.36262113912289" calcext:value-type="float">
            <text:p>-2.3626211391228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42]+0.01" office:value-type="float" office:value="5.40999999999993" calcext:value-type="float">
            <text:p>5.40999999999993</text:p>
          </table:table-cell>
          <table:table-cell table:formula="of:=IF([.L443]&lt;[.$K$2];(SQRT([.$I$2])+0.5*LN([.L443]/[.$K$2]))^2;0)" office:value-type="float" office:value="0" calcext:value-type="float">
            <text:p>0</text:p>
          </table:table-cell>
          <table:table-cell table:formula="of:=IF([.L443]&lt;[.$K$2];SQRT([.M443])+[.M443];0)" office:value-type="float" office:value="0" calcext:value-type="float">
            <text:p>0</text:p>
          </table:table-cell>
          <table:table-cell table:formula="of:=IF([.L443]&lt;[.$K$2];([.M443]-[.$E$2]/([.$D$2]^2))*[.$D$2]*[.$B$2];[.$A$2]-([.$A$2]-[.$J$2])*([.$K$2]/[.L443])^2)*-1" office:value-type="float" office:value="-2.13779482040777" calcext:value-type="float">
            <text:p>-2.13779482040777</text:p>
          </table:table-cell>
          <table:table-cell table:formula="of:=IF([.L443]&lt;[.$K$2];([.N443]-[.$E$2]/([.$D$2]^2))*[.$D$2]*[.$B$2];[.$A$2]+([.$A$2]-[.$J$2])*([.$K$2]/[.L443])^2)*-1" office:value-type="float" office:value="-2.36220517959223" calcext:value-type="float">
            <text:p>-2.3622051795922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43]+0.01" office:value-type="float" office:value="5.41999999999993" calcext:value-type="float">
            <text:p>5.41999999999993</text:p>
          </table:table-cell>
          <table:table-cell table:formula="of:=IF([.L444]&lt;[.$K$2];(SQRT([.$I$2])+0.5*LN([.L444]/[.$K$2]))^2;0)" office:value-type="float" office:value="0" calcext:value-type="float">
            <text:p>0</text:p>
          </table:table-cell>
          <table:table-cell table:formula="of:=IF([.L444]&lt;[.$K$2];SQRT([.M444])+[.M444];0)" office:value-type="float" office:value="0" calcext:value-type="float">
            <text:p>0</text:p>
          </table:table-cell>
          <table:table-cell table:formula="of:=IF([.L444]&lt;[.$K$2];([.M444]-[.$E$2]/([.$D$2]^2))*[.$D$2]*[.$B$2];[.$A$2]-([.$A$2]-[.$J$2])*([.$K$2]/[.L444])^2)*-1" office:value-type="float" office:value="-2.138208479704" calcext:value-type="float">
            <text:p>-2.138208479704</text:p>
          </table:table-cell>
          <table:table-cell table:formula="of:=IF([.L444]&lt;[.$K$2];([.N444]-[.$E$2]/([.$D$2]^2))*[.$D$2]*[.$B$2];[.$A$2]+([.$A$2]-[.$J$2])*([.$K$2]/[.L444])^2)*-1" office:value-type="float" office:value="-2.361791520296" calcext:value-type="float">
            <text:p>-2.36179152029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44]+0.01" office:value-type="float" office:value="5.42999999999993" calcext:value-type="float">
            <text:p>5.42999999999993</text:p>
          </table:table-cell>
          <table:table-cell table:formula="of:=IF([.L445]&lt;[.$K$2];(SQRT([.$I$2])+0.5*LN([.L445]/[.$K$2]))^2;0)" office:value-type="float" office:value="0" calcext:value-type="float">
            <text:p>0</text:p>
          </table:table-cell>
          <table:table-cell table:formula="of:=IF([.L445]&lt;[.$K$2];SQRT([.M445])+[.M445];0)" office:value-type="float" office:value="0" calcext:value-type="float">
            <text:p>0</text:p>
          </table:table-cell>
          <table:table-cell table:formula="of:=IF([.L445]&lt;[.$K$2];([.M445]-[.$E$2]/([.$D$2]^2))*[.$D$2]*[.$B$2];[.$A$2]-([.$A$2]-[.$J$2])*([.$K$2]/[.L445])^2)*-1" office:value-type="float" office:value="-2.13861985569483" calcext:value-type="float">
            <text:p>-2.13861985569483</text:p>
          </table:table-cell>
          <table:table-cell table:formula="of:=IF([.L445]&lt;[.$K$2];([.N445]-[.$E$2]/([.$D$2]^2))*[.$D$2]*[.$B$2];[.$A$2]+([.$A$2]-[.$J$2])*([.$K$2]/[.L445])^2)*-1" office:value-type="float" office:value="-2.36138014430517" calcext:value-type="float">
            <text:p>-2.361380144305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45]+0.01" office:value-type="float" office:value="5.43999999999993" calcext:value-type="float">
            <text:p>5.43999999999993</text:p>
          </table:table-cell>
          <table:table-cell table:formula="of:=IF([.L446]&lt;[.$K$2];(SQRT([.$I$2])+0.5*LN([.L446]/[.$K$2]))^2;0)" office:value-type="float" office:value="0" calcext:value-type="float">
            <text:p>0</text:p>
          </table:table-cell>
          <table:table-cell table:formula="of:=IF([.L446]&lt;[.$K$2];SQRT([.M446])+[.M446];0)" office:value-type="float" office:value="0" calcext:value-type="float">
            <text:p>0</text:p>
          </table:table-cell>
          <table:table-cell table:formula="of:=IF([.L446]&lt;[.$K$2];([.M446]-[.$E$2]/([.$D$2]^2))*[.$D$2]*[.$B$2];[.$A$2]-([.$A$2]-[.$J$2])*([.$K$2]/[.L446])^2)*-1" office:value-type="float" office:value="-2.13902896515384" calcext:value-type="float">
            <text:p>-2.13902896515384</text:p>
          </table:table-cell>
          <table:table-cell table:formula="of:=IF([.L446]&lt;[.$K$2];([.N446]-[.$E$2]/([.$D$2]^2))*[.$D$2]*[.$B$2];[.$A$2]+([.$A$2]-[.$J$2])*([.$K$2]/[.L446])^2)*-1" office:value-type="float" office:value="-2.36097103484616" calcext:value-type="float">
            <text:p>-2.360971034846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46]+0.01" office:value-type="float" office:value="5.44999999999993" calcext:value-type="float">
            <text:p>5.44999999999993</text:p>
          </table:table-cell>
          <table:table-cell table:formula="of:=IF([.L447]&lt;[.$K$2];(SQRT([.$I$2])+0.5*LN([.L447]/[.$K$2]))^2;0)" office:value-type="float" office:value="0" calcext:value-type="float">
            <text:p>0</text:p>
          </table:table-cell>
          <table:table-cell table:formula="of:=IF([.L447]&lt;[.$K$2];SQRT([.M447])+[.M447];0)" office:value-type="float" office:value="0" calcext:value-type="float">
            <text:p>0</text:p>
          </table:table-cell>
          <table:table-cell table:formula="of:=IF([.L447]&lt;[.$K$2];([.M447]-[.$E$2]/([.$D$2]^2))*[.$D$2]*[.$B$2];[.$A$2]-([.$A$2]-[.$J$2])*([.$K$2]/[.L447])^2)*-1" office:value-type="float" office:value="-2.13943582470084" calcext:value-type="float">
            <text:p>-2.13943582470084</text:p>
          </table:table-cell>
          <table:table-cell table:formula="of:=IF([.L447]&lt;[.$K$2];([.N447]-[.$E$2]/([.$D$2]^2))*[.$D$2]*[.$B$2];[.$A$2]+([.$A$2]-[.$J$2])*([.$K$2]/[.L447])^2)*-1" office:value-type="float" office:value="-2.36056417529916" calcext:value-type="float">
            <text:p>-2.360564175299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47]+0.01" office:value-type="float" office:value="5.45999999999993" calcext:value-type="float">
            <text:p>5.45999999999993</text:p>
          </table:table-cell>
          <table:table-cell table:formula="of:=IF([.L448]&lt;[.$K$2];(SQRT([.$I$2])+0.5*LN([.L448]/[.$K$2]))^2;0)" office:value-type="float" office:value="0" calcext:value-type="float">
            <text:p>0</text:p>
          </table:table-cell>
          <table:table-cell table:formula="of:=IF([.L448]&lt;[.$K$2];SQRT([.M448])+[.M448];0)" office:value-type="float" office:value="0" calcext:value-type="float">
            <text:p>0</text:p>
          </table:table-cell>
          <table:table-cell table:formula="of:=IF([.L448]&lt;[.$K$2];([.M448]-[.$E$2]/([.$D$2]^2))*[.$D$2]*[.$B$2];[.$A$2]-([.$A$2]-[.$J$2])*([.$K$2]/[.L448])^2)*-1" office:value-type="float" office:value="-2.1398404508036" calcext:value-type="float">
            <text:p>-2.1398404508036</text:p>
          </table:table-cell>
          <table:table-cell table:formula="of:=IF([.L448]&lt;[.$K$2];([.N448]-[.$E$2]/([.$D$2]^2))*[.$D$2]*[.$B$2];[.$A$2]+([.$A$2]-[.$J$2])*([.$K$2]/[.L448])^2)*-1" office:value-type="float" office:value="-2.3601595491964" calcext:value-type="float">
            <text:p>-2.360159549196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48]+0.01" office:value-type="float" office:value="5.46999999999993" calcext:value-type="float">
            <text:p>5.46999999999993</text:p>
          </table:table-cell>
          <table:table-cell table:formula="of:=IF([.L449]&lt;[.$K$2];(SQRT([.$I$2])+0.5*LN([.L449]/[.$K$2]))^2;0)" office:value-type="float" office:value="0" calcext:value-type="float">
            <text:p>0</text:p>
          </table:table-cell>
          <table:table-cell table:formula="of:=IF([.L449]&lt;[.$K$2];SQRT([.M449])+[.M449];0)" office:value-type="float" office:value="0" calcext:value-type="float">
            <text:p>0</text:p>
          </table:table-cell>
          <table:table-cell table:formula="of:=IF([.L449]&lt;[.$K$2];([.M449]-[.$E$2]/([.$D$2]^2))*[.$D$2]*[.$B$2];[.$A$2]-([.$A$2]-[.$J$2])*([.$K$2]/[.L449])^2)*-1" office:value-type="float" office:value="-2.14024285977951" calcext:value-type="float">
            <text:p>-2.14024285977951</text:p>
          </table:table-cell>
          <table:table-cell table:formula="of:=IF([.L449]&lt;[.$K$2];([.N449]-[.$E$2]/([.$D$2]^2))*[.$D$2]*[.$B$2];[.$A$2]+([.$A$2]-[.$J$2])*([.$K$2]/[.L449])^2)*-1" office:value-type="float" office:value="-2.35975714022049" calcext:value-type="float">
            <text:p>-2.3597571402204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49]+0.01" office:value-type="float" office:value="5.47999999999993" calcext:value-type="float">
            <text:p>5.47999999999993</text:p>
          </table:table-cell>
          <table:table-cell table:formula="of:=IF([.L450]&lt;[.$K$2];(SQRT([.$I$2])+0.5*LN([.L450]/[.$K$2]))^2;0)" office:value-type="float" office:value="0" calcext:value-type="float">
            <text:p>0</text:p>
          </table:table-cell>
          <table:table-cell table:formula="of:=IF([.L450]&lt;[.$K$2];SQRT([.M450])+[.M450];0)" office:value-type="float" office:value="0" calcext:value-type="float">
            <text:p>0</text:p>
          </table:table-cell>
          <table:table-cell table:formula="of:=IF([.L450]&lt;[.$K$2];([.M450]-[.$E$2]/([.$D$2]^2))*[.$D$2]*[.$B$2];[.$A$2]-([.$A$2]-[.$J$2])*([.$K$2]/[.L450])^2)*-1" office:value-type="float" office:value="-2.14064306779719" calcext:value-type="float">
            <text:p>-2.14064306779719</text:p>
          </table:table-cell>
          <table:table-cell table:formula="of:=IF([.L450]&lt;[.$K$2];([.N450]-[.$E$2]/([.$D$2]^2))*[.$D$2]*[.$B$2];[.$A$2]+([.$A$2]-[.$J$2])*([.$K$2]/[.L450])^2)*-1" office:value-type="float" office:value="-2.35935693220281" calcext:value-type="float">
            <text:p>-2.3593569322028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50]+0.01" office:value-type="float" office:value="5.48999999999993" calcext:value-type="float">
            <text:p>5.48999999999993</text:p>
          </table:table-cell>
          <table:table-cell table:formula="of:=IF([.L451]&lt;[.$K$2];(SQRT([.$I$2])+0.5*LN([.L451]/[.$K$2]))^2;0)" office:value-type="float" office:value="0" calcext:value-type="float">
            <text:p>0</text:p>
          </table:table-cell>
          <table:table-cell table:formula="of:=IF([.L451]&lt;[.$K$2];SQRT([.M451])+[.M451];0)" office:value-type="float" office:value="0" calcext:value-type="float">
            <text:p>0</text:p>
          </table:table-cell>
          <table:table-cell table:formula="of:=IF([.L451]&lt;[.$K$2];([.M451]-[.$E$2]/([.$D$2]^2))*[.$D$2]*[.$B$2];[.$A$2]-([.$A$2]-[.$J$2])*([.$K$2]/[.L451])^2)*-1" office:value-type="float" office:value="-2.14104109087815" calcext:value-type="float">
            <text:p>-2.14104109087815</text:p>
          </table:table-cell>
          <table:table-cell table:formula="of:=IF([.L451]&lt;[.$K$2];([.N451]-[.$E$2]/([.$D$2]^2))*[.$D$2]*[.$B$2];[.$A$2]+([.$A$2]-[.$J$2])*([.$K$2]/[.L451])^2)*-1" office:value-type="float" office:value="-2.35895890912185" calcext:value-type="float">
            <text:p>-2.3589589091218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51]+0.01" office:value-type="float" office:value="5.49999999999993" calcext:value-type="float">
            <text:p>5.49999999999993</text:p>
          </table:table-cell>
          <table:table-cell table:formula="of:=IF([.L452]&lt;[.$K$2];(SQRT([.$I$2])+0.5*LN([.L452]/[.$K$2]))^2;0)" office:value-type="float" office:value="0" calcext:value-type="float">
            <text:p>0</text:p>
          </table:table-cell>
          <table:table-cell table:formula="of:=IF([.L452]&lt;[.$K$2];SQRT([.M452])+[.M452];0)" office:value-type="float" office:value="0" calcext:value-type="float">
            <text:p>0</text:p>
          </table:table-cell>
          <table:table-cell table:formula="of:=IF([.L452]&lt;[.$K$2];([.M452]-[.$E$2]/([.$D$2]^2))*[.$D$2]*[.$B$2];[.$A$2]-([.$A$2]-[.$J$2])*([.$K$2]/[.L452])^2)*-1" office:value-type="float" office:value="-2.1414369448984" calcext:value-type="float">
            <text:p>-2.1414369448984</text:p>
          </table:table-cell>
          <table:table-cell table:formula="of:=IF([.L452]&lt;[.$K$2];([.N452]-[.$E$2]/([.$D$2]^2))*[.$D$2]*[.$B$2];[.$A$2]+([.$A$2]-[.$J$2])*([.$K$2]/[.L452])^2)*-1" office:value-type="float" office:value="-2.3585630551016" calcext:value-type="float">
            <text:p>-2.35856305510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52]+0.01" office:value-type="float" office:value="5.50999999999993" calcext:value-type="float">
            <text:p>5.50999999999993</text:p>
          </table:table-cell>
          <table:table-cell table:formula="of:=IF([.L453]&lt;[.$K$2];(SQRT([.$I$2])+0.5*LN([.L453]/[.$K$2]))^2;0)" office:value-type="float" office:value="0" calcext:value-type="float">
            <text:p>0</text:p>
          </table:table-cell>
          <table:table-cell table:formula="of:=IF([.L453]&lt;[.$K$2];SQRT([.M453])+[.M453];0)" office:value-type="float" office:value="0" calcext:value-type="float">
            <text:p>0</text:p>
          </table:table-cell>
          <table:table-cell table:formula="of:=IF([.L453]&lt;[.$K$2];([.M453]-[.$E$2]/([.$D$2]^2))*[.$D$2]*[.$B$2];[.$A$2]-([.$A$2]-[.$J$2])*([.$K$2]/[.L453])^2)*-1" office:value-type="float" office:value="-2.14183064558999" calcext:value-type="float">
            <text:p>-2.14183064558999</text:p>
          </table:table-cell>
          <table:table-cell table:formula="of:=IF([.L453]&lt;[.$K$2];([.N453]-[.$E$2]/([.$D$2]^2))*[.$D$2]*[.$B$2];[.$A$2]+([.$A$2]-[.$J$2])*([.$K$2]/[.L453])^2)*-1" office:value-type="float" office:value="-2.35816935441001" calcext:value-type="float">
            <text:p>-2.3581693544100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53]+0.01" office:value-type="float" office:value="5.51999999999993" calcext:value-type="float">
            <text:p>5.51999999999993</text:p>
          </table:table-cell>
          <table:table-cell table:formula="of:=IF([.L454]&lt;[.$K$2];(SQRT([.$I$2])+0.5*LN([.L454]/[.$K$2]))^2;0)" office:value-type="float" office:value="0" calcext:value-type="float">
            <text:p>0</text:p>
          </table:table-cell>
          <table:table-cell table:formula="of:=IF([.L454]&lt;[.$K$2];SQRT([.M454])+[.M454];0)" office:value-type="float" office:value="0" calcext:value-type="float">
            <text:p>0</text:p>
          </table:table-cell>
          <table:table-cell table:formula="of:=IF([.L454]&lt;[.$K$2];([.M454]-[.$E$2]/([.$D$2]^2))*[.$D$2]*[.$B$2];[.$A$2]-([.$A$2]-[.$J$2])*([.$K$2]/[.L454])^2)*-1" office:value-type="float" office:value="-2.14222220854261" calcext:value-type="float">
            <text:p>-2.14222220854261</text:p>
          </table:table-cell>
          <table:table-cell table:formula="of:=IF([.L454]&lt;[.$K$2];([.N454]-[.$E$2]/([.$D$2]^2))*[.$D$2]*[.$B$2];[.$A$2]+([.$A$2]-[.$J$2])*([.$K$2]/[.L454])^2)*-1" office:value-type="float" office:value="-2.35777779145739" calcext:value-type="float">
            <text:p>-2.3577777914573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54]+0.01" office:value-type="float" office:value="5.52999999999993" calcext:value-type="float">
            <text:p>5.52999999999993</text:p>
          </table:table-cell>
          <table:table-cell table:formula="of:=IF([.L455]&lt;[.$K$2];(SQRT([.$I$2])+0.5*LN([.L455]/[.$K$2]))^2;0)" office:value-type="float" office:value="0" calcext:value-type="float">
            <text:p>0</text:p>
          </table:table-cell>
          <table:table-cell table:formula="of:=IF([.L455]&lt;[.$K$2];SQRT([.M455])+[.M455];0)" office:value-type="float" office:value="0" calcext:value-type="float">
            <text:p>0</text:p>
          </table:table-cell>
          <table:table-cell table:formula="of:=IF([.L455]&lt;[.$K$2];([.M455]-[.$E$2]/([.$D$2]^2))*[.$D$2]*[.$B$2];[.$A$2]-([.$A$2]-[.$J$2])*([.$K$2]/[.L455])^2)*-1" office:value-type="float" office:value="-2.14261164920511" calcext:value-type="float">
            <text:p>-2.14261164920511</text:p>
          </table:table-cell>
          <table:table-cell table:formula="of:=IF([.L455]&lt;[.$K$2];([.N455]-[.$E$2]/([.$D$2]^2))*[.$D$2]*[.$B$2];[.$A$2]+([.$A$2]-[.$J$2])*([.$K$2]/[.L455])^2)*-1" office:value-type="float" office:value="-2.35738835079489" calcext:value-type="float">
            <text:p>-2.3573883507948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55]+0.01" office:value-type="float" office:value="5.53999999999993" calcext:value-type="float">
            <text:p>5.53999999999993</text:p>
          </table:table-cell>
          <table:table-cell table:formula="of:=IF([.L456]&lt;[.$K$2];(SQRT([.$I$2])+0.5*LN([.L456]/[.$K$2]))^2;0)" office:value-type="float" office:value="0" calcext:value-type="float">
            <text:p>0</text:p>
          </table:table-cell>
          <table:table-cell table:formula="of:=IF([.L456]&lt;[.$K$2];SQRT([.M456])+[.M456];0)" office:value-type="float" office:value="0" calcext:value-type="float">
            <text:p>0</text:p>
          </table:table-cell>
          <table:table-cell table:formula="of:=IF([.L456]&lt;[.$K$2];([.M456]-[.$E$2]/([.$D$2]^2))*[.$D$2]*[.$B$2];[.$A$2]-([.$A$2]-[.$J$2])*([.$K$2]/[.L456])^2)*-1" office:value-type="float" office:value="-2.14299898288706" calcext:value-type="float">
            <text:p>-2.14299898288706</text:p>
          </table:table-cell>
          <table:table-cell table:formula="of:=IF([.L456]&lt;[.$K$2];([.N456]-[.$E$2]/([.$D$2]^2))*[.$D$2]*[.$B$2];[.$A$2]+([.$A$2]-[.$J$2])*([.$K$2]/[.L456])^2)*-1" office:value-type="float" office:value="-2.35700101711294" calcext:value-type="float">
            <text:p>-2.3570010171129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56]+0.01" office:value-type="float" office:value="5.54999999999993" calcext:value-type="float">
            <text:p>5.54999999999993</text:p>
          </table:table-cell>
          <table:table-cell table:formula="of:=IF([.L457]&lt;[.$K$2];(SQRT([.$I$2])+0.5*LN([.L457]/[.$K$2]))^2;0)" office:value-type="float" office:value="0" calcext:value-type="float">
            <text:p>0</text:p>
          </table:table-cell>
          <table:table-cell table:formula="of:=IF([.L457]&lt;[.$K$2];SQRT([.M457])+[.M457];0)" office:value-type="float" office:value="0" calcext:value-type="float">
            <text:p>0</text:p>
          </table:table-cell>
          <table:table-cell table:formula="of:=IF([.L457]&lt;[.$K$2];([.M457]-[.$E$2]/([.$D$2]^2))*[.$D$2]*[.$B$2];[.$A$2]-([.$A$2]-[.$J$2])*([.$K$2]/[.L457])^2)*-1" office:value-type="float" office:value="-2.14338422476022" calcext:value-type="float">
            <text:p>-2.14338422476022</text:p>
          </table:table-cell>
          <table:table-cell table:formula="of:=IF([.L457]&lt;[.$K$2];([.N457]-[.$E$2]/([.$D$2]^2))*[.$D$2]*[.$B$2];[.$A$2]+([.$A$2]-[.$J$2])*([.$K$2]/[.L457])^2)*-1" office:value-type="float" office:value="-2.35661577523978" calcext:value-type="float">
            <text:p>-2.3566157752397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57]+0.01" office:value-type="float" office:value="5.55999999999993" calcext:value-type="float">
            <text:p>5.55999999999993</text:p>
          </table:table-cell>
          <table:table-cell table:formula="of:=IF([.L458]&lt;[.$K$2];(SQRT([.$I$2])+0.5*LN([.L458]/[.$K$2]))^2;0)" office:value-type="float" office:value="0" calcext:value-type="float">
            <text:p>0</text:p>
          </table:table-cell>
          <table:table-cell table:formula="of:=IF([.L458]&lt;[.$K$2];SQRT([.M458])+[.M458];0)" office:value-type="float" office:value="0" calcext:value-type="float">
            <text:p>0</text:p>
          </table:table-cell>
          <table:table-cell table:formula="of:=IF([.L458]&lt;[.$K$2];([.M458]-[.$E$2]/([.$D$2]^2))*[.$D$2]*[.$B$2];[.$A$2]-([.$A$2]-[.$J$2])*([.$K$2]/[.L458])^2)*-1" office:value-type="float" office:value="-2.14376738986002" calcext:value-type="float">
            <text:p>-2.14376738986002</text:p>
          </table:table-cell>
          <table:table-cell table:formula="of:=IF([.L458]&lt;[.$K$2];([.N458]-[.$E$2]/([.$D$2]^2))*[.$D$2]*[.$B$2];[.$A$2]+([.$A$2]-[.$J$2])*([.$K$2]/[.L458])^2)*-1" office:value-type="float" office:value="-2.35623261013998" calcext:value-type="float">
            <text:p>-2.3562326101399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58]+0.01" office:value-type="float" office:value="5.56999999999993" calcext:value-type="float">
            <text:p>5.56999999999993</text:p>
          </table:table-cell>
          <table:table-cell table:formula="of:=IF([.L459]&lt;[.$K$2];(SQRT([.$I$2])+0.5*LN([.L459]/[.$K$2]))^2;0)" office:value-type="float" office:value="0" calcext:value-type="float">
            <text:p>0</text:p>
          </table:table-cell>
          <table:table-cell table:formula="of:=IF([.L459]&lt;[.$K$2];SQRT([.M459])+[.M459];0)" office:value-type="float" office:value="0" calcext:value-type="float">
            <text:p>0</text:p>
          </table:table-cell>
          <table:table-cell table:formula="of:=IF([.L459]&lt;[.$K$2];([.M459]-[.$E$2]/([.$D$2]^2))*[.$D$2]*[.$B$2];[.$A$2]-([.$A$2]-[.$J$2])*([.$K$2]/[.L459])^2)*-1" office:value-type="float" office:value="-2.14414849308706" calcext:value-type="float">
            <text:p>-2.14414849308706</text:p>
          </table:table-cell>
          <table:table-cell table:formula="of:=IF([.L459]&lt;[.$K$2];([.N459]-[.$E$2]/([.$D$2]^2))*[.$D$2]*[.$B$2];[.$A$2]+([.$A$2]-[.$J$2])*([.$K$2]/[.L459])^2)*-1" office:value-type="float" office:value="-2.35585150691294" calcext:value-type="float">
            <text:p>-2.3558515069129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59]+0.01" office:value-type="float" office:value="5.57999999999992" calcext:value-type="float">
            <text:p>5.57999999999992</text:p>
          </table:table-cell>
          <table:table-cell table:formula="of:=IF([.L460]&lt;[.$K$2];(SQRT([.$I$2])+0.5*LN([.L460]/[.$K$2]))^2;0)" office:value-type="float" office:value="0" calcext:value-type="float">
            <text:p>0</text:p>
          </table:table-cell>
          <table:table-cell table:formula="of:=IF([.L460]&lt;[.$K$2];SQRT([.M460])+[.M460];0)" office:value-type="float" office:value="0" calcext:value-type="float">
            <text:p>0</text:p>
          </table:table-cell>
          <table:table-cell table:formula="of:=IF([.L460]&lt;[.$K$2];([.M460]-[.$E$2]/([.$D$2]^2))*[.$D$2]*[.$B$2];[.$A$2]-([.$A$2]-[.$J$2])*([.$K$2]/[.L460])^2)*-1" office:value-type="float" office:value="-2.14452754920853" calcext:value-type="float">
            <text:p>-2.14452754920853</text:p>
          </table:table-cell>
          <table:table-cell table:formula="of:=IF([.L460]&lt;[.$K$2];([.N460]-[.$E$2]/([.$D$2]^2))*[.$D$2]*[.$B$2];[.$A$2]+([.$A$2]-[.$J$2])*([.$K$2]/[.L460])^2)*-1" office:value-type="float" office:value="-2.35547245079147" calcext:value-type="float">
            <text:p>-2.3554724507914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60]+0.01" office:value-type="float" office:value="5.58999999999992" calcext:value-type="float">
            <text:p>5.58999999999992</text:p>
          </table:table-cell>
          <table:table-cell table:formula="of:=IF([.L461]&lt;[.$K$2];(SQRT([.$I$2])+0.5*LN([.L461]/[.$K$2]))^2;0)" office:value-type="float" office:value="0" calcext:value-type="float">
            <text:p>0</text:p>
          </table:table-cell>
          <table:table-cell table:formula="of:=IF([.L461]&lt;[.$K$2];SQRT([.M461])+[.M461];0)" office:value-type="float" office:value="0" calcext:value-type="float">
            <text:p>0</text:p>
          </table:table-cell>
          <table:table-cell table:formula="of:=IF([.L461]&lt;[.$K$2];([.M461]-[.$E$2]/([.$D$2]^2))*[.$D$2]*[.$B$2];[.$A$2]-([.$A$2]-[.$J$2])*([.$K$2]/[.L461])^2)*-1" office:value-type="float" office:value="-2.14490457285968" calcext:value-type="float">
            <text:p>-2.14490457285968</text:p>
          </table:table-cell>
          <table:table-cell table:formula="of:=IF([.L461]&lt;[.$K$2];([.N461]-[.$E$2]/([.$D$2]^2))*[.$D$2]*[.$B$2];[.$A$2]+([.$A$2]-[.$J$2])*([.$K$2]/[.L461])^2)*-1" office:value-type="float" office:value="-2.35509542714032" calcext:value-type="float">
            <text:p>-2.3550954271403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61]+0.01" office:value-type="float" office:value="5.59999999999992" calcext:value-type="float">
            <text:p>5.59999999999992</text:p>
          </table:table-cell>
          <table:table-cell table:formula="of:=IF([.L462]&lt;[.$K$2];(SQRT([.$I$2])+0.5*LN([.L462]/[.$K$2]))^2;0)" office:value-type="float" office:value="0" calcext:value-type="float">
            <text:p>0</text:p>
          </table:table-cell>
          <table:table-cell table:formula="of:=IF([.L462]&lt;[.$K$2];SQRT([.M462])+[.M462];0)" office:value-type="float" office:value="0" calcext:value-type="float">
            <text:p>0</text:p>
          </table:table-cell>
          <table:table-cell table:formula="of:=IF([.L462]&lt;[.$K$2];([.M462]-[.$E$2]/([.$D$2]^2))*[.$D$2]*[.$B$2];[.$A$2]-([.$A$2]-[.$J$2])*([.$K$2]/[.L462])^2)*-1" office:value-type="float" office:value="-2.14527957854517" calcext:value-type="float">
            <text:p>-2.14527957854517</text:p>
          </table:table-cell>
          <table:table-cell table:formula="of:=IF([.L462]&lt;[.$K$2];([.N462]-[.$E$2]/([.$D$2]^2))*[.$D$2]*[.$B$2];[.$A$2]+([.$A$2]-[.$J$2])*([.$K$2]/[.L462])^2)*-1" office:value-type="float" office:value="-2.35472042145483" calcext:value-type="float">
            <text:p>-2.3547204214548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62]+0.01" office:value-type="float" office:value="5.60999999999992" calcext:value-type="float">
            <text:p>5.60999999999992</text:p>
          </table:table-cell>
          <table:table-cell table:formula="of:=IF([.L463]&lt;[.$K$2];(SQRT([.$I$2])+0.5*LN([.L463]/[.$K$2]))^2;0)" office:value-type="float" office:value="0" calcext:value-type="float">
            <text:p>0</text:p>
          </table:table-cell>
          <table:table-cell table:formula="of:=IF([.L463]&lt;[.$K$2];SQRT([.M463])+[.M463];0)" office:value-type="float" office:value="0" calcext:value-type="float">
            <text:p>0</text:p>
          </table:table-cell>
          <table:table-cell table:formula="of:=IF([.L463]&lt;[.$K$2];([.M463]-[.$E$2]/([.$D$2]^2))*[.$D$2]*[.$B$2];[.$A$2]-([.$A$2]-[.$J$2])*([.$K$2]/[.L463])^2)*-1" office:value-type="float" office:value="-2.14565258064052" calcext:value-type="float">
            <text:p>-2.14565258064052</text:p>
          </table:table-cell>
          <table:table-cell table:formula="of:=IF([.L463]&lt;[.$K$2];([.N463]-[.$E$2]/([.$D$2]^2))*[.$D$2]*[.$B$2];[.$A$2]+([.$A$2]-[.$J$2])*([.$K$2]/[.L463])^2)*-1" office:value-type="float" office:value="-2.35434741935948" calcext:value-type="float">
            <text:p>-2.3543474193594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63]+0.01" office:value-type="float" office:value="5.61999999999992" calcext:value-type="float">
            <text:p>5.61999999999992</text:p>
          </table:table-cell>
          <table:table-cell table:formula="of:=IF([.L464]&lt;[.$K$2];(SQRT([.$I$2])+0.5*LN([.L464]/[.$K$2]))^2;0)" office:value-type="float" office:value="0" calcext:value-type="float">
            <text:p>0</text:p>
          </table:table-cell>
          <table:table-cell table:formula="of:=IF([.L464]&lt;[.$K$2];SQRT([.M464])+[.M464];0)" office:value-type="float" office:value="0" calcext:value-type="float">
            <text:p>0</text:p>
          </table:table-cell>
          <table:table-cell table:formula="of:=IF([.L464]&lt;[.$K$2];([.M464]-[.$E$2]/([.$D$2]^2))*[.$D$2]*[.$B$2];[.$A$2]-([.$A$2]-[.$J$2])*([.$K$2]/[.L464])^2)*-1" office:value-type="float" office:value="-2.14602359339347" calcext:value-type="float">
            <text:p>-2.14602359339347</text:p>
          </table:table-cell>
          <table:table-cell table:formula="of:=IF([.L464]&lt;[.$K$2];([.N464]-[.$E$2]/([.$D$2]^2))*[.$D$2]*[.$B$2];[.$A$2]+([.$A$2]-[.$J$2])*([.$K$2]/[.L464])^2)*-1" office:value-type="float" office:value="-2.35397640660653" calcext:value-type="float">
            <text:p>-2.3539764066065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64]+0.01" office:value-type="float" office:value="5.62999999999992" calcext:value-type="float">
            <text:p>5.62999999999992</text:p>
          </table:table-cell>
          <table:table-cell table:formula="of:=IF([.L465]&lt;[.$K$2];(SQRT([.$I$2])+0.5*LN([.L465]/[.$K$2]))^2;0)" office:value-type="float" office:value="0" calcext:value-type="float">
            <text:p>0</text:p>
          </table:table-cell>
          <table:table-cell table:formula="of:=IF([.L465]&lt;[.$K$2];SQRT([.M465])+[.M465];0)" office:value-type="float" office:value="0" calcext:value-type="float">
            <text:p>0</text:p>
          </table:table-cell>
          <table:table-cell table:formula="of:=IF([.L465]&lt;[.$K$2];([.M465]-[.$E$2]/([.$D$2]^2))*[.$D$2]*[.$B$2];[.$A$2]-([.$A$2]-[.$J$2])*([.$K$2]/[.L465])^2)*-1" office:value-type="float" office:value="-2.14639263092531" calcext:value-type="float">
            <text:p>-2.14639263092531</text:p>
          </table:table-cell>
          <table:table-cell table:formula="of:=IF([.L465]&lt;[.$K$2];([.N465]-[.$E$2]/([.$D$2]^2))*[.$D$2]*[.$B$2];[.$A$2]+([.$A$2]-[.$J$2])*([.$K$2]/[.L465])^2)*-1" office:value-type="float" office:value="-2.35360736907469" calcext:value-type="float">
            <text:p>-2.3536073690746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65]+0.01" office:value-type="float" office:value="5.63999999999992" calcext:value-type="float">
            <text:p>5.63999999999992</text:p>
          </table:table-cell>
          <table:table-cell table:formula="of:=IF([.L466]&lt;[.$K$2];(SQRT([.$I$2])+0.5*LN([.L466]/[.$K$2]))^2;0)" office:value-type="float" office:value="0" calcext:value-type="float">
            <text:p>0</text:p>
          </table:table-cell>
          <table:table-cell table:formula="of:=IF([.L466]&lt;[.$K$2];SQRT([.M466])+[.M466];0)" office:value-type="float" office:value="0" calcext:value-type="float">
            <text:p>0</text:p>
          </table:table-cell>
          <table:table-cell table:formula="of:=IF([.L466]&lt;[.$K$2];([.M466]-[.$E$2]/([.$D$2]^2))*[.$D$2]*[.$B$2];[.$A$2]-([.$A$2]-[.$J$2])*([.$K$2]/[.L466])^2)*-1" office:value-type="float" office:value="-2.1467597072323" calcext:value-type="float">
            <text:p>-2.1467597072323</text:p>
          </table:table-cell>
          <table:table-cell table:formula="of:=IF([.L466]&lt;[.$K$2];([.N466]-[.$E$2]/([.$D$2]^2))*[.$D$2]*[.$B$2];[.$A$2]+([.$A$2]-[.$J$2])*([.$K$2]/[.L466])^2)*-1" office:value-type="float" office:value="-2.3532402927677" calcext:value-type="float">
            <text:p>-2.353240292767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66]+0.01" office:value-type="float" office:value="5.64999999999992" calcext:value-type="float">
            <text:p>5.64999999999992</text:p>
          </table:table-cell>
          <table:table-cell table:formula="of:=IF([.L467]&lt;[.$K$2];(SQRT([.$I$2])+0.5*LN([.L467]/[.$K$2]))^2;0)" office:value-type="float" office:value="0" calcext:value-type="float">
            <text:p>0</text:p>
          </table:table-cell>
          <table:table-cell table:formula="of:=IF([.L467]&lt;[.$K$2];SQRT([.M467])+[.M467];0)" office:value-type="float" office:value="0" calcext:value-type="float">
            <text:p>0</text:p>
          </table:table-cell>
          <table:table-cell table:formula="of:=IF([.L467]&lt;[.$K$2];([.M467]-[.$E$2]/([.$D$2]^2))*[.$D$2]*[.$B$2];[.$A$2]-([.$A$2]-[.$J$2])*([.$K$2]/[.L467])^2)*-1" office:value-type="float" office:value="-2.14712483618691" calcext:value-type="float">
            <text:p>-2.14712483618691</text:p>
          </table:table-cell>
          <table:table-cell table:formula="of:=IF([.L467]&lt;[.$K$2];([.N467]-[.$E$2]/([.$D$2]^2))*[.$D$2]*[.$B$2];[.$A$2]+([.$A$2]-[.$J$2])*([.$K$2]/[.L467])^2)*-1" office:value-type="float" office:value="-2.35287516381309" calcext:value-type="float">
            <text:p>-2.3528751638130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67]+0.01" office:value-type="float" office:value="5.65999999999992" calcext:value-type="float">
            <text:p>5.65999999999992</text:p>
          </table:table-cell>
          <table:table-cell table:formula="of:=IF([.L468]&lt;[.$K$2];(SQRT([.$I$2])+0.5*LN([.L468]/[.$K$2]))^2;0)" office:value-type="float" office:value="0" calcext:value-type="float">
            <text:p>0</text:p>
          </table:table-cell>
          <table:table-cell table:formula="of:=IF([.L468]&lt;[.$K$2];SQRT([.M468])+[.M468];0)" office:value-type="float" office:value="0" calcext:value-type="float">
            <text:p>0</text:p>
          </table:table-cell>
          <table:table-cell table:formula="of:=IF([.L468]&lt;[.$K$2];([.M468]-[.$E$2]/([.$D$2]^2))*[.$D$2]*[.$B$2];[.$A$2]-([.$A$2]-[.$J$2])*([.$K$2]/[.L468])^2)*-1" office:value-type="float" office:value="-2.14748803153918" calcext:value-type="float">
            <text:p>-2.14748803153918</text:p>
          </table:table-cell>
          <table:table-cell table:formula="of:=IF([.L468]&lt;[.$K$2];([.N468]-[.$E$2]/([.$D$2]^2))*[.$D$2]*[.$B$2];[.$A$2]+([.$A$2]-[.$J$2])*([.$K$2]/[.L468])^2)*-1" office:value-type="float" office:value="-2.35251196846082" calcext:value-type="float">
            <text:p>-2.3525119684608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68]+0.01" office:value-type="float" office:value="5.66999999999992" calcext:value-type="float">
            <text:p>5.66999999999992</text:p>
          </table:table-cell>
          <table:table-cell table:formula="of:=IF([.L469]&lt;[.$K$2];(SQRT([.$I$2])+0.5*LN([.L469]/[.$K$2]))^2;0)" office:value-type="float" office:value="0" calcext:value-type="float">
            <text:p>0</text:p>
          </table:table-cell>
          <table:table-cell table:formula="of:=IF([.L469]&lt;[.$K$2];SQRT([.M469])+[.M469];0)" office:value-type="float" office:value="0" calcext:value-type="float">
            <text:p>0</text:p>
          </table:table-cell>
          <table:table-cell table:formula="of:=IF([.L469]&lt;[.$K$2];([.M469]-[.$E$2]/([.$D$2]^2))*[.$D$2]*[.$B$2];[.$A$2]-([.$A$2]-[.$J$2])*([.$K$2]/[.L469])^2)*-1" office:value-type="float" office:value="-2.14784930691802" calcext:value-type="float">
            <text:p>-2.14784930691802</text:p>
          </table:table-cell>
          <table:table-cell table:formula="of:=IF([.L469]&lt;[.$K$2];([.N469]-[.$E$2]/([.$D$2]^2))*[.$D$2]*[.$B$2];[.$A$2]+([.$A$2]-[.$J$2])*([.$K$2]/[.L469])^2)*-1" office:value-type="float" office:value="-2.35215069308198" calcext:value-type="float">
            <text:p>-2.3521506930819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69]+0.01" office:value-type="float" office:value="5.67999999999992" calcext:value-type="float">
            <text:p>5.67999999999992</text:p>
          </table:table-cell>
          <table:table-cell table:formula="of:=IF([.L470]&lt;[.$K$2];(SQRT([.$I$2])+0.5*LN([.L470]/[.$K$2]))^2;0)" office:value-type="float" office:value="0" calcext:value-type="float">
            <text:p>0</text:p>
          </table:table-cell>
          <table:table-cell table:formula="of:=IF([.L470]&lt;[.$K$2];SQRT([.M470])+[.M470];0)" office:value-type="float" office:value="0" calcext:value-type="float">
            <text:p>0</text:p>
          </table:table-cell>
          <table:table-cell table:formula="of:=IF([.L470]&lt;[.$K$2];([.M470]-[.$E$2]/([.$D$2]^2))*[.$D$2]*[.$B$2];[.$A$2]-([.$A$2]-[.$J$2])*([.$K$2]/[.L470])^2)*-1" office:value-type="float" office:value="-2.14820867583244" calcext:value-type="float">
            <text:p>-2.14820867583244</text:p>
          </table:table-cell>
          <table:table-cell table:formula="of:=IF([.L470]&lt;[.$K$2];([.N470]-[.$E$2]/([.$D$2]^2))*[.$D$2]*[.$B$2];[.$A$2]+([.$A$2]-[.$J$2])*([.$K$2]/[.L470])^2)*-1" office:value-type="float" office:value="-2.35179132416756" calcext:value-type="float">
            <text:p>-2.3517913241675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70]+0.01" office:value-type="float" office:value="5.68999999999992" calcext:value-type="float">
            <text:p>5.68999999999992</text:p>
          </table:table-cell>
          <table:table-cell table:formula="of:=IF([.L471]&lt;[.$K$2];(SQRT([.$I$2])+0.5*LN([.L471]/[.$K$2]))^2;0)" office:value-type="float" office:value="0" calcext:value-type="float">
            <text:p>0</text:p>
          </table:table-cell>
          <table:table-cell table:formula="of:=IF([.L471]&lt;[.$K$2];SQRT([.M471])+[.M471];0)" office:value-type="float" office:value="0" calcext:value-type="float">
            <text:p>0</text:p>
          </table:table-cell>
          <table:table-cell table:formula="of:=IF([.L471]&lt;[.$K$2];([.M471]-[.$E$2]/([.$D$2]^2))*[.$D$2]*[.$B$2];[.$A$2]-([.$A$2]-[.$J$2])*([.$K$2]/[.L471])^2)*-1" office:value-type="float" office:value="-2.14856615167289" calcext:value-type="float">
            <text:p>-2.14856615167289</text:p>
          </table:table-cell>
          <table:table-cell table:formula="of:=IF([.L471]&lt;[.$K$2];([.N471]-[.$E$2]/([.$D$2]^2))*[.$D$2]*[.$B$2];[.$A$2]+([.$A$2]-[.$J$2])*([.$K$2]/[.L471])^2)*-1" office:value-type="float" office:value="-2.35143384832711" calcext:value-type="float">
            <text:p>-2.3514338483271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71]+0.01" office:value-type="float" office:value="5.69999999999992" calcext:value-type="float">
            <text:p>5.69999999999992</text:p>
          </table:table-cell>
          <table:table-cell table:formula="of:=IF([.L472]&lt;[.$K$2];(SQRT([.$I$2])+0.5*LN([.L472]/[.$K$2]))^2;0)" office:value-type="float" office:value="0" calcext:value-type="float">
            <text:p>0</text:p>
          </table:table-cell>
          <table:table-cell table:formula="of:=IF([.L472]&lt;[.$K$2];SQRT([.M472])+[.M472];0)" office:value-type="float" office:value="0" calcext:value-type="float">
            <text:p>0</text:p>
          </table:table-cell>
          <table:table-cell table:formula="of:=IF([.L472]&lt;[.$K$2];([.M472]-[.$E$2]/([.$D$2]^2))*[.$D$2]*[.$B$2];[.$A$2]-([.$A$2]-[.$J$2])*([.$K$2]/[.L472])^2)*-1" office:value-type="float" office:value="-2.14892174771242" calcext:value-type="float">
            <text:p>-2.14892174771242</text:p>
          </table:table-cell>
          <table:table-cell table:formula="of:=IF([.L472]&lt;[.$K$2];([.N472]-[.$E$2]/([.$D$2]^2))*[.$D$2]*[.$B$2];[.$A$2]+([.$A$2]-[.$J$2])*([.$K$2]/[.L472])^2)*-1" office:value-type="float" office:value="-2.35107825228758" calcext:value-type="float">
            <text:p>-2.3510782522875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72]+0.01" office:value-type="float" office:value="5.70999999999992" calcext:value-type="float">
            <text:p>5.70999999999992</text:p>
          </table:table-cell>
          <table:table-cell table:formula="of:=IF([.L473]&lt;[.$K$2];(SQRT([.$I$2])+0.5*LN([.L473]/[.$K$2]))^2;0)" office:value-type="float" office:value="0" calcext:value-type="float">
            <text:p>0</text:p>
          </table:table-cell>
          <table:table-cell table:formula="of:=IF([.L473]&lt;[.$K$2];SQRT([.M473])+[.M473];0)" office:value-type="float" office:value="0" calcext:value-type="float">
            <text:p>0</text:p>
          </table:table-cell>
          <table:table-cell table:formula="of:=IF([.L473]&lt;[.$K$2];([.M473]-[.$E$2]/([.$D$2]^2))*[.$D$2]*[.$B$2];[.$A$2]-([.$A$2]-[.$J$2])*([.$K$2]/[.L473])^2)*-1" office:value-type="float" office:value="-2.14927547710799" calcext:value-type="float">
            <text:p>-2.14927547710799</text:p>
          </table:table-cell>
          <table:table-cell table:formula="of:=IF([.L473]&lt;[.$K$2];([.N473]-[.$E$2]/([.$D$2]^2))*[.$D$2]*[.$B$2];[.$A$2]+([.$A$2]-[.$J$2])*([.$K$2]/[.L473])^2)*-1" office:value-type="float" office:value="-2.35072452289201" calcext:value-type="float">
            <text:p>-2.3507245228920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73]+0.01" office:value-type="float" office:value="5.71999999999992" calcext:value-type="float">
            <text:p>5.71999999999992</text:p>
          </table:table-cell>
          <table:table-cell table:formula="of:=IF([.L474]&lt;[.$K$2];(SQRT([.$I$2])+0.5*LN([.L474]/[.$K$2]))^2;0)" office:value-type="float" office:value="0" calcext:value-type="float">
            <text:p>0</text:p>
          </table:table-cell>
          <table:table-cell table:formula="of:=IF([.L474]&lt;[.$K$2];SQRT([.M474])+[.M474];0)" office:value-type="float" office:value="0" calcext:value-type="float">
            <text:p>0</text:p>
          </table:table-cell>
          <table:table-cell table:formula="of:=IF([.L474]&lt;[.$K$2];([.M474]-[.$E$2]/([.$D$2]^2))*[.$D$2]*[.$B$2];[.$A$2]-([.$A$2]-[.$J$2])*([.$K$2]/[.L474])^2)*-1" office:value-type="float" office:value="-2.14962735290163" calcext:value-type="float">
            <text:p>-2.14962735290163</text:p>
          </table:table-cell>
          <table:table-cell table:formula="of:=IF([.L474]&lt;[.$K$2];([.N474]-[.$E$2]/([.$D$2]^2))*[.$D$2]*[.$B$2];[.$A$2]+([.$A$2]-[.$J$2])*([.$K$2]/[.L474])^2)*-1" office:value-type="float" office:value="-2.35037264709837" calcext:value-type="float">
            <text:p>-2.3503726470983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74]+0.01" office:value-type="float" office:value="5.72999999999992" calcext:value-type="float">
            <text:p>5.72999999999992</text:p>
          </table:table-cell>
          <table:table-cell table:formula="of:=IF([.L475]&lt;[.$K$2];(SQRT([.$I$2])+0.5*LN([.L475]/[.$K$2]))^2;0)" office:value-type="float" office:value="0" calcext:value-type="float">
            <text:p>0</text:p>
          </table:table-cell>
          <table:table-cell table:formula="of:=IF([.L475]&lt;[.$K$2];SQRT([.M475])+[.M475];0)" office:value-type="float" office:value="0" calcext:value-type="float">
            <text:p>0</text:p>
          </table:table-cell>
          <table:table-cell table:formula="of:=IF([.L475]&lt;[.$K$2];([.M475]-[.$E$2]/([.$D$2]^2))*[.$D$2]*[.$B$2];[.$A$2]-([.$A$2]-[.$J$2])*([.$K$2]/[.L475])^2)*-1" office:value-type="float" office:value="-2.14997738802167" calcext:value-type="float">
            <text:p>-2.14997738802167</text:p>
          </table:table-cell>
          <table:table-cell table:formula="of:=IF([.L475]&lt;[.$K$2];([.N475]-[.$E$2]/([.$D$2]^2))*[.$D$2]*[.$B$2];[.$A$2]+([.$A$2]-[.$J$2])*([.$K$2]/[.L475])^2)*-1" office:value-type="float" office:value="-2.35002261197833" calcext:value-type="float">
            <text:p>-2.3500226119783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75]+0.01" office:value-type="float" office:value="5.73999999999992" calcext:value-type="float">
            <text:p>5.73999999999992</text:p>
          </table:table-cell>
          <table:table-cell table:formula="of:=IF([.L476]&lt;[.$K$2];(SQRT([.$I$2])+0.5*LN([.L476]/[.$K$2]))^2;0)" office:value-type="float" office:value="0" calcext:value-type="float">
            <text:p>0</text:p>
          </table:table-cell>
          <table:table-cell table:formula="of:=IF([.L476]&lt;[.$K$2];SQRT([.M476])+[.M476];0)" office:value-type="float" office:value="0" calcext:value-type="float">
            <text:p>0</text:p>
          </table:table-cell>
          <table:table-cell table:formula="of:=IF([.L476]&lt;[.$K$2];([.M476]-[.$E$2]/([.$D$2]^2))*[.$D$2]*[.$B$2];[.$A$2]-([.$A$2]-[.$J$2])*([.$K$2]/[.L476])^2)*-1" office:value-type="float" office:value="-2.15032559528392" calcext:value-type="float">
            <text:p>-2.15032559528392</text:p>
          </table:table-cell>
          <table:table-cell table:formula="of:=IF([.L476]&lt;[.$K$2];([.N476]-[.$E$2]/([.$D$2]^2))*[.$D$2]*[.$B$2];[.$A$2]+([.$A$2]-[.$J$2])*([.$K$2]/[.L476])^2)*-1" office:value-type="float" office:value="-2.34967440471608" calcext:value-type="float">
            <text:p>-2.3496744047160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76]+0.01" office:value-type="float" office:value="5.74999999999992" calcext:value-type="float">
            <text:p>5.74999999999992</text:p>
          </table:table-cell>
          <table:table-cell table:formula="of:=IF([.L477]&lt;[.$K$2];(SQRT([.$I$2])+0.5*LN([.L477]/[.$K$2]))^2;0)" office:value-type="float" office:value="0" calcext:value-type="float">
            <text:p>0</text:p>
          </table:table-cell>
          <table:table-cell table:formula="of:=IF([.L477]&lt;[.$K$2];SQRT([.M477])+[.M477];0)" office:value-type="float" office:value="0" calcext:value-type="float">
            <text:p>0</text:p>
          </table:table-cell>
          <table:table-cell table:formula="of:=IF([.L477]&lt;[.$K$2];([.M477]-[.$E$2]/([.$D$2]^2))*[.$D$2]*[.$B$2];[.$A$2]-([.$A$2]-[.$J$2])*([.$K$2]/[.L477])^2)*-1" office:value-type="float" office:value="-2.15067198739287" calcext:value-type="float">
            <text:p>-2.15067198739287</text:p>
          </table:table-cell>
          <table:table-cell table:formula="of:=IF([.L477]&lt;[.$K$2];([.N477]-[.$E$2]/([.$D$2]^2))*[.$D$2]*[.$B$2];[.$A$2]+([.$A$2]-[.$J$2])*([.$K$2]/[.L477])^2)*-1" office:value-type="float" office:value="-2.34932801260713" calcext:value-type="float">
            <text:p>-2.3493280126071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77]+0.01" office:value-type="float" office:value="5.75999999999992" calcext:value-type="float">
            <text:p>5.75999999999992</text:p>
          </table:table-cell>
          <table:table-cell table:formula="of:=IF([.L478]&lt;[.$K$2];(SQRT([.$I$2])+0.5*LN([.L478]/[.$K$2]))^2;0)" office:value-type="float" office:value="0" calcext:value-type="float">
            <text:p>0</text:p>
          </table:table-cell>
          <table:table-cell table:formula="of:=IF([.L478]&lt;[.$K$2];SQRT([.M478])+[.M478];0)" office:value-type="float" office:value="0" calcext:value-type="float">
            <text:p>0</text:p>
          </table:table-cell>
          <table:table-cell table:formula="of:=IF([.L478]&lt;[.$K$2];([.M478]-[.$E$2]/([.$D$2]^2))*[.$D$2]*[.$B$2];[.$A$2]-([.$A$2]-[.$J$2])*([.$K$2]/[.L478])^2)*-1" office:value-type="float" office:value="-2.15101657694277" calcext:value-type="float">
            <text:p>-2.15101657694277</text:p>
          </table:table-cell>
          <table:table-cell table:formula="of:=IF([.L478]&lt;[.$K$2];([.N478]-[.$E$2]/([.$D$2]^2))*[.$D$2]*[.$B$2];[.$A$2]+([.$A$2]-[.$J$2])*([.$K$2]/[.L478])^2)*-1" office:value-type="float" office:value="-2.34898342305723" calcext:value-type="float">
            <text:p>-2.3489834230572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78]+0.01" office:value-type="float" office:value="5.76999999999992" calcext:value-type="float">
            <text:p>5.76999999999992</text:p>
          </table:table-cell>
          <table:table-cell table:formula="of:=IF([.L479]&lt;[.$K$2];(SQRT([.$I$2])+0.5*LN([.L479]/[.$K$2]))^2;0)" office:value-type="float" office:value="0" calcext:value-type="float">
            <text:p>0</text:p>
          </table:table-cell>
          <table:table-cell table:formula="of:=IF([.L479]&lt;[.$K$2];SQRT([.M479])+[.M479];0)" office:value-type="float" office:value="0" calcext:value-type="float">
            <text:p>0</text:p>
          </table:table-cell>
          <table:table-cell table:formula="of:=IF([.L479]&lt;[.$K$2];([.M479]-[.$E$2]/([.$D$2]^2))*[.$D$2]*[.$B$2];[.$A$2]-([.$A$2]-[.$J$2])*([.$K$2]/[.L479])^2)*-1" office:value-type="float" office:value="-2.15135937641889" calcext:value-type="float">
            <text:p>-2.15135937641889</text:p>
          </table:table-cell>
          <table:table-cell table:formula="of:=IF([.L479]&lt;[.$K$2];([.N479]-[.$E$2]/([.$D$2]^2))*[.$D$2]*[.$B$2];[.$A$2]+([.$A$2]-[.$J$2])*([.$K$2]/[.L479])^2)*-1" office:value-type="float" office:value="-2.34864062358111" calcext:value-type="float">
            <text:p>-2.3486406235811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79]+0.01" office:value-type="float" office:value="5.77999999999992" calcext:value-type="float">
            <text:p>5.77999999999992</text:p>
          </table:table-cell>
          <table:table-cell table:formula="of:=IF([.L480]&lt;[.$K$2];(SQRT([.$I$2])+0.5*LN([.L480]/[.$K$2]))^2;0)" office:value-type="float" office:value="0" calcext:value-type="float">
            <text:p>0</text:p>
          </table:table-cell>
          <table:table-cell table:formula="of:=IF([.L480]&lt;[.$K$2];SQRT([.M480])+[.M480];0)" office:value-type="float" office:value="0" calcext:value-type="float">
            <text:p>0</text:p>
          </table:table-cell>
          <table:table-cell table:formula="of:=IF([.L480]&lt;[.$K$2];([.M480]-[.$E$2]/([.$D$2]^2))*[.$D$2]*[.$B$2];[.$A$2]-([.$A$2]-[.$J$2])*([.$K$2]/[.L480])^2)*-1" office:value-type="float" office:value="-2.15170039819855" calcext:value-type="float">
            <text:p>-2.15170039819855</text:p>
          </table:table-cell>
          <table:table-cell table:formula="of:=IF([.L480]&lt;[.$K$2];([.N480]-[.$E$2]/([.$D$2]^2))*[.$D$2]*[.$B$2];[.$A$2]+([.$A$2]-[.$J$2])*([.$K$2]/[.L480])^2)*-1" office:value-type="float" office:value="-2.34829960180144" calcext:value-type="float">
            <text:p>-2.3482996018014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80]+0.01" office:value-type="float" office:value="5.78999999999992" calcext:value-type="float">
            <text:p>5.78999999999992</text:p>
          </table:table-cell>
          <table:table-cell table:formula="of:=IF([.L481]&lt;[.$K$2];(SQRT([.$I$2])+0.5*LN([.L481]/[.$K$2]))^2;0)" office:value-type="float" office:value="0" calcext:value-type="float">
            <text:p>0</text:p>
          </table:table-cell>
          <table:table-cell table:formula="of:=IF([.L481]&lt;[.$K$2];SQRT([.M481])+[.M481];0)" office:value-type="float" office:value="0" calcext:value-type="float">
            <text:p>0</text:p>
          </table:table-cell>
          <table:table-cell table:formula="of:=IF([.L481]&lt;[.$K$2];([.M481]-[.$E$2]/([.$D$2]^2))*[.$D$2]*[.$B$2];[.$A$2]-([.$A$2]-[.$J$2])*([.$K$2]/[.L481])^2)*-1" office:value-type="float" office:value="-2.1520396545523" calcext:value-type="float">
            <text:p>-2.1520396545523</text:p>
          </table:table-cell>
          <table:table-cell table:formula="of:=IF([.L481]&lt;[.$K$2];([.N481]-[.$E$2]/([.$D$2]^2))*[.$D$2]*[.$B$2];[.$A$2]+([.$A$2]-[.$J$2])*([.$K$2]/[.L481])^2)*-1" office:value-type="float" office:value="-2.3479603454477" calcext:value-type="float">
            <text:p>-2.347960345447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81]+0.01" office:value-type="float" office:value="5.79999999999992" calcext:value-type="float">
            <text:p>5.79999999999992</text:p>
          </table:table-cell>
          <table:table-cell table:formula="of:=IF([.L482]&lt;[.$K$2];(SQRT([.$I$2])+0.5*LN([.L482]/[.$K$2]))^2;0)" office:value-type="float" office:value="0" calcext:value-type="float">
            <text:p>0</text:p>
          </table:table-cell>
          <table:table-cell table:formula="of:=IF([.L482]&lt;[.$K$2];SQRT([.M482])+[.M482];0)" office:value-type="float" office:value="0" calcext:value-type="float">
            <text:p>0</text:p>
          </table:table-cell>
          <table:table-cell table:formula="of:=IF([.L482]&lt;[.$K$2];([.M482]-[.$E$2]/([.$D$2]^2))*[.$D$2]*[.$B$2];[.$A$2]-([.$A$2]-[.$J$2])*([.$K$2]/[.L482])^2)*-1" office:value-type="float" office:value="-2.15237715764496" calcext:value-type="float">
            <text:p>-2.15237715764496</text:p>
          </table:table-cell>
          <table:table-cell table:formula="of:=IF([.L482]&lt;[.$K$2];([.N482]-[.$E$2]/([.$D$2]^2))*[.$D$2]*[.$B$2];[.$A$2]+([.$A$2]-[.$J$2])*([.$K$2]/[.L482])^2)*-1" office:value-type="float" office:value="-2.34762284235504" calcext:value-type="float">
            <text:p>-2.3476228423550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82]+0.01" office:value-type="float" office:value="5.80999999999992" calcext:value-type="float">
            <text:p>5.80999999999992</text:p>
          </table:table-cell>
          <table:table-cell table:formula="of:=IF([.L483]&lt;[.$K$2];(SQRT([.$I$2])+0.5*LN([.L483]/[.$K$2]))^2;0)" office:value-type="float" office:value="0" calcext:value-type="float">
            <text:p>0</text:p>
          </table:table-cell>
          <table:table-cell table:formula="of:=IF([.L483]&lt;[.$K$2];SQRT([.M483])+[.M483];0)" office:value-type="float" office:value="0" calcext:value-type="float">
            <text:p>0</text:p>
          </table:table-cell>
          <table:table-cell table:formula="of:=IF([.L483]&lt;[.$K$2];([.M483]-[.$E$2]/([.$D$2]^2))*[.$D$2]*[.$B$2];[.$A$2]-([.$A$2]-[.$J$2])*([.$K$2]/[.L483])^2)*-1" office:value-type="float" office:value="-2.15271291953681" calcext:value-type="float">
            <text:p>-2.15271291953681</text:p>
          </table:table-cell>
          <table:table-cell table:formula="of:=IF([.L483]&lt;[.$K$2];([.N483]-[.$E$2]/([.$D$2]^2))*[.$D$2]*[.$B$2];[.$A$2]+([.$A$2]-[.$J$2])*([.$K$2]/[.L483])^2)*-1" office:value-type="float" office:value="-2.34728708046319" calcext:value-type="float">
            <text:p>-2.3472870804631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83]+0.01" office:value-type="float" office:value="5.81999999999992" calcext:value-type="float">
            <text:p>5.81999999999992</text:p>
          </table:table-cell>
          <table:table-cell table:formula="of:=IF([.L484]&lt;[.$K$2];(SQRT([.$I$2])+0.5*LN([.L484]/[.$K$2]))^2;0)" office:value-type="float" office:value="0" calcext:value-type="float">
            <text:p>0</text:p>
          </table:table-cell>
          <table:table-cell table:formula="of:=IF([.L484]&lt;[.$K$2];SQRT([.M484])+[.M484];0)" office:value-type="float" office:value="0" calcext:value-type="float">
            <text:p>0</text:p>
          </table:table-cell>
          <table:table-cell table:formula="of:=IF([.L484]&lt;[.$K$2];([.M484]-[.$E$2]/([.$D$2]^2))*[.$D$2]*[.$B$2];[.$A$2]-([.$A$2]-[.$J$2])*([.$K$2]/[.L484])^2)*-1" office:value-type="float" office:value="-2.15304695218457" calcext:value-type="float">
            <text:p>-2.15304695218457</text:p>
          </table:table-cell>
          <table:table-cell table:formula="of:=IF([.L484]&lt;[.$K$2];([.N484]-[.$E$2]/([.$D$2]^2))*[.$D$2]*[.$B$2];[.$A$2]+([.$A$2]-[.$J$2])*([.$K$2]/[.L484])^2)*-1" office:value-type="float" office:value="-2.34695304781543" calcext:value-type="float">
            <text:p>-2.3469530478154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84]+0.01" office:value-type="float" office:value="5.82999999999992" calcext:value-type="float">
            <text:p>5.82999999999992</text:p>
          </table:table-cell>
          <table:table-cell table:formula="of:=IF([.L485]&lt;[.$K$2];(SQRT([.$I$2])+0.5*LN([.L485]/[.$K$2]))^2;0)" office:value-type="float" office:value="0" calcext:value-type="float">
            <text:p>0</text:p>
          </table:table-cell>
          <table:table-cell table:formula="of:=IF([.L485]&lt;[.$K$2];SQRT([.M485])+[.M485];0)" office:value-type="float" office:value="0" calcext:value-type="float">
            <text:p>0</text:p>
          </table:table-cell>
          <table:table-cell table:formula="of:=IF([.L485]&lt;[.$K$2];([.M485]-[.$E$2]/([.$D$2]^2))*[.$D$2]*[.$B$2];[.$A$2]-([.$A$2]-[.$J$2])*([.$K$2]/[.L485])^2)*-1" office:value-type="float" office:value="-2.15337926744251" calcext:value-type="float">
            <text:p>-2.15337926744251</text:p>
          </table:table-cell>
          <table:table-cell table:formula="of:=IF([.L485]&lt;[.$K$2];([.N485]-[.$E$2]/([.$D$2]^2))*[.$D$2]*[.$B$2];[.$A$2]+([.$A$2]-[.$J$2])*([.$K$2]/[.L485])^2)*-1" office:value-type="float" office:value="-2.34662073255749" calcext:value-type="float">
            <text:p>-2.3466207325574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85]+0.01" office:value-type="float" office:value="5.83999999999992" calcext:value-type="float">
            <text:p>5.83999999999992</text:p>
          </table:table-cell>
          <table:table-cell table:formula="of:=IF([.L486]&lt;[.$K$2];(SQRT([.$I$2])+0.5*LN([.L486]/[.$K$2]))^2;0)" office:value-type="float" office:value="0" calcext:value-type="float">
            <text:p>0</text:p>
          </table:table-cell>
          <table:table-cell table:formula="of:=IF([.L486]&lt;[.$K$2];SQRT([.M486])+[.M486];0)" office:value-type="float" office:value="0" calcext:value-type="float">
            <text:p>0</text:p>
          </table:table-cell>
          <table:table-cell table:formula="of:=IF([.L486]&lt;[.$K$2];([.M486]-[.$E$2]/([.$D$2]^2))*[.$D$2]*[.$B$2];[.$A$2]-([.$A$2]-[.$J$2])*([.$K$2]/[.L486])^2)*-1" office:value-type="float" office:value="-2.15370987706349" calcext:value-type="float">
            <text:p>-2.15370987706349</text:p>
          </table:table-cell>
          <table:table-cell table:formula="of:=IF([.L486]&lt;[.$K$2];([.N486]-[.$E$2]/([.$D$2]^2))*[.$D$2]*[.$B$2];[.$A$2]+([.$A$2]-[.$J$2])*([.$K$2]/[.L486])^2)*-1" office:value-type="float" office:value="-2.34629012293651" calcext:value-type="float">
            <text:p>-2.3462901229365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86]+0.01" office:value-type="float" office:value="5.84999999999992" calcext:value-type="float">
            <text:p>5.84999999999992</text:p>
          </table:table-cell>
          <table:table-cell table:formula="of:=IF([.L487]&lt;[.$K$2];(SQRT([.$I$2])+0.5*LN([.L487]/[.$K$2]))^2;0)" office:value-type="float" office:value="0" calcext:value-type="float">
            <text:p>0</text:p>
          </table:table-cell>
          <table:table-cell table:formula="of:=IF([.L487]&lt;[.$K$2];SQRT([.M487])+[.M487];0)" office:value-type="float" office:value="0" calcext:value-type="float">
            <text:p>0</text:p>
          </table:table-cell>
          <table:table-cell table:formula="of:=IF([.L487]&lt;[.$K$2];([.M487]-[.$E$2]/([.$D$2]^2))*[.$D$2]*[.$B$2];[.$A$2]-([.$A$2]-[.$J$2])*([.$K$2]/[.L487])^2)*-1" office:value-type="float" office:value="-2.15403879270002" calcext:value-type="float">
            <text:p>-2.15403879270002</text:p>
          </table:table-cell>
          <table:table-cell table:formula="of:=IF([.L487]&lt;[.$K$2];([.N487]-[.$E$2]/([.$D$2]^2))*[.$D$2]*[.$B$2];[.$A$2]+([.$A$2]-[.$J$2])*([.$K$2]/[.L487])^2)*-1" office:value-type="float" office:value="-2.34596120729997" calcext:value-type="float">
            <text:p>-2.3459612072999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87]+0.01" office:value-type="float" office:value="5.85999999999992" calcext:value-type="float">
            <text:p>5.85999999999992</text:p>
          </table:table-cell>
          <table:table-cell table:formula="of:=IF([.L488]&lt;[.$K$2];(SQRT([.$I$2])+0.5*LN([.L488]/[.$K$2]))^2;0)" office:value-type="float" office:value="0" calcext:value-type="float">
            <text:p>0</text:p>
          </table:table-cell>
          <table:table-cell table:formula="of:=IF([.L488]&lt;[.$K$2];SQRT([.M488])+[.M488];0)" office:value-type="float" office:value="0" calcext:value-type="float">
            <text:p>0</text:p>
          </table:table-cell>
          <table:table-cell table:formula="of:=IF([.L488]&lt;[.$K$2];([.M488]-[.$E$2]/([.$D$2]^2))*[.$D$2]*[.$B$2];[.$A$2]-([.$A$2]-[.$J$2])*([.$K$2]/[.L488])^2)*-1" office:value-type="float" office:value="-2.15436602590527" calcext:value-type="float">
            <text:p>-2.15436602590527</text:p>
          </table:table-cell>
          <table:table-cell table:formula="of:=IF([.L488]&lt;[.$K$2];([.N488]-[.$E$2]/([.$D$2]^2))*[.$D$2]*[.$B$2];[.$A$2]+([.$A$2]-[.$J$2])*([.$K$2]/[.L488])^2)*-1" office:value-type="float" office:value="-2.34563397409473" calcext:value-type="float">
            <text:p>-2.3456339740947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88]+0.01" office:value-type="float" office:value="5.86999999999992" calcext:value-type="float">
            <text:p>5.86999999999992</text:p>
          </table:table-cell>
          <table:table-cell table:formula="of:=IF([.L489]&lt;[.$K$2];(SQRT([.$I$2])+0.5*LN([.L489]/[.$K$2]))^2;0)" office:value-type="float" office:value="0" calcext:value-type="float">
            <text:p>0</text:p>
          </table:table-cell>
          <table:table-cell table:formula="of:=IF([.L489]&lt;[.$K$2];SQRT([.M489])+[.M489];0)" office:value-type="float" office:value="0" calcext:value-type="float">
            <text:p>0</text:p>
          </table:table-cell>
          <table:table-cell table:formula="of:=IF([.L489]&lt;[.$K$2];([.M489]-[.$E$2]/([.$D$2]^2))*[.$D$2]*[.$B$2];[.$A$2]-([.$A$2]-[.$J$2])*([.$K$2]/[.L489])^2)*-1" office:value-type="float" office:value="-2.15469158813406" calcext:value-type="float">
            <text:p>-2.15469158813406</text:p>
          </table:table-cell>
          <table:table-cell table:formula="of:=IF([.L489]&lt;[.$K$2];([.N489]-[.$E$2]/([.$D$2]^2))*[.$D$2]*[.$B$2];[.$A$2]+([.$A$2]-[.$J$2])*([.$K$2]/[.L489])^2)*-1" office:value-type="float" office:value="-2.34530841186594" calcext:value-type="float">
            <text:p>-2.3453084118659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89]+0.01" office:value-type="float" office:value="5.87999999999992" calcext:value-type="float">
            <text:p>5.87999999999992</text:p>
          </table:table-cell>
          <table:table-cell table:formula="of:=IF([.L490]&lt;[.$K$2];(SQRT([.$I$2])+0.5*LN([.L490]/[.$K$2]))^2;0)" office:value-type="float" office:value="0" calcext:value-type="float">
            <text:p>0</text:p>
          </table:table-cell>
          <table:table-cell table:formula="of:=IF([.L490]&lt;[.$K$2];SQRT([.M490])+[.M490];0)" office:value-type="float" office:value="0" calcext:value-type="float">
            <text:p>0</text:p>
          </table:table-cell>
          <table:table-cell table:formula="of:=IF([.L490]&lt;[.$K$2];([.M490]-[.$E$2]/([.$D$2]^2))*[.$D$2]*[.$B$2];[.$A$2]-([.$A$2]-[.$J$2])*([.$K$2]/[.L490])^2)*-1" office:value-type="float" office:value="-2.15501549074392" calcext:value-type="float">
            <text:p>-2.15501549074392</text:p>
          </table:table-cell>
          <table:table-cell table:formula="of:=IF([.L490]&lt;[.$K$2];([.N490]-[.$E$2]/([.$D$2]^2))*[.$D$2]*[.$B$2];[.$A$2]+([.$A$2]-[.$J$2])*([.$K$2]/[.L490])^2)*-1" office:value-type="float" office:value="-2.34498450925608" calcext:value-type="float">
            <text:p>-2.3449845092560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90]+0.01" office:value-type="float" office:value="5.88999999999992" calcext:value-type="float">
            <text:p>5.88999999999992</text:p>
          </table:table-cell>
          <table:table-cell table:formula="of:=IF([.L491]&lt;[.$K$2];(SQRT([.$I$2])+0.5*LN([.L491]/[.$K$2]))^2;0)" office:value-type="float" office:value="0" calcext:value-type="float">
            <text:p>0</text:p>
          </table:table-cell>
          <table:table-cell table:formula="of:=IF([.L491]&lt;[.$K$2];SQRT([.M491])+[.M491];0)" office:value-type="float" office:value="0" calcext:value-type="float">
            <text:p>0</text:p>
          </table:table-cell>
          <table:table-cell table:formula="of:=IF([.L491]&lt;[.$K$2];([.M491]-[.$E$2]/([.$D$2]^2))*[.$D$2]*[.$B$2];[.$A$2]-([.$A$2]-[.$J$2])*([.$K$2]/[.L491])^2)*-1" office:value-type="float" office:value="-2.15533774499603" calcext:value-type="float">
            <text:p>-2.15533774499603</text:p>
          </table:table-cell>
          <table:table-cell table:formula="of:=IF([.L491]&lt;[.$K$2];([.N491]-[.$E$2]/([.$D$2]^2))*[.$D$2]*[.$B$2];[.$A$2]+([.$A$2]-[.$J$2])*([.$K$2]/[.L491])^2)*-1" office:value-type="float" office:value="-2.34466225500397" calcext:value-type="float">
            <text:p>-2.3446622550039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91]+0.01" office:value-type="float" office:value="5.89999999999992" calcext:value-type="float">
            <text:p>5.89999999999992</text:p>
          </table:table-cell>
          <table:table-cell table:formula="of:=IF([.L492]&lt;[.$K$2];(SQRT([.$I$2])+0.5*LN([.L492]/[.$K$2]))^2;0)" office:value-type="float" office:value="0" calcext:value-type="float">
            <text:p>0</text:p>
          </table:table-cell>
          <table:table-cell table:formula="of:=IF([.L492]&lt;[.$K$2];SQRT([.M492])+[.M492];0)" office:value-type="float" office:value="0" calcext:value-type="float">
            <text:p>0</text:p>
          </table:table-cell>
          <table:table-cell table:formula="of:=IF([.L492]&lt;[.$K$2];([.M492]-[.$E$2]/([.$D$2]^2))*[.$D$2]*[.$B$2];[.$A$2]-([.$A$2]-[.$J$2])*([.$K$2]/[.L492])^2)*-1" office:value-type="float" office:value="-2.15565836205621" calcext:value-type="float">
            <text:p>-2.15565836205621</text:p>
          </table:table-cell>
          <table:table-cell table:formula="of:=IF([.L492]&lt;[.$K$2];([.N492]-[.$E$2]/([.$D$2]^2))*[.$D$2]*[.$B$2];[.$A$2]+([.$A$2]-[.$J$2])*([.$K$2]/[.L492])^2)*-1" office:value-type="float" office:value="-2.34434163794379" calcext:value-type="float">
            <text:p>-2.3443416379437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92]+0.01" office:value-type="float" office:value="5.90999999999992" calcext:value-type="float">
            <text:p>5.90999999999992</text:p>
          </table:table-cell>
          <table:table-cell table:formula="of:=IF([.L493]&lt;[.$K$2];(SQRT([.$I$2])+0.5*LN([.L493]/[.$K$2]))^2;0)" office:value-type="float" office:value="0" calcext:value-type="float">
            <text:p>0</text:p>
          </table:table-cell>
          <table:table-cell table:formula="of:=IF([.L493]&lt;[.$K$2];SQRT([.M493])+[.M493];0)" office:value-type="float" office:value="0" calcext:value-type="float">
            <text:p>0</text:p>
          </table:table-cell>
          <table:table-cell table:formula="of:=IF([.L493]&lt;[.$K$2];([.M493]-[.$E$2]/([.$D$2]^2))*[.$D$2]*[.$B$2];[.$A$2]-([.$A$2]-[.$J$2])*([.$K$2]/[.L493])^2)*-1" office:value-type="float" office:value="-2.15597735299591" calcext:value-type="float">
            <text:p>-2.15597735299591</text:p>
          </table:table-cell>
          <table:table-cell table:formula="of:=IF([.L493]&lt;[.$K$2];([.N493]-[.$E$2]/([.$D$2]^2))*[.$D$2]*[.$B$2];[.$A$2]+([.$A$2]-[.$J$2])*([.$K$2]/[.L493])^2)*-1" office:value-type="float" office:value="-2.34402264700409" calcext:value-type="float">
            <text:p>-2.3440226470040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93]+0.01" office:value-type="float" office:value="5.91999999999992" calcext:value-type="float">
            <text:p>5.91999999999992</text:p>
          </table:table-cell>
          <table:table-cell table:formula="of:=IF([.L494]&lt;[.$K$2];(SQRT([.$I$2])+0.5*LN([.L494]/[.$K$2]))^2;0)" office:value-type="float" office:value="0" calcext:value-type="float">
            <text:p>0</text:p>
          </table:table-cell>
          <table:table-cell table:formula="of:=IF([.L494]&lt;[.$K$2];SQRT([.M494])+[.M494];0)" office:value-type="float" office:value="0" calcext:value-type="float">
            <text:p>0</text:p>
          </table:table-cell>
          <table:table-cell table:formula="of:=IF([.L494]&lt;[.$K$2];([.M494]-[.$E$2]/([.$D$2]^2))*[.$D$2]*[.$B$2];[.$A$2]-([.$A$2]-[.$J$2])*([.$K$2]/[.L494])^2)*-1" office:value-type="float" office:value="-2.15629472879316" calcext:value-type="float">
            <text:p>-2.15629472879316</text:p>
          </table:table-cell>
          <table:table-cell table:formula="of:=IF([.L494]&lt;[.$K$2];([.N494]-[.$E$2]/([.$D$2]^2))*[.$D$2]*[.$B$2];[.$A$2]+([.$A$2]-[.$J$2])*([.$K$2]/[.L494])^2)*-1" office:value-type="float" office:value="-2.34370527120684" calcext:value-type="float">
            <text:p>-2.3437052712068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94]+0.01" office:value-type="float" office:value="5.92999999999992" calcext:value-type="float">
            <text:p>5.92999999999992</text:p>
          </table:table-cell>
          <table:table-cell table:formula="of:=IF([.L495]&lt;[.$K$2];(SQRT([.$I$2])+0.5*LN([.L495]/[.$K$2]))^2;0)" office:value-type="float" office:value="0" calcext:value-type="float">
            <text:p>0</text:p>
          </table:table-cell>
          <table:table-cell table:formula="of:=IF([.L495]&lt;[.$K$2];SQRT([.M495])+[.M495];0)" office:value-type="float" office:value="0" calcext:value-type="float">
            <text:p>0</text:p>
          </table:table-cell>
          <table:table-cell table:formula="of:=IF([.L495]&lt;[.$K$2];([.M495]-[.$E$2]/([.$D$2]^2))*[.$D$2]*[.$B$2];[.$A$2]-([.$A$2]-[.$J$2])*([.$K$2]/[.L495])^2)*-1" office:value-type="float" office:value="-2.15661050033347" calcext:value-type="float">
            <text:p>-2.15661050033347</text:p>
          </table:table-cell>
          <table:table-cell table:formula="of:=IF([.L495]&lt;[.$K$2];([.N495]-[.$E$2]/([.$D$2]^2))*[.$D$2]*[.$B$2];[.$A$2]+([.$A$2]-[.$J$2])*([.$K$2]/[.L495])^2)*-1" office:value-type="float" office:value="-2.34338949966653" calcext:value-type="float">
            <text:p>-2.3433894996665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95]+0.01" office:value-type="float" office:value="5.93999999999992" calcext:value-type="float">
            <text:p>5.93999999999992</text:p>
          </table:table-cell>
          <table:table-cell table:formula="of:=IF([.L496]&lt;[.$K$2];(SQRT([.$I$2])+0.5*LN([.L496]/[.$K$2]))^2;0)" office:value-type="float" office:value="0" calcext:value-type="float">
            <text:p>0</text:p>
          </table:table-cell>
          <table:table-cell table:formula="of:=IF([.L496]&lt;[.$K$2];SQRT([.M496])+[.M496];0)" office:value-type="float" office:value="0" calcext:value-type="float">
            <text:p>0</text:p>
          </table:table-cell>
          <table:table-cell table:formula="of:=IF([.L496]&lt;[.$K$2];([.M496]-[.$E$2]/([.$D$2]^2))*[.$D$2]*[.$B$2];[.$A$2]-([.$A$2]-[.$J$2])*([.$K$2]/[.L496])^2)*-1" office:value-type="float" office:value="-2.15692467841084" calcext:value-type="float">
            <text:p>-2.15692467841084</text:p>
          </table:table-cell>
          <table:table-cell table:formula="of:=IF([.L496]&lt;[.$K$2];([.N496]-[.$E$2]/([.$D$2]^2))*[.$D$2]*[.$B$2];[.$A$2]+([.$A$2]-[.$J$2])*([.$K$2]/[.L496])^2)*-1" office:value-type="float" office:value="-2.34307532158916" calcext:value-type="float">
            <text:p>-2.343075321589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96]+0.01" office:value-type="float" office:value="5.94999999999992" calcext:value-type="float">
            <text:p>5.94999999999992</text:p>
          </table:table-cell>
          <table:table-cell table:formula="of:=IF([.L497]&lt;[.$K$2];(SQRT([.$I$2])+0.5*LN([.L497]/[.$K$2]))^2;0)" office:value-type="float" office:value="0" calcext:value-type="float">
            <text:p>0</text:p>
          </table:table-cell>
          <table:table-cell table:formula="of:=IF([.L497]&lt;[.$K$2];SQRT([.M497])+[.M497];0)" office:value-type="float" office:value="0" calcext:value-type="float">
            <text:p>0</text:p>
          </table:table-cell>
          <table:table-cell table:formula="of:=IF([.L497]&lt;[.$K$2];([.M497]-[.$E$2]/([.$D$2]^2))*[.$D$2]*[.$B$2];[.$A$2]-([.$A$2]-[.$J$2])*([.$K$2]/[.L497])^2)*-1" office:value-type="float" office:value="-2.1572372737286" calcext:value-type="float">
            <text:p>-2.1572372737286</text:p>
          </table:table-cell>
          <table:table-cell table:formula="of:=IF([.L497]&lt;[.$K$2];([.N497]-[.$E$2]/([.$D$2]^2))*[.$D$2]*[.$B$2];[.$A$2]+([.$A$2]-[.$J$2])*([.$K$2]/[.L497])^2)*-1" office:value-type="float" office:value="-2.3427627262714" calcext:value-type="float">
            <text:p>-2.342762726271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97]+0.01" office:value-type="float" office:value="5.95999999999992" calcext:value-type="float">
            <text:p>5.95999999999992</text:p>
          </table:table-cell>
          <table:table-cell table:formula="of:=IF([.L498]&lt;[.$K$2];(SQRT([.$I$2])+0.5*LN([.L498]/[.$K$2]))^2;0)" office:value-type="float" office:value="0" calcext:value-type="float">
            <text:p>0</text:p>
          </table:table-cell>
          <table:table-cell table:formula="of:=IF([.L498]&lt;[.$K$2];SQRT([.M498])+[.M498];0)" office:value-type="float" office:value="0" calcext:value-type="float">
            <text:p>0</text:p>
          </table:table-cell>
          <table:table-cell table:formula="of:=IF([.L498]&lt;[.$K$2];([.M498]-[.$E$2]/([.$D$2]^2))*[.$D$2]*[.$B$2];[.$A$2]-([.$A$2]-[.$J$2])*([.$K$2]/[.L498])^2)*-1" office:value-type="float" office:value="-2.15754829690038" calcext:value-type="float">
            <text:p>-2.15754829690038</text:p>
          </table:table-cell>
          <table:table-cell table:formula="of:=IF([.L498]&lt;[.$K$2];([.N498]-[.$E$2]/([.$D$2]^2))*[.$D$2]*[.$B$2];[.$A$2]+([.$A$2]-[.$J$2])*([.$K$2]/[.L498])^2)*-1" office:value-type="float" office:value="-2.34245170309962" calcext:value-type="float">
            <text:p>-2.3424517030996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98]+0.01" office:value-type="float" office:value="5.96999999999992" calcext:value-type="float">
            <text:p>5.96999999999992</text:p>
          </table:table-cell>
          <table:table-cell table:formula="of:=IF([.L499]&lt;[.$K$2];(SQRT([.$I$2])+0.5*LN([.L499]/[.$K$2]))^2;0)" office:value-type="float" office:value="0" calcext:value-type="float">
            <text:p>0</text:p>
          </table:table-cell>
          <table:table-cell table:formula="of:=IF([.L499]&lt;[.$K$2];SQRT([.M499])+[.M499];0)" office:value-type="float" office:value="0" calcext:value-type="float">
            <text:p>0</text:p>
          </table:table-cell>
          <table:table-cell table:formula="of:=IF([.L499]&lt;[.$K$2];([.M499]-[.$E$2]/([.$D$2]^2))*[.$D$2]*[.$B$2];[.$A$2]-([.$A$2]-[.$J$2])*([.$K$2]/[.L499])^2)*-1" office:value-type="float" office:value="-2.15785775845101" calcext:value-type="float">
            <text:p>-2.15785775845101</text:p>
          </table:table-cell>
          <table:table-cell table:formula="of:=IF([.L499]&lt;[.$K$2];([.N499]-[.$E$2]/([.$D$2]^2))*[.$D$2]*[.$B$2];[.$A$2]+([.$A$2]-[.$J$2])*([.$K$2]/[.L499])^2)*-1" office:value-type="float" office:value="-2.34214224154899" calcext:value-type="float">
            <text:p>-2.3421422415489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499]+0.01" office:value-type="float" office:value="5.97999999999992" calcext:value-type="float">
            <text:p>5.97999999999992</text:p>
          </table:table-cell>
          <table:table-cell table:formula="of:=IF([.L500]&lt;[.$K$2];(SQRT([.$I$2])+0.5*LN([.L500]/[.$K$2]))^2;0)" office:value-type="float" office:value="0" calcext:value-type="float">
            <text:p>0</text:p>
          </table:table-cell>
          <table:table-cell table:formula="of:=IF([.L500]&lt;[.$K$2];SQRT([.M500])+[.M500];0)" office:value-type="float" office:value="0" calcext:value-type="float">
            <text:p>0</text:p>
          </table:table-cell>
          <table:table-cell table:formula="of:=IF([.L500]&lt;[.$K$2];([.M500]-[.$E$2]/([.$D$2]^2))*[.$D$2]*[.$B$2];[.$A$2]-([.$A$2]-[.$J$2])*([.$K$2]/[.L500])^2)*-1" office:value-type="float" office:value="-2.15816566881737" calcext:value-type="float">
            <text:p>-2.15816566881737</text:p>
          </table:table-cell>
          <table:table-cell table:formula="of:=IF([.L500]&lt;[.$K$2];([.N500]-[.$E$2]/([.$D$2]^2))*[.$D$2]*[.$B$2];[.$A$2]+([.$A$2]-[.$J$2])*([.$K$2]/[.L500])^2)*-1" office:value-type="float" office:value="-2.34183433118263" calcext:value-type="float">
            <text:p>-2.3418343311826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00]+0.01" office:value-type="float" office:value="5.98999999999992" calcext:value-type="float">
            <text:p>5.98999999999992</text:p>
          </table:table-cell>
          <table:table-cell table:formula="of:=IF([.L501]&lt;[.$K$2];(SQRT([.$I$2])+0.5*LN([.L501]/[.$K$2]))^2;0)" office:value-type="float" office:value="0" calcext:value-type="float">
            <text:p>0</text:p>
          </table:table-cell>
          <table:table-cell table:formula="of:=IF([.L501]&lt;[.$K$2];SQRT([.M501])+[.M501];0)" office:value-type="float" office:value="0" calcext:value-type="float">
            <text:p>0</text:p>
          </table:table-cell>
          <table:table-cell table:formula="of:=IF([.L501]&lt;[.$K$2];([.M501]-[.$E$2]/([.$D$2]^2))*[.$D$2]*[.$B$2];[.$A$2]-([.$A$2]-[.$J$2])*([.$K$2]/[.L501])^2)*-1" office:value-type="float" office:value="-2.1584720383493" calcext:value-type="float">
            <text:p>-2.1584720383493</text:p>
          </table:table-cell>
          <table:table-cell table:formula="of:=IF([.L501]&lt;[.$K$2];([.N501]-[.$E$2]/([.$D$2]^2))*[.$D$2]*[.$B$2];[.$A$2]+([.$A$2]-[.$J$2])*([.$K$2]/[.L501])^2)*-1" office:value-type="float" office:value="-2.3415279616507" calcext:value-type="float">
            <text:p>-2.341527961650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01]+0.01" office:value-type="float" office:value="5.99999999999992" calcext:value-type="float">
            <text:p>5.99999999999992</text:p>
          </table:table-cell>
          <table:table-cell table:formula="of:=IF([.L502]&lt;[.$K$2];(SQRT([.$I$2])+0.5*LN([.L502]/[.$K$2]))^2;0)" office:value-type="float" office:value="0" calcext:value-type="float">
            <text:p>0</text:p>
          </table:table-cell>
          <table:table-cell table:formula="of:=IF([.L502]&lt;[.$K$2];SQRT([.M502])+[.M502];0)" office:value-type="float" office:value="0" calcext:value-type="float">
            <text:p>0</text:p>
          </table:table-cell>
          <table:table-cell table:formula="of:=IF([.L502]&lt;[.$K$2];([.M502]-[.$E$2]/([.$D$2]^2))*[.$D$2]*[.$B$2];[.$A$2]-([.$A$2]-[.$J$2])*([.$K$2]/[.L502])^2)*-1" office:value-type="float" office:value="-2.15877687731046" calcext:value-type="float">
            <text:p>-2.15877687731046</text:p>
          </table:table-cell>
          <table:table-cell table:formula="of:=IF([.L502]&lt;[.$K$2];([.N502]-[.$E$2]/([.$D$2]^2))*[.$D$2]*[.$B$2];[.$A$2]+([.$A$2]-[.$J$2])*([.$K$2]/[.L502])^2)*-1" office:value-type="float" office:value="-2.34122312268954" calcext:value-type="float">
            <text:p>-2.3412231226895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02]+0.01" office:value-type="float" office:value="6.00999999999992" calcext:value-type="float">
            <text:p>6.00999999999992</text:p>
          </table:table-cell>
          <table:table-cell table:formula="of:=IF([.L503]&lt;[.$K$2];(SQRT([.$I$2])+0.5*LN([.L503]/[.$K$2]))^2;0)" office:value-type="float" office:value="0" calcext:value-type="float">
            <text:p>0</text:p>
          </table:table-cell>
          <table:table-cell table:formula="of:=IF([.L503]&lt;[.$K$2];SQRT([.M503])+[.M503];0)" office:value-type="float" office:value="0" calcext:value-type="float">
            <text:p>0</text:p>
          </table:table-cell>
          <table:table-cell table:formula="of:=IF([.L503]&lt;[.$K$2];([.M503]-[.$E$2]/([.$D$2]^2))*[.$D$2]*[.$B$2];[.$A$2]-([.$A$2]-[.$J$2])*([.$K$2]/[.L503])^2)*-1" office:value-type="float" office:value="-2.15908019587921" calcext:value-type="float">
            <text:p>-2.15908019587921</text:p>
          </table:table-cell>
          <table:table-cell table:formula="of:=IF([.L503]&lt;[.$K$2];([.N503]-[.$E$2]/([.$D$2]^2))*[.$D$2]*[.$B$2];[.$A$2]+([.$A$2]-[.$J$2])*([.$K$2]/[.L503])^2)*-1" office:value-type="float" office:value="-2.34091980412079" calcext:value-type="float">
            <text:p>-2.3409198041207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03]+0.01" office:value-type="float" office:value="6.01999999999992" calcext:value-type="float">
            <text:p>6.01999999999992</text:p>
          </table:table-cell>
          <table:table-cell table:formula="of:=IF([.L504]&lt;[.$K$2];(SQRT([.$I$2])+0.5*LN([.L504]/[.$K$2]))^2;0)" office:value-type="float" office:value="0" calcext:value-type="float">
            <text:p>0</text:p>
          </table:table-cell>
          <table:table-cell table:formula="of:=IF([.L504]&lt;[.$K$2];SQRT([.M504])+[.M504];0)" office:value-type="float" office:value="0" calcext:value-type="float">
            <text:p>0</text:p>
          </table:table-cell>
          <table:table-cell table:formula="of:=IF([.L504]&lt;[.$K$2];([.M504]-[.$E$2]/([.$D$2]^2))*[.$D$2]*[.$B$2];[.$A$2]-([.$A$2]-[.$J$2])*([.$K$2]/[.L504])^2)*-1" office:value-type="float" office:value="-2.15938200414942" calcext:value-type="float">
            <text:p>-2.15938200414942</text:p>
          </table:table-cell>
          <table:table-cell table:formula="of:=IF([.L504]&lt;[.$K$2];([.N504]-[.$E$2]/([.$D$2]^2))*[.$D$2]*[.$B$2];[.$A$2]+([.$A$2]-[.$J$2])*([.$K$2]/[.L504])^2)*-1" office:value-type="float" office:value="-2.34061799585058" calcext:value-type="float">
            <text:p>-2.3406179958505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04]+0.01" office:value-type="float" office:value="6.02999999999992" calcext:value-type="float">
            <text:p>6.02999999999992</text:p>
          </table:table-cell>
          <table:table-cell table:formula="of:=IF([.L505]&lt;[.$K$2];(SQRT([.$I$2])+0.5*LN([.L505]/[.$K$2]))^2;0)" office:value-type="float" office:value="0" calcext:value-type="float">
            <text:p>0</text:p>
          </table:table-cell>
          <table:table-cell table:formula="of:=IF([.L505]&lt;[.$K$2];SQRT([.M505])+[.M505];0)" office:value-type="float" office:value="0" calcext:value-type="float">
            <text:p>0</text:p>
          </table:table-cell>
          <table:table-cell table:formula="of:=IF([.L505]&lt;[.$K$2];([.M505]-[.$E$2]/([.$D$2]^2))*[.$D$2]*[.$B$2];[.$A$2]-([.$A$2]-[.$J$2])*([.$K$2]/[.L505])^2)*-1" office:value-type="float" office:value="-2.15968231213134" calcext:value-type="float">
            <text:p>-2.15968231213134</text:p>
          </table:table-cell>
          <table:table-cell table:formula="of:=IF([.L505]&lt;[.$K$2];([.N505]-[.$E$2]/([.$D$2]^2))*[.$D$2]*[.$B$2];[.$A$2]+([.$A$2]-[.$J$2])*([.$K$2]/[.L505])^2)*-1" office:value-type="float" office:value="-2.34031768786866" calcext:value-type="float">
            <text:p>-2.3403176878686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05]+0.01" office:value-type="float" office:value="6.03999999999992" calcext:value-type="float">
            <text:p>6.03999999999992</text:p>
          </table:table-cell>
          <table:table-cell table:formula="of:=IF([.L506]&lt;[.$K$2];(SQRT([.$I$2])+0.5*LN([.L506]/[.$K$2]))^2;0)" office:value-type="float" office:value="0" calcext:value-type="float">
            <text:p>0</text:p>
          </table:table-cell>
          <table:table-cell table:formula="of:=IF([.L506]&lt;[.$K$2];SQRT([.M506])+[.M506];0)" office:value-type="float" office:value="0" calcext:value-type="float">
            <text:p>0</text:p>
          </table:table-cell>
          <table:table-cell table:formula="of:=IF([.L506]&lt;[.$K$2];([.M506]-[.$E$2]/([.$D$2]^2))*[.$D$2]*[.$B$2];[.$A$2]-([.$A$2]-[.$J$2])*([.$K$2]/[.L506])^2)*-1" office:value-type="float" office:value="-2.15998112975244" calcext:value-type="float">
            <text:p>-2.15998112975244</text:p>
          </table:table-cell>
          <table:table-cell table:formula="of:=IF([.L506]&lt;[.$K$2];([.N506]-[.$E$2]/([.$D$2]^2))*[.$D$2]*[.$B$2];[.$A$2]+([.$A$2]-[.$J$2])*([.$K$2]/[.L506])^2)*-1" office:value-type="float" office:value="-2.34001887024756" calcext:value-type="float">
            <text:p>-2.3400188702475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06]+0.01" office:value-type="float" office:value="6.04999999999991" calcext:value-type="float">
            <text:p>6.04999999999991</text:p>
          </table:table-cell>
          <table:table-cell table:formula="of:=IF([.L507]&lt;[.$K$2];(SQRT([.$I$2])+0.5*LN([.L507]/[.$K$2]))^2;0)" office:value-type="float" office:value="0" calcext:value-type="float">
            <text:p>0</text:p>
          </table:table-cell>
          <table:table-cell table:formula="of:=IF([.L507]&lt;[.$K$2];SQRT([.M507])+[.M507];0)" office:value-type="float" office:value="0" calcext:value-type="float">
            <text:p>0</text:p>
          </table:table-cell>
          <table:table-cell table:formula="of:=IF([.L507]&lt;[.$K$2];([.M507]-[.$E$2]/([.$D$2]^2))*[.$D$2]*[.$B$2];[.$A$2]-([.$A$2]-[.$J$2])*([.$K$2]/[.L507])^2)*-1" office:value-type="float" office:value="-2.16027846685818" calcext:value-type="float">
            <text:p>-2.16027846685818</text:p>
          </table:table-cell>
          <table:table-cell table:formula="of:=IF([.L507]&lt;[.$K$2];([.N507]-[.$E$2]/([.$D$2]^2))*[.$D$2]*[.$B$2];[.$A$2]+([.$A$2]-[.$J$2])*([.$K$2]/[.L507])^2)*-1" office:value-type="float" office:value="-2.33972153314182" calcext:value-type="float">
            <text:p>-2.3397215331418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07]+0.01" office:value-type="float" office:value="6.05999999999991" calcext:value-type="float">
            <text:p>6.05999999999991</text:p>
          </table:table-cell>
          <table:table-cell table:formula="of:=IF([.L508]&lt;[.$K$2];(SQRT([.$I$2])+0.5*LN([.L508]/[.$K$2]))^2;0)" office:value-type="float" office:value="0" calcext:value-type="float">
            <text:p>0</text:p>
          </table:table-cell>
          <table:table-cell table:formula="of:=IF([.L508]&lt;[.$K$2];SQRT([.M508])+[.M508];0)" office:value-type="float" office:value="0" calcext:value-type="float">
            <text:p>0</text:p>
          </table:table-cell>
          <table:table-cell table:formula="of:=IF([.L508]&lt;[.$K$2];([.M508]-[.$E$2]/([.$D$2]^2))*[.$D$2]*[.$B$2];[.$A$2]-([.$A$2]-[.$J$2])*([.$K$2]/[.L508])^2)*-1" office:value-type="float" office:value="-2.16057433321288" calcext:value-type="float">
            <text:p>-2.16057433321288</text:p>
          </table:table-cell>
          <table:table-cell table:formula="of:=IF([.L508]&lt;[.$K$2];([.N508]-[.$E$2]/([.$D$2]^2))*[.$D$2]*[.$B$2];[.$A$2]+([.$A$2]-[.$J$2])*([.$K$2]/[.L508])^2)*-1" office:value-type="float" office:value="-2.33942566678712" calcext:value-type="float">
            <text:p>-2.3394256667871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08]+0.01" office:value-type="float" office:value="6.06999999999991" calcext:value-type="float">
            <text:p>6.06999999999991</text:p>
          </table:table-cell>
          <table:table-cell table:formula="of:=IF([.L509]&lt;[.$K$2];(SQRT([.$I$2])+0.5*LN([.L509]/[.$K$2]))^2;0)" office:value-type="float" office:value="0" calcext:value-type="float">
            <text:p>0</text:p>
          </table:table-cell>
          <table:table-cell table:formula="of:=IF([.L509]&lt;[.$K$2];SQRT([.M509])+[.M509];0)" office:value-type="float" office:value="0" calcext:value-type="float">
            <text:p>0</text:p>
          </table:table-cell>
          <table:table-cell table:formula="of:=IF([.L509]&lt;[.$K$2];([.M509]-[.$E$2]/([.$D$2]^2))*[.$D$2]*[.$B$2];[.$A$2]-([.$A$2]-[.$J$2])*([.$K$2]/[.L509])^2)*-1" office:value-type="float" office:value="-2.16086873850049" calcext:value-type="float">
            <text:p>-2.16086873850049</text:p>
          </table:table-cell>
          <table:table-cell table:formula="of:=IF([.L509]&lt;[.$K$2];([.N509]-[.$E$2]/([.$D$2]^2))*[.$D$2]*[.$B$2];[.$A$2]+([.$A$2]-[.$J$2])*([.$K$2]/[.L509])^2)*-1" office:value-type="float" office:value="-2.33913126149951" calcext:value-type="float">
            <text:p>-2.3391312614995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09]+0.01" office:value-type="float" office:value="6.07999999999991" calcext:value-type="float">
            <text:p>6.07999999999991</text:p>
          </table:table-cell>
          <table:table-cell table:formula="of:=IF([.L510]&lt;[.$K$2];(SQRT([.$I$2])+0.5*LN([.L510]/[.$K$2]))^2;0)" office:value-type="float" office:value="0" calcext:value-type="float">
            <text:p>0</text:p>
          </table:table-cell>
          <table:table-cell table:formula="of:=IF([.L510]&lt;[.$K$2];SQRT([.M510])+[.M510];0)" office:value-type="float" office:value="0" calcext:value-type="float">
            <text:p>0</text:p>
          </table:table-cell>
          <table:table-cell table:formula="of:=IF([.L510]&lt;[.$K$2];([.M510]-[.$E$2]/([.$D$2]^2))*[.$D$2]*[.$B$2];[.$A$2]-([.$A$2]-[.$J$2])*([.$K$2]/[.L510])^2)*-1" office:value-type="float" office:value="-2.16116169232537" calcext:value-type="float">
            <text:p>-2.16116169232537</text:p>
          </table:table-cell>
          <table:table-cell table:formula="of:=IF([.L510]&lt;[.$K$2];([.N510]-[.$E$2]/([.$D$2]^2))*[.$D$2]*[.$B$2];[.$A$2]+([.$A$2]-[.$J$2])*([.$K$2]/[.L510])^2)*-1" office:value-type="float" office:value="-2.33883830767463" calcext:value-type="float">
            <text:p>-2.3388383076746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10]+0.01" office:value-type="float" office:value="6.08999999999991" calcext:value-type="float">
            <text:p>6.08999999999991</text:p>
          </table:table-cell>
          <table:table-cell table:formula="of:=IF([.L511]&lt;[.$K$2];(SQRT([.$I$2])+0.5*LN([.L511]/[.$K$2]))^2;0)" office:value-type="float" office:value="0" calcext:value-type="float">
            <text:p>0</text:p>
          </table:table-cell>
          <table:table-cell table:formula="of:=IF([.L511]&lt;[.$K$2];SQRT([.M511])+[.M511];0)" office:value-type="float" office:value="0" calcext:value-type="float">
            <text:p>0</text:p>
          </table:table-cell>
          <table:table-cell table:formula="of:=IF([.L511]&lt;[.$K$2];([.M511]-[.$E$2]/([.$D$2]^2))*[.$D$2]*[.$B$2];[.$A$2]-([.$A$2]-[.$J$2])*([.$K$2]/[.L511])^2)*-1" office:value-type="float" office:value="-2.16145320421312" calcext:value-type="float">
            <text:p>-2.16145320421312</text:p>
          </table:table-cell>
          <table:table-cell table:formula="of:=IF([.L511]&lt;[.$K$2];([.N511]-[.$E$2]/([.$D$2]^2))*[.$D$2]*[.$B$2];[.$A$2]+([.$A$2]-[.$J$2])*([.$K$2]/[.L511])^2)*-1" office:value-type="float" office:value="-2.33854679578688" calcext:value-type="float">
            <text:p>-2.3385467957868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11]+0.01" office:value-type="float" office:value="6.09999999999991" calcext:value-type="float">
            <text:p>6.09999999999991</text:p>
          </table:table-cell>
          <table:table-cell table:formula="of:=IF([.L512]&lt;[.$K$2];(SQRT([.$I$2])+0.5*LN([.L512]/[.$K$2]))^2;0)" office:value-type="float" office:value="0" calcext:value-type="float">
            <text:p>0</text:p>
          </table:table-cell>
          <table:table-cell table:formula="of:=IF([.L512]&lt;[.$K$2];SQRT([.M512])+[.M512];0)" office:value-type="float" office:value="0" calcext:value-type="float">
            <text:p>0</text:p>
          </table:table-cell>
          <table:table-cell table:formula="of:=IF([.L512]&lt;[.$K$2];([.M512]-[.$E$2]/([.$D$2]^2))*[.$D$2]*[.$B$2];[.$A$2]-([.$A$2]-[.$J$2])*([.$K$2]/[.L512])^2)*-1" office:value-type="float" office:value="-2.1617432836113" calcext:value-type="float">
            <text:p>-2.1617432836113</text:p>
          </table:table-cell>
          <table:table-cell table:formula="of:=IF([.L512]&lt;[.$K$2];([.N512]-[.$E$2]/([.$D$2]^2))*[.$D$2]*[.$B$2];[.$A$2]+([.$A$2]-[.$J$2])*([.$K$2]/[.L512])^2)*-1" office:value-type="float" office:value="-2.3382567163887" calcext:value-type="float">
            <text:p>-2.338256716388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12]+0.01" office:value-type="float" office:value="6.10999999999991" calcext:value-type="float">
            <text:p>6.10999999999991</text:p>
          </table:table-cell>
          <table:table-cell table:formula="of:=IF([.L513]&lt;[.$K$2];(SQRT([.$I$2])+0.5*LN([.L513]/[.$K$2]))^2;0)" office:value-type="float" office:value="0" calcext:value-type="float">
            <text:p>0</text:p>
          </table:table-cell>
          <table:table-cell table:formula="of:=IF([.L513]&lt;[.$K$2];SQRT([.M513])+[.M513];0)" office:value-type="float" office:value="0" calcext:value-type="float">
            <text:p>0</text:p>
          </table:table-cell>
          <table:table-cell table:formula="of:=IF([.L513]&lt;[.$K$2];([.M513]-[.$E$2]/([.$D$2]^2))*[.$D$2]*[.$B$2];[.$A$2]-([.$A$2]-[.$J$2])*([.$K$2]/[.L513])^2)*-1" office:value-type="float" office:value="-2.16203193989024" calcext:value-type="float">
            <text:p>-2.16203193989024</text:p>
          </table:table-cell>
          <table:table-cell table:formula="of:=IF([.L513]&lt;[.$K$2];([.N513]-[.$E$2]/([.$D$2]^2))*[.$D$2]*[.$B$2];[.$A$2]+([.$A$2]-[.$J$2])*([.$K$2]/[.L513])^2)*-1" office:value-type="float" office:value="-2.33796806010976" calcext:value-type="float">
            <text:p>-2.3379680601097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13]+0.01" office:value-type="float" office:value="6.11999999999991" calcext:value-type="float">
            <text:p>6.11999999999991</text:p>
          </table:table-cell>
          <table:table-cell table:formula="of:=IF([.L514]&lt;[.$K$2];(SQRT([.$I$2])+0.5*LN([.L514]/[.$K$2]))^2;0)" office:value-type="float" office:value="0" calcext:value-type="float">
            <text:p>0</text:p>
          </table:table-cell>
          <table:table-cell table:formula="of:=IF([.L514]&lt;[.$K$2];SQRT([.M514])+[.M514];0)" office:value-type="float" office:value="0" calcext:value-type="float">
            <text:p>0</text:p>
          </table:table-cell>
          <table:table-cell table:formula="of:=IF([.L514]&lt;[.$K$2];([.M514]-[.$E$2]/([.$D$2]^2))*[.$D$2]*[.$B$2];[.$A$2]-([.$A$2]-[.$J$2])*([.$K$2]/[.L514])^2)*-1" office:value-type="float" office:value="-2.16231918234377" calcext:value-type="float">
            <text:p>-2.16231918234377</text:p>
          </table:table-cell>
          <table:table-cell table:formula="of:=IF([.L514]&lt;[.$K$2];([.N514]-[.$E$2]/([.$D$2]^2))*[.$D$2]*[.$B$2];[.$A$2]+([.$A$2]-[.$J$2])*([.$K$2]/[.L514])^2)*-1" office:value-type="float" office:value="-2.33768081765623" calcext:value-type="float">
            <text:p>-2.3376808176562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14]+0.01" office:value-type="float" office:value="6.12999999999991" calcext:value-type="float">
            <text:p>6.12999999999991</text:p>
          </table:table-cell>
          <table:table-cell table:formula="of:=IF([.L515]&lt;[.$K$2];(SQRT([.$I$2])+0.5*LN([.L515]/[.$K$2]))^2;0)" office:value-type="float" office:value="0" calcext:value-type="float">
            <text:p>0</text:p>
          </table:table-cell>
          <table:table-cell table:formula="of:=IF([.L515]&lt;[.$K$2];SQRT([.M515])+[.M515];0)" office:value-type="float" office:value="0" calcext:value-type="float">
            <text:p>0</text:p>
          </table:table-cell>
          <table:table-cell table:formula="of:=IF([.L515]&lt;[.$K$2];([.M515]-[.$E$2]/([.$D$2]^2))*[.$D$2]*[.$B$2];[.$A$2]-([.$A$2]-[.$J$2])*([.$K$2]/[.L515])^2)*-1" office:value-type="float" office:value="-2.16260502018997" calcext:value-type="float">
            <text:p>-2.16260502018997</text:p>
          </table:table-cell>
          <table:table-cell table:formula="of:=IF([.L515]&lt;[.$K$2];([.N515]-[.$E$2]/([.$D$2]^2))*[.$D$2]*[.$B$2];[.$A$2]+([.$A$2]-[.$J$2])*([.$K$2]/[.L515])^2)*-1" office:value-type="float" office:value="-2.33739497981003" calcext:value-type="float">
            <text:p>-2.3373949798100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15]+0.01" office:value-type="float" office:value="6.13999999999991" calcext:value-type="float">
            <text:p>6.13999999999991</text:p>
          </table:table-cell>
          <table:table-cell table:formula="of:=IF([.L516]&lt;[.$K$2];(SQRT([.$I$2])+0.5*LN([.L516]/[.$K$2]))^2;0)" office:value-type="float" office:value="0" calcext:value-type="float">
            <text:p>0</text:p>
          </table:table-cell>
          <table:table-cell table:formula="of:=IF([.L516]&lt;[.$K$2];SQRT([.M516])+[.M516];0)" office:value-type="float" office:value="0" calcext:value-type="float">
            <text:p>0</text:p>
          </table:table-cell>
          <table:table-cell table:formula="of:=IF([.L516]&lt;[.$K$2];([.M516]-[.$E$2]/([.$D$2]^2))*[.$D$2]*[.$B$2];[.$A$2]-([.$A$2]-[.$J$2])*([.$K$2]/[.L516])^2)*-1" office:value-type="float" office:value="-2.16288946257193" calcext:value-type="float">
            <text:p>-2.16288946257193</text:p>
          </table:table-cell>
          <table:table-cell table:formula="of:=IF([.L516]&lt;[.$K$2];([.N516]-[.$E$2]/([.$D$2]^2))*[.$D$2]*[.$B$2];[.$A$2]+([.$A$2]-[.$J$2])*([.$K$2]/[.L516])^2)*-1" office:value-type="float" office:value="-2.33711053742807" calcext:value-type="float">
            <text:p>-2.3371105374280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16]+0.01" office:value-type="float" office:value="6.14999999999991" calcext:value-type="float">
            <text:p>6.14999999999991</text:p>
          </table:table-cell>
          <table:table-cell table:formula="of:=IF([.L517]&lt;[.$K$2];(SQRT([.$I$2])+0.5*LN([.L517]/[.$K$2]))^2;0)" office:value-type="float" office:value="0" calcext:value-type="float">
            <text:p>0</text:p>
          </table:table-cell>
          <table:table-cell table:formula="of:=IF([.L517]&lt;[.$K$2];SQRT([.M517])+[.M517];0)" office:value-type="float" office:value="0" calcext:value-type="float">
            <text:p>0</text:p>
          </table:table-cell>
          <table:table-cell table:formula="of:=IF([.L517]&lt;[.$K$2];([.M517]-[.$E$2]/([.$D$2]^2))*[.$D$2]*[.$B$2];[.$A$2]-([.$A$2]-[.$J$2])*([.$K$2]/[.L517])^2)*-1" office:value-type="float" office:value="-2.16317251855844" calcext:value-type="float">
            <text:p>-2.16317251855844</text:p>
          </table:table-cell>
          <table:table-cell table:formula="of:=IF([.L517]&lt;[.$K$2];([.N517]-[.$E$2]/([.$D$2]^2))*[.$D$2]*[.$B$2];[.$A$2]+([.$A$2]-[.$J$2])*([.$K$2]/[.L517])^2)*-1" office:value-type="float" office:value="-2.33682748144156" calcext:value-type="float">
            <text:p>-2.3368274814415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17]+0.01" office:value-type="float" office:value="6.15999999999991" calcext:value-type="float">
            <text:p>6.15999999999991</text:p>
          </table:table-cell>
          <table:table-cell table:formula="of:=IF([.L518]&lt;[.$K$2];(SQRT([.$I$2])+0.5*LN([.L518]/[.$K$2]))^2;0)" office:value-type="float" office:value="0" calcext:value-type="float">
            <text:p>0</text:p>
          </table:table-cell>
          <table:table-cell table:formula="of:=IF([.L518]&lt;[.$K$2];SQRT([.M518])+[.M518];0)" office:value-type="float" office:value="0" calcext:value-type="float">
            <text:p>0</text:p>
          </table:table-cell>
          <table:table-cell table:formula="of:=IF([.L518]&lt;[.$K$2];([.M518]-[.$E$2]/([.$D$2]^2))*[.$D$2]*[.$B$2];[.$A$2]-([.$A$2]-[.$J$2])*([.$K$2]/[.L518])^2)*-1" office:value-type="float" office:value="-2.16345419714477" calcext:value-type="float">
            <text:p>-2.16345419714477</text:p>
          </table:table-cell>
          <table:table-cell table:formula="of:=IF([.L518]&lt;[.$K$2];([.N518]-[.$E$2]/([.$D$2]^2))*[.$D$2]*[.$B$2];[.$A$2]+([.$A$2]-[.$J$2])*([.$K$2]/[.L518])^2)*-1" office:value-type="float" office:value="-2.33654580285523" calcext:value-type="float">
            <text:p>-2.3365458028552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18]+0.01" office:value-type="float" office:value="6.16999999999991" calcext:value-type="float">
            <text:p>6.16999999999991</text:p>
          </table:table-cell>
          <table:table-cell table:formula="of:=IF([.L519]&lt;[.$K$2];(SQRT([.$I$2])+0.5*LN([.L519]/[.$K$2]))^2;0)" office:value-type="float" office:value="0" calcext:value-type="float">
            <text:p>0</text:p>
          </table:table-cell>
          <table:table-cell table:formula="of:=IF([.L519]&lt;[.$K$2];SQRT([.M519])+[.M519];0)" office:value-type="float" office:value="0" calcext:value-type="float">
            <text:p>0</text:p>
          </table:table-cell>
          <table:table-cell table:formula="of:=IF([.L519]&lt;[.$K$2];([.M519]-[.$E$2]/([.$D$2]^2))*[.$D$2]*[.$B$2];[.$A$2]-([.$A$2]-[.$J$2])*([.$K$2]/[.L519])^2)*-1" office:value-type="float" office:value="-2.16373450725334" calcext:value-type="float">
            <text:p>-2.16373450725334</text:p>
          </table:table-cell>
          <table:table-cell table:formula="of:=IF([.L519]&lt;[.$K$2];([.N519]-[.$E$2]/([.$D$2]^2))*[.$D$2]*[.$B$2];[.$A$2]+([.$A$2]-[.$J$2])*([.$K$2]/[.L519])^2)*-1" office:value-type="float" office:value="-2.33626549274666" calcext:value-type="float">
            <text:p>-2.3362654927466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19]+0.01" office:value-type="float" office:value="6.17999999999991" calcext:value-type="float">
            <text:p>6.17999999999991</text:p>
          </table:table-cell>
          <table:table-cell table:formula="of:=IF([.L520]&lt;[.$K$2];(SQRT([.$I$2])+0.5*LN([.L520]/[.$K$2]))^2;0)" office:value-type="float" office:value="0" calcext:value-type="float">
            <text:p>0</text:p>
          </table:table-cell>
          <table:table-cell table:formula="of:=IF([.L520]&lt;[.$K$2];SQRT([.M520])+[.M520];0)" office:value-type="float" office:value="0" calcext:value-type="float">
            <text:p>0</text:p>
          </table:table-cell>
          <table:table-cell table:formula="of:=IF([.L520]&lt;[.$K$2];([.M520]-[.$E$2]/([.$D$2]^2))*[.$D$2]*[.$B$2];[.$A$2]-([.$A$2]-[.$J$2])*([.$K$2]/[.L520])^2)*-1" office:value-type="float" office:value="-2.16401345773443" calcext:value-type="float">
            <text:p>-2.16401345773443</text:p>
          </table:table-cell>
          <table:table-cell table:formula="of:=IF([.L520]&lt;[.$K$2];([.N520]-[.$E$2]/([.$D$2]^2))*[.$D$2]*[.$B$2];[.$A$2]+([.$A$2]-[.$J$2])*([.$K$2]/[.L520])^2)*-1" office:value-type="float" office:value="-2.33598654226557" calcext:value-type="float">
            <text:p>-2.3359865422655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20]+0.01" office:value-type="float" office:value="6.18999999999991" calcext:value-type="float">
            <text:p>6.18999999999991</text:p>
          </table:table-cell>
          <table:table-cell table:formula="of:=IF([.L521]&lt;[.$K$2];(SQRT([.$I$2])+0.5*LN([.L521]/[.$K$2]))^2;0)" office:value-type="float" office:value="0" calcext:value-type="float">
            <text:p>0</text:p>
          </table:table-cell>
          <table:table-cell table:formula="of:=IF([.L521]&lt;[.$K$2];SQRT([.M521])+[.M521];0)" office:value-type="float" office:value="0" calcext:value-type="float">
            <text:p>0</text:p>
          </table:table-cell>
          <table:table-cell table:formula="of:=IF([.L521]&lt;[.$K$2];([.M521]-[.$E$2]/([.$D$2]^2))*[.$D$2]*[.$B$2];[.$A$2]-([.$A$2]-[.$J$2])*([.$K$2]/[.L521])^2)*-1" office:value-type="float" office:value="-2.16429105736692" calcext:value-type="float">
            <text:p>-2.16429105736692</text:p>
          </table:table-cell>
          <table:table-cell table:formula="of:=IF([.L521]&lt;[.$K$2];([.N521]-[.$E$2]/([.$D$2]^2))*[.$D$2]*[.$B$2];[.$A$2]+([.$A$2]-[.$J$2])*([.$K$2]/[.L521])^2)*-1" office:value-type="float" office:value="-2.33570894263308" calcext:value-type="float">
            <text:p>-2.3357089426330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21]+0.01" office:value-type="float" office:value="6.19999999999991" calcext:value-type="float">
            <text:p>6.19999999999991</text:p>
          </table:table-cell>
          <table:table-cell table:formula="of:=IF([.L522]&lt;[.$K$2];(SQRT([.$I$2])+0.5*LN([.L522]/[.$K$2]))^2;0)" office:value-type="float" office:value="0" calcext:value-type="float">
            <text:p>0</text:p>
          </table:table-cell>
          <table:table-cell table:formula="of:=IF([.L522]&lt;[.$K$2];SQRT([.M522])+[.M522];0)" office:value-type="float" office:value="0" calcext:value-type="float">
            <text:p>0</text:p>
          </table:table-cell>
          <table:table-cell table:formula="of:=IF([.L522]&lt;[.$K$2];([.M522]-[.$E$2]/([.$D$2]^2))*[.$D$2]*[.$B$2];[.$A$2]-([.$A$2]-[.$J$2])*([.$K$2]/[.L522])^2)*-1" office:value-type="float" office:value="-2.16456731485891" calcext:value-type="float">
            <text:p>-2.16456731485891</text:p>
          </table:table-cell>
          <table:table-cell table:formula="of:=IF([.L522]&lt;[.$K$2];([.N522]-[.$E$2]/([.$D$2]^2))*[.$D$2]*[.$B$2];[.$A$2]+([.$A$2]-[.$J$2])*([.$K$2]/[.L522])^2)*-1" office:value-type="float" office:value="-2.33543268514109" calcext:value-type="float">
            <text:p>-2.3354326851410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22]+0.01" office:value-type="float" office:value="6.20999999999991" calcext:value-type="float">
            <text:p>6.20999999999991</text:p>
          </table:table-cell>
          <table:table-cell table:formula="of:=IF([.L523]&lt;[.$K$2];(SQRT([.$I$2])+0.5*LN([.L523]/[.$K$2]))^2;0)" office:value-type="float" office:value="0" calcext:value-type="float">
            <text:p>0</text:p>
          </table:table-cell>
          <table:table-cell table:formula="of:=IF([.L523]&lt;[.$K$2];SQRT([.M523])+[.M523];0)" office:value-type="float" office:value="0" calcext:value-type="float">
            <text:p>0</text:p>
          </table:table-cell>
          <table:table-cell table:formula="of:=IF([.L523]&lt;[.$K$2];([.M523]-[.$E$2]/([.$D$2]^2))*[.$D$2]*[.$B$2];[.$A$2]-([.$A$2]-[.$J$2])*([.$K$2]/[.L523])^2)*-1" office:value-type="float" office:value="-2.16484223884848" calcext:value-type="float">
            <text:p>-2.16484223884848</text:p>
          </table:table-cell>
          <table:table-cell table:formula="of:=IF([.L523]&lt;[.$K$2];([.N523]-[.$E$2]/([.$D$2]^2))*[.$D$2]*[.$B$2];[.$A$2]+([.$A$2]-[.$J$2])*([.$K$2]/[.L523])^2)*-1" office:value-type="float" office:value="-2.33515776115152" calcext:value-type="float">
            <text:p>-2.3351577611515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23]+0.01" office:value-type="float" office:value="6.21999999999991" calcext:value-type="float">
            <text:p>6.21999999999991</text:p>
          </table:table-cell>
          <table:table-cell table:formula="of:=IF([.L524]&lt;[.$K$2];(SQRT([.$I$2])+0.5*LN([.L524]/[.$K$2]))^2;0)" office:value-type="float" office:value="0" calcext:value-type="float">
            <text:p>0</text:p>
          </table:table-cell>
          <table:table-cell table:formula="of:=IF([.L524]&lt;[.$K$2];SQRT([.M524])+[.M524];0)" office:value-type="float" office:value="0" calcext:value-type="float">
            <text:p>0</text:p>
          </table:table-cell>
          <table:table-cell table:formula="of:=IF([.L524]&lt;[.$K$2];([.M524]-[.$E$2]/([.$D$2]^2))*[.$D$2]*[.$B$2];[.$A$2]-([.$A$2]-[.$J$2])*([.$K$2]/[.L524])^2)*-1" office:value-type="float" office:value="-2.1651158379043" calcext:value-type="float">
            <text:p>-2.1651158379043</text:p>
          </table:table-cell>
          <table:table-cell table:formula="of:=IF([.L524]&lt;[.$K$2];([.N524]-[.$E$2]/([.$D$2]^2))*[.$D$2]*[.$B$2];[.$A$2]+([.$A$2]-[.$J$2])*([.$K$2]/[.L524])^2)*-1" office:value-type="float" office:value="-2.3348841620957" calcext:value-type="float">
            <text:p>-2.334884162095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24]+0.01" office:value-type="float" office:value="6.22999999999991" calcext:value-type="float">
            <text:p>6.22999999999991</text:p>
          </table:table-cell>
          <table:table-cell table:formula="of:=IF([.L525]&lt;[.$K$2];(SQRT([.$I$2])+0.5*LN([.L525]/[.$K$2]))^2;0)" office:value-type="float" office:value="0" calcext:value-type="float">
            <text:p>0</text:p>
          </table:table-cell>
          <table:table-cell table:formula="of:=IF([.L525]&lt;[.$K$2];SQRT([.M525])+[.M525];0)" office:value-type="float" office:value="0" calcext:value-type="float">
            <text:p>0</text:p>
          </table:table-cell>
          <table:table-cell table:formula="of:=IF([.L525]&lt;[.$K$2];([.M525]-[.$E$2]/([.$D$2]^2))*[.$D$2]*[.$B$2];[.$A$2]-([.$A$2]-[.$J$2])*([.$K$2]/[.L525])^2)*-1" office:value-type="float" office:value="-2.16538812052634" calcext:value-type="float">
            <text:p>-2.16538812052634</text:p>
          </table:table-cell>
          <table:table-cell table:formula="of:=IF([.L525]&lt;[.$K$2];([.N525]-[.$E$2]/([.$D$2]^2))*[.$D$2]*[.$B$2];[.$A$2]+([.$A$2]-[.$J$2])*([.$K$2]/[.L525])^2)*-1" office:value-type="float" office:value="-2.33461187947366" calcext:value-type="float">
            <text:p>-2.3346118794736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25]+0.01" office:value-type="float" office:value="6.23999999999991" calcext:value-type="float">
            <text:p>6.23999999999991</text:p>
          </table:table-cell>
          <table:table-cell table:formula="of:=IF([.L526]&lt;[.$K$2];(SQRT([.$I$2])+0.5*LN([.L526]/[.$K$2]))^2;0)" office:value-type="float" office:value="0" calcext:value-type="float">
            <text:p>0</text:p>
          </table:table-cell>
          <table:table-cell table:formula="of:=IF([.L526]&lt;[.$K$2];SQRT([.M526])+[.M526];0)" office:value-type="float" office:value="0" calcext:value-type="float">
            <text:p>0</text:p>
          </table:table-cell>
          <table:table-cell table:formula="of:=IF([.L526]&lt;[.$K$2];([.M526]-[.$E$2]/([.$D$2]^2))*[.$D$2]*[.$B$2];[.$A$2]-([.$A$2]-[.$J$2])*([.$K$2]/[.L526])^2)*-1" office:value-type="float" office:value="-2.16565909514651" calcext:value-type="float">
            <text:p>-2.16565909514651</text:p>
          </table:table-cell>
          <table:table-cell table:formula="of:=IF([.L526]&lt;[.$K$2];([.N526]-[.$E$2]/([.$D$2]^2))*[.$D$2]*[.$B$2];[.$A$2]+([.$A$2]-[.$J$2])*([.$K$2]/[.L526])^2)*-1" office:value-type="float" office:value="-2.33434090485349" calcext:value-type="float">
            <text:p>-2.3343409048534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26]+0.01" office:value-type="float" office:value="6.24999999999991" calcext:value-type="float">
            <text:p>6.24999999999991</text:p>
          </table:table-cell>
          <table:table-cell table:formula="of:=IF([.L527]&lt;[.$K$2];(SQRT([.$I$2])+0.5*LN([.L527]/[.$K$2]))^2;0)" office:value-type="float" office:value="0" calcext:value-type="float">
            <text:p>0</text:p>
          </table:table-cell>
          <table:table-cell table:formula="of:=IF([.L527]&lt;[.$K$2];SQRT([.M527])+[.M527];0)" office:value-type="float" office:value="0" calcext:value-type="float">
            <text:p>0</text:p>
          </table:table-cell>
          <table:table-cell table:formula="of:=IF([.L527]&lt;[.$K$2];([.M527]-[.$E$2]/([.$D$2]^2))*[.$D$2]*[.$B$2];[.$A$2]-([.$A$2]-[.$J$2])*([.$K$2]/[.L527])^2)*-1" office:value-type="float" office:value="-2.16592877012932" calcext:value-type="float">
            <text:p>-2.16592877012932</text:p>
          </table:table-cell>
          <table:table-cell table:formula="of:=IF([.L527]&lt;[.$K$2];([.N527]-[.$E$2]/([.$D$2]^2))*[.$D$2]*[.$B$2];[.$A$2]+([.$A$2]-[.$J$2])*([.$K$2]/[.L527])^2)*-1" office:value-type="float" office:value="-2.33407122987068" calcext:value-type="float">
            <text:p>-2.3340712298706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27]+0.01" office:value-type="float" office:value="6.25999999999991" calcext:value-type="float">
            <text:p>6.25999999999991</text:p>
          </table:table-cell>
          <table:table-cell table:formula="of:=IF([.L528]&lt;[.$K$2];(SQRT([.$I$2])+0.5*LN([.L528]/[.$K$2]))^2;0)" office:value-type="float" office:value="0" calcext:value-type="float">
            <text:p>0</text:p>
          </table:table-cell>
          <table:table-cell table:formula="of:=IF([.L528]&lt;[.$K$2];SQRT([.M528])+[.M528];0)" office:value-type="float" office:value="0" calcext:value-type="float">
            <text:p>0</text:p>
          </table:table-cell>
          <table:table-cell table:formula="of:=IF([.L528]&lt;[.$K$2];([.M528]-[.$E$2]/([.$D$2]^2))*[.$D$2]*[.$B$2];[.$A$2]-([.$A$2]-[.$J$2])*([.$K$2]/[.L528])^2)*-1" office:value-type="float" office:value="-2.16619715377253" calcext:value-type="float">
            <text:p>-2.16619715377253</text:p>
          </table:table-cell>
          <table:table-cell table:formula="of:=IF([.L528]&lt;[.$K$2];([.N528]-[.$E$2]/([.$D$2]^2))*[.$D$2]*[.$B$2];[.$A$2]+([.$A$2]-[.$J$2])*([.$K$2]/[.L528])^2)*-1" office:value-type="float" office:value="-2.33380284622746" calcext:value-type="float">
            <text:p>-2.3338028462274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28]+0.01" office:value-type="float" office:value="6.26999999999991" calcext:value-type="float">
            <text:p>6.26999999999991</text:p>
          </table:table-cell>
          <table:table-cell table:formula="of:=IF([.L529]&lt;[.$K$2];(SQRT([.$I$2])+0.5*LN([.L529]/[.$K$2]))^2;0)" office:value-type="float" office:value="0" calcext:value-type="float">
            <text:p>0</text:p>
          </table:table-cell>
          <table:table-cell table:formula="of:=IF([.L529]&lt;[.$K$2];SQRT([.M529])+[.M529];0)" office:value-type="float" office:value="0" calcext:value-type="float">
            <text:p>0</text:p>
          </table:table-cell>
          <table:table-cell table:formula="of:=IF([.L529]&lt;[.$K$2];([.M529]-[.$E$2]/([.$D$2]^2))*[.$D$2]*[.$B$2];[.$A$2]-([.$A$2]-[.$J$2])*([.$K$2]/[.L529])^2)*-1" office:value-type="float" office:value="-2.16646425430779" calcext:value-type="float">
            <text:p>-2.16646425430779</text:p>
          </table:table-cell>
          <table:table-cell table:formula="of:=IF([.L529]&lt;[.$K$2];([.N529]-[.$E$2]/([.$D$2]^2))*[.$D$2]*[.$B$2];[.$A$2]+([.$A$2]-[.$J$2])*([.$K$2]/[.L529])^2)*-1" office:value-type="float" office:value="-2.33353574569221" calcext:value-type="float">
            <text:p>-2.3335357456922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29]+0.01" office:value-type="float" office:value="6.27999999999991" calcext:value-type="float">
            <text:p>6.27999999999991</text:p>
          </table:table-cell>
          <table:table-cell table:formula="of:=IF([.L530]&lt;[.$K$2];(SQRT([.$I$2])+0.5*LN([.L530]/[.$K$2]))^2;0)" office:value-type="float" office:value="0" calcext:value-type="float">
            <text:p>0</text:p>
          </table:table-cell>
          <table:table-cell table:formula="of:=IF([.L530]&lt;[.$K$2];SQRT([.M530])+[.M530];0)" office:value-type="float" office:value="0" calcext:value-type="float">
            <text:p>0</text:p>
          </table:table-cell>
          <table:table-cell table:formula="of:=IF([.L530]&lt;[.$K$2];([.M530]-[.$E$2]/([.$D$2]^2))*[.$D$2]*[.$B$2];[.$A$2]-([.$A$2]-[.$J$2])*([.$K$2]/[.L530])^2)*-1" office:value-type="float" office:value="-2.16673007990123" calcext:value-type="float">
            <text:p>-2.16673007990123</text:p>
          </table:table-cell>
          <table:table-cell table:formula="of:=IF([.L530]&lt;[.$K$2];([.N530]-[.$E$2]/([.$D$2]^2))*[.$D$2]*[.$B$2];[.$A$2]+([.$A$2]-[.$J$2])*([.$K$2]/[.L530])^2)*-1" office:value-type="float" office:value="-2.33326992009877" calcext:value-type="float">
            <text:p>-2.3332699200987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30]+0.01" office:value-type="float" office:value="6.28999999999991" calcext:value-type="float">
            <text:p>6.28999999999991</text:p>
          </table:table-cell>
          <table:table-cell table:formula="of:=IF([.L531]&lt;[.$K$2];(SQRT([.$I$2])+0.5*LN([.L531]/[.$K$2]))^2;0)" office:value-type="float" office:value="0" calcext:value-type="float">
            <text:p>0</text:p>
          </table:table-cell>
          <table:table-cell table:formula="of:=IF([.L531]&lt;[.$K$2];SQRT([.M531])+[.M531];0)" office:value-type="float" office:value="0" calcext:value-type="float">
            <text:p>0</text:p>
          </table:table-cell>
          <table:table-cell table:formula="of:=IF([.L531]&lt;[.$K$2];([.M531]-[.$E$2]/([.$D$2]^2))*[.$D$2]*[.$B$2];[.$A$2]-([.$A$2]-[.$J$2])*([.$K$2]/[.L531])^2)*-1" office:value-type="float" office:value="-2.16699463865415" calcext:value-type="float">
            <text:p>-2.16699463865415</text:p>
          </table:table-cell>
          <table:table-cell table:formula="of:=IF([.L531]&lt;[.$K$2];([.N531]-[.$E$2]/([.$D$2]^2))*[.$D$2]*[.$B$2];[.$A$2]+([.$A$2]-[.$J$2])*([.$K$2]/[.L531])^2)*-1" office:value-type="float" office:value="-2.33300536134585" calcext:value-type="float">
            <text:p>-2.3330053613458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31]+0.01" office:value-type="float" office:value="6.29999999999991" calcext:value-type="float">
            <text:p>6.29999999999991</text:p>
          </table:table-cell>
          <table:table-cell table:formula="of:=IF([.L532]&lt;[.$K$2];(SQRT([.$I$2])+0.5*LN([.L532]/[.$K$2]))^2;0)" office:value-type="float" office:value="0" calcext:value-type="float">
            <text:p>0</text:p>
          </table:table-cell>
          <table:table-cell table:formula="of:=IF([.L532]&lt;[.$K$2];SQRT([.M532])+[.M532];0)" office:value-type="float" office:value="0" calcext:value-type="float">
            <text:p>0</text:p>
          </table:table-cell>
          <table:table-cell table:formula="of:=IF([.L532]&lt;[.$K$2];([.M532]-[.$E$2]/([.$D$2]^2))*[.$D$2]*[.$B$2];[.$A$2]-([.$A$2]-[.$J$2])*([.$K$2]/[.L532])^2)*-1" office:value-type="float" office:value="-2.16725793860359" calcext:value-type="float">
            <text:p>-2.16725793860359</text:p>
          </table:table-cell>
          <table:table-cell table:formula="of:=IF([.L532]&lt;[.$K$2];([.N532]-[.$E$2]/([.$D$2]^2))*[.$D$2]*[.$B$2];[.$A$2]+([.$A$2]-[.$J$2])*([.$K$2]/[.L532])^2)*-1" office:value-type="float" office:value="-2.33274206139641" calcext:value-type="float">
            <text:p>-2.3327420613964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32]+0.01" office:value-type="float" office:value="6.30999999999991" calcext:value-type="float">
            <text:p>6.30999999999991</text:p>
          </table:table-cell>
          <table:table-cell table:formula="of:=IF([.L533]&lt;[.$K$2];(SQRT([.$I$2])+0.5*LN([.L533]/[.$K$2]))^2;0)" office:value-type="float" office:value="0" calcext:value-type="float">
            <text:p>0</text:p>
          </table:table-cell>
          <table:table-cell table:formula="of:=IF([.L533]&lt;[.$K$2];SQRT([.M533])+[.M533];0)" office:value-type="float" office:value="0" calcext:value-type="float">
            <text:p>0</text:p>
          </table:table-cell>
          <table:table-cell table:formula="of:=IF([.L533]&lt;[.$K$2];([.M533]-[.$E$2]/([.$D$2]^2))*[.$D$2]*[.$B$2];[.$A$2]-([.$A$2]-[.$J$2])*([.$K$2]/[.L533])^2)*-1" office:value-type="float" office:value="-2.16751998772297" calcext:value-type="float">
            <text:p>-2.16751998772297</text:p>
          </table:table-cell>
          <table:table-cell table:formula="of:=IF([.L533]&lt;[.$K$2];([.N533]-[.$E$2]/([.$D$2]^2))*[.$D$2]*[.$B$2];[.$A$2]+([.$A$2]-[.$J$2])*([.$K$2]/[.L533])^2)*-1" office:value-type="float" office:value="-2.33248001227703" calcext:value-type="float">
            <text:p>-2.3324800122770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33]+0.01" office:value-type="float" office:value="6.31999999999991" calcext:value-type="float">
            <text:p>6.31999999999991</text:p>
          </table:table-cell>
          <table:table-cell table:formula="of:=IF([.L534]&lt;[.$K$2];(SQRT([.$I$2])+0.5*LN([.L534]/[.$K$2]))^2;0)" office:value-type="float" office:value="0" calcext:value-type="float">
            <text:p>0</text:p>
          </table:table-cell>
          <table:table-cell table:formula="of:=IF([.L534]&lt;[.$K$2];SQRT([.M534])+[.M534];0)" office:value-type="float" office:value="0" calcext:value-type="float">
            <text:p>0</text:p>
          </table:table-cell>
          <table:table-cell table:formula="of:=IF([.L534]&lt;[.$K$2];([.M534]-[.$E$2]/([.$D$2]^2))*[.$D$2]*[.$B$2];[.$A$2]-([.$A$2]-[.$J$2])*([.$K$2]/[.L534])^2)*-1" office:value-type="float" office:value="-2.16778079392266" calcext:value-type="float">
            <text:p>-2.16778079392266</text:p>
          </table:table-cell>
          <table:table-cell table:formula="of:=IF([.L534]&lt;[.$K$2];([.N534]-[.$E$2]/([.$D$2]^2))*[.$D$2]*[.$B$2];[.$A$2]+([.$A$2]-[.$J$2])*([.$K$2]/[.L534])^2)*-1" office:value-type="float" office:value="-2.33221920607734" calcext:value-type="float">
            <text:p>-2.3322192060773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34]+0.01" office:value-type="float" office:value="6.32999999999991" calcext:value-type="float">
            <text:p>6.32999999999991</text:p>
          </table:table-cell>
          <table:table-cell table:formula="of:=IF([.L535]&lt;[.$K$2];(SQRT([.$I$2])+0.5*LN([.L535]/[.$K$2]))^2;0)" office:value-type="float" office:value="0" calcext:value-type="float">
            <text:p>0</text:p>
          </table:table-cell>
          <table:table-cell table:formula="of:=IF([.L535]&lt;[.$K$2];SQRT([.M535])+[.M535];0)" office:value-type="float" office:value="0" calcext:value-type="float">
            <text:p>0</text:p>
          </table:table-cell>
          <table:table-cell table:formula="of:=IF([.L535]&lt;[.$K$2];([.M535]-[.$E$2]/([.$D$2]^2))*[.$D$2]*[.$B$2];[.$A$2]-([.$A$2]-[.$J$2])*([.$K$2]/[.L535])^2)*-1" office:value-type="float" office:value="-2.16804036505062" calcext:value-type="float">
            <text:p>-2.16804036505062</text:p>
          </table:table-cell>
          <table:table-cell table:formula="of:=IF([.L535]&lt;[.$K$2];([.N535]-[.$E$2]/([.$D$2]^2))*[.$D$2]*[.$B$2];[.$A$2]+([.$A$2]-[.$J$2])*([.$K$2]/[.L535])^2)*-1" office:value-type="float" office:value="-2.33195963494938" calcext:value-type="float">
            <text:p>-2.3319596349493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35]+0.01" office:value-type="float" office:value="6.33999999999991" calcext:value-type="float">
            <text:p>6.33999999999991</text:p>
          </table:table-cell>
          <table:table-cell table:formula="of:=IF([.L536]&lt;[.$K$2];(SQRT([.$I$2])+0.5*LN([.L536]/[.$K$2]))^2;0)" office:value-type="float" office:value="0" calcext:value-type="float">
            <text:p>0</text:p>
          </table:table-cell>
          <table:table-cell table:formula="of:=IF([.L536]&lt;[.$K$2];SQRT([.M536])+[.M536];0)" office:value-type="float" office:value="0" calcext:value-type="float">
            <text:p>0</text:p>
          </table:table-cell>
          <table:table-cell table:formula="of:=IF([.L536]&lt;[.$K$2];([.M536]-[.$E$2]/([.$D$2]^2))*[.$D$2]*[.$B$2];[.$A$2]-([.$A$2]-[.$J$2])*([.$K$2]/[.L536])^2)*-1" office:value-type="float" office:value="-2.16829870889293" calcext:value-type="float">
            <text:p>-2.16829870889293</text:p>
          </table:table-cell>
          <table:table-cell table:formula="of:=IF([.L536]&lt;[.$K$2];([.N536]-[.$E$2]/([.$D$2]^2))*[.$D$2]*[.$B$2];[.$A$2]+([.$A$2]-[.$J$2])*([.$K$2]/[.L536])^2)*-1" office:value-type="float" office:value="-2.33170129110707" calcext:value-type="float">
            <text:p>-2.3317012911070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36]+0.01" office:value-type="float" office:value="6.34999999999991" calcext:value-type="float">
            <text:p>6.34999999999991</text:p>
          </table:table-cell>
          <table:table-cell table:formula="of:=IF([.L537]&lt;[.$K$2];(SQRT([.$I$2])+0.5*LN([.L537]/[.$K$2]))^2;0)" office:value-type="float" office:value="0" calcext:value-type="float">
            <text:p>0</text:p>
          </table:table-cell>
          <table:table-cell table:formula="of:=IF([.L537]&lt;[.$K$2];SQRT([.M537])+[.M537];0)" office:value-type="float" office:value="0" calcext:value-type="float">
            <text:p>0</text:p>
          </table:table-cell>
          <table:table-cell table:formula="of:=IF([.L537]&lt;[.$K$2];([.M537]-[.$E$2]/([.$D$2]^2))*[.$D$2]*[.$B$2];[.$A$2]-([.$A$2]-[.$J$2])*([.$K$2]/[.L537])^2)*-1" office:value-type="float" office:value="-2.16855583317445" calcext:value-type="float">
            <text:p>-2.16855583317445</text:p>
          </table:table-cell>
          <table:table-cell table:formula="of:=IF([.L537]&lt;[.$K$2];([.N537]-[.$E$2]/([.$D$2]^2))*[.$D$2]*[.$B$2];[.$A$2]+([.$A$2]-[.$J$2])*([.$K$2]/[.L537])^2)*-1" office:value-type="float" office:value="-2.33144416682555" calcext:value-type="float">
            <text:p>-2.3314441668255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37]+0.01" office:value-type="float" office:value="6.35999999999991" calcext:value-type="float">
            <text:p>6.35999999999991</text:p>
          </table:table-cell>
          <table:table-cell table:formula="of:=IF([.L538]&lt;[.$K$2];(SQRT([.$I$2])+0.5*LN([.L538]/[.$K$2]))^2;0)" office:value-type="float" office:value="0" calcext:value-type="float">
            <text:p>0</text:p>
          </table:table-cell>
          <table:table-cell table:formula="of:=IF([.L538]&lt;[.$K$2];SQRT([.M538])+[.M538];0)" office:value-type="float" office:value="0" calcext:value-type="float">
            <text:p>0</text:p>
          </table:table-cell>
          <table:table-cell table:formula="of:=IF([.L538]&lt;[.$K$2];([.M538]-[.$E$2]/([.$D$2]^2))*[.$D$2]*[.$B$2];[.$A$2]-([.$A$2]-[.$J$2])*([.$K$2]/[.L538])^2)*-1" office:value-type="float" office:value="-2.16881174555933" calcext:value-type="float">
            <text:p>-2.16881174555933</text:p>
          </table:table-cell>
          <table:table-cell table:formula="of:=IF([.L538]&lt;[.$K$2];([.N538]-[.$E$2]/([.$D$2]^2))*[.$D$2]*[.$B$2];[.$A$2]+([.$A$2]-[.$J$2])*([.$K$2]/[.L538])^2)*-1" office:value-type="float" office:value="-2.33118825444067" calcext:value-type="float">
            <text:p>-2.3311882544406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38]+0.01" office:value-type="float" office:value="6.36999999999991" calcext:value-type="float">
            <text:p>6.36999999999991</text:p>
          </table:table-cell>
          <table:table-cell table:formula="of:=IF([.L539]&lt;[.$K$2];(SQRT([.$I$2])+0.5*LN([.L539]/[.$K$2]))^2;0)" office:value-type="float" office:value="0" calcext:value-type="float">
            <text:p>0</text:p>
          </table:table-cell>
          <table:table-cell table:formula="of:=IF([.L539]&lt;[.$K$2];SQRT([.M539])+[.M539];0)" office:value-type="float" office:value="0" calcext:value-type="float">
            <text:p>0</text:p>
          </table:table-cell>
          <table:table-cell table:formula="of:=IF([.L539]&lt;[.$K$2];([.M539]-[.$E$2]/([.$D$2]^2))*[.$D$2]*[.$B$2];[.$A$2]-([.$A$2]-[.$J$2])*([.$K$2]/[.L539])^2)*-1" office:value-type="float" office:value="-2.16906645365162" calcext:value-type="float">
            <text:p>-2.16906645365162</text:p>
          </table:table-cell>
          <table:table-cell table:formula="of:=IF([.L539]&lt;[.$K$2];([.N539]-[.$E$2]/([.$D$2]^2))*[.$D$2]*[.$B$2];[.$A$2]+([.$A$2]-[.$J$2])*([.$K$2]/[.L539])^2)*-1" office:value-type="float" office:value="-2.33093354634838" calcext:value-type="float">
            <text:p>-2.3309335463483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39]+0.01" office:value-type="float" office:value="6.37999999999991" calcext:value-type="float">
            <text:p>6.37999999999991</text:p>
          </table:table-cell>
          <table:table-cell table:formula="of:=IF([.L540]&lt;[.$K$2];(SQRT([.$I$2])+0.5*LN([.L540]/[.$K$2]))^2;0)" office:value-type="float" office:value="0" calcext:value-type="float">
            <text:p>0</text:p>
          </table:table-cell>
          <table:table-cell table:formula="of:=IF([.L540]&lt;[.$K$2];SQRT([.M540])+[.M540];0)" office:value-type="float" office:value="0" calcext:value-type="float">
            <text:p>0</text:p>
          </table:table-cell>
          <table:table-cell table:formula="of:=IF([.L540]&lt;[.$K$2];([.M540]-[.$E$2]/([.$D$2]^2))*[.$D$2]*[.$B$2];[.$A$2]-([.$A$2]-[.$J$2])*([.$K$2]/[.L540])^2)*-1" office:value-type="float" office:value="-2.16931996499584" calcext:value-type="float">
            <text:p>-2.16931996499584</text:p>
          </table:table-cell>
          <table:table-cell table:formula="of:=IF([.L540]&lt;[.$K$2];([.N540]-[.$E$2]/([.$D$2]^2))*[.$D$2]*[.$B$2];[.$A$2]+([.$A$2]-[.$J$2])*([.$K$2]/[.L540])^2)*-1" office:value-type="float" office:value="-2.33068003500416" calcext:value-type="float">
            <text:p>-2.330680035004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40]+0.01" office:value-type="float" office:value="6.38999999999991" calcext:value-type="float">
            <text:p>6.38999999999991</text:p>
          </table:table-cell>
          <table:table-cell table:formula="of:=IF([.L541]&lt;[.$K$2];(SQRT([.$I$2])+0.5*LN([.L541]/[.$K$2]))^2;0)" office:value-type="float" office:value="0" calcext:value-type="float">
            <text:p>0</text:p>
          </table:table-cell>
          <table:table-cell table:formula="of:=IF([.L541]&lt;[.$K$2];SQRT([.M541])+[.M541];0)" office:value-type="float" office:value="0" calcext:value-type="float">
            <text:p>0</text:p>
          </table:table-cell>
          <table:table-cell table:formula="of:=IF([.L541]&lt;[.$K$2];([.M541]-[.$E$2]/([.$D$2]^2))*[.$D$2]*[.$B$2];[.$A$2]-([.$A$2]-[.$J$2])*([.$K$2]/[.L541])^2)*-1" office:value-type="float" office:value="-2.16957228707749" calcext:value-type="float">
            <text:p>-2.16957228707749</text:p>
          </table:table-cell>
          <table:table-cell table:formula="of:=IF([.L541]&lt;[.$K$2];([.N541]-[.$E$2]/([.$D$2]^2))*[.$D$2]*[.$B$2];[.$A$2]+([.$A$2]-[.$J$2])*([.$K$2]/[.L541])^2)*-1" office:value-type="float" office:value="-2.33042771292251" calcext:value-type="float">
            <text:p>-2.3304277129225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41]+0.01" office:value-type="float" office:value="6.39999999999991" calcext:value-type="float">
            <text:p>6.39999999999991</text:p>
          </table:table-cell>
          <table:table-cell table:formula="of:=IF([.L542]&lt;[.$K$2];(SQRT([.$I$2])+0.5*LN([.L542]/[.$K$2]))^2;0)" office:value-type="float" office:value="0" calcext:value-type="float">
            <text:p>0</text:p>
          </table:table-cell>
          <table:table-cell table:formula="of:=IF([.L542]&lt;[.$K$2];SQRT([.M542])+[.M542];0)" office:value-type="float" office:value="0" calcext:value-type="float">
            <text:p>0</text:p>
          </table:table-cell>
          <table:table-cell table:formula="of:=IF([.L542]&lt;[.$K$2];([.M542]-[.$E$2]/([.$D$2]^2))*[.$D$2]*[.$B$2];[.$A$2]-([.$A$2]-[.$J$2])*([.$K$2]/[.L542])^2)*-1" office:value-type="float" office:value="-2.16982342732365" calcext:value-type="float">
            <text:p>-2.16982342732365</text:p>
          </table:table-cell>
          <table:table-cell table:formula="of:=IF([.L542]&lt;[.$K$2];([.N542]-[.$E$2]/([.$D$2]^2))*[.$D$2]*[.$B$2];[.$A$2]+([.$A$2]-[.$J$2])*([.$K$2]/[.L542])^2)*-1" office:value-type="float" office:value="-2.33017657267635" calcext:value-type="float">
            <text:p>-2.3301765726763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42]+0.01" office:value-type="float" office:value="6.40999999999991" calcext:value-type="float">
            <text:p>6.40999999999991</text:p>
          </table:table-cell>
          <table:table-cell table:formula="of:=IF([.L543]&lt;[.$K$2];(SQRT([.$I$2])+0.5*LN([.L543]/[.$K$2]))^2;0)" office:value-type="float" office:value="0" calcext:value-type="float">
            <text:p>0</text:p>
          </table:table-cell>
          <table:table-cell table:formula="of:=IF([.L543]&lt;[.$K$2];SQRT([.M543])+[.M543];0)" office:value-type="float" office:value="0" calcext:value-type="float">
            <text:p>0</text:p>
          </table:table-cell>
          <table:table-cell table:formula="of:=IF([.L543]&lt;[.$K$2];([.M543]-[.$E$2]/([.$D$2]^2))*[.$D$2]*[.$B$2];[.$A$2]-([.$A$2]-[.$J$2])*([.$K$2]/[.L543])^2)*-1" office:value-type="float" office:value="-2.17007339310352" calcext:value-type="float">
            <text:p>-2.17007339310352</text:p>
          </table:table-cell>
          <table:table-cell table:formula="of:=IF([.L543]&lt;[.$K$2];([.N543]-[.$E$2]/([.$D$2]^2))*[.$D$2]*[.$B$2];[.$A$2]+([.$A$2]-[.$J$2])*([.$K$2]/[.L543])^2)*-1" office:value-type="float" office:value="-2.32992660689648" calcext:value-type="float">
            <text:p>-2.3299266068964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43]+0.01" office:value-type="float" office:value="6.41999999999991" calcext:value-type="float">
            <text:p>6.41999999999991</text:p>
          </table:table-cell>
          <table:table-cell table:formula="of:=IF([.L544]&lt;[.$K$2];(SQRT([.$I$2])+0.5*LN([.L544]/[.$K$2]))^2;0)" office:value-type="float" office:value="0" calcext:value-type="float">
            <text:p>0</text:p>
          </table:table-cell>
          <table:table-cell table:formula="of:=IF([.L544]&lt;[.$K$2];SQRT([.M544])+[.M544];0)" office:value-type="float" office:value="0" calcext:value-type="float">
            <text:p>0</text:p>
          </table:table-cell>
          <table:table-cell table:formula="of:=IF([.L544]&lt;[.$K$2];([.M544]-[.$E$2]/([.$D$2]^2))*[.$D$2]*[.$B$2];[.$A$2]-([.$A$2]-[.$J$2])*([.$K$2]/[.L544])^2)*-1" office:value-type="float" office:value="-2.17032219172894" calcext:value-type="float">
            <text:p>-2.17032219172894</text:p>
          </table:table-cell>
          <table:table-cell table:formula="of:=IF([.L544]&lt;[.$K$2];([.N544]-[.$E$2]/([.$D$2]^2))*[.$D$2]*[.$B$2];[.$A$2]+([.$A$2]-[.$J$2])*([.$K$2]/[.L544])^2)*-1" office:value-type="float" office:value="-2.32967780827106" calcext:value-type="float">
            <text:p>-2.3296778082710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44]+0.01" office:value-type="float" office:value="6.42999999999991" calcext:value-type="float">
            <text:p>6.42999999999991</text:p>
          </table:table-cell>
          <table:table-cell table:formula="of:=IF([.L545]&lt;[.$K$2];(SQRT([.$I$2])+0.5*LN([.L545]/[.$K$2]))^2;0)" office:value-type="float" office:value="0" calcext:value-type="float">
            <text:p>0</text:p>
          </table:table-cell>
          <table:table-cell table:formula="of:=IF([.L545]&lt;[.$K$2];SQRT([.M545])+[.M545];0)" office:value-type="float" office:value="0" calcext:value-type="float">
            <text:p>0</text:p>
          </table:table-cell>
          <table:table-cell table:formula="of:=IF([.L545]&lt;[.$K$2];([.M545]-[.$E$2]/([.$D$2]^2))*[.$D$2]*[.$B$2];[.$A$2]-([.$A$2]-[.$J$2])*([.$K$2]/[.L545])^2)*-1" office:value-type="float" office:value="-2.17056983045494" calcext:value-type="float">
            <text:p>-2.17056983045494</text:p>
          </table:table-cell>
          <table:table-cell table:formula="of:=IF([.L545]&lt;[.$K$2];([.N545]-[.$E$2]/([.$D$2]^2))*[.$D$2]*[.$B$2];[.$A$2]+([.$A$2]-[.$J$2])*([.$K$2]/[.L545])^2)*-1" office:value-type="float" office:value="-2.32943016954506" calcext:value-type="float">
            <text:p>-2.3294301695450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45]+0.01" office:value-type="float" office:value="6.43999999999991" calcext:value-type="float">
            <text:p>6.43999999999991</text:p>
          </table:table-cell>
          <table:table-cell table:formula="of:=IF([.L546]&lt;[.$K$2];(SQRT([.$I$2])+0.5*LN([.L546]/[.$K$2]))^2;0)" office:value-type="float" office:value="0" calcext:value-type="float">
            <text:p>0</text:p>
          </table:table-cell>
          <table:table-cell table:formula="of:=IF([.L546]&lt;[.$K$2];SQRT([.M546])+[.M546];0)" office:value-type="float" office:value="0" calcext:value-type="float">
            <text:p>0</text:p>
          </table:table-cell>
          <table:table-cell table:formula="of:=IF([.L546]&lt;[.$K$2];([.M546]-[.$E$2]/([.$D$2]^2))*[.$D$2]*[.$B$2];[.$A$2]-([.$A$2]-[.$J$2])*([.$K$2]/[.L546])^2)*-1" office:value-type="float" office:value="-2.17081631648028" calcext:value-type="float">
            <text:p>-2.17081631648028</text:p>
          </table:table-cell>
          <table:table-cell table:formula="of:=IF([.L546]&lt;[.$K$2];([.N546]-[.$E$2]/([.$D$2]^2))*[.$D$2]*[.$B$2];[.$A$2]+([.$A$2]-[.$J$2])*([.$K$2]/[.L546])^2)*-1" office:value-type="float" office:value="-2.32918368351972" calcext:value-type="float">
            <text:p>-2.3291836835197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46]+0.01" office:value-type="float" office:value="6.44999999999991" calcext:value-type="float">
            <text:p>6.44999999999991</text:p>
          </table:table-cell>
          <table:table-cell table:formula="of:=IF([.L547]&lt;[.$K$2];(SQRT([.$I$2])+0.5*LN([.L547]/[.$K$2]))^2;0)" office:value-type="float" office:value="0" calcext:value-type="float">
            <text:p>0</text:p>
          </table:table-cell>
          <table:table-cell table:formula="of:=IF([.L547]&lt;[.$K$2];SQRT([.M547])+[.M547];0)" office:value-type="float" office:value="0" calcext:value-type="float">
            <text:p>0</text:p>
          </table:table-cell>
          <table:table-cell table:formula="of:=IF([.L547]&lt;[.$K$2];([.M547]-[.$E$2]/([.$D$2]^2))*[.$D$2]*[.$B$2];[.$A$2]-([.$A$2]-[.$J$2])*([.$K$2]/[.L547])^2)*-1" office:value-type="float" office:value="-2.17106165694794" calcext:value-type="float">
            <text:p>-2.17106165694794</text:p>
          </table:table-cell>
          <table:table-cell table:formula="of:=IF([.L547]&lt;[.$K$2];([.N547]-[.$E$2]/([.$D$2]^2))*[.$D$2]*[.$B$2];[.$A$2]+([.$A$2]-[.$J$2])*([.$K$2]/[.L547])^2)*-1" office:value-type="float" office:value="-2.32893834305206" calcext:value-type="float">
            <text:p>-2.3289383430520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47]+0.01" office:value-type="float" office:value="6.45999999999991" calcext:value-type="float">
            <text:p>6.45999999999991</text:p>
          </table:table-cell>
          <table:table-cell table:formula="of:=IF([.L548]&lt;[.$K$2];(SQRT([.$I$2])+0.5*LN([.L548]/[.$K$2]))^2;0)" office:value-type="float" office:value="0" calcext:value-type="float">
            <text:p>0</text:p>
          </table:table-cell>
          <table:table-cell table:formula="of:=IF([.L548]&lt;[.$K$2];SQRT([.M548])+[.M548];0)" office:value-type="float" office:value="0" calcext:value-type="float">
            <text:p>0</text:p>
          </table:table-cell>
          <table:table-cell table:formula="of:=IF([.L548]&lt;[.$K$2];([.M548]-[.$E$2]/([.$D$2]^2))*[.$D$2]*[.$B$2];[.$A$2]-([.$A$2]-[.$J$2])*([.$K$2]/[.L548])^2)*-1" office:value-type="float" office:value="-2.17130585894566" calcext:value-type="float">
            <text:p>-2.17130585894566</text:p>
          </table:table-cell>
          <table:table-cell table:formula="of:=IF([.L548]&lt;[.$K$2];([.N548]-[.$E$2]/([.$D$2]^2))*[.$D$2]*[.$B$2];[.$A$2]+([.$A$2]-[.$J$2])*([.$K$2]/[.L548])^2)*-1" office:value-type="float" office:value="-2.32869414105434" calcext:value-type="float">
            <text:p>-2.3286941410543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48]+0.01" office:value-type="float" office:value="6.46999999999991" calcext:value-type="float">
            <text:p>6.46999999999991</text:p>
          </table:table-cell>
          <table:table-cell table:formula="of:=IF([.L549]&lt;[.$K$2];(SQRT([.$I$2])+0.5*LN([.L549]/[.$K$2]))^2;0)" office:value-type="float" office:value="0" calcext:value-type="float">
            <text:p>0</text:p>
          </table:table-cell>
          <table:table-cell table:formula="of:=IF([.L549]&lt;[.$K$2];SQRT([.M549])+[.M549];0)" office:value-type="float" office:value="0" calcext:value-type="float">
            <text:p>0</text:p>
          </table:table-cell>
          <table:table-cell table:formula="of:=IF([.L549]&lt;[.$K$2];([.M549]-[.$E$2]/([.$D$2]^2))*[.$D$2]*[.$B$2];[.$A$2]-([.$A$2]-[.$J$2])*([.$K$2]/[.L549])^2)*-1" office:value-type="float" office:value="-2.17154892950645" calcext:value-type="float">
            <text:p>-2.17154892950645</text:p>
          </table:table-cell>
          <table:table-cell table:formula="of:=IF([.L549]&lt;[.$K$2];([.N549]-[.$E$2]/([.$D$2]^2))*[.$D$2]*[.$B$2];[.$A$2]+([.$A$2]-[.$J$2])*([.$K$2]/[.L549])^2)*-1" office:value-type="float" office:value="-2.32845107049355" calcext:value-type="float">
            <text:p>-2.3284510704935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49]+0.01" office:value-type="float" office:value="6.47999999999991" calcext:value-type="float">
            <text:p>6.47999999999991</text:p>
          </table:table-cell>
          <table:table-cell table:formula="of:=IF([.L550]&lt;[.$K$2];(SQRT([.$I$2])+0.5*LN([.L550]/[.$K$2]))^2;0)" office:value-type="float" office:value="0" calcext:value-type="float">
            <text:p>0</text:p>
          </table:table-cell>
          <table:table-cell table:formula="of:=IF([.L550]&lt;[.$K$2];SQRT([.M550])+[.M550];0)" office:value-type="float" office:value="0" calcext:value-type="float">
            <text:p>0</text:p>
          </table:table-cell>
          <table:table-cell table:formula="of:=IF([.L550]&lt;[.$K$2];([.M550]-[.$E$2]/([.$D$2]^2))*[.$D$2]*[.$B$2];[.$A$2]-([.$A$2]-[.$J$2])*([.$K$2]/[.L550])^2)*-1" office:value-type="float" office:value="-2.17179087560911" calcext:value-type="float">
            <text:p>-2.17179087560911</text:p>
          </table:table-cell>
          <table:table-cell table:formula="of:=IF([.L550]&lt;[.$K$2];([.N550]-[.$E$2]/([.$D$2]^2))*[.$D$2]*[.$B$2];[.$A$2]+([.$A$2]-[.$J$2])*([.$K$2]/[.L550])^2)*-1" office:value-type="float" office:value="-2.32820912439089" calcext:value-type="float">
            <text:p>-2.3282091243908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50]+0.01" office:value-type="float" office:value="6.48999999999991" calcext:value-type="float">
            <text:p>6.48999999999991</text:p>
          </table:table-cell>
          <table:table-cell table:formula="of:=IF([.L551]&lt;[.$K$2];(SQRT([.$I$2])+0.5*LN([.L551]/[.$K$2]))^2;0)" office:value-type="float" office:value="0" calcext:value-type="float">
            <text:p>0</text:p>
          </table:table-cell>
          <table:table-cell table:formula="of:=IF([.L551]&lt;[.$K$2];SQRT([.M551])+[.M551];0)" office:value-type="float" office:value="0" calcext:value-type="float">
            <text:p>0</text:p>
          </table:table-cell>
          <table:table-cell table:formula="of:=IF([.L551]&lt;[.$K$2];([.M551]-[.$E$2]/([.$D$2]^2))*[.$D$2]*[.$B$2];[.$A$2]-([.$A$2]-[.$J$2])*([.$K$2]/[.L551])^2)*-1" office:value-type="float" office:value="-2.17203170417868" calcext:value-type="float">
            <text:p>-2.17203170417868</text:p>
          </table:table-cell>
          <table:table-cell table:formula="of:=IF([.L551]&lt;[.$K$2];([.N551]-[.$E$2]/([.$D$2]^2))*[.$D$2]*[.$B$2];[.$A$2]+([.$A$2]-[.$J$2])*([.$K$2]/[.L551])^2)*-1" office:value-type="float" office:value="-2.32796829582132" calcext:value-type="float">
            <text:p>-2.3279682958213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51]+0.01" office:value-type="float" office:value="6.49999999999991" calcext:value-type="float">
            <text:p>6.49999999999991</text:p>
          </table:table-cell>
          <table:table-cell table:formula="of:=IF([.L552]&lt;[.$K$2];(SQRT([.$I$2])+0.5*LN([.L552]/[.$K$2]))^2;0)" office:value-type="float" office:value="0" calcext:value-type="float">
            <text:p>0</text:p>
          </table:table-cell>
          <table:table-cell table:formula="of:=IF([.L552]&lt;[.$K$2];SQRT([.M552])+[.M552];0)" office:value-type="float" office:value="0" calcext:value-type="float">
            <text:p>0</text:p>
          </table:table-cell>
          <table:table-cell table:formula="of:=IF([.L552]&lt;[.$K$2];([.M552]-[.$E$2]/([.$D$2]^2))*[.$D$2]*[.$B$2];[.$A$2]-([.$A$2]-[.$J$2])*([.$K$2]/[.L552])^2)*-1" office:value-type="float" office:value="-2.17227142208702" calcext:value-type="float">
            <text:p>-2.17227142208702</text:p>
          </table:table-cell>
          <table:table-cell table:formula="of:=IF([.L552]&lt;[.$K$2];([.N552]-[.$E$2]/([.$D$2]^2))*[.$D$2]*[.$B$2];[.$A$2]+([.$A$2]-[.$J$2])*([.$K$2]/[.L552])^2)*-1" office:value-type="float" office:value="-2.32772857791298" calcext:value-type="float">
            <text:p>-2.3277285779129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52]+0.01" office:value-type="float" office:value="6.50999999999991" calcext:value-type="float">
            <text:p>6.50999999999991</text:p>
          </table:table-cell>
          <table:table-cell table:formula="of:=IF([.L553]&lt;[.$K$2];(SQRT([.$I$2])+0.5*LN([.L553]/[.$K$2]))^2;0)" office:value-type="float" office:value="0" calcext:value-type="float">
            <text:p>0</text:p>
          </table:table-cell>
          <table:table-cell table:formula="of:=IF([.L553]&lt;[.$K$2];SQRT([.M553])+[.M553];0)" office:value-type="float" office:value="0" calcext:value-type="float">
            <text:p>0</text:p>
          </table:table-cell>
          <table:table-cell table:formula="of:=IF([.L553]&lt;[.$K$2];([.M553]-[.$E$2]/([.$D$2]^2))*[.$D$2]*[.$B$2];[.$A$2]-([.$A$2]-[.$J$2])*([.$K$2]/[.L553])^2)*-1" office:value-type="float" office:value="-2.17251003615321" calcext:value-type="float">
            <text:p>-2.17251003615321</text:p>
          </table:table-cell>
          <table:table-cell table:formula="of:=IF([.L553]&lt;[.$K$2];([.N553]-[.$E$2]/([.$D$2]^2))*[.$D$2]*[.$B$2];[.$A$2]+([.$A$2]-[.$J$2])*([.$K$2]/[.L553])^2)*-1" office:value-type="float" office:value="-2.32748996384679" calcext:value-type="float">
            <text:p>-2.3274899638467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53]+0.01" office:value-type="float" office:value="6.5199999999999" calcext:value-type="float">
            <text:p>6.5199999999999</text:p>
          </table:table-cell>
          <table:table-cell table:formula="of:=IF([.L554]&lt;[.$K$2];(SQRT([.$I$2])+0.5*LN([.L554]/[.$K$2]))^2;0)" office:value-type="float" office:value="0" calcext:value-type="float">
            <text:p>0</text:p>
          </table:table-cell>
          <table:table-cell table:formula="of:=IF([.L554]&lt;[.$K$2];SQRT([.M554])+[.M554];0)" office:value-type="float" office:value="0" calcext:value-type="float">
            <text:p>0</text:p>
          </table:table-cell>
          <table:table-cell table:formula="of:=IF([.L554]&lt;[.$K$2];([.M554]-[.$E$2]/([.$D$2]^2))*[.$D$2]*[.$B$2];[.$A$2]-([.$A$2]-[.$J$2])*([.$K$2]/[.L554])^2)*-1" office:value-type="float" office:value="-2.17274755314409" calcext:value-type="float">
            <text:p>-2.17274755314409</text:p>
          </table:table-cell>
          <table:table-cell table:formula="of:=IF([.L554]&lt;[.$K$2];([.N554]-[.$E$2]/([.$D$2]^2))*[.$D$2]*[.$B$2];[.$A$2]+([.$A$2]-[.$J$2])*([.$K$2]/[.L554])^2)*-1" office:value-type="float" office:value="-2.32725244685591" calcext:value-type="float">
            <text:p>-2.3272524468559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54]+0.01" office:value-type="float" office:value="6.5299999999999" calcext:value-type="float">
            <text:p>6.5299999999999</text:p>
          </table:table-cell>
          <table:table-cell table:formula="of:=IF([.L555]&lt;[.$K$2];(SQRT([.$I$2])+0.5*LN([.L555]/[.$K$2]))^2;0)" office:value-type="float" office:value="0" calcext:value-type="float">
            <text:p>0</text:p>
          </table:table-cell>
          <table:table-cell table:formula="of:=IF([.L555]&lt;[.$K$2];SQRT([.M555])+[.M555];0)" office:value-type="float" office:value="0" calcext:value-type="float">
            <text:p>0</text:p>
          </table:table-cell>
          <table:table-cell table:formula="of:=IF([.L555]&lt;[.$K$2];([.M555]-[.$E$2]/([.$D$2]^2))*[.$D$2]*[.$B$2];[.$A$2]-([.$A$2]-[.$J$2])*([.$K$2]/[.L555])^2)*-1" office:value-type="float" office:value="-2.17298397977474" calcext:value-type="float">
            <text:p>-2.17298397977474</text:p>
          </table:table-cell>
          <table:table-cell table:formula="of:=IF([.L555]&lt;[.$K$2];([.N555]-[.$E$2]/([.$D$2]^2))*[.$D$2]*[.$B$2];[.$A$2]+([.$A$2]-[.$J$2])*([.$K$2]/[.L555])^2)*-1" office:value-type="float" office:value="-2.32701602022526" calcext:value-type="float">
            <text:p>-2.3270160202252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55]+0.01" office:value-type="float" office:value="6.5399999999999" calcext:value-type="float">
            <text:p>6.5399999999999</text:p>
          </table:table-cell>
          <table:table-cell table:formula="of:=IF([.L556]&lt;[.$K$2];(SQRT([.$I$2])+0.5*LN([.L556]/[.$K$2]))^2;0)" office:value-type="float" office:value="0" calcext:value-type="float">
            <text:p>0</text:p>
          </table:table-cell>
          <table:table-cell table:formula="of:=IF([.L556]&lt;[.$K$2];SQRT([.M556])+[.M556];0)" office:value-type="float" office:value="0" calcext:value-type="float">
            <text:p>0</text:p>
          </table:table-cell>
          <table:table-cell table:formula="of:=IF([.L556]&lt;[.$K$2];([.M556]-[.$E$2]/([.$D$2]^2))*[.$D$2]*[.$B$2];[.$A$2]-([.$A$2]-[.$J$2])*([.$K$2]/[.L556])^2)*-1" office:value-type="float" office:value="-2.17321932270891" calcext:value-type="float">
            <text:p>-2.17321932270891</text:p>
          </table:table-cell>
          <table:table-cell table:formula="of:=IF([.L556]&lt;[.$K$2];([.N556]-[.$E$2]/([.$D$2]^2))*[.$D$2]*[.$B$2];[.$A$2]+([.$A$2]-[.$J$2])*([.$K$2]/[.L556])^2)*-1" office:value-type="float" office:value="-2.32678067729109" calcext:value-type="float">
            <text:p>-2.3267806772910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56]+0.01" office:value-type="float" office:value="6.5499999999999" calcext:value-type="float">
            <text:p>6.5499999999999</text:p>
          </table:table-cell>
          <table:table-cell table:formula="of:=IF([.L557]&lt;[.$K$2];(SQRT([.$I$2])+0.5*LN([.L557]/[.$K$2]))^2;0)" office:value-type="float" office:value="0" calcext:value-type="float">
            <text:p>0</text:p>
          </table:table-cell>
          <table:table-cell table:formula="of:=IF([.L557]&lt;[.$K$2];SQRT([.M557])+[.M557];0)" office:value-type="float" office:value="0" calcext:value-type="float">
            <text:p>0</text:p>
          </table:table-cell>
          <table:table-cell table:formula="of:=IF([.L557]&lt;[.$K$2];([.M557]-[.$E$2]/([.$D$2]^2))*[.$D$2]*[.$B$2];[.$A$2]-([.$A$2]-[.$J$2])*([.$K$2]/[.L557])^2)*-1" office:value-type="float" office:value="-2.17345358855956" calcext:value-type="float">
            <text:p>-2.17345358855956</text:p>
          </table:table-cell>
          <table:table-cell table:formula="of:=IF([.L557]&lt;[.$K$2];([.N557]-[.$E$2]/([.$D$2]^2))*[.$D$2]*[.$B$2];[.$A$2]+([.$A$2]-[.$J$2])*([.$K$2]/[.L557])^2)*-1" office:value-type="float" office:value="-2.32654641144044" calcext:value-type="float">
            <text:p>-2.3265464114404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57]+0.01" office:value-type="float" office:value="6.5599999999999" calcext:value-type="float">
            <text:p>6.5599999999999</text:p>
          </table:table-cell>
          <table:table-cell table:formula="of:=IF([.L558]&lt;[.$K$2];(SQRT([.$I$2])+0.5*LN([.L558]/[.$K$2]))^2;0)" office:value-type="float" office:value="0" calcext:value-type="float">
            <text:p>0</text:p>
          </table:table-cell>
          <table:table-cell table:formula="of:=IF([.L558]&lt;[.$K$2];SQRT([.M558])+[.M558];0)" office:value-type="float" office:value="0" calcext:value-type="float">
            <text:p>0</text:p>
          </table:table-cell>
          <table:table-cell table:formula="of:=IF([.L558]&lt;[.$K$2];([.M558]-[.$E$2]/([.$D$2]^2))*[.$D$2]*[.$B$2];[.$A$2]-([.$A$2]-[.$J$2])*([.$K$2]/[.L558])^2)*-1" office:value-type="float" office:value="-2.17368678388925" calcext:value-type="float">
            <text:p>-2.17368678388925</text:p>
          </table:table-cell>
          <table:table-cell table:formula="of:=IF([.L558]&lt;[.$K$2];([.N558]-[.$E$2]/([.$D$2]^2))*[.$D$2]*[.$B$2];[.$A$2]+([.$A$2]-[.$J$2])*([.$K$2]/[.L558])^2)*-1" office:value-type="float" office:value="-2.32631321611075" calcext:value-type="float">
            <text:p>-2.3263132161107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58]+0.01" office:value-type="float" office:value="6.5699999999999" calcext:value-type="float">
            <text:p>6.5699999999999</text:p>
          </table:table-cell>
          <table:table-cell table:formula="of:=IF([.L559]&lt;[.$K$2];(SQRT([.$I$2])+0.5*LN([.L559]/[.$K$2]))^2;0)" office:value-type="float" office:value="0" calcext:value-type="float">
            <text:p>0</text:p>
          </table:table-cell>
          <table:table-cell table:formula="of:=IF([.L559]&lt;[.$K$2];SQRT([.M559])+[.M559];0)" office:value-type="float" office:value="0" calcext:value-type="float">
            <text:p>0</text:p>
          </table:table-cell>
          <table:table-cell table:formula="of:=IF([.L559]&lt;[.$K$2];([.M559]-[.$E$2]/([.$D$2]^2))*[.$D$2]*[.$B$2];[.$A$2]-([.$A$2]-[.$J$2])*([.$K$2]/[.L559])^2)*-1" office:value-type="float" office:value="-2.17391891521066" calcext:value-type="float">
            <text:p>-2.17391891521066</text:p>
          </table:table-cell>
          <table:table-cell table:formula="of:=IF([.L559]&lt;[.$K$2];([.N559]-[.$E$2]/([.$D$2]^2))*[.$D$2]*[.$B$2];[.$A$2]+([.$A$2]-[.$J$2])*([.$K$2]/[.L559])^2)*-1" office:value-type="float" office:value="-2.32608108478934" calcext:value-type="float">
            <text:p>-2.3260810847893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59]+0.01" office:value-type="float" office:value="6.5799999999999" calcext:value-type="float">
            <text:p>6.5799999999999</text:p>
          </table:table-cell>
          <table:table-cell table:formula="of:=IF([.L560]&lt;[.$K$2];(SQRT([.$I$2])+0.5*LN([.L560]/[.$K$2]))^2;0)" office:value-type="float" office:value="0" calcext:value-type="float">
            <text:p>0</text:p>
          </table:table-cell>
          <table:table-cell table:formula="of:=IF([.L560]&lt;[.$K$2];SQRT([.M560])+[.M560];0)" office:value-type="float" office:value="0" calcext:value-type="float">
            <text:p>0</text:p>
          </table:table-cell>
          <table:table-cell table:formula="of:=IF([.L560]&lt;[.$K$2];([.M560]-[.$E$2]/([.$D$2]^2))*[.$D$2]*[.$B$2];[.$A$2]-([.$A$2]-[.$J$2])*([.$K$2]/[.L560])^2)*-1" office:value-type="float" office:value="-2.174149988987" calcext:value-type="float">
            <text:p>-2.174149988987</text:p>
          </table:table-cell>
          <table:table-cell table:formula="of:=IF([.L560]&lt;[.$K$2];([.N560]-[.$E$2]/([.$D$2]^2))*[.$D$2]*[.$B$2];[.$A$2]+([.$A$2]-[.$J$2])*([.$K$2]/[.L560])^2)*-1" office:value-type="float" office:value="-2.325850011013" calcext:value-type="float">
            <text:p>-2.32585001101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60]+0.01" office:value-type="float" office:value="6.5899999999999" calcext:value-type="float">
            <text:p>6.5899999999999</text:p>
          </table:table-cell>
          <table:table-cell table:formula="of:=IF([.L561]&lt;[.$K$2];(SQRT([.$I$2])+0.5*LN([.L561]/[.$K$2]))^2;0)" office:value-type="float" office:value="0" calcext:value-type="float">
            <text:p>0</text:p>
          </table:table-cell>
          <table:table-cell table:formula="of:=IF([.L561]&lt;[.$K$2];SQRT([.M561])+[.M561];0)" office:value-type="float" office:value="0" calcext:value-type="float">
            <text:p>0</text:p>
          </table:table-cell>
          <table:table-cell table:formula="of:=IF([.L561]&lt;[.$K$2];([.M561]-[.$E$2]/([.$D$2]^2))*[.$D$2]*[.$B$2];[.$A$2]-([.$A$2]-[.$J$2])*([.$K$2]/[.L561])^2)*-1" office:value-type="float" office:value="-2.17438001163248" calcext:value-type="float">
            <text:p>-2.17438001163248</text:p>
          </table:table-cell>
          <table:table-cell table:formula="of:=IF([.L561]&lt;[.$K$2];([.N561]-[.$E$2]/([.$D$2]^2))*[.$D$2]*[.$B$2];[.$A$2]+([.$A$2]-[.$J$2])*([.$K$2]/[.L561])^2)*-1" office:value-type="float" office:value="-2.32561998836752" calcext:value-type="float">
            <text:p>-2.3256199883675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61]+0.01" office:value-type="float" office:value="6.5999999999999" calcext:value-type="float">
            <text:p>6.5999999999999</text:p>
          </table:table-cell>
          <table:table-cell table:formula="of:=IF([.L562]&lt;[.$K$2];(SQRT([.$I$2])+0.5*LN([.L562]/[.$K$2]))^2;0)" office:value-type="float" office:value="0" calcext:value-type="float">
            <text:p>0</text:p>
          </table:table-cell>
          <table:table-cell table:formula="of:=IF([.L562]&lt;[.$K$2];SQRT([.M562])+[.M562];0)" office:value-type="float" office:value="0" calcext:value-type="float">
            <text:p>0</text:p>
          </table:table-cell>
          <table:table-cell table:formula="of:=IF([.L562]&lt;[.$K$2];([.M562]-[.$E$2]/([.$D$2]^2))*[.$D$2]*[.$B$2];[.$A$2]-([.$A$2]-[.$J$2])*([.$K$2]/[.L562])^2)*-1" office:value-type="float" office:value="-2.17460898951278" calcext:value-type="float">
            <text:p>-2.17460898951278</text:p>
          </table:table-cell>
          <table:table-cell table:formula="of:=IF([.L562]&lt;[.$K$2];([.N562]-[.$E$2]/([.$D$2]^2))*[.$D$2]*[.$B$2];[.$A$2]+([.$A$2]-[.$J$2])*([.$K$2]/[.L562])^2)*-1" office:value-type="float" office:value="-2.32539101048722" calcext:value-type="float">
            <text:p>-2.3253910104872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62]+0.01" office:value-type="float" office:value="6.6099999999999" calcext:value-type="float">
            <text:p>6.6099999999999</text:p>
          </table:table-cell>
          <table:table-cell table:formula="of:=IF([.L563]&lt;[.$K$2];(SQRT([.$I$2])+0.5*LN([.L563]/[.$K$2]))^2;0)" office:value-type="float" office:value="0" calcext:value-type="float">
            <text:p>0</text:p>
          </table:table-cell>
          <table:table-cell table:formula="of:=IF([.L563]&lt;[.$K$2];SQRT([.M563])+[.M563];0)" office:value-type="float" office:value="0" calcext:value-type="float">
            <text:p>0</text:p>
          </table:table-cell>
          <table:table-cell table:formula="of:=IF([.L563]&lt;[.$K$2];([.M563]-[.$E$2]/([.$D$2]^2))*[.$D$2]*[.$B$2];[.$A$2]-([.$A$2]-[.$J$2])*([.$K$2]/[.L563])^2)*-1" office:value-type="float" office:value="-2.17483692894543" calcext:value-type="float">
            <text:p>-2.17483692894543</text:p>
          </table:table-cell>
          <table:table-cell table:formula="of:=IF([.L563]&lt;[.$K$2];([.N563]-[.$E$2]/([.$D$2]^2))*[.$D$2]*[.$B$2];[.$A$2]+([.$A$2]-[.$J$2])*([.$K$2]/[.L563])^2)*-1" office:value-type="float" office:value="-2.32516307105457" calcext:value-type="float">
            <text:p>-2.3251630710545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63]+0.01" office:value-type="float" office:value="6.6199999999999" calcext:value-type="float">
            <text:p>6.6199999999999</text:p>
          </table:table-cell>
          <table:table-cell table:formula="of:=IF([.L564]&lt;[.$K$2];(SQRT([.$I$2])+0.5*LN([.L564]/[.$K$2]))^2;0)" office:value-type="float" office:value="0" calcext:value-type="float">
            <text:p>0</text:p>
          </table:table-cell>
          <table:table-cell table:formula="of:=IF([.L564]&lt;[.$K$2];SQRT([.M564])+[.M564];0)" office:value-type="float" office:value="0" calcext:value-type="float">
            <text:p>0</text:p>
          </table:table-cell>
          <table:table-cell table:formula="of:=IF([.L564]&lt;[.$K$2];([.M564]-[.$E$2]/([.$D$2]^2))*[.$D$2]*[.$B$2];[.$A$2]-([.$A$2]-[.$J$2])*([.$K$2]/[.L564])^2)*-1" office:value-type="float" office:value="-2.1750638362003" calcext:value-type="float">
            <text:p>-2.1750638362003</text:p>
          </table:table-cell>
          <table:table-cell table:formula="of:=IF([.L564]&lt;[.$K$2];([.N564]-[.$E$2]/([.$D$2]^2))*[.$D$2]*[.$B$2];[.$A$2]+([.$A$2]-[.$J$2])*([.$K$2]/[.L564])^2)*-1" office:value-type="float" office:value="-2.3249361637997" calcext:value-type="float">
            <text:p>-2.324936163799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64]+0.01" office:value-type="float" office:value="6.6299999999999" calcext:value-type="float">
            <text:p>6.6299999999999</text:p>
          </table:table-cell>
          <table:table-cell table:formula="of:=IF([.L565]&lt;[.$K$2];(SQRT([.$I$2])+0.5*LN([.L565]/[.$K$2]))^2;0)" office:value-type="float" office:value="0" calcext:value-type="float">
            <text:p>0</text:p>
          </table:table-cell>
          <table:table-cell table:formula="of:=IF([.L565]&lt;[.$K$2];SQRT([.M565])+[.M565];0)" office:value-type="float" office:value="0" calcext:value-type="float">
            <text:p>0</text:p>
          </table:table-cell>
          <table:table-cell table:formula="of:=IF([.L565]&lt;[.$K$2];([.M565]-[.$E$2]/([.$D$2]^2))*[.$D$2]*[.$B$2];[.$A$2]-([.$A$2]-[.$J$2])*([.$K$2]/[.L565])^2)*-1" office:value-type="float" office:value="-2.17528971750002" calcext:value-type="float">
            <text:p>-2.17528971750002</text:p>
          </table:table-cell>
          <table:table-cell table:formula="of:=IF([.L565]&lt;[.$K$2];([.N565]-[.$E$2]/([.$D$2]^2))*[.$D$2]*[.$B$2];[.$A$2]+([.$A$2]-[.$J$2])*([.$K$2]/[.L565])^2)*-1" office:value-type="float" office:value="-2.32471028249998" calcext:value-type="float">
            <text:p>-2.3247102824999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65]+0.01" office:value-type="float" office:value="6.6399999999999" calcext:value-type="float">
            <text:p>6.6399999999999</text:p>
          </table:table-cell>
          <table:table-cell table:formula="of:=IF([.L566]&lt;[.$K$2];(SQRT([.$I$2])+0.5*LN([.L566]/[.$K$2]))^2;0)" office:value-type="float" office:value="0" calcext:value-type="float">
            <text:p>0</text:p>
          </table:table-cell>
          <table:table-cell table:formula="of:=IF([.L566]&lt;[.$K$2];SQRT([.M566])+[.M566];0)" office:value-type="float" office:value="0" calcext:value-type="float">
            <text:p>0</text:p>
          </table:table-cell>
          <table:table-cell table:formula="of:=IF([.L566]&lt;[.$K$2];([.M566]-[.$E$2]/([.$D$2]^2))*[.$D$2]*[.$B$2];[.$A$2]-([.$A$2]-[.$J$2])*([.$K$2]/[.L566])^2)*-1" office:value-type="float" office:value="-2.17551457902037" calcext:value-type="float">
            <text:p>-2.17551457902037</text:p>
          </table:table-cell>
          <table:table-cell table:formula="of:=IF([.L566]&lt;[.$K$2];([.N566]-[.$E$2]/([.$D$2]^2))*[.$D$2]*[.$B$2];[.$A$2]+([.$A$2]-[.$J$2])*([.$K$2]/[.L566])^2)*-1" office:value-type="float" office:value="-2.32448542097963" calcext:value-type="float">
            <text:p>-2.3244854209796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66]+0.01" office:value-type="float" office:value="6.6499999999999" calcext:value-type="float">
            <text:p>6.6499999999999</text:p>
          </table:table-cell>
          <table:table-cell table:formula="of:=IF([.L567]&lt;[.$K$2];(SQRT([.$I$2])+0.5*LN([.L567]/[.$K$2]))^2;0)" office:value-type="float" office:value="0" calcext:value-type="float">
            <text:p>0</text:p>
          </table:table-cell>
          <table:table-cell table:formula="of:=IF([.L567]&lt;[.$K$2];SQRT([.M567])+[.M567];0)" office:value-type="float" office:value="0" calcext:value-type="float">
            <text:p>0</text:p>
          </table:table-cell>
          <table:table-cell table:formula="of:=IF([.L567]&lt;[.$K$2];([.M567]-[.$E$2]/([.$D$2]^2))*[.$D$2]*[.$B$2];[.$A$2]-([.$A$2]-[.$J$2])*([.$K$2]/[.L567])^2)*-1" office:value-type="float" office:value="-2.17573842689076" calcext:value-type="float">
            <text:p>-2.17573842689076</text:p>
          </table:table-cell>
          <table:table-cell table:formula="of:=IF([.L567]&lt;[.$K$2];([.N567]-[.$E$2]/([.$D$2]^2))*[.$D$2]*[.$B$2];[.$A$2]+([.$A$2]-[.$J$2])*([.$K$2]/[.L567])^2)*-1" office:value-type="float" office:value="-2.32426157310924" calcext:value-type="float">
            <text:p>-2.3242615731092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67]+0.01" office:value-type="float" office:value="6.6599999999999" calcext:value-type="float">
            <text:p>6.6599999999999</text:p>
          </table:table-cell>
          <table:table-cell table:formula="of:=IF([.L568]&lt;[.$K$2];(SQRT([.$I$2])+0.5*LN([.L568]/[.$K$2]))^2;0)" office:value-type="float" office:value="0" calcext:value-type="float">
            <text:p>0</text:p>
          </table:table-cell>
          <table:table-cell table:formula="of:=IF([.L568]&lt;[.$K$2];SQRT([.M568])+[.M568];0)" office:value-type="float" office:value="0" calcext:value-type="float">
            <text:p>0</text:p>
          </table:table-cell>
          <table:table-cell table:formula="of:=IF([.L568]&lt;[.$K$2];([.M568]-[.$E$2]/([.$D$2]^2))*[.$D$2]*[.$B$2];[.$A$2]-([.$A$2]-[.$J$2])*([.$K$2]/[.L568])^2)*-1" office:value-type="float" office:value="-2.1759612671946" calcext:value-type="float">
            <text:p>-2.1759612671946</text:p>
          </table:table-cell>
          <table:table-cell table:formula="of:=IF([.L568]&lt;[.$K$2];([.N568]-[.$E$2]/([.$D$2]^2))*[.$D$2]*[.$B$2];[.$A$2]+([.$A$2]-[.$J$2])*([.$K$2]/[.L568])^2)*-1" office:value-type="float" office:value="-2.3240387328054" calcext:value-type="float">
            <text:p>-2.324038732805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68]+0.01" office:value-type="float" office:value="6.6699999999999" calcext:value-type="float">
            <text:p>6.6699999999999</text:p>
          </table:table-cell>
          <table:table-cell table:formula="of:=IF([.L569]&lt;[.$K$2];(SQRT([.$I$2])+0.5*LN([.L569]/[.$K$2]))^2;0)" office:value-type="float" office:value="0" calcext:value-type="float">
            <text:p>0</text:p>
          </table:table-cell>
          <table:table-cell table:formula="of:=IF([.L569]&lt;[.$K$2];SQRT([.M569])+[.M569];0)" office:value-type="float" office:value="0" calcext:value-type="float">
            <text:p>0</text:p>
          </table:table-cell>
          <table:table-cell table:formula="of:=IF([.L569]&lt;[.$K$2];([.M569]-[.$E$2]/([.$D$2]^2))*[.$D$2]*[.$B$2];[.$A$2]-([.$A$2]-[.$J$2])*([.$K$2]/[.L569])^2)*-1" office:value-type="float" office:value="-2.17618310596973" calcext:value-type="float">
            <text:p>-2.17618310596973</text:p>
          </table:table-cell>
          <table:table-cell table:formula="of:=IF([.L569]&lt;[.$K$2];([.N569]-[.$E$2]/([.$D$2]^2))*[.$D$2]*[.$B$2];[.$A$2]+([.$A$2]-[.$J$2])*([.$K$2]/[.L569])^2)*-1" office:value-type="float" office:value="-2.32381689403027" calcext:value-type="float">
            <text:p>-2.3238168940302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69]+0.01" office:value-type="float" office:value="6.6799999999999" calcext:value-type="float">
            <text:p>6.6799999999999</text:p>
          </table:table-cell>
          <table:table-cell table:formula="of:=IF([.L570]&lt;[.$K$2];(SQRT([.$I$2])+0.5*LN([.L570]/[.$K$2]))^2;0)" office:value-type="float" office:value="0" calcext:value-type="float">
            <text:p>0</text:p>
          </table:table-cell>
          <table:table-cell table:formula="of:=IF([.L570]&lt;[.$K$2];SQRT([.M570])+[.M570];0)" office:value-type="float" office:value="0" calcext:value-type="float">
            <text:p>0</text:p>
          </table:table-cell>
          <table:table-cell table:formula="of:=IF([.L570]&lt;[.$K$2];([.M570]-[.$E$2]/([.$D$2]^2))*[.$D$2]*[.$B$2];[.$A$2]-([.$A$2]-[.$J$2])*([.$K$2]/[.L570])^2)*-1" office:value-type="float" office:value="-2.17640394920884" calcext:value-type="float">
            <text:p>-2.17640394920884</text:p>
          </table:table-cell>
          <table:table-cell table:formula="of:=IF([.L570]&lt;[.$K$2];([.N570]-[.$E$2]/([.$D$2]^2))*[.$D$2]*[.$B$2];[.$A$2]+([.$A$2]-[.$J$2])*([.$K$2]/[.L570])^2)*-1" office:value-type="float" office:value="-2.32359605079116" calcext:value-type="float">
            <text:p>-2.323596050791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70]+0.01" office:value-type="float" office:value="6.6899999999999" calcext:value-type="float">
            <text:p>6.6899999999999</text:p>
          </table:table-cell>
          <table:table-cell table:formula="of:=IF([.L571]&lt;[.$K$2];(SQRT([.$I$2])+0.5*LN([.L571]/[.$K$2]))^2;0)" office:value-type="float" office:value="0" calcext:value-type="float">
            <text:p>0</text:p>
          </table:table-cell>
          <table:table-cell table:formula="of:=IF([.L571]&lt;[.$K$2];SQRT([.M571])+[.M571];0)" office:value-type="float" office:value="0" calcext:value-type="float">
            <text:p>0</text:p>
          </table:table-cell>
          <table:table-cell table:formula="of:=IF([.L571]&lt;[.$K$2];([.M571]-[.$E$2]/([.$D$2]^2))*[.$D$2]*[.$B$2];[.$A$2]-([.$A$2]-[.$J$2])*([.$K$2]/[.L571])^2)*-1" office:value-type="float" office:value="-2.17662380285987" calcext:value-type="float">
            <text:p>-2.17662380285987</text:p>
          </table:table-cell>
          <table:table-cell table:formula="of:=IF([.L571]&lt;[.$K$2];([.N571]-[.$E$2]/([.$D$2]^2))*[.$D$2]*[.$B$2];[.$A$2]+([.$A$2]-[.$J$2])*([.$K$2]/[.L571])^2)*-1" office:value-type="float" office:value="-2.32337619714013" calcext:value-type="float">
            <text:p>-2.3233761971401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71]+0.01" office:value-type="float" office:value="6.6999999999999" calcext:value-type="float">
            <text:p>6.6999999999999</text:p>
          </table:table-cell>
          <table:table-cell table:formula="of:=IF([.L572]&lt;[.$K$2];(SQRT([.$I$2])+0.5*LN([.L572]/[.$K$2]))^2;0)" office:value-type="float" office:value="0" calcext:value-type="float">
            <text:p>0</text:p>
          </table:table-cell>
          <table:table-cell table:formula="of:=IF([.L572]&lt;[.$K$2];SQRT([.M572])+[.M572];0)" office:value-type="float" office:value="0" calcext:value-type="float">
            <text:p>0</text:p>
          </table:table-cell>
          <table:table-cell table:formula="of:=IF([.L572]&lt;[.$K$2];([.M572]-[.$E$2]/([.$D$2]^2))*[.$D$2]*[.$B$2];[.$A$2]-([.$A$2]-[.$J$2])*([.$K$2]/[.L572])^2)*-1" office:value-type="float" office:value="-2.17684267282639" calcext:value-type="float">
            <text:p>-2.17684267282639</text:p>
          </table:table-cell>
          <table:table-cell table:formula="of:=IF([.L572]&lt;[.$K$2];([.N572]-[.$E$2]/([.$D$2]^2))*[.$D$2]*[.$B$2];[.$A$2]+([.$A$2]-[.$J$2])*([.$K$2]/[.L572])^2)*-1" office:value-type="float" office:value="-2.32315732717361" calcext:value-type="float">
            <text:p>-2.3231573271736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72]+0.01" office:value-type="float" office:value="6.7099999999999" calcext:value-type="float">
            <text:p>6.7099999999999</text:p>
          </table:table-cell>
          <table:table-cell table:formula="of:=IF([.L573]&lt;[.$K$2];(SQRT([.$I$2])+0.5*LN([.L573]/[.$K$2]))^2;0)" office:value-type="float" office:value="0" calcext:value-type="float">
            <text:p>0</text:p>
          </table:table-cell>
          <table:table-cell table:formula="of:=IF([.L573]&lt;[.$K$2];SQRT([.M573])+[.M573];0)" office:value-type="float" office:value="0" calcext:value-type="float">
            <text:p>0</text:p>
          </table:table-cell>
          <table:table-cell table:formula="of:=IF([.L573]&lt;[.$K$2];([.M573]-[.$E$2]/([.$D$2]^2))*[.$D$2]*[.$B$2];[.$A$2]-([.$A$2]-[.$J$2])*([.$K$2]/[.L573])^2)*-1" office:value-type="float" office:value="-2.17706056496802" calcext:value-type="float">
            <text:p>-2.17706056496802</text:p>
          </table:table-cell>
          <table:table-cell table:formula="of:=IF([.L573]&lt;[.$K$2];([.N573]-[.$E$2]/([.$D$2]^2))*[.$D$2]*[.$B$2];[.$A$2]+([.$A$2]-[.$J$2])*([.$K$2]/[.L573])^2)*-1" office:value-type="float" office:value="-2.32293943503198" calcext:value-type="float">
            <text:p>-2.3229394350319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73]+0.01" office:value-type="float" office:value="6.7199999999999" calcext:value-type="float">
            <text:p>6.7199999999999</text:p>
          </table:table-cell>
          <table:table-cell table:formula="of:=IF([.L574]&lt;[.$K$2];(SQRT([.$I$2])+0.5*LN([.L574]/[.$K$2]))^2;0)" office:value-type="float" office:value="0" calcext:value-type="float">
            <text:p>0</text:p>
          </table:table-cell>
          <table:table-cell table:formula="of:=IF([.L574]&lt;[.$K$2];SQRT([.M574])+[.M574];0)" office:value-type="float" office:value="0" calcext:value-type="float">
            <text:p>0</text:p>
          </table:table-cell>
          <table:table-cell table:formula="of:=IF([.L574]&lt;[.$K$2];([.M574]-[.$E$2]/([.$D$2]^2))*[.$D$2]*[.$B$2];[.$A$2]-([.$A$2]-[.$J$2])*([.$K$2]/[.L574])^2)*-1" office:value-type="float" office:value="-2.17727748510081" calcext:value-type="float">
            <text:p>-2.17727748510081</text:p>
          </table:table-cell>
          <table:table-cell table:formula="of:=IF([.L574]&lt;[.$K$2];([.N574]-[.$E$2]/([.$D$2]^2))*[.$D$2]*[.$B$2];[.$A$2]+([.$A$2]-[.$J$2])*([.$K$2]/[.L574])^2)*-1" office:value-type="float" office:value="-2.32272251489919" calcext:value-type="float">
            <text:p>-2.3227225148991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74]+0.01" office:value-type="float" office:value="6.7299999999999" calcext:value-type="float">
            <text:p>6.7299999999999</text:p>
          </table:table-cell>
          <table:table-cell table:formula="of:=IF([.L575]&lt;[.$K$2];(SQRT([.$I$2])+0.5*LN([.L575]/[.$K$2]))^2;0)" office:value-type="float" office:value="0" calcext:value-type="float">
            <text:p>0</text:p>
          </table:table-cell>
          <table:table-cell table:formula="of:=IF([.L575]&lt;[.$K$2];SQRT([.M575])+[.M575];0)" office:value-type="float" office:value="0" calcext:value-type="float">
            <text:p>0</text:p>
          </table:table-cell>
          <table:table-cell table:formula="of:=IF([.L575]&lt;[.$K$2];([.M575]-[.$E$2]/([.$D$2]^2))*[.$D$2]*[.$B$2];[.$A$2]-([.$A$2]-[.$J$2])*([.$K$2]/[.L575])^2)*-1" office:value-type="float" office:value="-2.17749343899765" calcext:value-type="float">
            <text:p>-2.17749343899765</text:p>
          </table:table-cell>
          <table:table-cell table:formula="of:=IF([.L575]&lt;[.$K$2];([.N575]-[.$E$2]/([.$D$2]^2))*[.$D$2]*[.$B$2];[.$A$2]+([.$A$2]-[.$J$2])*([.$K$2]/[.L575])^2)*-1" office:value-type="float" office:value="-2.32250656100235" calcext:value-type="float">
            <text:p>-2.3225065610023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75]+0.01" office:value-type="float" office:value="6.7399999999999" calcext:value-type="float">
            <text:p>6.7399999999999</text:p>
          </table:table-cell>
          <table:table-cell table:formula="of:=IF([.L576]&lt;[.$K$2];(SQRT([.$I$2])+0.5*LN([.L576]/[.$K$2]))^2;0)" office:value-type="float" office:value="0" calcext:value-type="float">
            <text:p>0</text:p>
          </table:table-cell>
          <table:table-cell table:formula="of:=IF([.L576]&lt;[.$K$2];SQRT([.M576])+[.M576];0)" office:value-type="float" office:value="0" calcext:value-type="float">
            <text:p>0</text:p>
          </table:table-cell>
          <table:table-cell table:formula="of:=IF([.L576]&lt;[.$K$2];([.M576]-[.$E$2]/([.$D$2]^2))*[.$D$2]*[.$B$2];[.$A$2]-([.$A$2]-[.$J$2])*([.$K$2]/[.L576])^2)*-1" office:value-type="float" office:value="-2.17770843238861" calcext:value-type="float">
            <text:p>-2.17770843238861</text:p>
          </table:table-cell>
          <table:table-cell table:formula="of:=IF([.L576]&lt;[.$K$2];([.N576]-[.$E$2]/([.$D$2]^2))*[.$D$2]*[.$B$2];[.$A$2]+([.$A$2]-[.$J$2])*([.$K$2]/[.L576])^2)*-1" office:value-type="float" office:value="-2.32229156761139" calcext:value-type="float">
            <text:p>-2.3222915676113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76]+0.01" office:value-type="float" office:value="6.7499999999999" calcext:value-type="float">
            <text:p>6.7499999999999</text:p>
          </table:table-cell>
          <table:table-cell table:formula="of:=IF([.L577]&lt;[.$K$2];(SQRT([.$I$2])+0.5*LN([.L577]/[.$K$2]))^2;0)" office:value-type="float" office:value="0" calcext:value-type="float">
            <text:p>0</text:p>
          </table:table-cell>
          <table:table-cell table:formula="of:=IF([.L577]&lt;[.$K$2];SQRT([.M577])+[.M577];0)" office:value-type="float" office:value="0" calcext:value-type="float">
            <text:p>0</text:p>
          </table:table-cell>
          <table:table-cell table:formula="of:=IF([.L577]&lt;[.$K$2];([.M577]-[.$E$2]/([.$D$2]^2))*[.$D$2]*[.$B$2];[.$A$2]-([.$A$2]-[.$J$2])*([.$K$2]/[.L577])^2)*-1" office:value-type="float" office:value="-2.17792247096135" calcext:value-type="float">
            <text:p>-2.17792247096135</text:p>
          </table:table-cell>
          <table:table-cell table:formula="of:=IF([.L577]&lt;[.$K$2];([.N577]-[.$E$2]/([.$D$2]^2))*[.$D$2]*[.$B$2];[.$A$2]+([.$A$2]-[.$J$2])*([.$K$2]/[.L577])^2)*-1" office:value-type="float" office:value="-2.32207752903865" calcext:value-type="float">
            <text:p>-2.3220775290386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77]+0.01" office:value-type="float" office:value="6.7599999999999" calcext:value-type="float">
            <text:p>6.7599999999999</text:p>
          </table:table-cell>
          <table:table-cell table:formula="of:=IF([.L578]&lt;[.$K$2];(SQRT([.$I$2])+0.5*LN([.L578]/[.$K$2]))^2;0)" office:value-type="float" office:value="0" calcext:value-type="float">
            <text:p>0</text:p>
          </table:table-cell>
          <table:table-cell table:formula="of:=IF([.L578]&lt;[.$K$2];SQRT([.M578])+[.M578];0)" office:value-type="float" office:value="0" calcext:value-type="float">
            <text:p>0</text:p>
          </table:table-cell>
          <table:table-cell table:formula="of:=IF([.L578]&lt;[.$K$2];([.M578]-[.$E$2]/([.$D$2]^2))*[.$D$2]*[.$B$2];[.$A$2]-([.$A$2]-[.$J$2])*([.$K$2]/[.L578])^2)*-1" office:value-type="float" office:value="-2.17813556036152" calcext:value-type="float">
            <text:p>-2.17813556036152</text:p>
          </table:table-cell>
          <table:table-cell table:formula="of:=IF([.L578]&lt;[.$K$2];([.N578]-[.$E$2]/([.$D$2]^2))*[.$D$2]*[.$B$2];[.$A$2]+([.$A$2]-[.$J$2])*([.$K$2]/[.L578])^2)*-1" office:value-type="float" office:value="-2.32186443963848" calcext:value-type="float">
            <text:p>-2.3218644396384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78]+0.01" office:value-type="float" office:value="6.7699999999999" calcext:value-type="float">
            <text:p>6.7699999999999</text:p>
          </table:table-cell>
          <table:table-cell table:formula="of:=IF([.L579]&lt;[.$K$2];(SQRT([.$I$2])+0.5*LN([.L579]/[.$K$2]))^2;0)" office:value-type="float" office:value="0" calcext:value-type="float">
            <text:p>0</text:p>
          </table:table-cell>
          <table:table-cell table:formula="of:=IF([.L579]&lt;[.$K$2];SQRT([.M579])+[.M579];0)" office:value-type="float" office:value="0" calcext:value-type="float">
            <text:p>0</text:p>
          </table:table-cell>
          <table:table-cell table:formula="of:=IF([.L579]&lt;[.$K$2];([.M579]-[.$E$2]/([.$D$2]^2))*[.$D$2]*[.$B$2];[.$A$2]-([.$A$2]-[.$J$2])*([.$K$2]/[.L579])^2)*-1" office:value-type="float" office:value="-2.17834770619308" calcext:value-type="float">
            <text:p>-2.17834770619308</text:p>
          </table:table-cell>
          <table:table-cell table:formula="of:=IF([.L579]&lt;[.$K$2];([.N579]-[.$E$2]/([.$D$2]^2))*[.$D$2]*[.$B$2];[.$A$2]+([.$A$2]-[.$J$2])*([.$K$2]/[.L579])^2)*-1" office:value-type="float" office:value="-2.32165229380692" calcext:value-type="float">
            <text:p>-2.3216522938069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79]+0.01" office:value-type="float" office:value="6.7799999999999" calcext:value-type="float">
            <text:p>6.7799999999999</text:p>
          </table:table-cell>
          <table:table-cell table:formula="of:=IF([.L580]&lt;[.$K$2];(SQRT([.$I$2])+0.5*LN([.L580]/[.$K$2]))^2;0)" office:value-type="float" office:value="0" calcext:value-type="float">
            <text:p>0</text:p>
          </table:table-cell>
          <table:table-cell table:formula="of:=IF([.L580]&lt;[.$K$2];SQRT([.M580])+[.M580];0)" office:value-type="float" office:value="0" calcext:value-type="float">
            <text:p>0</text:p>
          </table:table-cell>
          <table:table-cell table:formula="of:=IF([.L580]&lt;[.$K$2];([.M580]-[.$E$2]/([.$D$2]^2))*[.$D$2]*[.$B$2];[.$A$2]-([.$A$2]-[.$J$2])*([.$K$2]/[.L580])^2)*-1" office:value-type="float" office:value="-2.17855891401869" calcext:value-type="float">
            <text:p>-2.17855891401869</text:p>
          </table:table-cell>
          <table:table-cell table:formula="of:=IF([.L580]&lt;[.$K$2];([.N580]-[.$E$2]/([.$D$2]^2))*[.$D$2]*[.$B$2];[.$A$2]+([.$A$2]-[.$J$2])*([.$K$2]/[.L580])^2)*-1" office:value-type="float" office:value="-2.32144108598131" calcext:value-type="float">
            <text:p>-2.3214410859813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80]+0.01" office:value-type="float" office:value="6.7899999999999" calcext:value-type="float">
            <text:p>6.7899999999999</text:p>
          </table:table-cell>
          <table:table-cell table:formula="of:=IF([.L581]&lt;[.$K$2];(SQRT([.$I$2])+0.5*LN([.L581]/[.$K$2]))^2;0)" office:value-type="float" office:value="0" calcext:value-type="float">
            <text:p>0</text:p>
          </table:table-cell>
          <table:table-cell table:formula="of:=IF([.L581]&lt;[.$K$2];SQRT([.M581])+[.M581];0)" office:value-type="float" office:value="0" calcext:value-type="float">
            <text:p>0</text:p>
          </table:table-cell>
          <table:table-cell table:formula="of:=IF([.L581]&lt;[.$K$2];([.M581]-[.$E$2]/([.$D$2]^2))*[.$D$2]*[.$B$2];[.$A$2]-([.$A$2]-[.$J$2])*([.$K$2]/[.L581])^2)*-1" office:value-type="float" office:value="-2.17876918936009" calcext:value-type="float">
            <text:p>-2.17876918936009</text:p>
          </table:table-cell>
          <table:table-cell table:formula="of:=IF([.L581]&lt;[.$K$2];([.N581]-[.$E$2]/([.$D$2]^2))*[.$D$2]*[.$B$2];[.$A$2]+([.$A$2]-[.$J$2])*([.$K$2]/[.L581])^2)*-1" office:value-type="float" office:value="-2.32123081063991" calcext:value-type="float">
            <text:p>-2.3212308106399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81]+0.01" office:value-type="float" office:value="6.7999999999999" calcext:value-type="float">
            <text:p>6.7999999999999</text:p>
          </table:table-cell>
          <table:table-cell table:formula="of:=IF([.L582]&lt;[.$K$2];(SQRT([.$I$2])+0.5*LN([.L582]/[.$K$2]))^2;0)" office:value-type="float" office:value="0" calcext:value-type="float">
            <text:p>0</text:p>
          </table:table-cell>
          <table:table-cell table:formula="of:=IF([.L582]&lt;[.$K$2];SQRT([.M582])+[.M582];0)" office:value-type="float" office:value="0" calcext:value-type="float">
            <text:p>0</text:p>
          </table:table-cell>
          <table:table-cell table:formula="of:=IF([.L582]&lt;[.$K$2];([.M582]-[.$E$2]/([.$D$2]^2))*[.$D$2]*[.$B$2];[.$A$2]-([.$A$2]-[.$J$2])*([.$K$2]/[.L582])^2)*-1" office:value-type="float" office:value="-2.17897853769846" calcext:value-type="float">
            <text:p>-2.17897853769846</text:p>
          </table:table-cell>
          <table:table-cell table:formula="of:=IF([.L582]&lt;[.$K$2];([.N582]-[.$E$2]/([.$D$2]^2))*[.$D$2]*[.$B$2];[.$A$2]+([.$A$2]-[.$J$2])*([.$K$2]/[.L582])^2)*-1" office:value-type="float" office:value="-2.32102146230154" calcext:value-type="float">
            <text:p>-2.3210214623015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82]+0.01" office:value-type="float" office:value="6.8099999999999" calcext:value-type="float">
            <text:p>6.8099999999999</text:p>
          </table:table-cell>
          <table:table-cell table:formula="of:=IF([.L583]&lt;[.$K$2];(SQRT([.$I$2])+0.5*LN([.L583]/[.$K$2]))^2;0)" office:value-type="float" office:value="0" calcext:value-type="float">
            <text:p>0</text:p>
          </table:table-cell>
          <table:table-cell table:formula="of:=IF([.L583]&lt;[.$K$2];SQRT([.M583])+[.M583];0)" office:value-type="float" office:value="0" calcext:value-type="float">
            <text:p>0</text:p>
          </table:table-cell>
          <table:table-cell table:formula="of:=IF([.L583]&lt;[.$K$2];([.M583]-[.$E$2]/([.$D$2]^2))*[.$D$2]*[.$B$2];[.$A$2]-([.$A$2]-[.$J$2])*([.$K$2]/[.L583])^2)*-1" office:value-type="float" office:value="-2.17918696447473" calcext:value-type="float">
            <text:p>-2.17918696447473</text:p>
          </table:table-cell>
          <table:table-cell table:formula="of:=IF([.L583]&lt;[.$K$2];([.N583]-[.$E$2]/([.$D$2]^2))*[.$D$2]*[.$B$2];[.$A$2]+([.$A$2]-[.$J$2])*([.$K$2]/[.L583])^2)*-1" office:value-type="float" office:value="-2.32081303552527" calcext:value-type="float">
            <text:p>-2.3208130355252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83]+0.01" office:value-type="float" office:value="6.8199999999999" calcext:value-type="float">
            <text:p>6.8199999999999</text:p>
          </table:table-cell>
          <table:table-cell table:formula="of:=IF([.L584]&lt;[.$K$2];(SQRT([.$I$2])+0.5*LN([.L584]/[.$K$2]))^2;0)" office:value-type="float" office:value="0" calcext:value-type="float">
            <text:p>0</text:p>
          </table:table-cell>
          <table:table-cell table:formula="of:=IF([.L584]&lt;[.$K$2];SQRT([.M584])+[.M584];0)" office:value-type="float" office:value="0" calcext:value-type="float">
            <text:p>0</text:p>
          </table:table-cell>
          <table:table-cell table:formula="of:=IF([.L584]&lt;[.$K$2];([.M584]-[.$E$2]/([.$D$2]^2))*[.$D$2]*[.$B$2];[.$A$2]-([.$A$2]-[.$J$2])*([.$K$2]/[.L584])^2)*-1" office:value-type="float" office:value="-2.17939447509001" calcext:value-type="float">
            <text:p>-2.17939447509001</text:p>
          </table:table-cell>
          <table:table-cell table:formula="of:=IF([.L584]&lt;[.$K$2];([.N584]-[.$E$2]/([.$D$2]^2))*[.$D$2]*[.$B$2];[.$A$2]+([.$A$2]-[.$J$2])*([.$K$2]/[.L584])^2)*-1" office:value-type="float" office:value="-2.32060552490999" calcext:value-type="float">
            <text:p>-2.3206055249099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84]+0.01" office:value-type="float" office:value="6.8299999999999" calcext:value-type="float">
            <text:p>6.8299999999999</text:p>
          </table:table-cell>
          <table:table-cell table:formula="of:=IF([.L585]&lt;[.$K$2];(SQRT([.$I$2])+0.5*LN([.L585]/[.$K$2]))^2;0)" office:value-type="float" office:value="0" calcext:value-type="float">
            <text:p>0</text:p>
          </table:table-cell>
          <table:table-cell table:formula="of:=IF([.L585]&lt;[.$K$2];SQRT([.M585])+[.M585];0)" office:value-type="float" office:value="0" calcext:value-type="float">
            <text:p>0</text:p>
          </table:table-cell>
          <table:table-cell table:formula="of:=IF([.L585]&lt;[.$K$2];([.M585]-[.$E$2]/([.$D$2]^2))*[.$D$2]*[.$B$2];[.$A$2]-([.$A$2]-[.$J$2])*([.$K$2]/[.L585])^2)*-1" office:value-type="float" office:value="-2.17960107490587" calcext:value-type="float">
            <text:p>-2.17960107490587</text:p>
          </table:table-cell>
          <table:table-cell table:formula="of:=IF([.L585]&lt;[.$K$2];([.N585]-[.$E$2]/([.$D$2]^2))*[.$D$2]*[.$B$2];[.$A$2]+([.$A$2]-[.$J$2])*([.$K$2]/[.L585])^2)*-1" office:value-type="float" office:value="-2.32039892509413" calcext:value-type="float">
            <text:p>-2.3203989250941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85]+0.01" office:value-type="float" office:value="6.8399999999999" calcext:value-type="float">
            <text:p>6.8399999999999</text:p>
          </table:table-cell>
          <table:table-cell table:formula="of:=IF([.L586]&lt;[.$K$2];(SQRT([.$I$2])+0.5*LN([.L586]/[.$K$2]))^2;0)" office:value-type="float" office:value="0" calcext:value-type="float">
            <text:p>0</text:p>
          </table:table-cell>
          <table:table-cell table:formula="of:=IF([.L586]&lt;[.$K$2];SQRT([.M586])+[.M586];0)" office:value-type="float" office:value="0" calcext:value-type="float">
            <text:p>0</text:p>
          </table:table-cell>
          <table:table-cell table:formula="of:=IF([.L586]&lt;[.$K$2];([.M586]-[.$E$2]/([.$D$2]^2))*[.$D$2]*[.$B$2];[.$A$2]-([.$A$2]-[.$J$2])*([.$K$2]/[.L586])^2)*-1" office:value-type="float" office:value="-2.17980676924474" calcext:value-type="float">
            <text:p>-2.17980676924474</text:p>
          </table:table-cell>
          <table:table-cell table:formula="of:=IF([.L586]&lt;[.$K$2];([.N586]-[.$E$2]/([.$D$2]^2))*[.$D$2]*[.$B$2];[.$A$2]+([.$A$2]-[.$J$2])*([.$K$2]/[.L586])^2)*-1" office:value-type="float" office:value="-2.32019323075526" calcext:value-type="float">
            <text:p>-2.3201932307552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86]+0.01" office:value-type="float" office:value="6.8499999999999" calcext:value-type="float">
            <text:p>6.8499999999999</text:p>
          </table:table-cell>
          <table:table-cell table:formula="of:=IF([.L587]&lt;[.$K$2];(SQRT([.$I$2])+0.5*LN([.L587]/[.$K$2]))^2;0)" office:value-type="float" office:value="0" calcext:value-type="float">
            <text:p>0</text:p>
          </table:table-cell>
          <table:table-cell table:formula="of:=IF([.L587]&lt;[.$K$2];SQRT([.M587])+[.M587];0)" office:value-type="float" office:value="0" calcext:value-type="float">
            <text:p>0</text:p>
          </table:table-cell>
          <table:table-cell table:formula="of:=IF([.L587]&lt;[.$K$2];([.M587]-[.$E$2]/([.$D$2]^2))*[.$D$2]*[.$B$2];[.$A$2]-([.$A$2]-[.$J$2])*([.$K$2]/[.L587])^2)*-1" office:value-type="float" office:value="-2.1800115633902" calcext:value-type="float">
            <text:p>-2.1800115633902</text:p>
          </table:table-cell>
          <table:table-cell table:formula="of:=IF([.L587]&lt;[.$K$2];([.N587]-[.$E$2]/([.$D$2]^2))*[.$D$2]*[.$B$2];[.$A$2]+([.$A$2]-[.$J$2])*([.$K$2]/[.L587])^2)*-1" office:value-type="float" office:value="-2.3199884366098" calcext:value-type="float">
            <text:p>-2.319988436609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87]+0.01" office:value-type="float" office:value="6.8599999999999" calcext:value-type="float">
            <text:p>6.8599999999999</text:p>
          </table:table-cell>
          <table:table-cell table:formula="of:=IF([.L588]&lt;[.$K$2];(SQRT([.$I$2])+0.5*LN([.L588]/[.$K$2]))^2;0)" office:value-type="float" office:value="0" calcext:value-type="float">
            <text:p>0</text:p>
          </table:table-cell>
          <table:table-cell table:formula="of:=IF([.L588]&lt;[.$K$2];SQRT([.M588])+[.M588];0)" office:value-type="float" office:value="0" calcext:value-type="float">
            <text:p>0</text:p>
          </table:table-cell>
          <table:table-cell table:formula="of:=IF([.L588]&lt;[.$K$2];([.M588]-[.$E$2]/([.$D$2]^2))*[.$D$2]*[.$B$2];[.$A$2]-([.$A$2]-[.$J$2])*([.$K$2]/[.L588])^2)*-1" office:value-type="float" office:value="-2.18021546258737" calcext:value-type="float">
            <text:p>-2.18021546258737</text:p>
          </table:table-cell>
          <table:table-cell table:formula="of:=IF([.L588]&lt;[.$K$2];([.N588]-[.$E$2]/([.$D$2]^2))*[.$D$2]*[.$B$2];[.$A$2]+([.$A$2]-[.$J$2])*([.$K$2]/[.L588])^2)*-1" office:value-type="float" office:value="-2.31978453741263" calcext:value-type="float">
            <text:p>-2.3197845374126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88]+0.01" office:value-type="float" office:value="6.8699999999999" calcext:value-type="float">
            <text:p>6.8699999999999</text:p>
          </table:table-cell>
          <table:table-cell table:formula="of:=IF([.L589]&lt;[.$K$2];(SQRT([.$I$2])+0.5*LN([.L589]/[.$K$2]))^2;0)" office:value-type="float" office:value="0" calcext:value-type="float">
            <text:p>0</text:p>
          </table:table-cell>
          <table:table-cell table:formula="of:=IF([.L589]&lt;[.$K$2];SQRT([.M589])+[.M589];0)" office:value-type="float" office:value="0" calcext:value-type="float">
            <text:p>0</text:p>
          </table:table-cell>
          <table:table-cell table:formula="of:=IF([.L589]&lt;[.$K$2];([.M589]-[.$E$2]/([.$D$2]^2))*[.$D$2]*[.$B$2];[.$A$2]-([.$A$2]-[.$J$2])*([.$K$2]/[.L589])^2)*-1" office:value-type="float" office:value="-2.18041847204322" calcext:value-type="float">
            <text:p>-2.18041847204322</text:p>
          </table:table-cell>
          <table:table-cell table:formula="of:=IF([.L589]&lt;[.$K$2];([.N589]-[.$E$2]/([.$D$2]^2))*[.$D$2]*[.$B$2];[.$A$2]+([.$A$2]-[.$J$2])*([.$K$2]/[.L589])^2)*-1" office:value-type="float" office:value="-2.31958152795678" calcext:value-type="float">
            <text:p>-2.3195815279567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89]+0.01" office:value-type="float" office:value="6.8799999999999" calcext:value-type="float">
            <text:p>6.8799999999999</text:p>
          </table:table-cell>
          <table:table-cell table:formula="of:=IF([.L590]&lt;[.$K$2];(SQRT([.$I$2])+0.5*LN([.L590]/[.$K$2]))^2;0)" office:value-type="float" office:value="0" calcext:value-type="float">
            <text:p>0</text:p>
          </table:table-cell>
          <table:table-cell table:formula="of:=IF([.L590]&lt;[.$K$2];SQRT([.M590])+[.M590];0)" office:value-type="float" office:value="0" calcext:value-type="float">
            <text:p>0</text:p>
          </table:table-cell>
          <table:table-cell table:formula="of:=IF([.L590]&lt;[.$K$2];([.M590]-[.$E$2]/([.$D$2]^2))*[.$D$2]*[.$B$2];[.$A$2]-([.$A$2]-[.$J$2])*([.$K$2]/[.L590])^2)*-1" office:value-type="float" office:value="-2.1806205969269" calcext:value-type="float">
            <text:p>-2.1806205969269</text:p>
          </table:table-cell>
          <table:table-cell table:formula="of:=IF([.L590]&lt;[.$K$2];([.N590]-[.$E$2]/([.$D$2]^2))*[.$D$2]*[.$B$2];[.$A$2]+([.$A$2]-[.$J$2])*([.$K$2]/[.L590])^2)*-1" office:value-type="float" office:value="-2.3193794030731" calcext:value-type="float">
            <text:p>-2.319379403073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90]+0.01" office:value-type="float" office:value="6.8899999999999" calcext:value-type="float">
            <text:p>6.8899999999999</text:p>
          </table:table-cell>
          <table:table-cell table:formula="of:=IF([.L591]&lt;[.$K$2];(SQRT([.$I$2])+0.5*LN([.L591]/[.$K$2]))^2;0)" office:value-type="float" office:value="0" calcext:value-type="float">
            <text:p>0</text:p>
          </table:table-cell>
          <table:table-cell table:formula="of:=IF([.L591]&lt;[.$K$2];SQRT([.M591])+[.M591];0)" office:value-type="float" office:value="0" calcext:value-type="float">
            <text:p>0</text:p>
          </table:table-cell>
          <table:table-cell table:formula="of:=IF([.L591]&lt;[.$K$2];([.M591]-[.$E$2]/([.$D$2]^2))*[.$D$2]*[.$B$2];[.$A$2]-([.$A$2]-[.$J$2])*([.$K$2]/[.L591])^2)*-1" office:value-type="float" office:value="-2.18082184237008" calcext:value-type="float">
            <text:p>-2.18082184237008</text:p>
          </table:table-cell>
          <table:table-cell table:formula="of:=IF([.L591]&lt;[.$K$2];([.N591]-[.$E$2]/([.$D$2]^2))*[.$D$2]*[.$B$2];[.$A$2]+([.$A$2]-[.$J$2])*([.$K$2]/[.L591])^2)*-1" office:value-type="float" office:value="-2.31917815762992" calcext:value-type="float">
            <text:p>-2.3191781576299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91]+0.01" office:value-type="float" office:value="6.8999999999999" calcext:value-type="float">
            <text:p>6.8999999999999</text:p>
          </table:table-cell>
          <table:table-cell table:formula="of:=IF([.L592]&lt;[.$K$2];(SQRT([.$I$2])+0.5*LN([.L592]/[.$K$2]))^2;0)" office:value-type="float" office:value="0" calcext:value-type="float">
            <text:p>0</text:p>
          </table:table-cell>
          <table:table-cell table:formula="of:=IF([.L592]&lt;[.$K$2];SQRT([.M592])+[.M592];0)" office:value-type="float" office:value="0" calcext:value-type="float">
            <text:p>0</text:p>
          </table:table-cell>
          <table:table-cell table:formula="of:=IF([.L592]&lt;[.$K$2];([.M592]-[.$E$2]/([.$D$2]^2))*[.$D$2]*[.$B$2];[.$A$2]-([.$A$2]-[.$J$2])*([.$K$2]/[.L592])^2)*-1" office:value-type="float" office:value="-2.18102221346727" calcext:value-type="float">
            <text:p>-2.18102221346727</text:p>
          </table:table-cell>
          <table:table-cell table:formula="of:=IF([.L592]&lt;[.$K$2];([.N592]-[.$E$2]/([.$D$2]^2))*[.$D$2]*[.$B$2];[.$A$2]+([.$A$2]-[.$J$2])*([.$K$2]/[.L592])^2)*-1" office:value-type="float" office:value="-2.31897778653273" calcext:value-type="float">
            <text:p>-2.3189777865327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92]+0.01" office:value-type="float" office:value="6.9099999999999" calcext:value-type="float">
            <text:p>6.9099999999999</text:p>
          </table:table-cell>
          <table:table-cell table:formula="of:=IF([.L593]&lt;[.$K$2];(SQRT([.$I$2])+0.5*LN([.L593]/[.$K$2]))^2;0)" office:value-type="float" office:value="0" calcext:value-type="float">
            <text:p>0</text:p>
          </table:table-cell>
          <table:table-cell table:formula="of:=IF([.L593]&lt;[.$K$2];SQRT([.M593])+[.M593];0)" office:value-type="float" office:value="0" calcext:value-type="float">
            <text:p>0</text:p>
          </table:table-cell>
          <table:table-cell table:formula="of:=IF([.L593]&lt;[.$K$2];([.M593]-[.$E$2]/([.$D$2]^2))*[.$D$2]*[.$B$2];[.$A$2]-([.$A$2]-[.$J$2])*([.$K$2]/[.L593])^2)*-1" office:value-type="float" office:value="-2.18122171527614" calcext:value-type="float">
            <text:p>-2.18122171527614</text:p>
          </table:table-cell>
          <table:table-cell table:formula="of:=IF([.L593]&lt;[.$K$2];([.N593]-[.$E$2]/([.$D$2]^2))*[.$D$2]*[.$B$2];[.$A$2]+([.$A$2]-[.$J$2])*([.$K$2]/[.L593])^2)*-1" office:value-type="float" office:value="-2.31877828472386" calcext:value-type="float">
            <text:p>-2.3187782847238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93]+0.01" office:value-type="float" office:value="6.9199999999999" calcext:value-type="float">
            <text:p>6.9199999999999</text:p>
          </table:table-cell>
          <table:table-cell table:formula="of:=IF([.L594]&lt;[.$K$2];(SQRT([.$I$2])+0.5*LN([.L594]/[.$K$2]))^2;0)" office:value-type="float" office:value="0" calcext:value-type="float">
            <text:p>0</text:p>
          </table:table-cell>
          <table:table-cell table:formula="of:=IF([.L594]&lt;[.$K$2];SQRT([.M594])+[.M594];0)" office:value-type="float" office:value="0" calcext:value-type="float">
            <text:p>0</text:p>
          </table:table-cell>
          <table:table-cell table:formula="of:=IF([.L594]&lt;[.$K$2];([.M594]-[.$E$2]/([.$D$2]^2))*[.$D$2]*[.$B$2];[.$A$2]-([.$A$2]-[.$J$2])*([.$K$2]/[.L594])^2)*-1" office:value-type="float" office:value="-2.18142035281785" calcext:value-type="float">
            <text:p>-2.18142035281785</text:p>
          </table:table-cell>
          <table:table-cell table:formula="of:=IF([.L594]&lt;[.$K$2];([.N594]-[.$E$2]/([.$D$2]^2))*[.$D$2]*[.$B$2];[.$A$2]+([.$A$2]-[.$J$2])*([.$K$2]/[.L594])^2)*-1" office:value-type="float" office:value="-2.31857964718215" calcext:value-type="float">
            <text:p>-2.3185796471821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94]+0.01" office:value-type="float" office:value="6.9299999999999" calcext:value-type="float">
            <text:p>6.9299999999999</text:p>
          </table:table-cell>
          <table:table-cell table:formula="of:=IF([.L595]&lt;[.$K$2];(SQRT([.$I$2])+0.5*LN([.L595]/[.$K$2]))^2;0)" office:value-type="float" office:value="0" calcext:value-type="float">
            <text:p>0</text:p>
          </table:table-cell>
          <table:table-cell table:formula="of:=IF([.L595]&lt;[.$K$2];SQRT([.M595])+[.M595];0)" office:value-type="float" office:value="0" calcext:value-type="float">
            <text:p>0</text:p>
          </table:table-cell>
          <table:table-cell table:formula="of:=IF([.L595]&lt;[.$K$2];([.M595]-[.$E$2]/([.$D$2]^2))*[.$D$2]*[.$B$2];[.$A$2]-([.$A$2]-[.$J$2])*([.$K$2]/[.L595])^2)*-1" office:value-type="float" office:value="-2.18161813107735" calcext:value-type="float">
            <text:p>-2.18161813107735</text:p>
          </table:table-cell>
          <table:table-cell table:formula="of:=IF([.L595]&lt;[.$K$2];([.N595]-[.$E$2]/([.$D$2]^2))*[.$D$2]*[.$B$2];[.$A$2]+([.$A$2]-[.$J$2])*([.$K$2]/[.L595])^2)*-1" office:value-type="float" office:value="-2.31838186892265" calcext:value-type="float">
            <text:p>-2.3183818689226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95]+0.01" office:value-type="float" office:value="6.9399999999999" calcext:value-type="float">
            <text:p>6.9399999999999</text:p>
          </table:table-cell>
          <table:table-cell table:formula="of:=IF([.L596]&lt;[.$K$2];(SQRT([.$I$2])+0.5*LN([.L596]/[.$K$2]))^2;0)" office:value-type="float" office:value="0" calcext:value-type="float">
            <text:p>0</text:p>
          </table:table-cell>
          <table:table-cell table:formula="of:=IF([.L596]&lt;[.$K$2];SQRT([.M596])+[.M596];0)" office:value-type="float" office:value="0" calcext:value-type="float">
            <text:p>0</text:p>
          </table:table-cell>
          <table:table-cell table:formula="of:=IF([.L596]&lt;[.$K$2];([.M596]-[.$E$2]/([.$D$2]^2))*[.$D$2]*[.$B$2];[.$A$2]-([.$A$2]-[.$J$2])*([.$K$2]/[.L596])^2)*-1" office:value-type="float" office:value="-2.18181505500371" calcext:value-type="float">
            <text:p>-2.18181505500371</text:p>
          </table:table-cell>
          <table:table-cell table:formula="of:=IF([.L596]&lt;[.$K$2];([.N596]-[.$E$2]/([.$D$2]^2))*[.$D$2]*[.$B$2];[.$A$2]+([.$A$2]-[.$J$2])*([.$K$2]/[.L596])^2)*-1" office:value-type="float" office:value="-2.31818494499629" calcext:value-type="float">
            <text:p>-2.3181849449962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96]+0.01" office:value-type="float" office:value="6.9499999999999" calcext:value-type="float">
            <text:p>6.9499999999999</text:p>
          </table:table-cell>
          <table:table-cell table:formula="of:=IF([.L597]&lt;[.$K$2];(SQRT([.$I$2])+0.5*LN([.L597]/[.$K$2]))^2;0)" office:value-type="float" office:value="0" calcext:value-type="float">
            <text:p>0</text:p>
          </table:table-cell>
          <table:table-cell table:formula="of:=IF([.L597]&lt;[.$K$2];SQRT([.M597])+[.M597];0)" office:value-type="float" office:value="0" calcext:value-type="float">
            <text:p>0</text:p>
          </table:table-cell>
          <table:table-cell table:formula="of:=IF([.L597]&lt;[.$K$2];([.M597]-[.$E$2]/([.$D$2]^2))*[.$D$2]*[.$B$2];[.$A$2]-([.$A$2]-[.$J$2])*([.$K$2]/[.L597])^2)*-1" office:value-type="float" office:value="-2.18201112951041" calcext:value-type="float">
            <text:p>-2.18201112951041</text:p>
          </table:table-cell>
          <table:table-cell table:formula="of:=IF([.L597]&lt;[.$K$2];([.N597]-[.$E$2]/([.$D$2]^2))*[.$D$2]*[.$B$2];[.$A$2]+([.$A$2]-[.$J$2])*([.$K$2]/[.L597])^2)*-1" office:value-type="float" office:value="-2.31798887048959" calcext:value-type="float">
            <text:p>-2.3179888704895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97]+0.01" office:value-type="float" office:value="6.9599999999999" calcext:value-type="float">
            <text:p>6.9599999999999</text:p>
          </table:table-cell>
          <table:table-cell table:formula="of:=IF([.L598]&lt;[.$K$2];(SQRT([.$I$2])+0.5*LN([.L598]/[.$K$2]))^2;0)" office:value-type="float" office:value="0" calcext:value-type="float">
            <text:p>0</text:p>
          </table:table-cell>
          <table:table-cell table:formula="of:=IF([.L598]&lt;[.$K$2];SQRT([.M598])+[.M598];0)" office:value-type="float" office:value="0" calcext:value-type="float">
            <text:p>0</text:p>
          </table:table-cell>
          <table:table-cell table:formula="of:=IF([.L598]&lt;[.$K$2];([.M598]-[.$E$2]/([.$D$2]^2))*[.$D$2]*[.$B$2];[.$A$2]-([.$A$2]-[.$J$2])*([.$K$2]/[.L598])^2)*-1" office:value-type="float" office:value="-2.18220635947567" calcext:value-type="float">
            <text:p>-2.18220635947567</text:p>
          </table:table-cell>
          <table:table-cell table:formula="of:=IF([.L598]&lt;[.$K$2];([.N598]-[.$E$2]/([.$D$2]^2))*[.$D$2]*[.$B$2];[.$A$2]+([.$A$2]-[.$J$2])*([.$K$2]/[.L598])^2)*-1" office:value-type="float" office:value="-2.31779364052433" calcext:value-type="float">
            <text:p>-2.3177936405243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98]+0.01" office:value-type="float" office:value="6.9699999999999" calcext:value-type="float">
            <text:p>6.9699999999999</text:p>
          </table:table-cell>
          <table:table-cell table:formula="of:=IF([.L599]&lt;[.$K$2];(SQRT([.$I$2])+0.5*LN([.L599]/[.$K$2]))^2;0)" office:value-type="float" office:value="0" calcext:value-type="float">
            <text:p>0</text:p>
          </table:table-cell>
          <table:table-cell table:formula="of:=IF([.L599]&lt;[.$K$2];SQRT([.M599])+[.M599];0)" office:value-type="float" office:value="0" calcext:value-type="float">
            <text:p>0</text:p>
          </table:table-cell>
          <table:table-cell table:formula="of:=IF([.L599]&lt;[.$K$2];([.M599]-[.$E$2]/([.$D$2]^2))*[.$D$2]*[.$B$2];[.$A$2]-([.$A$2]-[.$J$2])*([.$K$2]/[.L599])^2)*-1" office:value-type="float" office:value="-2.18240074974273" calcext:value-type="float">
            <text:p>-2.18240074974273</text:p>
          </table:table-cell>
          <table:table-cell table:formula="of:=IF([.L599]&lt;[.$K$2];([.N599]-[.$E$2]/([.$D$2]^2))*[.$D$2]*[.$B$2];[.$A$2]+([.$A$2]-[.$J$2])*([.$K$2]/[.L599])^2)*-1" office:value-type="float" office:value="-2.31759925025727" calcext:value-type="float">
            <text:p>-2.3175992502572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599]+0.01" office:value-type="float" office:value="6.9799999999999" calcext:value-type="float">
            <text:p>6.9799999999999</text:p>
          </table:table-cell>
          <table:table-cell table:formula="of:=IF([.L600]&lt;[.$K$2];(SQRT([.$I$2])+0.5*LN([.L600]/[.$K$2]))^2;0)" office:value-type="float" office:value="0" calcext:value-type="float">
            <text:p>0</text:p>
          </table:table-cell>
          <table:table-cell table:formula="of:=IF([.L600]&lt;[.$K$2];SQRT([.M600])+[.M600];0)" office:value-type="float" office:value="0" calcext:value-type="float">
            <text:p>0</text:p>
          </table:table-cell>
          <table:table-cell table:formula="of:=IF([.L600]&lt;[.$K$2];([.M600]-[.$E$2]/([.$D$2]^2))*[.$D$2]*[.$B$2];[.$A$2]-([.$A$2]-[.$J$2])*([.$K$2]/[.L600])^2)*-1" office:value-type="float" office:value="-2.18259430512017" calcext:value-type="float">
            <text:p>-2.18259430512017</text:p>
          </table:table-cell>
          <table:table-cell table:formula="of:=IF([.L600]&lt;[.$K$2];([.N600]-[.$E$2]/([.$D$2]^2))*[.$D$2]*[.$B$2];[.$A$2]+([.$A$2]-[.$J$2])*([.$K$2]/[.L600])^2)*-1" office:value-type="float" office:value="-2.31740569487983" calcext:value-type="float">
            <text:p>-2.3174056948798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00]+0.01" office:value-type="float" office:value="6.98999999999989" calcext:value-type="float">
            <text:p>6.98999999999989</text:p>
          </table:table-cell>
          <table:table-cell table:formula="of:=IF([.L601]&lt;[.$K$2];(SQRT([.$I$2])+0.5*LN([.L601]/[.$K$2]))^2;0)" office:value-type="float" office:value="0" calcext:value-type="float">
            <text:p>0</text:p>
          </table:table-cell>
          <table:table-cell table:formula="of:=IF([.L601]&lt;[.$K$2];SQRT([.M601])+[.M601];0)" office:value-type="float" office:value="0" calcext:value-type="float">
            <text:p>0</text:p>
          </table:table-cell>
          <table:table-cell table:formula="of:=IF([.L601]&lt;[.$K$2];([.M601]-[.$E$2]/([.$D$2]^2))*[.$D$2]*[.$B$2];[.$A$2]-([.$A$2]-[.$J$2])*([.$K$2]/[.L601])^2)*-1" office:value-type="float" office:value="-2.18278703038218" calcext:value-type="float">
            <text:p>-2.18278703038218</text:p>
          </table:table-cell>
          <table:table-cell table:formula="of:=IF([.L601]&lt;[.$K$2];([.N601]-[.$E$2]/([.$D$2]^2))*[.$D$2]*[.$B$2];[.$A$2]+([.$A$2]-[.$J$2])*([.$K$2]/[.L601])^2)*-1" office:value-type="float" office:value="-2.31721296961781" calcext:value-type="float">
            <text:p>-2.3172129696178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01]+0.01" office:value-type="float" office:value="6.99999999999989" calcext:value-type="float">
            <text:p>6.99999999999989</text:p>
          </table:table-cell>
          <table:table-cell table:formula="of:=IF([.L602]&lt;[.$K$2];(SQRT([.$I$2])+0.5*LN([.L602]/[.$K$2]))^2;0)" office:value-type="float" office:value="0" calcext:value-type="float">
            <text:p>0</text:p>
          </table:table-cell>
          <table:table-cell table:formula="of:=IF([.L602]&lt;[.$K$2];SQRT([.M602])+[.M602];0)" office:value-type="float" office:value="0" calcext:value-type="float">
            <text:p>0</text:p>
          </table:table-cell>
          <table:table-cell table:formula="of:=IF([.L602]&lt;[.$K$2];([.M602]-[.$E$2]/([.$D$2]^2))*[.$D$2]*[.$B$2];[.$A$2]-([.$A$2]-[.$J$2])*([.$K$2]/[.L602])^2)*-1" office:value-type="float" office:value="-2.18297893026891" calcext:value-type="float">
            <text:p>-2.18297893026891</text:p>
          </table:table-cell>
          <table:table-cell table:formula="of:=IF([.L602]&lt;[.$K$2];([.N602]-[.$E$2]/([.$D$2]^2))*[.$D$2]*[.$B$2];[.$A$2]+([.$A$2]-[.$J$2])*([.$K$2]/[.L602])^2)*-1" office:value-type="float" office:value="-2.31702106973109" calcext:value-type="float">
            <text:p>-2.3170210697310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02]+0.01" office:value-type="float" office:value="7.00999999999989" calcext:value-type="float">
            <text:p>7.00999999999989</text:p>
          </table:table-cell>
          <table:table-cell table:formula="of:=IF([.L603]&lt;[.$K$2];(SQRT([.$I$2])+0.5*LN([.L603]/[.$K$2]))^2;0)" office:value-type="float" office:value="0" calcext:value-type="float">
            <text:p>0</text:p>
          </table:table-cell>
          <table:table-cell table:formula="of:=IF([.L603]&lt;[.$K$2];SQRT([.M603])+[.M603];0)" office:value-type="float" office:value="0" calcext:value-type="float">
            <text:p>0</text:p>
          </table:table-cell>
          <table:table-cell table:formula="of:=IF([.L603]&lt;[.$K$2];([.M603]-[.$E$2]/([.$D$2]^2))*[.$D$2]*[.$B$2];[.$A$2]-([.$A$2]-[.$J$2])*([.$K$2]/[.L603])^2)*-1" office:value-type="float" office:value="-2.18317000948668" calcext:value-type="float">
            <text:p>-2.18317000948668</text:p>
          </table:table-cell>
          <table:table-cell table:formula="of:=IF([.L603]&lt;[.$K$2];([.N603]-[.$E$2]/([.$D$2]^2))*[.$D$2]*[.$B$2];[.$A$2]+([.$A$2]-[.$J$2])*([.$K$2]/[.L603])^2)*-1" office:value-type="float" office:value="-2.31682999051332" calcext:value-type="float">
            <text:p>-2.3168299905133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03]+0.01" office:value-type="float" office:value="7.01999999999989" calcext:value-type="float">
            <text:p>7.01999999999989</text:p>
          </table:table-cell>
          <table:table-cell table:formula="of:=IF([.L604]&lt;[.$K$2];(SQRT([.$I$2])+0.5*LN([.L604]/[.$K$2]))^2;0)" office:value-type="float" office:value="0" calcext:value-type="float">
            <text:p>0</text:p>
          </table:table-cell>
          <table:table-cell table:formula="of:=IF([.L604]&lt;[.$K$2];SQRT([.M604])+[.M604];0)" office:value-type="float" office:value="0" calcext:value-type="float">
            <text:p>0</text:p>
          </table:table-cell>
          <table:table-cell table:formula="of:=IF([.L604]&lt;[.$K$2];([.M604]-[.$E$2]/([.$D$2]^2))*[.$D$2]*[.$B$2];[.$A$2]-([.$A$2]-[.$J$2])*([.$K$2]/[.L604])^2)*-1" office:value-type="float" office:value="-2.18336027270835" calcext:value-type="float">
            <text:p>-2.18336027270835</text:p>
          </table:table-cell>
          <table:table-cell table:formula="of:=IF([.L604]&lt;[.$K$2];([.N604]-[.$E$2]/([.$D$2]^2))*[.$D$2]*[.$B$2];[.$A$2]+([.$A$2]-[.$J$2])*([.$K$2]/[.L604])^2)*-1" office:value-type="float" office:value="-2.31663972729165" calcext:value-type="float">
            <text:p>-2.3166397272916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04]+0.01" office:value-type="float" office:value="7.02999999999989" calcext:value-type="float">
            <text:p>7.02999999999989</text:p>
          </table:table-cell>
          <table:table-cell table:formula="of:=IF([.L605]&lt;[.$K$2];(SQRT([.$I$2])+0.5*LN([.L605]/[.$K$2]))^2;0)" office:value-type="float" office:value="0" calcext:value-type="float">
            <text:p>0</text:p>
          </table:table-cell>
          <table:table-cell table:formula="of:=IF([.L605]&lt;[.$K$2];SQRT([.M605])+[.M605];0)" office:value-type="float" office:value="0" calcext:value-type="float">
            <text:p>0</text:p>
          </table:table-cell>
          <table:table-cell table:formula="of:=IF([.L605]&lt;[.$K$2];([.M605]-[.$E$2]/([.$D$2]^2))*[.$D$2]*[.$B$2];[.$A$2]-([.$A$2]-[.$J$2])*([.$K$2]/[.L605])^2)*-1" office:value-type="float" office:value="-2.18354972457354" calcext:value-type="float">
            <text:p>-2.18354972457354</text:p>
          </table:table-cell>
          <table:table-cell table:formula="of:=IF([.L605]&lt;[.$K$2];([.N605]-[.$E$2]/([.$D$2]^2))*[.$D$2]*[.$B$2];[.$A$2]+([.$A$2]-[.$J$2])*([.$K$2]/[.L605])^2)*-1" office:value-type="float" office:value="-2.31645027542646" calcext:value-type="float">
            <text:p>-2.3164502754264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05]+0.01" office:value-type="float" office:value="7.03999999999989" calcext:value-type="float">
            <text:p>7.03999999999989</text:p>
          </table:table-cell>
          <table:table-cell table:formula="of:=IF([.L606]&lt;[.$K$2];(SQRT([.$I$2])+0.5*LN([.L606]/[.$K$2]))^2;0)" office:value-type="float" office:value="0" calcext:value-type="float">
            <text:p>0</text:p>
          </table:table-cell>
          <table:table-cell table:formula="of:=IF([.L606]&lt;[.$K$2];SQRT([.M606])+[.M606];0)" office:value-type="float" office:value="0" calcext:value-type="float">
            <text:p>0</text:p>
          </table:table-cell>
          <table:table-cell table:formula="of:=IF([.L606]&lt;[.$K$2];([.M606]-[.$E$2]/([.$D$2]^2))*[.$D$2]*[.$B$2];[.$A$2]-([.$A$2]-[.$J$2])*([.$K$2]/[.L606])^2)*-1" office:value-type="float" office:value="-2.18373836968896" calcext:value-type="float">
            <text:p>-2.18373836968896</text:p>
          </table:table-cell>
          <table:table-cell table:formula="of:=IF([.L606]&lt;[.$K$2];([.N606]-[.$E$2]/([.$D$2]^2))*[.$D$2]*[.$B$2];[.$A$2]+([.$A$2]-[.$J$2])*([.$K$2]/[.L606])^2)*-1" office:value-type="float" office:value="-2.31626163031104" calcext:value-type="float">
            <text:p>-2.3162616303110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06]+0.01" office:value-type="float" office:value="7.04999999999989" calcext:value-type="float">
            <text:p>7.04999999999989</text:p>
          </table:table-cell>
          <table:table-cell table:formula="of:=IF([.L607]&lt;[.$K$2];(SQRT([.$I$2])+0.5*LN([.L607]/[.$K$2]))^2;0)" office:value-type="float" office:value="0" calcext:value-type="float">
            <text:p>0</text:p>
          </table:table-cell>
          <table:table-cell table:formula="of:=IF([.L607]&lt;[.$K$2];SQRT([.M607])+[.M607];0)" office:value-type="float" office:value="0" calcext:value-type="float">
            <text:p>0</text:p>
          </table:table-cell>
          <table:table-cell table:formula="of:=IF([.L607]&lt;[.$K$2];([.M607]-[.$E$2]/([.$D$2]^2))*[.$D$2]*[.$B$2];[.$A$2]-([.$A$2]-[.$J$2])*([.$K$2]/[.L607])^2)*-1" office:value-type="float" office:value="-2.18392621262867" calcext:value-type="float">
            <text:p>-2.18392621262867</text:p>
          </table:table-cell>
          <table:table-cell table:formula="of:=IF([.L607]&lt;[.$K$2];([.N607]-[.$E$2]/([.$D$2]^2))*[.$D$2]*[.$B$2];[.$A$2]+([.$A$2]-[.$J$2])*([.$K$2]/[.L607])^2)*-1" office:value-type="float" office:value="-2.31607378737133" calcext:value-type="float">
            <text:p>-2.3160737873713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07]+0.01" office:value-type="float" office:value="7.05999999999989" calcext:value-type="float">
            <text:p>7.05999999999989</text:p>
          </table:table-cell>
          <table:table-cell table:formula="of:=IF([.L608]&lt;[.$K$2];(SQRT([.$I$2])+0.5*LN([.L608]/[.$K$2]))^2;0)" office:value-type="float" office:value="0" calcext:value-type="float">
            <text:p>0</text:p>
          </table:table-cell>
          <table:table-cell table:formula="of:=IF([.L608]&lt;[.$K$2];SQRT([.M608])+[.M608];0)" office:value-type="float" office:value="0" calcext:value-type="float">
            <text:p>0</text:p>
          </table:table-cell>
          <table:table-cell table:formula="of:=IF([.L608]&lt;[.$K$2];([.M608]-[.$E$2]/([.$D$2]^2))*[.$D$2]*[.$B$2];[.$A$2]-([.$A$2]-[.$J$2])*([.$K$2]/[.L608])^2)*-1" office:value-type="float" office:value="-2.18411325793435" calcext:value-type="float">
            <text:p>-2.18411325793435</text:p>
          </table:table-cell>
          <table:table-cell table:formula="of:=IF([.L608]&lt;[.$K$2];([.N608]-[.$E$2]/([.$D$2]^2))*[.$D$2]*[.$B$2];[.$A$2]+([.$A$2]-[.$J$2])*([.$K$2]/[.L608])^2)*-1" office:value-type="float" office:value="-2.31588674206565" calcext:value-type="float">
            <text:p>-2.3158867420656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08]+0.01" office:value-type="float" office:value="7.06999999999989" calcext:value-type="float">
            <text:p>7.06999999999989</text:p>
          </table:table-cell>
          <table:table-cell table:formula="of:=IF([.L609]&lt;[.$K$2];(SQRT([.$I$2])+0.5*LN([.L609]/[.$K$2]))^2;0)" office:value-type="float" office:value="0" calcext:value-type="float">
            <text:p>0</text:p>
          </table:table-cell>
          <table:table-cell table:formula="of:=IF([.L609]&lt;[.$K$2];SQRT([.M609])+[.M609];0)" office:value-type="float" office:value="0" calcext:value-type="float">
            <text:p>0</text:p>
          </table:table-cell>
          <table:table-cell table:formula="of:=IF([.L609]&lt;[.$K$2];([.M609]-[.$E$2]/([.$D$2]^2))*[.$D$2]*[.$B$2];[.$A$2]-([.$A$2]-[.$J$2])*([.$K$2]/[.L609])^2)*-1" office:value-type="float" office:value="-2.18429951011559" calcext:value-type="float">
            <text:p>-2.18429951011559</text:p>
          </table:table-cell>
          <table:table-cell table:formula="of:=IF([.L609]&lt;[.$K$2];([.N609]-[.$E$2]/([.$D$2]^2))*[.$D$2]*[.$B$2];[.$A$2]+([.$A$2]-[.$J$2])*([.$K$2]/[.L609])^2)*-1" office:value-type="float" office:value="-2.31570048988441" calcext:value-type="float">
            <text:p>-2.3157004898844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09]+0.01" office:value-type="float" office:value="7.07999999999989" calcext:value-type="float">
            <text:p>7.07999999999989</text:p>
          </table:table-cell>
          <table:table-cell table:formula="of:=IF([.L610]&lt;[.$K$2];(SQRT([.$I$2])+0.5*LN([.L610]/[.$K$2]))^2;0)" office:value-type="float" office:value="0" calcext:value-type="float">
            <text:p>0</text:p>
          </table:table-cell>
          <table:table-cell table:formula="of:=IF([.L610]&lt;[.$K$2];SQRT([.M610])+[.M610];0)" office:value-type="float" office:value="0" calcext:value-type="float">
            <text:p>0</text:p>
          </table:table-cell>
          <table:table-cell table:formula="of:=IF([.L610]&lt;[.$K$2];([.M610]-[.$E$2]/([.$D$2]^2))*[.$D$2]*[.$B$2];[.$A$2]-([.$A$2]-[.$J$2])*([.$K$2]/[.L610])^2)*-1" office:value-type="float" office:value="-2.18448497365014" calcext:value-type="float">
            <text:p>-2.18448497365014</text:p>
          </table:table-cell>
          <table:table-cell table:formula="of:=IF([.L610]&lt;[.$K$2];([.N610]-[.$E$2]/([.$D$2]^2))*[.$D$2]*[.$B$2];[.$A$2]+([.$A$2]-[.$J$2])*([.$K$2]/[.L610])^2)*-1" office:value-type="float" office:value="-2.31551502634986" calcext:value-type="float">
            <text:p>-2.3155150263498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10]+0.01" office:value-type="float" office:value="7.08999999999989" calcext:value-type="float">
            <text:p>7.08999999999989</text:p>
          </table:table-cell>
          <table:table-cell table:formula="of:=IF([.L611]&lt;[.$K$2];(SQRT([.$I$2])+0.5*LN([.L611]/[.$K$2]))^2;0)" office:value-type="float" office:value="0" calcext:value-type="float">
            <text:p>0</text:p>
          </table:table-cell>
          <table:table-cell table:formula="of:=IF([.L611]&lt;[.$K$2];SQRT([.M611])+[.M611];0)" office:value-type="float" office:value="0" calcext:value-type="float">
            <text:p>0</text:p>
          </table:table-cell>
          <table:table-cell table:formula="of:=IF([.L611]&lt;[.$K$2];([.M611]-[.$E$2]/([.$D$2]^2))*[.$D$2]*[.$B$2];[.$A$2]-([.$A$2]-[.$J$2])*([.$K$2]/[.L611])^2)*-1" office:value-type="float" office:value="-2.18466965298423" calcext:value-type="float">
            <text:p>-2.18466965298423</text:p>
          </table:table-cell>
          <table:table-cell table:formula="of:=IF([.L611]&lt;[.$K$2];([.N611]-[.$E$2]/([.$D$2]^2))*[.$D$2]*[.$B$2];[.$A$2]+([.$A$2]-[.$J$2])*([.$K$2]/[.L611])^2)*-1" office:value-type="float" office:value="-2.31533034701577" calcext:value-type="float">
            <text:p>-2.3153303470157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11]+0.01" office:value-type="float" office:value="7.09999999999989" calcext:value-type="float">
            <text:p>7.09999999999989</text:p>
          </table:table-cell>
          <table:table-cell table:formula="of:=IF([.L612]&lt;[.$K$2];(SQRT([.$I$2])+0.5*LN([.L612]/[.$K$2]))^2;0)" office:value-type="float" office:value="0" calcext:value-type="float">
            <text:p>0</text:p>
          </table:table-cell>
          <table:table-cell table:formula="of:=IF([.L612]&lt;[.$K$2];SQRT([.M612])+[.M612];0)" office:value-type="float" office:value="0" calcext:value-type="float">
            <text:p>0</text:p>
          </table:table-cell>
          <table:table-cell table:formula="of:=IF([.L612]&lt;[.$K$2];([.M612]-[.$E$2]/([.$D$2]^2))*[.$D$2]*[.$B$2];[.$A$2]-([.$A$2]-[.$J$2])*([.$K$2]/[.L612])^2)*-1" office:value-type="float" office:value="-2.18485355253276" calcext:value-type="float">
            <text:p>-2.18485355253276</text:p>
          </table:table-cell>
          <table:table-cell table:formula="of:=IF([.L612]&lt;[.$K$2];([.N612]-[.$E$2]/([.$D$2]^2))*[.$D$2]*[.$B$2];[.$A$2]+([.$A$2]-[.$J$2])*([.$K$2]/[.L612])^2)*-1" office:value-type="float" office:value="-2.31514644746724" calcext:value-type="float">
            <text:p>-2.3151464474672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12]+0.01" office:value-type="float" office:value="7.10999999999989" calcext:value-type="float">
            <text:p>7.10999999999989</text:p>
          </table:table-cell>
          <table:table-cell table:formula="of:=IF([.L613]&lt;[.$K$2];(SQRT([.$I$2])+0.5*LN([.L613]/[.$K$2]))^2;0)" office:value-type="float" office:value="0" calcext:value-type="float">
            <text:p>0</text:p>
          </table:table-cell>
          <table:table-cell table:formula="of:=IF([.L613]&lt;[.$K$2];SQRT([.M613])+[.M613];0)" office:value-type="float" office:value="0" calcext:value-type="float">
            <text:p>0</text:p>
          </table:table-cell>
          <table:table-cell table:formula="of:=IF([.L613]&lt;[.$K$2];([.M613]-[.$E$2]/([.$D$2]^2))*[.$D$2]*[.$B$2];[.$A$2]-([.$A$2]-[.$J$2])*([.$K$2]/[.L613])^2)*-1" office:value-type="float" office:value="-2.18503667667964" calcext:value-type="float">
            <text:p>-2.18503667667964</text:p>
          </table:table-cell>
          <table:table-cell table:formula="of:=IF([.L613]&lt;[.$K$2];([.N613]-[.$E$2]/([.$D$2]^2))*[.$D$2]*[.$B$2];[.$A$2]+([.$A$2]-[.$J$2])*([.$K$2]/[.L613])^2)*-1" office:value-type="float" office:value="-2.31496332332036" calcext:value-type="float">
            <text:p>-2.3149633233203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13]+0.01" office:value-type="float" office:value="7.11999999999989" calcext:value-type="float">
            <text:p>7.11999999999989</text:p>
          </table:table-cell>
          <table:table-cell table:formula="of:=IF([.L614]&lt;[.$K$2];(SQRT([.$I$2])+0.5*LN([.L614]/[.$K$2]))^2;0)" office:value-type="float" office:value="0" calcext:value-type="float">
            <text:p>0</text:p>
          </table:table-cell>
          <table:table-cell table:formula="of:=IF([.L614]&lt;[.$K$2];SQRT([.M614])+[.M614];0)" office:value-type="float" office:value="0" calcext:value-type="float">
            <text:p>0</text:p>
          </table:table-cell>
          <table:table-cell table:formula="of:=IF([.L614]&lt;[.$K$2];([.M614]-[.$E$2]/([.$D$2]^2))*[.$D$2]*[.$B$2];[.$A$2]-([.$A$2]-[.$J$2])*([.$K$2]/[.L614])^2)*-1" office:value-type="float" office:value="-2.18521902977798" calcext:value-type="float">
            <text:p>-2.18521902977798</text:p>
          </table:table-cell>
          <table:table-cell table:formula="of:=IF([.L614]&lt;[.$K$2];([.N614]-[.$E$2]/([.$D$2]^2))*[.$D$2]*[.$B$2];[.$A$2]+([.$A$2]-[.$J$2])*([.$K$2]/[.L614])^2)*-1" office:value-type="float" office:value="-2.31478097022202" calcext:value-type="float">
            <text:p>-2.3147809702220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14]+0.01" office:value-type="float" office:value="7.12999999999989" calcext:value-type="float">
            <text:p>7.12999999999989</text:p>
          </table:table-cell>
          <table:table-cell table:formula="of:=IF([.L615]&lt;[.$K$2];(SQRT([.$I$2])+0.5*LN([.L615]/[.$K$2]))^2;0)" office:value-type="float" office:value="0" calcext:value-type="float">
            <text:p>0</text:p>
          </table:table-cell>
          <table:table-cell table:formula="of:=IF([.L615]&lt;[.$K$2];SQRT([.M615])+[.M615];0)" office:value-type="float" office:value="0" calcext:value-type="float">
            <text:p>0</text:p>
          </table:table-cell>
          <table:table-cell table:formula="of:=IF([.L615]&lt;[.$K$2];([.M615]-[.$E$2]/([.$D$2]^2))*[.$D$2]*[.$B$2];[.$A$2]-([.$A$2]-[.$J$2])*([.$K$2]/[.L615])^2)*-1" office:value-type="float" office:value="-2.18540061615041" calcext:value-type="float">
            <text:p>-2.18540061615041</text:p>
          </table:table-cell>
          <table:table-cell table:formula="of:=IF([.L615]&lt;[.$K$2];([.N615]-[.$E$2]/([.$D$2]^2))*[.$D$2]*[.$B$2];[.$A$2]+([.$A$2]-[.$J$2])*([.$K$2]/[.L615])^2)*-1" office:value-type="float" office:value="-2.31459938384959" calcext:value-type="float">
            <text:p>-2.3145993838495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15]+0.01" office:value-type="float" office:value="7.13999999999989" calcext:value-type="float">
            <text:p>7.13999999999989</text:p>
          </table:table-cell>
          <table:table-cell table:formula="of:=IF([.L616]&lt;[.$K$2];(SQRT([.$I$2])+0.5*LN([.L616]/[.$K$2]))^2;0)" office:value-type="float" office:value="0" calcext:value-type="float">
            <text:p>0</text:p>
          </table:table-cell>
          <table:table-cell table:formula="of:=IF([.L616]&lt;[.$K$2];SQRT([.M616])+[.M616];0)" office:value-type="float" office:value="0" calcext:value-type="float">
            <text:p>0</text:p>
          </table:table-cell>
          <table:table-cell table:formula="of:=IF([.L616]&lt;[.$K$2];([.M616]-[.$E$2]/([.$D$2]^2))*[.$D$2]*[.$B$2];[.$A$2]-([.$A$2]-[.$J$2])*([.$K$2]/[.L616])^2)*-1" office:value-type="float" office:value="-2.1855814400893" calcext:value-type="float">
            <text:p>-2.1855814400893</text:p>
          </table:table-cell>
          <table:table-cell table:formula="of:=IF([.L616]&lt;[.$K$2];([.N616]-[.$E$2]/([.$D$2]^2))*[.$D$2]*[.$B$2];[.$A$2]+([.$A$2]-[.$J$2])*([.$K$2]/[.L616])^2)*-1" office:value-type="float" office:value="-2.3144185599107" calcext:value-type="float">
            <text:p>-2.314418559910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16]+0.01" office:value-type="float" office:value="7.14999999999989" calcext:value-type="float">
            <text:p>7.14999999999989</text:p>
          </table:table-cell>
          <table:table-cell table:formula="of:=IF([.L617]&lt;[.$K$2];(SQRT([.$I$2])+0.5*LN([.L617]/[.$K$2]))^2;0)" office:value-type="float" office:value="0" calcext:value-type="float">
            <text:p>0</text:p>
          </table:table-cell>
          <table:table-cell table:formula="of:=IF([.L617]&lt;[.$K$2];SQRT([.M617])+[.M617];0)" office:value-type="float" office:value="0" calcext:value-type="float">
            <text:p>0</text:p>
          </table:table-cell>
          <table:table-cell table:formula="of:=IF([.L617]&lt;[.$K$2];([.M617]-[.$E$2]/([.$D$2]^2))*[.$D$2]*[.$B$2];[.$A$2]-([.$A$2]-[.$J$2])*([.$K$2]/[.L617])^2)*-1" office:value-type="float" office:value="-2.18576150585704" calcext:value-type="float">
            <text:p>-2.18576150585704</text:p>
          </table:table-cell>
          <table:table-cell table:formula="of:=IF([.L617]&lt;[.$K$2];([.N617]-[.$E$2]/([.$D$2]^2))*[.$D$2]*[.$B$2];[.$A$2]+([.$A$2]-[.$J$2])*([.$K$2]/[.L617])^2)*-1" office:value-type="float" office:value="-2.31423849414296" calcext:value-type="float">
            <text:p>-2.3142384941429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17]+0.01" office:value-type="float" office:value="7.15999999999989" calcext:value-type="float">
            <text:p>7.15999999999989</text:p>
          </table:table-cell>
          <table:table-cell table:formula="of:=IF([.L618]&lt;[.$K$2];(SQRT([.$I$2])+0.5*LN([.L618]/[.$K$2]))^2;0)" office:value-type="float" office:value="0" calcext:value-type="float">
            <text:p>0</text:p>
          </table:table-cell>
          <table:table-cell table:formula="of:=IF([.L618]&lt;[.$K$2];SQRT([.M618])+[.M618];0)" office:value-type="float" office:value="0" calcext:value-type="float">
            <text:p>0</text:p>
          </table:table-cell>
          <table:table-cell table:formula="of:=IF([.L618]&lt;[.$K$2];([.M618]-[.$E$2]/([.$D$2]^2))*[.$D$2]*[.$B$2];[.$A$2]-([.$A$2]-[.$J$2])*([.$K$2]/[.L618])^2)*-1" office:value-type="float" office:value="-2.18594081768626" calcext:value-type="float">
            <text:p>-2.18594081768626</text:p>
          </table:table-cell>
          <table:table-cell table:formula="of:=IF([.L618]&lt;[.$K$2];([.N618]-[.$E$2]/([.$D$2]^2))*[.$D$2]*[.$B$2];[.$A$2]+([.$A$2]-[.$J$2])*([.$K$2]/[.L618])^2)*-1" office:value-type="float" office:value="-2.31405918231374" calcext:value-type="float">
            <text:p>-2.3140591823137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18]+0.01" office:value-type="float" office:value="7.16999999999989" calcext:value-type="float">
            <text:p>7.16999999999989</text:p>
          </table:table-cell>
          <table:table-cell table:formula="of:=IF([.L619]&lt;[.$K$2];(SQRT([.$I$2])+0.5*LN([.L619]/[.$K$2]))^2;0)" office:value-type="float" office:value="0" calcext:value-type="float">
            <text:p>0</text:p>
          </table:table-cell>
          <table:table-cell table:formula="of:=IF([.L619]&lt;[.$K$2];SQRT([.M619])+[.M619];0)" office:value-type="float" office:value="0" calcext:value-type="float">
            <text:p>0</text:p>
          </table:table-cell>
          <table:table-cell table:formula="of:=IF([.L619]&lt;[.$K$2];([.M619]-[.$E$2]/([.$D$2]^2))*[.$D$2]*[.$B$2];[.$A$2]-([.$A$2]-[.$J$2])*([.$K$2]/[.L619])^2)*-1" office:value-type="float" office:value="-2.18611937978009" calcext:value-type="float">
            <text:p>-2.18611937978009</text:p>
          </table:table-cell>
          <table:table-cell table:formula="of:=IF([.L619]&lt;[.$K$2];([.N619]-[.$E$2]/([.$D$2]^2))*[.$D$2]*[.$B$2];[.$A$2]+([.$A$2]-[.$J$2])*([.$K$2]/[.L619])^2)*-1" office:value-type="float" office:value="-2.31388062021991" calcext:value-type="float">
            <text:p>-2.3138806202199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19]+0.01" office:value-type="float" office:value="7.17999999999989" calcext:value-type="float">
            <text:p>7.17999999999989</text:p>
          </table:table-cell>
          <table:table-cell table:formula="of:=IF([.L620]&lt;[.$K$2];(SQRT([.$I$2])+0.5*LN([.L620]/[.$K$2]))^2;0)" office:value-type="float" office:value="0" calcext:value-type="float">
            <text:p>0</text:p>
          </table:table-cell>
          <table:table-cell table:formula="of:=IF([.L620]&lt;[.$K$2];SQRT([.M620])+[.M620];0)" office:value-type="float" office:value="0" calcext:value-type="float">
            <text:p>0</text:p>
          </table:table-cell>
          <table:table-cell table:formula="of:=IF([.L620]&lt;[.$K$2];([.M620]-[.$E$2]/([.$D$2]^2))*[.$D$2]*[.$B$2];[.$A$2]-([.$A$2]-[.$J$2])*([.$K$2]/[.L620])^2)*-1" office:value-type="float" office:value="-2.18629719631242" calcext:value-type="float">
            <text:p>-2.18629719631242</text:p>
          </table:table-cell>
          <table:table-cell table:formula="of:=IF([.L620]&lt;[.$K$2];([.N620]-[.$E$2]/([.$D$2]^2))*[.$D$2]*[.$B$2];[.$A$2]+([.$A$2]-[.$J$2])*([.$K$2]/[.L620])^2)*-1" office:value-type="float" office:value="-2.31370280368758" calcext:value-type="float">
            <text:p>-2.3137028036875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20]+0.01" office:value-type="float" office:value="7.18999999999989" calcext:value-type="float">
            <text:p>7.18999999999989</text:p>
          </table:table-cell>
          <table:table-cell table:formula="of:=IF([.L621]&lt;[.$K$2];(SQRT([.$I$2])+0.5*LN([.L621]/[.$K$2]))^2;0)" office:value-type="float" office:value="0" calcext:value-type="float">
            <text:p>0</text:p>
          </table:table-cell>
          <table:table-cell table:formula="of:=IF([.L621]&lt;[.$K$2];SQRT([.M621])+[.M621];0)" office:value-type="float" office:value="0" calcext:value-type="float">
            <text:p>0</text:p>
          </table:table-cell>
          <table:table-cell table:formula="of:=IF([.L621]&lt;[.$K$2];([.M621]-[.$E$2]/([.$D$2]^2))*[.$D$2]*[.$B$2];[.$A$2]-([.$A$2]-[.$J$2])*([.$K$2]/[.L621])^2)*-1" office:value-type="float" office:value="-2.18647427142815" calcext:value-type="float">
            <text:p>-2.18647427142815</text:p>
          </table:table-cell>
          <table:table-cell table:formula="of:=IF([.L621]&lt;[.$K$2];([.N621]-[.$E$2]/([.$D$2]^2))*[.$D$2]*[.$B$2];[.$A$2]+([.$A$2]-[.$J$2])*([.$K$2]/[.L621])^2)*-1" office:value-type="float" office:value="-2.31352572857185" calcext:value-type="float">
            <text:p>-2.3135257285718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21]+0.01" office:value-type="float" office:value="7.19999999999989" calcext:value-type="float">
            <text:p>7.19999999999989</text:p>
          </table:table-cell>
          <table:table-cell table:formula="of:=IF([.L622]&lt;[.$K$2];(SQRT([.$I$2])+0.5*LN([.L622]/[.$K$2]))^2;0)" office:value-type="float" office:value="0" calcext:value-type="float">
            <text:p>0</text:p>
          </table:table-cell>
          <table:table-cell table:formula="of:=IF([.L622]&lt;[.$K$2];SQRT([.M622])+[.M622];0)" office:value-type="float" office:value="0" calcext:value-type="float">
            <text:p>0</text:p>
          </table:table-cell>
          <table:table-cell table:formula="of:=IF([.L622]&lt;[.$K$2];([.M622]-[.$E$2]/([.$D$2]^2))*[.$D$2]*[.$B$2];[.$A$2]-([.$A$2]-[.$J$2])*([.$K$2]/[.L622])^2)*-1" office:value-type="float" office:value="-2.18665060924338" calcext:value-type="float">
            <text:p>-2.18665060924338</text:p>
          </table:table-cell>
          <table:table-cell table:formula="of:=IF([.L622]&lt;[.$K$2];([.N622]-[.$E$2]/([.$D$2]^2))*[.$D$2]*[.$B$2];[.$A$2]+([.$A$2]-[.$J$2])*([.$K$2]/[.L622])^2)*-1" office:value-type="float" office:value="-2.31334939075662" calcext:value-type="float">
            <text:p>-2.3133493907566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22]+0.01" office:value-type="float" office:value="7.20999999999989" calcext:value-type="float">
            <text:p>7.20999999999989</text:p>
          </table:table-cell>
          <table:table-cell table:formula="of:=IF([.L623]&lt;[.$K$2];(SQRT([.$I$2])+0.5*LN([.L623]/[.$K$2]))^2;0)" office:value-type="float" office:value="0" calcext:value-type="float">
            <text:p>0</text:p>
          </table:table-cell>
          <table:table-cell table:formula="of:=IF([.L623]&lt;[.$K$2];SQRT([.M623])+[.M623];0)" office:value-type="float" office:value="0" calcext:value-type="float">
            <text:p>0</text:p>
          </table:table-cell>
          <table:table-cell table:formula="of:=IF([.L623]&lt;[.$K$2];([.M623]-[.$E$2]/([.$D$2]^2))*[.$D$2]*[.$B$2];[.$A$2]-([.$A$2]-[.$J$2])*([.$K$2]/[.L623])^2)*-1" office:value-type="float" office:value="-2.18682621384571" calcext:value-type="float">
            <text:p>-2.18682621384571</text:p>
          </table:table-cell>
          <table:table-cell table:formula="of:=IF([.L623]&lt;[.$K$2];([.N623]-[.$E$2]/([.$D$2]^2))*[.$D$2]*[.$B$2];[.$A$2]+([.$A$2]-[.$J$2])*([.$K$2]/[.L623])^2)*-1" office:value-type="float" office:value="-2.31317378615429" calcext:value-type="float">
            <text:p>-2.3131737861542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23]+0.01" office:value-type="float" office:value="7.21999999999989" calcext:value-type="float">
            <text:p>7.21999999999989</text:p>
          </table:table-cell>
          <table:table-cell table:formula="of:=IF([.L624]&lt;[.$K$2];(SQRT([.$I$2])+0.5*LN([.L624]/[.$K$2]))^2;0)" office:value-type="float" office:value="0" calcext:value-type="float">
            <text:p>0</text:p>
          </table:table-cell>
          <table:table-cell table:formula="of:=IF([.L624]&lt;[.$K$2];SQRT([.M624])+[.M624];0)" office:value-type="float" office:value="0" calcext:value-type="float">
            <text:p>0</text:p>
          </table:table-cell>
          <table:table-cell table:formula="of:=IF([.L624]&lt;[.$K$2];([.M624]-[.$E$2]/([.$D$2]^2))*[.$D$2]*[.$B$2];[.$A$2]-([.$A$2]-[.$J$2])*([.$K$2]/[.L624])^2)*-1" office:value-type="float" office:value="-2.18700108929445" calcext:value-type="float">
            <text:p>-2.18700108929445</text:p>
          </table:table-cell>
          <table:table-cell table:formula="of:=IF([.L624]&lt;[.$K$2];([.N624]-[.$E$2]/([.$D$2]^2))*[.$D$2]*[.$B$2];[.$A$2]+([.$A$2]-[.$J$2])*([.$K$2]/[.L624])^2)*-1" office:value-type="float" office:value="-2.31299891070555" calcext:value-type="float">
            <text:p>-2.3129989107055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24]+0.01" office:value-type="float" office:value="7.22999999999989" calcext:value-type="float">
            <text:p>7.22999999999989</text:p>
          </table:table-cell>
          <table:table-cell table:formula="of:=IF([.L625]&lt;[.$K$2];(SQRT([.$I$2])+0.5*LN([.L625]/[.$K$2]))^2;0)" office:value-type="float" office:value="0" calcext:value-type="float">
            <text:p>0</text:p>
          </table:table-cell>
          <table:table-cell table:formula="of:=IF([.L625]&lt;[.$K$2];SQRT([.M625])+[.M625];0)" office:value-type="float" office:value="0" calcext:value-type="float">
            <text:p>0</text:p>
          </table:table-cell>
          <table:table-cell table:formula="of:=IF([.L625]&lt;[.$K$2];([.M625]-[.$E$2]/([.$D$2]^2))*[.$D$2]*[.$B$2];[.$A$2]-([.$A$2]-[.$J$2])*([.$K$2]/[.L625])^2)*-1" office:value-type="float" office:value="-2.18717523962085" calcext:value-type="float">
            <text:p>-2.18717523962085</text:p>
          </table:table-cell>
          <table:table-cell table:formula="of:=IF([.L625]&lt;[.$K$2];([.N625]-[.$E$2]/([.$D$2]^2))*[.$D$2]*[.$B$2];[.$A$2]+([.$A$2]-[.$J$2])*([.$K$2]/[.L625])^2)*-1" office:value-type="float" office:value="-2.31282476037915" calcext:value-type="float">
            <text:p>-2.3128247603791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25]+0.01" office:value-type="float" office:value="7.23999999999989" calcext:value-type="float">
            <text:p>7.23999999999989</text:p>
          </table:table-cell>
          <table:table-cell table:formula="of:=IF([.L626]&lt;[.$K$2];(SQRT([.$I$2])+0.5*LN([.L626]/[.$K$2]))^2;0)" office:value-type="float" office:value="0" calcext:value-type="float">
            <text:p>0</text:p>
          </table:table-cell>
          <table:table-cell table:formula="of:=IF([.L626]&lt;[.$K$2];SQRT([.M626])+[.M626];0)" office:value-type="float" office:value="0" calcext:value-type="float">
            <text:p>0</text:p>
          </table:table-cell>
          <table:table-cell table:formula="of:=IF([.L626]&lt;[.$K$2];([.M626]-[.$E$2]/([.$D$2]^2))*[.$D$2]*[.$B$2];[.$A$2]-([.$A$2]-[.$J$2])*([.$K$2]/[.L626])^2)*-1" office:value-type="float" office:value="-2.18734866882834" calcext:value-type="float">
            <text:p>-2.18734866882834</text:p>
          </table:table-cell>
          <table:table-cell table:formula="of:=IF([.L626]&lt;[.$K$2];([.N626]-[.$E$2]/([.$D$2]^2))*[.$D$2]*[.$B$2];[.$A$2]+([.$A$2]-[.$J$2])*([.$K$2]/[.L626])^2)*-1" office:value-type="float" office:value="-2.31265133117166" calcext:value-type="float">
            <text:p>-2.3126513311716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26]+0.01" office:value-type="float" office:value="7.24999999999989" calcext:value-type="float">
            <text:p>7.24999999999989</text:p>
          </table:table-cell>
          <table:table-cell table:formula="of:=IF([.L627]&lt;[.$K$2];(SQRT([.$I$2])+0.5*LN([.L627]/[.$K$2]))^2;0)" office:value-type="float" office:value="0" calcext:value-type="float">
            <text:p>0</text:p>
          </table:table-cell>
          <table:table-cell table:formula="of:=IF([.L627]&lt;[.$K$2];SQRT([.M627])+[.M627];0)" office:value-type="float" office:value="0" calcext:value-type="float">
            <text:p>0</text:p>
          </table:table-cell>
          <table:table-cell table:formula="of:=IF([.L627]&lt;[.$K$2];([.M627]-[.$E$2]/([.$D$2]^2))*[.$D$2]*[.$B$2];[.$A$2]-([.$A$2]-[.$J$2])*([.$K$2]/[.L627])^2)*-1" office:value-type="float" office:value="-2.18752138089278" calcext:value-type="float">
            <text:p>-2.18752138089278</text:p>
          </table:table-cell>
          <table:table-cell table:formula="of:=IF([.L627]&lt;[.$K$2];([.N627]-[.$E$2]/([.$D$2]^2))*[.$D$2]*[.$B$2];[.$A$2]+([.$A$2]-[.$J$2])*([.$K$2]/[.L627])^2)*-1" office:value-type="float" office:value="-2.31247861910722" calcext:value-type="float">
            <text:p>-2.3124786191072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27]+0.01" office:value-type="float" office:value="7.25999999999989" calcext:value-type="float">
            <text:p>7.25999999999989</text:p>
          </table:table-cell>
          <table:table-cell table:formula="of:=IF([.L628]&lt;[.$K$2];(SQRT([.$I$2])+0.5*LN([.L628]/[.$K$2]))^2;0)" office:value-type="float" office:value="0" calcext:value-type="float">
            <text:p>0</text:p>
          </table:table-cell>
          <table:table-cell table:formula="of:=IF([.L628]&lt;[.$K$2];SQRT([.M628])+[.M628];0)" office:value-type="float" office:value="0" calcext:value-type="float">
            <text:p>0</text:p>
          </table:table-cell>
          <table:table-cell table:formula="of:=IF([.L628]&lt;[.$K$2];([.M628]-[.$E$2]/([.$D$2]^2))*[.$D$2]*[.$B$2];[.$A$2]-([.$A$2]-[.$J$2])*([.$K$2]/[.L628])^2)*-1" office:value-type="float" office:value="-2.18769337976263" calcext:value-type="float">
            <text:p>-2.18769337976263</text:p>
          </table:table-cell>
          <table:table-cell table:formula="of:=IF([.L628]&lt;[.$K$2];([.N628]-[.$E$2]/([.$D$2]^2))*[.$D$2]*[.$B$2];[.$A$2]+([.$A$2]-[.$J$2])*([.$K$2]/[.L628])^2)*-1" office:value-type="float" office:value="-2.31230662023737" calcext:value-type="float">
            <text:p>-2.3123066202373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28]+0.01" office:value-type="float" office:value="7.26999999999989" calcext:value-type="float">
            <text:p>7.26999999999989</text:p>
          </table:table-cell>
          <table:table-cell table:formula="of:=IF([.L629]&lt;[.$K$2];(SQRT([.$I$2])+0.5*LN([.L629]/[.$K$2]))^2;0)" office:value-type="float" office:value="0" calcext:value-type="float">
            <text:p>0</text:p>
          </table:table-cell>
          <table:table-cell table:formula="of:=IF([.L629]&lt;[.$K$2];SQRT([.M629])+[.M629];0)" office:value-type="float" office:value="0" calcext:value-type="float">
            <text:p>0</text:p>
          </table:table-cell>
          <table:table-cell table:formula="of:=IF([.L629]&lt;[.$K$2];([.M629]-[.$E$2]/([.$D$2]^2))*[.$D$2]*[.$B$2];[.$A$2]-([.$A$2]-[.$J$2])*([.$K$2]/[.L629])^2)*-1" office:value-type="float" office:value="-2.18786466935923" calcext:value-type="float">
            <text:p>-2.18786466935923</text:p>
          </table:table-cell>
          <table:table-cell table:formula="of:=IF([.L629]&lt;[.$K$2];([.N629]-[.$E$2]/([.$D$2]^2))*[.$D$2]*[.$B$2];[.$A$2]+([.$A$2]-[.$J$2])*([.$K$2]/[.L629])^2)*-1" office:value-type="float" office:value="-2.31213533064077" calcext:value-type="float">
            <text:p>-2.3121353306407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29]+0.01" office:value-type="float" office:value="7.27999999999989" calcext:value-type="float">
            <text:p>7.27999999999989</text:p>
          </table:table-cell>
          <table:table-cell table:formula="of:=IF([.L630]&lt;[.$K$2];(SQRT([.$I$2])+0.5*LN([.L630]/[.$K$2]))^2;0)" office:value-type="float" office:value="0" calcext:value-type="float">
            <text:p>0</text:p>
          </table:table-cell>
          <table:table-cell table:formula="of:=IF([.L630]&lt;[.$K$2];SQRT([.M630])+[.M630];0)" office:value-type="float" office:value="0" calcext:value-type="float">
            <text:p>0</text:p>
          </table:table-cell>
          <table:table-cell table:formula="of:=IF([.L630]&lt;[.$K$2];([.M630]-[.$E$2]/([.$D$2]^2))*[.$D$2]*[.$B$2];[.$A$2]-([.$A$2]-[.$J$2])*([.$K$2]/[.L630])^2)*-1" office:value-type="float" office:value="-2.18803525357702" calcext:value-type="float">
            <text:p>-2.18803525357702</text:p>
          </table:table-cell>
          <table:table-cell table:formula="of:=IF([.L630]&lt;[.$K$2];([.N630]-[.$E$2]/([.$D$2]^2))*[.$D$2]*[.$B$2];[.$A$2]+([.$A$2]-[.$J$2])*([.$K$2]/[.L630])^2)*-1" office:value-type="float" office:value="-2.31196474642297" calcext:value-type="float">
            <text:p>-2.3119647464229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30]+0.01" office:value-type="float" office:value="7.28999999999989" calcext:value-type="float">
            <text:p>7.28999999999989</text:p>
          </table:table-cell>
          <table:table-cell table:formula="of:=IF([.L631]&lt;[.$K$2];(SQRT([.$I$2])+0.5*LN([.L631]/[.$K$2]))^2;0)" office:value-type="float" office:value="0" calcext:value-type="float">
            <text:p>0</text:p>
          </table:table-cell>
          <table:table-cell table:formula="of:=IF([.L631]&lt;[.$K$2];SQRT([.M631])+[.M631];0)" office:value-type="float" office:value="0" calcext:value-type="float">
            <text:p>0</text:p>
          </table:table-cell>
          <table:table-cell table:formula="of:=IF([.L631]&lt;[.$K$2];([.M631]-[.$E$2]/([.$D$2]^2))*[.$D$2]*[.$B$2];[.$A$2]-([.$A$2]-[.$J$2])*([.$K$2]/[.L631])^2)*-1" office:value-type="float" office:value="-2.18820513628374" calcext:value-type="float">
            <text:p>-2.18820513628374</text:p>
          </table:table-cell>
          <table:table-cell table:formula="of:=IF([.L631]&lt;[.$K$2];([.N631]-[.$E$2]/([.$D$2]^2))*[.$D$2]*[.$B$2];[.$A$2]+([.$A$2]-[.$J$2])*([.$K$2]/[.L631])^2)*-1" office:value-type="float" office:value="-2.31179486371626" calcext:value-type="float">
            <text:p>-2.3117948637162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31]+0.01" office:value-type="float" office:value="7.29999999999989" calcext:value-type="float">
            <text:p>7.29999999999989</text:p>
          </table:table-cell>
          <table:table-cell table:formula="of:=IF([.L632]&lt;[.$K$2];(SQRT([.$I$2])+0.5*LN([.L632]/[.$K$2]))^2;0)" office:value-type="float" office:value="0" calcext:value-type="float">
            <text:p>0</text:p>
          </table:table-cell>
          <table:table-cell table:formula="of:=IF([.L632]&lt;[.$K$2];SQRT([.M632])+[.M632];0)" office:value-type="float" office:value="0" calcext:value-type="float">
            <text:p>0</text:p>
          </table:table-cell>
          <table:table-cell table:formula="of:=IF([.L632]&lt;[.$K$2];([.M632]-[.$E$2]/([.$D$2]^2))*[.$D$2]*[.$B$2];[.$A$2]-([.$A$2]-[.$J$2])*([.$K$2]/[.L632])^2)*-1" office:value-type="float" office:value="-2.18837432132063" calcext:value-type="float">
            <text:p>-2.18837432132063</text:p>
          </table:table-cell>
          <table:table-cell table:formula="of:=IF([.L632]&lt;[.$K$2];([.N632]-[.$E$2]/([.$D$2]^2))*[.$D$2]*[.$B$2];[.$A$2]+([.$A$2]-[.$J$2])*([.$K$2]/[.L632])^2)*-1" office:value-type="float" office:value="-2.31162567867937" calcext:value-type="float">
            <text:p>-2.3116256786793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32]+0.01" office:value-type="float" office:value="7.30999999999989" calcext:value-type="float">
            <text:p>7.30999999999989</text:p>
          </table:table-cell>
          <table:table-cell table:formula="of:=IF([.L633]&lt;[.$K$2];(SQRT([.$I$2])+0.5*LN([.L633]/[.$K$2]))^2;0)" office:value-type="float" office:value="0" calcext:value-type="float">
            <text:p>0</text:p>
          </table:table-cell>
          <table:table-cell table:formula="of:=IF([.L633]&lt;[.$K$2];SQRT([.M633])+[.M633];0)" office:value-type="float" office:value="0" calcext:value-type="float">
            <text:p>0</text:p>
          </table:table-cell>
          <table:table-cell table:formula="of:=IF([.L633]&lt;[.$K$2];([.M633]-[.$E$2]/([.$D$2]^2))*[.$D$2]*[.$B$2];[.$A$2]-([.$A$2]-[.$J$2])*([.$K$2]/[.L633])^2)*-1" office:value-type="float" office:value="-2.18854281250272" calcext:value-type="float">
            <text:p>-2.18854281250272</text:p>
          </table:table-cell>
          <table:table-cell table:formula="of:=IF([.L633]&lt;[.$K$2];([.N633]-[.$E$2]/([.$D$2]^2))*[.$D$2]*[.$B$2];[.$A$2]+([.$A$2]-[.$J$2])*([.$K$2]/[.L633])^2)*-1" office:value-type="float" office:value="-2.31145718749728" calcext:value-type="float">
            <text:p>-2.3114571874972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33]+0.01" office:value-type="float" office:value="7.31999999999989" calcext:value-type="float">
            <text:p>7.31999999999989</text:p>
          </table:table-cell>
          <table:table-cell table:formula="of:=IF([.L634]&lt;[.$K$2];(SQRT([.$I$2])+0.5*LN([.L634]/[.$K$2]))^2;0)" office:value-type="float" office:value="0" calcext:value-type="float">
            <text:p>0</text:p>
          </table:table-cell>
          <table:table-cell table:formula="of:=IF([.L634]&lt;[.$K$2];SQRT([.M634])+[.M634];0)" office:value-type="float" office:value="0" calcext:value-type="float">
            <text:p>0</text:p>
          </table:table-cell>
          <table:table-cell table:formula="of:=IF([.L634]&lt;[.$K$2];([.M634]-[.$E$2]/([.$D$2]^2))*[.$D$2]*[.$B$2];[.$A$2]-([.$A$2]-[.$J$2])*([.$K$2]/[.L634])^2)*-1" office:value-type="float" office:value="-2.18871061361896" calcext:value-type="float">
            <text:p>-2.18871061361896</text:p>
          </table:table-cell>
          <table:table-cell table:formula="of:=IF([.L634]&lt;[.$K$2];([.N634]-[.$E$2]/([.$D$2]^2))*[.$D$2]*[.$B$2];[.$A$2]+([.$A$2]-[.$J$2])*([.$K$2]/[.L634])^2)*-1" office:value-type="float" office:value="-2.31128938638104" calcext:value-type="float">
            <text:p>-2.3112893863810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34]+0.01" office:value-type="float" office:value="7.32999999999989" calcext:value-type="float">
            <text:p>7.32999999999989</text:p>
          </table:table-cell>
          <table:table-cell table:formula="of:=IF([.L635]&lt;[.$K$2];(SQRT([.$I$2])+0.5*LN([.L635]/[.$K$2]))^2;0)" office:value-type="float" office:value="0" calcext:value-type="float">
            <text:p>0</text:p>
          </table:table-cell>
          <table:table-cell table:formula="of:=IF([.L635]&lt;[.$K$2];SQRT([.M635])+[.M635];0)" office:value-type="float" office:value="0" calcext:value-type="float">
            <text:p>0</text:p>
          </table:table-cell>
          <table:table-cell table:formula="of:=IF([.L635]&lt;[.$K$2];([.M635]-[.$E$2]/([.$D$2]^2))*[.$D$2]*[.$B$2];[.$A$2]-([.$A$2]-[.$J$2])*([.$K$2]/[.L635])^2)*-1" office:value-type="float" office:value="-2.18887772843249" calcext:value-type="float">
            <text:p>-2.18887772843249</text:p>
          </table:table-cell>
          <table:table-cell table:formula="of:=IF([.L635]&lt;[.$K$2];([.N635]-[.$E$2]/([.$D$2]^2))*[.$D$2]*[.$B$2];[.$A$2]+([.$A$2]-[.$J$2])*([.$K$2]/[.L635])^2)*-1" office:value-type="float" office:value="-2.31112227156751" calcext:value-type="float">
            <text:p>-2.3111222715675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35]+0.01" office:value-type="float" office:value="7.33999999999989" calcext:value-type="float">
            <text:p>7.33999999999989</text:p>
          </table:table-cell>
          <table:table-cell table:formula="of:=IF([.L636]&lt;[.$K$2];(SQRT([.$I$2])+0.5*LN([.L636]/[.$K$2]))^2;0)" office:value-type="float" office:value="0" calcext:value-type="float">
            <text:p>0</text:p>
          </table:table-cell>
          <table:table-cell table:formula="of:=IF([.L636]&lt;[.$K$2];SQRT([.M636])+[.M636];0)" office:value-type="float" office:value="0" calcext:value-type="float">
            <text:p>0</text:p>
          </table:table-cell>
          <table:table-cell table:formula="of:=IF([.L636]&lt;[.$K$2];([.M636]-[.$E$2]/([.$D$2]^2))*[.$D$2]*[.$B$2];[.$A$2]-([.$A$2]-[.$J$2])*([.$K$2]/[.L636])^2)*-1" office:value-type="float" office:value="-2.18904416068084" calcext:value-type="float">
            <text:p>-2.18904416068084</text:p>
          </table:table-cell>
          <table:table-cell table:formula="of:=IF([.L636]&lt;[.$K$2];([.N636]-[.$E$2]/([.$D$2]^2))*[.$D$2]*[.$B$2];[.$A$2]+([.$A$2]-[.$J$2])*([.$K$2]/[.L636])^2)*-1" office:value-type="float" office:value="-2.31095583931916" calcext:value-type="float">
            <text:p>-2.310955839319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36]+0.01" office:value-type="float" office:value="7.34999999999989" calcext:value-type="float">
            <text:p>7.34999999999989</text:p>
          </table:table-cell>
          <table:table-cell table:formula="of:=IF([.L637]&lt;[.$K$2];(SQRT([.$I$2])+0.5*LN([.L637]/[.$K$2]))^2;0)" office:value-type="float" office:value="0" calcext:value-type="float">
            <text:p>0</text:p>
          </table:table-cell>
          <table:table-cell table:formula="of:=IF([.L637]&lt;[.$K$2];SQRT([.M637])+[.M637];0)" office:value-type="float" office:value="0" calcext:value-type="float">
            <text:p>0</text:p>
          </table:table-cell>
          <table:table-cell table:formula="of:=IF([.L637]&lt;[.$K$2];([.M637]-[.$E$2]/([.$D$2]^2))*[.$D$2]*[.$B$2];[.$A$2]-([.$A$2]-[.$J$2])*([.$K$2]/[.L637])^2)*-1" office:value-type="float" office:value="-2.18920991407611" calcext:value-type="float">
            <text:p>-2.18920991407611</text:p>
          </table:table-cell>
          <table:table-cell table:formula="of:=IF([.L637]&lt;[.$K$2];([.N637]-[.$E$2]/([.$D$2]^2))*[.$D$2]*[.$B$2];[.$A$2]+([.$A$2]-[.$J$2])*([.$K$2]/[.L637])^2)*-1" office:value-type="float" office:value="-2.31079008592389" calcext:value-type="float">
            <text:p>-2.3107900859238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37]+0.01" office:value-type="float" office:value="7.35999999999989" calcext:value-type="float">
            <text:p>7.35999999999989</text:p>
          </table:table-cell>
          <table:table-cell table:formula="of:=IF([.L638]&lt;[.$K$2];(SQRT([.$I$2])+0.5*LN([.L638]/[.$K$2]))^2;0)" office:value-type="float" office:value="0" calcext:value-type="float">
            <text:p>0</text:p>
          </table:table-cell>
          <table:table-cell table:formula="of:=IF([.L638]&lt;[.$K$2];SQRT([.M638])+[.M638];0)" office:value-type="float" office:value="0" calcext:value-type="float">
            <text:p>0</text:p>
          </table:table-cell>
          <table:table-cell table:formula="of:=IF([.L638]&lt;[.$K$2];([.M638]-[.$E$2]/([.$D$2]^2))*[.$D$2]*[.$B$2];[.$A$2]-([.$A$2]-[.$J$2])*([.$K$2]/[.L638])^2)*-1" office:value-type="float" office:value="-2.18937499230522" calcext:value-type="float">
            <text:p>-2.18937499230522</text:p>
          </table:table-cell>
          <table:table-cell table:formula="of:=IF([.L638]&lt;[.$K$2];([.N638]-[.$E$2]/([.$D$2]^2))*[.$D$2]*[.$B$2];[.$A$2]+([.$A$2]-[.$J$2])*([.$K$2]/[.L638])^2)*-1" office:value-type="float" office:value="-2.31062500769478" calcext:value-type="float">
            <text:p>-2.3106250076947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38]+0.01" office:value-type="float" office:value="7.36999999999989" calcext:value-type="float">
            <text:p>7.36999999999989</text:p>
          </table:table-cell>
          <table:table-cell table:formula="of:=IF([.L639]&lt;[.$K$2];(SQRT([.$I$2])+0.5*LN([.L639]/[.$K$2]))^2;0)" office:value-type="float" office:value="0" calcext:value-type="float">
            <text:p>0</text:p>
          </table:table-cell>
          <table:table-cell table:formula="of:=IF([.L639]&lt;[.$K$2];SQRT([.M639])+[.M639];0)" office:value-type="float" office:value="0" calcext:value-type="float">
            <text:p>0</text:p>
          </table:table-cell>
          <table:table-cell table:formula="of:=IF([.L639]&lt;[.$K$2];([.M639]-[.$E$2]/([.$D$2]^2))*[.$D$2]*[.$B$2];[.$A$2]-([.$A$2]-[.$J$2])*([.$K$2]/[.L639])^2)*-1" office:value-type="float" office:value="-2.18953939903007" calcext:value-type="float">
            <text:p>-2.18953939903007</text:p>
          </table:table-cell>
          <table:table-cell table:formula="of:=IF([.L639]&lt;[.$K$2];([.N639]-[.$E$2]/([.$D$2]^2))*[.$D$2]*[.$B$2];[.$A$2]+([.$A$2]-[.$J$2])*([.$K$2]/[.L639])^2)*-1" office:value-type="float" office:value="-2.31046060096993" calcext:value-type="float">
            <text:p>-2.3104606009699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39]+0.01" office:value-type="float" office:value="7.37999999999989" calcext:value-type="float">
            <text:p>7.37999999999989</text:p>
          </table:table-cell>
          <table:table-cell table:formula="of:=IF([.L640]&lt;[.$K$2];(SQRT([.$I$2])+0.5*LN([.L640]/[.$K$2]))^2;0)" office:value-type="float" office:value="0" calcext:value-type="float">
            <text:p>0</text:p>
          </table:table-cell>
          <table:table-cell table:formula="of:=IF([.L640]&lt;[.$K$2];SQRT([.M640])+[.M640];0)" office:value-type="float" office:value="0" calcext:value-type="float">
            <text:p>0</text:p>
          </table:table-cell>
          <table:table-cell table:formula="of:=IF([.L640]&lt;[.$K$2];([.M640]-[.$E$2]/([.$D$2]^2))*[.$D$2]*[.$B$2];[.$A$2]-([.$A$2]-[.$J$2])*([.$K$2]/[.L640])^2)*-1" office:value-type="float" office:value="-2.18970313788781" calcext:value-type="float">
            <text:p>-2.18970313788781</text:p>
          </table:table-cell>
          <table:table-cell table:formula="of:=IF([.L640]&lt;[.$K$2];([.N640]-[.$E$2]/([.$D$2]^2))*[.$D$2]*[.$B$2];[.$A$2]+([.$A$2]-[.$J$2])*([.$K$2]/[.L640])^2)*-1" office:value-type="float" office:value="-2.31029686211219" calcext:value-type="float">
            <text:p>-2.3102968621121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40]+0.01" office:value-type="float" office:value="7.38999999999989" calcext:value-type="float">
            <text:p>7.38999999999989</text:p>
          </table:table-cell>
          <table:table-cell table:formula="of:=IF([.L641]&lt;[.$K$2];(SQRT([.$I$2])+0.5*LN([.L641]/[.$K$2]))^2;0)" office:value-type="float" office:value="0" calcext:value-type="float">
            <text:p>0</text:p>
          </table:table-cell>
          <table:table-cell table:formula="of:=IF([.L641]&lt;[.$K$2];SQRT([.M641])+[.M641];0)" office:value-type="float" office:value="0" calcext:value-type="float">
            <text:p>0</text:p>
          </table:table-cell>
          <table:table-cell table:formula="of:=IF([.L641]&lt;[.$K$2];([.M641]-[.$E$2]/([.$D$2]^2))*[.$D$2]*[.$B$2];[.$A$2]-([.$A$2]-[.$J$2])*([.$K$2]/[.L641])^2)*-1" office:value-type="float" office:value="-2.18986621249094" calcext:value-type="float">
            <text:p>-2.18986621249094</text:p>
          </table:table-cell>
          <table:table-cell table:formula="of:=IF([.L641]&lt;[.$K$2];([.N641]-[.$E$2]/([.$D$2]^2))*[.$D$2]*[.$B$2];[.$A$2]+([.$A$2]-[.$J$2])*([.$K$2]/[.L641])^2)*-1" office:value-type="float" office:value="-2.31013378750906" calcext:value-type="float">
            <text:p>-2.3101337875090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41]+0.01" office:value-type="float" office:value="7.39999999999989" calcext:value-type="float">
            <text:p>7.39999999999989</text:p>
          </table:table-cell>
          <table:table-cell table:formula="of:=IF([.L642]&lt;[.$K$2];(SQRT([.$I$2])+0.5*LN([.L642]/[.$K$2]))^2;0)" office:value-type="float" office:value="0" calcext:value-type="float">
            <text:p>0</text:p>
          </table:table-cell>
          <table:table-cell table:formula="of:=IF([.L642]&lt;[.$K$2];SQRT([.M642])+[.M642];0)" office:value-type="float" office:value="0" calcext:value-type="float">
            <text:p>0</text:p>
          </table:table-cell>
          <table:table-cell table:formula="of:=IF([.L642]&lt;[.$K$2];([.M642]-[.$E$2]/([.$D$2]^2))*[.$D$2]*[.$B$2];[.$A$2]-([.$A$2]-[.$J$2])*([.$K$2]/[.L642])^2)*-1" office:value-type="float" office:value="-2.19002862642762" calcext:value-type="float">
            <text:p>-2.19002862642762</text:p>
          </table:table-cell>
          <table:table-cell table:formula="of:=IF([.L642]&lt;[.$K$2];([.N642]-[.$E$2]/([.$D$2]^2))*[.$D$2]*[.$B$2];[.$A$2]+([.$A$2]-[.$J$2])*([.$K$2]/[.L642])^2)*-1" office:value-type="float" office:value="-2.30997137357238" calcext:value-type="float">
            <text:p>-2.3099713735723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42]+0.01" office:value-type="float" office:value="7.40999999999989" calcext:value-type="float">
            <text:p>7.40999999999989</text:p>
          </table:table-cell>
          <table:table-cell table:formula="of:=IF([.L643]&lt;[.$K$2];(SQRT([.$I$2])+0.5*LN([.L643]/[.$K$2]))^2;0)" office:value-type="float" office:value="0" calcext:value-type="float">
            <text:p>0</text:p>
          </table:table-cell>
          <table:table-cell table:formula="of:=IF([.L643]&lt;[.$K$2];SQRT([.M643])+[.M643];0)" office:value-type="float" office:value="0" calcext:value-type="float">
            <text:p>0</text:p>
          </table:table-cell>
          <table:table-cell table:formula="of:=IF([.L643]&lt;[.$K$2];([.M643]-[.$E$2]/([.$D$2]^2))*[.$D$2]*[.$B$2];[.$A$2]-([.$A$2]-[.$J$2])*([.$K$2]/[.L643])^2)*-1" office:value-type="float" office:value="-2.19019038326179" calcext:value-type="float">
            <text:p>-2.19019038326179</text:p>
          </table:table-cell>
          <table:table-cell table:formula="of:=IF([.L643]&lt;[.$K$2];([.N643]-[.$E$2]/([.$D$2]^2))*[.$D$2]*[.$B$2];[.$A$2]+([.$A$2]-[.$J$2])*([.$K$2]/[.L643])^2)*-1" office:value-type="float" office:value="-2.30980961673821" calcext:value-type="float">
            <text:p>-2.3098096167382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43]+0.01" office:value-type="float" office:value="7.41999999999989" calcext:value-type="float">
            <text:p>7.41999999999989</text:p>
          </table:table-cell>
          <table:table-cell table:formula="of:=IF([.L644]&lt;[.$K$2];(SQRT([.$I$2])+0.5*LN([.L644]/[.$K$2]))^2;0)" office:value-type="float" office:value="0" calcext:value-type="float">
            <text:p>0</text:p>
          </table:table-cell>
          <table:table-cell table:formula="of:=IF([.L644]&lt;[.$K$2];SQRT([.M644])+[.M644];0)" office:value-type="float" office:value="0" calcext:value-type="float">
            <text:p>0</text:p>
          </table:table-cell>
          <table:table-cell table:formula="of:=IF([.L644]&lt;[.$K$2];([.M644]-[.$E$2]/([.$D$2]^2))*[.$D$2]*[.$B$2];[.$A$2]-([.$A$2]-[.$J$2])*([.$K$2]/[.L644])^2)*-1" office:value-type="float" office:value="-2.19035148653338" calcext:value-type="float">
            <text:p>-2.19035148653338</text:p>
          </table:table-cell>
          <table:table-cell table:formula="of:=IF([.L644]&lt;[.$K$2];([.N644]-[.$E$2]/([.$D$2]^2))*[.$D$2]*[.$B$2];[.$A$2]+([.$A$2]-[.$J$2])*([.$K$2]/[.L644])^2)*-1" office:value-type="float" office:value="-2.30964851346662" calcext:value-type="float">
            <text:p>-2.3096485134666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44]+0.01" office:value-type="float" office:value="7.42999999999989" calcext:value-type="float">
            <text:p>7.42999999999989</text:p>
          </table:table-cell>
          <table:table-cell table:formula="of:=IF([.L645]&lt;[.$K$2];(SQRT([.$I$2])+0.5*LN([.L645]/[.$K$2]))^2;0)" office:value-type="float" office:value="0" calcext:value-type="float">
            <text:p>0</text:p>
          </table:table-cell>
          <table:table-cell table:formula="of:=IF([.L645]&lt;[.$K$2];SQRT([.M645])+[.M645];0)" office:value-type="float" office:value="0" calcext:value-type="float">
            <text:p>0</text:p>
          </table:table-cell>
          <table:table-cell table:formula="of:=IF([.L645]&lt;[.$K$2];([.M645]-[.$E$2]/([.$D$2]^2))*[.$D$2]*[.$B$2];[.$A$2]-([.$A$2]-[.$J$2])*([.$K$2]/[.L645])^2)*-1" office:value-type="float" office:value="-2.19051193975855" calcext:value-type="float">
            <text:p>-2.19051193975855</text:p>
          </table:table-cell>
          <table:table-cell table:formula="of:=IF([.L645]&lt;[.$K$2];([.N645]-[.$E$2]/([.$D$2]^2))*[.$D$2]*[.$B$2];[.$A$2]+([.$A$2]-[.$J$2])*([.$K$2]/[.L645])^2)*-1" office:value-type="float" office:value="-2.30948806024145" calcext:value-type="float">
            <text:p>-2.3094880602414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45]+0.01" office:value-type="float" office:value="7.43999999999989" calcext:value-type="float">
            <text:p>7.43999999999989</text:p>
          </table:table-cell>
          <table:table-cell table:formula="of:=IF([.L646]&lt;[.$K$2];(SQRT([.$I$2])+0.5*LN([.L646]/[.$K$2]))^2;0)" office:value-type="float" office:value="0" calcext:value-type="float">
            <text:p>0</text:p>
          </table:table-cell>
          <table:table-cell table:formula="of:=IF([.L646]&lt;[.$K$2];SQRT([.M646])+[.M646];0)" office:value-type="float" office:value="0" calcext:value-type="float">
            <text:p>0</text:p>
          </table:table-cell>
          <table:table-cell table:formula="of:=IF([.L646]&lt;[.$K$2];([.M646]-[.$E$2]/([.$D$2]^2))*[.$D$2]*[.$B$2];[.$A$2]-([.$A$2]-[.$J$2])*([.$K$2]/[.L646])^2)*-1" office:value-type="float" office:value="-2.1906717464298" calcext:value-type="float">
            <text:p>-2.1906717464298</text:p>
          </table:table-cell>
          <table:table-cell table:formula="of:=IF([.L646]&lt;[.$K$2];([.N646]-[.$E$2]/([.$D$2]^2))*[.$D$2]*[.$B$2];[.$A$2]+([.$A$2]-[.$J$2])*([.$K$2]/[.L646])^2)*-1" office:value-type="float" office:value="-2.3093282535702" calcext:value-type="float">
            <text:p>-2.309328253570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46]+0.01" office:value-type="float" office:value="7.44999999999989" calcext:value-type="float">
            <text:p>7.44999999999989</text:p>
          </table:table-cell>
          <table:table-cell table:formula="of:=IF([.L647]&lt;[.$K$2];(SQRT([.$I$2])+0.5*LN([.L647]/[.$K$2]))^2;0)" office:value-type="float" office:value="0" calcext:value-type="float">
            <text:p>0</text:p>
          </table:table-cell>
          <table:table-cell table:formula="of:=IF([.L647]&lt;[.$K$2];SQRT([.M647])+[.M647];0)" office:value-type="float" office:value="0" calcext:value-type="float">
            <text:p>0</text:p>
          </table:table-cell>
          <table:table-cell table:formula="of:=IF([.L647]&lt;[.$K$2];([.M647]-[.$E$2]/([.$D$2]^2))*[.$D$2]*[.$B$2];[.$A$2]-([.$A$2]-[.$J$2])*([.$K$2]/[.L647])^2)*-1" office:value-type="float" office:value="-2.19083091001624" calcext:value-type="float">
            <text:p>-2.19083091001624</text:p>
          </table:table-cell>
          <table:table-cell table:formula="of:=IF([.L647]&lt;[.$K$2];([.N647]-[.$E$2]/([.$D$2]^2))*[.$D$2]*[.$B$2];[.$A$2]+([.$A$2]-[.$J$2])*([.$K$2]/[.L647])^2)*-1" office:value-type="float" office:value="-2.30916908998376" calcext:value-type="float">
            <text:p>-2.3091690899837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47]+0.01" office:value-type="float" office:value="7.45999999999988" calcext:value-type="float">
            <text:p>7.45999999999988</text:p>
          </table:table-cell>
          <table:table-cell table:formula="of:=IF([.L648]&lt;[.$K$2];(SQRT([.$I$2])+0.5*LN([.L648]/[.$K$2]))^2;0)" office:value-type="float" office:value="0" calcext:value-type="float">
            <text:p>0</text:p>
          </table:table-cell>
          <table:table-cell table:formula="of:=IF([.L648]&lt;[.$K$2];SQRT([.M648])+[.M648];0)" office:value-type="float" office:value="0" calcext:value-type="float">
            <text:p>0</text:p>
          </table:table-cell>
          <table:table-cell table:formula="of:=IF([.L648]&lt;[.$K$2];([.M648]-[.$E$2]/([.$D$2]^2))*[.$D$2]*[.$B$2];[.$A$2]-([.$A$2]-[.$J$2])*([.$K$2]/[.L648])^2)*-1" office:value-type="float" office:value="-2.19098943396374" calcext:value-type="float">
            <text:p>-2.19098943396374</text:p>
          </table:table-cell>
          <table:table-cell table:formula="of:=IF([.L648]&lt;[.$K$2];([.N648]-[.$E$2]/([.$D$2]^2))*[.$D$2]*[.$B$2];[.$A$2]+([.$A$2]-[.$J$2])*([.$K$2]/[.L648])^2)*-1" office:value-type="float" office:value="-2.30901056603626" calcext:value-type="float">
            <text:p>-2.3090105660362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48]+0.01" office:value-type="float" office:value="7.46999999999988" calcext:value-type="float">
            <text:p>7.46999999999988</text:p>
          </table:table-cell>
          <table:table-cell table:formula="of:=IF([.L649]&lt;[.$K$2];(SQRT([.$I$2])+0.5*LN([.L649]/[.$K$2]))^2;0)" office:value-type="float" office:value="0" calcext:value-type="float">
            <text:p>0</text:p>
          </table:table-cell>
          <table:table-cell table:formula="of:=IF([.L649]&lt;[.$K$2];SQRT([.M649])+[.M649];0)" office:value-type="float" office:value="0" calcext:value-type="float">
            <text:p>0</text:p>
          </table:table-cell>
          <table:table-cell table:formula="of:=IF([.L649]&lt;[.$K$2];([.M649]-[.$E$2]/([.$D$2]^2))*[.$D$2]*[.$B$2];[.$A$2]-([.$A$2]-[.$J$2])*([.$K$2]/[.L649])^2)*-1" office:value-type="float" office:value="-2.19114732169511" calcext:value-type="float">
            <text:p>-2.19114732169511</text:p>
          </table:table-cell>
          <table:table-cell table:formula="of:=IF([.L649]&lt;[.$K$2];([.N649]-[.$E$2]/([.$D$2]^2))*[.$D$2]*[.$B$2];[.$A$2]+([.$A$2]-[.$J$2])*([.$K$2]/[.L649])^2)*-1" office:value-type="float" office:value="-2.30885267830489" calcext:value-type="float">
            <text:p>-2.3088526783048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49]+0.01" office:value-type="float" office:value="7.47999999999988" calcext:value-type="float">
            <text:p>7.47999999999988</text:p>
          </table:table-cell>
          <table:table-cell table:formula="of:=IF([.L650]&lt;[.$K$2];(SQRT([.$I$2])+0.5*LN([.L650]/[.$K$2]))^2;0)" office:value-type="float" office:value="0" calcext:value-type="float">
            <text:p>0</text:p>
          </table:table-cell>
          <table:table-cell table:formula="of:=IF([.L650]&lt;[.$K$2];SQRT([.M650])+[.M650];0)" office:value-type="float" office:value="0" calcext:value-type="float">
            <text:p>0</text:p>
          </table:table-cell>
          <table:table-cell table:formula="of:=IF([.L650]&lt;[.$K$2];([.M650]-[.$E$2]/([.$D$2]^2))*[.$D$2]*[.$B$2];[.$A$2]-([.$A$2]-[.$J$2])*([.$K$2]/[.L650])^2)*-1" office:value-type="float" office:value="-2.19130457661029" calcext:value-type="float">
            <text:p>-2.19130457661029</text:p>
          </table:table-cell>
          <table:table-cell table:formula="of:=IF([.L650]&lt;[.$K$2];([.N650]-[.$E$2]/([.$D$2]^2))*[.$D$2]*[.$B$2];[.$A$2]+([.$A$2]-[.$J$2])*([.$K$2]/[.L650])^2)*-1" office:value-type="float" office:value="-2.30869542338971" calcext:value-type="float">
            <text:p>-2.3086954233897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50]+0.01" office:value-type="float" office:value="7.48999999999988" calcext:value-type="float">
            <text:p>7.48999999999988</text:p>
          </table:table-cell>
          <table:table-cell table:formula="of:=IF([.L651]&lt;[.$K$2];(SQRT([.$I$2])+0.5*LN([.L651]/[.$K$2]))^2;0)" office:value-type="float" office:value="0" calcext:value-type="float">
            <text:p>0</text:p>
          </table:table-cell>
          <table:table-cell table:formula="of:=IF([.L651]&lt;[.$K$2];SQRT([.M651])+[.M651];0)" office:value-type="float" office:value="0" calcext:value-type="float">
            <text:p>0</text:p>
          </table:table-cell>
          <table:table-cell table:formula="of:=IF([.L651]&lt;[.$K$2];([.M651]-[.$E$2]/([.$D$2]^2))*[.$D$2]*[.$B$2];[.$A$2]-([.$A$2]-[.$J$2])*([.$K$2]/[.L651])^2)*-1" office:value-type="float" office:value="-2.19146120208657" calcext:value-type="float">
            <text:p>-2.19146120208657</text:p>
          </table:table-cell>
          <table:table-cell table:formula="of:=IF([.L651]&lt;[.$K$2];([.N651]-[.$E$2]/([.$D$2]^2))*[.$D$2]*[.$B$2];[.$A$2]+([.$A$2]-[.$J$2])*([.$K$2]/[.L651])^2)*-1" office:value-type="float" office:value="-2.30853879791343" calcext:value-type="float">
            <text:p>-2.3085387979134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51]+0.01" office:value-type="float" office:value="7.49999999999988" calcext:value-type="float">
            <text:p>7.49999999999988</text:p>
          </table:table-cell>
          <table:table-cell table:formula="of:=IF([.L652]&lt;[.$K$2];(SQRT([.$I$2])+0.5*LN([.L652]/[.$K$2]))^2;0)" office:value-type="float" office:value="0" calcext:value-type="float">
            <text:p>0</text:p>
          </table:table-cell>
          <table:table-cell table:formula="of:=IF([.L652]&lt;[.$K$2];SQRT([.M652])+[.M652];0)" office:value-type="float" office:value="0" calcext:value-type="float">
            <text:p>0</text:p>
          </table:table-cell>
          <table:table-cell table:formula="of:=IF([.L652]&lt;[.$K$2];([.M652]-[.$E$2]/([.$D$2]^2))*[.$D$2]*[.$B$2];[.$A$2]-([.$A$2]-[.$J$2])*([.$K$2]/[.L652])^2)*-1" office:value-type="float" office:value="-2.19161720147869" calcext:value-type="float">
            <text:p>-2.19161720147869</text:p>
          </table:table-cell>
          <table:table-cell table:formula="of:=IF([.L652]&lt;[.$K$2];([.N652]-[.$E$2]/([.$D$2]^2))*[.$D$2]*[.$B$2];[.$A$2]+([.$A$2]-[.$J$2])*([.$K$2]/[.L652])^2)*-1" office:value-type="float" office:value="-2.3083827985213" calcext:value-type="float">
            <text:p>-2.308382798521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52]+0.01" office:value-type="float" office:value="7.50999999999988" calcext:value-type="float">
            <text:p>7.50999999999988</text:p>
          </table:table-cell>
          <table:table-cell table:formula="of:=IF([.L653]&lt;[.$K$2];(SQRT([.$I$2])+0.5*LN([.L653]/[.$K$2]))^2;0)" office:value-type="float" office:value="0" calcext:value-type="float">
            <text:p>0</text:p>
          </table:table-cell>
          <table:table-cell table:formula="of:=IF([.L653]&lt;[.$K$2];SQRT([.M653])+[.M653];0)" office:value-type="float" office:value="0" calcext:value-type="float">
            <text:p>0</text:p>
          </table:table-cell>
          <table:table-cell table:formula="of:=IF([.L653]&lt;[.$K$2];([.M653]-[.$E$2]/([.$D$2]^2))*[.$D$2]*[.$B$2];[.$A$2]-([.$A$2]-[.$J$2])*([.$K$2]/[.L653])^2)*-1" office:value-type="float" office:value="-2.19177257811913" calcext:value-type="float">
            <text:p>-2.19177257811913</text:p>
          </table:table-cell>
          <table:table-cell table:formula="of:=IF([.L653]&lt;[.$K$2];([.N653]-[.$E$2]/([.$D$2]^2))*[.$D$2]*[.$B$2];[.$A$2]+([.$A$2]-[.$J$2])*([.$K$2]/[.L653])^2)*-1" office:value-type="float" office:value="-2.30822742188087" calcext:value-type="float">
            <text:p>-2.3082274218808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53]+0.01" office:value-type="float" office:value="7.51999999999988" calcext:value-type="float">
            <text:p>7.51999999999988</text:p>
          </table:table-cell>
          <table:table-cell table:formula="of:=IF([.L654]&lt;[.$K$2];(SQRT([.$I$2])+0.5*LN([.L654]/[.$K$2]))^2;0)" office:value-type="float" office:value="0" calcext:value-type="float">
            <text:p>0</text:p>
          </table:table-cell>
          <table:table-cell table:formula="of:=IF([.L654]&lt;[.$K$2];SQRT([.M654])+[.M654];0)" office:value-type="float" office:value="0" calcext:value-type="float">
            <text:p>0</text:p>
          </table:table-cell>
          <table:table-cell table:formula="of:=IF([.L654]&lt;[.$K$2];([.M654]-[.$E$2]/([.$D$2]^2))*[.$D$2]*[.$B$2];[.$A$2]-([.$A$2]-[.$J$2])*([.$K$2]/[.L654])^2)*-1" office:value-type="float" office:value="-2.19192733531817" calcext:value-type="float">
            <text:p>-2.19192733531817</text:p>
          </table:table-cell>
          <table:table-cell table:formula="of:=IF([.L654]&lt;[.$K$2];([.N654]-[.$E$2]/([.$D$2]^2))*[.$D$2]*[.$B$2];[.$A$2]+([.$A$2]-[.$J$2])*([.$K$2]/[.L654])^2)*-1" office:value-type="float" office:value="-2.30807266468183" calcext:value-type="float">
            <text:p>-2.3080726646818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54]+0.01" office:value-type="float" office:value="7.52999999999988" calcext:value-type="float">
            <text:p>7.52999999999988</text:p>
          </table:table-cell>
          <table:table-cell table:formula="of:=IF([.L655]&lt;[.$K$2];(SQRT([.$I$2])+0.5*LN([.L655]/[.$K$2]))^2;0)" office:value-type="float" office:value="0" calcext:value-type="float">
            <text:p>0</text:p>
          </table:table-cell>
          <table:table-cell table:formula="of:=IF([.L655]&lt;[.$K$2];SQRT([.M655])+[.M655];0)" office:value-type="float" office:value="0" calcext:value-type="float">
            <text:p>0</text:p>
          </table:table-cell>
          <table:table-cell table:formula="of:=IF([.L655]&lt;[.$K$2];([.M655]-[.$E$2]/([.$D$2]^2))*[.$D$2]*[.$B$2];[.$A$2]-([.$A$2]-[.$J$2])*([.$K$2]/[.L655])^2)*-1" office:value-type="float" office:value="-2.19208147636416" calcext:value-type="float">
            <text:p>-2.19208147636416</text:p>
          </table:table-cell>
          <table:table-cell table:formula="of:=IF([.L655]&lt;[.$K$2];([.N655]-[.$E$2]/([.$D$2]^2))*[.$D$2]*[.$B$2];[.$A$2]+([.$A$2]-[.$J$2])*([.$K$2]/[.L655])^2)*-1" office:value-type="float" office:value="-2.30791852363584" calcext:value-type="float">
            <text:p>-2.3079185236358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55]+0.01" office:value-type="float" office:value="7.53999999999988" calcext:value-type="float">
            <text:p>7.53999999999988</text:p>
          </table:table-cell>
          <table:table-cell table:formula="of:=IF([.L656]&lt;[.$K$2];(SQRT([.$I$2])+0.5*LN([.L656]/[.$K$2]))^2;0)" office:value-type="float" office:value="0" calcext:value-type="float">
            <text:p>0</text:p>
          </table:table-cell>
          <table:table-cell table:formula="of:=IF([.L656]&lt;[.$K$2];SQRT([.M656])+[.M656];0)" office:value-type="float" office:value="0" calcext:value-type="float">
            <text:p>0</text:p>
          </table:table-cell>
          <table:table-cell table:formula="of:=IF([.L656]&lt;[.$K$2];([.M656]-[.$E$2]/([.$D$2]^2))*[.$D$2]*[.$B$2];[.$A$2]-([.$A$2]-[.$J$2])*([.$K$2]/[.L656])^2)*-1" office:value-type="float" office:value="-2.19223500452365" calcext:value-type="float">
            <text:p>-2.19223500452365</text:p>
          </table:table-cell>
          <table:table-cell table:formula="of:=IF([.L656]&lt;[.$K$2];([.N656]-[.$E$2]/([.$D$2]^2))*[.$D$2]*[.$B$2];[.$A$2]+([.$A$2]-[.$J$2])*([.$K$2]/[.L656])^2)*-1" office:value-type="float" office:value="-2.30776499547635" calcext:value-type="float">
            <text:p>-2.3077649954763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56]+0.01" office:value-type="float" office:value="7.54999999999988" calcext:value-type="float">
            <text:p>7.54999999999988</text:p>
          </table:table-cell>
          <table:table-cell table:formula="of:=IF([.L657]&lt;[.$K$2];(SQRT([.$I$2])+0.5*LN([.L657]/[.$K$2]))^2;0)" office:value-type="float" office:value="0" calcext:value-type="float">
            <text:p>0</text:p>
          </table:table-cell>
          <table:table-cell table:formula="of:=IF([.L657]&lt;[.$K$2];SQRT([.M657])+[.M657];0)" office:value-type="float" office:value="0" calcext:value-type="float">
            <text:p>0</text:p>
          </table:table-cell>
          <table:table-cell table:formula="of:=IF([.L657]&lt;[.$K$2];([.M657]-[.$E$2]/([.$D$2]^2))*[.$D$2]*[.$B$2];[.$A$2]-([.$A$2]-[.$J$2])*([.$K$2]/[.L657])^2)*-1" office:value-type="float" office:value="-2.19238792304156" calcext:value-type="float">
            <text:p>-2.19238792304156</text:p>
          </table:table-cell>
          <table:table-cell table:formula="of:=IF([.L657]&lt;[.$K$2];([.N657]-[.$E$2]/([.$D$2]^2))*[.$D$2]*[.$B$2];[.$A$2]+([.$A$2]-[.$J$2])*([.$K$2]/[.L657])^2)*-1" office:value-type="float" office:value="-2.30761207695844" calcext:value-type="float">
            <text:p>-2.3076120769584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57]+0.01" office:value-type="float" office:value="7.55999999999988" calcext:value-type="float">
            <text:p>7.55999999999988</text:p>
          </table:table-cell>
          <table:table-cell table:formula="of:=IF([.L658]&lt;[.$K$2];(SQRT([.$I$2])+0.5*LN([.L658]/[.$K$2]))^2;0)" office:value-type="float" office:value="0" calcext:value-type="float">
            <text:p>0</text:p>
          </table:table-cell>
          <table:table-cell table:formula="of:=IF([.L658]&lt;[.$K$2];SQRT([.M658])+[.M658];0)" office:value-type="float" office:value="0" calcext:value-type="float">
            <text:p>0</text:p>
          </table:table-cell>
          <table:table-cell table:formula="of:=IF([.L658]&lt;[.$K$2];([.M658]-[.$E$2]/([.$D$2]^2))*[.$D$2]*[.$B$2];[.$A$2]-([.$A$2]-[.$J$2])*([.$K$2]/[.L658])^2)*-1" office:value-type="float" office:value="-2.19254023514138" calcext:value-type="float">
            <text:p>-2.19254023514138</text:p>
          </table:table-cell>
          <table:table-cell table:formula="of:=IF([.L658]&lt;[.$K$2];([.N658]-[.$E$2]/([.$D$2]^2))*[.$D$2]*[.$B$2];[.$A$2]+([.$A$2]-[.$J$2])*([.$K$2]/[.L658])^2)*-1" office:value-type="float" office:value="-2.30745976485862" calcext:value-type="float">
            <text:p>-2.3074597648586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58]+0.01" office:value-type="float" office:value="7.56999999999988" calcext:value-type="float">
            <text:p>7.56999999999988</text:p>
          </table:table-cell>
          <table:table-cell table:formula="of:=IF([.L659]&lt;[.$K$2];(SQRT([.$I$2])+0.5*LN([.L659]/[.$K$2]))^2;0)" office:value-type="float" office:value="0" calcext:value-type="float">
            <text:p>0</text:p>
          </table:table-cell>
          <table:table-cell table:formula="of:=IF([.L659]&lt;[.$K$2];SQRT([.M659])+[.M659];0)" office:value-type="float" office:value="0" calcext:value-type="float">
            <text:p>0</text:p>
          </table:table-cell>
          <table:table-cell table:formula="of:=IF([.L659]&lt;[.$K$2];([.M659]-[.$E$2]/([.$D$2]^2))*[.$D$2]*[.$B$2];[.$A$2]-([.$A$2]-[.$J$2])*([.$K$2]/[.L659])^2)*-1" office:value-type="float" office:value="-2.19269194402532" calcext:value-type="float">
            <text:p>-2.19269194402532</text:p>
          </table:table-cell>
          <table:table-cell table:formula="of:=IF([.L659]&lt;[.$K$2];([.N659]-[.$E$2]/([.$D$2]^2))*[.$D$2]*[.$B$2];[.$A$2]+([.$A$2]-[.$J$2])*([.$K$2]/[.L659])^2)*-1" office:value-type="float" office:value="-2.30730805597468" calcext:value-type="float">
            <text:p>-2.3073080559746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59]+0.01" office:value-type="float" office:value="7.57999999999988" calcext:value-type="float">
            <text:p>7.57999999999988</text:p>
          </table:table-cell>
          <table:table-cell table:formula="of:=IF([.L660]&lt;[.$K$2];(SQRT([.$I$2])+0.5*LN([.L660]/[.$K$2]))^2;0)" office:value-type="float" office:value="0" calcext:value-type="float">
            <text:p>0</text:p>
          </table:table-cell>
          <table:table-cell table:formula="of:=IF([.L660]&lt;[.$K$2];SQRT([.M660])+[.M660];0)" office:value-type="float" office:value="0" calcext:value-type="float">
            <text:p>0</text:p>
          </table:table-cell>
          <table:table-cell table:formula="of:=IF([.L660]&lt;[.$K$2];([.M660]-[.$E$2]/([.$D$2]^2))*[.$D$2]*[.$B$2];[.$A$2]-([.$A$2]-[.$J$2])*([.$K$2]/[.L660])^2)*-1" office:value-type="float" office:value="-2.19284305287447" calcext:value-type="float">
            <text:p>-2.19284305287447</text:p>
          </table:table-cell>
          <table:table-cell table:formula="of:=IF([.L660]&lt;[.$K$2];([.N660]-[.$E$2]/([.$D$2]^2))*[.$D$2]*[.$B$2];[.$A$2]+([.$A$2]-[.$J$2])*([.$K$2]/[.L660])^2)*-1" office:value-type="float" office:value="-2.30715694712553" calcext:value-type="float">
            <text:p>-2.3071569471255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60]+0.01" office:value-type="float" office:value="7.58999999999988" calcext:value-type="float">
            <text:p>7.58999999999988</text:p>
          </table:table-cell>
          <table:table-cell table:formula="of:=IF([.L661]&lt;[.$K$2];(SQRT([.$I$2])+0.5*LN([.L661]/[.$K$2]))^2;0)" office:value-type="float" office:value="0" calcext:value-type="float">
            <text:p>0</text:p>
          </table:table-cell>
          <table:table-cell table:formula="of:=IF([.L661]&lt;[.$K$2];SQRT([.M661])+[.M661];0)" office:value-type="float" office:value="0" calcext:value-type="float">
            <text:p>0</text:p>
          </table:table-cell>
          <table:table-cell table:formula="of:=IF([.L661]&lt;[.$K$2];([.M661]-[.$E$2]/([.$D$2]^2))*[.$D$2]*[.$B$2];[.$A$2]-([.$A$2]-[.$J$2])*([.$K$2]/[.L661])^2)*-1" office:value-type="float" office:value="-2.19299356484898" calcext:value-type="float">
            <text:p>-2.19299356484898</text:p>
          </table:table-cell>
          <table:table-cell table:formula="of:=IF([.L661]&lt;[.$K$2];([.N661]-[.$E$2]/([.$D$2]^2))*[.$D$2]*[.$B$2];[.$A$2]+([.$A$2]-[.$J$2])*([.$K$2]/[.L661])^2)*-1" office:value-type="float" office:value="-2.30700643515102" calcext:value-type="float">
            <text:p>-2.3070064351510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61]+0.01" office:value-type="float" office:value="7.59999999999988" calcext:value-type="float">
            <text:p>7.59999999999988</text:p>
          </table:table-cell>
          <table:table-cell table:formula="of:=IF([.L662]&lt;[.$K$2];(SQRT([.$I$2])+0.5*LN([.L662]/[.$K$2]))^2;0)" office:value-type="float" office:value="0" calcext:value-type="float">
            <text:p>0</text:p>
          </table:table-cell>
          <table:table-cell table:formula="of:=IF([.L662]&lt;[.$K$2];SQRT([.M662])+[.M662];0)" office:value-type="float" office:value="0" calcext:value-type="float">
            <text:p>0</text:p>
          </table:table-cell>
          <table:table-cell table:formula="of:=IF([.L662]&lt;[.$K$2];([.M662]-[.$E$2]/([.$D$2]^2))*[.$D$2]*[.$B$2];[.$A$2]-([.$A$2]-[.$J$2])*([.$K$2]/[.L662])^2)*-1" office:value-type="float" office:value="-2.19314348308824" calcext:value-type="float">
            <text:p>-2.19314348308824</text:p>
          </table:table-cell>
          <table:table-cell table:formula="of:=IF([.L662]&lt;[.$K$2];([.N662]-[.$E$2]/([.$D$2]^2))*[.$D$2]*[.$B$2];[.$A$2]+([.$A$2]-[.$J$2])*([.$K$2]/[.L662])^2)*-1" office:value-type="float" office:value="-2.30685651691176" calcext:value-type="float">
            <text:p>-2.3068565169117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62]+0.01" office:value-type="float" office:value="7.60999999999988" calcext:value-type="float">
            <text:p>7.60999999999988</text:p>
          </table:table-cell>
          <table:table-cell table:formula="of:=IF([.L663]&lt;[.$K$2];(SQRT([.$I$2])+0.5*LN([.L663]/[.$K$2]))^2;0)" office:value-type="float" office:value="0" calcext:value-type="float">
            <text:p>0</text:p>
          </table:table-cell>
          <table:table-cell table:formula="of:=IF([.L663]&lt;[.$K$2];SQRT([.M663])+[.M663];0)" office:value-type="float" office:value="0" calcext:value-type="float">
            <text:p>0</text:p>
          </table:table-cell>
          <table:table-cell table:formula="of:=IF([.L663]&lt;[.$K$2];([.M663]-[.$E$2]/([.$D$2]^2))*[.$D$2]*[.$B$2];[.$A$2]-([.$A$2]-[.$J$2])*([.$K$2]/[.L663])^2)*-1" office:value-type="float" office:value="-2.193292810711" calcext:value-type="float">
            <text:p>-2.193292810711</text:p>
          </table:table-cell>
          <table:table-cell table:formula="of:=IF([.L663]&lt;[.$K$2];([.N663]-[.$E$2]/([.$D$2]^2))*[.$D$2]*[.$B$2];[.$A$2]+([.$A$2]-[.$J$2])*([.$K$2]/[.L663])^2)*-1" office:value-type="float" office:value="-2.306707189289" calcext:value-type="float">
            <text:p>-2.30670718928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63]+0.01" office:value-type="float" office:value="7.61999999999988" calcext:value-type="float">
            <text:p>7.61999999999988</text:p>
          </table:table-cell>
          <table:table-cell table:formula="of:=IF([.L664]&lt;[.$K$2];(SQRT([.$I$2])+0.5*LN([.L664]/[.$K$2]))^2;0)" office:value-type="float" office:value="0" calcext:value-type="float">
            <text:p>0</text:p>
          </table:table-cell>
          <table:table-cell table:formula="of:=IF([.L664]&lt;[.$K$2];SQRT([.M664])+[.M664];0)" office:value-type="float" office:value="0" calcext:value-type="float">
            <text:p>0</text:p>
          </table:table-cell>
          <table:table-cell table:formula="of:=IF([.L664]&lt;[.$K$2];([.M664]-[.$E$2]/([.$D$2]^2))*[.$D$2]*[.$B$2];[.$A$2]-([.$A$2]-[.$J$2])*([.$K$2]/[.L664])^2)*-1" office:value-type="float" office:value="-2.19344155081559" calcext:value-type="float">
            <text:p>-2.19344155081559</text:p>
          </table:table-cell>
          <table:table-cell table:formula="of:=IF([.L664]&lt;[.$K$2];([.N664]-[.$E$2]/([.$D$2]^2))*[.$D$2]*[.$B$2];[.$A$2]+([.$A$2]-[.$J$2])*([.$K$2]/[.L664])^2)*-1" office:value-type="float" office:value="-2.30655844918441" calcext:value-type="float">
            <text:p>-2.3065584491844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64]+0.01" office:value-type="float" office:value="7.62999999999988" calcext:value-type="float">
            <text:p>7.62999999999988</text:p>
          </table:table-cell>
          <table:table-cell table:formula="of:=IF([.L665]&lt;[.$K$2];(SQRT([.$I$2])+0.5*LN([.L665]/[.$K$2]))^2;0)" office:value-type="float" office:value="0" calcext:value-type="float">
            <text:p>0</text:p>
          </table:table-cell>
          <table:table-cell table:formula="of:=IF([.L665]&lt;[.$K$2];SQRT([.M665])+[.M665];0)" office:value-type="float" office:value="0" calcext:value-type="float">
            <text:p>0</text:p>
          </table:table-cell>
          <table:table-cell table:formula="of:=IF([.L665]&lt;[.$K$2];([.M665]-[.$E$2]/([.$D$2]^2))*[.$D$2]*[.$B$2];[.$A$2]-([.$A$2]-[.$J$2])*([.$K$2]/[.L665])^2)*-1" office:value-type="float" office:value="-2.19358970648002" calcext:value-type="float">
            <text:p>-2.19358970648002</text:p>
          </table:table-cell>
          <table:table-cell table:formula="of:=IF([.L665]&lt;[.$K$2];([.N665]-[.$E$2]/([.$D$2]^2))*[.$D$2]*[.$B$2];[.$A$2]+([.$A$2]-[.$J$2])*([.$K$2]/[.L665])^2)*-1" office:value-type="float" office:value="-2.30641029351998" calcext:value-type="float">
            <text:p>-2.3064102935199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65]+0.01" office:value-type="float" office:value="7.63999999999988" calcext:value-type="float">
            <text:p>7.63999999999988</text:p>
          </table:table-cell>
          <table:table-cell table:formula="of:=IF([.L666]&lt;[.$K$2];(SQRT([.$I$2])+0.5*LN([.L666]/[.$K$2]))^2;0)" office:value-type="float" office:value="0" calcext:value-type="float">
            <text:p>0</text:p>
          </table:table-cell>
          <table:table-cell table:formula="of:=IF([.L666]&lt;[.$K$2];SQRT([.M666])+[.M666];0)" office:value-type="float" office:value="0" calcext:value-type="float">
            <text:p>0</text:p>
          </table:table-cell>
          <table:table-cell table:formula="of:=IF([.L666]&lt;[.$K$2];([.M666]-[.$E$2]/([.$D$2]^2))*[.$D$2]*[.$B$2];[.$A$2]-([.$A$2]-[.$J$2])*([.$K$2]/[.L666])^2)*-1" office:value-type="float" office:value="-2.19373728076219" calcext:value-type="float">
            <text:p>-2.19373728076219</text:p>
          </table:table-cell>
          <table:table-cell table:formula="of:=IF([.L666]&lt;[.$K$2];([.N666]-[.$E$2]/([.$D$2]^2))*[.$D$2]*[.$B$2];[.$A$2]+([.$A$2]-[.$J$2])*([.$K$2]/[.L666])^2)*-1" office:value-type="float" office:value="-2.30626271923781" calcext:value-type="float">
            <text:p>-2.3062627192378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66]+0.01" office:value-type="float" office:value="7.64999999999988" calcext:value-type="float">
            <text:p>7.64999999999988</text:p>
          </table:table-cell>
          <table:table-cell table:formula="of:=IF([.L667]&lt;[.$K$2];(SQRT([.$I$2])+0.5*LN([.L667]/[.$K$2]))^2;0)" office:value-type="float" office:value="0" calcext:value-type="float">
            <text:p>0</text:p>
          </table:table-cell>
          <table:table-cell table:formula="of:=IF([.L667]&lt;[.$K$2];SQRT([.M667])+[.M667];0)" office:value-type="float" office:value="0" calcext:value-type="float">
            <text:p>0</text:p>
          </table:table-cell>
          <table:table-cell table:formula="of:=IF([.L667]&lt;[.$K$2];([.M667]-[.$E$2]/([.$D$2]^2))*[.$D$2]*[.$B$2];[.$A$2]-([.$A$2]-[.$J$2])*([.$K$2]/[.L667])^2)*-1" office:value-type="float" office:value="-2.19388427670001" calcext:value-type="float">
            <text:p>-2.19388427670001</text:p>
          </table:table-cell>
          <table:table-cell table:formula="of:=IF([.L667]&lt;[.$K$2];([.N667]-[.$E$2]/([.$D$2]^2))*[.$D$2]*[.$B$2];[.$A$2]+([.$A$2]-[.$J$2])*([.$K$2]/[.L667])^2)*-1" office:value-type="float" office:value="-2.30611572329999" calcext:value-type="float">
            <text:p>-2.3061157232999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67]+0.01" office:value-type="float" office:value="7.65999999999988" calcext:value-type="float">
            <text:p>7.65999999999988</text:p>
          </table:table-cell>
          <table:table-cell table:formula="of:=IF([.L668]&lt;[.$K$2];(SQRT([.$I$2])+0.5*LN([.L668]/[.$K$2]))^2;0)" office:value-type="float" office:value="0" calcext:value-type="float">
            <text:p>0</text:p>
          </table:table-cell>
          <table:table-cell table:formula="of:=IF([.L668]&lt;[.$K$2];SQRT([.M668])+[.M668];0)" office:value-type="float" office:value="0" calcext:value-type="float">
            <text:p>0</text:p>
          </table:table-cell>
          <table:table-cell table:formula="of:=IF([.L668]&lt;[.$K$2];([.M668]-[.$E$2]/([.$D$2]^2))*[.$D$2]*[.$B$2];[.$A$2]-([.$A$2]-[.$J$2])*([.$K$2]/[.L668])^2)*-1" office:value-type="float" office:value="-2.1940306973116" calcext:value-type="float">
            <text:p>-2.1940306973116</text:p>
          </table:table-cell>
          <table:table-cell table:formula="of:=IF([.L668]&lt;[.$K$2];([.N668]-[.$E$2]/([.$D$2]^2))*[.$D$2]*[.$B$2];[.$A$2]+([.$A$2]-[.$J$2])*([.$K$2]/[.L668])^2)*-1" office:value-type="float" office:value="-2.3059693026884" calcext:value-type="float">
            <text:p>-2.305969302688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68]+0.01" office:value-type="float" office:value="7.66999999999988" calcext:value-type="float">
            <text:p>7.66999999999988</text:p>
          </table:table-cell>
          <table:table-cell table:formula="of:=IF([.L669]&lt;[.$K$2];(SQRT([.$I$2])+0.5*LN([.L669]/[.$K$2]))^2;0)" office:value-type="float" office:value="0" calcext:value-type="float">
            <text:p>0</text:p>
          </table:table-cell>
          <table:table-cell table:formula="of:=IF([.L669]&lt;[.$K$2];SQRT([.M669])+[.M669];0)" office:value-type="float" office:value="0" calcext:value-type="float">
            <text:p>0</text:p>
          </table:table-cell>
          <table:table-cell table:formula="of:=IF([.L669]&lt;[.$K$2];([.M669]-[.$E$2]/([.$D$2]^2))*[.$D$2]*[.$B$2];[.$A$2]-([.$A$2]-[.$J$2])*([.$K$2]/[.L669])^2)*-1" office:value-type="float" office:value="-2.19417654559539" calcext:value-type="float">
            <text:p>-2.19417654559539</text:p>
          </table:table-cell>
          <table:table-cell table:formula="of:=IF([.L669]&lt;[.$K$2];([.N669]-[.$E$2]/([.$D$2]^2))*[.$D$2]*[.$B$2];[.$A$2]+([.$A$2]-[.$J$2])*([.$K$2]/[.L669])^2)*-1" office:value-type="float" office:value="-2.30582345440461" calcext:value-type="float">
            <text:p>-2.3058234544046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69]+0.01" office:value-type="float" office:value="7.67999999999988" calcext:value-type="float">
            <text:p>7.67999999999988</text:p>
          </table:table-cell>
          <table:table-cell table:formula="of:=IF([.L670]&lt;[.$K$2];(SQRT([.$I$2])+0.5*LN([.L670]/[.$K$2]))^2;0)" office:value-type="float" office:value="0" calcext:value-type="float">
            <text:p>0</text:p>
          </table:table-cell>
          <table:table-cell table:formula="of:=IF([.L670]&lt;[.$K$2];SQRT([.M670])+[.M670];0)" office:value-type="float" office:value="0" calcext:value-type="float">
            <text:p>0</text:p>
          </table:table-cell>
          <table:table-cell table:formula="of:=IF([.L670]&lt;[.$K$2];([.M670]-[.$E$2]/([.$D$2]^2))*[.$D$2]*[.$B$2];[.$A$2]-([.$A$2]-[.$J$2])*([.$K$2]/[.L670])^2)*-1" office:value-type="float" office:value="-2.19432182453031" calcext:value-type="float">
            <text:p>-2.19432182453031</text:p>
          </table:table-cell>
          <table:table-cell table:formula="of:=IF([.L670]&lt;[.$K$2];([.N670]-[.$E$2]/([.$D$2]^2))*[.$D$2]*[.$B$2];[.$A$2]+([.$A$2]-[.$J$2])*([.$K$2]/[.L670])^2)*-1" office:value-type="float" office:value="-2.30567817546969" calcext:value-type="float">
            <text:p>-2.3056781754696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70]+0.01" office:value-type="float" office:value="7.68999999999988" calcext:value-type="float">
            <text:p>7.68999999999988</text:p>
          </table:table-cell>
          <table:table-cell table:formula="of:=IF([.L671]&lt;[.$K$2];(SQRT([.$I$2])+0.5*LN([.L671]/[.$K$2]))^2;0)" office:value-type="float" office:value="0" calcext:value-type="float">
            <text:p>0</text:p>
          </table:table-cell>
          <table:table-cell table:formula="of:=IF([.L671]&lt;[.$K$2];SQRT([.M671])+[.M671];0)" office:value-type="float" office:value="0" calcext:value-type="float">
            <text:p>0</text:p>
          </table:table-cell>
          <table:table-cell table:formula="of:=IF([.L671]&lt;[.$K$2];([.M671]-[.$E$2]/([.$D$2]^2))*[.$D$2]*[.$B$2];[.$A$2]-([.$A$2]-[.$J$2])*([.$K$2]/[.L671])^2)*-1" office:value-type="float" office:value="-2.19446653707594" calcext:value-type="float">
            <text:p>-2.19446653707594</text:p>
          </table:table-cell>
          <table:table-cell table:formula="of:=IF([.L671]&lt;[.$K$2];([.N671]-[.$E$2]/([.$D$2]^2))*[.$D$2]*[.$B$2];[.$A$2]+([.$A$2]-[.$J$2])*([.$K$2]/[.L671])^2)*-1" office:value-type="float" office:value="-2.30553346292406" calcext:value-type="float">
            <text:p>-2.3055334629240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71]+0.01" office:value-type="float" office:value="7.69999999999988" calcext:value-type="float">
            <text:p>7.69999999999988</text:p>
          </table:table-cell>
          <table:table-cell table:formula="of:=IF([.L672]&lt;[.$K$2];(SQRT([.$I$2])+0.5*LN([.L672]/[.$K$2]))^2;0)" office:value-type="float" office:value="0" calcext:value-type="float">
            <text:p>0</text:p>
          </table:table-cell>
          <table:table-cell table:formula="of:=IF([.L672]&lt;[.$K$2];SQRT([.M672])+[.M672];0)" office:value-type="float" office:value="0" calcext:value-type="float">
            <text:p>0</text:p>
          </table:table-cell>
          <table:table-cell table:formula="of:=IF([.L672]&lt;[.$K$2];([.M672]-[.$E$2]/([.$D$2]^2))*[.$D$2]*[.$B$2];[.$A$2]-([.$A$2]-[.$J$2])*([.$K$2]/[.L672])^2)*-1" office:value-type="float" office:value="-2.19461068617265" calcext:value-type="float">
            <text:p>-2.19461068617265</text:p>
          </table:table-cell>
          <table:table-cell table:formula="of:=IF([.L672]&lt;[.$K$2];([.N672]-[.$E$2]/([.$D$2]^2))*[.$D$2]*[.$B$2];[.$A$2]+([.$A$2]-[.$J$2])*([.$K$2]/[.L672])^2)*-1" office:value-type="float" office:value="-2.30538931382735" calcext:value-type="float">
            <text:p>-2.3053893138273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72]+0.01" office:value-type="float" office:value="7.70999999999988" calcext:value-type="float">
            <text:p>7.70999999999988</text:p>
          </table:table-cell>
          <table:table-cell table:formula="of:=IF([.L673]&lt;[.$K$2];(SQRT([.$I$2])+0.5*LN([.L673]/[.$K$2]))^2;0)" office:value-type="float" office:value="0" calcext:value-type="float">
            <text:p>0</text:p>
          </table:table-cell>
          <table:table-cell table:formula="of:=IF([.L673]&lt;[.$K$2];SQRT([.M673])+[.M673];0)" office:value-type="float" office:value="0" calcext:value-type="float">
            <text:p>0</text:p>
          </table:table-cell>
          <table:table-cell table:formula="of:=IF([.L673]&lt;[.$K$2];([.M673]-[.$E$2]/([.$D$2]^2))*[.$D$2]*[.$B$2];[.$A$2]-([.$A$2]-[.$J$2])*([.$K$2]/[.L673])^2)*-1" office:value-type="float" office:value="-2.19475427474176" calcext:value-type="float">
            <text:p>-2.19475427474176</text:p>
          </table:table-cell>
          <table:table-cell table:formula="of:=IF([.L673]&lt;[.$K$2];([.N673]-[.$E$2]/([.$D$2]^2))*[.$D$2]*[.$B$2];[.$A$2]+([.$A$2]-[.$J$2])*([.$K$2]/[.L673])^2)*-1" office:value-type="float" office:value="-2.30524572525824" calcext:value-type="float">
            <text:p>-2.3052457252582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73]+0.01" office:value-type="float" office:value="7.71999999999988" calcext:value-type="float">
            <text:p>7.71999999999988</text:p>
          </table:table-cell>
          <table:table-cell table:formula="of:=IF([.L674]&lt;[.$K$2];(SQRT([.$I$2])+0.5*LN([.L674]/[.$K$2]))^2;0)" office:value-type="float" office:value="0" calcext:value-type="float">
            <text:p>0</text:p>
          </table:table-cell>
          <table:table-cell table:formula="of:=IF([.L674]&lt;[.$K$2];SQRT([.M674])+[.M674];0)" office:value-type="float" office:value="0" calcext:value-type="float">
            <text:p>0</text:p>
          </table:table-cell>
          <table:table-cell table:formula="of:=IF([.L674]&lt;[.$K$2];([.M674]-[.$E$2]/([.$D$2]^2))*[.$D$2]*[.$B$2];[.$A$2]-([.$A$2]-[.$J$2])*([.$K$2]/[.L674])^2)*-1" office:value-type="float" office:value="-2.19489730568567" calcext:value-type="float">
            <text:p>-2.19489730568567</text:p>
          </table:table-cell>
          <table:table-cell table:formula="of:=IF([.L674]&lt;[.$K$2];([.N674]-[.$E$2]/([.$D$2]^2))*[.$D$2]*[.$B$2];[.$A$2]+([.$A$2]-[.$J$2])*([.$K$2]/[.L674])^2)*-1" office:value-type="float" office:value="-2.30510269431433" calcext:value-type="float">
            <text:p>-2.3051026943143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74]+0.01" office:value-type="float" office:value="7.72999999999988" calcext:value-type="float">
            <text:p>7.72999999999988</text:p>
          </table:table-cell>
          <table:table-cell table:formula="of:=IF([.L675]&lt;[.$K$2];(SQRT([.$I$2])+0.5*LN([.L675]/[.$K$2]))^2;0)" office:value-type="float" office:value="0" calcext:value-type="float">
            <text:p>0</text:p>
          </table:table-cell>
          <table:table-cell table:formula="of:=IF([.L675]&lt;[.$K$2];SQRT([.M675])+[.M675];0)" office:value-type="float" office:value="0" calcext:value-type="float">
            <text:p>0</text:p>
          </table:table-cell>
          <table:table-cell table:formula="of:=IF([.L675]&lt;[.$K$2];([.M675]-[.$E$2]/([.$D$2]^2))*[.$D$2]*[.$B$2];[.$A$2]-([.$A$2]-[.$J$2])*([.$K$2]/[.L675])^2)*-1" office:value-type="float" office:value="-2.19503978188802" calcext:value-type="float">
            <text:p>-2.19503978188802</text:p>
          </table:table-cell>
          <table:table-cell table:formula="of:=IF([.L675]&lt;[.$K$2];([.N675]-[.$E$2]/([.$D$2]^2))*[.$D$2]*[.$B$2];[.$A$2]+([.$A$2]-[.$J$2])*([.$K$2]/[.L675])^2)*-1" office:value-type="float" office:value="-2.30496021811198" calcext:value-type="float">
            <text:p>-2.3049602181119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75]+0.01" office:value-type="float" office:value="7.73999999999988" calcext:value-type="float">
            <text:p>7.73999999999988</text:p>
          </table:table-cell>
          <table:table-cell table:formula="of:=IF([.L676]&lt;[.$K$2];(SQRT([.$I$2])+0.5*LN([.L676]/[.$K$2]))^2;0)" office:value-type="float" office:value="0" calcext:value-type="float">
            <text:p>0</text:p>
          </table:table-cell>
          <table:table-cell table:formula="of:=IF([.L676]&lt;[.$K$2];SQRT([.M676])+[.M676];0)" office:value-type="float" office:value="0" calcext:value-type="float">
            <text:p>0</text:p>
          </table:table-cell>
          <table:table-cell table:formula="of:=IF([.L676]&lt;[.$K$2];([.M676]-[.$E$2]/([.$D$2]^2))*[.$D$2]*[.$B$2];[.$A$2]-([.$A$2]-[.$J$2])*([.$K$2]/[.L676])^2)*-1" office:value-type="float" office:value="-2.19518170621385" calcext:value-type="float">
            <text:p>-2.19518170621385</text:p>
          </table:table-cell>
          <table:table-cell table:formula="of:=IF([.L676]&lt;[.$K$2];([.N676]-[.$E$2]/([.$D$2]^2))*[.$D$2]*[.$B$2];[.$A$2]+([.$A$2]-[.$J$2])*([.$K$2]/[.L676])^2)*-1" office:value-type="float" office:value="-2.30481829378615" calcext:value-type="float">
            <text:p>-2.3048182937861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76]+0.01" office:value-type="float" office:value="7.74999999999988" calcext:value-type="float">
            <text:p>7.74999999999988</text:p>
          </table:table-cell>
          <table:table-cell table:formula="of:=IF([.L677]&lt;[.$K$2];(SQRT([.$I$2])+0.5*LN([.L677]/[.$K$2]))^2;0)" office:value-type="float" office:value="0" calcext:value-type="float">
            <text:p>0</text:p>
          </table:table-cell>
          <table:table-cell table:formula="of:=IF([.L677]&lt;[.$K$2];SQRT([.M677])+[.M677];0)" office:value-type="float" office:value="0" calcext:value-type="float">
            <text:p>0</text:p>
          </table:table-cell>
          <table:table-cell table:formula="of:=IF([.L677]&lt;[.$K$2];([.M677]-[.$E$2]/([.$D$2]^2))*[.$D$2]*[.$B$2];[.$A$2]-([.$A$2]-[.$J$2])*([.$K$2]/[.L677])^2)*-1" office:value-type="float" office:value="-2.1953230815097" calcext:value-type="float">
            <text:p>-2.1953230815097</text:p>
          </table:table-cell>
          <table:table-cell table:formula="of:=IF([.L677]&lt;[.$K$2];([.N677]-[.$E$2]/([.$D$2]^2))*[.$D$2]*[.$B$2];[.$A$2]+([.$A$2]-[.$J$2])*([.$K$2]/[.L677])^2)*-1" office:value-type="float" office:value="-2.3046769184903" calcext:value-type="float">
            <text:p>-2.304676918490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77]+0.01" office:value-type="float" office:value="7.75999999999988" calcext:value-type="float">
            <text:p>7.75999999999988</text:p>
          </table:table-cell>
          <table:table-cell table:formula="of:=IF([.L678]&lt;[.$K$2];(SQRT([.$I$2])+0.5*LN([.L678]/[.$K$2]))^2;0)" office:value-type="float" office:value="0" calcext:value-type="float">
            <text:p>0</text:p>
          </table:table-cell>
          <table:table-cell table:formula="of:=IF([.L678]&lt;[.$K$2];SQRT([.M678])+[.M678];0)" office:value-type="float" office:value="0" calcext:value-type="float">
            <text:p>0</text:p>
          </table:table-cell>
          <table:table-cell table:formula="of:=IF([.L678]&lt;[.$K$2];([.M678]-[.$E$2]/([.$D$2]^2))*[.$D$2]*[.$B$2];[.$A$2]-([.$A$2]-[.$J$2])*([.$K$2]/[.L678])^2)*-1" office:value-type="float" office:value="-2.19546391060382" calcext:value-type="float">
            <text:p>-2.19546391060382</text:p>
          </table:table-cell>
          <table:table-cell table:formula="of:=IF([.L678]&lt;[.$K$2];([.N678]-[.$E$2]/([.$D$2]^2))*[.$D$2]*[.$B$2];[.$A$2]+([.$A$2]-[.$J$2])*([.$K$2]/[.L678])^2)*-1" office:value-type="float" office:value="-2.30453608939618" calcext:value-type="float">
            <text:p>-2.3045360893961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78]+0.01" office:value-type="float" office:value="7.76999999999988" calcext:value-type="float">
            <text:p>7.76999999999988</text:p>
          </table:table-cell>
          <table:table-cell table:formula="of:=IF([.L679]&lt;[.$K$2];(SQRT([.$I$2])+0.5*LN([.L679]/[.$K$2]))^2;0)" office:value-type="float" office:value="0" calcext:value-type="float">
            <text:p>0</text:p>
          </table:table-cell>
          <table:table-cell table:formula="of:=IF([.L679]&lt;[.$K$2];SQRT([.M679])+[.M679];0)" office:value-type="float" office:value="0" calcext:value-type="float">
            <text:p>0</text:p>
          </table:table-cell>
          <table:table-cell table:formula="of:=IF([.L679]&lt;[.$K$2];([.M679]-[.$E$2]/([.$D$2]^2))*[.$D$2]*[.$B$2];[.$A$2]-([.$A$2]-[.$J$2])*([.$K$2]/[.L679])^2)*-1" office:value-type="float" office:value="-2.19560419630623" calcext:value-type="float">
            <text:p>-2.19560419630623</text:p>
          </table:table-cell>
          <table:table-cell table:formula="of:=IF([.L679]&lt;[.$K$2];([.N679]-[.$E$2]/([.$D$2]^2))*[.$D$2]*[.$B$2];[.$A$2]+([.$A$2]-[.$J$2])*([.$K$2]/[.L679])^2)*-1" office:value-type="float" office:value="-2.30439580369377" calcext:value-type="float">
            <text:p>-2.3043958036937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79]+0.01" office:value-type="float" office:value="7.77999999999988" calcext:value-type="float">
            <text:p>7.77999999999988</text:p>
          </table:table-cell>
          <table:table-cell table:formula="of:=IF([.L680]&lt;[.$K$2];(SQRT([.$I$2])+0.5*LN([.L680]/[.$K$2]))^2;0)" office:value-type="float" office:value="0" calcext:value-type="float">
            <text:p>0</text:p>
          </table:table-cell>
          <table:table-cell table:formula="of:=IF([.L680]&lt;[.$K$2];SQRT([.M680])+[.M680];0)" office:value-type="float" office:value="0" calcext:value-type="float">
            <text:p>0</text:p>
          </table:table-cell>
          <table:table-cell table:formula="of:=IF([.L680]&lt;[.$K$2];([.M680]-[.$E$2]/([.$D$2]^2))*[.$D$2]*[.$B$2];[.$A$2]-([.$A$2]-[.$J$2])*([.$K$2]/[.L680])^2)*-1" office:value-type="float" office:value="-2.19574394140893" calcext:value-type="float">
            <text:p>-2.19574394140893</text:p>
          </table:table-cell>
          <table:table-cell table:formula="of:=IF([.L680]&lt;[.$K$2];([.N680]-[.$E$2]/([.$D$2]^2))*[.$D$2]*[.$B$2];[.$A$2]+([.$A$2]-[.$J$2])*([.$K$2]/[.L680])^2)*-1" office:value-type="float" office:value="-2.30425605859106" calcext:value-type="float">
            <text:p>-2.3042560585910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80]+0.01" office:value-type="float" office:value="7.78999999999988" calcext:value-type="float">
            <text:p>7.78999999999988</text:p>
          </table:table-cell>
          <table:table-cell table:formula="of:=IF([.L681]&lt;[.$K$2];(SQRT([.$I$2])+0.5*LN([.L681]/[.$K$2]))^2;0)" office:value-type="float" office:value="0" calcext:value-type="float">
            <text:p>0</text:p>
          </table:table-cell>
          <table:table-cell table:formula="of:=IF([.L681]&lt;[.$K$2];SQRT([.M681])+[.M681];0)" office:value-type="float" office:value="0" calcext:value-type="float">
            <text:p>0</text:p>
          </table:table-cell>
          <table:table-cell table:formula="of:=IF([.L681]&lt;[.$K$2];([.M681]-[.$E$2]/([.$D$2]^2))*[.$D$2]*[.$B$2];[.$A$2]-([.$A$2]-[.$J$2])*([.$K$2]/[.L681])^2)*-1" office:value-type="float" office:value="-2.19588314868601" calcext:value-type="float">
            <text:p>-2.19588314868601</text:p>
          </table:table-cell>
          <table:table-cell table:formula="of:=IF([.L681]&lt;[.$K$2];([.N681]-[.$E$2]/([.$D$2]^2))*[.$D$2]*[.$B$2];[.$A$2]+([.$A$2]-[.$J$2])*([.$K$2]/[.L681])^2)*-1" office:value-type="float" office:value="-2.30411685131399" calcext:value-type="float">
            <text:p>-2.3041168513139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81]+0.01" office:value-type="float" office:value="7.79999999999988" calcext:value-type="float">
            <text:p>7.79999999999988</text:p>
          </table:table-cell>
          <table:table-cell table:formula="of:=IF([.L682]&lt;[.$K$2];(SQRT([.$I$2])+0.5*LN([.L682]/[.$K$2]))^2;0)" office:value-type="float" office:value="0" calcext:value-type="float">
            <text:p>0</text:p>
          </table:table-cell>
          <table:table-cell table:formula="of:=IF([.L682]&lt;[.$K$2];SQRT([.M682])+[.M682];0)" office:value-type="float" office:value="0" calcext:value-type="float">
            <text:p>0</text:p>
          </table:table-cell>
          <table:table-cell table:formula="of:=IF([.L682]&lt;[.$K$2];([.M682]-[.$E$2]/([.$D$2]^2))*[.$D$2]*[.$B$2];[.$A$2]-([.$A$2]-[.$J$2])*([.$K$2]/[.L682])^2)*-1" office:value-type="float" office:value="-2.19602182089376" calcext:value-type="float">
            <text:p>-2.19602182089376</text:p>
          </table:table-cell>
          <table:table-cell table:formula="of:=IF([.L682]&lt;[.$K$2];([.N682]-[.$E$2]/([.$D$2]^2))*[.$D$2]*[.$B$2];[.$A$2]+([.$A$2]-[.$J$2])*([.$K$2]/[.L682])^2)*-1" office:value-type="float" office:value="-2.30397817910624" calcext:value-type="float">
            <text:p>-2.3039781791062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82]+0.01" office:value-type="float" office:value="7.80999999999988" calcext:value-type="float">
            <text:p>7.80999999999988</text:p>
          </table:table-cell>
          <table:table-cell table:formula="of:=IF([.L683]&lt;[.$K$2];(SQRT([.$I$2])+0.5*LN([.L683]/[.$K$2]))^2;0)" office:value-type="float" office:value="0" calcext:value-type="float">
            <text:p>0</text:p>
          </table:table-cell>
          <table:table-cell table:formula="of:=IF([.L683]&lt;[.$K$2];SQRT([.M683])+[.M683];0)" office:value-type="float" office:value="0" calcext:value-type="float">
            <text:p>0</text:p>
          </table:table-cell>
          <table:table-cell table:formula="of:=IF([.L683]&lt;[.$K$2];([.M683]-[.$E$2]/([.$D$2]^2))*[.$D$2]*[.$B$2];[.$A$2]-([.$A$2]-[.$J$2])*([.$K$2]/[.L683])^2)*-1" office:value-type="float" office:value="-2.19615996077088" calcext:value-type="float">
            <text:p>-2.19615996077088</text:p>
          </table:table-cell>
          <table:table-cell table:formula="of:=IF([.L683]&lt;[.$K$2];([.N683]-[.$E$2]/([.$D$2]^2))*[.$D$2]*[.$B$2];[.$A$2]+([.$A$2]-[.$J$2])*([.$K$2]/[.L683])^2)*-1" office:value-type="float" office:value="-2.30384003922912" calcext:value-type="float">
            <text:p>-2.3038400392291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83]+0.01" office:value-type="float" office:value="7.81999999999988" calcext:value-type="float">
            <text:p>7.81999999999988</text:p>
          </table:table-cell>
          <table:table-cell table:formula="of:=IF([.L684]&lt;[.$K$2];(SQRT([.$I$2])+0.5*LN([.L684]/[.$K$2]))^2;0)" office:value-type="float" office:value="0" calcext:value-type="float">
            <text:p>0</text:p>
          </table:table-cell>
          <table:table-cell table:formula="of:=IF([.L684]&lt;[.$K$2];SQRT([.M684])+[.M684];0)" office:value-type="float" office:value="0" calcext:value-type="float">
            <text:p>0</text:p>
          </table:table-cell>
          <table:table-cell table:formula="of:=IF([.L684]&lt;[.$K$2];([.M684]-[.$E$2]/([.$D$2]^2))*[.$D$2]*[.$B$2];[.$A$2]-([.$A$2]-[.$J$2])*([.$K$2]/[.L684])^2)*-1" office:value-type="float" office:value="-2.19629757103853" calcext:value-type="float">
            <text:p>-2.19629757103853</text:p>
          </table:table-cell>
          <table:table-cell table:formula="of:=IF([.L684]&lt;[.$K$2];([.N684]-[.$E$2]/([.$D$2]^2))*[.$D$2]*[.$B$2];[.$A$2]+([.$A$2]-[.$J$2])*([.$K$2]/[.L684])^2)*-1" office:value-type="float" office:value="-2.30370242896147" calcext:value-type="float">
            <text:p>-2.3037024289614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84]+0.01" office:value-type="float" office:value="7.82999999999988" calcext:value-type="float">
            <text:p>7.82999999999988</text:p>
          </table:table-cell>
          <table:table-cell table:formula="of:=IF([.L685]&lt;[.$K$2];(SQRT([.$I$2])+0.5*LN([.L685]/[.$K$2]))^2;0)" office:value-type="float" office:value="0" calcext:value-type="float">
            <text:p>0</text:p>
          </table:table-cell>
          <table:table-cell table:formula="of:=IF([.L685]&lt;[.$K$2];SQRT([.M685])+[.M685];0)" office:value-type="float" office:value="0" calcext:value-type="float">
            <text:p>0</text:p>
          </table:table-cell>
          <table:table-cell table:formula="of:=IF([.L685]&lt;[.$K$2];([.M685]-[.$E$2]/([.$D$2]^2))*[.$D$2]*[.$B$2];[.$A$2]-([.$A$2]-[.$J$2])*([.$K$2]/[.L685])^2)*-1" office:value-type="float" office:value="-2.19643465440053" calcext:value-type="float">
            <text:p>-2.19643465440053</text:p>
          </table:table-cell>
          <table:table-cell table:formula="of:=IF([.L685]&lt;[.$K$2];([.N685]-[.$E$2]/([.$D$2]^2))*[.$D$2]*[.$B$2];[.$A$2]+([.$A$2]-[.$J$2])*([.$K$2]/[.L685])^2)*-1" office:value-type="float" office:value="-2.30356534559947" calcext:value-type="float">
            <text:p>-2.3035653455994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85]+0.01" office:value-type="float" office:value="7.83999999999988" calcext:value-type="float">
            <text:p>7.83999999999988</text:p>
          </table:table-cell>
          <table:table-cell table:formula="of:=IF([.L686]&lt;[.$K$2];(SQRT([.$I$2])+0.5*LN([.L686]/[.$K$2]))^2;0)" office:value-type="float" office:value="0" calcext:value-type="float">
            <text:p>0</text:p>
          </table:table-cell>
          <table:table-cell table:formula="of:=IF([.L686]&lt;[.$K$2];SQRT([.M686])+[.M686];0)" office:value-type="float" office:value="0" calcext:value-type="float">
            <text:p>0</text:p>
          </table:table-cell>
          <table:table-cell table:formula="of:=IF([.L686]&lt;[.$K$2];([.M686]-[.$E$2]/([.$D$2]^2))*[.$D$2]*[.$B$2];[.$A$2]-([.$A$2]-[.$J$2])*([.$K$2]/[.L686])^2)*-1" office:value-type="float" office:value="-2.19657121354345" calcext:value-type="float">
            <text:p>-2.19657121354345</text:p>
          </table:table-cell>
          <table:table-cell table:formula="of:=IF([.L686]&lt;[.$K$2];([.N686]-[.$E$2]/([.$D$2]^2))*[.$D$2]*[.$B$2];[.$A$2]+([.$A$2]-[.$J$2])*([.$K$2]/[.L686])^2)*-1" office:value-type="float" office:value="-2.30342878645654" calcext:value-type="float">
            <text:p>-2.3034287864565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86]+0.01" office:value-type="float" office:value="7.84999999999988" calcext:value-type="float">
            <text:p>7.84999999999988</text:p>
          </table:table-cell>
          <table:table-cell table:formula="of:=IF([.L687]&lt;[.$K$2];(SQRT([.$I$2])+0.5*LN([.L687]/[.$K$2]))^2;0)" office:value-type="float" office:value="0" calcext:value-type="float">
            <text:p>0</text:p>
          </table:table-cell>
          <table:table-cell table:formula="of:=IF([.L687]&lt;[.$K$2];SQRT([.M687])+[.M687];0)" office:value-type="float" office:value="0" calcext:value-type="float">
            <text:p>0</text:p>
          </table:table-cell>
          <table:table-cell table:formula="of:=IF([.L687]&lt;[.$K$2];([.M687]-[.$E$2]/([.$D$2]^2))*[.$D$2]*[.$B$2];[.$A$2]-([.$A$2]-[.$J$2])*([.$K$2]/[.L687])^2)*-1" office:value-type="float" office:value="-2.19670725113679" calcext:value-type="float">
            <text:p>-2.19670725113679</text:p>
          </table:table-cell>
          <table:table-cell table:formula="of:=IF([.L687]&lt;[.$K$2];([.N687]-[.$E$2]/([.$D$2]^2))*[.$D$2]*[.$B$2];[.$A$2]+([.$A$2]-[.$J$2])*([.$K$2]/[.L687])^2)*-1" office:value-type="float" office:value="-2.30329274886321" calcext:value-type="float">
            <text:p>-2.3032927488632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87]+0.01" office:value-type="float" office:value="7.85999999999988" calcext:value-type="float">
            <text:p>7.85999999999988</text:p>
          </table:table-cell>
          <table:table-cell table:formula="of:=IF([.L688]&lt;[.$K$2];(SQRT([.$I$2])+0.5*LN([.L688]/[.$K$2]))^2;0)" office:value-type="float" office:value="0" calcext:value-type="float">
            <text:p>0</text:p>
          </table:table-cell>
          <table:table-cell table:formula="of:=IF([.L688]&lt;[.$K$2];SQRT([.M688])+[.M688];0)" office:value-type="float" office:value="0" calcext:value-type="float">
            <text:p>0</text:p>
          </table:table-cell>
          <table:table-cell table:formula="of:=IF([.L688]&lt;[.$K$2];([.M688]-[.$E$2]/([.$D$2]^2))*[.$D$2]*[.$B$2];[.$A$2]-([.$A$2]-[.$J$2])*([.$K$2]/[.L688])^2)*-1" office:value-type="float" office:value="-2.19684276983303" calcext:value-type="float">
            <text:p>-2.19684276983303</text:p>
          </table:table-cell>
          <table:table-cell table:formula="of:=IF([.L688]&lt;[.$K$2];([.N688]-[.$E$2]/([.$D$2]^2))*[.$D$2]*[.$B$2];[.$A$2]+([.$A$2]-[.$J$2])*([.$K$2]/[.L688])^2)*-1" office:value-type="float" office:value="-2.30315723016697" calcext:value-type="float">
            <text:p>-2.3031572301669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88]+0.01" office:value-type="float" office:value="7.86999999999988" calcext:value-type="float">
            <text:p>7.86999999999988</text:p>
          </table:table-cell>
          <table:table-cell table:formula="of:=IF([.L689]&lt;[.$K$2];(SQRT([.$I$2])+0.5*LN([.L689]/[.$K$2]))^2;0)" office:value-type="float" office:value="0" calcext:value-type="float">
            <text:p>0</text:p>
          </table:table-cell>
          <table:table-cell table:formula="of:=IF([.L689]&lt;[.$K$2];SQRT([.M689])+[.M689];0)" office:value-type="float" office:value="0" calcext:value-type="float">
            <text:p>0</text:p>
          </table:table-cell>
          <table:table-cell table:formula="of:=IF([.L689]&lt;[.$K$2];([.M689]-[.$E$2]/([.$D$2]^2))*[.$D$2]*[.$B$2];[.$A$2]-([.$A$2]-[.$J$2])*([.$K$2]/[.L689])^2)*-1" office:value-type="float" office:value="-2.19697777226785" calcext:value-type="float">
            <text:p>-2.19697777226785</text:p>
          </table:table-cell>
          <table:table-cell table:formula="of:=IF([.L689]&lt;[.$K$2];([.N689]-[.$E$2]/([.$D$2]^2))*[.$D$2]*[.$B$2];[.$A$2]+([.$A$2]-[.$J$2])*([.$K$2]/[.L689])^2)*-1" office:value-type="float" office:value="-2.30302222773215" calcext:value-type="float">
            <text:p>-2.3030222277321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89]+0.01" office:value-type="float" office:value="7.87999999999988" calcext:value-type="float">
            <text:p>7.87999999999988</text:p>
          </table:table-cell>
          <table:table-cell table:formula="of:=IF([.L690]&lt;[.$K$2];(SQRT([.$I$2])+0.5*LN([.L690]/[.$K$2]))^2;0)" office:value-type="float" office:value="0" calcext:value-type="float">
            <text:p>0</text:p>
          </table:table-cell>
          <table:table-cell table:formula="of:=IF([.L690]&lt;[.$K$2];SQRT([.M690])+[.M690];0)" office:value-type="float" office:value="0" calcext:value-type="float">
            <text:p>0</text:p>
          </table:table-cell>
          <table:table-cell table:formula="of:=IF([.L690]&lt;[.$K$2];([.M690]-[.$E$2]/([.$D$2]^2))*[.$D$2]*[.$B$2];[.$A$2]-([.$A$2]-[.$J$2])*([.$K$2]/[.L690])^2)*-1" office:value-type="float" office:value="-2.1971122610602" calcext:value-type="float">
            <text:p>-2.1971122610602</text:p>
          </table:table-cell>
          <table:table-cell table:formula="of:=IF([.L690]&lt;[.$K$2];([.N690]-[.$E$2]/([.$D$2]^2))*[.$D$2]*[.$B$2];[.$A$2]+([.$A$2]-[.$J$2])*([.$K$2]/[.L690])^2)*-1" office:value-type="float" office:value="-2.3028877389398" calcext:value-type="float">
            <text:p>-2.302887738939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90]+0.01" office:value-type="float" office:value="7.88999999999988" calcext:value-type="float">
            <text:p>7.88999999999988</text:p>
          </table:table-cell>
          <table:table-cell table:formula="of:=IF([.L691]&lt;[.$K$2];(SQRT([.$I$2])+0.5*LN([.L691]/[.$K$2]))^2;0)" office:value-type="float" office:value="0" calcext:value-type="float">
            <text:p>0</text:p>
          </table:table-cell>
          <table:table-cell table:formula="of:=IF([.L691]&lt;[.$K$2];SQRT([.M691])+[.M691];0)" office:value-type="float" office:value="0" calcext:value-type="float">
            <text:p>0</text:p>
          </table:table-cell>
          <table:table-cell table:formula="of:=IF([.L691]&lt;[.$K$2];([.M691]-[.$E$2]/([.$D$2]^2))*[.$D$2]*[.$B$2];[.$A$2]-([.$A$2]-[.$J$2])*([.$K$2]/[.L691])^2)*-1" office:value-type="float" office:value="-2.19724623881245" calcext:value-type="float">
            <text:p>-2.19724623881245</text:p>
          </table:table-cell>
          <table:table-cell table:formula="of:=IF([.L691]&lt;[.$K$2];([.N691]-[.$E$2]/([.$D$2]^2))*[.$D$2]*[.$B$2];[.$A$2]+([.$A$2]-[.$J$2])*([.$K$2]/[.L691])^2)*-1" office:value-type="float" office:value="-2.30275376118755" calcext:value-type="float">
            <text:p>-2.3027537611875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91]+0.01" office:value-type="float" office:value="7.89999999999988" calcext:value-type="float">
            <text:p>7.89999999999988</text:p>
          </table:table-cell>
          <table:table-cell table:formula="of:=IF([.L692]&lt;[.$K$2];(SQRT([.$I$2])+0.5*LN([.L692]/[.$K$2]))^2;0)" office:value-type="float" office:value="0" calcext:value-type="float">
            <text:p>0</text:p>
          </table:table-cell>
          <table:table-cell table:formula="of:=IF([.L692]&lt;[.$K$2];SQRT([.M692])+[.M692];0)" office:value-type="float" office:value="0" calcext:value-type="float">
            <text:p>0</text:p>
          </table:table-cell>
          <table:table-cell table:formula="of:=IF([.L692]&lt;[.$K$2];([.M692]-[.$E$2]/([.$D$2]^2))*[.$D$2]*[.$B$2];[.$A$2]-([.$A$2]-[.$J$2])*([.$K$2]/[.L692])^2)*-1" office:value-type="float" office:value="-2.1973797081105" calcext:value-type="float">
            <text:p>-2.1973797081105</text:p>
          </table:table-cell>
          <table:table-cell table:formula="of:=IF([.L692]&lt;[.$K$2];([.N692]-[.$E$2]/([.$D$2]^2))*[.$D$2]*[.$B$2];[.$A$2]+([.$A$2]-[.$J$2])*([.$K$2]/[.L692])^2)*-1" office:value-type="float" office:value="-2.3026202918895" calcext:value-type="float">
            <text:p>-2.302620291889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92]+0.01" office:value-type="float" office:value="7.90999999999988" calcext:value-type="float">
            <text:p>7.90999999999988</text:p>
          </table:table-cell>
          <table:table-cell table:formula="of:=IF([.L693]&lt;[.$K$2];(SQRT([.$I$2])+0.5*LN([.L693]/[.$K$2]))^2;0)" office:value-type="float" office:value="0" calcext:value-type="float">
            <text:p>0</text:p>
          </table:table-cell>
          <table:table-cell table:formula="of:=IF([.L693]&lt;[.$K$2];SQRT([.M693])+[.M693];0)" office:value-type="float" office:value="0" calcext:value-type="float">
            <text:p>0</text:p>
          </table:table-cell>
          <table:table-cell table:formula="of:=IF([.L693]&lt;[.$K$2];([.M693]-[.$E$2]/([.$D$2]^2))*[.$D$2]*[.$B$2];[.$A$2]-([.$A$2]-[.$J$2])*([.$K$2]/[.L693])^2)*-1" office:value-type="float" office:value="-2.19751267152393" calcext:value-type="float">
            <text:p>-2.19751267152393</text:p>
          </table:table-cell>
          <table:table-cell table:formula="of:=IF([.L693]&lt;[.$K$2];([.N693]-[.$E$2]/([.$D$2]^2))*[.$D$2]*[.$B$2];[.$A$2]+([.$A$2]-[.$J$2])*([.$K$2]/[.L693])^2)*-1" office:value-type="float" office:value="-2.30248732847607" calcext:value-type="float">
            <text:p>-2.3024873284760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93]+0.01" office:value-type="float" office:value="7.91999999999988" calcext:value-type="float">
            <text:p>7.91999999999988</text:p>
          </table:table-cell>
          <table:table-cell table:formula="of:=IF([.L694]&lt;[.$K$2];(SQRT([.$I$2])+0.5*LN([.L694]/[.$K$2]))^2;0)" office:value-type="float" office:value="0" calcext:value-type="float">
            <text:p>0</text:p>
          </table:table-cell>
          <table:table-cell table:formula="of:=IF([.L694]&lt;[.$K$2];SQRT([.M694])+[.M694];0)" office:value-type="float" office:value="0" calcext:value-type="float">
            <text:p>0</text:p>
          </table:table-cell>
          <table:table-cell table:formula="of:=IF([.L694]&lt;[.$K$2];([.M694]-[.$E$2]/([.$D$2]^2))*[.$D$2]*[.$B$2];[.$A$2]-([.$A$2]-[.$J$2])*([.$K$2]/[.L694])^2)*-1" office:value-type="float" office:value="-2.1976451316061" calcext:value-type="float">
            <text:p>-2.1976451316061</text:p>
          </table:table-cell>
          <table:table-cell table:formula="of:=IF([.L694]&lt;[.$K$2];([.N694]-[.$E$2]/([.$D$2]^2))*[.$D$2]*[.$B$2];[.$A$2]+([.$A$2]-[.$J$2])*([.$K$2]/[.L694])^2)*-1" office:value-type="float" office:value="-2.3023548683939" calcext:value-type="float">
            <text:p>-2.302354868393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94]+0.01" office:value-type="float" office:value="7.92999999999987" calcext:value-type="float">
            <text:p>7.92999999999987</text:p>
          </table:table-cell>
          <table:table-cell table:formula="of:=IF([.L695]&lt;[.$K$2];(SQRT([.$I$2])+0.5*LN([.L695]/[.$K$2]))^2;0)" office:value-type="float" office:value="0" calcext:value-type="float">
            <text:p>0</text:p>
          </table:table-cell>
          <table:table-cell table:formula="of:=IF([.L695]&lt;[.$K$2];SQRT([.M695])+[.M695];0)" office:value-type="float" office:value="0" calcext:value-type="float">
            <text:p>0</text:p>
          </table:table-cell>
          <table:table-cell table:formula="of:=IF([.L695]&lt;[.$K$2];([.M695]-[.$E$2]/([.$D$2]^2))*[.$D$2]*[.$B$2];[.$A$2]-([.$A$2]-[.$J$2])*([.$K$2]/[.L695])^2)*-1" office:value-type="float" office:value="-2.19777709089426" calcext:value-type="float">
            <text:p>-2.19777709089426</text:p>
          </table:table-cell>
          <table:table-cell table:formula="of:=IF([.L695]&lt;[.$K$2];([.N695]-[.$E$2]/([.$D$2]^2))*[.$D$2]*[.$B$2];[.$A$2]+([.$A$2]-[.$J$2])*([.$K$2]/[.L695])^2)*-1" office:value-type="float" office:value="-2.30222290910574" calcext:value-type="float">
            <text:p>-2.3022229091057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95]+0.01" office:value-type="float" office:value="7.93999999999987" calcext:value-type="float">
            <text:p>7.93999999999987</text:p>
          </table:table-cell>
          <table:table-cell table:formula="of:=IF([.L696]&lt;[.$K$2];(SQRT([.$I$2])+0.5*LN([.L696]/[.$K$2]))^2;0)" office:value-type="float" office:value="0" calcext:value-type="float">
            <text:p>0</text:p>
          </table:table-cell>
          <table:table-cell table:formula="of:=IF([.L696]&lt;[.$K$2];SQRT([.M696])+[.M696];0)" office:value-type="float" office:value="0" calcext:value-type="float">
            <text:p>0</text:p>
          </table:table-cell>
          <table:table-cell table:formula="of:=IF([.L696]&lt;[.$K$2];([.M696]-[.$E$2]/([.$D$2]^2))*[.$D$2]*[.$B$2];[.$A$2]-([.$A$2]-[.$J$2])*([.$K$2]/[.L696])^2)*-1" office:value-type="float" office:value="-2.19790855190974" calcext:value-type="float">
            <text:p>-2.19790855190974</text:p>
          </table:table-cell>
          <table:table-cell table:formula="of:=IF([.L696]&lt;[.$K$2];([.N696]-[.$E$2]/([.$D$2]^2))*[.$D$2]*[.$B$2];[.$A$2]+([.$A$2]-[.$J$2])*([.$K$2]/[.L696])^2)*-1" office:value-type="float" office:value="-2.30209144809026" calcext:value-type="float">
            <text:p>-2.3020914480902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96]+0.01" office:value-type="float" office:value="7.94999999999987" calcext:value-type="float">
            <text:p>7.94999999999987</text:p>
          </table:table-cell>
          <table:table-cell table:formula="of:=IF([.L697]&lt;[.$K$2];(SQRT([.$I$2])+0.5*LN([.L697]/[.$K$2]))^2;0)" office:value-type="float" office:value="0" calcext:value-type="float">
            <text:p>0</text:p>
          </table:table-cell>
          <table:table-cell table:formula="of:=IF([.L697]&lt;[.$K$2];SQRT([.M697])+[.M697];0)" office:value-type="float" office:value="0" calcext:value-type="float">
            <text:p>0</text:p>
          </table:table-cell>
          <table:table-cell table:formula="of:=IF([.L697]&lt;[.$K$2];([.M697]-[.$E$2]/([.$D$2]^2))*[.$D$2]*[.$B$2];[.$A$2]-([.$A$2]-[.$J$2])*([.$K$2]/[.L697])^2)*-1" office:value-type="float" office:value="-2.19803951715797" calcext:value-type="float">
            <text:p>-2.19803951715797</text:p>
          </table:table-cell>
          <table:table-cell table:formula="of:=IF([.L697]&lt;[.$K$2];([.N697]-[.$E$2]/([.$D$2]^2))*[.$D$2]*[.$B$2];[.$A$2]+([.$A$2]-[.$J$2])*([.$K$2]/[.L697])^2)*-1" office:value-type="float" office:value="-2.30196048284203" calcext:value-type="float">
            <text:p>-2.30196048284203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97]+0.01" office:value-type="float" office:value="7.95999999999987" calcext:value-type="float">
            <text:p>7.95999999999987</text:p>
          </table:table-cell>
          <table:table-cell table:formula="of:=IF([.L698]&lt;[.$K$2];(SQRT([.$I$2])+0.5*LN([.L698]/[.$K$2]))^2;0)" office:value-type="float" office:value="0" calcext:value-type="float">
            <text:p>0</text:p>
          </table:table-cell>
          <table:table-cell table:formula="of:=IF([.L698]&lt;[.$K$2];SQRT([.M698])+[.M698];0)" office:value-type="float" office:value="0" calcext:value-type="float">
            <text:p>0</text:p>
          </table:table-cell>
          <table:table-cell table:formula="of:=IF([.L698]&lt;[.$K$2];([.M698]-[.$E$2]/([.$D$2]^2))*[.$D$2]*[.$B$2];[.$A$2]-([.$A$2]-[.$J$2])*([.$K$2]/[.L698])^2)*-1" office:value-type="float" office:value="-2.19816998912869" calcext:value-type="float">
            <text:p>-2.19816998912869</text:p>
          </table:table-cell>
          <table:table-cell table:formula="of:=IF([.L698]&lt;[.$K$2];([.N698]-[.$E$2]/([.$D$2]^2))*[.$D$2]*[.$B$2];[.$A$2]+([.$A$2]-[.$J$2])*([.$K$2]/[.L698])^2)*-1" office:value-type="float" office:value="-2.30183001087131" calcext:value-type="float">
            <text:p>-2.3018300108713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98]+0.01" office:value-type="float" office:value="7.96999999999987" calcext:value-type="float">
            <text:p>7.96999999999987</text:p>
          </table:table-cell>
          <table:table-cell table:formula="of:=IF([.L699]&lt;[.$K$2];(SQRT([.$I$2])+0.5*LN([.L699]/[.$K$2]))^2;0)" office:value-type="float" office:value="0" calcext:value-type="float">
            <text:p>0</text:p>
          </table:table-cell>
          <table:table-cell table:formula="of:=IF([.L699]&lt;[.$K$2];SQRT([.M699])+[.M699];0)" office:value-type="float" office:value="0" calcext:value-type="float">
            <text:p>0</text:p>
          </table:table-cell>
          <table:table-cell table:formula="of:=IF([.L699]&lt;[.$K$2];([.M699]-[.$E$2]/([.$D$2]^2))*[.$D$2]*[.$B$2];[.$A$2]-([.$A$2]-[.$J$2])*([.$K$2]/[.L699])^2)*-1" office:value-type="float" office:value="-2.19829997029602" calcext:value-type="float">
            <text:p>-2.19829997029602</text:p>
          </table:table-cell>
          <table:table-cell table:formula="of:=IF([.L699]&lt;[.$K$2];([.N699]-[.$E$2]/([.$D$2]^2))*[.$D$2]*[.$B$2];[.$A$2]+([.$A$2]-[.$J$2])*([.$K$2]/[.L699])^2)*-1" office:value-type="float" office:value="-2.30170002970398" calcext:value-type="float">
            <text:p>-2.3017000297039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699]+0.01" office:value-type="float" office:value="7.97999999999987" calcext:value-type="float">
            <text:p>7.97999999999987</text:p>
          </table:table-cell>
          <table:table-cell table:formula="of:=IF([.L700]&lt;[.$K$2];(SQRT([.$I$2])+0.5*LN([.L700]/[.$K$2]))^2;0)" office:value-type="float" office:value="0" calcext:value-type="float">
            <text:p>0</text:p>
          </table:table-cell>
          <table:table-cell table:formula="of:=IF([.L700]&lt;[.$K$2];SQRT([.M700])+[.M700];0)" office:value-type="float" office:value="0" calcext:value-type="float">
            <text:p>0</text:p>
          </table:table-cell>
          <table:table-cell table:formula="of:=IF([.L700]&lt;[.$K$2];([.M700]-[.$E$2]/([.$D$2]^2))*[.$D$2]*[.$B$2];[.$A$2]-([.$A$2]-[.$J$2])*([.$K$2]/[.L700])^2)*-1" office:value-type="float" office:value="-2.19842946311858" calcext:value-type="float">
            <text:p>-2.19842946311858</text:p>
          </table:table-cell>
          <table:table-cell table:formula="of:=IF([.L700]&lt;[.$K$2];([.N700]-[.$E$2]/([.$D$2]^2))*[.$D$2]*[.$B$2];[.$A$2]+([.$A$2]-[.$J$2])*([.$K$2]/[.L700])^2)*-1" office:value-type="float" office:value="-2.30157053688142" calcext:value-type="float">
            <text:p>-2.3015705368814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700]+0.01" office:value-type="float" office:value="7.98999999999987" calcext:value-type="float">
            <text:p>7.98999999999987</text:p>
          </table:table-cell>
          <table:table-cell table:formula="of:=IF([.L701]&lt;[.$K$2];(SQRT([.$I$2])+0.5*LN([.L701]/[.$K$2]))^2;0)" office:value-type="float" office:value="0" calcext:value-type="float">
            <text:p>0</text:p>
          </table:table-cell>
          <table:table-cell table:formula="of:=IF([.L701]&lt;[.$K$2];SQRT([.M701])+[.M701];0)" office:value-type="float" office:value="0" calcext:value-type="float">
            <text:p>0</text:p>
          </table:table-cell>
          <table:table-cell table:formula="of:=IF([.L701]&lt;[.$K$2];([.M701]-[.$E$2]/([.$D$2]^2))*[.$D$2]*[.$B$2];[.$A$2]-([.$A$2]-[.$J$2])*([.$K$2]/[.L701])^2)*-1" office:value-type="float" office:value="-2.19855847003962" calcext:value-type="float">
            <text:p>-2.19855847003962</text:p>
          </table:table-cell>
          <table:table-cell table:formula="of:=IF([.L701]&lt;[.$K$2];([.N701]-[.$E$2]/([.$D$2]^2))*[.$D$2]*[.$B$2];[.$A$2]+([.$A$2]-[.$J$2])*([.$K$2]/[.L701])^2)*-1" office:value-type="float" office:value="-2.30144152996038" calcext:value-type="float">
            <text:p>-2.30144152996038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L701]+0.01" office:value-type="float" office:value="7.99999999999987" calcext:value-type="float">
            <text:p>7.99999999999987</text:p>
          </table:table-cell>
          <table:table-cell table:formula="of:=IF([.L702]&lt;[.$K$2];(SQRT([.$I$2])+0.5*LN([.L702]/[.$K$2]))^2;0)" office:value-type="float" office:value="0" calcext:value-type="float">
            <text:p>0</text:p>
          </table:table-cell>
          <table:table-cell table:formula="of:=IF([.L702]&lt;[.$K$2];SQRT([.M702])+[.M702];0)" office:value-type="float" office:value="0" calcext:value-type="float">
            <text:p>0</text:p>
          </table:table-cell>
          <table:table-cell table:formula="of:=IF([.L702]&lt;[.$K$2];([.M702]-[.$E$2]/([.$D$2]^2))*[.$D$2]*[.$B$2];[.$A$2]-([.$A$2]-[.$J$2])*([.$K$2]/[.L702])^2)*-1" office:value-type="float" office:value="-2.19868699348713" calcext:value-type="float">
            <text:p>-2.19868699348713</text:p>
          </table:table-cell>
          <table:table-cell table:formula="of:=IF([.L702]&lt;[.$K$2];([.N702]-[.$E$2]/([.$D$2]^2))*[.$D$2]*[.$B$2];[.$A$2]+([.$A$2]-[.$J$2])*([.$K$2]/[.L702])^2)*-1" office:value-type="float" office:value="-2.30131300651287" calcext:value-type="float">
            <text:p>-2.30131300651287</text:p>
          </table:table-cell>
          <table:table-cell table:number-columns-repeated="1008"/>
        </table:table-row>
        <table:table-row table:style-name="ro1" table:number-rows-repeated="10478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2:20:48.958621559</meta:creation-date>
    <dc:date>2024-01-07T21:25:47.185961422</dc:date>
    <meta:editing-duration>PT5H38M39S</meta:editing-duration>
    <meta:editing-cycles>3</meta:editing-cycles>
    <meta:generator>LibreOffice/7.3.7.2$Linux_X86_64 LibreOffice_project/30$Build-2</meta:generator>
    <meta:document-statistic meta:table-count="1" meta:cell-count="35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19cm" svg:y="4.204cm" style:legend-expansion="high" chart:style-name="ch2"/>
        <chart:plot-area chart:style-name="ch3" table:cell-range-address="Sheet1.L2:Sheet1.L702 Sheet1.O2:Sheet1.O702" svg:x="0.319cm" svg:y="0.18cm" svg:width="12.481cm" svg:height="8.646cm">
          <chart:coordinate-region svg:x="1.152cm" svg:y="0.379cm" svg:width="11.554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O2:Sheet1.O702" chart:class="chart:scatter">
            <chart:domain table:cell-range-address="Sheet1.L2:Sheet1.L702"/>
            <chart:data-point chart:repeated="7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L2:Sheet1.L702</svg:desc>
                </draw:g>
              </table:table-cell>
              <table:table-cell office:value-type="float" office:value="-0">
                <text:p>-0</text:p>
                <draw:g>
                  <svg:desc>Sheet1.O2:Sheet1.O7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">
                <text:p>1.01</text:p>
              </table:table-cell>
              <table:table-cell office:value-type="float" office:value="-0.0142080303332699">
                <text:p>-0.0142080303332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-0.0285443421586452">
                <text:p>-0.0285443421586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">
                <text:p>1.03</text:p>
              </table:table-cell>
              <table:table-cell office:value-type="float" office:value="-0.043003827853684">
                <text:p>-0.043003827853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">
                <text:p>1.04</text:p>
              </table:table-cell>
              <table:table-cell office:value-type="float" office:value="-0.0575815779351617">
                <text:p>-0.0575815779351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5">
                <text:p>1.05</text:p>
              </table:table-cell>
              <table:table-cell office:value-type="float" office:value="-0.0722728720433808">
                <text:p>-0.0722728720433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6">
                <text:p>1.06</text:p>
              </table:table-cell>
              <table:table-cell office:value-type="float" office:value="-0.0870731704077939">
                <text:p>-0.0870731704077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7">
                <text:p>1.07</text:p>
              </table:table-cell>
              <table:table-cell office:value-type="float" office:value="-0.101978105764294">
                <text:p>-0.1019781057642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8">
                <text:p>1.08</text:p>
              </table:table-cell>
              <table:table-cell office:value-type="float" office:value="-0.116983475696607">
                <text:p>-0.116983475696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">
                <text:p>1.09</text:p>
              </table:table-cell>
              <table:table-cell office:value-type="float" office:value="-0.132085235376111">
                <text:p>-0.132085235376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-0.147279490676202">
                <text:p>-0.147279490676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1">
                <text:p>1.11</text:p>
              </table:table-cell>
              <table:table-cell office:value-type="float" office:value="-0.162562491638913">
                <text:p>-0.1625624916389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2">
                <text:p>1.12</text:p>
              </table:table-cell>
              <table:table-cell office:value-type="float" office:value="-0.17793062627302">
                <text:p>-0.17793062627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3">
                <text:p>1.13</text:p>
              </table:table-cell>
              <table:table-cell office:value-type="float" office:value="-0.193380414664257">
                <text:p>-0.193380414664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4">
                <text:p>1.14</text:p>
              </table:table-cell>
              <table:table-cell office:value-type="float" office:value="-0.208908503379525">
                <text:p>-0.208908503379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5">
                <text:p>1.15</text:p>
              </table:table-cell>
              <table:table-cell office:value-type="float" office:value="-0.224511660148213">
                <text:p>-0.2245116601482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">
                <text:p>1.16</text:p>
              </table:table-cell>
              <table:table-cell office:value-type="float" office:value="-0.240186768804795">
                <text:p>-0.240186768804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7">
                <text:p>1.17</text:p>
              </table:table-cell>
              <table:table-cell office:value-type="float" office:value="-0.255930824477943">
                <text:p>-0.255930824477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8">
                <text:p>1.18</text:p>
              </table:table-cell>
              <table:table-cell office:value-type="float" office:value="-0.271740929012303">
                <text:p>-0.271740929012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9">
                <text:p>1.19</text:p>
              </table:table-cell>
              <table:table-cell office:value-type="float" office:value="-0.287614286609993">
                <text:p>-0.2876142866099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-0.303548199679673">
                <text:p>-0.3035481996796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1">
                <text:p>1.21</text:p>
              </table:table-cell>
              <table:table-cell office:value-type="float" office:value="-0.319540064881819">
                <text:p>-0.3195400648818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2">
                <text:p>1.22</text:p>
              </table:table-cell>
              <table:table-cell office:value-type="float" office:value="-0.335587369359522">
                <text:p>-0.3355873693595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3">
                <text:p>1.23</text:p>
              </table:table-cell>
              <table:table-cell office:value-type="float" office:value="-0.351687687144804">
                <text:p>-0.3516876871448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4">
                <text:p>1.24</text:p>
              </table:table-cell>
              <table:table-cell office:value-type="float" office:value="-0.367838675731042">
                <text:p>-0.3678386757310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-0.384038072802689">
                <text:p>-0.3840380728026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6">
                <text:p>1.26</text:p>
              </table:table-cell>
              <table:table-cell office:value-type="float" office:value="-0.400283693113963">
                <text:p>-0.400283693113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7">
                <text:p>1.27</text:p>
              </table:table-cell>
              <table:table-cell office:value-type="float" office:value="-0.416573425508733">
                <text:p>-0.4165734255087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8">
                <text:p>1.28</text:p>
              </table:table-cell>
              <table:table-cell office:value-type="float" office:value="-0.432905230074237">
                <text:p>-0.432905230074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9">
                <text:p>1.29</text:p>
              </table:table-cell>
              <table:table-cell office:value-type="float" office:value="-0.44927713542174">
                <text:p>-0.449277135421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">
                <text:p>1.3</text:p>
              </table:table-cell>
              <table:table-cell office:value-type="float" office:value="-0.465687236087623">
                <text:p>-0.4656872360876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1">
                <text:p>1.31</text:p>
              </table:table-cell>
              <table:table-cell office:value-type="float" office:value="-0.482133690048777">
                <text:p>-0.4821336900487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2">
                <text:p>1.32</text:p>
              </table:table-cell>
              <table:table-cell office:value-type="float" office:value="-0.498614716346525">
                <text:p>-0.498614716346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3">
                <text:p>1.33</text:p>
              </table:table-cell>
              <table:table-cell office:value-type="float" office:value="-0.515128592813636">
                <text:p>-0.5151285928136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4">
                <text:p>1.34</text:p>
              </table:table-cell>
              <table:table-cell office:value-type="float" office:value="-0.531673653899294">
                <text:p>-0.531673653899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5">
                <text:p>1.35</text:p>
              </table:table-cell>
              <table:table-cell office:value-type="float" office:value="-0.548248288587171">
                <text:p>-0.5482482885871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6">
                <text:p>1.36</text:p>
              </table:table-cell>
              <table:table-cell office:value-type="float" office:value="-0.564850938402039">
                <text:p>-0.5648509384020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7">
                <text:p>1.37</text:p>
              </table:table-cell>
              <table:table-cell office:value-type="float" office:value="-0.581480095500599">
                <text:p>-0.5814800955005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8">
                <text:p>1.38</text:p>
              </table:table-cell>
              <table:table-cell office:value-type="float" office:value="-0.598134300842447">
                <text:p>-0.5981343008424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9">
                <text:p>1.39</text:p>
              </table:table-cell>
              <table:table-cell office:value-type="float" office:value="-0.614812142437313">
                <text:p>-0.6148121424373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">
                <text:p>1.4</text:p>
              </table:table-cell>
              <table:table-cell office:value-type="float" office:value="-0.631512253664941">
                <text:p>-0.631512253664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1">
                <text:p>1.41</text:p>
              </table:table-cell>
              <table:table-cell office:value-type="float" office:value="-0.648233311664143">
                <text:p>-0.6482333116641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2">
                <text:p>1.42</text:p>
              </table:table-cell>
              <table:table-cell office:value-type="float" office:value="-0.664974035787776">
                <text:p>-0.6649740357877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3">
                <text:p>1.43</text:p>
              </table:table-cell>
              <table:table-cell office:value-type="float" office:value="-0.681733186120547">
                <text:p>-0.6817331861205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4">
                <text:p>1.44</text:p>
              </table:table-cell>
              <table:table-cell office:value-type="float" office:value="-0.698509562056717">
                <text:p>-0.6985095620567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5">
                <text:p>1.45</text:p>
              </table:table-cell>
              <table:table-cell office:value-type="float" office:value="-0.715302000934937">
                <text:p>-0.7153020009349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6">
                <text:p>1.46</text:p>
              </table:table-cell>
              <table:table-cell office:value-type="float" office:value="-0.73210937672759">
                <text:p>-0.732109376727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7">
                <text:p>1.47</text:p>
              </table:table-cell>
              <table:table-cell office:value-type="float" office:value="-0.748930598782136">
                <text:p>-0.748930598782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8">
                <text:p>1.48</text:p>
              </table:table-cell>
              <table:table-cell office:value-type="float" office:value="-0.765764610612119">
                <text:p>-0.7657646106121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9">
                <text:p>1.49</text:p>
              </table:table-cell>
              <table:table-cell office:value-type="float" office:value="-0.782610388735578">
                <text:p>-0.7826103887355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">
                <text:p>1.5</text:p>
              </table:table-cell>
              <table:table-cell office:value-type="float" office:value="-0.799466941558742">
                <text:p>-0.7994669415587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1">
                <text:p>1.51</text:p>
              </table:table-cell>
              <table:table-cell office:value-type="float" office:value="-0.816333308302993">
                <text:p>-0.8163333083029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2">
                <text:p>1.52</text:p>
              </table:table-cell>
              <table:table-cell office:value-type="float" office:value="-0.833208557973174">
                <text:p>-0.8332085579731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3">
                <text:p>1.53</text:p>
              </table:table-cell>
              <table:table-cell office:value-type="float" office:value="-0.850091788365433">
                <text:p>-0.8500917883654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4">
                <text:p>1.54</text:p>
              </table:table-cell>
              <table:table-cell office:value-type="float" office:value="-0.866982125112854">
                <text:p>-0.8669821251128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5">
                <text:p>1.55</text:p>
              </table:table-cell>
              <table:table-cell office:value-type="float" office:value="-0.883878720767248">
                <text:p>-0.8838787207672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6">
                <text:p>1.56</text:p>
              </table:table-cell>
              <table:table-cell office:value-type="float" office:value="-0.900780753915534">
                <text:p>-0.9007807539155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7">
                <text:p>1.57</text:p>
              </table:table-cell>
              <table:table-cell office:value-type="float" office:value="-0.917687428329217">
                <text:p>-0.9176874283292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8">
                <text:p>1.58</text:p>
              </table:table-cell>
              <table:table-cell office:value-type="float" office:value="-0.934492702762658">
                <text:p>-0.9344927027626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9">
                <text:p>1.59</text:p>
              </table:table-cell>
              <table:table-cell office:value-type="float" office:value="-0.950987928949289">
                <text:p>-0.950987928949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">
                <text:p>1.6</text:p>
              </table:table-cell>
              <table:table-cell office:value-type="float" office:value="-0.967174837178398">
                <text:p>-0.9671748371783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1">
                <text:p>1.61</text:p>
              </table:table-cell>
              <table:table-cell office:value-type="float" office:value="-0.983061063684541">
                <text:p>-0.9830610636845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2">
                <text:p>1.62</text:p>
              </table:table-cell>
              <table:table-cell office:value-type="float" office:value="-0.998654009745732">
                <text:p>-0.9986540097457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3">
                <text:p>1.63</text:p>
              </table:table-cell>
              <table:table-cell office:value-type="float" office:value="-1.01396085030551">
                <text:p>-1.013960850305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4">
                <text:p>1.64</text:p>
              </table:table-cell>
              <table:table-cell office:value-type="float" office:value="-1.0289885422281">
                <text:p>-1.02898854222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5">
                <text:p>1.65</text:p>
              </table:table-cell>
              <table:table-cell office:value-type="float" office:value="-1.04374383220448">
                <text:p>-1.043743832204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6">
                <text:p>1.66</text:p>
              </table:table-cell>
              <table:table-cell office:value-type="float" office:value="-1.05823326432599">
                <text:p>-1.05823326432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7">
                <text:p>1.67</text:p>
              </table:table-cell>
              <table:table-cell office:value-type="float" office:value="-1.0724631873415">
                <text:p>-1.07246318734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8">
                <text:p>1.68</text:p>
              </table:table-cell>
              <table:table-cell office:value-type="float" office:value="-1.08643976161306">
                <text:p>-1.086439761613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9">
                <text:p>1.69</text:p>
              </table:table-cell>
              <table:table-cell office:value-type="float" office:value="-1.10016896578436">
                <text:p>-1.100168965784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">
                <text:p>1.7</text:p>
              </table:table-cell>
              <table:table-cell office:value-type="float" office:value="-1.11365660317533">
                <text:p>-1.113656603175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1">
                <text:p>1.71</text:p>
              </table:table-cell>
              <table:table-cell office:value-type="float" office:value="-1.12690830791584">
                <text:p>-1.126908307915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2">
                <text:p>1.72</text:p>
              </table:table-cell>
              <table:table-cell office:value-type="float" office:value="-1.13992955083041">
                <text:p>-1.139929550830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3">
                <text:p>1.73</text:p>
              </table:table-cell>
              <table:table-cell office:value-type="float" office:value="-1.1527256450856">
                <text:p>-1.15272564508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4">
                <text:p>1.74</text:p>
              </table:table-cell>
              <table:table-cell office:value-type="float" office:value="-1.16530175161075">
                <text:p>-1.165301751610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5">
                <text:p>1.75</text:p>
              </table:table-cell>
              <table:table-cell office:value-type="float" office:value="-1.1776628843026">
                <text:p>-1.17766288430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6">
                <text:p>1.76</text:p>
              </table:table-cell>
              <table:table-cell office:value-type="float" office:value="-1.18981391502347">
                <text:p>-1.189813915023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7">
                <text:p>1.77</text:p>
              </table:table-cell>
              <table:table-cell office:value-type="float" office:value="-1.20175957840234">
                <text:p>-1.201759578402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8">
                <text:p>1.78</text:p>
              </table:table-cell>
              <table:table-cell office:value-type="float" office:value="-1.21350447644764">
                <text:p>-1.213504476447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9">
                <text:p>1.79</text:p>
              </table:table-cell>
              <table:table-cell office:value-type="float" office:value="-1.22505308298015">
                <text:p>-1.22505308298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">
                <text:p>1.8</text:p>
              </table:table-cell>
              <table:table-cell office:value-type="float" office:value="-1.23640974789404">
                <text:p>-1.236409747894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1">
                <text:p>1.81</text:p>
              </table:table-cell>
              <table:table-cell office:value-type="float" office:value="-1.24757870125353">
                <text:p>-1.247578701253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2">
                <text:p>1.82</text:p>
              </table:table-cell>
              <table:table-cell office:value-type="float" office:value="-1.25856405723243">
                <text:p>-1.25856405723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3">
                <text:p>1.83</text:p>
              </table:table-cell>
              <table:table-cell office:value-type="float" office:value="-1.2693698179034">
                <text:p>-1.26936981790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4">
                <text:p>1.84</text:p>
              </table:table-cell>
              <table:table-cell office:value-type="float" office:value="-1.27999987688348">
                <text:p>-1.279999876883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5">
                <text:p>1.85</text:p>
              </table:table-cell>
              <table:table-cell office:value-type="float" office:value="-1.29045802284199">
                <text:p>-1.290458022841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6">
                <text:p>1.86</text:p>
              </table:table-cell>
              <table:table-cell office:value-type="float" office:value="-1.30074794287684">
                <text:p>-1.300747942876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7">
                <text:p>1.87</text:p>
              </table:table-cell>
              <table:table-cell office:value-type="float" office:value="-1.31087322576473">
                <text:p>-1.310873225764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8">
                <text:p>1.88</text:p>
              </table:table-cell>
              <table:table-cell office:value-type="float" office:value="-1.32083736509074">
                <text:p>-1.320837365090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9">
                <text:p>1.89</text:p>
              </table:table-cell>
              <table:table-cell office:value-type="float" office:value="-1.33064376226217">
                <text:p>-1.330643762262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">
                <text:p>1.9</text:p>
              </table:table-cell>
              <table:table-cell office:value-type="float" office:value="-1.34029572941183">
                <text:p>-1.340295729411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1">
                <text:p>1.91</text:p>
              </table:table-cell>
              <table:table-cell office:value-type="float" office:value="-1.34979649219503">
                <text:p>-1.349796492195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2">
                <text:p>1.92</text:p>
              </table:table-cell>
              <table:table-cell office:value-type="float" office:value="-1.359149192485">
                <text:p>-1.3591491924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3">
                <text:p>1.93</text:p>
              </table:table-cell>
              <table:table-cell office:value-type="float" office:value="-1.36835689097068">
                <text:p>-1.368356890970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4">
                <text:p>1.94</text:p>
              </table:table-cell>
              <table:table-cell office:value-type="float" office:value="-1.37742256966115">
                <text:p>-1.377422569661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5">
                <text:p>1.95</text:p>
              </table:table-cell>
              <table:table-cell office:value-type="float" office:value="-1.38634913430025">
                <text:p>-1.38634913430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6">
                <text:p>1.96</text:p>
              </table:table-cell>
              <table:table-cell office:value-type="float" office:value="-1.39513941669531">
                <text:p>-1.395139416695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7">
                <text:p>1.97</text:p>
              </table:table-cell>
              <table:table-cell office:value-type="float" office:value="-1.40379617696326">
                <text:p>-1.403796176963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8">
                <text:p>1.98</text:p>
              </table:table-cell>
              <table:table-cell office:value-type="float" office:value="-1.41232210569756">
                <text:p>-1.412322105697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9">
                <text:p>1.99</text:p>
              </table:table-cell>
              <table:table-cell office:value-type="float" office:value="-1.42071982605911">
                <text:p>-1.420719826059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42899189579417">
                <text:p>-1.428991895794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1">
                <text:p>2.01</text:p>
              </table:table-cell>
              <table:table-cell office:value-type="float" office:value="-1.43714080918212">
                <text:p>-1.437140809182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2">
                <text:p>2.02</text:p>
              </table:table-cell>
              <table:table-cell office:value-type="float" office:value="-1.44516899891596">
                <text:p>-1.445168998915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3">
                <text:p>2.03</text:p>
              </table:table-cell>
              <table:table-cell office:value-type="float" office:value="-1.4530788379181">
                <text:p>-1.45307883791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4">
                <text:p>2.04</text:p>
              </table:table-cell>
              <table:table-cell office:value-type="float" office:value="-1.46087264109398">
                <text:p>-1.460872641093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5">
                <text:p>2.05</text:p>
              </table:table-cell>
              <table:table-cell office:value-type="float" office:value="-1.46855266702598">
                <text:p>-1.468552667025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06">
                <text:p>2.06</text:p>
              </table:table-cell>
              <table:table-cell office:value-type="float" office:value="-1.47612111960993">
                <text:p>-1.476121119609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07">
                <text:p>2.07</text:p>
              </table:table-cell>
              <table:table-cell office:value-type="float" office:value="-1.48358014963633">
                <text:p>-1.483580149636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08">
                <text:p>2.08</text:p>
              </table:table-cell>
              <table:table-cell office:value-type="float" office:value="-1.49093185631858">
                <text:p>-1.490931856318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09">
                <text:p>2.09</text:p>
              </table:table-cell>
              <table:table-cell office:value-type="float" office:value="-1.4981782887701">
                <text:p>-1.49817828877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">
                <text:p>2.1</text:p>
              </table:table-cell>
              <table:table-cell office:value-type="float" office:value="-1.50532144743236">
                <text:p>-1.505321447432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11">
                <text:p>2.11</text:p>
              </table:table-cell>
              <table:table-cell office:value-type="float" office:value="-1.51236328545556">
                <text:p>-1.512363285455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12">
                <text:p>2.12</text:p>
              </table:table-cell>
              <table:table-cell office:value-type="float" office:value="-1.51930571003397">
                <text:p>-1.519305710033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13">
                <text:p>2.13</text:p>
              </table:table-cell>
              <table:table-cell office:value-type="float" office:value="-1.52615058369739">
                <text:p>-1.526150583697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14">
                <text:p>2.14</text:p>
              </table:table-cell>
              <table:table-cell office:value-type="float" office:value="-1.53289972556046">
                <text:p>-1.532899725560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5">
                <text:p>2.15</text:p>
              </table:table-cell>
              <table:table-cell office:value-type="float" office:value="-1.53955491253146">
                <text:p>-1.539554912531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16">
                <text:p>2.16</text:p>
              </table:table-cell>
              <table:table-cell office:value-type="float" office:value="-1.54611788048197">
                <text:p>-1.546117880481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7">
                <text:p>2.17</text:p>
              </table:table-cell>
              <table:table-cell office:value-type="float" office:value="-1.5525903253789">
                <text:p>-1.55259032537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8">
                <text:p>2.18</text:p>
              </table:table-cell>
              <table:table-cell office:value-type="float" office:value="-1.55897390438025">
                <text:p>-1.558973904380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19">
                <text:p>2.19</text:p>
              </table:table-cell>
              <table:table-cell office:value-type="float" office:value="-1.56527023689595">
                <text:p>-1.565270236895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2">
                <text:p>2.2</text:p>
              </table:table-cell>
              <table:table-cell office:value-type="float" office:value="-1.57148090561502">
                <text:p>-1.571480905615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21">
                <text:p>2.21</text:p>
              </table:table-cell>
              <table:table-cell office:value-type="float" office:value="-1.57760745750019">
                <text:p>-1.577607457500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2">
                <text:p>2.22</text:p>
              </table:table-cell>
              <table:table-cell office:value-type="float" office:value="-1.58365140475138">
                <text:p>-1.583651404751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3">
                <text:p>2.23</text:p>
              </table:table-cell>
              <table:table-cell office:value-type="float" office:value="-1.58961422573884">
                <text:p>-1.589614225738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24">
                <text:p>2.24</text:p>
              </table:table-cell>
              <table:table-cell office:value-type="float" office:value="-1.59549736590734">
                <text:p>-1.595497365907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25">
                <text:p>2.25</text:p>
              </table:table-cell>
              <table:table-cell office:value-type="float" office:value="-1.60130223865218">
                <text:p>-1.601302238652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26">
                <text:p>2.26</text:p>
              </table:table-cell>
              <table:table-cell office:value-type="float" office:value="-1.6070302261682">
                <text:p>-1.60703022616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27">
                <text:p>2.27</text:p>
              </table:table-cell>
              <table:table-cell office:value-type="float" office:value="-1.6126826802726">
                <text:p>-1.61268268027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27999999999999">
                <text:p>2.27999999999999</text:p>
              </table:table-cell>
              <table:table-cell office:value-type="float" office:value="-1.61826092320266">
                <text:p>-1.618260923202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28999999999999">
                <text:p>2.28999999999999</text:p>
              </table:table-cell>
              <table:table-cell office:value-type="float" office:value="-1.62376624838899">
                <text:p>-1.623766248388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-1.62919992120542">
                <text:p>-1.629199921205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30999999999999">
                <text:p>2.30999999999999</text:p>
              </table:table-cell>
              <table:table-cell office:value-type="float" office:value="-1.63456317969616">
                <text:p>-1.634563179696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31999999999999">
                <text:p>2.31999999999999</text:p>
              </table:table-cell>
              <table:table-cell office:value-type="float" office:value="-1.63985723528104">
                <text:p>-1.639857235281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32999999999999">
                <text:p>2.32999999999999</text:p>
              </table:table-cell>
              <table:table-cell office:value-type="float" office:value="-1.64508327343968">
                <text:p>-1.645083273439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33999999999999">
                <text:p>2.33999999999999</text:p>
              </table:table-cell>
              <table:table-cell office:value-type="float" office:value="-1.65024245437517">
                <text:p>-1.650242454375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34999999999999">
                <text:p>2.34999999999999</text:p>
              </table:table-cell>
              <table:table-cell office:value-type="float" office:value="-1.65533591365807">
                <text:p>-1.655335913658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35999999999999">
                <text:p>2.35999999999999</text:p>
              </table:table-cell>
              <table:table-cell office:value-type="float" office:value="-1.66036476285131">
                <text:p>-1.660364762851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36999999999999">
                <text:p>2.36999999999999</text:p>
              </table:table-cell>
              <table:table-cell office:value-type="float" office:value="-1.66533009011673">
                <text:p>-1.665330090116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37999999999999">
                <text:p>2.37999999999999</text:p>
              </table:table-cell>
              <table:table-cell office:value-type="float" office:value="-1.67023296080374">
                <text:p>-1.670232960803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38999999999999">
                <text:p>2.38999999999999</text:p>
              </table:table-cell>
              <table:table-cell office:value-type="float" office:value="-1.67507441802081">
                <text:p>-1.675074418020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-1.6798554831904">
                <text:p>-1.67985548319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40999999999999">
                <text:p>2.40999999999999</text:p>
              </table:table-cell>
              <table:table-cell office:value-type="float" office:value="-1.68457715658764">
                <text:p>-1.684577156587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41999999999999">
                <text:p>2.41999999999999</text:p>
              </table:table-cell>
              <table:table-cell office:value-type="float" office:value="-1.68924041786365">
                <text:p>-1.689240417863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42999999999999">
                <text:p>2.42999999999999</text:p>
              </table:table-cell>
              <table:table-cell office:value-type="float" office:value="-1.69384622655365">
                <text:p>-1.693846226553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43999999999999">
                <text:p>2.43999999999999</text:p>
              </table:table-cell>
              <table:table-cell office:value-type="float" office:value="-1.69839552257066">
                <text:p>-1.698395522570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44999999999999">
                <text:p>2.44999999999999</text:p>
              </table:table-cell>
              <table:table-cell office:value-type="float" office:value="-1.70288922668499">
                <text:p>-1.702889226684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45999999999999">
                <text:p>2.45999999999999</text:p>
              </table:table-cell>
              <table:table-cell office:value-type="float" office:value="-1.70732824099026">
                <text:p>-1.707328240990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6999999999999">
                <text:p>2.46999999999999</text:p>
              </table:table-cell>
              <table:table-cell office:value-type="float" office:value="-1.71171344935611">
                <text:p>-1.711713449356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-1.71604571786822">
                <text:p>-1.716045717868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8999999999999">
                <text:p>2.48999999999999</text:p>
              </table:table-cell>
              <table:table-cell office:value-type="float" office:value="-1.72032589525599">
                <text:p>-1.720325895255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-1.72455481330827">
                <text:p>-1.724554813308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-1.72873328727745">
                <text:p>-1.728733287277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1999999999999">
                <text:p>2.51999999999999</text:p>
              </table:table-cell>
              <table:table-cell office:value-type="float" office:value="-1.73286211627247">
                <text:p>-1.732862116272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2999999999999">
                <text:p>2.52999999999999</text:p>
              </table:table-cell>
              <table:table-cell office:value-type="float" office:value="-1.73694208364084">
                <text:p>-1.736942083640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3999999999999">
                <text:p>2.53999999999999</text:p>
              </table:table-cell>
              <table:table-cell office:value-type="float" office:value="-1.7409739573403">
                <text:p>-1.74097395734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4999999999999">
                <text:p>2.54999999999999</text:p>
              </table:table-cell>
              <table:table-cell office:value-type="float" office:value="-1.74495849030014">
                <text:p>-1.744958490300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5999999999999">
                <text:p>2.55999999999999</text:p>
              </table:table-cell>
              <table:table-cell office:value-type="float" office:value="-1.74889642077281">
                <text:p>-1.748896420772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6999999999999">
                <text:p>2.56999999999999</text:p>
              </table:table-cell>
              <table:table-cell office:value-type="float" office:value="-1.75278847267584">
                <text:p>-1.752788472675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57999999999999">
                <text:p>2.57999999999999</text:p>
              </table:table-cell>
              <table:table-cell office:value-type="float" office:value="-1.75663535592462">
                <text:p>-1.756635355924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58999999999999">
                <text:p>2.58999999999999</text:p>
              </table:table-cell>
              <table:table-cell office:value-type="float" office:value="-1.76043776675611">
                <text:p>-1.760437766756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-1.76419638804389">
                <text:p>-1.764196388043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0999999999999">
                <text:p>2.60999999999999</text:p>
              </table:table-cell>
              <table:table-cell office:value-type="float" office:value="-1.76791188960477">
                <text:p>-1.767911889604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61999999999999">
                <text:p>2.61999999999999</text:p>
              </table:table-cell>
              <table:table-cell office:value-type="float" office:value="-1.77158492849727">
                <text:p>-1.771584928497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2999999999999">
                <text:p>2.62999999999999</text:p>
              </table:table-cell>
              <table:table-cell office:value-type="float" office:value="-1.77521614931207">
                <text:p>-1.775216149312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63999999999999">
                <text:p>2.63999999999999</text:p>
              </table:table-cell>
              <table:table-cell office:value-type="float" office:value="-1.77880618445487">
                <text:p>-1.778806184454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64999999999999">
                <text:p>2.64999999999999</text:p>
              </table:table-cell>
              <table:table-cell office:value-type="float" office:value="-1.78235565442174">
                <text:p>-1.782355654421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65999999999999">
                <text:p>2.65999999999999</text:p>
              </table:table-cell>
              <table:table-cell office:value-type="float" office:value="-1.78586516806725">
                <text:p>-1.785865168067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66999999999999">
                <text:p>2.66999999999999</text:p>
              </table:table-cell>
              <table:table-cell office:value-type="float" office:value="-1.78933532286561">
                <text:p>-1.789335322865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67999999999999">
                <text:p>2.67999999999999</text:p>
              </table:table-cell>
              <table:table-cell office:value-type="float" office:value="-1.79276670516494">
                <text:p>-1.792766705164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68999999999999">
                <text:p>2.68999999999999</text:p>
              </table:table-cell>
              <table:table-cell office:value-type="float" office:value="-1.79615989043499">
                <text:p>-1.796159890434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-1.79951544350846">
                <text:p>-1.799515443508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70999999999999">
                <text:p>2.70999999999999</text:p>
              </table:table-cell>
              <table:table-cell office:value-type="float" office:value="-1.80283391881601">
                <text:p>-1.802833918816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71999999999999">
                <text:p>2.71999999999999</text:p>
              </table:table-cell>
              <table:table-cell office:value-type="float" office:value="-1.80611586061536">
                <text:p>-1.806115860615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72999999999999">
                <text:p>2.72999999999999</text:p>
              </table:table-cell>
              <table:table-cell office:value-type="float" office:value="-1.80936180321441">
                <text:p>-1.809361803214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73999999999998">
                <text:p>2.73999999999998</text:p>
              </table:table-cell>
              <table:table-cell office:value-type="float" office:value="-1.81257227118875">
                <text:p>-1.812572271188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74999999999998">
                <text:p>2.74999999999998</text:p>
              </table:table-cell>
              <table:table-cell office:value-type="float" office:value="-1.81574777959361">
                <text:p>-1.815747779593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75999999999998">
                <text:p>2.75999999999998</text:p>
              </table:table-cell>
              <table:table-cell office:value-type="float" office:value="-1.81888883417043">
                <text:p>-1.818888834170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76999999999998">
                <text:p>2.76999999999998</text:p>
              </table:table-cell>
              <table:table-cell office:value-type="float" office:value="-1.82199593154826">
                <text:p>-1.821995931548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77999999999998">
                <text:p>2.77999999999998</text:p>
              </table:table-cell>
              <table:table-cell office:value-type="float" office:value="-1.82506955944007">
                <text:p>-1.825069559440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78999999999998">
                <text:p>2.78999999999998</text:p>
              </table:table-cell>
              <table:table-cell office:value-type="float" office:value="-1.82811019683414">
                <text:p>-1.828110196834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79999999999998">
                <text:p>2.79999999999998</text:p>
              </table:table-cell>
              <table:table-cell office:value-type="float" office:value="-1.8311183141807">
                <text:p>-1.83111831418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80999999999998">
                <text:p>2.80999999999998</text:p>
              </table:table-cell>
              <table:table-cell office:value-type="float" office:value="-1.83409437357387">
                <text:p>-1.834094373573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1999999999998">
                <text:p>2.81999999999998</text:p>
              </table:table-cell>
              <table:table-cell office:value-type="float" office:value="-1.83703882892921">
                <text:p>-1.837038828929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2999999999998">
                <text:p>2.82999999999998</text:p>
              </table:table-cell>
              <table:table-cell office:value-type="float" office:value="-1.83995212615673">
                <text:p>-1.839952126156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83999999999998">
                <text:p>2.83999999999998</text:p>
              </table:table-cell>
              <table:table-cell office:value-type="float" office:value="-1.84283470332978">
                <text:p>-1.842834703329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84999999999998">
                <text:p>2.84999999999998</text:p>
              </table:table-cell>
              <table:table-cell office:value-type="float" office:value="-1.8456869908497">
                <text:p>-1.84568699084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85999999999998">
                <text:p>2.85999999999998</text:p>
              </table:table-cell>
              <table:table-cell office:value-type="float" office:value="-1.84850941160652">
                <text:p>-1.848509411606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86999999999998">
                <text:p>2.86999999999998</text:p>
              </table:table-cell>
              <table:table-cell office:value-type="float" office:value="-1.8513023811357">
                <text:p>-1.85130238113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87999999999998">
                <text:p>2.87999999999998</text:p>
              </table:table-cell>
              <table:table-cell office:value-type="float" office:value="-1.85406630777111">
                <text:p>-1.854066307771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88999999999998">
                <text:p>2.88999999999998</text:p>
              </table:table-cell>
              <table:table-cell office:value-type="float" office:value="-1.85680159279423">
                <text:p>-1.856801592794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89999999999998">
                <text:p>2.89999999999998</text:p>
              </table:table-cell>
              <table:table-cell office:value-type="float" office:value="-1.85950863057986">
                <text:p>-1.859508630579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90999999999998">
                <text:p>2.90999999999998</text:p>
              </table:table-cell>
              <table:table-cell office:value-type="float" office:value="-1.86218780873828">
                <text:p>-1.862187808738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91999999999998">
                <text:p>2.91999999999998</text:p>
              </table:table-cell>
              <table:table-cell office:value-type="float" office:value="-1.86483950825397">
                <text:p>-1.864839508253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92999999999998">
                <text:p>2.92999999999998</text:p>
              </table:table-cell>
              <table:table-cell office:value-type="float" office:value="-1.86746410362109">
                <text:p>-1.867464103621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93999999999998">
                <text:p>2.93999999999998</text:p>
              </table:table-cell>
              <table:table-cell office:value-type="float" office:value="-1.87006196297569">
                <text:p>-1.870061962975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94999999999998">
                <text:p>2.94999999999998</text:p>
              </table:table-cell>
              <table:table-cell office:value-type="float" office:value="-1.87263344822484">
                <text:p>-1.872633448224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95999999999998">
                <text:p>2.95999999999998</text:p>
              </table:table-cell>
              <table:table-cell office:value-type="float" office:value="-1.87517891517265">
                <text:p>-1.875178915172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96999999999998">
                <text:p>2.96999999999998</text:p>
              </table:table-cell>
              <table:table-cell office:value-type="float" office:value="-1.87769871364335">
                <text:p>-1.877698713643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97999999999998">
                <text:p>2.97999999999998</text:p>
              </table:table-cell>
              <table:table-cell office:value-type="float" office:value="-1.88019318760153">
                <text:p>-1.880193187601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98999999999998">
                <text:p>2.98999999999998</text:p>
              </table:table-cell>
              <table:table-cell office:value-type="float" office:value="-1.88266267526948">
                <text:p>-1.882662675269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99999999999998">
                <text:p>2.99999999999998</text:p>
              </table:table-cell>
              <table:table-cell office:value-type="float" office:value="-1.88510750924185">
                <text:p>-1.885107509241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00999999999998">
                <text:p>3.00999999999998</text:p>
              </table:table-cell>
              <table:table-cell office:value-type="float" office:value="-1.88752801659768">
                <text:p>-1.887528016597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01999999999998">
                <text:p>3.01999999999998</text:p>
              </table:table-cell>
              <table:table-cell office:value-type="float" office:value="-1.88992451900976">
                <text:p>-1.889924519009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02999999999998">
                <text:p>3.02999999999998</text:p>
              </table:table-cell>
              <table:table-cell office:value-type="float" office:value="-1.89229733285153">
                <text:p>-1.892297332851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03999999999998">
                <text:p>3.03999999999998</text:p>
              </table:table-cell>
              <table:table-cell office:value-type="float" office:value="-1.89464676930149">
                <text:p>-1.894646769301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4999999999998">
                <text:p>3.04999999999998</text:p>
              </table:table-cell>
              <table:table-cell office:value-type="float" office:value="-1.89697313444522">
                <text:p>-1.896973134445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05999999999998">
                <text:p>3.05999999999998</text:p>
              </table:table-cell>
              <table:table-cell office:value-type="float" office:value="-1.8992767293751">
                <text:p>-1.89927672937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06999999999998">
                <text:p>3.06999999999998</text:p>
              </table:table-cell>
              <table:table-cell office:value-type="float" office:value="-1.90155785028771">
                <text:p>-1.901557850287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07999999999998">
                <text:p>3.07999999999998</text:p>
              </table:table-cell>
              <table:table-cell office:value-type="float" office:value="-1.90381678857909">
                <text:p>-1.903816788579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8999999999998">
                <text:p>3.08999999999998</text:p>
              </table:table-cell>
              <table:table-cell office:value-type="float" office:value="-1.90605383093774">
                <text:p>-1.906053830937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09999999999998">
                <text:p>3.09999999999998</text:p>
              </table:table-cell>
              <table:table-cell office:value-type="float" office:value="-1.90826925943566">
                <text:p>-1.908269259435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10999999999998">
                <text:p>3.10999999999998</text:p>
              </table:table-cell>
              <table:table-cell office:value-type="float" office:value="-1.91046335161719">
                <text:p>-1.910463351617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11999999999998">
                <text:p>3.11999999999998</text:p>
              </table:table-cell>
              <table:table-cell office:value-type="float" office:value="-1.91263638058603">
                <text:p>-1.912636380586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12999999999998">
                <text:p>3.12999999999998</text:p>
              </table:table-cell>
              <table:table-cell office:value-type="float" office:value="-1.91478861509015">
                <text:p>-1.914788615090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13999999999998">
                <text:p>3.13999999999998</text:p>
              </table:table-cell>
              <table:table-cell office:value-type="float" office:value="-1.91692031960492">
                <text:p>-1.916920319604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14999999999998">
                <text:p>3.14999999999998</text:p>
              </table:table-cell>
              <table:table-cell office:value-type="float" office:value="-1.91903175441438">
                <text:p>-1.919031754414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15999999999998">
                <text:p>3.15999999999998</text:p>
              </table:table-cell>
              <table:table-cell office:value-type="float" office:value="-1.92112317569066">
                <text:p>-1.921123175690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16999999999998">
                <text:p>3.16999999999998</text:p>
              </table:table-cell>
              <table:table-cell office:value-type="float" office:value="-1.92319483557172">
                <text:p>-1.923194835571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17999999999998">
                <text:p>3.17999999999998</text:p>
              </table:table-cell>
              <table:table-cell office:value-type="float" office:value="-1.92524698223732">
                <text:p>-1.925246982237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18999999999998">
                <text:p>3.18999999999998</text:p>
              </table:table-cell>
              <table:table-cell office:value-type="float" office:value="-1.92727985998336">
                <text:p>-1.927279859983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19999999999998">
                <text:p>3.19999999999998</text:p>
              </table:table-cell>
              <table:table-cell office:value-type="float" office:value="-1.92929370929459">
                <text:p>-1.929293709294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20999999999997">
                <text:p>3.20999999999997</text:p>
              </table:table-cell>
              <table:table-cell office:value-type="float" office:value="-1.93128876691576">
                <text:p>-1.931288766915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21999999999997">
                <text:p>3.21999999999997</text:p>
              </table:table-cell>
              <table:table-cell office:value-type="float" office:value="-1.93326526592113">
                <text:p>-1.933265265921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22999999999997">
                <text:p>3.22999999999997</text:p>
              </table:table-cell>
              <table:table-cell office:value-type="float" office:value="-1.93522343578263">
                <text:p>-1.935223435782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23999999999997">
                <text:p>3.23999999999997</text:p>
              </table:table-cell>
              <table:table-cell office:value-type="float" office:value="-1.93716350243643">
                <text:p>-1.937163502436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24999999999997">
                <text:p>3.24999999999997</text:p>
              </table:table-cell>
              <table:table-cell office:value-type="float" office:value="-1.93908568834808">
                <text:p>-1.939085688348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25999999999997">
                <text:p>3.25999999999997</text:p>
              </table:table-cell>
              <table:table-cell office:value-type="float" office:value="-1.94099021257637">
                <text:p>-1.940990212576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26999999999997">
                <text:p>3.26999999999997</text:p>
              </table:table-cell>
              <table:table-cell office:value-type="float" office:value="-1.94287729083566">
                <text:p>-1.942877290835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27999999999997">
                <text:p>3.27999999999997</text:p>
              </table:table-cell>
              <table:table-cell office:value-type="float" office:value="-1.94474713555702">
                <text:p>-1.944747135557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28999999999997">
                <text:p>3.28999999999997</text:p>
              </table:table-cell>
              <table:table-cell office:value-type="float" office:value="-1.94659995594799">
                <text:p>-1.946599955947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29999999999997">
                <text:p>3.29999999999997</text:p>
              </table:table-cell>
              <table:table-cell office:value-type="float" office:value="-1.94843595805112">
                <text:p>-1.948435958051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30999999999997">
                <text:p>3.30999999999997</text:p>
              </table:table-cell>
              <table:table-cell office:value-type="float" office:value="-1.95025534480122">
                <text:p>-1.950255344801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31999999999997">
                <text:p>3.31999999999997</text:p>
              </table:table-cell>
              <table:table-cell office:value-type="float" office:value="-1.95205831608149">
                <text:p>-1.952058316081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32999999999997">
                <text:p>3.32999999999997</text:p>
              </table:table-cell>
              <table:table-cell office:value-type="float" office:value="-1.95384506877839">
                <text:p>-1.953845068778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33999999999997">
                <text:p>3.33999999999997</text:p>
              </table:table-cell>
              <table:table-cell office:value-type="float" office:value="-1.95561579683537">
                <text:p>-1.955615796835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34999999999997">
                <text:p>3.34999999999997</text:p>
              </table:table-cell>
              <table:table-cell office:value-type="float" office:value="-1.95737069130556">
                <text:p>-1.957370691305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35999999999997">
                <text:p>3.35999999999997</text:p>
              </table:table-cell>
              <table:table-cell office:value-type="float" office:value="-1.95910994040326">
                <text:p>-1.959109940403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36999999999997">
                <text:p>3.36999999999997</text:p>
              </table:table-cell>
              <table:table-cell office:value-type="float" office:value="-1.96083372955442">
                <text:p>-1.960833729554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37999999999997">
                <text:p>3.37999999999997</text:p>
              </table:table-cell>
              <table:table-cell office:value-type="float" office:value="-1.96254224144608">
                <text:p>-1.962542241446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38999999999997">
                <text:p>3.38999999999997</text:p>
              </table:table-cell>
              <table:table-cell office:value-type="float" office:value="-1.96423565607475">
                <text:p>-1.964235656074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39999999999997">
                <text:p>3.39999999999997</text:p>
              </table:table-cell>
              <table:table-cell office:value-type="float" office:value="-1.96591415079383">
                <text:p>-1.965914150793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40999999999997">
                <text:p>3.40999999999997</text:p>
              </table:table-cell>
              <table:table-cell office:value-type="float" office:value="-1.96757790036005">
                <text:p>-1.967577900360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41999999999997">
                <text:p>3.41999999999997</text:p>
              </table:table-cell>
              <table:table-cell office:value-type="float" office:value="-1.96922707697895">
                <text:p>-1.969227076978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42999999999997">
                <text:p>3.42999999999997</text:p>
              </table:table-cell>
              <table:table-cell office:value-type="float" office:value="-1.97086185034948">
                <text:p>-1.970861850349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43999999999997">
                <text:p>3.43999999999997</text:p>
              </table:table-cell>
              <table:table-cell office:value-type="float" office:value="-1.9724823877076">
                <text:p>-1.97248238770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44999999999997">
                <text:p>3.44999999999997</text:p>
              </table:table-cell>
              <table:table-cell office:value-type="float" office:value="-1.97408885386907">
                <text:p>-1.974088853869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45999999999997">
                <text:p>3.45999999999997</text:p>
              </table:table-cell>
              <table:table-cell office:value-type="float" office:value="-1.9756814112714">
                <text:p>-1.97568141127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46999999999997">
                <text:p>3.46999999999997</text:p>
              </table:table-cell>
              <table:table-cell office:value-type="float" office:value="-1.97726022001484">
                <text:p>-1.977260220014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47999999999997">
                <text:p>3.47999999999997</text:p>
              </table:table-cell>
              <table:table-cell office:value-type="float" office:value="-1.97882543790268">
                <text:p>-1.978825437902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48999999999997">
                <text:p>3.48999999999997</text:p>
              </table:table-cell>
              <table:table-cell office:value-type="float" office:value="-1.98037722048067">
                <text:p>-1.980377220480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49999999999997">
                <text:p>3.49999999999997</text:p>
              </table:table-cell>
              <table:table-cell office:value-type="float" office:value="-1.98191572107564">
                <text:p>-1.981915721075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50999999999997">
                <text:p>3.50999999999997</text:p>
              </table:table-cell>
              <table:table-cell office:value-type="float" office:value="-1.98344109083341">
                <text:p>-1.983441090833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51999999999997">
                <text:p>3.51999999999997</text:p>
              </table:table-cell>
              <table:table-cell office:value-type="float" office:value="-1.98495347875586">
                <text:p>-1.984953478755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52999999999997">
                <text:p>3.52999999999997</text:p>
              </table:table-cell>
              <table:table-cell office:value-type="float" office:value="-1.98645303173741">
                <text:p>-1.986453031737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53999999999997">
                <text:p>3.53999999999997</text:p>
              </table:table-cell>
              <table:table-cell office:value-type="float" office:value="-1.98793989460058">
                <text:p>-1.987939894600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54999999999997">
                <text:p>3.54999999999997</text:p>
              </table:table-cell>
              <table:table-cell office:value-type="float" office:value="-1.98941421013106">
                <text:p>-1.989414210131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55999999999997">
                <text:p>3.55999999999997</text:p>
              </table:table-cell>
              <table:table-cell office:value-type="float" office:value="-1.9908761191119">
                <text:p>-1.99087611911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56999999999997">
                <text:p>3.56999999999997</text:p>
              </table:table-cell>
              <table:table-cell office:value-type="float" office:value="-1.99232576035721">
                <text:p>-1.992325760357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57999999999997">
                <text:p>3.57999999999997</text:p>
              </table:table-cell>
              <table:table-cell office:value-type="float" office:value="-1.99376327074503">
                <text:p>-1.993763270745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58999999999997">
                <text:p>3.58999999999997</text:p>
              </table:table-cell>
              <table:table-cell office:value-type="float" office:value="-1.9951887852497">
                <text:p>-1.99518878524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59999999999997">
                <text:p>3.59999999999997</text:p>
              </table:table-cell>
              <table:table-cell office:value-type="float" office:value="-1.99660243697351">
                <text:p>-1.996602436973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60999999999997">
                <text:p>3.60999999999997</text:p>
              </table:table-cell>
              <table:table-cell office:value-type="float" office:value="-1.99800435717779">
                <text:p>-1.998004357177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61999999999997">
                <text:p>3.61999999999997</text:p>
              </table:table-cell>
              <table:table-cell office:value-type="float" office:value="-1.99939467531338">
                <text:p>-1.999394675313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62999999999997">
                <text:p>3.62999999999997</text:p>
              </table:table-cell>
              <table:table-cell office:value-type="float" office:value="-2.00077351905051">
                <text:p>-2.000773519050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63999999999997">
                <text:p>3.63999999999997</text:p>
              </table:table-cell>
              <table:table-cell office:value-type="float" office:value="-2.0021410143081">
                <text:p>-2.00214101430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64999999999997">
                <text:p>3.64999999999997</text:p>
              </table:table-cell>
              <table:table-cell office:value-type="float" office:value="-2.00349728528254">
                <text:p>-2.003497285282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65999999999997">
                <text:p>3.65999999999997</text:p>
              </table:table-cell>
              <table:table-cell office:value-type="float" office:value="-2.00484245447585">
                <text:p>-2.004842454475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66999999999997">
                <text:p>3.66999999999997</text:p>
              </table:table-cell>
              <table:table-cell office:value-type="float" office:value="-2.00617664272336">
                <text:p>-2.006176642723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67999999999996">
                <text:p>3.67999999999996</text:p>
              </table:table-cell>
              <table:table-cell office:value-type="float" office:value="-2.00749996922086">
                <text:p>-2.007499969220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68999999999996">
                <text:p>3.68999999999996</text:p>
              </table:table-cell>
              <table:table-cell office:value-type="float" office:value="-2.00881255155122">
                <text:p>-2.008812551551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69999999999996">
                <text:p>3.69999999999996</text:p>
              </table:table-cell>
              <table:table-cell office:value-type="float" office:value="-2.01011450571049">
                <text:p>-2.010114505710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70999999999996">
                <text:p>3.70999999999996</text:p>
              </table:table-cell>
              <table:table-cell office:value-type="float" office:value="-2.01140594613354">
                <text:p>-2.011405946133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71999999999996">
                <text:p>3.71999999999996</text:p>
              </table:table-cell>
              <table:table-cell office:value-type="float" office:value="-2.0126869857192">
                <text:p>-2.01268698571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72999999999996">
                <text:p>3.72999999999996</text:p>
              </table:table-cell>
              <table:table-cell office:value-type="float" office:value="-2.01395773585497">
                <text:p>-2.013957735854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73999999999996">
                <text:p>3.73999999999996</text:p>
              </table:table-cell>
              <table:table-cell office:value-type="float" office:value="-2.01521830644118">
                <text:p>-2.015218306441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74999999999996">
                <text:p>3.74999999999996</text:p>
              </table:table-cell>
              <table:table-cell office:value-type="float" office:value="-2.01646880591478">
                <text:p>-2.016468805914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75999999999996">
                <text:p>3.75999999999996</text:p>
              </table:table-cell>
              <table:table-cell office:value-type="float" office:value="-2.01770934127268">
                <text:p>-2.017709341272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76999999999996">
                <text:p>3.76999999999996</text:p>
              </table:table-cell>
              <table:table-cell office:value-type="float" office:value="-2.01894001809459">
                <text:p>-2.018940018094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77999999999996">
                <text:p>3.77999999999996</text:p>
              </table:table-cell>
              <table:table-cell office:value-type="float" office:value="-2.02016094056554">
                <text:p>-2.020160940565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78999999999996">
                <text:p>3.78999999999996</text:p>
              </table:table-cell>
              <table:table-cell office:value-type="float" office:value="-2.02137221149788">
                <text:p>-2.021372211497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79999999999996">
                <text:p>3.79999999999996</text:p>
              </table:table-cell>
              <table:table-cell office:value-type="float" office:value="-2.02257393235295">
                <text:p>-2.022573932352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80999999999996">
                <text:p>3.80999999999996</text:p>
              </table:table-cell>
              <table:table-cell office:value-type="float" office:value="-2.02376620326235">
                <text:p>-2.023766203262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81999999999996">
                <text:p>3.81999999999996</text:p>
              </table:table-cell>
              <table:table-cell office:value-type="float" office:value="-2.02494912304875">
                <text:p>-2.024949123048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82999999999996">
                <text:p>3.82999999999996</text:p>
              </table:table-cell>
              <table:table-cell office:value-type="float" office:value="-2.02612278924641">
                <text:p>-2.026122789246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83999999999996">
                <text:p>3.83999999999996</text:p>
              </table:table-cell>
              <table:table-cell office:value-type="float" office:value="-2.02728729812124">
                <text:p>-2.027287298121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84999999999996">
                <text:p>3.84999999999996</text:p>
              </table:table-cell>
              <table:table-cell office:value-type="float" office:value="-2.02844274469061">
                <text:p>-2.028442744690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85999999999996">
                <text:p>3.85999999999996</text:p>
              </table:table-cell>
              <table:table-cell office:value-type="float" office:value="-2.02958922274267">
                <text:p>-2.029589222742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86999999999996">
                <text:p>3.86999999999996</text:p>
              </table:table-cell>
              <table:table-cell office:value-type="float" office:value="-2.03072682485539">
                <text:p>-2.030726824855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87999999999996">
                <text:p>3.87999999999996</text:p>
              </table:table-cell>
              <table:table-cell office:value-type="float" office:value="-2.03185564241528">
                <text:p>-2.031855642415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88999999999996">
                <text:p>3.88999999999996</text:p>
              </table:table-cell>
              <table:table-cell office:value-type="float" office:value="-2.03297576563574">
                <text:p>-2.032975765635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89999999999996">
                <text:p>3.89999999999996</text:p>
              </table:table-cell>
              <table:table-cell office:value-type="float" office:value="-2.03408728357506">
                <text:p>-2.034087283575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90999999999996">
                <text:p>3.90999999999996</text:p>
              </table:table-cell>
              <table:table-cell office:value-type="float" office:value="-2.03519028415412">
                <text:p>-2.035190284154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91999999999996">
                <text:p>3.91999999999996</text:p>
              </table:table-cell>
              <table:table-cell office:value-type="float" office:value="-2.03628485417382">
                <text:p>-2.036284854173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92999999999996">
                <text:p>3.92999999999996</text:p>
              </table:table-cell>
              <table:table-cell office:value-type="float" office:value="-2.03737107933212">
                <text:p>-2.037371079332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93999999999996">
                <text:p>3.93999999999996</text:p>
              </table:table-cell>
              <table:table-cell office:value-type="float" office:value="-2.03844904424081">
                <text:p>-2.038449044240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94999999999996">
                <text:p>3.94999999999996</text:p>
              </table:table-cell>
              <table:table-cell office:value-type="float" office:value="-2.03951883244202">
                <text:p>-2.039518832442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95999999999996">
                <text:p>3.95999999999996</text:p>
              </table:table-cell>
              <table:table-cell office:value-type="float" office:value="-2.04058052642438">
                <text:p>-2.040580526424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96999999999996">
                <text:p>3.96999999999996</text:p>
              </table:table-cell>
              <table:table-cell office:value-type="float" office:value="-2.04163420763894">
                <text:p>-2.041634207638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97999999999996">
                <text:p>3.97999999999996</text:p>
              </table:table-cell>
              <table:table-cell office:value-type="float" office:value="-2.04267995651477">
                <text:p>-2.042679956514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98999999999996">
                <text:p>3.98999999999996</text:p>
              </table:table-cell>
              <table:table-cell office:value-type="float" office:value="-2.04371785247433">
                <text:p>-2.043717852474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99999999999996">
                <text:p>3.99999999999996</text:p>
              </table:table-cell>
              <table:table-cell office:value-type="float" office:value="-2.04474797394854">
                <text:p>-2.044747973948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00999999999996">
                <text:p>4.00999999999996</text:p>
              </table:table-cell>
              <table:table-cell office:value-type="float" office:value="-2.04577039839159">
                <text:p>-2.045770398391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01999999999996">
                <text:p>4.01999999999996</text:p>
              </table:table-cell>
              <table:table-cell office:value-type="float" office:value="-2.04678520229553">
                <text:p>-2.046785202295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02999999999996">
                <text:p>4.02999999999996</text:p>
              </table:table-cell>
              <table:table-cell office:value-type="float" office:value="-2.04779246120453">
                <text:p>-2.047792461204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03999999999996">
                <text:p>4.03999999999996</text:p>
              </table:table-cell>
              <table:table-cell office:value-type="float" office:value="-2.04879224972899">
                <text:p>-2.048792249728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04999999999996">
                <text:p>4.04999999999996</text:p>
              </table:table-cell>
              <table:table-cell office:value-type="float" office:value="-2.04978464155931">
                <text:p>-2.049784641559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05999999999996">
                <text:p>4.05999999999996</text:p>
              </table:table-cell>
              <table:table-cell office:value-type="float" office:value="-2.05076970947952">
                <text:p>-2.050769709479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06999999999996">
                <text:p>4.06999999999996</text:p>
              </table:table-cell>
              <table:table-cell office:value-type="float" office:value="-2.05174752538057">
                <text:p>-2.051747525380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07999999999996">
                <text:p>4.07999999999996</text:p>
              </table:table-cell>
              <table:table-cell office:value-type="float" office:value="-2.05271816027349">
                <text:p>-2.052718160273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08999999999996">
                <text:p>4.08999999999996</text:p>
              </table:table-cell>
              <table:table-cell office:value-type="float" office:value="-2.05368168430226">
                <text:p>-2.053681684302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09999999999996">
                <text:p>4.09999999999996</text:p>
              </table:table-cell>
              <table:table-cell office:value-type="float" office:value="-2.05463816675649">
                <text:p>-2.054638166756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10999999999996">
                <text:p>4.10999999999996</text:p>
              </table:table-cell>
              <table:table-cell office:value-type="float" office:value="-2.05558767608389">
                <text:p>-2.055587676083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11999999999996">
                <text:p>4.11999999999996</text:p>
              </table:table-cell>
              <table:table-cell office:value-type="float" office:value="-2.05653027990248">
                <text:p>-2.056530279902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12999999999996">
                <text:p>4.12999999999996</text:p>
              </table:table-cell>
              <table:table-cell office:value-type="float" office:value="-2.05746604501267">
                <text:p>-2.057466045012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13999999999996">
                <text:p>4.13999999999996</text:p>
              </table:table-cell>
              <table:table-cell office:value-type="float" office:value="-2.05839503740908">
                <text:p>-2.058395037409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14999999999996">
                <text:p>4.14999999999996</text:p>
              </table:table-cell>
              <table:table-cell office:value-type="float" office:value="-2.05931732229215">
                <text:p>-2.059317322292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15999999999996">
                <text:p>4.15999999999996</text:p>
              </table:table-cell>
              <table:table-cell office:value-type="float" office:value="-2.06023296407964">
                <text:p>-2.060232964079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16999999999995">
                <text:p>4.16999999999995</text:p>
              </table:table-cell>
              <table:table-cell office:value-type="float" office:value="-2.06114202641781">
                <text:p>-2.061142026417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17999999999995">
                <text:p>4.17999999999995</text:p>
              </table:table-cell>
              <table:table-cell office:value-type="float" office:value="-2.06204457219252">
                <text:p>-2.062044572192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18999999999995">
                <text:p>4.18999999999995</text:p>
              </table:table-cell>
              <table:table-cell office:value-type="float" office:value="-2.06294066354012">
                <text:p>-2.062940663540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19999999999995">
                <text:p>4.19999999999995</text:p>
              </table:table-cell>
              <table:table-cell office:value-type="float" office:value="-2.06383036185808">
                <text:p>-2.063830361858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20999999999995">
                <text:p>4.20999999999995</text:p>
              </table:table-cell>
              <table:table-cell office:value-type="float" office:value="-2.06471372781561">
                <text:p>-2.064713727815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21999999999995">
                <text:p>4.21999999999995</text:p>
              </table:table-cell>
              <table:table-cell office:value-type="float" office:value="-2.06559082136389">
                <text:p>-2.065590821363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22999999999995">
                <text:p>4.22999999999995</text:p>
              </table:table-cell>
              <table:table-cell office:value-type="float" office:value="-2.06646170174631">
                <text:p>-2.066461701746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23999999999995">
                <text:p>4.23999999999995</text:p>
              </table:table-cell>
              <table:table-cell office:value-type="float" office:value="-2.06732642750849">
                <text:p>-2.067326427508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24999999999995">
                <text:p>4.24999999999995</text:p>
              </table:table-cell>
              <table:table-cell office:value-type="float" office:value="-2.06818505650805">
                <text:p>-2.068185056508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25999999999995">
                <text:p>4.25999999999995</text:p>
              </table:table-cell>
              <table:table-cell office:value-type="float" office:value="-2.06903764592434">
                <text:p>-2.069037645924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26999999999995">
                <text:p>4.26999999999995</text:p>
              </table:table-cell>
              <table:table-cell office:value-type="float" office:value="-2.06988425226797">
                <text:p>-2.069884252267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27999999999995">
                <text:p>4.27999999999995</text:p>
              </table:table-cell>
              <table:table-cell office:value-type="float" office:value="-2.07072493139011">
                <text:p>-2.070724931390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28999999999995">
                <text:p>4.28999999999995</text:p>
              </table:table-cell>
              <table:table-cell office:value-type="float" office:value="-2.07155973849178">
                <text:p>-2.071559738491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29999999999995">
                <text:p>4.29999999999995</text:p>
              </table:table-cell>
              <table:table-cell office:value-type="float" office:value="-2.07238872813286">
                <text:p>-2.072388728132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30999999999995">
                <text:p>4.30999999999995</text:p>
              </table:table-cell>
              <table:table-cell office:value-type="float" office:value="-2.07321195424102">
                <text:p>-2.073211954241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31999999999995">
                <text:p>4.31999999999995</text:p>
              </table:table-cell>
              <table:table-cell office:value-type="float" office:value="-2.07402947012049">
                <text:p>-2.074029470120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32999999999995">
                <text:p>4.32999999999995</text:p>
              </table:table-cell>
              <table:table-cell office:value-type="float" office:value="-2.07484132846069">
                <text:p>-2.074841328460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33999999999995">
                <text:p>4.33999999999995</text:p>
              </table:table-cell>
              <table:table-cell office:value-type="float" office:value="-2.07564758134472">
                <text:p>-2.075647581344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34999999999995">
                <text:p>4.34999999999995</text:p>
              </table:table-cell>
              <table:table-cell office:value-type="float" office:value="-2.07644828025772">
                <text:p>-2.076448280257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35999999999995">
                <text:p>4.35999999999995</text:p>
              </table:table-cell>
              <table:table-cell office:value-type="float" office:value="-2.07724347609506">
                <text:p>-2.077243476095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36999999999995">
                <text:p>4.36999999999995</text:p>
              </table:table-cell>
              <table:table-cell office:value-type="float" office:value="-2.07803321917047">
                <text:p>-2.078033219170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37999999999995">
                <text:p>4.37999999999995</text:p>
              </table:table-cell>
              <table:table-cell office:value-type="float" office:value="-2.07881755922399">
                <text:p>-2.078817559223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38999999999995">
                <text:p>4.38999999999995</text:p>
              </table:table-cell>
              <table:table-cell office:value-type="float" office:value="-2.07959654542975">
                <text:p>-2.079596545429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39999999999995">
                <text:p>4.39999999999995</text:p>
              </table:table-cell>
              <table:table-cell office:value-type="float" office:value="-2.08037022640375">
                <text:p>-2.080370226403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40999999999995">
                <text:p>4.40999999999995</text:p>
              </table:table-cell>
              <table:table-cell office:value-type="float" office:value="-2.08113865021141">
                <text:p>-2.081138650211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41999999999995">
                <text:p>4.41999999999995</text:p>
              </table:table-cell>
              <table:table-cell office:value-type="float" office:value="-2.08190186437504">
                <text:p>-2.081901864375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42999999999995">
                <text:p>4.42999999999995</text:p>
              </table:table-cell>
              <table:table-cell office:value-type="float" office:value="-2.08265991588118">
                <text:p>-2.082659915881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43999999999995">
                <text:p>4.43999999999995</text:p>
              </table:table-cell>
              <table:table-cell office:value-type="float" office:value="-2.08341285118784">
                <text:p>-2.083412851187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44999999999995">
                <text:p>4.44999999999995</text:p>
              </table:table-cell>
              <table:table-cell office:value-type="float" office:value="-2.08416071623162">
                <text:p>-2.084160716231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45999999999995">
                <text:p>4.45999999999995</text:p>
              </table:table-cell>
              <table:table-cell office:value-type="float" office:value="-2.08490355643471">
                <text:p>-2.084903556434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46999999999995">
                <text:p>4.46999999999995</text:p>
              </table:table-cell>
              <table:table-cell office:value-type="float" office:value="-2.08564141671179">
                <text:p>-2.085641416711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47999999999995">
                <text:p>4.47999999999995</text:p>
              </table:table-cell>
              <table:table-cell office:value-type="float" office:value="-2.08637434147683">
                <text:p>-2.086374341476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48999999999995">
                <text:p>4.48999999999995</text:p>
              </table:table-cell>
              <table:table-cell office:value-type="float" office:value="-2.08710237464976">
                <text:p>-2.087102374649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49999999999995">
                <text:p>4.49999999999995</text:p>
              </table:table-cell>
              <table:table-cell office:value-type="float" office:value="-2.08782555966304">
                <text:p>-2.087825559663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50999999999995">
                <text:p>4.50999999999995</text:p>
              </table:table-cell>
              <table:table-cell office:value-type="float" office:value="-2.08854393946817">
                <text:p>-2.088543939468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51999999999995">
                <text:p>4.51999999999995</text:p>
              </table:table-cell>
              <table:table-cell office:value-type="float" office:value="-2.08925755654205">
                <text:p>-2.089257556542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52999999999995">
                <text:p>4.52999999999995</text:p>
              </table:table-cell>
              <table:table-cell office:value-type="float" office:value="-2.08996645289323">
                <text:p>-2.089966452893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53999999999995">
                <text:p>4.53999999999995</text:p>
              </table:table-cell>
              <table:table-cell office:value-type="float" office:value="-2.09067067006815">
                <text:p>-2.090670670068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54999999999995">
                <text:p>4.54999999999995</text:p>
              </table:table-cell>
              <table:table-cell office:value-type="float" office:value="-2.09137024915718">
                <text:p>-2.091370249157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55999999999995">
                <text:p>4.55999999999995</text:p>
              </table:table-cell>
              <table:table-cell office:value-type="float" office:value="-2.09206523080066">
                <text:p>-2.092065230800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56999999999995">
                <text:p>4.56999999999995</text:p>
              </table:table-cell>
              <table:table-cell office:value-type="float" office:value="-2.09275565519474">
                <text:p>-2.092755655194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57999999999995">
                <text:p>4.57999999999995</text:p>
              </table:table-cell>
              <table:table-cell office:value-type="float" office:value="-2.09344156209724">
                <text:p>-2.093441562097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58999999999995">
                <text:p>4.58999999999995</text:p>
              </table:table-cell>
              <table:table-cell office:value-type="float" office:value="-2.09412299083337">
                <text:p>-2.094122990833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59999999999995">
                <text:p>4.59999999999995</text:p>
              </table:table-cell>
              <table:table-cell office:value-type="float" office:value="-2.09479998030135">
                <text:p>-2.094799980301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60999999999995">
                <text:p>4.60999999999995</text:p>
              </table:table-cell>
              <table:table-cell office:value-type="float" office:value="-2.09547256897797">
                <text:p>-2.095472568977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61999999999995">
                <text:p>4.61999999999995</text:p>
              </table:table-cell>
              <table:table-cell office:value-type="float" office:value="-2.09614079492404">
                <text:p>-2.096140794924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62999999999995">
                <text:p>4.62999999999995</text:p>
              </table:table-cell>
              <table:table-cell office:value-type="float" office:value="-2.09680469578981">
                <text:p>-2.0968046957898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63999999999994">
                <text:p>4.63999999999994</text:p>
              </table:table-cell>
              <table:table-cell office:value-type="float" office:value="-2.09746430882026">
                <text:p>-2.097464308820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64999999999994">
                <text:p>4.64999999999994</text:p>
              </table:table-cell>
              <table:table-cell office:value-type="float" office:value="-2.09811967086029">
                <text:p>-2.098119670860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65999999999994">
                <text:p>4.65999999999994</text:p>
              </table:table-cell>
              <table:table-cell office:value-type="float" office:value="-2.09877081835992">
                <text:p>-2.098770818359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66999999999994">
                <text:p>4.66999999999994</text:p>
              </table:table-cell>
              <table:table-cell office:value-type="float" office:value="-2.09941778737931">
                <text:p>-2.099417787379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67999999999994">
                <text:p>4.67999999999994</text:p>
              </table:table-cell>
              <table:table-cell office:value-type="float" office:value="-2.10006061359379">
                <text:p>-2.100060613593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68999999999994">
                <text:p>4.68999999999994</text:p>
              </table:table-cell>
              <table:table-cell office:value-type="float" office:value="-2.10069933229875">
                <text:p>-2.100699332298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69999999999994">
                <text:p>4.69999999999994</text:p>
              </table:table-cell>
              <table:table-cell office:value-type="float" office:value="-2.10133397841451">
                <text:p>-2.101333978414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70999999999994">
                <text:p>4.70999999999994</text:p>
              </table:table-cell>
              <table:table-cell office:value-type="float" office:value="-2.10196458649107">
                <text:p>-2.101964586491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71999999999994">
                <text:p>4.71999999999994</text:p>
              </table:table-cell>
              <table:table-cell office:value-type="float" office:value="-2.10259119071283">
                <text:p>-2.102591190712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.72999999999994">
                <text:p>4.72999999999994</text:p>
              </table:table-cell>
              <table:table-cell office:value-type="float" office:value="-2.10321382490319">
                <text:p>-2.103213824903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73999999999994">
                <text:p>4.73999999999994</text:p>
              </table:table-cell>
              <table:table-cell office:value-type="float" office:value="-2.10383252252918">
                <text:p>-2.103832522529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74999999999994">
                <text:p>4.74999999999994</text:p>
              </table:table-cell>
              <table:table-cell office:value-type="float" office:value="-2.10444731670589">
                <text:p>-2.104447316705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.75999999999994">
                <text:p>4.75999999999994</text:p>
              </table:table-cell>
              <table:table-cell office:value-type="float" office:value="-2.10505824020093">
                <text:p>-2.105058240200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76999999999994">
                <text:p>4.76999999999994</text:p>
              </table:table-cell>
              <table:table-cell office:value-type="float" office:value="-2.10566532543881">
                <text:p>-2.105665325438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77999999999994">
                <text:p>4.77999999999994</text:p>
              </table:table-cell>
              <table:table-cell office:value-type="float" office:value="-2.1062686045052">
                <text:p>-2.10626860450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78999999999994">
                <text:p>4.78999999999994</text:p>
              </table:table-cell>
              <table:table-cell office:value-type="float" office:value="-2.10686810915122">
                <text:p>-2.106868109151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79999999999994">
                <text:p>4.79999999999994</text:p>
              </table:table-cell>
              <table:table-cell office:value-type="float" office:value="-2.1074638707976">
                <text:p>-2.10746387079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80999999999994">
                <text:p>4.80999999999994</text:p>
              </table:table-cell>
              <table:table-cell office:value-type="float" office:value="-2.10805592053875">
                <text:p>-2.108055920538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81999999999994">
                <text:p>4.81999999999994</text:p>
              </table:table-cell>
              <table:table-cell office:value-type="float" office:value="-2.10864428914691">
                <text:p>-2.108644289146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82999999999994">
                <text:p>4.82999999999994</text:p>
              </table:table-cell>
              <table:table-cell office:value-type="float" office:value="-2.10922900707606">
                <text:p>-2.109229007076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83999999999994">
                <text:p>4.83999999999994</text:p>
              </table:table-cell>
              <table:table-cell office:value-type="float" office:value="-2.10981010446591">
                <text:p>-2.109810104465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84999999999994">
                <text:p>4.84999999999994</text:p>
              </table:table-cell>
              <table:table-cell office:value-type="float" office:value="-2.11038761114578">
                <text:p>-2.110387611145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85999999999994">
                <text:p>4.85999999999994</text:p>
              </table:table-cell>
              <table:table-cell office:value-type="float" office:value="-2.11096155663841">
                <text:p>-2.110961556638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86999999999994">
                <text:p>4.86999999999994</text:p>
              </table:table-cell>
              <table:table-cell office:value-type="float" office:value="-2.11153197016375">
                <text:p>-2.111531970163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87999999999994">
                <text:p>4.87999999999994</text:p>
              </table:table-cell>
              <table:table-cell office:value-type="float" office:value="-2.11209888064266">
                <text:p>-2.112098880642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88999999999994">
                <text:p>4.88999999999994</text:p>
              </table:table-cell>
              <table:table-cell office:value-type="float" office:value="-2.11266231670061">
                <text:p>-2.112662316700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89999999999994">
                <text:p>4.89999999999994</text:p>
              </table:table-cell>
              <table:table-cell office:value-type="float" office:value="-2.11322230667125">
                <text:p>-2.113222306671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90999999999994">
                <text:p>4.90999999999994</text:p>
              </table:table-cell>
              <table:table-cell office:value-type="float" office:value="-2.1137788786">
                <text:p>-2.11377887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91999999999994">
                <text:p>4.91999999999994</text:p>
              </table:table-cell>
              <table:table-cell office:value-type="float" office:value="-2.11433206024756">
                <text:p>-2.114332060247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92999999999994">
                <text:p>4.92999999999994</text:p>
              </table:table-cell>
              <table:table-cell office:value-type="float" office:value="-2.11488187909338">
                <text:p>-2.114881879093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93999999999994">
                <text:p>4.93999999999994</text:p>
              </table:table-cell>
              <table:table-cell office:value-type="float" office:value="-2.11542836233902">
                <text:p>-2.115428362339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94999999999994">
                <text:p>4.94999999999994</text:p>
              </table:table-cell>
              <table:table-cell office:value-type="float" office:value="-2.11597153691161">
                <text:p>-2.115971536911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95999999999994">
                <text:p>4.95999999999994</text:p>
              </table:table-cell>
              <table:table-cell office:value-type="float" office:value="-2.11651142946705">
                <text:p>-2.116511429467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96999999999994">
                <text:p>4.96999999999994</text:p>
              </table:table-cell>
              <table:table-cell office:value-type="float" office:value="-2.1170480663934">
                <text:p>-2.11704806639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97999999999994">
                <text:p>4.97999999999994</text:p>
              </table:table-cell>
              <table:table-cell office:value-type="float" office:value="-2.117581473814">
                <text:p>-2.1175814738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98999999999994">
                <text:p>4.98999999999994</text:p>
              </table:table-cell>
              <table:table-cell office:value-type="float" office:value="-2.11811167759072">
                <text:p>-2.118111677590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99999999999994">
                <text:p>4.99999999999994</text:p>
              </table:table-cell>
              <table:table-cell office:value-type="float" office:value="-2.11863870332706">
                <text:p>-2.118638703327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00999999999994">
                <text:p>5.00999999999994</text:p>
              </table:table-cell>
              <table:table-cell office:value-type="float" office:value="-2.11916257637127">
                <text:p>-2.119162576371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01999999999994">
                <text:p>5.01999999999994</text:p>
              </table:table-cell>
              <table:table-cell office:value-type="float" office:value="-2.11968332181936">
                <text:p>-2.119683321819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.02999999999994">
                <text:p>5.02999999999994</text:p>
              </table:table-cell>
              <table:table-cell office:value-type="float" office:value="-2.12020096451812">
                <text:p>-2.120200964518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03999999999994">
                <text:p>5.03999999999994</text:p>
              </table:table-cell>
              <table:table-cell office:value-type="float" office:value="-2.12071552906811">
                <text:p>-2.120715529068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.04999999999994">
                <text:p>5.04999999999994</text:p>
              </table:table-cell>
              <table:table-cell office:value-type="float" office:value="-2.12122703982655">
                <text:p>-2.121227039826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05999999999994">
                <text:p>5.05999999999994</text:p>
              </table:table-cell>
              <table:table-cell office:value-type="float" office:value="-2.12173552091021">
                <text:p>-2.1217355209102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06999999999994">
                <text:p>5.06999999999994</text:p>
              </table:table-cell>
              <table:table-cell office:value-type="float" office:value="-2.12224099619826">
                <text:p>-2.122240996198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07999999999994">
                <text:p>5.07999999999994</text:p>
              </table:table-cell>
              <table:table-cell office:value-type="float" office:value="-2.12274348933507">
                <text:p>-2.122743489335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08999999999994">
                <text:p>5.08999999999994</text:p>
              </table:table-cell>
              <table:table-cell office:value-type="float" office:value="-2.12324302373299">
                <text:p>-2.123243023732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09999999999994">
                <text:p>5.09999999999994</text:p>
              </table:table-cell>
              <table:table-cell office:value-type="float" office:value="-2.12373962257503">
                <text:p>-2.123739622575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10999999999993">
                <text:p>5.10999999999993</text:p>
              </table:table-cell>
              <table:table-cell office:value-type="float" office:value="-2.12423330881762">
                <text:p>-2.124233308817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11999999999993">
                <text:p>5.11999999999993</text:p>
              </table:table-cell>
              <table:table-cell office:value-type="float" office:value="-2.1247241051932">
                <text:p>-2.12472410519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12999999999993">
                <text:p>5.12999999999993</text:p>
              </table:table-cell>
              <table:table-cell office:value-type="float" office:value="-2.12521203421287">
                <text:p>-2.125212034212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13999999999993">
                <text:p>5.13999999999993</text:p>
              </table:table-cell>
              <table:table-cell office:value-type="float" office:value="-2.12569711816896">
                <text:p>-2.125697118168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14999999999993">
                <text:p>5.14999999999993</text:p>
              </table:table-cell>
              <table:table-cell office:value-type="float" office:value="-2.12617937913759">
                <text:p>-2.126179379137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15999999999993">
                <text:p>5.15999999999993</text:p>
              </table:table-cell>
              <table:table-cell office:value-type="float" office:value="-2.12665883898115">
                <text:p>-2.126658838981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16999999999993">
                <text:p>5.16999999999993</text:p>
              </table:table-cell>
              <table:table-cell office:value-type="float" office:value="-2.12713551935084">
                <text:p>-2.127135519350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17999999999993">
                <text:p>5.17999999999993</text:p>
              </table:table-cell>
              <table:table-cell office:value-type="float" office:value="-2.12760944168903">
                <text:p>-2.127609441689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18999999999993">
                <text:p>5.18999999999993</text:p>
              </table:table-cell>
              <table:table-cell office:value-type="float" office:value="-2.12808062723173">
                <text:p>-2.128080627231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19999999999993">
                <text:p>5.19999999999993</text:p>
              </table:table-cell>
              <table:table-cell office:value-type="float" office:value="-2.12854909701097">
                <text:p>-2.128549097010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20999999999993">
                <text:p>5.20999999999993</text:p>
              </table:table-cell>
              <table:table-cell office:value-type="float" office:value="-2.12901487185711">
                <text:p>-2.129014871857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21999999999993">
                <text:p>5.21999999999993</text:p>
              </table:table-cell>
              <table:table-cell office:value-type="float" office:value="-2.12947797240119">
                <text:p>-2.129477972401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22999999999993">
                <text:p>5.22999999999993</text:p>
              </table:table-cell>
              <table:table-cell office:value-type="float" office:value="-2.1299384190772">
                <text:p>-2.129938419077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23999999999993">
                <text:p>5.23999999999993</text:p>
              </table:table-cell>
              <table:table-cell office:value-type="float" office:value="-2.13039623212432">
                <text:p>-2.130396232124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24999999999993">
                <text:p>5.24999999999993</text:p>
              </table:table-cell>
              <table:table-cell office:value-type="float" office:value="-2.13085143158917">
                <text:p>-2.130851431589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25999999999993">
                <text:p>5.25999999999993</text:p>
              </table:table-cell>
              <table:table-cell office:value-type="float" office:value="-2.13130403732802">
                <text:p>-2.131304037328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26999999999993">
                <text:p>5.26999999999993</text:p>
              </table:table-cell>
              <table:table-cell office:value-type="float" office:value="-2.13175406900888">
                <text:p>-2.1317540690088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27999999999993">
                <text:p>5.27999999999993</text:p>
              </table:table-cell>
              <table:table-cell office:value-type="float" office:value="-2.13220154611372">
                <text:p>-2.132201546113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28999999999993">
                <text:p>5.28999999999993</text:p>
              </table:table-cell>
              <table:table-cell office:value-type="float" office:value="-2.13264648794053">
                <text:p>-2.132646487940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.29999999999993">
                <text:p>5.29999999999993</text:p>
              </table:table-cell>
              <table:table-cell office:value-type="float" office:value="-2.13308891360543">
                <text:p>-2.133088913605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30999999999993">
                <text:p>5.30999999999993</text:p>
              </table:table-cell>
              <table:table-cell office:value-type="float" office:value="-2.1335288420447">
                <text:p>-2.13352884204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31999999999993">
                <text:p>5.31999999999993</text:p>
              </table:table-cell>
              <table:table-cell office:value-type="float" office:value="-2.13396629201681">
                <text:p>-2.133966292016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32999999999993">
                <text:p>5.32999999999993</text:p>
              </table:table-cell>
              <table:table-cell office:value-type="float" office:value="-2.13440128210443">
                <text:p>-2.134401282104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33999999999993">
                <text:p>5.33999999999993</text:p>
              </table:table-cell>
              <table:table-cell office:value-type="float" office:value="-2.1348338307164">
                <text:p>-2.13483383071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34999999999993">
                <text:p>5.34999999999993</text:p>
              </table:table-cell>
              <table:table-cell office:value-type="float" office:value="-2.13526395608967">
                <text:p>-2.135263956089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.35999999999993">
                <text:p>5.35999999999993</text:p>
              </table:table-cell>
              <table:table-cell office:value-type="float" office:value="-2.13569167629123">
                <text:p>-2.135691676291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36999999999993">
                <text:p>5.36999999999993</text:p>
              </table:table-cell>
              <table:table-cell office:value-type="float" office:value="-2.13611700922001">
                <text:p>-2.136117009220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37999999999993">
                <text:p>5.37999999999993</text:p>
              </table:table-cell>
              <table:table-cell office:value-type="float" office:value="-2.13653997260875">
                <text:p>-2.136539972608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.38999999999993">
                <text:p>5.38999999999993</text:p>
              </table:table-cell>
              <table:table-cell office:value-type="float" office:value="-2.13696058402582">
                <text:p>-2.136960584025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39999999999993">
                <text:p>5.39999999999993</text:p>
              </table:table-cell>
              <table:table-cell office:value-type="float" office:value="-2.13737886087711">
                <text:p>-2.137378860877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.40999999999993">
                <text:p>5.40999999999993</text:p>
              </table:table-cell>
              <table:table-cell office:value-type="float" office:value="-2.13779482040777">
                <text:p>-2.137794820407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.41999999999993">
                <text:p>5.41999999999993</text:p>
              </table:table-cell>
              <table:table-cell office:value-type="float" office:value="-2.138208479704">
                <text:p>-2.1382084797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.42999999999993">
                <text:p>5.42999999999993</text:p>
              </table:table-cell>
              <table:table-cell office:value-type="float" office:value="-2.13861985569483">
                <text:p>-2.1386198556948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.43999999999993">
                <text:p>5.43999999999993</text:p>
              </table:table-cell>
              <table:table-cell office:value-type="float" office:value="-2.13902896515384">
                <text:p>-2.139028965153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44999999999993">
                <text:p>5.44999999999993</text:p>
              </table:table-cell>
              <table:table-cell office:value-type="float" office:value="-2.13943582470084">
                <text:p>-2.139435824700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.45999999999993">
                <text:p>5.45999999999993</text:p>
              </table:table-cell>
              <table:table-cell office:value-type="float" office:value="-2.1398404508036">
                <text:p>-2.13984045080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.46999999999993">
                <text:p>5.46999999999993</text:p>
              </table:table-cell>
              <table:table-cell office:value-type="float" office:value="-2.14024285977951">
                <text:p>-2.140242859779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.47999999999993">
                <text:p>5.47999999999993</text:p>
              </table:table-cell>
              <table:table-cell office:value-type="float" office:value="-2.14064306779719">
                <text:p>-2.140643067797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.48999999999993">
                <text:p>5.48999999999993</text:p>
              </table:table-cell>
              <table:table-cell office:value-type="float" office:value="-2.14104109087815">
                <text:p>-2.141041090878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.49999999999993">
                <text:p>5.49999999999993</text:p>
              </table:table-cell>
              <table:table-cell office:value-type="float" office:value="-2.1414369448984">
                <text:p>-2.14143694489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.50999999999993">
                <text:p>5.50999999999993</text:p>
              </table:table-cell>
              <table:table-cell office:value-type="float" office:value="-2.14183064558999">
                <text:p>-2.141830645589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.51999999999993">
                <text:p>5.51999999999993</text:p>
              </table:table-cell>
              <table:table-cell office:value-type="float" office:value="-2.14222220854261">
                <text:p>-2.142222208542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52999999999993">
                <text:p>5.52999999999993</text:p>
              </table:table-cell>
              <table:table-cell office:value-type="float" office:value="-2.14261164920511">
                <text:p>-2.142611649205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53999999999993">
                <text:p>5.53999999999993</text:p>
              </table:table-cell>
              <table:table-cell office:value-type="float" office:value="-2.14299898288706">
                <text:p>-2.1429989828870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.54999999999993">
                <text:p>5.54999999999993</text:p>
              </table:table-cell>
              <table:table-cell office:value-type="float" office:value="-2.14338422476022">
                <text:p>-2.143384224760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.55999999999993">
                <text:p>5.55999999999993</text:p>
              </table:table-cell>
              <table:table-cell office:value-type="float" office:value="-2.14376738986002">
                <text:p>-2.143767389860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.56999999999993">
                <text:p>5.56999999999993</text:p>
              </table:table-cell>
              <table:table-cell office:value-type="float" office:value="-2.14414849308706">
                <text:p>-2.144148493087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.57999999999992">
                <text:p>5.57999999999992</text:p>
              </table:table-cell>
              <table:table-cell office:value-type="float" office:value="-2.14452754920853">
                <text:p>-2.144527549208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.58999999999992">
                <text:p>5.58999999999992</text:p>
              </table:table-cell>
              <table:table-cell office:value-type="float" office:value="-2.14490457285968">
                <text:p>-2.144904572859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.59999999999992">
                <text:p>5.59999999999992</text:p>
              </table:table-cell>
              <table:table-cell office:value-type="float" office:value="-2.14527957854517">
                <text:p>-2.145279578545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.60999999999992">
                <text:p>5.60999999999992</text:p>
              </table:table-cell>
              <table:table-cell office:value-type="float" office:value="-2.14565258064052">
                <text:p>-2.145652580640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.61999999999992">
                <text:p>5.61999999999992</text:p>
              </table:table-cell>
              <table:table-cell office:value-type="float" office:value="-2.14602359339347">
                <text:p>-2.1460235933934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.62999999999992">
                <text:p>5.62999999999992</text:p>
              </table:table-cell>
              <table:table-cell office:value-type="float" office:value="-2.14639263092531">
                <text:p>-2.146392630925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.63999999999992">
                <text:p>5.63999999999992</text:p>
              </table:table-cell>
              <table:table-cell office:value-type="float" office:value="-2.1467597072323">
                <text:p>-2.146759707232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.64999999999992">
                <text:p>5.64999999999992</text:p>
              </table:table-cell>
              <table:table-cell office:value-type="float" office:value="-2.14712483618691">
                <text:p>-2.147124836186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.65999999999992">
                <text:p>5.65999999999992</text:p>
              </table:table-cell>
              <table:table-cell office:value-type="float" office:value="-2.14748803153918">
                <text:p>-2.147488031539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.66999999999992">
                <text:p>5.66999999999992</text:p>
              </table:table-cell>
              <table:table-cell office:value-type="float" office:value="-2.14784930691802">
                <text:p>-2.147849306918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.67999999999992">
                <text:p>5.67999999999992</text:p>
              </table:table-cell>
              <table:table-cell office:value-type="float" office:value="-2.14820867583244">
                <text:p>-2.1482086758324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.68999999999992">
                <text:p>5.68999999999992</text:p>
              </table:table-cell>
              <table:table-cell office:value-type="float" office:value="-2.14856615167289">
                <text:p>-2.148566151672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.69999999999992">
                <text:p>5.69999999999992</text:p>
              </table:table-cell>
              <table:table-cell office:value-type="float" office:value="-2.14892174771242">
                <text:p>-2.148921747712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.70999999999992">
                <text:p>5.70999999999992</text:p>
              </table:table-cell>
              <table:table-cell office:value-type="float" office:value="-2.14927547710799">
                <text:p>-2.149275477107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.71999999999992">
                <text:p>5.71999999999992</text:p>
              </table:table-cell>
              <table:table-cell office:value-type="float" office:value="-2.14962735290163">
                <text:p>-2.149627352901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72999999999992">
                <text:p>5.72999999999992</text:p>
              </table:table-cell>
              <table:table-cell office:value-type="float" office:value="-2.14997738802167">
                <text:p>-2.149977388021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.73999999999992">
                <text:p>5.73999999999992</text:p>
              </table:table-cell>
              <table:table-cell office:value-type="float" office:value="-2.15032559528392">
                <text:p>-2.150325595283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.74999999999992">
                <text:p>5.74999999999992</text:p>
              </table:table-cell>
              <table:table-cell office:value-type="float" office:value="-2.15067198739287">
                <text:p>-2.150671987392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75999999999992">
                <text:p>5.75999999999992</text:p>
              </table:table-cell>
              <table:table-cell office:value-type="float" office:value="-2.15101657694277">
                <text:p>-2.151016576942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.76999999999992">
                <text:p>5.76999999999992</text:p>
              </table:table-cell>
              <table:table-cell office:value-type="float" office:value="-2.15135937641889">
                <text:p>-2.151359376418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.77999999999992">
                <text:p>5.77999999999992</text:p>
              </table:table-cell>
              <table:table-cell office:value-type="float" office:value="-2.15170039819855">
                <text:p>-2.151700398198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.78999999999992">
                <text:p>5.78999999999992</text:p>
              </table:table-cell>
              <table:table-cell office:value-type="float" office:value="-2.1520396545523">
                <text:p>-2.15203965455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.79999999999992">
                <text:p>5.79999999999992</text:p>
              </table:table-cell>
              <table:table-cell office:value-type="float" office:value="-2.15237715764496">
                <text:p>-2.152377157644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.80999999999992">
                <text:p>5.80999999999992</text:p>
              </table:table-cell>
              <table:table-cell office:value-type="float" office:value="-2.15271291953681">
                <text:p>-2.152712919536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.81999999999992">
                <text:p>5.81999999999992</text:p>
              </table:table-cell>
              <table:table-cell office:value-type="float" office:value="-2.15304695218457">
                <text:p>-2.153046952184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.82999999999992">
                <text:p>5.82999999999992</text:p>
              </table:table-cell>
              <table:table-cell office:value-type="float" office:value="-2.15337926744251">
                <text:p>-2.1533792674425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83999999999992">
                <text:p>5.83999999999992</text:p>
              </table:table-cell>
              <table:table-cell office:value-type="float" office:value="-2.15370987706349">
                <text:p>-2.153709877063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84999999999992">
                <text:p>5.84999999999992</text:p>
              </table:table-cell>
              <table:table-cell office:value-type="float" office:value="-2.15403879270002">
                <text:p>-2.154038792700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.85999999999992">
                <text:p>5.85999999999992</text:p>
              </table:table-cell>
              <table:table-cell office:value-type="float" office:value="-2.15436602590527">
                <text:p>-2.1543660259052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.86999999999992">
                <text:p>5.86999999999992</text:p>
              </table:table-cell>
              <table:table-cell office:value-type="float" office:value="-2.15469158813406">
                <text:p>-2.154691588134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.87999999999992">
                <text:p>5.87999999999992</text:p>
              </table:table-cell>
              <table:table-cell office:value-type="float" office:value="-2.15501549074392">
                <text:p>-2.155015490743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.88999999999992">
                <text:p>5.88999999999992</text:p>
              </table:table-cell>
              <table:table-cell office:value-type="float" office:value="-2.15533774499603">
                <text:p>-2.155337744996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89999999999992">
                <text:p>5.89999999999992</text:p>
              </table:table-cell>
              <table:table-cell office:value-type="float" office:value="-2.15565836205621">
                <text:p>-2.155658362056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90999999999992">
                <text:p>5.90999999999992</text:p>
              </table:table-cell>
              <table:table-cell office:value-type="float" office:value="-2.15597735299591">
                <text:p>-2.155977352995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91999999999992">
                <text:p>5.91999999999992</text:p>
              </table:table-cell>
              <table:table-cell office:value-type="float" office:value="-2.15629472879316">
                <text:p>-2.156294728793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92999999999992">
                <text:p>5.92999999999992</text:p>
              </table:table-cell>
              <table:table-cell office:value-type="float" office:value="-2.15661050033347">
                <text:p>-2.156610500333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93999999999992">
                <text:p>5.93999999999992</text:p>
              </table:table-cell>
              <table:table-cell office:value-type="float" office:value="-2.15692467841084">
                <text:p>-2.156924678410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94999999999992">
                <text:p>5.94999999999992</text:p>
              </table:table-cell>
              <table:table-cell office:value-type="float" office:value="-2.1572372737286">
                <text:p>-2.157237273728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95999999999992">
                <text:p>5.95999999999992</text:p>
              </table:table-cell>
              <table:table-cell office:value-type="float" office:value="-2.15754829690038">
                <text:p>-2.1575482969003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96999999999992">
                <text:p>5.96999999999992</text:p>
              </table:table-cell>
              <table:table-cell office:value-type="float" office:value="-2.15785775845101">
                <text:p>-2.157857758451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97999999999992">
                <text:p>5.97999999999992</text:p>
              </table:table-cell>
              <table:table-cell office:value-type="float" office:value="-2.15816566881737">
                <text:p>-2.1581656688173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98999999999992">
                <text:p>5.98999999999992</text:p>
              </table:table-cell>
              <table:table-cell office:value-type="float" office:value="-2.1584720383493">
                <text:p>-2.15847203834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99999999999992">
                <text:p>5.99999999999992</text:p>
              </table:table-cell>
              <table:table-cell office:value-type="float" office:value="-2.15877687731046">
                <text:p>-2.1587768773104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.00999999999992">
                <text:p>6.00999999999992</text:p>
              </table:table-cell>
              <table:table-cell office:value-type="float" office:value="-2.15908019587921">
                <text:p>-2.1590801958792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.01999999999992">
                <text:p>6.01999999999992</text:p>
              </table:table-cell>
              <table:table-cell office:value-type="float" office:value="-2.15938200414942">
                <text:p>-2.159382004149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.02999999999992">
                <text:p>6.02999999999992</text:p>
              </table:table-cell>
              <table:table-cell office:value-type="float" office:value="-2.15968231213134">
                <text:p>-2.1596823121313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.03999999999992">
                <text:p>6.03999999999992</text:p>
              </table:table-cell>
              <table:table-cell office:value-type="float" office:value="-2.15998112975244">
                <text:p>-2.1599811297524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.04999999999991">
                <text:p>6.04999999999991</text:p>
              </table:table-cell>
              <table:table-cell office:value-type="float" office:value="-2.16027846685818">
                <text:p>-2.160278466858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.05999999999991">
                <text:p>6.05999999999991</text:p>
              </table:table-cell>
              <table:table-cell office:value-type="float" office:value="-2.16057433321288">
                <text:p>-2.160574333212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.06999999999991">
                <text:p>6.06999999999991</text:p>
              </table:table-cell>
              <table:table-cell office:value-type="float" office:value="-2.16086873850049">
                <text:p>-2.1608687385004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.07999999999991">
                <text:p>6.07999999999991</text:p>
              </table:table-cell>
              <table:table-cell office:value-type="float" office:value="-2.16116169232537">
                <text:p>-2.161161692325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.08999999999991">
                <text:p>6.08999999999991</text:p>
              </table:table-cell>
              <table:table-cell office:value-type="float" office:value="-2.16145320421312">
                <text:p>-2.161453204213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.09999999999991">
                <text:p>6.09999999999991</text:p>
              </table:table-cell>
              <table:table-cell office:value-type="float" office:value="-2.1617432836113">
                <text:p>-2.16174328361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.10999999999991">
                <text:p>6.10999999999991</text:p>
              </table:table-cell>
              <table:table-cell office:value-type="float" office:value="-2.16203193989024">
                <text:p>-2.162031939890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.11999999999991">
                <text:p>6.11999999999991</text:p>
              </table:table-cell>
              <table:table-cell office:value-type="float" office:value="-2.16231918234377">
                <text:p>-2.1623191823437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.12999999999991">
                <text:p>6.12999999999991</text:p>
              </table:table-cell>
              <table:table-cell office:value-type="float" office:value="-2.16260502018997">
                <text:p>-2.1626050201899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.13999999999991">
                <text:p>6.13999999999991</text:p>
              </table:table-cell>
              <table:table-cell office:value-type="float" office:value="-2.16288946257193">
                <text:p>-2.162889462571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.14999999999991">
                <text:p>6.14999999999991</text:p>
              </table:table-cell>
              <table:table-cell office:value-type="float" office:value="-2.16317251855844">
                <text:p>-2.163172518558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.15999999999991">
                <text:p>6.15999999999991</text:p>
              </table:table-cell>
              <table:table-cell office:value-type="float" office:value="-2.16345419714477">
                <text:p>-2.163454197144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.16999999999991">
                <text:p>6.16999999999991</text:p>
              </table:table-cell>
              <table:table-cell office:value-type="float" office:value="-2.16373450725334">
                <text:p>-2.1637345072533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.17999999999991">
                <text:p>6.17999999999991</text:p>
              </table:table-cell>
              <table:table-cell office:value-type="float" office:value="-2.16401345773443">
                <text:p>-2.1640134577344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.18999999999991">
                <text:p>6.18999999999991</text:p>
              </table:table-cell>
              <table:table-cell office:value-type="float" office:value="-2.16429105736692">
                <text:p>-2.1642910573669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.19999999999991">
                <text:p>6.19999999999991</text:p>
              </table:table-cell>
              <table:table-cell office:value-type="float" office:value="-2.16456731485891">
                <text:p>-2.164567314858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.20999999999991">
                <text:p>6.20999999999991</text:p>
              </table:table-cell>
              <table:table-cell office:value-type="float" office:value="-2.16484223884848">
                <text:p>-2.164842238848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.21999999999991">
                <text:p>6.21999999999991</text:p>
              </table:table-cell>
              <table:table-cell office:value-type="float" office:value="-2.1651158379043">
                <text:p>-2.165115837904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.22999999999991">
                <text:p>6.22999999999991</text:p>
              </table:table-cell>
              <table:table-cell office:value-type="float" office:value="-2.16538812052634">
                <text:p>-2.1653881205263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.23999999999991">
                <text:p>6.23999999999991</text:p>
              </table:table-cell>
              <table:table-cell office:value-type="float" office:value="-2.16565909514651">
                <text:p>-2.1656590951465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.24999999999991">
                <text:p>6.24999999999991</text:p>
              </table:table-cell>
              <table:table-cell office:value-type="float" office:value="-2.16592877012932">
                <text:p>-2.1659287701293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.25999999999991">
                <text:p>6.25999999999991</text:p>
              </table:table-cell>
              <table:table-cell office:value-type="float" office:value="-2.16619715377253">
                <text:p>-2.1661971537725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.26999999999991">
                <text:p>6.26999999999991</text:p>
              </table:table-cell>
              <table:table-cell office:value-type="float" office:value="-2.16646425430779">
                <text:p>-2.166464254307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.27999999999991">
                <text:p>6.27999999999991</text:p>
              </table:table-cell>
              <table:table-cell office:value-type="float" office:value="-2.16673007990123">
                <text:p>-2.166730079901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.28999999999991">
                <text:p>6.28999999999991</text:p>
              </table:table-cell>
              <table:table-cell office:value-type="float" office:value="-2.16699463865415">
                <text:p>-2.166994638654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.29999999999991">
                <text:p>6.29999999999991</text:p>
              </table:table-cell>
              <table:table-cell office:value-type="float" office:value="-2.16725793860359">
                <text:p>-2.1672579386035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.30999999999991">
                <text:p>6.30999999999991</text:p>
              </table:table-cell>
              <table:table-cell office:value-type="float" office:value="-2.16751998772297">
                <text:p>-2.1675199877229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.31999999999991">
                <text:p>6.31999999999991</text:p>
              </table:table-cell>
              <table:table-cell office:value-type="float" office:value="-2.16778079392266">
                <text:p>-2.1677807939226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.32999999999991">
                <text:p>6.32999999999991</text:p>
              </table:table-cell>
              <table:table-cell office:value-type="float" office:value="-2.16804036505062">
                <text:p>-2.168040365050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.33999999999991">
                <text:p>6.33999999999991</text:p>
              </table:table-cell>
              <table:table-cell office:value-type="float" office:value="-2.16829870889293">
                <text:p>-2.168298708892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.34999999999991">
                <text:p>6.34999999999991</text:p>
              </table:table-cell>
              <table:table-cell office:value-type="float" office:value="-2.16855583317445">
                <text:p>-2.1685558331744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.35999999999991">
                <text:p>6.35999999999991</text:p>
              </table:table-cell>
              <table:table-cell office:value-type="float" office:value="-2.16881174555933">
                <text:p>-2.1688117455593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.36999999999991">
                <text:p>6.36999999999991</text:p>
              </table:table-cell>
              <table:table-cell office:value-type="float" office:value="-2.16906645365162">
                <text:p>-2.1690664536516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.37999999999991">
                <text:p>6.37999999999991</text:p>
              </table:table-cell>
              <table:table-cell office:value-type="float" office:value="-2.16931996499584">
                <text:p>-2.169319964995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.38999999999991">
                <text:p>6.38999999999991</text:p>
              </table:table-cell>
              <table:table-cell office:value-type="float" office:value="-2.16957228707749">
                <text:p>-2.169572287077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.39999999999991">
                <text:p>6.39999999999991</text:p>
              </table:table-cell>
              <table:table-cell office:value-type="float" office:value="-2.16982342732365">
                <text:p>-2.169823427323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.40999999999991">
                <text:p>6.40999999999991</text:p>
              </table:table-cell>
              <table:table-cell office:value-type="float" office:value="-2.17007339310352">
                <text:p>-2.1700733931035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.41999999999991">
                <text:p>6.41999999999991</text:p>
              </table:table-cell>
              <table:table-cell office:value-type="float" office:value="-2.17032219172894">
                <text:p>-2.1703221917289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.42999999999991">
                <text:p>6.42999999999991</text:p>
              </table:table-cell>
              <table:table-cell office:value-type="float" office:value="-2.17056983045494">
                <text:p>-2.170569830454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.43999999999991">
                <text:p>6.43999999999991</text:p>
              </table:table-cell>
              <table:table-cell office:value-type="float" office:value="-2.17081631648028">
                <text:p>-2.170816316480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.44999999999991">
                <text:p>6.44999999999991</text:p>
              </table:table-cell>
              <table:table-cell office:value-type="float" office:value="-2.17106165694794">
                <text:p>-2.171061656947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45999999999991">
                <text:p>6.45999999999991</text:p>
              </table:table-cell>
              <table:table-cell office:value-type="float" office:value="-2.17130585894566">
                <text:p>-2.1713058589456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.46999999999991">
                <text:p>6.46999999999991</text:p>
              </table:table-cell>
              <table:table-cell office:value-type="float" office:value="-2.17154892950645">
                <text:p>-2.171548929506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.47999999999991">
                <text:p>6.47999999999991</text:p>
              </table:table-cell>
              <table:table-cell office:value-type="float" office:value="-2.17179087560911">
                <text:p>-2.171790875609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.48999999999991">
                <text:p>6.48999999999991</text:p>
              </table:table-cell>
              <table:table-cell office:value-type="float" office:value="-2.17203170417868">
                <text:p>-2.172031704178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.49999999999991">
                <text:p>6.49999999999991</text:p>
              </table:table-cell>
              <table:table-cell office:value-type="float" office:value="-2.17227142208702">
                <text:p>-2.1722714220870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.50999999999991">
                <text:p>6.50999999999991</text:p>
              </table:table-cell>
              <table:table-cell office:value-type="float" office:value="-2.17251003615321">
                <text:p>-2.172510036153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.5199999999999">
                <text:p>6.5199999999999</text:p>
              </table:table-cell>
              <table:table-cell office:value-type="float" office:value="-2.17274755314409">
                <text:p>-2.172747553144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.5299999999999">
                <text:p>6.5299999999999</text:p>
              </table:table-cell>
              <table:table-cell office:value-type="float" office:value="-2.17298397977474">
                <text:p>-2.1729839797747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.5399999999999">
                <text:p>6.5399999999999</text:p>
              </table:table-cell>
              <table:table-cell office:value-type="float" office:value="-2.17321932270891">
                <text:p>-2.173219322708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.5499999999999">
                <text:p>6.5499999999999</text:p>
              </table:table-cell>
              <table:table-cell office:value-type="float" office:value="-2.17345358855956">
                <text:p>-2.173453588559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.5599999999999">
                <text:p>6.5599999999999</text:p>
              </table:table-cell>
              <table:table-cell office:value-type="float" office:value="-2.17368678388925">
                <text:p>-2.173686783889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.5699999999999">
                <text:p>6.5699999999999</text:p>
              </table:table-cell>
              <table:table-cell office:value-type="float" office:value="-2.17391891521066">
                <text:p>-2.1739189152106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.5799999999999">
                <text:p>6.5799999999999</text:p>
              </table:table-cell>
              <table:table-cell office:value-type="float" office:value="-2.174149988987">
                <text:p>-2.1741499889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.5899999999999">
                <text:p>6.5899999999999</text:p>
              </table:table-cell>
              <table:table-cell office:value-type="float" office:value="-2.17438001163248">
                <text:p>-2.174380011632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.5999999999999">
                <text:p>6.5999999999999</text:p>
              </table:table-cell>
              <table:table-cell office:value-type="float" office:value="-2.17460898951278">
                <text:p>-2.1746089895127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.6099999999999">
                <text:p>6.6099999999999</text:p>
              </table:table-cell>
              <table:table-cell office:value-type="float" office:value="-2.17483692894543">
                <text:p>-2.1748369289454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.6199999999999">
                <text:p>6.6199999999999</text:p>
              </table:table-cell>
              <table:table-cell office:value-type="float" office:value="-2.1750638362003">
                <text:p>-2.175063836200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.6299999999999">
                <text:p>6.6299999999999</text:p>
              </table:table-cell>
              <table:table-cell office:value-type="float" office:value="-2.17528971750002">
                <text:p>-2.175289717500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.6399999999999">
                <text:p>6.6399999999999</text:p>
              </table:table-cell>
              <table:table-cell office:value-type="float" office:value="-2.17551457902037">
                <text:p>-2.1755145790203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.6499999999999">
                <text:p>6.6499999999999</text:p>
              </table:table-cell>
              <table:table-cell office:value-type="float" office:value="-2.17573842689076">
                <text:p>-2.175738426890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.6599999999999">
                <text:p>6.6599999999999</text:p>
              </table:table-cell>
              <table:table-cell office:value-type="float" office:value="-2.1759612671946">
                <text:p>-2.17596126719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.6699999999999">
                <text:p>6.6699999999999</text:p>
              </table:table-cell>
              <table:table-cell office:value-type="float" office:value="-2.17618310596973">
                <text:p>-2.176183105969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.6799999999999">
                <text:p>6.6799999999999</text:p>
              </table:table-cell>
              <table:table-cell office:value-type="float" office:value="-2.17640394920884">
                <text:p>-2.1764039492088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.6899999999999">
                <text:p>6.6899999999999</text:p>
              </table:table-cell>
              <table:table-cell office:value-type="float" office:value="-2.17662380285987">
                <text:p>-2.1766238028598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.6999999999999">
                <text:p>6.6999999999999</text:p>
              </table:table-cell>
              <table:table-cell office:value-type="float" office:value="-2.17684267282639">
                <text:p>-2.1768426728263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.7099999999999">
                <text:p>6.7099999999999</text:p>
              </table:table-cell>
              <table:table-cell office:value-type="float" office:value="-2.17706056496802">
                <text:p>-2.1770605649680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.7199999999999">
                <text:p>6.7199999999999</text:p>
              </table:table-cell>
              <table:table-cell office:value-type="float" office:value="-2.17727748510081">
                <text:p>-2.1772774851008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.7299999999999">
                <text:p>6.7299999999999</text:p>
              </table:table-cell>
              <table:table-cell office:value-type="float" office:value="-2.17749343899765">
                <text:p>-2.177493438997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.7399999999999">
                <text:p>6.7399999999999</text:p>
              </table:table-cell>
              <table:table-cell office:value-type="float" office:value="-2.17770843238861">
                <text:p>-2.1777084323886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.7499999999999">
                <text:p>6.7499999999999</text:p>
              </table:table-cell>
              <table:table-cell office:value-type="float" office:value="-2.17792247096135">
                <text:p>-2.1779224709613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.7599999999999">
                <text:p>6.7599999999999</text:p>
              </table:table-cell>
              <table:table-cell office:value-type="float" office:value="-2.17813556036152">
                <text:p>-2.178135560361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.7699999999999">
                <text:p>6.7699999999999</text:p>
              </table:table-cell>
              <table:table-cell office:value-type="float" office:value="-2.17834770619308">
                <text:p>-2.178347706193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7799999999999">
                <text:p>6.7799999999999</text:p>
              </table:table-cell>
              <table:table-cell office:value-type="float" office:value="-2.17855891401869">
                <text:p>-2.1785589140186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.7899999999999">
                <text:p>6.7899999999999</text:p>
              </table:table-cell>
              <table:table-cell office:value-type="float" office:value="-2.17876918936009">
                <text:p>-2.1787691893600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.7999999999999">
                <text:p>6.7999999999999</text:p>
              </table:table-cell>
              <table:table-cell office:value-type="float" office:value="-2.17897853769846">
                <text:p>-2.1789785376984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.8099999999999">
                <text:p>6.8099999999999</text:p>
              </table:table-cell>
              <table:table-cell office:value-type="float" office:value="-2.17918696447473">
                <text:p>-2.1791869644747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.8199999999999">
                <text:p>6.8199999999999</text:p>
              </table:table-cell>
              <table:table-cell office:value-type="float" office:value="-2.17939447509001">
                <text:p>-2.1793944750900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.8299999999999">
                <text:p>6.8299999999999</text:p>
              </table:table-cell>
              <table:table-cell office:value-type="float" office:value="-2.17960107490587">
                <text:p>-2.1796010749058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.8399999999999">
                <text:p>6.8399999999999</text:p>
              </table:table-cell>
              <table:table-cell office:value-type="float" office:value="-2.17980676924474">
                <text:p>-2.1798067692447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.8499999999999">
                <text:p>6.8499999999999</text:p>
              </table:table-cell>
              <table:table-cell office:value-type="float" office:value="-2.1800115633902">
                <text:p>-2.18001156339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.8599999999999">
                <text:p>6.8599999999999</text:p>
              </table:table-cell>
              <table:table-cell office:value-type="float" office:value="-2.18021546258737">
                <text:p>-2.1802154625873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.8699999999999">
                <text:p>6.8699999999999</text:p>
              </table:table-cell>
              <table:table-cell office:value-type="float" office:value="-2.18041847204322">
                <text:p>-2.180418472043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.8799999999999">
                <text:p>6.8799999999999</text:p>
              </table:table-cell>
              <table:table-cell office:value-type="float" office:value="-2.1806205969269">
                <text:p>-2.18062059692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.8899999999999">
                <text:p>6.8899999999999</text:p>
              </table:table-cell>
              <table:table-cell office:value-type="float" office:value="-2.18082184237008">
                <text:p>-2.180821842370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.8999999999999">
                <text:p>6.8999999999999</text:p>
              </table:table-cell>
              <table:table-cell office:value-type="float" office:value="-2.18102221346727">
                <text:p>-2.1810222134672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9099999999999">
                <text:p>6.9099999999999</text:p>
              </table:table-cell>
              <table:table-cell office:value-type="float" office:value="-2.18122171527614">
                <text:p>-2.1812217152761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.9199999999999">
                <text:p>6.9199999999999</text:p>
              </table:table-cell>
              <table:table-cell office:value-type="float" office:value="-2.18142035281785">
                <text:p>-2.181420352817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.9299999999999">
                <text:p>6.9299999999999</text:p>
              </table:table-cell>
              <table:table-cell office:value-type="float" office:value="-2.18161813107735">
                <text:p>-2.181618131077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.9399999999999">
                <text:p>6.9399999999999</text:p>
              </table:table-cell>
              <table:table-cell office:value-type="float" office:value="-2.18181505500371">
                <text:p>-2.1818150550037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.9499999999999">
                <text:p>6.9499999999999</text:p>
              </table:table-cell>
              <table:table-cell office:value-type="float" office:value="-2.18201112951041">
                <text:p>-2.1820111295104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.9599999999999">
                <text:p>6.9599999999999</text:p>
              </table:table-cell>
              <table:table-cell office:value-type="float" office:value="-2.18220635947567">
                <text:p>-2.1822063594756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.9699999999999">
                <text:p>6.9699999999999</text:p>
              </table:table-cell>
              <table:table-cell office:value-type="float" office:value="-2.18240074974273">
                <text:p>-2.1824007497427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.9799999999999">
                <text:p>6.9799999999999</text:p>
              </table:table-cell>
              <table:table-cell office:value-type="float" office:value="-2.18259430512017">
                <text:p>-2.1825943051201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98999999999989">
                <text:p>6.98999999999989</text:p>
              </table:table-cell>
              <table:table-cell office:value-type="float" office:value="-2.18278703038218">
                <text:p>-2.182787030382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99999999999989">
                <text:p>6.99999999999989</text:p>
              </table:table-cell>
              <table:table-cell office:value-type="float" office:value="-2.18297893026891">
                <text:p>-2.182978930268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.00999999999989">
                <text:p>7.00999999999989</text:p>
              </table:table-cell>
              <table:table-cell office:value-type="float" office:value="-2.18317000948668">
                <text:p>-2.1831700094866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.01999999999989">
                <text:p>7.01999999999989</text:p>
              </table:table-cell>
              <table:table-cell office:value-type="float" office:value="-2.18336027270835">
                <text:p>-2.183360272708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.02999999999989">
                <text:p>7.02999999999989</text:p>
              </table:table-cell>
              <table:table-cell office:value-type="float" office:value="-2.18354972457354">
                <text:p>-2.1835497245735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.03999999999989">
                <text:p>7.03999999999989</text:p>
              </table:table-cell>
              <table:table-cell office:value-type="float" office:value="-2.18373836968896">
                <text:p>-2.183738369688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.04999999999989">
                <text:p>7.04999999999989</text:p>
              </table:table-cell>
              <table:table-cell office:value-type="float" office:value="-2.18392621262867">
                <text:p>-2.1839262126286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.05999999999989">
                <text:p>7.05999999999989</text:p>
              </table:table-cell>
              <table:table-cell office:value-type="float" office:value="-2.18411325793435">
                <text:p>-2.184113257934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.06999999999989">
                <text:p>7.06999999999989</text:p>
              </table:table-cell>
              <table:table-cell office:value-type="float" office:value="-2.18429951011559">
                <text:p>-2.184299510115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.07999999999989">
                <text:p>7.07999999999989</text:p>
              </table:table-cell>
              <table:table-cell office:value-type="float" office:value="-2.18448497365014">
                <text:p>-2.184484973650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.08999999999989">
                <text:p>7.08999999999989</text:p>
              </table:table-cell>
              <table:table-cell office:value-type="float" office:value="-2.18466965298423">
                <text:p>-2.1846696529842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.09999999999989">
                <text:p>7.09999999999989</text:p>
              </table:table-cell>
              <table:table-cell office:value-type="float" office:value="-2.18485355253276">
                <text:p>-2.1848535525327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.10999999999989">
                <text:p>7.10999999999989</text:p>
              </table:table-cell>
              <table:table-cell office:value-type="float" office:value="-2.18503667667964">
                <text:p>-2.1850366766796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.11999999999989">
                <text:p>7.11999999999989</text:p>
              </table:table-cell>
              <table:table-cell office:value-type="float" office:value="-2.18521902977798">
                <text:p>-2.1852190297779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.12999999999989">
                <text:p>7.12999999999989</text:p>
              </table:table-cell>
              <table:table-cell office:value-type="float" office:value="-2.18540061615041">
                <text:p>-2.1854006161504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.13999999999989">
                <text:p>7.13999999999989</text:p>
              </table:table-cell>
              <table:table-cell office:value-type="float" office:value="-2.1855814400893">
                <text:p>-2.18558144008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.14999999999989">
                <text:p>7.14999999999989</text:p>
              </table:table-cell>
              <table:table-cell office:value-type="float" office:value="-2.18576150585704">
                <text:p>-2.185761505857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.15999999999989">
                <text:p>7.15999999999989</text:p>
              </table:table-cell>
              <table:table-cell office:value-type="float" office:value="-2.18594081768626">
                <text:p>-2.1859408176862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.16999999999989">
                <text:p>7.16999999999989</text:p>
              </table:table-cell>
              <table:table-cell office:value-type="float" office:value="-2.18611937978009">
                <text:p>-2.186119379780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.17999999999989">
                <text:p>7.17999999999989</text:p>
              </table:table-cell>
              <table:table-cell office:value-type="float" office:value="-2.18629719631242">
                <text:p>-2.1862971963124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.18999999999989">
                <text:p>7.18999999999989</text:p>
              </table:table-cell>
              <table:table-cell office:value-type="float" office:value="-2.18647427142815">
                <text:p>-2.186474271428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.19999999999989">
                <text:p>7.19999999999989</text:p>
              </table:table-cell>
              <table:table-cell office:value-type="float" office:value="-2.18665060924338">
                <text:p>-2.186650609243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.20999999999989">
                <text:p>7.20999999999989</text:p>
              </table:table-cell>
              <table:table-cell office:value-type="float" office:value="-2.18682621384571">
                <text:p>-2.1868262138457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.21999999999989">
                <text:p>7.21999999999989</text:p>
              </table:table-cell>
              <table:table-cell office:value-type="float" office:value="-2.18700108929445">
                <text:p>-2.187001089294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.22999999999989">
                <text:p>7.22999999999989</text:p>
              </table:table-cell>
              <table:table-cell office:value-type="float" office:value="-2.18717523962085">
                <text:p>-2.1871752396208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.23999999999989">
                <text:p>7.23999999999989</text:p>
              </table:table-cell>
              <table:table-cell office:value-type="float" office:value="-2.18734866882834">
                <text:p>-2.187348668828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.24999999999989">
                <text:p>7.24999999999989</text:p>
              </table:table-cell>
              <table:table-cell office:value-type="float" office:value="-2.18752138089278">
                <text:p>-2.1875213808927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.25999999999989">
                <text:p>7.25999999999989</text:p>
              </table:table-cell>
              <table:table-cell office:value-type="float" office:value="-2.18769337976263">
                <text:p>-2.187693379762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.26999999999989">
                <text:p>7.26999999999989</text:p>
              </table:table-cell>
              <table:table-cell office:value-type="float" office:value="-2.18786466935923">
                <text:p>-2.1878646693592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.27999999999989">
                <text:p>7.27999999999989</text:p>
              </table:table-cell>
              <table:table-cell office:value-type="float" office:value="-2.18803525357702">
                <text:p>-2.1880352535770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.28999999999989">
                <text:p>7.28999999999989</text:p>
              </table:table-cell>
              <table:table-cell office:value-type="float" office:value="-2.18820513628374">
                <text:p>-2.1882051362837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.29999999999989">
                <text:p>7.29999999999989</text:p>
              </table:table-cell>
              <table:table-cell office:value-type="float" office:value="-2.18837432132063">
                <text:p>-2.188374321320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.30999999999989">
                <text:p>7.30999999999989</text:p>
              </table:table-cell>
              <table:table-cell office:value-type="float" office:value="-2.18854281250272">
                <text:p>-2.1885428125027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.31999999999989">
                <text:p>7.31999999999989</text:p>
              </table:table-cell>
              <table:table-cell office:value-type="float" office:value="-2.18871061361896">
                <text:p>-2.1887106136189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.32999999999989">
                <text:p>7.32999999999989</text:p>
              </table:table-cell>
              <table:table-cell office:value-type="float" office:value="-2.18887772843249">
                <text:p>-2.1888777284324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.33999999999989">
                <text:p>7.33999999999989</text:p>
              </table:table-cell>
              <table:table-cell office:value-type="float" office:value="-2.18904416068084">
                <text:p>-2.1890441606808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.34999999999989">
                <text:p>7.34999999999989</text:p>
              </table:table-cell>
              <table:table-cell office:value-type="float" office:value="-2.18920991407611">
                <text:p>-2.189209914076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.35999999999989">
                <text:p>7.35999999999989</text:p>
              </table:table-cell>
              <table:table-cell office:value-type="float" office:value="-2.18937499230522">
                <text:p>-2.189374992305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.36999999999989">
                <text:p>7.36999999999989</text:p>
              </table:table-cell>
              <table:table-cell office:value-type="float" office:value="-2.18953939903007">
                <text:p>-2.189539399030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.37999999999989">
                <text:p>7.37999999999989</text:p>
              </table:table-cell>
              <table:table-cell office:value-type="float" office:value="-2.18970313788781">
                <text:p>-2.189703137887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.38999999999989">
                <text:p>7.38999999999989</text:p>
              </table:table-cell>
              <table:table-cell office:value-type="float" office:value="-2.18986621249094">
                <text:p>-2.1898662124909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.39999999999989">
                <text:p>7.39999999999989</text:p>
              </table:table-cell>
              <table:table-cell office:value-type="float" office:value="-2.19002862642762">
                <text:p>-2.1900286264276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.40999999999989">
                <text:p>7.40999999999989</text:p>
              </table:table-cell>
              <table:table-cell office:value-type="float" office:value="-2.19019038326179">
                <text:p>-2.1901903832617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.41999999999989">
                <text:p>7.41999999999989</text:p>
              </table:table-cell>
              <table:table-cell office:value-type="float" office:value="-2.19035148653338">
                <text:p>-2.1903514865333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.42999999999989">
                <text:p>7.42999999999989</text:p>
              </table:table-cell>
              <table:table-cell office:value-type="float" office:value="-2.19051193975855">
                <text:p>-2.190511939758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.43999999999989">
                <text:p>7.43999999999989</text:p>
              </table:table-cell>
              <table:table-cell office:value-type="float" office:value="-2.1906717464298">
                <text:p>-2.190671746429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.44999999999989">
                <text:p>7.44999999999989</text:p>
              </table:table-cell>
              <table:table-cell office:value-type="float" office:value="-2.19083091001624">
                <text:p>-2.190830910016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.45999999999988">
                <text:p>7.45999999999988</text:p>
              </table:table-cell>
              <table:table-cell office:value-type="float" office:value="-2.19098943396374">
                <text:p>-2.1909894339637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.46999999999988">
                <text:p>7.46999999999988</text:p>
              </table:table-cell>
              <table:table-cell office:value-type="float" office:value="-2.19114732169511">
                <text:p>-2.191147321695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.47999999999988">
                <text:p>7.47999999999988</text:p>
              </table:table-cell>
              <table:table-cell office:value-type="float" office:value="-2.19130457661029">
                <text:p>-2.1913045766102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.48999999999988">
                <text:p>7.48999999999988</text:p>
              </table:table-cell>
              <table:table-cell office:value-type="float" office:value="-2.19146120208657">
                <text:p>-2.191461202086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.49999999999988">
                <text:p>7.49999999999988</text:p>
              </table:table-cell>
              <table:table-cell office:value-type="float" office:value="-2.19161720147869">
                <text:p>-2.1916172014786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.50999999999988">
                <text:p>7.50999999999988</text:p>
              </table:table-cell>
              <table:table-cell office:value-type="float" office:value="-2.19177257811913">
                <text:p>-2.191772578119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.51999999999988">
                <text:p>7.51999999999988</text:p>
              </table:table-cell>
              <table:table-cell office:value-type="float" office:value="-2.19192733531817">
                <text:p>-2.1919273353181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.52999999999988">
                <text:p>7.52999999999988</text:p>
              </table:table-cell>
              <table:table-cell office:value-type="float" office:value="-2.19208147636416">
                <text:p>-2.1920814763641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.53999999999988">
                <text:p>7.53999999999988</text:p>
              </table:table-cell>
              <table:table-cell office:value-type="float" office:value="-2.19223500452365">
                <text:p>-2.192235004523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.54999999999988">
                <text:p>7.54999999999988</text:p>
              </table:table-cell>
              <table:table-cell office:value-type="float" office:value="-2.19238792304156">
                <text:p>-2.1923879230415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.55999999999988">
                <text:p>7.55999999999988</text:p>
              </table:table-cell>
              <table:table-cell office:value-type="float" office:value="-2.19254023514138">
                <text:p>-2.1925402351413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.56999999999988">
                <text:p>7.56999999999988</text:p>
              </table:table-cell>
              <table:table-cell office:value-type="float" office:value="-2.19269194402532">
                <text:p>-2.1926919440253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.57999999999988">
                <text:p>7.57999999999988</text:p>
              </table:table-cell>
              <table:table-cell office:value-type="float" office:value="-2.19284305287447">
                <text:p>-2.1928430528744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.58999999999988">
                <text:p>7.58999999999988</text:p>
              </table:table-cell>
              <table:table-cell office:value-type="float" office:value="-2.19299356484898">
                <text:p>-2.1929935648489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.59999999999988">
                <text:p>7.59999999999988</text:p>
              </table:table-cell>
              <table:table-cell office:value-type="float" office:value="-2.19314348308824">
                <text:p>-2.1931434830882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.60999999999988">
                <text:p>7.60999999999988</text:p>
              </table:table-cell>
              <table:table-cell office:value-type="float" office:value="-2.193292810711">
                <text:p>-2.1932928107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.61999999999988">
                <text:p>7.61999999999988</text:p>
              </table:table-cell>
              <table:table-cell office:value-type="float" office:value="-2.19344155081559">
                <text:p>-2.1934415508155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.62999999999988">
                <text:p>7.62999999999988</text:p>
              </table:table-cell>
              <table:table-cell office:value-type="float" office:value="-2.19358970648002">
                <text:p>-2.1935897064800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.63999999999988">
                <text:p>7.63999999999988</text:p>
              </table:table-cell>
              <table:table-cell office:value-type="float" office:value="-2.19373728076219">
                <text:p>-2.193737280762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.64999999999988">
                <text:p>7.64999999999988</text:p>
              </table:table-cell>
              <table:table-cell office:value-type="float" office:value="-2.19388427670001">
                <text:p>-2.1938842767000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.65999999999988">
                <text:p>7.65999999999988</text:p>
              </table:table-cell>
              <table:table-cell office:value-type="float" office:value="-2.1940306973116">
                <text:p>-2.19403069731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.66999999999988">
                <text:p>7.66999999999988</text:p>
              </table:table-cell>
              <table:table-cell office:value-type="float" office:value="-2.19417654559539">
                <text:p>-2.1941765455953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.67999999999988">
                <text:p>7.67999999999988</text:p>
              </table:table-cell>
              <table:table-cell office:value-type="float" office:value="-2.19432182453031">
                <text:p>-2.194321824530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.68999999999988">
                <text:p>7.68999999999988</text:p>
              </table:table-cell>
              <table:table-cell office:value-type="float" office:value="-2.19446653707594">
                <text:p>-2.1944665370759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.69999999999988">
                <text:p>7.69999999999988</text:p>
              </table:table-cell>
              <table:table-cell office:value-type="float" office:value="-2.19461068617265">
                <text:p>-2.194610686172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.70999999999988">
                <text:p>7.70999999999988</text:p>
              </table:table-cell>
              <table:table-cell office:value-type="float" office:value="-2.19475427474176">
                <text:p>-2.1947542747417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.71999999999988">
                <text:p>7.71999999999988</text:p>
              </table:table-cell>
              <table:table-cell office:value-type="float" office:value="-2.19489730568567">
                <text:p>-2.1948973056856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.72999999999988">
                <text:p>7.72999999999988</text:p>
              </table:table-cell>
              <table:table-cell office:value-type="float" office:value="-2.19503978188802">
                <text:p>-2.195039781888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.73999999999988">
                <text:p>7.73999999999988</text:p>
              </table:table-cell>
              <table:table-cell office:value-type="float" office:value="-2.19518170621385">
                <text:p>-2.1951817062138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.74999999999988">
                <text:p>7.74999999999988</text:p>
              </table:table-cell>
              <table:table-cell office:value-type="float" office:value="-2.1953230815097">
                <text:p>-2.195323081509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.75999999999988">
                <text:p>7.75999999999988</text:p>
              </table:table-cell>
              <table:table-cell office:value-type="float" office:value="-2.19546391060382">
                <text:p>-2.1954639106038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.76999999999988">
                <text:p>7.76999999999988</text:p>
              </table:table-cell>
              <table:table-cell office:value-type="float" office:value="-2.19560419630623">
                <text:p>-2.1956041963062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.77999999999988">
                <text:p>7.77999999999988</text:p>
              </table:table-cell>
              <table:table-cell office:value-type="float" office:value="-2.19574394140893">
                <text:p>-2.1957439414089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.78999999999988">
                <text:p>7.78999999999988</text:p>
              </table:table-cell>
              <table:table-cell office:value-type="float" office:value="-2.19588314868601">
                <text:p>-2.1958831486860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.79999999999988">
                <text:p>7.79999999999988</text:p>
              </table:table-cell>
              <table:table-cell office:value-type="float" office:value="-2.19602182089376">
                <text:p>-2.1960218208937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.80999999999988">
                <text:p>7.80999999999988</text:p>
              </table:table-cell>
              <table:table-cell office:value-type="float" office:value="-2.19615996077088">
                <text:p>-2.1961599607708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.81999999999988">
                <text:p>7.81999999999988</text:p>
              </table:table-cell>
              <table:table-cell office:value-type="float" office:value="-2.19629757103853">
                <text:p>-2.1962975710385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.82999999999988">
                <text:p>7.82999999999988</text:p>
              </table:table-cell>
              <table:table-cell office:value-type="float" office:value="-2.19643465440053">
                <text:p>-2.1964346544005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.83999999999988">
                <text:p>7.83999999999988</text:p>
              </table:table-cell>
              <table:table-cell office:value-type="float" office:value="-2.19657121354345">
                <text:p>-2.1965712135434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.84999999999988">
                <text:p>7.84999999999988</text:p>
              </table:table-cell>
              <table:table-cell office:value-type="float" office:value="-2.19670725113679">
                <text:p>-2.1967072511367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.85999999999988">
                <text:p>7.85999999999988</text:p>
              </table:table-cell>
              <table:table-cell office:value-type="float" office:value="-2.19684276983303">
                <text:p>-2.1968427698330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.86999999999988">
                <text:p>7.86999999999988</text:p>
              </table:table-cell>
              <table:table-cell office:value-type="float" office:value="-2.19697777226785">
                <text:p>-2.1969777722678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.87999999999988">
                <text:p>7.87999999999988</text:p>
              </table:table-cell>
              <table:table-cell office:value-type="float" office:value="-2.1971122610602">
                <text:p>-2.197112261060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.88999999999988">
                <text:p>7.88999999999988</text:p>
              </table:table-cell>
              <table:table-cell office:value-type="float" office:value="-2.19724623881245">
                <text:p>-2.1972462388124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.89999999999988">
                <text:p>7.89999999999988</text:p>
              </table:table-cell>
              <table:table-cell office:value-type="float" office:value="-2.1973797081105">
                <text:p>-2.19737970811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.90999999999988">
                <text:p>7.90999999999988</text:p>
              </table:table-cell>
              <table:table-cell office:value-type="float" office:value="-2.19751267152393">
                <text:p>-2.1975126715239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.91999999999988">
                <text:p>7.91999999999988</text:p>
              </table:table-cell>
              <table:table-cell office:value-type="float" office:value="-2.1976451316061">
                <text:p>-2.197645131606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.92999999999987">
                <text:p>7.92999999999987</text:p>
              </table:table-cell>
              <table:table-cell office:value-type="float" office:value="-2.19777709089426">
                <text:p>-2.197777090894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.93999999999987">
                <text:p>7.93999999999987</text:p>
              </table:table-cell>
              <table:table-cell office:value-type="float" office:value="-2.19790855190974">
                <text:p>-2.1979085519097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.94999999999987">
                <text:p>7.94999999999987</text:p>
              </table:table-cell>
              <table:table-cell office:value-type="float" office:value="-2.19803951715797">
                <text:p>-2.1980395171579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.95999999999987">
                <text:p>7.95999999999987</text:p>
              </table:table-cell>
              <table:table-cell office:value-type="float" office:value="-2.19816998912869">
                <text:p>-2.1981699891286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.96999999999987">
                <text:p>7.96999999999987</text:p>
              </table:table-cell>
              <table:table-cell office:value-type="float" office:value="-2.19829997029602">
                <text:p>-2.1982999702960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.97999999999987">
                <text:p>7.97999999999987</text:p>
              </table:table-cell>
              <table:table-cell office:value-type="float" office:value="-2.19842946311858">
                <text:p>-2.1984294631185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.98999999999987">
                <text:p>7.98999999999987</text:p>
              </table:table-cell>
              <table:table-cell office:value-type="float" office:value="-2.19855847003962">
                <text:p>-2.1985584700396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99999999999987">
                <text:p>7.99999999999987</text:p>
              </table:table-cell>
              <table:table-cell office:value-type="float" office:value="-2.19868699348713">
                <text:p>-2.198686993487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L2:Sheet1.L702 Sheet1.P2:Sheet1.P702" svg:x="0.32cm" svg:y="0.18cm" svg:width="12.508cm" svg:height="8.64cm">
          <chart:coordinate-region svg:x="1.153cm" svg:y="0.379cm" svg:width="11.58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2:Sheet1.P702" chart:class="chart:scatter">
            <chart:domain table:cell-range-address="Sheet1.L2:Sheet1.L702"/>
            <chart:data-point chart:repeated="7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L2:Sheet1.L702</svg:desc>
                </draw:g>
              </table:table-cell>
              <table:table-cell office:value-type="float" office:value="-1.4142135623731">
                <text:p>-1.4142135623731</text:p>
                <draw:g>
                  <svg:desc>Sheet1.P2:Sheet1.P7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">
                <text:p>1.01</text:p>
              </table:table-cell>
              <table:table-cell office:value-type="float" office:value="-1.45578500255258">
                <text:p>-1.45578500255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-1.49721512959623">
                <text:p>-1.497215129596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">
                <text:p>1.03</text:p>
              </table:table-cell>
              <table:table-cell office:value-type="float" office:value="-1.53850409639103">
                <text:p>-1.53850409639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">
                <text:p>1.04</text:p>
              </table:table-cell>
              <table:table-cell office:value-type="float" office:value="-1.57965210147978">
                <text:p>-1.57965210147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5">
                <text:p>1.05</text:p>
              </table:table-cell>
              <table:table-cell office:value-type="float" office:value="-1.62065938588241">
                <text:p>-1.62065938588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6">
                <text:p>1.06</text:p>
              </table:table-cell>
              <table:table-cell office:value-type="float" office:value="-1.66152623012182">
                <text:p>-1.66152623012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7">
                <text:p>1.07</text:p>
              </table:table-cell>
              <table:table-cell office:value-type="float" office:value="-1.70225295144038">
                <text:p>-1.70225295144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8">
                <text:p>1.08</text:p>
              </table:table-cell>
              <table:table-cell office:value-type="float" office:value="-1.74283990119406">
                <text:p>-1.74283990119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">
                <text:p>1.09</text:p>
              </table:table-cell>
              <table:table-cell office:value-type="float" office:value="-1.7832874624121">
                <text:p>-1.7832874624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-1.82359604751119">
                <text:p>-1.82359604751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1">
                <text:p>1.11</text:p>
              </table:table-cell>
              <table:table-cell office:value-type="float" office:value="-1.86376609615368">
                <text:p>-1.86376609615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2">
                <text:p>1.12</text:p>
              </table:table-cell>
              <table:table-cell office:value-type="float" office:value="-1.90379807324037">
                <text:p>-1.903798073240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3">
                <text:p>1.13</text:p>
              </table:table-cell>
              <table:table-cell office:value-type="float" office:value="-1.94369246702904">
                <text:p>-1.94369246702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4">
                <text:p>1.14</text:p>
              </table:table-cell>
              <table:table-cell office:value-type="float" office:value="-1.98344978737023">
                <text:p>-1.98344978737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5">
                <text:p>1.15</text:p>
              </table:table-cell>
              <table:table-cell office:value-type="float" office:value="-2.02307056405299">
                <text:p>-2.02307056405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">
                <text:p>1.16</text:p>
              </table:table-cell>
              <table:table-cell office:value-type="float" office:value="-2.06255534525314">
                <text:p>-2.062555345253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7">
                <text:p>1.17</text:p>
              </table:table-cell>
              <table:table-cell office:value-type="float" office:value="-2.10190469607762">
                <text:p>-2.101904696077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8">
                <text:p>1.18</text:p>
              </table:table-cell>
              <table:table-cell office:value-type="float" office:value="-2.14111919719872">
                <text:p>-2.14111919719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9">
                <text:p>1.19</text:p>
              </table:table-cell>
              <table:table-cell office:value-type="float" office:value="-2.18019944357254">
                <text:p>-2.18019944357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-2.21914604323614">
                <text:p>-2.21914604323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1">
                <text:p>1.21</text:p>
              </table:table-cell>
              <table:table-cell office:value-type="float" office:value="-2.2579596161787">
                <text:p>-2.25795961617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2">
                <text:p>1.22</text:p>
              </table:table-cell>
              <table:table-cell office:value-type="float" office:value="-2.29664079328182">
                <text:p>-2.296640793281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3">
                <text:p>1.23</text:p>
              </table:table-cell>
              <table:table-cell office:value-type="float" office:value="-2.3351902153248">
                <text:p>-2.3351902153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4">
                <text:p>1.24</text:p>
              </table:table-cell>
              <table:table-cell office:value-type="float" office:value="-2.37360853205074">
                <text:p>-2.37360853205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-2.41189640128986">
                <text:p>-2.411896401289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6">
                <text:p>1.26</text:p>
              </table:table-cell>
              <table:table-cell office:value-type="float" office:value="-2.45005448813637">
                <text:p>-2.450054488136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7">
                <text:p>1.27</text:p>
              </table:table-cell>
              <table:table-cell office:value-type="float" office:value="-2.4880834641757">
                <text:p>-2.48808346417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8">
                <text:p>1.28</text:p>
              </table:table-cell>
              <table:table-cell office:value-type="float" office:value="-2.52598400675903">
                <text:p>-2.525984006759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9">
                <text:p>1.29</text:p>
              </table:table-cell>
              <table:table-cell office:value-type="float" office:value="-2.56375679832218">
                <text:p>-2.563756798322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">
                <text:p>1.3</text:p>
              </table:table-cell>
              <table:table-cell office:value-type="float" office:value="-2.60140252574632">
                <text:p>-2.601402525746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1">
                <text:p>1.31</text:p>
              </table:table-cell>
              <table:table-cell office:value-type="float" office:value="-2.63892187975779">
                <text:p>-2.638921879757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2">
                <text:p>1.32</text:p>
              </table:table-cell>
              <table:table-cell office:value-type="float" office:value="-2.67631555436489">
                <text:p>-2.676315554364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3">
                <text:p>1.33</text:p>
              </table:table-cell>
              <table:table-cell office:value-type="float" office:value="-2.7135842463293">
                <text:p>-2.71358424632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4">
                <text:p>1.34</text:p>
              </table:table-cell>
              <table:table-cell office:value-type="float" office:value="-2.75072865467014">
                <text:p>-2.75072865467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5">
                <text:p>1.35</text:p>
              </table:table-cell>
              <table:table-cell office:value-type="float" office:value="-2.7877494801987">
                <text:p>-2.78774948019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6">
                <text:p>1.36</text:p>
              </table:table-cell>
              <table:table-cell office:value-type="float" office:value="-2.82464742508203">
                <text:p>-2.824647425082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7">
                <text:p>1.37</text:p>
              </table:table-cell>
              <table:table-cell office:value-type="float" office:value="-2.86142319243379">
                <text:p>-2.861423192433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8">
                <text:p>1.38</text:p>
              </table:table-cell>
              <table:table-cell office:value-type="float" office:value="-2.8980774859306">
                <text:p>-2.8980774859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9">
                <text:p>1.39</text:p>
              </table:table-cell>
              <table:table-cell office:value-type="float" office:value="-2.93461100945256">
                <text:p>-2.93461100945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">
                <text:p>1.4</text:p>
              </table:table-cell>
              <table:table-cell office:value-type="float" office:value="-2.97102446674637">
                <text:p>-2.97102446674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1">
                <text:p>1.41</text:p>
              </table:table-cell>
              <table:table-cell office:value-type="float" office:value="-3.00731856110995">
                <text:p>-3.007318561109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2">
                <text:p>1.42</text:p>
              </table:table-cell>
              <table:table-cell office:value-type="float" office:value="-3.04349399509709">
                <text:p>-3.043493995097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3">
                <text:p>1.43</text:p>
              </table:table-cell>
              <table:table-cell office:value-type="float" office:value="-3.07955147024114">
                <text:p>-3.07955147024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4">
                <text:p>1.44</text:p>
              </table:table-cell>
              <table:table-cell office:value-type="float" office:value="-3.11549168679656">
                <text:p>-3.115491686796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5">
                <text:p>1.45</text:p>
              </table:table-cell>
              <table:table-cell office:value-type="float" office:value="-3.15131534349736">
                <text:p>-3.151315343497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6">
                <text:p>1.46</text:p>
              </table:table-cell>
              <table:table-cell office:value-type="float" office:value="-3.18702313733136">
                <text:p>-3.187023137331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7">
                <text:p>1.47</text:p>
              </table:table-cell>
              <table:table-cell office:value-type="float" office:value="-3.2226157633295">
                <text:p>-3.22261576332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8">
                <text:p>1.48</text:p>
              </table:table-cell>
              <table:table-cell office:value-type="float" office:value="-3.25809391436928">
                <text:p>-3.258093914369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9">
                <text:p>1.49</text:p>
              </table:table-cell>
              <table:table-cell office:value-type="float" office:value="-3.29345828099143">
                <text:p>-3.293458280991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">
                <text:p>1.5</text:p>
              </table:table-cell>
              <table:table-cell office:value-type="float" office:value="-3.32870955122929">
                <text:p>-3.328709551229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1">
                <text:p>1.51</text:p>
              </table:table-cell>
              <table:table-cell office:value-type="float" office:value="-3.36384841044988">
                <text:p>-3.363848410449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2">
                <text:p>1.52</text:p>
              </table:table-cell>
              <table:table-cell office:value-type="float" office:value="-3.39887554120628">
                <text:p>-3.398875541206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3">
                <text:p>1.53</text:p>
              </table:table-cell>
              <table:table-cell office:value-type="float" office:value="-3.43379162310048">
                <text:p>-3.43379162310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4">
                <text:p>1.54</text:p>
              </table:table-cell>
              <table:table-cell office:value-type="float" office:value="-3.46859733265618">
                <text:p>-3.46859733265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5">
                <text:p>1.55</text:p>
              </table:table-cell>
              <table:table-cell office:value-type="float" office:value="-3.50329334320102">
                <text:p>-3.503293343201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6">
                <text:p>1.56</text:p>
              </table:table-cell>
              <table:table-cell office:value-type="float" office:value="-3.53788032475761">
                <text:p>-3.537880324757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7">
                <text:p>1.57</text:p>
              </table:table-cell>
              <table:table-cell office:value-type="float" office:value="-3.57235894394291">
                <text:p>-3.57235894394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8">
                <text:p>1.58</text:p>
              </table:table-cell>
              <table:table-cell office:value-type="float" office:value="-3.56550729723734">
                <text:p>-3.565507297237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9">
                <text:p>1.59</text:p>
              </table:table-cell>
              <table:table-cell office:value-type="float" office:value="-3.54901207105071">
                <text:p>-3.549012071050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">
                <text:p>1.6</text:p>
              </table:table-cell>
              <table:table-cell office:value-type="float" office:value="-3.5328251628216">
                <text:p>-3.53282516282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1">
                <text:p>1.61</text:p>
              </table:table-cell>
              <table:table-cell office:value-type="float" office:value="-3.51693893631546">
                <text:p>-3.516938936315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2">
                <text:p>1.62</text:p>
              </table:table-cell>
              <table:table-cell office:value-type="float" office:value="-3.50134599025427">
                <text:p>-3.501345990254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3">
                <text:p>1.63</text:p>
              </table:table-cell>
              <table:table-cell office:value-type="float" office:value="-3.48603914969449">
                <text:p>-3.486039149694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4">
                <text:p>1.64</text:p>
              </table:table-cell>
              <table:table-cell office:value-type="float" office:value="-3.4710114577719">
                <text:p>-3.47101145777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5">
                <text:p>1.65</text:p>
              </table:table-cell>
              <table:table-cell office:value-type="float" office:value="-3.45625616779552">
                <text:p>-3.45625616779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6">
                <text:p>1.66</text:p>
              </table:table-cell>
              <table:table-cell office:value-type="float" office:value="-3.44176673567401">
                <text:p>-3.441766735674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7">
                <text:p>1.67</text:p>
              </table:table-cell>
              <table:table-cell office:value-type="float" office:value="-3.4275368126585">
                <text:p>-3.42753681265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8">
                <text:p>1.68</text:p>
              </table:table-cell>
              <table:table-cell office:value-type="float" office:value="-3.41356023838694">
                <text:p>-3.413560238386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9">
                <text:p>1.69</text:p>
              </table:table-cell>
              <table:table-cell office:value-type="float" office:value="-3.39983103421564">
                <text:p>-3.399831034215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">
                <text:p>1.7</text:p>
              </table:table-cell>
              <table:table-cell office:value-type="float" office:value="-3.38634339682467">
                <text:p>-3.386343396824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1">
                <text:p>1.71</text:p>
              </table:table-cell>
              <table:table-cell office:value-type="float" office:value="-3.37309169208416">
                <text:p>-3.373091692084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2">
                <text:p>1.72</text:p>
              </table:table-cell>
              <table:table-cell office:value-type="float" office:value="-3.36007044916959">
                <text:p>-3.360070449169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3">
                <text:p>1.73</text:p>
              </table:table-cell>
              <table:table-cell office:value-type="float" office:value="-3.3472743549144">
                <text:p>-3.3472743549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4">
                <text:p>1.74</text:p>
              </table:table-cell>
              <table:table-cell office:value-type="float" office:value="-3.33469824838925">
                <text:p>-3.334698248389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5">
                <text:p>1.75</text:p>
              </table:table-cell>
              <table:table-cell office:value-type="float" office:value="-3.3223371156974">
                <text:p>-3.32233711569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6">
                <text:p>1.76</text:p>
              </table:table-cell>
              <table:table-cell office:value-type="float" office:value="-3.31018608497653">
                <text:p>-3.310186084976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7">
                <text:p>1.77</text:p>
              </table:table-cell>
              <table:table-cell office:value-type="float" office:value="-3.29824042159766">
                <text:p>-3.298240421597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8">
                <text:p>1.78</text:p>
              </table:table-cell>
              <table:table-cell office:value-type="float" office:value="-3.28649552355236">
                <text:p>-3.286495523552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9">
                <text:p>1.79</text:p>
              </table:table-cell>
              <table:table-cell office:value-type="float" office:value="-3.27494691701985">
                <text:p>-3.274946917019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">
                <text:p>1.8</text:p>
              </table:table-cell>
              <table:table-cell office:value-type="float" office:value="-3.26359025210596">
                <text:p>-3.263590252105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1">
                <text:p>1.81</text:p>
              </table:table-cell>
              <table:table-cell office:value-type="float" office:value="-3.25242129874647">
                <text:p>-3.252421298746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2">
                <text:p>1.82</text:p>
              </table:table-cell>
              <table:table-cell office:value-type="float" office:value="-3.24143594276757">
                <text:p>-3.241435942767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3">
                <text:p>1.83</text:p>
              </table:table-cell>
              <table:table-cell office:value-type="float" office:value="-3.2306301820966">
                <text:p>-3.23063018209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4">
                <text:p>1.84</text:p>
              </table:table-cell>
              <table:table-cell office:value-type="float" office:value="-3.22000012311652">
                <text:p>-3.220000123116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5">
                <text:p>1.85</text:p>
              </table:table-cell>
              <table:table-cell office:value-type="float" office:value="-3.20954197715801">
                <text:p>-3.20954197715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6">
                <text:p>1.86</text:p>
              </table:table-cell>
              <table:table-cell office:value-type="float" office:value="-3.19925205712316">
                <text:p>-3.199252057123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7">
                <text:p>1.87</text:p>
              </table:table-cell>
              <table:table-cell office:value-type="float" office:value="-3.18912677423527">
                <text:p>-3.189126774235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8">
                <text:p>1.88</text:p>
              </table:table-cell>
              <table:table-cell office:value-type="float" office:value="-3.17916263490926">
                <text:p>-3.179162634909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9">
                <text:p>1.89</text:p>
              </table:table-cell>
              <table:table-cell office:value-type="float" office:value="-3.16935623773783">
                <text:p>-3.169356237737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">
                <text:p>1.9</text:p>
              </table:table-cell>
              <table:table-cell office:value-type="float" office:value="-3.15970427058817">
                <text:p>-3.159704270588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1">
                <text:p>1.91</text:p>
              </table:table-cell>
              <table:table-cell office:value-type="float" office:value="-3.15020350780497">
                <text:p>-3.15020350780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2">
                <text:p>1.92</text:p>
              </table:table-cell>
              <table:table-cell office:value-type="float" office:value="-3.140850807515">
                <text:p>-3.1408508075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3">
                <text:p>1.93</text:p>
              </table:table-cell>
              <table:table-cell office:value-type="float" office:value="-3.13164310902932">
                <text:p>-3.131643109029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4">
                <text:p>1.94</text:p>
              </table:table-cell>
              <table:table-cell office:value-type="float" office:value="-3.12257743033885">
                <text:p>-3.122577430338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5">
                <text:p>1.95</text:p>
              </table:table-cell>
              <table:table-cell office:value-type="float" office:value="-3.11365086569975">
                <text:p>-3.113650865699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6">
                <text:p>1.96</text:p>
              </table:table-cell>
              <table:table-cell office:value-type="float" office:value="-3.10486058330469">
                <text:p>-3.104860583304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7">
                <text:p>1.97</text:p>
              </table:table-cell>
              <table:table-cell office:value-type="float" office:value="-3.09620382303674">
                <text:p>-3.096203823036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8">
                <text:p>1.98</text:p>
              </table:table-cell>
              <table:table-cell office:value-type="float" office:value="-3.08767789430244">
                <text:p>-3.087677894302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9">
                <text:p>1.99</text:p>
              </table:table-cell>
              <table:table-cell office:value-type="float" office:value="-3.07928017394089">
                <text:p>-3.079280173940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3.07100810420583">
                <text:p>-3.071008104205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1">
                <text:p>2.01</text:p>
              </table:table-cell>
              <table:table-cell office:value-type="float" office:value="-3.06285919081788">
                <text:p>-3.062859190817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2">
                <text:p>2.02</text:p>
              </table:table-cell>
              <table:table-cell office:value-type="float" office:value="-3.05483100108404">
                <text:p>-3.054831001084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3">
                <text:p>2.03</text:p>
              </table:table-cell>
              <table:table-cell office:value-type="float" office:value="-3.0469211620819">
                <text:p>-3.04692116208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4">
                <text:p>2.04</text:p>
              </table:table-cell>
              <table:table-cell office:value-type="float" office:value="-3.03912735890602">
                <text:p>-3.039127358906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5">
                <text:p>2.05</text:p>
              </table:table-cell>
              <table:table-cell office:value-type="float" office:value="-3.03144733297402">
                <text:p>-3.031447332974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06">
                <text:p>2.06</text:p>
              </table:table-cell>
              <table:table-cell office:value-type="float" office:value="-3.02387888039007">
                <text:p>-3.023878880390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07">
                <text:p>2.07</text:p>
              </table:table-cell>
              <table:table-cell office:value-type="float" office:value="-3.01641985036367">
                <text:p>-3.016419850363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08">
                <text:p>2.08</text:p>
              </table:table-cell>
              <table:table-cell office:value-type="float" office:value="-3.00906814368142">
                <text:p>-3.009068143681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09">
                <text:p>2.09</text:p>
              </table:table-cell>
              <table:table-cell office:value-type="float" office:value="-3.0018217112299">
                <text:p>-3.00182171122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">
                <text:p>2.1</text:p>
              </table:table-cell>
              <table:table-cell office:value-type="float" office:value="-2.99467855256764">
                <text:p>-2.994678552567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11">
                <text:p>2.11</text:p>
              </table:table-cell>
              <table:table-cell office:value-type="float" office:value="-2.98763671454444">
                <text:p>-2.987636714544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12">
                <text:p>2.12</text:p>
              </table:table-cell>
              <table:table-cell office:value-type="float" office:value="-2.98069428996603">
                <text:p>-2.980694289966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13">
                <text:p>2.13</text:p>
              </table:table-cell>
              <table:table-cell office:value-type="float" office:value="-2.97384941630261">
                <text:p>-2.973849416302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14">
                <text:p>2.14</text:p>
              </table:table-cell>
              <table:table-cell office:value-type="float" office:value="-2.96710027443954">
                <text:p>-2.96710027443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5">
                <text:p>2.15</text:p>
              </table:table-cell>
              <table:table-cell office:value-type="float" office:value="-2.96044508746854">
                <text:p>-2.960445087468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16">
                <text:p>2.16</text:p>
              </table:table-cell>
              <table:table-cell office:value-type="float" office:value="-2.95388211951803">
                <text:p>-2.953882119518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7">
                <text:p>2.17</text:p>
              </table:table-cell>
              <table:table-cell office:value-type="float" office:value="-2.9474096746211">
                <text:p>-2.94740967462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8">
                <text:p>2.18</text:p>
              </table:table-cell>
              <table:table-cell office:value-type="float" office:value="-2.94102609561975">
                <text:p>-2.94102609561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19">
                <text:p>2.19</text:p>
              </table:table-cell>
              <table:table-cell office:value-type="float" office:value="-2.93472976310405">
                <text:p>-2.934729763104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2">
                <text:p>2.2</text:p>
              </table:table-cell>
              <table:table-cell office:value-type="float" office:value="-2.92851909438498">
                <text:p>-2.928519094384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21">
                <text:p>2.21</text:p>
              </table:table-cell>
              <table:table-cell office:value-type="float" office:value="-2.92239254249981">
                <text:p>-2.922392542499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2">
                <text:p>2.22</text:p>
              </table:table-cell>
              <table:table-cell office:value-type="float" office:value="-2.91634859524862">
                <text:p>-2.916348595248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3">
                <text:p>2.23</text:p>
              </table:table-cell>
              <table:table-cell office:value-type="float" office:value="-2.91038577426116">
                <text:p>-2.910385774261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24">
                <text:p>2.24</text:p>
              </table:table-cell>
              <table:table-cell office:value-type="float" office:value="-2.90450263409266">
                <text:p>-2.904502634092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25">
                <text:p>2.25</text:p>
              </table:table-cell>
              <table:table-cell office:value-type="float" office:value="-2.89869776134782">
                <text:p>-2.898697761347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26">
                <text:p>2.26</text:p>
              </table:table-cell>
              <table:table-cell office:value-type="float" office:value="-2.8929697738318">
                <text:p>-2.89296977383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27">
                <text:p>2.27</text:p>
              </table:table-cell>
              <table:table-cell office:value-type="float" office:value="-2.8873173197274">
                <text:p>-2.88731731972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27999999999999">
                <text:p>2.27999999999999</text:p>
              </table:table-cell>
              <table:table-cell office:value-type="float" office:value="-2.88173907679734">
                <text:p>-2.881739076797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28999999999999">
                <text:p>2.28999999999999</text:p>
              </table:table-cell>
              <table:table-cell office:value-type="float" office:value="-2.87623375161101">
                <text:p>-2.876233751611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-2.87080007879458">
                <text:p>-2.870800078794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30999999999999">
                <text:p>2.30999999999999</text:p>
              </table:table-cell>
              <table:table-cell office:value-type="float" office:value="-2.86543682030384">
                <text:p>-2.865436820303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31999999999999">
                <text:p>2.31999999999999</text:p>
              </table:table-cell>
              <table:table-cell office:value-type="float" office:value="-2.86014276471896">
                <text:p>-2.860142764718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32999999999999">
                <text:p>2.32999999999999</text:p>
              </table:table-cell>
              <table:table-cell office:value-type="float" office:value="-2.85491672656032">
                <text:p>-2.854916726560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33999999999999">
                <text:p>2.33999999999999</text:p>
              </table:table-cell>
              <table:table-cell office:value-type="float" office:value="-2.84975754562483">
                <text:p>-2.849757545624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34999999999999">
                <text:p>2.34999999999999</text:p>
              </table:table-cell>
              <table:table-cell office:value-type="float" office:value="-2.84466408634193">
                <text:p>-2.844664086341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35999999999999">
                <text:p>2.35999999999999</text:p>
              </table:table-cell>
              <table:table-cell office:value-type="float" office:value="-2.83963523714869">
                <text:p>-2.839635237148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36999999999999">
                <text:p>2.36999999999999</text:p>
              </table:table-cell>
              <table:table-cell office:value-type="float" office:value="-2.83466990988327">
                <text:p>-2.834669909883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37999999999999">
                <text:p>2.37999999999999</text:p>
              </table:table-cell>
              <table:table-cell office:value-type="float" office:value="-2.82976703919626">
                <text:p>-2.829767039196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38999999999999">
                <text:p>2.38999999999999</text:p>
              </table:table-cell>
              <table:table-cell office:value-type="float" office:value="-2.82492558197919">
                <text:p>-2.824925581979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-2.8201445168096">
                <text:p>-2.82014451680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40999999999999">
                <text:p>2.40999999999999</text:p>
              </table:table-cell>
              <table:table-cell office:value-type="float" office:value="-2.81542284341236">
                <text:p>-2.815422843412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41999999999999">
                <text:p>2.41999999999999</text:p>
              </table:table-cell>
              <table:table-cell office:value-type="float" office:value="-2.81075958213635">
                <text:p>-2.810759582136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42999999999999">
                <text:p>2.42999999999999</text:p>
              </table:table-cell>
              <table:table-cell office:value-type="float" office:value="-2.80615377344635">
                <text:p>-2.806153773446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43999999999999">
                <text:p>2.43999999999999</text:p>
              </table:table-cell>
              <table:table-cell office:value-type="float" office:value="-2.80160447742934">
                <text:p>-2.801604477429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44999999999999">
                <text:p>2.44999999999999</text:p>
              </table:table-cell>
              <table:table-cell office:value-type="float" office:value="-2.79711077331501">
                <text:p>-2.797110773315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45999999999999">
                <text:p>2.45999999999999</text:p>
              </table:table-cell>
              <table:table-cell office:value-type="float" office:value="-2.79267175900974">
                <text:p>-2.792671759009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6999999999999">
                <text:p>2.46999999999999</text:p>
              </table:table-cell>
              <table:table-cell office:value-type="float" office:value="-2.78828655064389">
                <text:p>-2.788286550643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-2.78395428213178">
                <text:p>-2.783954282131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8999999999999">
                <text:p>2.48999999999999</text:p>
              </table:table-cell>
              <table:table-cell office:value-type="float" office:value="-2.77967410474401">
                <text:p>-2.779674104744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-2.77544518669173">
                <text:p>-2.775445186691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-2.77126671272255">
                <text:p>-2.771266712722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1999999999999">
                <text:p>2.51999999999999</text:p>
              </table:table-cell>
              <table:table-cell office:value-type="float" office:value="-2.76713788372753">
                <text:p>-2.767137883727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2999999999999">
                <text:p>2.52999999999999</text:p>
              </table:table-cell>
              <table:table-cell office:value-type="float" office:value="-2.76305791635916">
                <text:p>-2.763057916359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3999999999999">
                <text:p>2.53999999999999</text:p>
              </table:table-cell>
              <table:table-cell office:value-type="float" office:value="-2.7590260426597">
                <text:p>-2.75902604265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4999999999999">
                <text:p>2.54999999999999</text:p>
              </table:table-cell>
              <table:table-cell office:value-type="float" office:value="-2.75504150969986">
                <text:p>-2.755041509699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5999999999999">
                <text:p>2.55999999999999</text:p>
              </table:table-cell>
              <table:table-cell office:value-type="float" office:value="-2.75110357922719">
                <text:p>-2.751103579227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6999999999999">
                <text:p>2.56999999999999</text:p>
              </table:table-cell>
              <table:table-cell office:value-type="float" office:value="-2.74721152732416">
                <text:p>-2.747211527324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57999999999999">
                <text:p>2.57999999999999</text:p>
              </table:table-cell>
              <table:table-cell office:value-type="float" office:value="-2.74336464407538">
                <text:p>-2.743364644075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58999999999999">
                <text:p>2.58999999999999</text:p>
              </table:table-cell>
              <table:table-cell office:value-type="float" office:value="-2.73956223324389">
                <text:p>-2.739562233243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-2.73580361195611">
                <text:p>-2.735803611956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0999999999999">
                <text:p>2.60999999999999</text:p>
              </table:table-cell>
              <table:table-cell office:value-type="float" office:value="-2.73208811039523">
                <text:p>-2.732088110395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61999999999999">
                <text:p>2.61999999999999</text:p>
              </table:table-cell>
              <table:table-cell office:value-type="float" office:value="-2.72841507150273">
                <text:p>-2.728415071502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2999999999999">
                <text:p>2.62999999999999</text:p>
              </table:table-cell>
              <table:table-cell office:value-type="float" office:value="-2.72478385068793">
                <text:p>-2.724783850687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63999999999999">
                <text:p>2.63999999999999</text:p>
              </table:table-cell>
              <table:table-cell office:value-type="float" office:value="-2.72119381554513">
                <text:p>-2.721193815545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64999999999999">
                <text:p>2.64999999999999</text:p>
              </table:table-cell>
              <table:table-cell office:value-type="float" office:value="-2.71764434557826">
                <text:p>-2.717644345578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65999999999999">
                <text:p>2.65999999999999</text:p>
              </table:table-cell>
              <table:table-cell office:value-type="float" office:value="-2.71413483193275">
                <text:p>-2.714134831932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66999999999999">
                <text:p>2.66999999999999</text:p>
              </table:table-cell>
              <table:table-cell office:value-type="float" office:value="-2.71066467713439">
                <text:p>-2.710664677134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67999999999999">
                <text:p>2.67999999999999</text:p>
              </table:table-cell>
              <table:table-cell office:value-type="float" office:value="-2.70723329483506">
                <text:p>-2.707233294835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68999999999999">
                <text:p>2.68999999999999</text:p>
              </table:table-cell>
              <table:table-cell office:value-type="float" office:value="-2.70384010956501">
                <text:p>-2.703840109565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-2.70048455649154">
                <text:p>-2.700484556491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70999999999999">
                <text:p>2.70999999999999</text:p>
              </table:table-cell>
              <table:table-cell office:value-type="float" office:value="-2.69716608118399">
                <text:p>-2.697166081183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71999999999999">
                <text:p>2.71999999999999</text:p>
              </table:table-cell>
              <table:table-cell office:value-type="float" office:value="-2.69388413938464">
                <text:p>-2.693884139384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72999999999999">
                <text:p>2.72999999999999</text:p>
              </table:table-cell>
              <table:table-cell office:value-type="float" office:value="-2.69063819678559">
                <text:p>-2.690638196785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73999999999998">
                <text:p>2.73999999999998</text:p>
              </table:table-cell>
              <table:table-cell office:value-type="float" office:value="-2.68742772881125">
                <text:p>-2.68742772881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74999999999998">
                <text:p>2.74999999999998</text:p>
              </table:table-cell>
              <table:table-cell office:value-type="float" office:value="-2.68425222040639">
                <text:p>-2.684252220406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75999999999998">
                <text:p>2.75999999999998</text:p>
              </table:table-cell>
              <table:table-cell office:value-type="float" office:value="-2.68111116582957">
                <text:p>-2.681111165829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76999999999998">
                <text:p>2.76999999999998</text:p>
              </table:table-cell>
              <table:table-cell office:value-type="float" office:value="-2.67800406845174">
                <text:p>-2.678004068451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77999999999998">
                <text:p>2.77999999999998</text:p>
              </table:table-cell>
              <table:table-cell office:value-type="float" office:value="-2.67493044055993">
                <text:p>-2.674930440559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78999999999998">
                <text:p>2.78999999999998</text:p>
              </table:table-cell>
              <table:table-cell office:value-type="float" office:value="-2.67188980316586">
                <text:p>-2.671889803165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79999999999998">
                <text:p>2.79999999999998</text:p>
              </table:table-cell>
              <table:table-cell office:value-type="float" office:value="-2.6688816858193">
                <text:p>-2.66888168581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80999999999998">
                <text:p>2.80999999999998</text:p>
              </table:table-cell>
              <table:table-cell office:value-type="float" office:value="-2.66590562642613">
                <text:p>-2.665905626426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1999999999998">
                <text:p>2.81999999999998</text:p>
              </table:table-cell>
              <table:table-cell office:value-type="float" office:value="-2.66296117107079">
                <text:p>-2.662961171070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2999999999998">
                <text:p>2.82999999999998</text:p>
              </table:table-cell>
              <table:table-cell office:value-type="float" office:value="-2.66004787384327">
                <text:p>-2.660047873843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83999999999998">
                <text:p>2.83999999999998</text:p>
              </table:table-cell>
              <table:table-cell office:value-type="float" office:value="-2.65716529667022">
                <text:p>-2.657165296670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84999999999998">
                <text:p>2.84999999999998</text:p>
              </table:table-cell>
              <table:table-cell office:value-type="float" office:value="-2.6543130091503">
                <text:p>-2.65431300915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85999999999998">
                <text:p>2.85999999999998</text:p>
              </table:table-cell>
              <table:table-cell office:value-type="float" office:value="-2.65149058839348">
                <text:p>-2.651490588393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86999999999998">
                <text:p>2.86999999999998</text:p>
              </table:table-cell>
              <table:table-cell office:value-type="float" office:value="-2.6486976188643">
                <text:p>-2.64869761886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87999999999998">
                <text:p>2.87999999999998</text:p>
              </table:table-cell>
              <table:table-cell office:value-type="float" office:value="-2.64593369222889">
                <text:p>-2.64593369222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88999999999998">
                <text:p>2.88999999999998</text:p>
              </table:table-cell>
              <table:table-cell office:value-type="float" office:value="-2.64319840720577">
                <text:p>-2.643198407205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89999999999998">
                <text:p>2.89999999999998</text:p>
              </table:table-cell>
              <table:table-cell office:value-type="float" office:value="-2.64049136942014">
                <text:p>-2.640491369420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90999999999998">
                <text:p>2.90999999999998</text:p>
              </table:table-cell>
              <table:table-cell office:value-type="float" office:value="-2.63781219126172">
                <text:p>-2.637812191261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91999999999998">
                <text:p>2.91999999999998</text:p>
              </table:table-cell>
              <table:table-cell office:value-type="float" office:value="-2.63516049174603">
                <text:p>-2.635160491746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92999999999998">
                <text:p>2.92999999999998</text:p>
              </table:table-cell>
              <table:table-cell office:value-type="float" office:value="-2.63253589637891">
                <text:p>-2.632535896378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93999999999998">
                <text:p>2.93999999999998</text:p>
              </table:table-cell>
              <table:table-cell office:value-type="float" office:value="-2.62993803702431">
                <text:p>-2.629938037024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94999999999998">
                <text:p>2.94999999999998</text:p>
              </table:table-cell>
              <table:table-cell office:value-type="float" office:value="-2.62736655177516">
                <text:p>-2.627366551775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95999999999998">
                <text:p>2.95999999999998</text:p>
              </table:table-cell>
              <table:table-cell office:value-type="float" office:value="-2.62482108482735">
                <text:p>-2.624821084827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96999999999998">
                <text:p>2.96999999999998</text:p>
              </table:table-cell>
              <table:table-cell office:value-type="float" office:value="-2.62230128635665">
                <text:p>-2.622301286356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97999999999998">
                <text:p>2.97999999999998</text:p>
              </table:table-cell>
              <table:table-cell office:value-type="float" office:value="-2.61980681239847">
                <text:p>-2.619806812398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98999999999998">
                <text:p>2.98999999999998</text:p>
              </table:table-cell>
              <table:table-cell office:value-type="float" office:value="-2.61733732473052">
                <text:p>-2.617337324730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99999999999998">
                <text:p>2.99999999999998</text:p>
              </table:table-cell>
              <table:table-cell office:value-type="float" office:value="-2.61489249075815">
                <text:p>-2.614892490758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00999999999998">
                <text:p>3.00999999999998</text:p>
              </table:table-cell>
              <table:table-cell office:value-type="float" office:value="-2.61247198340232">
                <text:p>-2.612471983402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01999999999998">
                <text:p>3.01999999999998</text:p>
              </table:table-cell>
              <table:table-cell office:value-type="float" office:value="-2.61007548099024">
                <text:p>-2.610075480990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02999999999998">
                <text:p>3.02999999999998</text:p>
              </table:table-cell>
              <table:table-cell office:value-type="float" office:value="-2.60770266714847">
                <text:p>-2.607702667148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03999999999998">
                <text:p>3.03999999999998</text:p>
              </table:table-cell>
              <table:table-cell office:value-type="float" office:value="-2.60535323069851">
                <text:p>-2.605353230698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4999999999998">
                <text:p>3.04999999999998</text:p>
              </table:table-cell>
              <table:table-cell office:value-type="float" office:value="-2.60302686555478">
                <text:p>-2.603026865554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05999999999998">
                <text:p>3.05999999999998</text:p>
              </table:table-cell>
              <table:table-cell office:value-type="float" office:value="-2.6007232706249">
                <text:p>-2.60072327062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06999999999998">
                <text:p>3.06999999999998</text:p>
              </table:table-cell>
              <table:table-cell office:value-type="float" office:value="-2.59844214971229">
                <text:p>-2.598442149712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07999999999998">
                <text:p>3.07999999999998</text:p>
              </table:table-cell>
              <table:table-cell office:value-type="float" office:value="-2.59618321142091">
                <text:p>-2.596183211420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8999999999998">
                <text:p>3.08999999999998</text:p>
              </table:table-cell>
              <table:table-cell office:value-type="float" office:value="-2.59394616906226">
                <text:p>-2.593946169062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09999999999998">
                <text:p>3.09999999999998</text:p>
              </table:table-cell>
              <table:table-cell office:value-type="float" office:value="-2.59173074056434">
                <text:p>-2.591730740564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10999999999998">
                <text:p>3.10999999999998</text:p>
              </table:table-cell>
              <table:table-cell office:value-type="float" office:value="-2.58953664838281">
                <text:p>-2.589536648382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11999999999998">
                <text:p>3.11999999999998</text:p>
              </table:table-cell>
              <table:table-cell office:value-type="float" office:value="-2.58736361941397">
                <text:p>-2.587363619413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12999999999998">
                <text:p>3.12999999999998</text:p>
              </table:table-cell>
              <table:table-cell office:value-type="float" office:value="-2.58521138490985">
                <text:p>-2.585211384909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13999999999998">
                <text:p>3.13999999999998</text:p>
              </table:table-cell>
              <table:table-cell office:value-type="float" office:value="-2.58307968039508">
                <text:p>-2.583079680395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14999999999998">
                <text:p>3.14999999999998</text:p>
              </table:table-cell>
              <table:table-cell office:value-type="float" office:value="-2.58096824558562">
                <text:p>-2.580968245585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15999999999998">
                <text:p>3.15999999999998</text:p>
              </table:table-cell>
              <table:table-cell office:value-type="float" office:value="-2.57887682430934">
                <text:p>-2.578876824309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16999999999998">
                <text:p>3.16999999999998</text:p>
              </table:table-cell>
              <table:table-cell office:value-type="float" office:value="-2.57680516442828">
                <text:p>-2.576805164428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17999999999998">
                <text:p>3.17999999999998</text:p>
              </table:table-cell>
              <table:table-cell office:value-type="float" office:value="-2.57475301776268">
                <text:p>-2.574753017762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18999999999998">
                <text:p>3.18999999999998</text:p>
              </table:table-cell>
              <table:table-cell office:value-type="float" office:value="-2.57272014001664">
                <text:p>-2.572720140016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19999999999998">
                <text:p>3.19999999999998</text:p>
              </table:table-cell>
              <table:table-cell office:value-type="float" office:value="-2.57070629070541">
                <text:p>-2.570706290705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20999999999997">
                <text:p>3.20999999999997</text:p>
              </table:table-cell>
              <table:table-cell office:value-type="float" office:value="-2.56871123308424">
                <text:p>-2.568711233084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21999999999997">
                <text:p>3.21999999999997</text:p>
              </table:table-cell>
              <table:table-cell office:value-type="float" office:value="-2.56673473407887">
                <text:p>-2.566734734078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22999999999997">
                <text:p>3.22999999999997</text:p>
              </table:table-cell>
              <table:table-cell office:value-type="float" office:value="-2.56477656421737">
                <text:p>-2.564776564217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23999999999997">
                <text:p>3.23999999999997</text:p>
              </table:table-cell>
              <table:table-cell office:value-type="float" office:value="-2.56283649756357">
                <text:p>-2.562836497563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24999999999997">
                <text:p>3.24999999999997</text:p>
              </table:table-cell>
              <table:table-cell office:value-type="float" office:value="-2.56091431165192">
                <text:p>-2.560914311651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25999999999997">
                <text:p>3.25999999999997</text:p>
              </table:table-cell>
              <table:table-cell office:value-type="float" office:value="-2.55900978742363">
                <text:p>-2.559009787423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26999999999997">
                <text:p>3.26999999999997</text:p>
              </table:table-cell>
              <table:table-cell office:value-type="float" office:value="-2.55712270916434">
                <text:p>-2.557122709164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27999999999997">
                <text:p>3.27999999999997</text:p>
              </table:table-cell>
              <table:table-cell office:value-type="float" office:value="-2.55525286444298">
                <text:p>-2.555252864442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28999999999997">
                <text:p>3.28999999999997</text:p>
              </table:table-cell>
              <table:table-cell office:value-type="float" office:value="-2.55340004405201">
                <text:p>-2.553400044052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29999999999997">
                <text:p>3.29999999999997</text:p>
              </table:table-cell>
              <table:table-cell office:value-type="float" office:value="-2.55156404194889">
                <text:p>-2.551564041948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30999999999997">
                <text:p>3.30999999999997</text:p>
              </table:table-cell>
              <table:table-cell office:value-type="float" office:value="-2.54974465519878">
                <text:p>-2.549744655198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31999999999997">
                <text:p>3.31999999999997</text:p>
              </table:table-cell>
              <table:table-cell office:value-type="float" office:value="-2.54794168391851">
                <text:p>-2.547941683918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32999999999997">
                <text:p>3.32999999999997</text:p>
              </table:table-cell>
              <table:table-cell office:value-type="float" office:value="-2.54615493122161">
                <text:p>-2.546154931221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33999999999997">
                <text:p>3.33999999999997</text:p>
              </table:table-cell>
              <table:table-cell office:value-type="float" office:value="-2.54438420316463">
                <text:p>-2.544384203164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34999999999997">
                <text:p>3.34999999999997</text:p>
              </table:table-cell>
              <table:table-cell office:value-type="float" office:value="-2.54262930869444">
                <text:p>-2.542629308694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35999999999997">
                <text:p>3.35999999999997</text:p>
              </table:table-cell>
              <table:table-cell office:value-type="float" office:value="-2.54089005959674">
                <text:p>-2.540890059596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36999999999997">
                <text:p>3.36999999999997</text:p>
              </table:table-cell>
              <table:table-cell office:value-type="float" office:value="-2.53916627044558">
                <text:p>-2.539166270445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37999999999997">
                <text:p>3.37999999999997</text:p>
              </table:table-cell>
              <table:table-cell office:value-type="float" office:value="-2.53745775855392">
                <text:p>-2.537457758553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38999999999997">
                <text:p>3.38999999999997</text:p>
              </table:table-cell>
              <table:table-cell office:value-type="float" office:value="-2.53576434392525">
                <text:p>-2.535764343925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39999999999997">
                <text:p>3.39999999999997</text:p>
              </table:table-cell>
              <table:table-cell office:value-type="float" office:value="-2.53408584920617">
                <text:p>-2.534085849206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40999999999997">
                <text:p>3.40999999999997</text:p>
              </table:table-cell>
              <table:table-cell office:value-type="float" office:value="-2.53242209963995">
                <text:p>-2.532422099639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41999999999997">
                <text:p>3.41999999999997</text:p>
              </table:table-cell>
              <table:table-cell office:value-type="float" office:value="-2.53077292302105">
                <text:p>-2.530772923021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42999999999997">
                <text:p>3.42999999999997</text:p>
              </table:table-cell>
              <table:table-cell office:value-type="float" office:value="-2.52913814965052">
                <text:p>-2.529138149650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43999999999997">
                <text:p>3.43999999999997</text:p>
              </table:table-cell>
              <table:table-cell office:value-type="float" office:value="-2.5275176122924">
                <text:p>-2.52751761229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44999999999997">
                <text:p>3.44999999999997</text:p>
              </table:table-cell>
              <table:table-cell office:value-type="float" office:value="-2.52591114613093">
                <text:p>-2.525911146130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45999999999997">
                <text:p>3.45999999999997</text:p>
              </table:table-cell>
              <table:table-cell office:value-type="float" office:value="-2.5243185887286">
                <text:p>-2.52431858872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46999999999997">
                <text:p>3.46999999999997</text:p>
              </table:table-cell>
              <table:table-cell office:value-type="float" office:value="-2.52273977998516">
                <text:p>-2.522739779985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47999999999997">
                <text:p>3.47999999999997</text:p>
              </table:table-cell>
              <table:table-cell office:value-type="float" office:value="-2.52117456209732">
                <text:p>-2.521174562097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48999999999997">
                <text:p>3.48999999999997</text:p>
              </table:table-cell>
              <table:table-cell office:value-type="float" office:value="-2.51962277951933">
                <text:p>-2.519622779519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49999999999997">
                <text:p>3.49999999999997</text:p>
              </table:table-cell>
              <table:table-cell office:value-type="float" office:value="-2.51808427892436">
                <text:p>-2.518084278924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50999999999997">
                <text:p>3.50999999999997</text:p>
              </table:table-cell>
              <table:table-cell office:value-type="float" office:value="-2.51655890916659">
                <text:p>-2.516558909166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51999999999997">
                <text:p>3.51999999999997</text:p>
              </table:table-cell>
              <table:table-cell office:value-type="float" office:value="-2.51504652124414">
                <text:p>-2.515046521244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52999999999997">
                <text:p>3.52999999999997</text:p>
              </table:table-cell>
              <table:table-cell office:value-type="float" office:value="-2.51354696826259">
                <text:p>-2.513546968262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53999999999997">
                <text:p>3.53999999999997</text:p>
              </table:table-cell>
              <table:table-cell office:value-type="float" office:value="-2.51206010539942">
                <text:p>-2.512060105399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54999999999997">
                <text:p>3.54999999999997</text:p>
              </table:table-cell>
              <table:table-cell office:value-type="float" office:value="-2.51058578986894">
                <text:p>-2.510585789868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55999999999997">
                <text:p>3.55999999999997</text:p>
              </table:table-cell>
              <table:table-cell office:value-type="float" office:value="-2.5091238808881">
                <text:p>-2.50912388088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56999999999997">
                <text:p>3.56999999999997</text:p>
              </table:table-cell>
              <table:table-cell office:value-type="float" office:value="-2.50767423964279">
                <text:p>-2.507674239642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57999999999997">
                <text:p>3.57999999999997</text:p>
              </table:table-cell>
              <table:table-cell office:value-type="float" office:value="-2.50623672925497">
                <text:p>-2.506236729254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58999999999997">
                <text:p>3.58999999999997</text:p>
              </table:table-cell>
              <table:table-cell office:value-type="float" office:value="-2.5048112147503">
                <text:p>-2.50481121475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59999999999997">
                <text:p>3.59999999999997</text:p>
              </table:table-cell>
              <table:table-cell office:value-type="float" office:value="-2.50339756302649">
                <text:p>-2.503397563026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60999999999997">
                <text:p>3.60999999999997</text:p>
              </table:table-cell>
              <table:table-cell office:value-type="float" office:value="-2.50199564282221">
                <text:p>-2.501995642822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61999999999997">
                <text:p>3.61999999999997</text:p>
              </table:table-cell>
              <table:table-cell office:value-type="float" office:value="-2.50060532468662">
                <text:p>-2.500605324686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62999999999997">
                <text:p>3.62999999999997</text:p>
              </table:table-cell>
              <table:table-cell office:value-type="float" office:value="-2.49922648094949">
                <text:p>-2.499226480949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63999999999997">
                <text:p>3.63999999999997</text:p>
              </table:table-cell>
              <table:table-cell office:value-type="float" office:value="-2.4978589856919">
                <text:p>-2.49785898569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64999999999997">
                <text:p>3.64999999999997</text:p>
              </table:table-cell>
              <table:table-cell office:value-type="float" office:value="-2.49650271471746">
                <text:p>-2.496502714717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65999999999997">
                <text:p>3.65999999999997</text:p>
              </table:table-cell>
              <table:table-cell office:value-type="float" office:value="-2.49515754552415">
                <text:p>-2.495157545524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66999999999997">
                <text:p>3.66999999999997</text:p>
              </table:table-cell>
              <table:table-cell office:value-type="float" office:value="-2.49382335727664">
                <text:p>-2.493823357276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67999999999996">
                <text:p>3.67999999999996</text:p>
              </table:table-cell>
              <table:table-cell office:value-type="float" office:value="-2.49250003077914">
                <text:p>-2.492500030779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68999999999996">
                <text:p>3.68999999999996</text:p>
              </table:table-cell>
              <table:table-cell office:value-type="float" office:value="-2.49118744844877">
                <text:p>-2.491187448448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69999999999996">
                <text:p>3.69999999999996</text:p>
              </table:table-cell>
              <table:table-cell office:value-type="float" office:value="-2.48988549428951">
                <text:p>-2.489885494289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70999999999996">
                <text:p>3.70999999999996</text:p>
              </table:table-cell>
              <table:table-cell office:value-type="float" office:value="-2.48859405386646">
                <text:p>-2.488594053866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71999999999996">
                <text:p>3.71999999999996</text:p>
              </table:table-cell>
              <table:table-cell office:value-type="float" office:value="-2.4873130142808">
                <text:p>-2.48731301428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72999999999996">
                <text:p>3.72999999999996</text:p>
              </table:table-cell>
              <table:table-cell office:value-type="float" office:value="-2.48604226414503">
                <text:p>-2.486042264145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73999999999996">
                <text:p>3.73999999999996</text:p>
              </table:table-cell>
              <table:table-cell office:value-type="float" office:value="-2.48478169355882">
                <text:p>-2.484781693558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74999999999996">
                <text:p>3.74999999999996</text:p>
              </table:table-cell>
              <table:table-cell office:value-type="float" office:value="-2.48353119408522">
                <text:p>-2.483531194085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75999999999996">
                <text:p>3.75999999999996</text:p>
              </table:table-cell>
              <table:table-cell office:value-type="float" office:value="-2.48229065872732">
                <text:p>-2.482290658727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76999999999996">
                <text:p>3.76999999999996</text:p>
              </table:table-cell>
              <table:table-cell office:value-type="float" office:value="-2.48105998190541">
                <text:p>-2.481059981905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77999999999996">
                <text:p>3.77999999999996</text:p>
              </table:table-cell>
              <table:table-cell office:value-type="float" office:value="-2.47983905943446">
                <text:p>-2.479839059434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78999999999996">
                <text:p>3.78999999999996</text:p>
              </table:table-cell>
              <table:table-cell office:value-type="float" office:value="-2.47862778850212">
                <text:p>-2.478627788502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79999999999996">
                <text:p>3.79999999999996</text:p>
              </table:table-cell>
              <table:table-cell office:value-type="float" office:value="-2.47742606764705">
                <text:p>-2.477426067647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80999999999996">
                <text:p>3.80999999999996</text:p>
              </table:table-cell>
              <table:table-cell office:value-type="float" office:value="-2.47623379673765">
                <text:p>-2.476233796737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81999999999996">
                <text:p>3.81999999999996</text:p>
              </table:table-cell>
              <table:table-cell office:value-type="float" office:value="-2.47505087695125">
                <text:p>-2.475050876951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82999999999996">
                <text:p>3.82999999999996</text:p>
              </table:table-cell>
              <table:table-cell office:value-type="float" office:value="-2.47387721075359">
                <text:p>-2.473877210753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83999999999996">
                <text:p>3.83999999999996</text:p>
              </table:table-cell>
              <table:table-cell office:value-type="float" office:value="-2.47271270187876">
                <text:p>-2.472712701878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84999999999996">
                <text:p>3.84999999999996</text:p>
              </table:table-cell>
              <table:table-cell office:value-type="float" office:value="-2.47155725530939">
                <text:p>-2.471557255309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85999999999996">
                <text:p>3.85999999999996</text:p>
              </table:table-cell>
              <table:table-cell office:value-type="float" office:value="-2.47041077725733">
                <text:p>-2.470410777257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86999999999996">
                <text:p>3.86999999999996</text:p>
              </table:table-cell>
              <table:table-cell office:value-type="float" office:value="-2.46927317514461">
                <text:p>-2.469273175144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87999999999996">
                <text:p>3.87999999999996</text:p>
              </table:table-cell>
              <table:table-cell office:value-type="float" office:value="-2.46814435758472">
                <text:p>-2.468144357584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88999999999996">
                <text:p>3.88999999999996</text:p>
              </table:table-cell>
              <table:table-cell office:value-type="float" office:value="-2.46702423436426">
                <text:p>-2.467024234364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89999999999996">
                <text:p>3.89999999999996</text:p>
              </table:table-cell>
              <table:table-cell office:value-type="float" office:value="-2.46591271642494">
                <text:p>-2.465912716424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90999999999996">
                <text:p>3.90999999999996</text:p>
              </table:table-cell>
              <table:table-cell office:value-type="float" office:value="-2.46480971584588">
                <text:p>-2.464809715845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91999999999996">
                <text:p>3.91999999999996</text:p>
              </table:table-cell>
              <table:table-cell office:value-type="float" office:value="-2.46371514582618">
                <text:p>-2.463715145826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92999999999996">
                <text:p>3.92999999999996</text:p>
              </table:table-cell>
              <table:table-cell office:value-type="float" office:value="-2.46262892066788">
                <text:p>-2.462628920667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93999999999996">
                <text:p>3.93999999999996</text:p>
              </table:table-cell>
              <table:table-cell office:value-type="float" office:value="-2.46155095575919">
                <text:p>-2.461550955759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94999999999996">
                <text:p>3.94999999999996</text:p>
              </table:table-cell>
              <table:table-cell office:value-type="float" office:value="-2.46048116755798">
                <text:p>-2.460481167557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95999999999996">
                <text:p>3.95999999999996</text:p>
              </table:table-cell>
              <table:table-cell office:value-type="float" office:value="-2.45941947357562">
                <text:p>-2.459419473575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96999999999996">
                <text:p>3.96999999999996</text:p>
              </table:table-cell>
              <table:table-cell office:value-type="float" office:value="-2.45836579236106">
                <text:p>-2.458365792361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97999999999996">
                <text:p>3.97999999999996</text:p>
              </table:table-cell>
              <table:table-cell office:value-type="float" office:value="-2.45732004348523">
                <text:p>-2.457320043485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98999999999996">
                <text:p>3.98999999999996</text:p>
              </table:table-cell>
              <table:table-cell office:value-type="float" office:value="-2.45628214752567">
                <text:p>-2.456282147525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99999999999996">
                <text:p>3.99999999999996</text:p>
              </table:table-cell>
              <table:table-cell office:value-type="float" office:value="-2.45525202605146">
                <text:p>-2.455252026051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00999999999996">
                <text:p>4.00999999999996</text:p>
              </table:table-cell>
              <table:table-cell office:value-type="float" office:value="-2.45422960160841">
                <text:p>-2.454229601608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01999999999996">
                <text:p>4.01999999999996</text:p>
              </table:table-cell>
              <table:table-cell office:value-type="float" office:value="-2.45321479770447">
                <text:p>-2.453214797704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02999999999996">
                <text:p>4.02999999999996</text:p>
              </table:table-cell>
              <table:table-cell office:value-type="float" office:value="-2.45220753879547">
                <text:p>-2.452207538795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03999999999996">
                <text:p>4.03999999999996</text:p>
              </table:table-cell>
              <table:table-cell office:value-type="float" office:value="-2.45120775027101">
                <text:p>-2.451207750271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04999999999996">
                <text:p>4.04999999999996</text:p>
              </table:table-cell>
              <table:table-cell office:value-type="float" office:value="-2.45021535844069">
                <text:p>-2.450215358440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05999999999996">
                <text:p>4.05999999999996</text:p>
              </table:table-cell>
              <table:table-cell office:value-type="float" office:value="-2.44923029052048">
                <text:p>-2.449230290520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06999999999996">
                <text:p>4.06999999999996</text:p>
              </table:table-cell>
              <table:table-cell office:value-type="float" office:value="-2.44825247461943">
                <text:p>-2.448252474619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07999999999996">
                <text:p>4.07999999999996</text:p>
              </table:table-cell>
              <table:table-cell office:value-type="float" office:value="-2.44728183972651">
                <text:p>-2.447281839726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08999999999996">
                <text:p>4.08999999999996</text:p>
              </table:table-cell>
              <table:table-cell office:value-type="float" office:value="-2.44631831569774">
                <text:p>-2.446318315697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09999999999996">
                <text:p>4.09999999999996</text:p>
              </table:table-cell>
              <table:table-cell office:value-type="float" office:value="-2.44536183324351">
                <text:p>-2.445361833243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10999999999996">
                <text:p>4.10999999999996</text:p>
              </table:table-cell>
              <table:table-cell office:value-type="float" office:value="-2.44441232391611">
                <text:p>-2.444412323916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11999999999996">
                <text:p>4.11999999999996</text:p>
              </table:table-cell>
              <table:table-cell office:value-type="float" office:value="-2.44346972009752">
                <text:p>-2.443469720097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12999999999996">
                <text:p>4.12999999999996</text:p>
              </table:table-cell>
              <table:table-cell office:value-type="float" office:value="-2.44253395498733">
                <text:p>-2.442533954987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13999999999996">
                <text:p>4.13999999999996</text:p>
              </table:table-cell>
              <table:table-cell office:value-type="float" office:value="-2.44160496259092">
                <text:p>-2.441604962590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14999999999996">
                <text:p>4.14999999999996</text:p>
              </table:table-cell>
              <table:table-cell office:value-type="float" office:value="-2.44068267770785">
                <text:p>-2.440682677707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15999999999996">
                <text:p>4.15999999999996</text:p>
              </table:table-cell>
              <table:table-cell office:value-type="float" office:value="-2.43976703592036">
                <text:p>-2.439767035920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16999999999995">
                <text:p>4.16999999999995</text:p>
              </table:table-cell>
              <table:table-cell office:value-type="float" office:value="-2.43885797358219">
                <text:p>-2.438857973582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17999999999995">
                <text:p>4.17999999999995</text:p>
              </table:table-cell>
              <table:table-cell office:value-type="float" office:value="-2.43795542780748">
                <text:p>-2.437955427807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18999999999995">
                <text:p>4.18999999999995</text:p>
              </table:table-cell>
              <table:table-cell office:value-type="float" office:value="-2.43705933645988">
                <text:p>-2.437059336459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19999999999995">
                <text:p>4.19999999999995</text:p>
              </table:table-cell>
              <table:table-cell office:value-type="float" office:value="-2.43616963814191">
                <text:p>-2.436169638141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20999999999995">
                <text:p>4.20999999999995</text:p>
              </table:table-cell>
              <table:table-cell office:value-type="float" office:value="-2.43528627218439">
                <text:p>-2.435286272184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21999999999995">
                <text:p>4.21999999999995</text:p>
              </table:table-cell>
              <table:table-cell office:value-type="float" office:value="-2.43440917863611">
                <text:p>-2.434409178636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22999999999995">
                <text:p>4.22999999999995</text:p>
              </table:table-cell>
              <table:table-cell office:value-type="float" office:value="-2.43353829825369">
                <text:p>-2.433538298253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23999999999995">
                <text:p>4.23999999999995</text:p>
              </table:table-cell>
              <table:table-cell office:value-type="float" office:value="-2.43267357249151">
                <text:p>-2.432673572491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24999999999995">
                <text:p>4.24999999999995</text:p>
              </table:table-cell>
              <table:table-cell office:value-type="float" office:value="-2.43181494349195">
                <text:p>-2.431814943491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25999999999995">
                <text:p>4.25999999999995</text:p>
              </table:table-cell>
              <table:table-cell office:value-type="float" office:value="-2.43096235407566">
                <text:p>-2.430962354075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26999999999995">
                <text:p>4.26999999999995</text:p>
              </table:table-cell>
              <table:table-cell office:value-type="float" office:value="-2.43011574773203">
                <text:p>-2.430115747732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27999999999995">
                <text:p>4.27999999999995</text:p>
              </table:table-cell>
              <table:table-cell office:value-type="float" office:value="-2.42927506860989">
                <text:p>-2.429275068609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28999999999995">
                <text:p>4.28999999999995</text:p>
              </table:table-cell>
              <table:table-cell office:value-type="float" office:value="-2.42844026150822">
                <text:p>-2.428440261508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29999999999995">
                <text:p>4.29999999999995</text:p>
              </table:table-cell>
              <table:table-cell office:value-type="float" office:value="-2.42761127186714">
                <text:p>-2.427611271867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30999999999995">
                <text:p>4.30999999999995</text:p>
              </table:table-cell>
              <table:table-cell office:value-type="float" office:value="-2.42678804575898">
                <text:p>-2.426788045758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31999999999995">
                <text:p>4.31999999999995</text:p>
              </table:table-cell>
              <table:table-cell office:value-type="float" office:value="-2.42597052987951">
                <text:p>-2.425970529879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32999999999995">
                <text:p>4.32999999999995</text:p>
              </table:table-cell>
              <table:table-cell office:value-type="float" office:value="-2.42515867153931">
                <text:p>-2.425158671539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33999999999995">
                <text:p>4.33999999999995</text:p>
              </table:table-cell>
              <table:table-cell office:value-type="float" office:value="-2.42435241865528">
                <text:p>-2.424352418655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34999999999995">
                <text:p>4.34999999999995</text:p>
              </table:table-cell>
              <table:table-cell office:value-type="float" office:value="-2.42355171974228">
                <text:p>-2.423551719742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35999999999995">
                <text:p>4.35999999999995</text:p>
              </table:table-cell>
              <table:table-cell office:value-type="float" office:value="-2.42275652390494">
                <text:p>-2.422756523904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36999999999995">
                <text:p>4.36999999999995</text:p>
              </table:table-cell>
              <table:table-cell office:value-type="float" office:value="-2.42196678082953">
                <text:p>-2.4219667808295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37999999999995">
                <text:p>4.37999999999995</text:p>
              </table:table-cell>
              <table:table-cell office:value-type="float" office:value="-2.42118244077601">
                <text:p>-2.421182440776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38999999999995">
                <text:p>4.38999999999995</text:p>
              </table:table-cell>
              <table:table-cell office:value-type="float" office:value="-2.42040345457025">
                <text:p>-2.420403454570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39999999999995">
                <text:p>4.39999999999995</text:p>
              </table:table-cell>
              <table:table-cell office:value-type="float" office:value="-2.41962977359625">
                <text:p>-2.419629773596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40999999999995">
                <text:p>4.40999999999995</text:p>
              </table:table-cell>
              <table:table-cell office:value-type="float" office:value="-2.41886134978858">
                <text:p>-2.418861349788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41999999999995">
                <text:p>4.41999999999995</text:p>
              </table:table-cell>
              <table:table-cell office:value-type="float" office:value="-2.41809813562496">
                <text:p>-2.418098135624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42999999999995">
                <text:p>4.42999999999995</text:p>
              </table:table-cell>
              <table:table-cell office:value-type="float" office:value="-2.41734008411882">
                <text:p>-2.417340084118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43999999999995">
                <text:p>4.43999999999995</text:p>
              </table:table-cell>
              <table:table-cell office:value-type="float" office:value="-2.41658714881216">
                <text:p>-2.416587148812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44999999999995">
                <text:p>4.44999999999995</text:p>
              </table:table-cell>
              <table:table-cell office:value-type="float" office:value="-2.41583928376838">
                <text:p>-2.415839283768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45999999999995">
                <text:p>4.45999999999995</text:p>
              </table:table-cell>
              <table:table-cell office:value-type="float" office:value="-2.41509644356529">
                <text:p>-2.415096443565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46999999999995">
                <text:p>4.46999999999995</text:p>
              </table:table-cell>
              <table:table-cell office:value-type="float" office:value="-2.41435858328821">
                <text:p>-2.414358583288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47999999999995">
                <text:p>4.47999999999995</text:p>
              </table:table-cell>
              <table:table-cell office:value-type="float" office:value="-2.41362565852317">
                <text:p>-2.413625658523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48999999999995">
                <text:p>4.48999999999995</text:p>
              </table:table-cell>
              <table:table-cell office:value-type="float" office:value="-2.41289762535024">
                <text:p>-2.412897625350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49999999999995">
                <text:p>4.49999999999995</text:p>
              </table:table-cell>
              <table:table-cell office:value-type="float" office:value="-2.41217444033696">
                <text:p>-2.412174440336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50999999999995">
                <text:p>4.50999999999995</text:p>
              </table:table-cell>
              <table:table-cell office:value-type="float" office:value="-2.41145606053183">
                <text:p>-2.411456060531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51999999999995">
                <text:p>4.51999999999995</text:p>
              </table:table-cell>
              <table:table-cell office:value-type="float" office:value="-2.41074244345795">
                <text:p>-2.410742443457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52999999999995">
                <text:p>4.52999999999995</text:p>
              </table:table-cell>
              <table:table-cell office:value-type="float" office:value="-2.41003354710677">
                <text:p>-2.410033547106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53999999999995">
                <text:p>4.53999999999995</text:p>
              </table:table-cell>
              <table:table-cell office:value-type="float" office:value="-2.40932932993185">
                <text:p>-2.409329329931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54999999999995">
                <text:p>4.54999999999995</text:p>
              </table:table-cell>
              <table:table-cell office:value-type="float" office:value="-2.40862975084282">
                <text:p>-2.408629750842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55999999999995">
                <text:p>4.55999999999995</text:p>
              </table:table-cell>
              <table:table-cell office:value-type="float" office:value="-2.40793476919934">
                <text:p>-2.4079347691993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56999999999995">
                <text:p>4.56999999999995</text:p>
              </table:table-cell>
              <table:table-cell office:value-type="float" office:value="-2.40724434480526">
                <text:p>-2.407244344805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57999999999995">
                <text:p>4.57999999999995</text:p>
              </table:table-cell>
              <table:table-cell office:value-type="float" office:value="-2.40655843790276">
                <text:p>-2.406558437902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58999999999995">
                <text:p>4.58999999999995</text:p>
              </table:table-cell>
              <table:table-cell office:value-type="float" office:value="-2.40587700916663">
                <text:p>-2.405877009166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59999999999995">
                <text:p>4.59999999999995</text:p>
              </table:table-cell>
              <table:table-cell office:value-type="float" office:value="-2.40520001969865">
                <text:p>-2.405200019698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60999999999995">
                <text:p>4.60999999999995</text:p>
              </table:table-cell>
              <table:table-cell office:value-type="float" office:value="-2.40452743102203">
                <text:p>-2.404527431022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61999999999995">
                <text:p>4.61999999999995</text:p>
              </table:table-cell>
              <table:table-cell office:value-type="float" office:value="-2.40385920507596">
                <text:p>-2.403859205075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62999999999995">
                <text:p>4.62999999999995</text:p>
              </table:table-cell>
              <table:table-cell office:value-type="float" office:value="-2.40319530421019">
                <text:p>-2.403195304210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63999999999994">
                <text:p>4.63999999999994</text:p>
              </table:table-cell>
              <table:table-cell office:value-type="float" office:value="-2.40253569117974">
                <text:p>-2.402535691179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64999999999994">
                <text:p>4.64999999999994</text:p>
              </table:table-cell>
              <table:table-cell office:value-type="float" office:value="-2.40188032913971">
                <text:p>-2.401880329139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65999999999994">
                <text:p>4.65999999999994</text:p>
              </table:table-cell>
              <table:table-cell office:value-type="float" office:value="-2.40122918164008">
                <text:p>-2.401229181640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66999999999994">
                <text:p>4.66999999999994</text:p>
              </table:table-cell>
              <table:table-cell office:value-type="float" office:value="-2.40058221262069">
                <text:p>-2.400582212620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67999999999994">
                <text:p>4.67999999999994</text:p>
              </table:table-cell>
              <table:table-cell office:value-type="float" office:value="-2.39993938640621">
                <text:p>-2.399939386406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68999999999994">
                <text:p>4.68999999999994</text:p>
              </table:table-cell>
              <table:table-cell office:value-type="float" office:value="-2.39930066770125">
                <text:p>-2.399300667701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69999999999994">
                <text:p>4.69999999999994</text:p>
              </table:table-cell>
              <table:table-cell office:value-type="float" office:value="-2.39866602158549">
                <text:p>-2.398666021585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70999999999994">
                <text:p>4.70999999999994</text:p>
              </table:table-cell>
              <table:table-cell office:value-type="float" office:value="-2.39803541350893">
                <text:p>-2.398035413508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71999999999994">
                <text:p>4.71999999999994</text:p>
              </table:table-cell>
              <table:table-cell office:value-type="float" office:value="-2.39740880928717">
                <text:p>-2.397408809287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.72999999999994">
                <text:p>4.72999999999994</text:p>
              </table:table-cell>
              <table:table-cell office:value-type="float" office:value="-2.39678617509681">
                <text:p>-2.3967861750968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73999999999994">
                <text:p>4.73999999999994</text:p>
              </table:table-cell>
              <table:table-cell office:value-type="float" office:value="-2.39616747747082">
                <text:p>-2.396167477470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74999999999994">
                <text:p>4.74999999999994</text:p>
              </table:table-cell>
              <table:table-cell office:value-type="float" office:value="-2.39555268329411">
                <text:p>-2.395552683294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.75999999999994">
                <text:p>4.75999999999994</text:p>
              </table:table-cell>
              <table:table-cell office:value-type="float" office:value="-2.39494175979907">
                <text:p>-2.394941759799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76999999999994">
                <text:p>4.76999999999994</text:p>
              </table:table-cell>
              <table:table-cell office:value-type="float" office:value="-2.39433467456119">
                <text:p>-2.394334674561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77999999999994">
                <text:p>4.77999999999994</text:p>
              </table:table-cell>
              <table:table-cell office:value-type="float" office:value="-2.3937313954948">
                <text:p>-2.39373139549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78999999999994">
                <text:p>4.78999999999994</text:p>
              </table:table-cell>
              <table:table-cell office:value-type="float" office:value="-2.39313189084877">
                <text:p>-2.393131890848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79999999999994">
                <text:p>4.79999999999994</text:p>
              </table:table-cell>
              <table:table-cell office:value-type="float" office:value="-2.3925361292024">
                <text:p>-2.39253612920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80999999999994">
                <text:p>4.80999999999994</text:p>
              </table:table-cell>
              <table:table-cell office:value-type="float" office:value="-2.39194407946125">
                <text:p>-2.391944079461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81999999999994">
                <text:p>4.81999999999994</text:p>
              </table:table-cell>
              <table:table-cell office:value-type="float" office:value="-2.39135571085309">
                <text:p>-2.391355710853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82999999999994">
                <text:p>4.82999999999994</text:p>
              </table:table-cell>
              <table:table-cell office:value-type="float" office:value="-2.39077099292394">
                <text:p>-2.390770992923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83999999999994">
                <text:p>4.83999999999994</text:p>
              </table:table-cell>
              <table:table-cell office:value-type="float" office:value="-2.39018989553409">
                <text:p>-2.390189895534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84999999999994">
                <text:p>4.84999999999994</text:p>
              </table:table-cell>
              <table:table-cell office:value-type="float" office:value="-2.38961238885422">
                <text:p>-2.389612388854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85999999999994">
                <text:p>4.85999999999994</text:p>
              </table:table-cell>
              <table:table-cell office:value-type="float" office:value="-2.38903844336159">
                <text:p>-2.389038443361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86999999999994">
                <text:p>4.86999999999994</text:p>
              </table:table-cell>
              <table:table-cell office:value-type="float" office:value="-2.38846802983625">
                <text:p>-2.388468029836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87999999999994">
                <text:p>4.87999999999994</text:p>
              </table:table-cell>
              <table:table-cell office:value-type="float" office:value="-2.38790111935734">
                <text:p>-2.387901119357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88999999999994">
                <text:p>4.88999999999994</text:p>
              </table:table-cell>
              <table:table-cell office:value-type="float" office:value="-2.38733768329939">
                <text:p>-2.387337683299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89999999999994">
                <text:p>4.89999999999994</text:p>
              </table:table-cell>
              <table:table-cell office:value-type="float" office:value="-2.38677769332875">
                <text:p>-2.386777693328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90999999999994">
                <text:p>4.90999999999994</text:p>
              </table:table-cell>
              <table:table-cell office:value-type="float" office:value="-2.3862211214">
                <text:p>-2.38622112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91999999999994">
                <text:p>4.91999999999994</text:p>
              </table:table-cell>
              <table:table-cell office:value-type="float" office:value="-2.38566793975244">
                <text:p>-2.385667939752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92999999999994">
                <text:p>4.92999999999994</text:p>
              </table:table-cell>
              <table:table-cell office:value-type="float" office:value="-2.38511812090662">
                <text:p>-2.385118120906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93999999999994">
                <text:p>4.93999999999994</text:p>
              </table:table-cell>
              <table:table-cell office:value-type="float" office:value="-2.38457163766098">
                <text:p>-2.384571637660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94999999999994">
                <text:p>4.94999999999994</text:p>
              </table:table-cell>
              <table:table-cell office:value-type="float" office:value="-2.38402846308839">
                <text:p>-2.384028463088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95999999999994">
                <text:p>4.95999999999994</text:p>
              </table:table-cell>
              <table:table-cell office:value-type="float" office:value="-2.38348857053295">
                <text:p>-2.383488570532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96999999999994">
                <text:p>4.96999999999994</text:p>
              </table:table-cell>
              <table:table-cell office:value-type="float" office:value="-2.3829519336066">
                <text:p>-2.38295193360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97999999999994">
                <text:p>4.97999999999994</text:p>
              </table:table-cell>
              <table:table-cell office:value-type="float" office:value="-2.382418526186">
                <text:p>-2.3824185261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98999999999994">
                <text:p>4.98999999999994</text:p>
              </table:table-cell>
              <table:table-cell office:value-type="float" office:value="-2.38188832240928">
                <text:p>-2.381888322409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99999999999994">
                <text:p>4.99999999999994</text:p>
              </table:table-cell>
              <table:table-cell office:value-type="float" office:value="-2.38136129667294">
                <text:p>-2.381361296672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00999999999994">
                <text:p>5.00999999999994</text:p>
              </table:table-cell>
              <table:table-cell office:value-type="float" office:value="-2.38083742362873">
                <text:p>-2.380837423628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01999999999994">
                <text:p>5.01999999999994</text:p>
              </table:table-cell>
              <table:table-cell office:value-type="float" office:value="-2.38031667818064">
                <text:p>-2.380316678180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.02999999999994">
                <text:p>5.02999999999994</text:p>
              </table:table-cell>
              <table:table-cell office:value-type="float" office:value="-2.37979903548188">
                <text:p>-2.379799035481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03999999999994">
                <text:p>5.03999999999994</text:p>
              </table:table-cell>
              <table:table-cell office:value-type="float" office:value="-2.37928447093189">
                <text:p>-2.379284470931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.04999999999994">
                <text:p>5.04999999999994</text:p>
              </table:table-cell>
              <table:table-cell office:value-type="float" office:value="-2.37877296017345">
                <text:p>-2.378772960173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05999999999994">
                <text:p>5.05999999999994</text:p>
              </table:table-cell>
              <table:table-cell office:value-type="float" office:value="-2.37826447908979">
                <text:p>-2.378264479089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06999999999994">
                <text:p>5.06999999999994</text:p>
              </table:table-cell>
              <table:table-cell office:value-type="float" office:value="-2.37775900380174">
                <text:p>-2.377759003801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07999999999994">
                <text:p>5.07999999999994</text:p>
              </table:table-cell>
              <table:table-cell office:value-type="float" office:value="-2.37725651066493">
                <text:p>-2.377256510664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08999999999994">
                <text:p>5.08999999999994</text:p>
              </table:table-cell>
              <table:table-cell office:value-type="float" office:value="-2.37675697626701">
                <text:p>-2.376756976267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09999999999994">
                <text:p>5.09999999999994</text:p>
              </table:table-cell>
              <table:table-cell office:value-type="float" office:value="-2.37626037742497">
                <text:p>-2.376260377424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10999999999993">
                <text:p>5.10999999999993</text:p>
              </table:table-cell>
              <table:table-cell office:value-type="float" office:value="-2.37576669118238">
                <text:p>-2.375766691182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11999999999993">
                <text:p>5.11999999999993</text:p>
              </table:table-cell>
              <table:table-cell office:value-type="float" office:value="-2.3752758948068">
                <text:p>-2.37527589480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12999999999993">
                <text:p>5.12999999999993</text:p>
              </table:table-cell>
              <table:table-cell office:value-type="float" office:value="-2.37478796578713">
                <text:p>-2.374787965787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13999999999993">
                <text:p>5.13999999999993</text:p>
              </table:table-cell>
              <table:table-cell office:value-type="float" office:value="-2.37430288183104">
                <text:p>-2.374302881831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14999999999993">
                <text:p>5.14999999999993</text:p>
              </table:table-cell>
              <table:table-cell office:value-type="float" office:value="-2.37382062086241">
                <text:p>-2.373820620862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15999999999993">
                <text:p>5.15999999999993</text:p>
              </table:table-cell>
              <table:table-cell office:value-type="float" office:value="-2.37334116101885">
                <text:p>-2.373341161018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16999999999993">
                <text:p>5.16999999999993</text:p>
              </table:table-cell>
              <table:table-cell office:value-type="float" office:value="-2.37286448064916">
                <text:p>-2.372864480649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17999999999993">
                <text:p>5.17999999999993</text:p>
              </table:table-cell>
              <table:table-cell office:value-type="float" office:value="-2.37239055831097">
                <text:p>-2.372390558310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18999999999993">
                <text:p>5.18999999999993</text:p>
              </table:table-cell>
              <table:table-cell office:value-type="float" office:value="-2.37191937276827">
                <text:p>-2.3719193727682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19999999999993">
                <text:p>5.19999999999993</text:p>
              </table:table-cell>
              <table:table-cell office:value-type="float" office:value="-2.37145090298903">
                <text:p>-2.371450902989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20999999999993">
                <text:p>5.20999999999993</text:p>
              </table:table-cell>
              <table:table-cell office:value-type="float" office:value="-2.37098512814289">
                <text:p>-2.370985128142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21999999999993">
                <text:p>5.21999999999993</text:p>
              </table:table-cell>
              <table:table-cell office:value-type="float" office:value="-2.37052202759881">
                <text:p>-2.370522027598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22999999999993">
                <text:p>5.22999999999993</text:p>
              </table:table-cell>
              <table:table-cell office:value-type="float" office:value="-2.3700615809228">
                <text:p>-2.37006158092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23999999999993">
                <text:p>5.23999999999993</text:p>
              </table:table-cell>
              <table:table-cell office:value-type="float" office:value="-2.36960376787568">
                <text:p>-2.369603767875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24999999999993">
                <text:p>5.24999999999993</text:p>
              </table:table-cell>
              <table:table-cell office:value-type="float" office:value="-2.36914856841083">
                <text:p>-2.369148568410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25999999999993">
                <text:p>5.25999999999993</text:p>
              </table:table-cell>
              <table:table-cell office:value-type="float" office:value="-2.36869596267198">
                <text:p>-2.368695962671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26999999999993">
                <text:p>5.26999999999993</text:p>
              </table:table-cell>
              <table:table-cell office:value-type="float" office:value="-2.36824593099112">
                <text:p>-2.368245930991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27999999999993">
                <text:p>5.27999999999993</text:p>
              </table:table-cell>
              <table:table-cell office:value-type="float" office:value="-2.36779845388628">
                <text:p>-2.367798453886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28999999999993">
                <text:p>5.28999999999993</text:p>
              </table:table-cell>
              <table:table-cell office:value-type="float" office:value="-2.36735351205947">
                <text:p>-2.3673535120594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.29999999999993">
                <text:p>5.29999999999993</text:p>
              </table:table-cell>
              <table:table-cell office:value-type="float" office:value="-2.36691108639457">
                <text:p>-2.366911086394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30999999999993">
                <text:p>5.30999999999993</text:p>
              </table:table-cell>
              <table:table-cell office:value-type="float" office:value="-2.3664711579553">
                <text:p>-2.36647115795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31999999999993">
                <text:p>5.31999999999993</text:p>
              </table:table-cell>
              <table:table-cell office:value-type="float" office:value="-2.36603370798319">
                <text:p>-2.366033707983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32999999999993">
                <text:p>5.32999999999993</text:p>
              </table:table-cell>
              <table:table-cell office:value-type="float" office:value="-2.36559871789557">
                <text:p>-2.365598717895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33999999999993">
                <text:p>5.33999999999993</text:p>
              </table:table-cell>
              <table:table-cell office:value-type="float" office:value="-2.3651661692836">
                <text:p>-2.36516616928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34999999999993">
                <text:p>5.34999999999993</text:p>
              </table:table-cell>
              <table:table-cell office:value-type="float" office:value="-2.36473604391033">
                <text:p>-2.364736043910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.35999999999993">
                <text:p>5.35999999999993</text:p>
              </table:table-cell>
              <table:table-cell office:value-type="float" office:value="-2.36430832370877">
                <text:p>-2.3643083237087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36999999999993">
                <text:p>5.36999999999993</text:p>
              </table:table-cell>
              <table:table-cell office:value-type="float" office:value="-2.36388299077999">
                <text:p>-2.363882990779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37999999999993">
                <text:p>5.37999999999993</text:p>
              </table:table-cell>
              <table:table-cell office:value-type="float" office:value="-2.36346002739125">
                <text:p>-2.363460027391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.38999999999993">
                <text:p>5.38999999999993</text:p>
              </table:table-cell>
              <table:table-cell office:value-type="float" office:value="-2.36303941597418">
                <text:p>-2.363039415974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39999999999993">
                <text:p>5.39999999999993</text:p>
              </table:table-cell>
              <table:table-cell office:value-type="float" office:value="-2.36262113912289">
                <text:p>-2.362621139122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.40999999999993">
                <text:p>5.40999999999993</text:p>
              </table:table-cell>
              <table:table-cell office:value-type="float" office:value="-2.36220517959223">
                <text:p>-2.362205179592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.41999999999993">
                <text:p>5.41999999999993</text:p>
              </table:table-cell>
              <table:table-cell office:value-type="float" office:value="-2.361791520296">
                <text:p>-2.3617915202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.42999999999993">
                <text:p>5.42999999999993</text:p>
              </table:table-cell>
              <table:table-cell office:value-type="float" office:value="-2.36138014430517">
                <text:p>-2.361380144305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.43999999999993">
                <text:p>5.43999999999993</text:p>
              </table:table-cell>
              <table:table-cell office:value-type="float" office:value="-2.36097103484616">
                <text:p>-2.360971034846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44999999999993">
                <text:p>5.44999999999993</text:p>
              </table:table-cell>
              <table:table-cell office:value-type="float" office:value="-2.36056417529916">
                <text:p>-2.360564175299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.45999999999993">
                <text:p>5.45999999999993</text:p>
              </table:table-cell>
              <table:table-cell office:value-type="float" office:value="-2.3601595491964">
                <text:p>-2.36015954919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.46999999999993">
                <text:p>5.46999999999993</text:p>
              </table:table-cell>
              <table:table-cell office:value-type="float" office:value="-2.35975714022049">
                <text:p>-2.359757140220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.47999999999993">
                <text:p>5.47999999999993</text:p>
              </table:table-cell>
              <table:table-cell office:value-type="float" office:value="-2.35935693220281">
                <text:p>-2.359356932202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.48999999999993">
                <text:p>5.48999999999993</text:p>
              </table:table-cell>
              <table:table-cell office:value-type="float" office:value="-2.35895890912185">
                <text:p>-2.358958909121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.49999999999993">
                <text:p>5.49999999999993</text:p>
              </table:table-cell>
              <table:table-cell office:value-type="float" office:value="-2.3585630551016">
                <text:p>-2.35856305510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.50999999999993">
                <text:p>5.50999999999993</text:p>
              </table:table-cell>
              <table:table-cell office:value-type="float" office:value="-2.35816935441001">
                <text:p>-2.3581693544100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.51999999999993">
                <text:p>5.51999999999993</text:p>
              </table:table-cell>
              <table:table-cell office:value-type="float" office:value="-2.35777779145739">
                <text:p>-2.357777791457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52999999999993">
                <text:p>5.52999999999993</text:p>
              </table:table-cell>
              <table:table-cell office:value-type="float" office:value="-2.35738835079489">
                <text:p>-2.357388350794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53999999999993">
                <text:p>5.53999999999993</text:p>
              </table:table-cell>
              <table:table-cell office:value-type="float" office:value="-2.35700101711294">
                <text:p>-2.3570010171129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.54999999999993">
                <text:p>5.54999999999993</text:p>
              </table:table-cell>
              <table:table-cell office:value-type="float" office:value="-2.35661577523978">
                <text:p>-2.3566157752397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.55999999999993">
                <text:p>5.55999999999993</text:p>
              </table:table-cell>
              <table:table-cell office:value-type="float" office:value="-2.35623261013998">
                <text:p>-2.356232610139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.56999999999993">
                <text:p>5.56999999999993</text:p>
              </table:table-cell>
              <table:table-cell office:value-type="float" office:value="-2.35585150691294">
                <text:p>-2.3558515069129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.57999999999992">
                <text:p>5.57999999999992</text:p>
              </table:table-cell>
              <table:table-cell office:value-type="float" office:value="-2.35547245079147">
                <text:p>-2.355472450791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.58999999999992">
                <text:p>5.58999999999992</text:p>
              </table:table-cell>
              <table:table-cell office:value-type="float" office:value="-2.35509542714032">
                <text:p>-2.355095427140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.59999999999992">
                <text:p>5.59999999999992</text:p>
              </table:table-cell>
              <table:table-cell office:value-type="float" office:value="-2.35472042145483">
                <text:p>-2.354720421454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.60999999999992">
                <text:p>5.60999999999992</text:p>
              </table:table-cell>
              <table:table-cell office:value-type="float" office:value="-2.35434741935948">
                <text:p>-2.354347419359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.61999999999992">
                <text:p>5.61999999999992</text:p>
              </table:table-cell>
              <table:table-cell office:value-type="float" office:value="-2.35397640660653">
                <text:p>-2.353976406606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.62999999999992">
                <text:p>5.62999999999992</text:p>
              </table:table-cell>
              <table:table-cell office:value-type="float" office:value="-2.35360736907469">
                <text:p>-2.353607369074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.63999999999992">
                <text:p>5.63999999999992</text:p>
              </table:table-cell>
              <table:table-cell office:value-type="float" office:value="-2.3532402927677">
                <text:p>-2.35324029276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.64999999999992">
                <text:p>5.64999999999992</text:p>
              </table:table-cell>
              <table:table-cell office:value-type="float" office:value="-2.35287516381309">
                <text:p>-2.352875163813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.65999999999992">
                <text:p>5.65999999999992</text:p>
              </table:table-cell>
              <table:table-cell office:value-type="float" office:value="-2.35251196846082">
                <text:p>-2.3525119684608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.66999999999992">
                <text:p>5.66999999999992</text:p>
              </table:table-cell>
              <table:table-cell office:value-type="float" office:value="-2.35215069308198">
                <text:p>-2.352150693081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.67999999999992">
                <text:p>5.67999999999992</text:p>
              </table:table-cell>
              <table:table-cell office:value-type="float" office:value="-2.35179132416756">
                <text:p>-2.351791324167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.68999999999992">
                <text:p>5.68999999999992</text:p>
              </table:table-cell>
              <table:table-cell office:value-type="float" office:value="-2.35143384832711">
                <text:p>-2.351433848327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.69999999999992">
                <text:p>5.69999999999992</text:p>
              </table:table-cell>
              <table:table-cell office:value-type="float" office:value="-2.35107825228758">
                <text:p>-2.351078252287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.70999999999992">
                <text:p>5.70999999999992</text:p>
              </table:table-cell>
              <table:table-cell office:value-type="float" office:value="-2.35072452289201">
                <text:p>-2.350724522892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.71999999999992">
                <text:p>5.71999999999992</text:p>
              </table:table-cell>
              <table:table-cell office:value-type="float" office:value="-2.35037264709837">
                <text:p>-2.350372647098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72999999999992">
                <text:p>5.72999999999992</text:p>
              </table:table-cell>
              <table:table-cell office:value-type="float" office:value="-2.35002261197833">
                <text:p>-2.350022611978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.73999999999992">
                <text:p>5.73999999999992</text:p>
              </table:table-cell>
              <table:table-cell office:value-type="float" office:value="-2.34967440471608">
                <text:p>-2.349674404716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.74999999999992">
                <text:p>5.74999999999992</text:p>
              </table:table-cell>
              <table:table-cell office:value-type="float" office:value="-2.34932801260713">
                <text:p>-2.349328012607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75999999999992">
                <text:p>5.75999999999992</text:p>
              </table:table-cell>
              <table:table-cell office:value-type="float" office:value="-2.34898342305723">
                <text:p>-2.348983423057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.76999999999992">
                <text:p>5.76999999999992</text:p>
              </table:table-cell>
              <table:table-cell office:value-type="float" office:value="-2.34864062358111">
                <text:p>-2.348640623581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.77999999999992">
                <text:p>5.77999999999992</text:p>
              </table:table-cell>
              <table:table-cell office:value-type="float" office:value="-2.34829960180144">
                <text:p>-2.348299601801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.78999999999992">
                <text:p>5.78999999999992</text:p>
              </table:table-cell>
              <table:table-cell office:value-type="float" office:value="-2.3479603454477">
                <text:p>-2.34796034544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.79999999999992">
                <text:p>5.79999999999992</text:p>
              </table:table-cell>
              <table:table-cell office:value-type="float" office:value="-2.34762284235504">
                <text:p>-2.347622842355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.80999999999992">
                <text:p>5.80999999999992</text:p>
              </table:table-cell>
              <table:table-cell office:value-type="float" office:value="-2.34728708046319">
                <text:p>-2.347287080463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.81999999999992">
                <text:p>5.81999999999992</text:p>
              </table:table-cell>
              <table:table-cell office:value-type="float" office:value="-2.34695304781543">
                <text:p>-2.346953047815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.82999999999992">
                <text:p>5.82999999999992</text:p>
              </table:table-cell>
              <table:table-cell office:value-type="float" office:value="-2.34662073255749">
                <text:p>-2.346620732557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83999999999992">
                <text:p>5.83999999999992</text:p>
              </table:table-cell>
              <table:table-cell office:value-type="float" office:value="-2.34629012293651">
                <text:p>-2.346290122936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84999999999992">
                <text:p>5.84999999999992</text:p>
              </table:table-cell>
              <table:table-cell office:value-type="float" office:value="-2.34596120729997">
                <text:p>-2.345961207299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.85999999999992">
                <text:p>5.85999999999992</text:p>
              </table:table-cell>
              <table:table-cell office:value-type="float" office:value="-2.34563397409473">
                <text:p>-2.345633974094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.86999999999992">
                <text:p>5.86999999999992</text:p>
              </table:table-cell>
              <table:table-cell office:value-type="float" office:value="-2.34530841186594">
                <text:p>-2.3453084118659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.87999999999992">
                <text:p>5.87999999999992</text:p>
              </table:table-cell>
              <table:table-cell office:value-type="float" office:value="-2.34498450925608">
                <text:p>-2.344984509256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.88999999999992">
                <text:p>5.88999999999992</text:p>
              </table:table-cell>
              <table:table-cell office:value-type="float" office:value="-2.34466225500397">
                <text:p>-2.344662255003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89999999999992">
                <text:p>5.89999999999992</text:p>
              </table:table-cell>
              <table:table-cell office:value-type="float" office:value="-2.34434163794379">
                <text:p>-2.344341637943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90999999999992">
                <text:p>5.90999999999992</text:p>
              </table:table-cell>
              <table:table-cell office:value-type="float" office:value="-2.34402264700409">
                <text:p>-2.344022647004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91999999999992">
                <text:p>5.91999999999992</text:p>
              </table:table-cell>
              <table:table-cell office:value-type="float" office:value="-2.34370527120684">
                <text:p>-2.343705271206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92999999999992">
                <text:p>5.92999999999992</text:p>
              </table:table-cell>
              <table:table-cell office:value-type="float" office:value="-2.34338949966653">
                <text:p>-2.343389499666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93999999999992">
                <text:p>5.93999999999992</text:p>
              </table:table-cell>
              <table:table-cell office:value-type="float" office:value="-2.34307532158916">
                <text:p>-2.343075321589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94999999999992">
                <text:p>5.94999999999992</text:p>
              </table:table-cell>
              <table:table-cell office:value-type="float" office:value="-2.3427627262714">
                <text:p>-2.34276272627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95999999999992">
                <text:p>5.95999999999992</text:p>
              </table:table-cell>
              <table:table-cell office:value-type="float" office:value="-2.34245170309962">
                <text:p>-2.3424517030996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96999999999992">
                <text:p>5.96999999999992</text:p>
              </table:table-cell>
              <table:table-cell office:value-type="float" office:value="-2.34214224154899">
                <text:p>-2.342142241548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97999999999992">
                <text:p>5.97999999999992</text:p>
              </table:table-cell>
              <table:table-cell office:value-type="float" office:value="-2.34183433118263">
                <text:p>-2.341834331182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98999999999992">
                <text:p>5.98999999999992</text:p>
              </table:table-cell>
              <table:table-cell office:value-type="float" office:value="-2.3415279616507">
                <text:p>-2.341527961650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99999999999992">
                <text:p>5.99999999999992</text:p>
              </table:table-cell>
              <table:table-cell office:value-type="float" office:value="-2.34122312268954">
                <text:p>-2.3412231226895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.00999999999992">
                <text:p>6.00999999999992</text:p>
              </table:table-cell>
              <table:table-cell office:value-type="float" office:value="-2.34091980412079">
                <text:p>-2.3409198041207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.01999999999992">
                <text:p>6.01999999999992</text:p>
              </table:table-cell>
              <table:table-cell office:value-type="float" office:value="-2.34061799585058">
                <text:p>-2.3406179958505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.02999999999992">
                <text:p>6.02999999999992</text:p>
              </table:table-cell>
              <table:table-cell office:value-type="float" office:value="-2.34031768786866">
                <text:p>-2.3403176878686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.03999999999992">
                <text:p>6.03999999999992</text:p>
              </table:table-cell>
              <table:table-cell office:value-type="float" office:value="-2.34001887024756">
                <text:p>-2.340018870247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.04999999999991">
                <text:p>6.04999999999991</text:p>
              </table:table-cell>
              <table:table-cell office:value-type="float" office:value="-2.33972153314182">
                <text:p>-2.3397215331418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.05999999999991">
                <text:p>6.05999999999991</text:p>
              </table:table-cell>
              <table:table-cell office:value-type="float" office:value="-2.33942566678712">
                <text:p>-2.339425666787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.06999999999991">
                <text:p>6.06999999999991</text:p>
              </table:table-cell>
              <table:table-cell office:value-type="float" office:value="-2.33913126149951">
                <text:p>-2.339131261499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.07999999999991">
                <text:p>6.07999999999991</text:p>
              </table:table-cell>
              <table:table-cell office:value-type="float" office:value="-2.33883830767463">
                <text:p>-2.338838307674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.08999999999991">
                <text:p>6.08999999999991</text:p>
              </table:table-cell>
              <table:table-cell office:value-type="float" office:value="-2.33854679578688">
                <text:p>-2.3385467957868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.09999999999991">
                <text:p>6.09999999999991</text:p>
              </table:table-cell>
              <table:table-cell office:value-type="float" office:value="-2.3382567163887">
                <text:p>-2.338256716388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.10999999999991">
                <text:p>6.10999999999991</text:p>
              </table:table-cell>
              <table:table-cell office:value-type="float" office:value="-2.33796806010976">
                <text:p>-2.337968060109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.11999999999991">
                <text:p>6.11999999999991</text:p>
              </table:table-cell>
              <table:table-cell office:value-type="float" office:value="-2.33768081765623">
                <text:p>-2.3376808176562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.12999999999991">
                <text:p>6.12999999999991</text:p>
              </table:table-cell>
              <table:table-cell office:value-type="float" office:value="-2.33739497981003">
                <text:p>-2.337394979810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.13999999999991">
                <text:p>6.13999999999991</text:p>
              </table:table-cell>
              <table:table-cell office:value-type="float" office:value="-2.33711053742807">
                <text:p>-2.337110537428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.14999999999991">
                <text:p>6.14999999999991</text:p>
              </table:table-cell>
              <table:table-cell office:value-type="float" office:value="-2.33682748144156">
                <text:p>-2.336827481441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.15999999999991">
                <text:p>6.15999999999991</text:p>
              </table:table-cell>
              <table:table-cell office:value-type="float" office:value="-2.33654580285523">
                <text:p>-2.336545802855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.16999999999991">
                <text:p>6.16999999999991</text:p>
              </table:table-cell>
              <table:table-cell office:value-type="float" office:value="-2.33626549274666">
                <text:p>-2.3362654927466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.17999999999991">
                <text:p>6.17999999999991</text:p>
              </table:table-cell>
              <table:table-cell office:value-type="float" office:value="-2.33598654226557">
                <text:p>-2.335986542265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.18999999999991">
                <text:p>6.18999999999991</text:p>
              </table:table-cell>
              <table:table-cell office:value-type="float" office:value="-2.33570894263308">
                <text:p>-2.335708942633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.19999999999991">
                <text:p>6.19999999999991</text:p>
              </table:table-cell>
              <table:table-cell office:value-type="float" office:value="-2.33543268514109">
                <text:p>-2.335432685141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.20999999999991">
                <text:p>6.20999999999991</text:p>
              </table:table-cell>
              <table:table-cell office:value-type="float" office:value="-2.33515776115152">
                <text:p>-2.3351577611515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.21999999999991">
                <text:p>6.21999999999991</text:p>
              </table:table-cell>
              <table:table-cell office:value-type="float" office:value="-2.3348841620957">
                <text:p>-2.33488416209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.22999999999991">
                <text:p>6.22999999999991</text:p>
              </table:table-cell>
              <table:table-cell office:value-type="float" office:value="-2.33461187947366">
                <text:p>-2.3346118794736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.23999999999991">
                <text:p>6.23999999999991</text:p>
              </table:table-cell>
              <table:table-cell office:value-type="float" office:value="-2.33434090485349">
                <text:p>-2.3343409048534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.24999999999991">
                <text:p>6.24999999999991</text:p>
              </table:table-cell>
              <table:table-cell office:value-type="float" office:value="-2.33407122987068">
                <text:p>-2.3340712298706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.25999999999991">
                <text:p>6.25999999999991</text:p>
              </table:table-cell>
              <table:table-cell office:value-type="float" office:value="-2.33380284622746">
                <text:p>-2.3338028462274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.26999999999991">
                <text:p>6.26999999999991</text:p>
              </table:table-cell>
              <table:table-cell office:value-type="float" office:value="-2.33353574569221">
                <text:p>-2.333535745692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.27999999999991">
                <text:p>6.27999999999991</text:p>
              </table:table-cell>
              <table:table-cell office:value-type="float" office:value="-2.33326992009877">
                <text:p>-2.3332699200987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.28999999999991">
                <text:p>6.28999999999991</text:p>
              </table:table-cell>
              <table:table-cell office:value-type="float" office:value="-2.33300536134585">
                <text:p>-2.3330053613458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.29999999999991">
                <text:p>6.29999999999991</text:p>
              </table:table-cell>
              <table:table-cell office:value-type="float" office:value="-2.33274206139641">
                <text:p>-2.332742061396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.30999999999991">
                <text:p>6.30999999999991</text:p>
              </table:table-cell>
              <table:table-cell office:value-type="float" office:value="-2.33248001227703">
                <text:p>-2.332480012277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.31999999999991">
                <text:p>6.31999999999991</text:p>
              </table:table-cell>
              <table:table-cell office:value-type="float" office:value="-2.33221920607734">
                <text:p>-2.332219206077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.32999999999991">
                <text:p>6.32999999999991</text:p>
              </table:table-cell>
              <table:table-cell office:value-type="float" office:value="-2.33195963494938">
                <text:p>-2.331959634949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.33999999999991">
                <text:p>6.33999999999991</text:p>
              </table:table-cell>
              <table:table-cell office:value-type="float" office:value="-2.33170129110707">
                <text:p>-2.331701291107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.34999999999991">
                <text:p>6.34999999999991</text:p>
              </table:table-cell>
              <table:table-cell office:value-type="float" office:value="-2.33144416682555">
                <text:p>-2.331444166825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.35999999999991">
                <text:p>6.35999999999991</text:p>
              </table:table-cell>
              <table:table-cell office:value-type="float" office:value="-2.33118825444067">
                <text:p>-2.331188254440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.36999999999991">
                <text:p>6.36999999999991</text:p>
              </table:table-cell>
              <table:table-cell office:value-type="float" office:value="-2.33093354634838">
                <text:p>-2.330933546348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.37999999999991">
                <text:p>6.37999999999991</text:p>
              </table:table-cell>
              <table:table-cell office:value-type="float" office:value="-2.33068003500416">
                <text:p>-2.330680035004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.38999999999991">
                <text:p>6.38999999999991</text:p>
              </table:table-cell>
              <table:table-cell office:value-type="float" office:value="-2.33042771292251">
                <text:p>-2.3304277129225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.39999999999991">
                <text:p>6.39999999999991</text:p>
              </table:table-cell>
              <table:table-cell office:value-type="float" office:value="-2.33017657267635">
                <text:p>-2.330176572676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.40999999999991">
                <text:p>6.40999999999991</text:p>
              </table:table-cell>
              <table:table-cell office:value-type="float" office:value="-2.32992660689648">
                <text:p>-2.3299266068964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.41999999999991">
                <text:p>6.41999999999991</text:p>
              </table:table-cell>
              <table:table-cell office:value-type="float" office:value="-2.32967780827106">
                <text:p>-2.3296778082710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.42999999999991">
                <text:p>6.42999999999991</text:p>
              </table:table-cell>
              <table:table-cell office:value-type="float" office:value="-2.32943016954506">
                <text:p>-2.329430169545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.43999999999991">
                <text:p>6.43999999999991</text:p>
              </table:table-cell>
              <table:table-cell office:value-type="float" office:value="-2.32918368351972">
                <text:p>-2.329183683519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.44999999999991">
                <text:p>6.44999999999991</text:p>
              </table:table-cell>
              <table:table-cell office:value-type="float" office:value="-2.32893834305206">
                <text:p>-2.3289383430520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45999999999991">
                <text:p>6.45999999999991</text:p>
              </table:table-cell>
              <table:table-cell office:value-type="float" office:value="-2.32869414105434">
                <text:p>-2.3286941410543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.46999999999991">
                <text:p>6.46999999999991</text:p>
              </table:table-cell>
              <table:table-cell office:value-type="float" office:value="-2.32845107049355">
                <text:p>-2.328451070493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.47999999999991">
                <text:p>6.47999999999991</text:p>
              </table:table-cell>
              <table:table-cell office:value-type="float" office:value="-2.32820912439089">
                <text:p>-2.328209124390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.48999999999991">
                <text:p>6.48999999999991</text:p>
              </table:table-cell>
              <table:table-cell office:value-type="float" office:value="-2.32796829582132">
                <text:p>-2.327968295821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.49999999999991">
                <text:p>6.49999999999991</text:p>
              </table:table-cell>
              <table:table-cell office:value-type="float" office:value="-2.32772857791298">
                <text:p>-2.3277285779129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.50999999999991">
                <text:p>6.50999999999991</text:p>
              </table:table-cell>
              <table:table-cell office:value-type="float" office:value="-2.32748996384679">
                <text:p>-2.327489963846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.5199999999999">
                <text:p>6.5199999999999</text:p>
              </table:table-cell>
              <table:table-cell office:value-type="float" office:value="-2.32725244685591">
                <text:p>-2.3272524468559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.5299999999999">
                <text:p>6.5299999999999</text:p>
              </table:table-cell>
              <table:table-cell office:value-type="float" office:value="-2.32701602022526">
                <text:p>-2.3270160202252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.5399999999999">
                <text:p>6.5399999999999</text:p>
              </table:table-cell>
              <table:table-cell office:value-type="float" office:value="-2.32678067729109">
                <text:p>-2.326780677291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.5499999999999">
                <text:p>6.5499999999999</text:p>
              </table:table-cell>
              <table:table-cell office:value-type="float" office:value="-2.32654641144044">
                <text:p>-2.326546411440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.5599999999999">
                <text:p>6.5599999999999</text:p>
              </table:table-cell>
              <table:table-cell office:value-type="float" office:value="-2.32631321611075">
                <text:p>-2.326313216110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.5699999999999">
                <text:p>6.5699999999999</text:p>
              </table:table-cell>
              <table:table-cell office:value-type="float" office:value="-2.32608108478934">
                <text:p>-2.3260810847893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.5799999999999">
                <text:p>6.5799999999999</text:p>
              </table:table-cell>
              <table:table-cell office:value-type="float" office:value="-2.325850011013">
                <text:p>-2.3258500110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.5899999999999">
                <text:p>6.5899999999999</text:p>
              </table:table-cell>
              <table:table-cell office:value-type="float" office:value="-2.32561998836752">
                <text:p>-2.3256199883675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.5999999999999">
                <text:p>6.5999999999999</text:p>
              </table:table-cell>
              <table:table-cell office:value-type="float" office:value="-2.32539101048722">
                <text:p>-2.3253910104872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.6099999999999">
                <text:p>6.6099999999999</text:p>
              </table:table-cell>
              <table:table-cell office:value-type="float" office:value="-2.32516307105457">
                <text:p>-2.3251630710545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.6199999999999">
                <text:p>6.6199999999999</text:p>
              </table:table-cell>
              <table:table-cell office:value-type="float" office:value="-2.3249361637997">
                <text:p>-2.324936163799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.6299999999999">
                <text:p>6.6299999999999</text:p>
              </table:table-cell>
              <table:table-cell office:value-type="float" office:value="-2.32471028249998">
                <text:p>-2.3247102824999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.6399999999999">
                <text:p>6.6399999999999</text:p>
              </table:table-cell>
              <table:table-cell office:value-type="float" office:value="-2.32448542097963">
                <text:p>-2.324485420979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.6499999999999">
                <text:p>6.6499999999999</text:p>
              </table:table-cell>
              <table:table-cell office:value-type="float" office:value="-2.32426157310924">
                <text:p>-2.3242615731092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.6599999999999">
                <text:p>6.6599999999999</text:p>
              </table:table-cell>
              <table:table-cell office:value-type="float" office:value="-2.3240387328054">
                <text:p>-2.324038732805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.6699999999999">
                <text:p>6.6699999999999</text:p>
              </table:table-cell>
              <table:table-cell office:value-type="float" office:value="-2.32381689403027">
                <text:p>-2.323816894030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.6799999999999">
                <text:p>6.6799999999999</text:p>
              </table:table-cell>
              <table:table-cell office:value-type="float" office:value="-2.32359605079116">
                <text:p>-2.323596050791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.6899999999999">
                <text:p>6.6899999999999</text:p>
              </table:table-cell>
              <table:table-cell office:value-type="float" office:value="-2.32337619714013">
                <text:p>-2.323376197140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.6999999999999">
                <text:p>6.6999999999999</text:p>
              </table:table-cell>
              <table:table-cell office:value-type="float" office:value="-2.32315732717361">
                <text:p>-2.323157327173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.7099999999999">
                <text:p>6.7099999999999</text:p>
              </table:table-cell>
              <table:table-cell office:value-type="float" office:value="-2.32293943503198">
                <text:p>-2.322939435031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.7199999999999">
                <text:p>6.7199999999999</text:p>
              </table:table-cell>
              <table:table-cell office:value-type="float" office:value="-2.32272251489919">
                <text:p>-2.322722514899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.7299999999999">
                <text:p>6.7299999999999</text:p>
              </table:table-cell>
              <table:table-cell office:value-type="float" office:value="-2.32250656100235">
                <text:p>-2.3225065610023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.7399999999999">
                <text:p>6.7399999999999</text:p>
              </table:table-cell>
              <table:table-cell office:value-type="float" office:value="-2.32229156761139">
                <text:p>-2.322291567611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.7499999999999">
                <text:p>6.7499999999999</text:p>
              </table:table-cell>
              <table:table-cell office:value-type="float" office:value="-2.32207752903865">
                <text:p>-2.3220775290386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.7599999999999">
                <text:p>6.7599999999999</text:p>
              </table:table-cell>
              <table:table-cell office:value-type="float" office:value="-2.32186443963848">
                <text:p>-2.3218644396384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.7699999999999">
                <text:p>6.7699999999999</text:p>
              </table:table-cell>
              <table:table-cell office:value-type="float" office:value="-2.32165229380692">
                <text:p>-2.321652293806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7799999999999">
                <text:p>6.7799999999999</text:p>
              </table:table-cell>
              <table:table-cell office:value-type="float" office:value="-2.32144108598131">
                <text:p>-2.3214410859813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.7899999999999">
                <text:p>6.7899999999999</text:p>
              </table:table-cell>
              <table:table-cell office:value-type="float" office:value="-2.32123081063991">
                <text:p>-2.3212308106399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.7999999999999">
                <text:p>6.7999999999999</text:p>
              </table:table-cell>
              <table:table-cell office:value-type="float" office:value="-2.32102146230154">
                <text:p>-2.3210214623015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.8099999999999">
                <text:p>6.8099999999999</text:p>
              </table:table-cell>
              <table:table-cell office:value-type="float" office:value="-2.32081303552527">
                <text:p>-2.320813035525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.8199999999999">
                <text:p>6.8199999999999</text:p>
              </table:table-cell>
              <table:table-cell office:value-type="float" office:value="-2.32060552490999">
                <text:p>-2.320605524909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.8299999999999">
                <text:p>6.8299999999999</text:p>
              </table:table-cell>
              <table:table-cell office:value-type="float" office:value="-2.32039892509413">
                <text:p>-2.320398925094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.8399999999999">
                <text:p>6.8399999999999</text:p>
              </table:table-cell>
              <table:table-cell office:value-type="float" office:value="-2.32019323075526">
                <text:p>-2.320193230755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.8499999999999">
                <text:p>6.8499999999999</text:p>
              </table:table-cell>
              <table:table-cell office:value-type="float" office:value="-2.3199884366098">
                <text:p>-2.319988436609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.8599999999999">
                <text:p>6.8599999999999</text:p>
              </table:table-cell>
              <table:table-cell office:value-type="float" office:value="-2.31978453741263">
                <text:p>-2.3197845374126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.8699999999999">
                <text:p>6.8699999999999</text:p>
              </table:table-cell>
              <table:table-cell office:value-type="float" office:value="-2.31958152795678">
                <text:p>-2.319581527956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.8799999999999">
                <text:p>6.8799999999999</text:p>
              </table:table-cell>
              <table:table-cell office:value-type="float" office:value="-2.3193794030731">
                <text:p>-2.319379403073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.8899999999999">
                <text:p>6.8899999999999</text:p>
              </table:table-cell>
              <table:table-cell office:value-type="float" office:value="-2.31917815762992">
                <text:p>-2.319178157629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.8999999999999">
                <text:p>6.8999999999999</text:p>
              </table:table-cell>
              <table:table-cell office:value-type="float" office:value="-2.31897778653273">
                <text:p>-2.318977786532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9099999999999">
                <text:p>6.9099999999999</text:p>
              </table:table-cell>
              <table:table-cell office:value-type="float" office:value="-2.31877828472386">
                <text:p>-2.3187782847238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.9199999999999">
                <text:p>6.9199999999999</text:p>
              </table:table-cell>
              <table:table-cell office:value-type="float" office:value="-2.31857964718215">
                <text:p>-2.318579647182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.9299999999999">
                <text:p>6.9299999999999</text:p>
              </table:table-cell>
              <table:table-cell office:value-type="float" office:value="-2.31838186892265">
                <text:p>-2.3183818689226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.9399999999999">
                <text:p>6.9399999999999</text:p>
              </table:table-cell>
              <table:table-cell office:value-type="float" office:value="-2.31818494499629">
                <text:p>-2.3181849449962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.9499999999999">
                <text:p>6.9499999999999</text:p>
              </table:table-cell>
              <table:table-cell office:value-type="float" office:value="-2.31798887048959">
                <text:p>-2.3179888704895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.9599999999999">
                <text:p>6.9599999999999</text:p>
              </table:table-cell>
              <table:table-cell office:value-type="float" office:value="-2.31779364052433">
                <text:p>-2.317793640524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.9699999999999">
                <text:p>6.9699999999999</text:p>
              </table:table-cell>
              <table:table-cell office:value-type="float" office:value="-2.31759925025727">
                <text:p>-2.3175992502572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.9799999999999">
                <text:p>6.9799999999999</text:p>
              </table:table-cell>
              <table:table-cell office:value-type="float" office:value="-2.31740569487983">
                <text:p>-2.317405694879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98999999999989">
                <text:p>6.98999999999989</text:p>
              </table:table-cell>
              <table:table-cell office:value-type="float" office:value="-2.31721296961781">
                <text:p>-2.3172129696178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99999999999989">
                <text:p>6.99999999999989</text:p>
              </table:table-cell>
              <table:table-cell office:value-type="float" office:value="-2.31702106973109">
                <text:p>-2.3170210697310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.00999999999989">
                <text:p>7.00999999999989</text:p>
              </table:table-cell>
              <table:table-cell office:value-type="float" office:value="-2.31682999051332">
                <text:p>-2.316829990513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.01999999999989">
                <text:p>7.01999999999989</text:p>
              </table:table-cell>
              <table:table-cell office:value-type="float" office:value="-2.31663972729165">
                <text:p>-2.3166397272916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.02999999999989">
                <text:p>7.02999999999989</text:p>
              </table:table-cell>
              <table:table-cell office:value-type="float" office:value="-2.31645027542646">
                <text:p>-2.3164502754264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.03999999999989">
                <text:p>7.03999999999989</text:p>
              </table:table-cell>
              <table:table-cell office:value-type="float" office:value="-2.31626163031104">
                <text:p>-2.316261630311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.04999999999989">
                <text:p>7.04999999999989</text:p>
              </table:table-cell>
              <table:table-cell office:value-type="float" office:value="-2.31607378737133">
                <text:p>-2.3160737873713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.05999999999989">
                <text:p>7.05999999999989</text:p>
              </table:table-cell>
              <table:table-cell office:value-type="float" office:value="-2.31588674206565">
                <text:p>-2.3158867420656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.06999999999989">
                <text:p>7.06999999999989</text:p>
              </table:table-cell>
              <table:table-cell office:value-type="float" office:value="-2.31570048988441">
                <text:p>-2.3157004898844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.07999999999989">
                <text:p>7.07999999999989</text:p>
              </table:table-cell>
              <table:table-cell office:value-type="float" office:value="-2.31551502634986">
                <text:p>-2.315515026349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.08999999999989">
                <text:p>7.08999999999989</text:p>
              </table:table-cell>
              <table:table-cell office:value-type="float" office:value="-2.31533034701577">
                <text:p>-2.315330347015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.09999999999989">
                <text:p>7.09999999999989</text:p>
              </table:table-cell>
              <table:table-cell office:value-type="float" office:value="-2.31514644746724">
                <text:p>-2.315146447467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.10999999999989">
                <text:p>7.10999999999989</text:p>
              </table:table-cell>
              <table:table-cell office:value-type="float" office:value="-2.31496332332036">
                <text:p>-2.3149633233203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.11999999999989">
                <text:p>7.11999999999989</text:p>
              </table:table-cell>
              <table:table-cell office:value-type="float" office:value="-2.31478097022202">
                <text:p>-2.314780970222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.12999999999989">
                <text:p>7.12999999999989</text:p>
              </table:table-cell>
              <table:table-cell office:value-type="float" office:value="-2.31459938384959">
                <text:p>-2.3145993838495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.13999999999989">
                <text:p>7.13999999999989</text:p>
              </table:table-cell>
              <table:table-cell office:value-type="float" office:value="-2.3144185599107">
                <text:p>-2.314418559910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.14999999999989">
                <text:p>7.14999999999989</text:p>
              </table:table-cell>
              <table:table-cell office:value-type="float" office:value="-2.31423849414296">
                <text:p>-2.3142384941429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.15999999999989">
                <text:p>7.15999999999989</text:p>
              </table:table-cell>
              <table:table-cell office:value-type="float" office:value="-2.31405918231374">
                <text:p>-2.3140591823137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.16999999999989">
                <text:p>7.16999999999989</text:p>
              </table:table-cell>
              <table:table-cell office:value-type="float" office:value="-2.31388062021991">
                <text:p>-2.313880620219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.17999999999989">
                <text:p>7.17999999999989</text:p>
              </table:table-cell>
              <table:table-cell office:value-type="float" office:value="-2.31370280368758">
                <text:p>-2.313702803687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.18999999999989">
                <text:p>7.18999999999989</text:p>
              </table:table-cell>
              <table:table-cell office:value-type="float" office:value="-2.31352572857185">
                <text:p>-2.3135257285718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.19999999999989">
                <text:p>7.19999999999989</text:p>
              </table:table-cell>
              <table:table-cell office:value-type="float" office:value="-2.31334939075662">
                <text:p>-2.3133493907566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.20999999999989">
                <text:p>7.20999999999989</text:p>
              </table:table-cell>
              <table:table-cell office:value-type="float" office:value="-2.31317378615429">
                <text:p>-2.3131737861542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.21999999999989">
                <text:p>7.21999999999989</text:p>
              </table:table-cell>
              <table:table-cell office:value-type="float" office:value="-2.31299891070555">
                <text:p>-2.312998910705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.22999999999989">
                <text:p>7.22999999999989</text:p>
              </table:table-cell>
              <table:table-cell office:value-type="float" office:value="-2.31282476037915">
                <text:p>-2.312824760379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.23999999999989">
                <text:p>7.23999999999989</text:p>
              </table:table-cell>
              <table:table-cell office:value-type="float" office:value="-2.31265133117166">
                <text:p>-2.3126513311716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.24999999999989">
                <text:p>7.24999999999989</text:p>
              </table:table-cell>
              <table:table-cell office:value-type="float" office:value="-2.31247861910722">
                <text:p>-2.312478619107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.25999999999989">
                <text:p>7.25999999999989</text:p>
              </table:table-cell>
              <table:table-cell office:value-type="float" office:value="-2.31230662023737">
                <text:p>-2.312306620237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.26999999999989">
                <text:p>7.26999999999989</text:p>
              </table:table-cell>
              <table:table-cell office:value-type="float" office:value="-2.31213533064077">
                <text:p>-2.3121353306407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.27999999999989">
                <text:p>7.27999999999989</text:p>
              </table:table-cell>
              <table:table-cell office:value-type="float" office:value="-2.31196474642297">
                <text:p>-2.3119647464229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.28999999999989">
                <text:p>7.28999999999989</text:p>
              </table:table-cell>
              <table:table-cell office:value-type="float" office:value="-2.31179486371626">
                <text:p>-2.3117948637162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.29999999999989">
                <text:p>7.29999999999989</text:p>
              </table:table-cell>
              <table:table-cell office:value-type="float" office:value="-2.31162567867937">
                <text:p>-2.3116256786793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.30999999999989">
                <text:p>7.30999999999989</text:p>
              </table:table-cell>
              <table:table-cell office:value-type="float" office:value="-2.31145718749728">
                <text:p>-2.3114571874972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.31999999999989">
                <text:p>7.31999999999989</text:p>
              </table:table-cell>
              <table:table-cell office:value-type="float" office:value="-2.31128938638104">
                <text:p>-2.3112893863810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.32999999999989">
                <text:p>7.32999999999989</text:p>
              </table:table-cell>
              <table:table-cell office:value-type="float" office:value="-2.31112227156751">
                <text:p>-2.3111222715675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.33999999999989">
                <text:p>7.33999999999989</text:p>
              </table:table-cell>
              <table:table-cell office:value-type="float" office:value="-2.31095583931916">
                <text:p>-2.310955839319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.34999999999989">
                <text:p>7.34999999999989</text:p>
              </table:table-cell>
              <table:table-cell office:value-type="float" office:value="-2.31079008592389">
                <text:p>-2.3107900859238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.35999999999989">
                <text:p>7.35999999999989</text:p>
              </table:table-cell>
              <table:table-cell office:value-type="float" office:value="-2.31062500769478">
                <text:p>-2.3106250076947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.36999999999989">
                <text:p>7.36999999999989</text:p>
              </table:table-cell>
              <table:table-cell office:value-type="float" office:value="-2.31046060096993">
                <text:p>-2.3104606009699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.37999999999989">
                <text:p>7.37999999999989</text:p>
              </table:table-cell>
              <table:table-cell office:value-type="float" office:value="-2.31029686211219">
                <text:p>-2.310296862112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.38999999999989">
                <text:p>7.38999999999989</text:p>
              </table:table-cell>
              <table:table-cell office:value-type="float" office:value="-2.31013378750906">
                <text:p>-2.3101337875090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.39999999999989">
                <text:p>7.39999999999989</text:p>
              </table:table-cell>
              <table:table-cell office:value-type="float" office:value="-2.30997137357238">
                <text:p>-2.3099713735723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.40999999999989">
                <text:p>7.40999999999989</text:p>
              </table:table-cell>
              <table:table-cell office:value-type="float" office:value="-2.30980961673821">
                <text:p>-2.3098096167382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.41999999999989">
                <text:p>7.41999999999989</text:p>
              </table:table-cell>
              <table:table-cell office:value-type="float" office:value="-2.30964851346662">
                <text:p>-2.3096485134666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.42999999999989">
                <text:p>7.42999999999989</text:p>
              </table:table-cell>
              <table:table-cell office:value-type="float" office:value="-2.30948806024145">
                <text:p>-2.3094880602414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.43999999999989">
                <text:p>7.43999999999989</text:p>
              </table:table-cell>
              <table:table-cell office:value-type="float" office:value="-2.3093282535702">
                <text:p>-2.309328253570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.44999999999989">
                <text:p>7.44999999999989</text:p>
              </table:table-cell>
              <table:table-cell office:value-type="float" office:value="-2.30916908998376">
                <text:p>-2.3091690899837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.45999999999988">
                <text:p>7.45999999999988</text:p>
              </table:table-cell>
              <table:table-cell office:value-type="float" office:value="-2.30901056603626">
                <text:p>-2.309010566036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.46999999999988">
                <text:p>7.46999999999988</text:p>
              </table:table-cell>
              <table:table-cell office:value-type="float" office:value="-2.30885267830489">
                <text:p>-2.3088526783048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.47999999999988">
                <text:p>7.47999999999988</text:p>
              </table:table-cell>
              <table:table-cell office:value-type="float" office:value="-2.30869542338971">
                <text:p>-2.3086954233897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.48999999999988">
                <text:p>7.48999999999988</text:p>
              </table:table-cell>
              <table:table-cell office:value-type="float" office:value="-2.30853879791343">
                <text:p>-2.3085387979134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.49999999999988">
                <text:p>7.49999999999988</text:p>
              </table:table-cell>
              <table:table-cell office:value-type="float" office:value="-2.3083827985213">
                <text:p>-2.30838279852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.50999999999988">
                <text:p>7.50999999999988</text:p>
              </table:table-cell>
              <table:table-cell office:value-type="float" office:value="-2.30822742188087">
                <text:p>-2.3082274218808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.51999999999988">
                <text:p>7.51999999999988</text:p>
              </table:table-cell>
              <table:table-cell office:value-type="float" office:value="-2.30807266468183">
                <text:p>-2.3080726646818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.52999999999988">
                <text:p>7.52999999999988</text:p>
              </table:table-cell>
              <table:table-cell office:value-type="float" office:value="-2.30791852363584">
                <text:p>-2.3079185236358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.53999999999988">
                <text:p>7.53999999999988</text:p>
              </table:table-cell>
              <table:table-cell office:value-type="float" office:value="-2.30776499547635">
                <text:p>-2.3077649954763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.54999999999988">
                <text:p>7.54999999999988</text:p>
              </table:table-cell>
              <table:table-cell office:value-type="float" office:value="-2.30761207695844">
                <text:p>-2.3076120769584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.55999999999988">
                <text:p>7.55999999999988</text:p>
              </table:table-cell>
              <table:table-cell office:value-type="float" office:value="-2.30745976485862">
                <text:p>-2.3074597648586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.56999999999988">
                <text:p>7.56999999999988</text:p>
              </table:table-cell>
              <table:table-cell office:value-type="float" office:value="-2.30730805597468">
                <text:p>-2.3073080559746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.57999999999988">
                <text:p>7.57999999999988</text:p>
              </table:table-cell>
              <table:table-cell office:value-type="float" office:value="-2.30715694712553">
                <text:p>-2.3071569471255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.58999999999988">
                <text:p>7.58999999999988</text:p>
              </table:table-cell>
              <table:table-cell office:value-type="float" office:value="-2.30700643515102">
                <text:p>-2.3070064351510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.59999999999988">
                <text:p>7.59999999999988</text:p>
              </table:table-cell>
              <table:table-cell office:value-type="float" office:value="-2.30685651691176">
                <text:p>-2.3068565169117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.60999999999988">
                <text:p>7.60999999999988</text:p>
              </table:table-cell>
              <table:table-cell office:value-type="float" office:value="-2.306707189289">
                <text:p>-2.30670718928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.61999999999988">
                <text:p>7.61999999999988</text:p>
              </table:table-cell>
              <table:table-cell office:value-type="float" office:value="-2.30655844918441">
                <text:p>-2.3065584491844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.62999999999988">
                <text:p>7.62999999999988</text:p>
              </table:table-cell>
              <table:table-cell office:value-type="float" office:value="-2.30641029351998">
                <text:p>-2.306410293519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.63999999999988">
                <text:p>7.63999999999988</text:p>
              </table:table-cell>
              <table:table-cell office:value-type="float" office:value="-2.30626271923781">
                <text:p>-2.3062627192378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.64999999999988">
                <text:p>7.64999999999988</text:p>
              </table:table-cell>
              <table:table-cell office:value-type="float" office:value="-2.30611572329999">
                <text:p>-2.3061157232999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.65999999999988">
                <text:p>7.65999999999988</text:p>
              </table:table-cell>
              <table:table-cell office:value-type="float" office:value="-2.3059693026884">
                <text:p>-2.305969302688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.66999999999988">
                <text:p>7.66999999999988</text:p>
              </table:table-cell>
              <table:table-cell office:value-type="float" office:value="-2.30582345440461">
                <text:p>-2.3058234544046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.67999999999988">
                <text:p>7.67999999999988</text:p>
              </table:table-cell>
              <table:table-cell office:value-type="float" office:value="-2.30567817546969">
                <text:p>-2.3056781754696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.68999999999988">
                <text:p>7.68999999999988</text:p>
              </table:table-cell>
              <table:table-cell office:value-type="float" office:value="-2.30553346292406">
                <text:p>-2.3055334629240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.69999999999988">
                <text:p>7.69999999999988</text:p>
              </table:table-cell>
              <table:table-cell office:value-type="float" office:value="-2.30538931382735">
                <text:p>-2.3053893138273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.70999999999988">
                <text:p>7.70999999999988</text:p>
              </table:table-cell>
              <table:table-cell office:value-type="float" office:value="-2.30524572525824">
                <text:p>-2.305245725258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.71999999999988">
                <text:p>7.71999999999988</text:p>
              </table:table-cell>
              <table:table-cell office:value-type="float" office:value="-2.30510269431433">
                <text:p>-2.3051026943143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.72999999999988">
                <text:p>7.72999999999988</text:p>
              </table:table-cell>
              <table:table-cell office:value-type="float" office:value="-2.30496021811198">
                <text:p>-2.3049602181119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.73999999999988">
                <text:p>7.73999999999988</text:p>
              </table:table-cell>
              <table:table-cell office:value-type="float" office:value="-2.30481829378615">
                <text:p>-2.304818293786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.74999999999988">
                <text:p>7.74999999999988</text:p>
              </table:table-cell>
              <table:table-cell office:value-type="float" office:value="-2.3046769184903">
                <text:p>-2.304676918490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.75999999999988">
                <text:p>7.75999999999988</text:p>
              </table:table-cell>
              <table:table-cell office:value-type="float" office:value="-2.30453608939618">
                <text:p>-2.304536089396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.76999999999988">
                <text:p>7.76999999999988</text:p>
              </table:table-cell>
              <table:table-cell office:value-type="float" office:value="-2.30439580369377">
                <text:p>-2.3043958036937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.77999999999988">
                <text:p>7.77999999999988</text:p>
              </table:table-cell>
              <table:table-cell office:value-type="float" office:value="-2.30425605859106">
                <text:p>-2.3042560585910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.78999999999988">
                <text:p>7.78999999999988</text:p>
              </table:table-cell>
              <table:table-cell office:value-type="float" office:value="-2.30411685131399">
                <text:p>-2.304116851313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.79999999999988">
                <text:p>7.79999999999988</text:p>
              </table:table-cell>
              <table:table-cell office:value-type="float" office:value="-2.30397817910624">
                <text:p>-2.303978179106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.80999999999988">
                <text:p>7.80999999999988</text:p>
              </table:table-cell>
              <table:table-cell office:value-type="float" office:value="-2.30384003922912">
                <text:p>-2.303840039229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.81999999999988">
                <text:p>7.81999999999988</text:p>
              </table:table-cell>
              <table:table-cell office:value-type="float" office:value="-2.30370242896147">
                <text:p>-2.3037024289614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.82999999999988">
                <text:p>7.82999999999988</text:p>
              </table:table-cell>
              <table:table-cell office:value-type="float" office:value="-2.30356534559947">
                <text:p>-2.3035653455994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.83999999999988">
                <text:p>7.83999999999988</text:p>
              </table:table-cell>
              <table:table-cell office:value-type="float" office:value="-2.30342878645654">
                <text:p>-2.3034287864565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.84999999999988">
                <text:p>7.84999999999988</text:p>
              </table:table-cell>
              <table:table-cell office:value-type="float" office:value="-2.30329274886321">
                <text:p>-2.303292748863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.85999999999988">
                <text:p>7.85999999999988</text:p>
              </table:table-cell>
              <table:table-cell office:value-type="float" office:value="-2.30315723016697">
                <text:p>-2.3031572301669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.86999999999988">
                <text:p>7.86999999999988</text:p>
              </table:table-cell>
              <table:table-cell office:value-type="float" office:value="-2.30302222773215">
                <text:p>-2.3030222277321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.87999999999988">
                <text:p>7.87999999999988</text:p>
              </table:table-cell>
              <table:table-cell office:value-type="float" office:value="-2.3028877389398">
                <text:p>-2.30288773893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.88999999999988">
                <text:p>7.88999999999988</text:p>
              </table:table-cell>
              <table:table-cell office:value-type="float" office:value="-2.30275376118755">
                <text:p>-2.302753761187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.89999999999988">
                <text:p>7.89999999999988</text:p>
              </table:table-cell>
              <table:table-cell office:value-type="float" office:value="-2.3026202918895">
                <text:p>-2.302620291889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.90999999999988">
                <text:p>7.90999999999988</text:p>
              </table:table-cell>
              <table:table-cell office:value-type="float" office:value="-2.30248732847607">
                <text:p>-2.3024873284760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.91999999999988">
                <text:p>7.91999999999988</text:p>
              </table:table-cell>
              <table:table-cell office:value-type="float" office:value="-2.3023548683939">
                <text:p>-2.302354868393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.92999999999987">
                <text:p>7.92999999999987</text:p>
              </table:table-cell>
              <table:table-cell office:value-type="float" office:value="-2.30222290910574">
                <text:p>-2.3022229091057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.93999999999987">
                <text:p>7.93999999999987</text:p>
              </table:table-cell>
              <table:table-cell office:value-type="float" office:value="-2.30209144809026">
                <text:p>-2.3020914480902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.94999999999987">
                <text:p>7.94999999999987</text:p>
              </table:table-cell>
              <table:table-cell office:value-type="float" office:value="-2.30196048284203">
                <text:p>-2.3019604828420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.95999999999987">
                <text:p>7.95999999999987</text:p>
              </table:table-cell>
              <table:table-cell office:value-type="float" office:value="-2.30183001087131">
                <text:p>-2.3018300108713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.96999999999987">
                <text:p>7.96999999999987</text:p>
              </table:table-cell>
              <table:table-cell office:value-type="float" office:value="-2.30170002970398">
                <text:p>-2.3017000297039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.97999999999987">
                <text:p>7.97999999999987</text:p>
              </table:table-cell>
              <table:table-cell office:value-type="float" office:value="-2.30157053688142">
                <text:p>-2.3015705368814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.98999999999987">
                <text:p>7.98999999999987</text:p>
              </table:table-cell>
              <table:table-cell office:value-type="float" office:value="-2.30144152996038">
                <text:p>-2.3014415299603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99999999999987">
                <text:p>7.99999999999987</text:p>
              </table:table-cell>
              <table:table-cell office:value-type="float" office:value="-2.30131300651287">
                <text:p>-2.301313006512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